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662cm"/>
    </style:style>
    <style:style style:name="co2" style:family="table-column">
      <style:table-column-properties fo:break-before="auto" style:column-width="6.599cm"/>
    </style:style>
    <style:style style:name="co3" style:family="table-column">
      <style:table-column-properties fo:break-before="auto" style:column-width="2.431cm"/>
    </style:style>
    <style:style style:name="co4" style:family="table-column">
      <style:table-column-properties fo:break-before="auto" style:column-width="4.334cm"/>
    </style:style>
    <style:style style:name="co5" style:family="table-column">
      <style:table-column-properties fo:break-before="auto" style:column-width="1.236cm"/>
    </style:style>
    <style:style style:name="co6" style:family="table-column">
      <style:table-column-properties fo:break-before="auto" style:column-width="4.893cm"/>
    </style:style>
    <style:style style:name="co7" style:family="table-column">
      <style:table-column-properties fo:break-before="auto" style:column-width="2.695cm"/>
    </style:style>
    <style:style style:name="co8" style:family="table-column">
      <style:table-column-properties fo:break-before="auto" style:column-width="4.329cm"/>
    </style:style>
    <style:style style:name="co9" style:family="table-column">
      <style:table-column-properties fo:break-before="auto" style:column-width="2.037cm"/>
    </style:style>
    <style:style style:name="co10" style:family="table-column">
      <style:table-column-properties fo:break-before="auto" style:column-width="1.764cm"/>
    </style:style>
    <style:style style:name="co11" style:family="table-column">
      <style:table-column-properties fo:break-before="auto" style:column-width="3.466cm"/>
    </style:style>
    <style:style style:name="co12" style:family="table-column">
      <style:table-column-properties fo:break-before="auto" style:column-width="1.773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3.029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921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ro6" style:family="table-row">
      <style:table-row-properties style:row-height="0.894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PageStyle_5f_Sheet_20_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fo:padding="0.071cm"/>
    </style:style>
    <style:style style:name="ce5" style:family="table-cell" style:parent-style-name="Default">
      <style:table-cell-properties fo:padding="0.071cm"/>
    </style:style>
    <style:style style:name="ce13" style:family="table-cell" style:parent-style-name="Default">
      <style:table-cell-properties fo:background-color="#ffff00"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 style:data-style-name="N100">
      <style:table-cell-properties fo:background-color="#ffff00" fo:padding="0.071cm"/>
    </style:style>
    <style:style style:name="ce16" style:family="table-cell" style:parent-style-name="Default">
      <style:table-cell-properties fo:background-color="#ffff00" fo:padding="0.071cm"/>
    </style:style>
    <style:style style:name="ce6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9" style:family="table-cell" style:parent-style-name="Default" style:data-style-name="N0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 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default-cell-style-name="ce16"/>
        <table:table-column table:style-name="co4" table:default-cell-style-name="ce7"/>
        <table:table-column table:style-name="co5" table:default-cell-style-name="ce20"/>
        <table:table-column table:style-name="co6" table:default-cell-style-name="ce5"/>
        <table:table-column table:style-name="co7" table:default-cell-style-name="ce7"/>
        <table:table-column table:style-name="co8" table:default-cell-style-name="ce5"/>
        <table:table-column table:style-name="co9" table:default-cell-style-name="ce16"/>
        <table:table-column table:style-name="co10" table:default-cell-style-name="ce5"/>
        <table:table-column table:style-name="co8" table:default-cell-style-name="ce5"/>
        <table:table-column table:style-name="co11" table:default-cell-style-name="ce5"/>
        <table:table-column table:style-name="co3" table:default-cell-style-name="ce5"/>
        <table:table-column table:style-name="co12" table:number-columns-repeated="1011" table:default-cell-style-name="Default"/>
        <table:table-row table:style-name="ro1">
          <table:table-cell table:style-name="ce1" office:value-type="string" calcext:value-type="string">
            <text:p>T.C. Kimlik Numarası</text:p>
          </table:table-cell>
          <table:table-cell table:style-name="ce3" office:value-type="string" calcext:value-type="string">
            <text:p>Ad Soyad</text:p>
          </table:table-cell>
          <table:table-cell table:style-name="ce13" office:value-type="string" calcext:value-type="string">
            <text:p>Ncinsiyet</text:p>
          </table:table-cell>
          <table:table-cell table:style-name="ce6" office:value-type="string" calcext:value-type="string">
            <text:p>Doğum Tarihi</text:p>
          </table:table-cell>
          <table:table-cell table:style-name="ce19" office:value-type="string" calcext:value-type="string">
            <text:p>Nyas</text:p>
          </table:table-cell>
          <table:table-cell table:style-name="ce3" office:value-type="string" calcext:value-type="string">
            <text:p>Tetkik</text:p>
          </table:table-cell>
          <table:table-cell table:style-name="ce6" office:value-type="string" calcext:value-type="string">
            <text:p>Tarih</text:p>
          </table:table-cell>
          <table:table-cell table:style-name="ce3" office:value-type="string" calcext:value-type="string">
            <text:p>Sonuç</text:p>
          </table:table-cell>
          <table:table-cell table:style-name="ce13" office:value-type="string" calcext:value-type="string">
            <text:p>PNSonuç</text:p>
          </table:table-cell>
          <table:table-cell table:style-name="ce3" office:value-type="string" calcext:value-type="string">
            <text:p>Sonuç</text:p>
          </table:table-cell>
          <table:table-cell table:style-name="ce3" office:value-type="string" calcext:value-type="string">
            <text:p>Psonuç</text:p>
          </table:table-cell>
          <table:table-cell table:style-name="ce6" office:value-type="string" calcext:value-type="string">
            <text:p>Cihaz</text:p>
          </table:table-cell>
          <table:table-cell table:style-name="ce3" office:value-type="string" calcext:value-type="string">
            <text:p>Cinsiyet</text:p>
          </table:table-cell>
          <table:table-cell table:number-columns-repeated="1011"/>
        </table:table-row>
        <table:table-row table:style-name="ro2">
          <table:table-cell office:value-type="float" office:value="99910255159" calcext:value-type="float">
            <text:p>99910255159</text:p>
          </table:table-cell>
          <table:table-cell table:style-name="ce4" office:value-type="string" calcext:value-type="string">
            <text:p>nuriye bilek tapa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7-12-17" calcext:value-type="date">
            <text:p>17.12.1987</text:p>
          </table:table-cell>
          <table:table-cell table:formula="of:=2022-YEAR([.D2])" office:value-type="float" office:value="35" calcext:value-type="float">
            <text:p>3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3-26T10:19:55" calcext:value-type="date">
            <text:p>26.03.2020</text:p>
          </table:table-cell>
          <table:table-cell table:style-name="ce4" office:value-type="string" calcext:value-type="string">
            <text:p>Pozitif 6.228x10^1</text:p>
          </table:table-cell>
          <table:table-cell table:style-name="ce15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6.228x10^1</text:p>
          </table:table-cell>
          <table:table-cell table:style-name="ce7" office:value-type="string" calcext:value-type="string">
            <text:p>IONTEK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2111304500" calcext:value-type="float">
            <text:p>32111304500</text:p>
          </table:table-cell>
          <table:table-cell table:style-name="ce4" office:value-type="string" calcext:value-type="string">
            <text:p>SÜREYYA HA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9-12-03" calcext:value-type="date">
            <text:p>03.12.1979</text:p>
          </table:table-cell>
          <table:table-cell table:formula="of:=2022-YEAR([.D3])" office:value-type="float" office:value="43" calcext:value-type="float">
            <text:p>4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4-01T11:07:25" calcext:value-type="date">
            <text:p>01.04.2020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IONTEK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2501065408" calcext:value-type="float">
            <text:p>52501065408</text:p>
          </table:table-cell>
          <table:table-cell table:style-name="ce4" office:value-type="string" calcext:value-type="string">
            <text:p>SEVDA OMALA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5-04-01" calcext:value-type="date">
            <text:p>01.04.1985</text:p>
          </table:table-cell>
          <table:table-cell table:formula="of:=2022-YEAR([.D4])" office:value-type="float" office:value="37" calcext:value-type="float">
            <text:p>3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4-09T12:32:35" calcext:value-type="date">
            <text:p>09.04.2020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IONTEK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99910262557" calcext:value-type="float">
            <text:p>99910262557</text:p>
          </table:table-cell>
          <table:table-cell table:style-name="ce4" office:value-type="string" calcext:value-type="string">
            <text:p>sezai istiraç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2-01-01" calcext:value-type="date">
            <text:p>01.01.1972</text:p>
          </table:table-cell>
          <table:table-cell table:formula="of:=2022-YEAR([.D5])" office:value-type="float" office:value="50" calcext:value-type="float">
            <text:p>5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15T14:03:49" calcext:value-type="date">
            <text:p>15.07.2020</text:p>
          </table:table-cell>
          <table:table-cell table:style-name="ce4" office:value-type="string" calcext:value-type="string">
            <text:p>Pozitif 130,1</text:p>
          </table:table-cell>
          <table:table-cell table:style-name="ce15" office:value-type="string" calcext:value-type="string">
            <text:p>1 <text:s/>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130,1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2">
          <table:table-cell office:value-type="float" office:value="99431429146" calcext:value-type="float">
            <text:p>99431429146</text:p>
          </table:table-cell>
          <table:table-cell table:style-name="ce4" office:value-type="string" calcext:value-type="string">
            <text:p>BAHAREH MOHAMMADI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1-07-16" calcext:value-type="date">
            <text:p>16.07.1991</text:p>
          </table:table-cell>
          <table:table-cell table:formula="of:=2022-YEAR([.D6])" office:value-type="float" office:value="31" calcext:value-type="float">
            <text:p>3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15T14:55:05" calcext:value-type="date">
            <text:p>15.07.2020</text:p>
          </table:table-cell>
          <table:table-cell table:style-name="ce4" office:value-type="string" calcext:value-type="string">
            <text:p>Pozitif 6.790x10^3</text:p>
          </table:table-cell>
          <table:table-cell table:style-name="ce15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6.790x10^3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2">
          <table:table-cell office:value-type="float" office:value="33970682716" calcext:value-type="float">
            <text:p>33970682716</text:p>
          </table:table-cell>
          <table:table-cell table:style-name="ce4" office:value-type="string" calcext:value-type="string">
            <text:p>ÜNAL AYDI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8-10-01" calcext:value-type="date">
            <text:p>01.10.1988</text:p>
          </table:table-cell>
          <table:table-cell table:formula="of:=2022-YEAR([.D7])" office:value-type="float" office:value="34" calcext:value-type="float">
            <text:p>3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4-10T11:09:25" calcext:value-type="date">
            <text:p>10.04.2020</text:p>
          </table:table-cell>
          <table:table-cell table:style-name="ce4" office:value-type="string" calcext:value-type="string">
            <text:p>Pozitif 2.216x10^3</text:p>
          </table:table-cell>
          <table:table-cell table:style-name="ce15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2.216x10^3</text:p>
          </table:table-cell>
          <table:table-cell table:style-name="ce7" office:value-type="string" calcext:value-type="string">
            <text:p>IONTEK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2190076030" calcext:value-type="float">
            <text:p>22190076030</text:p>
          </table:table-cell>
          <table:table-cell table:style-name="ce4" office:value-type="string" calcext:value-type="string">
            <text:p>SÜLEYMAN AKSOY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4-01-01" calcext:value-type="date">
            <text:p>01.01.1964</text:p>
          </table:table-cell>
          <table:table-cell table:formula="of:=2022-YEAR([.D8])" office:value-type="float" office:value="58" calcext:value-type="float">
            <text:p>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4-17T10:11:13" calcext:value-type="date">
            <text:p>17.04.2020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IONTEK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8305204924" calcext:value-type="float">
            <text:p>18305204924</text:p>
          </table:table-cell>
          <table:table-cell table:style-name="ce4" office:value-type="string" calcext:value-type="string">
            <text:p>ALİ ÇAKMAK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9-02-10" calcext:value-type="date">
            <text:p>10.02.1979</text:p>
          </table:table-cell>
          <table:table-cell table:formula="of:=2022-YEAR([.D9])" office:value-type="float" office:value="43" calcext:value-type="float">
            <text:p>4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4-17T10:11:34" calcext:value-type="date">
            <text:p>17.04.2020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IONTEK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4774352104" calcext:value-type="float">
            <text:p>14774352104</text:p>
          </table:table-cell>
          <table:table-cell table:style-name="ce4" office:value-type="string" calcext:value-type="string">
            <text:p>SULTAN CEYLA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7-06-04" calcext:value-type="date">
            <text:p>04.06.1997</text:p>
          </table:table-cell>
          <table:table-cell table:formula="of:=2022-YEAR([.D10])" office:value-type="float" office:value="25" calcext:value-type="float">
            <text:p>2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4-21T12:52:10" calcext:value-type="date">
            <text:p>21.04.2020</text:p>
          </table:table-cell>
          <table:table-cell table:style-name="ce4" office:value-type="string" calcext:value-type="string">
            <text:p>Pozitif 1.148x10^2</text:p>
          </table:table-cell>
          <table:table-cell table:style-name="ce15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1.148x10^2</text:p>
          </table:table-cell>
          <table:table-cell table:style-name="ce7" office:value-type="string" calcext:value-type="string">
            <text:p>IONTEK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2">
          <table:table-cell office:value-type="float" office:value="65317007548" calcext:value-type="float">
            <text:p>65317007548</text:p>
          </table:table-cell>
          <table:table-cell table:style-name="ce4" office:value-type="string" calcext:value-type="string">
            <text:p>ESENGÜL YILMAZ BASKI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9-09-04" calcext:value-type="date">
            <text:p>04.09.1989</text:p>
          </table:table-cell>
          <table:table-cell table:formula="of:=2022-YEAR([.D11])" office:value-type="float" office:value="33" calcext:value-type="float">
            <text:p>3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4-27T10:52:17" calcext:value-type="date">
            <text:p>27.04.2020</text:p>
          </table:table-cell>
          <table:table-cell table:style-name="ce4" office:value-type="string" calcext:value-type="string">
            <text:p>Pozitif 1.282x10^3</text:p>
          </table:table-cell>
          <table:table-cell table:style-name="ce15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1.282x10^3</text:p>
          </table:table-cell>
          <table:table-cell table:style-name="ce7" office:value-type="string" calcext:value-type="string">
            <text:p>IONTEK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8714368100" calcext:value-type="float">
            <text:p>28714368100</text:p>
          </table:table-cell>
          <table:table-cell table:style-name="ce4" office:value-type="string" calcext:value-type="string">
            <text:p>İSMAİL ÖZTÜRK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0-07-28" calcext:value-type="date">
            <text:p>28.07.1970</text:p>
          </table:table-cell>
          <table:table-cell table:formula="of:=2022-YEAR([.D12])" office:value-type="float" office:value="52" calcext:value-type="float">
            <text:p>5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4-28T11:40:11" calcext:value-type="date">
            <text:p>28.04.2020</text:p>
          </table:table-cell>
          <table:table-cell table:style-name="ce4" office:value-type="string" calcext:value-type="string">
            <text:p>Pozitif 3.833x10^2</text:p>
          </table:table-cell>
          <table:table-cell table:style-name="ce15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3.833x10^2</text:p>
          </table:table-cell>
          <table:table-cell table:style-name="ce7" office:value-type="string" calcext:value-type="string">
            <text:p>IONTEK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7837537430" calcext:value-type="float">
            <text:p>37837537430</text:p>
          </table:table-cell>
          <table:table-cell table:style-name="ce4" office:value-type="string" calcext:value-type="string">
            <text:p>SÜMEYYE ÇAKMAK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4-08-25" calcext:value-type="date">
            <text:p>25.08.1984</text:p>
          </table:table-cell>
          <table:table-cell table:formula="of:=2022-YEAR([.D13])" office:value-type="float" office:value="38" calcext:value-type="float">
            <text:p>3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4-30T11:09:26" calcext:value-type="date">
            <text:p>30.04.2020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IONTEK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0606498162" calcext:value-type="float">
            <text:p>20606498162</text:p>
          </table:table-cell>
          <table:table-cell table:style-name="ce4" office:value-type="string" calcext:value-type="string">
            <text:p>MURAT YILDIZ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5-03-20" calcext:value-type="date">
            <text:p>20.03.1975</text:p>
          </table:table-cell>
          <table:table-cell table:formula="of:=2022-YEAR([.D14])" office:value-type="float" office:value="47" calcext:value-type="float">
            <text:p>4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5-08T09:47:57" calcext:value-type="date">
            <text:p>08.05.2020</text:p>
          </table:table-cell>
          <table:table-cell table:style-name="ce4" office:value-type="string" calcext:value-type="string">
            <text:p>Pozitif 5.882x10^2</text:p>
          </table:table-cell>
          <table:table-cell table:style-name="ce15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5.882x10^2</text:p>
          </table:table-cell>
          <table:table-cell table:style-name="ce7" office:value-type="string" calcext:value-type="string">
            <text:p>IONTEK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2218740850" calcext:value-type="float">
            <text:p>32218740850</text:p>
          </table:table-cell>
          <table:table-cell table:style-name="ce4" office:value-type="string" calcext:value-type="string">
            <text:p>DURSUN SANSA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3-12-01" calcext:value-type="date">
            <text:p>01.12.1973</text:p>
          </table:table-cell>
          <table:table-cell table:formula="of:=2022-YEAR([.D15])" office:value-type="float" office:value="49" calcext:value-type="float">
            <text:p>4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5-12T08:27:58" calcext:value-type="date">
            <text:p>12.05.2020</text:p>
          </table:table-cell>
          <table:table-cell table:style-name="ce4" office:value-type="string" calcext:value-type="string">
            <text:p>Pozitif 3.360x10^1</text:p>
          </table:table-cell>
          <table:table-cell table:style-name="ce15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3.360x10^1</text:p>
          </table:table-cell>
          <table:table-cell table:style-name="ce7" office:value-type="string" calcext:value-type="string">
            <text:p>IONTEK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2">
          <table:table-cell office:value-type="float" office:value="20777123436" calcext:value-type="float">
            <text:p>20777123436</text:p>
          </table:table-cell>
          <table:table-cell table:style-name="ce4" office:value-type="string" calcext:value-type="string">
            <text:p>HÜSEYİN YILMAZ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7-05-05" calcext:value-type="date">
            <text:p>05.05.1987</text:p>
          </table:table-cell>
          <table:table-cell table:formula="of:=2022-YEAR([.D16])" office:value-type="float" office:value="35" calcext:value-type="float">
            <text:p>3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5-12T10:03:14" calcext:value-type="date">
            <text:p>12.05.2020</text:p>
          </table:table-cell>
          <table:table-cell table:style-name="ce4" office:value-type="string" calcext:value-type="string">
            <text:p>Pozitif 1.883x10^7</text:p>
          </table:table-cell>
          <table:table-cell table:style-name="ce15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1.883x10^7</text:p>
          </table:table-cell>
          <table:table-cell table:style-name="ce7" office:value-type="string" calcext:value-type="string">
            <text:p>IONTEK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7929218192" calcext:value-type="float">
            <text:p>47929218192</text:p>
          </table:table-cell>
          <table:table-cell table:style-name="ce4" office:value-type="string" calcext:value-type="string">
            <text:p>SALİHA AKINTAŞ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3-02-01" calcext:value-type="date">
            <text:p>01.02.1963</text:p>
          </table:table-cell>
          <table:table-cell table:formula="of:=2022-YEAR([.D17])" office:value-type="float" office:value="59" calcext:value-type="float">
            <text:p>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5-12T10:03:15" calcext:value-type="date">
            <text:p>12.05.2020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IONTEK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7193132942" calcext:value-type="float">
            <text:p>37193132942</text:p>
          </table:table-cell>
          <table:table-cell table:style-name="ce4" office:value-type="string" calcext:value-type="string">
            <text:p>RECEP BAYDOĞA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6-01-01" calcext:value-type="date">
            <text:p>01.01.1956</text:p>
          </table:table-cell>
          <table:table-cell table:formula="of:=2022-YEAR([.D18])" office:value-type="float" office:value="66" calcext:value-type="float">
            <text:p>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5-14T08:52:33" calcext:value-type="date">
            <text:p>14.05.2020</text:p>
          </table:table-cell>
          <table:table-cell table:style-name="ce4" office:value-type="string" calcext:value-type="string">
            <text:p>Pozitif 1.832x10^1</text:p>
          </table:table-cell>
          <table:table-cell table:style-name="ce15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1.832x10^1</text:p>
          </table:table-cell>
          <table:table-cell table:style-name="ce7" office:value-type="string" calcext:value-type="string">
            <text:p>IONTEK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6448599592" calcext:value-type="float">
            <text:p>36448599592</text:p>
          </table:table-cell>
          <table:table-cell table:style-name="ce4" office:value-type="string" calcext:value-type="string">
            <text:p>FATMA ŞAHİ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0-06-26" calcext:value-type="date">
            <text:p>26.06.1960</text:p>
          </table:table-cell>
          <table:table-cell table:formula="of:=2022-YEAR([.D19])" office:value-type="float" office:value="62" calcext:value-type="float">
            <text:p>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5-14T09:42:22" calcext:value-type="date">
            <text:p>14.05.2020</text:p>
          </table:table-cell>
          <table:table-cell table:style-name="ce4" office:value-type="string" calcext:value-type="string">
            <text:p>Pozitif 6.079x10^3</text:p>
          </table:table-cell>
          <table:table-cell table:style-name="ce15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6.079x10^3</text:p>
          </table:table-cell>
          <table:table-cell table:style-name="ce7" office:value-type="string" calcext:value-type="string">
            <text:p>IONTEK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7254467670" calcext:value-type="float">
            <text:p>27254467670</text:p>
          </table:table-cell>
          <table:table-cell table:style-name="ce4" office:value-type="string" calcext:value-type="string">
            <text:p>AYŞE HAS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4-01-15" calcext:value-type="date">
            <text:p>15.01.1974</text:p>
          </table:table-cell>
          <table:table-cell table:formula="of:=2022-YEAR([.D20])" office:value-type="float" office:value="48" calcext:value-type="float">
            <text:p>4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5-14T10:01:46" calcext:value-type="date">
            <text:p>14.05.2020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IONTEK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6151610294" calcext:value-type="float">
            <text:p>36151610294</text:p>
          </table:table-cell>
          <table:table-cell table:style-name="ce4" office:value-type="string" calcext:value-type="string">
            <text:p>FÜLYA SÜZE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0-06-21" calcext:value-type="date">
            <text:p>21.06.1970</text:p>
          </table:table-cell>
          <table:table-cell table:formula="of:=2022-YEAR([.D21])" office:value-type="float" office:value="52" calcext:value-type="float">
            <text:p>5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5-14T10:01:47" calcext:value-type="date">
            <text:p>14.05.2020</text:p>
          </table:table-cell>
          <table:table-cell table:style-name="ce4" office:value-type="string" calcext:value-type="string">
            <text:p>Pozitif 1.400x10^3</text:p>
          </table:table-cell>
          <table:table-cell table:style-name="ce15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1.400x10^3</text:p>
          </table:table-cell>
          <table:table-cell table:style-name="ce7" office:value-type="string" calcext:value-type="string">
            <text:p>IONTEK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1999972704" calcext:value-type="float">
            <text:p>11999972704</text:p>
          </table:table-cell>
          <table:table-cell table:style-name="ce4" office:value-type="string" calcext:value-type="string">
            <text:p>HASAN ÇİĞDEM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2-09-18" calcext:value-type="date">
            <text:p>18.09.1972</text:p>
          </table:table-cell>
          <table:table-cell table:formula="of:=2022-YEAR([.D22])" office:value-type="float" office:value="50" calcext:value-type="float">
            <text:p>5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5-15T12:25:59" calcext:value-type="date">
            <text:p>15.05.2020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IONTEK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8716191318" calcext:value-type="float">
            <text:p>18716191318</text:p>
          </table:table-cell>
          <table:table-cell table:style-name="ce4" office:value-type="string" calcext:value-type="string">
            <text:p>SİNAN ALTINTAŞ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4-06-08" calcext:value-type="date">
            <text:p>08.06.1984</text:p>
          </table:table-cell>
          <table:table-cell table:formula="of:=2022-YEAR([.D23])" office:value-type="float" office:value="38" calcext:value-type="float">
            <text:p>3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5-20T10:57:59" calcext:value-type="date">
            <text:p>20.05.2020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IONTEK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4601995466" calcext:value-type="float">
            <text:p>24601995466</text:p>
          </table:table-cell>
          <table:table-cell table:style-name="ce4" office:value-type="string" calcext:value-type="string">
            <text:p>MURAT YILDIZ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3-05-24" calcext:value-type="date">
            <text:p>24.05.1973</text:p>
          </table:table-cell>
          <table:table-cell table:formula="of:=2022-YEAR([.D24])" office:value-type="float" office:value="49" calcext:value-type="float">
            <text:p>4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5-22T09:18:13" calcext:value-type="date">
            <text:p>22.05.2020</text:p>
          </table:table-cell>
          <table:table-cell table:style-name="ce4" office:value-type="string" calcext:value-type="string">
            <text:p>Pozitif 2.491x10^2</text:p>
          </table:table-cell>
          <table:table-cell table:style-name="ce15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2.491x10^2</text:p>
          </table:table-cell>
          <table:table-cell table:style-name="ce7" office:value-type="string" calcext:value-type="string">
            <text:p>IONTEK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2">
          <table:table-cell office:value-type="float" office:value="15608294386" calcext:value-type="float">
            <text:p>15608294386</text:p>
          </table:table-cell>
          <table:table-cell table:style-name="ce4" office:value-type="string" calcext:value-type="string">
            <text:p>ABDULLAH AYGÜL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7-06-04" calcext:value-type="date">
            <text:p>04.06.1987</text:p>
          </table:table-cell>
          <table:table-cell table:formula="of:=2022-YEAR([.D25])" office:value-type="float" office:value="35" calcext:value-type="float">
            <text:p>3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5-22T10:11:14" calcext:value-type="date">
            <text:p>22.05.2020</text:p>
          </table:table-cell>
          <table:table-cell table:style-name="ce4" office:value-type="string" calcext:value-type="string">
            <text:p>Pozitif 1.642x10^2</text:p>
          </table:table-cell>
          <table:table-cell table:style-name="ce15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1.642x10^2</text:p>
          </table:table-cell>
          <table:table-cell table:style-name="ce7" office:value-type="string" calcext:value-type="string">
            <text:p>IONTEK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2">
          <table:table-cell office:value-type="float" office:value="59236129412" calcext:value-type="float">
            <text:p>59236129412</text:p>
          </table:table-cell>
          <table:table-cell table:style-name="ce4" office:value-type="string" calcext:value-type="string">
            <text:p>FATMA GÖZCÜOĞLU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3-10-25" calcext:value-type="date">
            <text:p>25.10.1993</text:p>
          </table:table-cell>
          <table:table-cell table:formula="of:=2022-YEAR([.D26])" office:value-type="float" office:value="29" calcext:value-type="float">
            <text:p>2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5-22T11:46:16" calcext:value-type="date">
            <text:p>22.05.2020</text:p>
          </table:table-cell>
          <table:table-cell table:style-name="ce4" office:value-type="string" calcext:value-type="string">
            <text:p>Pozitif 2.842x10^4</text:p>
          </table:table-cell>
          <table:table-cell table:style-name="ce15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2.842x10^4</text:p>
          </table:table-cell>
          <table:table-cell table:style-name="ce7" office:value-type="string" calcext:value-type="string">
            <text:p>IONTEK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1797421814" calcext:value-type="float">
            <text:p>41797421814</text:p>
          </table:table-cell>
          <table:table-cell table:style-name="ce4" office:value-type="string" calcext:value-type="string">
            <text:p>ÇETİN BOZDEMİ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0-03-05" calcext:value-type="date">
            <text:p>05.03.1970</text:p>
          </table:table-cell>
          <table:table-cell table:formula="of:=2022-YEAR([.D27])" office:value-type="float" office:value="52" calcext:value-type="float">
            <text:p>5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5-28T11:55:39" calcext:value-type="date">
            <text:p>28.05.2020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IONTEK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2">
          <table:table-cell office:value-type="float" office:value="47425536950" calcext:value-type="float">
            <text:p>47425536950</text:p>
          </table:table-cell>
          <table:table-cell table:style-name="ce4" office:value-type="string" calcext:value-type="string">
            <text:p>MEHMET GÖKTEPE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9-05-10" calcext:value-type="date">
            <text:p>10.05.1979</text:p>
          </table:table-cell>
          <table:table-cell table:formula="of:=2022-YEAR([.D28])" office:value-type="float" office:value="43" calcext:value-type="float">
            <text:p>4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5-28T11:55:39" calcext:value-type="date">
            <text:p>28.05.2020</text:p>
          </table:table-cell>
          <table:table-cell table:style-name="ce4" office:value-type="string" calcext:value-type="string">
            <text:p>Pozitif 4.284x10^2</text:p>
          </table:table-cell>
          <table:table-cell table:style-name="ce15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4.284x10^2</text:p>
          </table:table-cell>
          <table:table-cell table:style-name="ce7" office:value-type="string" calcext:value-type="string">
            <text:p>IONTEK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1482656790" calcext:value-type="float">
            <text:p>21482656790</text:p>
          </table:table-cell>
          <table:table-cell table:style-name="ce4" office:value-type="string" calcext:value-type="string">
            <text:p>HÜSEYİN HANLIOĞLU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3-12-13" calcext:value-type="date">
            <text:p>13.12.1963</text:p>
          </table:table-cell>
          <table:table-cell table:formula="of:=2022-YEAR([.D29])" office:value-type="float" office:value="59" calcext:value-type="float">
            <text:p>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5-28T12:13:01" calcext:value-type="date">
            <text:p>28.05.2020</text:p>
          </table:table-cell>
          <table:table-cell table:style-name="ce4" office:value-type="string" calcext:value-type="string">
            <text:p>Pozitif 1.114x10^2</text:p>
          </table:table-cell>
          <table:table-cell table:style-name="ce15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1.114x10^2</text:p>
          </table:table-cell>
          <table:table-cell table:style-name="ce7" office:value-type="string" calcext:value-type="string">
            <text:p>IONTEK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8871222406" calcext:value-type="float">
            <text:p>28871222406</text:p>
          </table:table-cell>
          <table:table-cell table:style-name="ce4" office:value-type="string" calcext:value-type="string">
            <text:p>ÜMMÜHAN ÖZYURT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9-06-10" calcext:value-type="date">
            <text:p>10.06.1959</text:p>
          </table:table-cell>
          <table:table-cell table:formula="of:=2022-YEAR([.D30])" office:value-type="float" office:value="63" calcext:value-type="float">
            <text:p>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5-28T12:13:03" calcext:value-type="date">
            <text:p>28.05.2020</text:p>
          </table:table-cell>
          <table:table-cell table:style-name="ce4" office:value-type="string" calcext:value-type="string">
            <text:p>Pozitif 6.606x10^3</text:p>
          </table:table-cell>
          <table:table-cell table:style-name="ce15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6.606x10^3</text:p>
          </table:table-cell>
          <table:table-cell table:style-name="ce7" office:value-type="string" calcext:value-type="string">
            <text:p>IONTEK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9906187608" calcext:value-type="float">
            <text:p>29906187608</text:p>
          </table:table-cell>
          <table:table-cell table:style-name="ce4" office:value-type="string" calcext:value-type="string">
            <text:p>YUSUF ŞE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3-05-20" calcext:value-type="date">
            <text:p>20.05.1963</text:p>
          </table:table-cell>
          <table:table-cell table:formula="of:=2022-YEAR([.D31])" office:value-type="float" office:value="59" calcext:value-type="float">
            <text:p>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5-28T12:13:04" calcext:value-type="date">
            <text:p>28.05.2020</text:p>
          </table:table-cell>
          <table:table-cell table:style-name="ce4" office:value-type="string" calcext:value-type="string">
            <text:p>Pozitif 2.294x10^7</text:p>
          </table:table-cell>
          <table:table-cell table:style-name="ce15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2.294x10^7</text:p>
          </table:table-cell>
          <table:table-cell table:style-name="ce7" office:value-type="string" calcext:value-type="string">
            <text:p>IONTEK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2">
          <table:table-cell office:value-type="float" office:value="45892285722" calcext:value-type="float">
            <text:p>45892285722</text:p>
          </table:table-cell>
          <table:table-cell table:style-name="ce4" office:value-type="string" calcext:value-type="string">
            <text:p>İLHAN YÜCEŞA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5-03-20" calcext:value-type="date">
            <text:p>20.03.1975</text:p>
          </table:table-cell>
          <table:table-cell table:formula="of:=2022-YEAR([.D32])" office:value-type="float" office:value="47" calcext:value-type="float">
            <text:p>4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5-29T13:19:53" calcext:value-type="date">
            <text:p>29.05.2020</text:p>
          </table:table-cell>
          <table:table-cell table:style-name="ce4" office:value-type="string" calcext:value-type="string">
            <text:p>Pozitif 1.449x10^3</text:p>
          </table:table-cell>
          <table:table-cell table:style-name="ce15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1.449x10^3</text:p>
          </table:table-cell>
          <table:table-cell table:style-name="ce7" office:value-type="string" calcext:value-type="string">
            <text:p>IONTEK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2">
          <table:table-cell office:value-type="float" office:value="14774352104" calcext:value-type="float">
            <text:p>14774352104</text:p>
          </table:table-cell>
          <table:table-cell table:style-name="ce4" office:value-type="string" calcext:value-type="string">
            <text:p>SULTAN CEYLA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7-06-04" calcext:value-type="date">
            <text:p>04.06.1997</text:p>
          </table:table-cell>
          <table:table-cell table:formula="of:=2022-YEAR([.D33])" office:value-type="float" office:value="25" calcext:value-type="float">
            <text:p>2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01T14:51:49" calcext:value-type="date">
            <text:p>01.06.2020</text:p>
          </table:table-cell>
          <table:table-cell table:style-name="ce4" office:value-type="string" calcext:value-type="string">
            <text:p>Pozitif 2.218x10^5</text:p>
          </table:table-cell>
          <table:table-cell table:style-name="ce15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2.218x10^5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1579429390" calcext:value-type="float">
            <text:p>11579429390</text:p>
          </table:table-cell>
          <table:table-cell table:style-name="ce4" office:value-type="string" calcext:value-type="string">
            <text:p>YALÇIN ŞAHİ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2-01-18" calcext:value-type="date">
            <text:p>18.01.1982</text:p>
          </table:table-cell>
          <table:table-cell table:formula="of:=2022-YEAR([.D34])" office:value-type="float" office:value="40" calcext:value-type="float">
            <text:p>4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03T11:44:32" calcext:value-type="date">
            <text:p>03.06.2020</text:p>
          </table:table-cell>
          <table:table-cell table:style-name="ce4" office:value-type="string" calcext:value-type="string">
            <text:p>Pozitif 7.805x10^1</text:p>
          </table:table-cell>
          <table:table-cell table:style-name="ce15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7.805x10^1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3328931796" calcext:value-type="float">
            <text:p>13328931796</text:p>
          </table:table-cell>
          <table:table-cell table:style-name="ce4" office:value-type="string" calcext:value-type="string">
            <text:p>ARİFE ERTA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0-10-08" calcext:value-type="date">
            <text:p>08.10.1960</text:p>
          </table:table-cell>
          <table:table-cell table:formula="of:=2022-YEAR([.D35])" office:value-type="float" office:value="62" calcext:value-type="float">
            <text:p>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04T10:57:35" calcext:value-type="date">
            <text:p>04.06.2020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4067240130" calcext:value-type="float">
            <text:p>34067240130</text:p>
          </table:table-cell>
          <table:table-cell table:style-name="ce4" office:value-type="string" calcext:value-type="string">
            <text:p>REMZİ ŞAHİ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7-03-15" calcext:value-type="date">
            <text:p>15.03.1957</text:p>
          </table:table-cell>
          <table:table-cell table:formula="of:=2022-YEAR([.D36])" office:value-type="float" office:value="65" calcext:value-type="float">
            <text:p>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04T10:57:39" calcext:value-type="date">
            <text:p>04.06.2020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3301371908" calcext:value-type="float">
            <text:p>13301371908</text:p>
          </table:table-cell>
          <table:table-cell table:style-name="ce4" office:value-type="string" calcext:value-type="string">
            <text:p>ABBAS KÖYLÜ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6-02-28" calcext:value-type="date">
            <text:p>28.02.1966</text:p>
          </table:table-cell>
          <table:table-cell table:formula="of:=2022-YEAR([.D37])" office:value-type="float" office:value="56" calcext:value-type="float">
            <text:p>5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04T10:59:24" calcext:value-type="date">
            <text:p>04.06.2020</text:p>
          </table:table-cell>
          <table:table-cell table:style-name="ce4" office:value-type="string" calcext:value-type="string">
            <text:p>Pozitif 1.778x10^4</text:p>
          </table:table-cell>
          <table:table-cell table:style-name="ce15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1.778x10^4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4681324560" calcext:value-type="float">
            <text:p>14681324560</text:p>
          </table:table-cell>
          <table:table-cell table:style-name="ce4" office:value-type="string" calcext:value-type="string">
            <text:p>CEVAT ÇELTEK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2-01-10" calcext:value-type="date">
            <text:p>10.01.1972</text:p>
          </table:table-cell>
          <table:table-cell table:formula="of:=2022-YEAR([.D38])" office:value-type="float" office:value="50" calcext:value-type="float">
            <text:p>5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04T11:18:23" calcext:value-type="date">
            <text:p>04.06.2020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3535927476" calcext:value-type="float">
            <text:p>13535927476</text:p>
          </table:table-cell>
          <table:table-cell table:style-name="ce4" office:value-type="string" calcext:value-type="string">
            <text:p>SALİHA ONAROK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9-08-03" calcext:value-type="date">
            <text:p>03.08.1969</text:p>
          </table:table-cell>
          <table:table-cell table:formula="of:=2022-YEAR([.D39])" office:value-type="float" office:value="53" calcext:value-type="float">
            <text:p>5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04T11:18:23" calcext:value-type="date">
            <text:p>04.06.2020</text:p>
          </table:table-cell>
          <table:table-cell table:style-name="ce4" office:value-type="string" calcext:value-type="string">
            <text:p>Pozitif 3.511x10^4</text:p>
          </table:table-cell>
          <table:table-cell table:style-name="ce15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3.511x10^4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9292735446" calcext:value-type="float">
            <text:p>19292735446</text:p>
          </table:table-cell>
          <table:table-cell table:style-name="ce4" office:value-type="string" calcext:value-type="string">
            <text:p>ZEYNEP ÇEVİK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3-12-20" calcext:value-type="date">
            <text:p>20.12.1983</text:p>
          </table:table-cell>
          <table:table-cell table:formula="of:=2022-YEAR([.D40])" office:value-type="float" office:value="39" calcext:value-type="float">
            <text:p>3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08T11:00:53" calcext:value-type="date">
            <text:p>08.06.2020</text:p>
          </table:table-cell>
          <table:table-cell table:style-name="ce4" office:value-type="string" calcext:value-type="string">
            <text:p>Pozitif 1.177x10^3</text:p>
          </table:table-cell>
          <table:table-cell table:style-name="ce15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1.177x10^3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9294172468" calcext:value-type="float">
            <text:p>49294172468</text:p>
          </table:table-cell>
          <table:table-cell table:style-name="ce4" office:value-type="string" calcext:value-type="string">
            <text:p>EMİNE İÇAĞASI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0-03-24" calcext:value-type="date">
            <text:p>24.03.1950</text:p>
          </table:table-cell>
          <table:table-cell table:formula="of:=2022-YEAR([.D41])" office:value-type="float" office:value="72" calcext:value-type="float">
            <text:p>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08T11:22:10" calcext:value-type="date">
            <text:p>08.06.2020</text:p>
          </table:table-cell>
          <table:table-cell table:style-name="ce4" office:value-type="string" calcext:value-type="string">
            <text:p>Pozitif 1.784x10^3</text:p>
          </table:table-cell>
          <table:table-cell table:style-name="ce15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1.784x10^3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9285172750" calcext:value-type="float">
            <text:p>49285172750</text:p>
          </table:table-cell>
          <table:table-cell table:style-name="ce4" office:value-type="string" calcext:value-type="string">
            <text:p>İSA İÇAĞASI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2-12-15" calcext:value-type="date">
            <text:p>15.12.1972</text:p>
          </table:table-cell>
          <table:table-cell table:formula="of:=2022-YEAR([.D42])" office:value-type="float" office:value="50" calcext:value-type="float">
            <text:p>5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08T11:22:10" calcext:value-type="date">
            <text:p>08.06.2020</text:p>
          </table:table-cell>
          <table:table-cell table:style-name="ce4" office:value-type="string" calcext:value-type="string">
            <text:p>Pozitif 1.144x10^5</text:p>
          </table:table-cell>
          <table:table-cell table:style-name="ce15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1.144x10^5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5298677930" calcext:value-type="float">
            <text:p>45298677930</text:p>
          </table:table-cell>
          <table:table-cell table:style-name="ce4" office:value-type="string" calcext:value-type="string">
            <text:p>SAFFET SATILMIŞ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4-03-11" calcext:value-type="date">
            <text:p>11.03.1974</text:p>
          </table:table-cell>
          <table:table-cell table:formula="of:=2022-YEAR([.D43])" office:value-type="float" office:value="48" calcext:value-type="float">
            <text:p>4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09T10:18:26" calcext:value-type="date">
            <text:p>09.06.2020</text:p>
          </table:table-cell>
          <table:table-cell table:style-name="ce4" office:value-type="string" calcext:value-type="string">
            <text:p>Pozitif 1.702x10^2</text:p>
          </table:table-cell>
          <table:table-cell table:style-name="ce15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1.702x10^2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7041246660" calcext:value-type="float">
            <text:p>47041246660</text:p>
          </table:table-cell>
          <table:table-cell table:style-name="ce4" office:value-type="string" calcext:value-type="string">
            <text:p>BİLAL DEMİ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4-01-01" calcext:value-type="date">
            <text:p>01.01.1964</text:p>
          </table:table-cell>
          <table:table-cell table:formula="of:=2022-YEAR([.D44])" office:value-type="float" office:value="58" calcext:value-type="float">
            <text:p>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09T10:45:10" calcext:value-type="date">
            <text:p>09.06.2020</text:p>
          </table:table-cell>
          <table:table-cell table:style-name="ce4" office:value-type="string" calcext:value-type="string">
            <text:p>Pozitif 6.977x10^2</text:p>
          </table:table-cell>
          <table:table-cell table:style-name="ce15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6.977x10^2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8653192454" calcext:value-type="float">
            <text:p>18653192454</text:p>
          </table:table-cell>
          <table:table-cell table:style-name="ce4" office:value-type="string" calcext:value-type="string">
            <text:p>GÜLHAN KUŞLUK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6-12-01" calcext:value-type="date">
            <text:p>01.12.1976</text:p>
          </table:table-cell>
          <table:table-cell table:formula="of:=2022-YEAR([.D45])" office:value-type="float" office:value="46" calcext:value-type="float">
            <text:p>4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09T13:22:48" calcext:value-type="date">
            <text:p>09.06.2020</text:p>
          </table:table-cell>
          <table:table-cell table:style-name="ce4" office:value-type="string" calcext:value-type="string">
            <text:p>Pozitif 2.798x10^3</text:p>
          </table:table-cell>
          <table:table-cell table:style-name="ce15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2.798x10^3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5567626302" calcext:value-type="float">
            <text:p>25567626302</text:p>
          </table:table-cell>
          <table:table-cell table:style-name="ce4" office:value-type="string" calcext:value-type="string">
            <text:p>ÖMER ÇETİK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6-03-21" calcext:value-type="date">
            <text:p>21.03.1996</text:p>
          </table:table-cell>
          <table:table-cell table:formula="of:=2022-YEAR([.D46])" office:value-type="float" office:value="26" calcext:value-type="float">
            <text:p>2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09T13:23:01" calcext:value-type="date">
            <text:p>09.06.2020</text:p>
          </table:table-cell>
          <table:table-cell table:style-name="ce4" office:value-type="string" calcext:value-type="string">
            <text:p>Pozitif 3.248x10^3</text:p>
          </table:table-cell>
          <table:table-cell table:style-name="ce15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3.248x10^3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2">
          <table:table-cell office:value-type="float" office:value="29582198622" calcext:value-type="float">
            <text:p>29582198622</text:p>
          </table:table-cell>
          <table:table-cell table:style-name="ce4" office:value-type="string" calcext:value-type="string">
            <text:p>NARGÜL ŞAHİ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0-06-06" calcext:value-type="date">
            <text:p>06.06.1970</text:p>
          </table:table-cell>
          <table:table-cell table:formula="of:=2022-YEAR([.D47])" office:value-type="float" office:value="52" calcext:value-type="float">
            <text:p>5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09T15:11:09" calcext:value-type="date">
            <text:p>09.06.2020</text:p>
          </table:table-cell>
          <table:table-cell table:style-name="ce4" office:value-type="string" calcext:value-type="string">
            <text:p>Pozitif 4.358x10^3</text:p>
          </table:table-cell>
          <table:table-cell table:style-name="ce15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4.358x10^3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4000347942" calcext:value-type="float">
            <text:p>14000347942</text:p>
          </table:table-cell>
          <table:table-cell table:style-name="ce4" office:value-type="string" calcext:value-type="string">
            <text:p>ABDULSEDTAR TÜRKCA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2-07-01" calcext:value-type="date">
            <text:p>01.07.1962</text:p>
          </table:table-cell>
          <table:table-cell table:formula="of:=2022-YEAR([.D48])" office:value-type="float" office:value="60" calcext:value-type="float">
            <text:p>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0T13:14:29" calcext:value-type="date">
            <text:p>10.06.2020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5509297974" calcext:value-type="float">
            <text:p>15509297974</text:p>
          </table:table-cell>
          <table:table-cell table:style-name="ce4" office:value-type="string" calcext:value-type="string">
            <text:p>YASİN KIYMET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2-06-25" calcext:value-type="date">
            <text:p>25.06.1992</text:p>
          </table:table-cell>
          <table:table-cell table:formula="of:=2022-YEAR([.D49])" office:value-type="float" office:value="30" calcext:value-type="float">
            <text:p>3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0T13:21:23" calcext:value-type="date">
            <text:p>10.06.2020</text:p>
          </table:table-cell>
          <table:table-cell table:style-name="ce4" office:value-type="string" calcext:value-type="string">
            <text:p>Pozitif 2.676x10^4</text:p>
          </table:table-cell>
          <table:table-cell table:style-name="ce15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2.676x10^4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3153530034" calcext:value-type="float">
            <text:p>13153530034</text:p>
          </table:table-cell>
          <table:table-cell table:style-name="ce4" office:value-type="string" calcext:value-type="string">
            <text:p>ADALET FATMA BAŞARA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1-12-22" calcext:value-type="date">
            <text:p>22.12.1981</text:p>
          </table:table-cell>
          <table:table-cell table:formula="of:=2022-YEAR([.D50])" office:value-type="float" office:value="41" calcext:value-type="float">
            <text:p>4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0T13:26:28" calcext:value-type="date">
            <text:p>10.06.2020</text:p>
          </table:table-cell>
          <table:table-cell table:style-name="ce4" office:value-type="string" calcext:value-type="string">
            <text:p>Pozitif 7.692x10^1</text:p>
          </table:table-cell>
          <table:table-cell table:style-name="ce15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7.692x10^1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4591698980" calcext:value-type="float">
            <text:p>14591698980</text:p>
          </table:table-cell>
          <table:table-cell table:style-name="ce4" office:value-type="string" calcext:value-type="string">
            <text:p>ZEKİYE ÖNDE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7-03-06" calcext:value-type="date">
            <text:p>06.03.1957</text:p>
          </table:table-cell>
          <table:table-cell table:formula="of:=2022-YEAR([.D51])" office:value-type="float" office:value="65" calcext:value-type="float">
            <text:p>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0T13:26:29" calcext:value-type="date">
            <text:p>10.06.2020</text:p>
          </table:table-cell>
          <table:table-cell table:style-name="ce4" office:value-type="string" calcext:value-type="string">
            <text:p>Pozitif 4.637x10^3</text:p>
          </table:table-cell>
          <table:table-cell table:style-name="ce15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4.637x10^3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2526344568" calcext:value-type="float">
            <text:p>12526344568</text:p>
          </table:table-cell>
          <table:table-cell table:style-name="ce4" office:value-type="string" calcext:value-type="string">
            <text:p>AYŞE ESME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2-11-25" calcext:value-type="date">
            <text:p>25.11.1982</text:p>
          </table:table-cell>
          <table:table-cell table:formula="of:=2022-YEAR([.D52])" office:value-type="float" office:value="40" calcext:value-type="float">
            <text:p>4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1T13:46:08" calcext:value-type="date">
            <text:p>11.06.2020</text:p>
          </table:table-cell>
          <table:table-cell table:style-name="ce4" office:value-type="string" calcext:value-type="string">
            <text:p>3109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</text:p>
          </table:table-cell>
          <table:table-cell table:style-name="ce4" office:value-type="string" calcext:value-type="string">
            <text:p>3109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2">
          <table:table-cell office:value-type="float" office:value="39812048948" calcext:value-type="float">
            <text:p>39812048948</text:p>
          </table:table-cell>
          <table:table-cell table:style-name="ce4" office:value-type="string" calcext:value-type="string">
            <text:p>HATİCE BAŞCIOĞLU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6-01-01" calcext:value-type="date">
            <text:p>01.01.1986</text:p>
          </table:table-cell>
          <table:table-cell table:formula="of:=2022-YEAR([.D53])" office:value-type="float" office:value="36" calcext:value-type="float">
            <text:p>3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1T13:51:33" calcext:value-type="date">
            <text:p>11.06.2020</text:p>
          </table:table-cell>
          <table:table-cell table:style-name="ce4" office:value-type="string" calcext:value-type="string">
            <text:p>Pozitif 6.260x10^2</text:p>
          </table:table-cell>
          <table:table-cell table:style-name="ce15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6.260x10^2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1594992022" calcext:value-type="float">
            <text:p>11594992022</text:p>
          </table:table-cell>
          <table:table-cell table:style-name="ce4" office:value-type="string" calcext:value-type="string">
            <text:p>ÖMER KAFADA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3-01-05" calcext:value-type="date">
            <text:p>05.01.1973</text:p>
          </table:table-cell>
          <table:table-cell table:formula="of:=2022-YEAR([.D54])" office:value-type="float" office:value="49" calcext:value-type="float">
            <text:p>4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1T13:54:25" calcext:value-type="date">
            <text:p>11.06.2020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1791794822" calcext:value-type="float">
            <text:p>41791794822</text:p>
          </table:table-cell>
          <table:table-cell table:style-name="ce4" office:value-type="string" calcext:value-type="string">
            <text:p>NURİ BÜYÜKŞAHİ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9-08-15" calcext:value-type="date">
            <text:p>15.08.1959</text:p>
          </table:table-cell>
          <table:table-cell table:formula="of:=2022-YEAR([.D55])" office:value-type="float" office:value="63" calcext:value-type="float">
            <text:p>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2T11:55:30" calcext:value-type="date">
            <text:p>12.06.2020</text:p>
          </table:table-cell>
          <table:table-cell table:style-name="ce4" office:value-type="string" calcext:value-type="string">
            <text:p>Pozitif 4.390x10^3</text:p>
          </table:table-cell>
          <table:table-cell table:style-name="ce15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4.390x10^3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2">
          <table:table-cell office:value-type="float" office:value="42919384932" calcext:value-type="float">
            <text:p>42919384932</text:p>
          </table:table-cell>
          <table:table-cell table:style-name="ce4" office:value-type="string" calcext:value-type="string">
            <text:p>MUHAMMED ALİ DEMİ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7-01-01" calcext:value-type="date">
            <text:p>01.01.1977</text:p>
          </table:table-cell>
          <table:table-cell table:formula="of:=2022-YEAR([.D56])" office:value-type="float" office:value="45" calcext:value-type="float">
            <text:p>4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2T12:02:07" calcext:value-type="date">
            <text:p>12.06.2020</text:p>
          </table:table-cell>
          <table:table-cell table:style-name="ce4" office:value-type="string" calcext:value-type="string">
            <text:p>Pozitif 2.130x10^2</text:p>
          </table:table-cell>
          <table:table-cell table:style-name="ce15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2.130x10^2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2799055054" calcext:value-type="float">
            <text:p>22799055054</text:p>
          </table:table-cell>
          <table:table-cell table:style-name="ce4" office:value-type="string" calcext:value-type="string">
            <text:p>SAMET BİÇE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8-04-18" calcext:value-type="date">
            <text:p>18.04.1988</text:p>
          </table:table-cell>
          <table:table-cell table:formula="of:=2022-YEAR([.D57])" office:value-type="float" office:value="34" calcext:value-type="float">
            <text:p>3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2T12:02:08" calcext:value-type="date">
            <text:p>12.06.2020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8376572394" calcext:value-type="float">
            <text:p>48376572394</text:p>
          </table:table-cell>
          <table:table-cell table:style-name="ce4" office:value-type="string" calcext:value-type="string">
            <text:p>SATİ URAY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43-01-01" calcext:value-type="date">
            <text:p>01.01.1943</text:p>
          </table:table-cell>
          <table:table-cell table:formula="of:=2022-YEAR([.D58])" office:value-type="float" office:value="79" calcext:value-type="float">
            <text:p>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2T12:02:08" calcext:value-type="date">
            <text:p>12.06.2020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9430267486" calcext:value-type="float">
            <text:p>39430267486</text:p>
          </table:table-cell>
          <table:table-cell table:style-name="ce4" office:value-type="string" calcext:value-type="string">
            <text:p>KUDRET MUMCU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9-01-23" calcext:value-type="date">
            <text:p>23.01.1989</text:p>
          </table:table-cell>
          <table:table-cell table:formula="of:=2022-YEAR([.D59])" office:value-type="float" office:value="33" calcext:value-type="float">
            <text:p>3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5T11:51:32" calcext:value-type="date">
            <text:p>15.06.2020</text:p>
          </table:table-cell>
          <table:table-cell table:style-name="ce4" office:value-type="string" calcext:value-type="string">
            <text:p>Pozitif 2.686x10^3</text:p>
          </table:table-cell>
          <table:table-cell table:style-name="ce15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2.686x10^3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0373802208" calcext:value-type="float">
            <text:p>30373802208</text:p>
          </table:table-cell>
          <table:table-cell table:style-name="ce4" office:value-type="string" calcext:value-type="string">
            <text:p>SABRİ KILIÇ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9-03-02" calcext:value-type="date">
            <text:p>02.03.1969</text:p>
          </table:table-cell>
          <table:table-cell table:formula="of:=2022-YEAR([.D60])" office:value-type="float" office:value="53" calcext:value-type="float">
            <text:p>5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5T12:51:35" calcext:value-type="date">
            <text:p>15.06.2020</text:p>
          </table:table-cell>
          <table:table-cell table:style-name="ce4" office:value-type="string" calcext:value-type="string">
            <text:p>Pozitif 4.863x10^3</text:p>
          </table:table-cell>
          <table:table-cell table:style-name="ce15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4.863x10^3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1707984606" calcext:value-type="float">
            <text:p>41707984606</text:p>
          </table:table-cell>
          <table:table-cell table:style-name="ce4" office:value-type="string" calcext:value-type="string">
            <text:p>NAHİDE GÜNAYDI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8-02-02" calcext:value-type="date">
            <text:p>02.02.1968</text:p>
          </table:table-cell>
          <table:table-cell table:formula="of:=2022-YEAR([.D61])" office:value-type="float" office:value="54" calcext:value-type="float">
            <text:p>5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5T12:54:11" calcext:value-type="date">
            <text:p>15.06.2020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2762056092" calcext:value-type="float">
            <text:p>52762056092</text:p>
          </table:table-cell>
          <table:table-cell table:style-name="ce4" office:value-type="string" calcext:value-type="string">
            <text:p>MURTAZA GÜREL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2-07-01" calcext:value-type="date">
            <text:p>01.07.1952</text:p>
          </table:table-cell>
          <table:table-cell table:formula="of:=2022-YEAR([.D62])" office:value-type="float" office:value="70" calcext:value-type="float">
            <text:p>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5T15:28:05" calcext:value-type="date">
            <text:p>15.06.2020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3998573100" calcext:value-type="float">
            <text:p>53998573100</text:p>
          </table:table-cell>
          <table:table-cell table:style-name="ce4" office:value-type="string" calcext:value-type="string">
            <text:p>YETER ŞAHİ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0-01-01" calcext:value-type="date">
            <text:p>01.01.1960</text:p>
          </table:table-cell>
          <table:table-cell table:formula="of:=2022-YEAR([.D63])" office:value-type="float" office:value="62" calcext:value-type="float">
            <text:p>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6T12:43:05" calcext:value-type="date">
            <text:p>16.06.2020</text:p>
          </table:table-cell>
          <table:table-cell table:style-name="ce4" office:value-type="string" calcext:value-type="string">
            <text:p>Pozitif 7.158x10^1</text:p>
          </table:table-cell>
          <table:table-cell table:style-name="ce15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7.158x10^1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4188325364" calcext:value-type="float">
            <text:p>44188325364</text:p>
          </table:table-cell>
          <table:table-cell table:style-name="ce4" office:value-type="string" calcext:value-type="string">
            <text:p>AHMET ÇETİNTAŞ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2-01-01" calcext:value-type="date">
            <text:p>01.01.1982</text:p>
          </table:table-cell>
          <table:table-cell table:formula="of:=2022-YEAR([.D64])" office:value-type="float" office:value="40" calcext:value-type="float">
            <text:p>4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6T12:58:25" calcext:value-type="date">
            <text:p>16.06.2020</text:p>
          </table:table-cell>
          <table:table-cell table:style-name="ce4" office:value-type="string" calcext:value-type="string">
            <text:p>Pozitif 2.986x10^3</text:p>
          </table:table-cell>
          <table:table-cell table:style-name="ce15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2.986x10^3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1967308816" calcext:value-type="float">
            <text:p>31967308816</text:p>
          </table:table-cell>
          <table:table-cell table:style-name="ce4" office:value-type="string" calcext:value-type="string">
            <text:p>MERVE ÇAĞLA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4-11-10" calcext:value-type="date">
            <text:p>10.11.1994</text:p>
          </table:table-cell>
          <table:table-cell table:formula="of:=2022-YEAR([.D65])" office:value-type="float" office:value="28" calcext:value-type="float">
            <text:p>2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6T14:05:34" calcext:value-type="date">
            <text:p>16.06.2020</text:p>
          </table:table-cell>
          <table:table-cell table:style-name="ce4" office:value-type="string" calcext:value-type="string">
            <text:p>Pozitif 5.936x10^4</text:p>
          </table:table-cell>
          <table:table-cell table:style-name="ce15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5.936x10^4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9229507366" calcext:value-type="float">
            <text:p>39229507366</text:p>
          </table:table-cell>
          <table:table-cell table:style-name="ce4" office:value-type="string" calcext:value-type="string">
            <text:p>İBRAHİM UZU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2-02-07" calcext:value-type="date">
            <text:p>07.02.1952</text:p>
          </table:table-cell>
          <table:table-cell table:formula="of:=2022-YEAR([.D66])" office:value-type="float" office:value="70" calcext:value-type="float">
            <text:p>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7T10:15:49" calcext:value-type="date">
            <text:p>17.06.2020</text:p>
          </table:table-cell>
          <table:table-cell table:style-name="ce4" office:value-type="string" calcext:value-type="string">
            <text:p>Pozitif 1.352x10^2</text:p>
          </table:table-cell>
          <table:table-cell table:style-name="ce15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1.352x10^2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1743460456" calcext:value-type="float">
            <text:p>21743460456</text:p>
          </table:table-cell>
          <table:table-cell table:style-name="ce4" office:value-type="string" calcext:value-type="string">
            <text:p>MEHMET BATA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7-01-01" calcext:value-type="date">
            <text:p>01.01.1957</text:p>
          </table:table-cell>
          <table:table-cell table:formula="of:=2022-YEAR([.D67])" office:value-type="float" office:value="65" calcext:value-type="float">
            <text:p>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7T10:43:08" calcext:value-type="date">
            <text:p>17.06.2020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9338838048" calcext:value-type="float">
            <text:p>29338838048</text:p>
          </table:table-cell>
          <table:table-cell table:style-name="ce4" office:value-type="string" calcext:value-type="string">
            <text:p>NEVİN ES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1-05-20" calcext:value-type="date">
            <text:p>20.05.1961</text:p>
          </table:table-cell>
          <table:table-cell table:formula="of:=2022-YEAR([.D68])" office:value-type="float" office:value="61" calcext:value-type="float">
            <text:p>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7T10:43:27" calcext:value-type="date">
            <text:p>17.06.2020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1145004624" calcext:value-type="float">
            <text:p>11145004624</text:p>
          </table:table-cell>
          <table:table-cell table:style-name="ce4" office:value-type="string" calcext:value-type="string">
            <text:p>ZÜBEYDE ÇOKOL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7-09-01" calcext:value-type="date">
            <text:p>01.09.1967</text:p>
          </table:table-cell>
          <table:table-cell table:formula="of:=2022-YEAR([.D69])" office:value-type="float" office:value="55" calcext:value-type="float">
            <text:p>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8T11:50:23" calcext:value-type="date">
            <text:p>18.06.2020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8827521040" calcext:value-type="float">
            <text:p>38827521040</text:p>
          </table:table-cell>
          <table:table-cell table:style-name="ce4" office:value-type="string" calcext:value-type="string">
            <text:p>DÜRDANE SAĞDIÇ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6-01-28" calcext:value-type="date">
            <text:p>28.01.1976</text:p>
          </table:table-cell>
          <table:table-cell table:formula="of:=2022-YEAR([.D70])" office:value-type="float" office:value="46" calcext:value-type="float">
            <text:p>4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8T13:40:12" calcext:value-type="date">
            <text:p>18.06.2020</text:p>
          </table:table-cell>
          <table:table-cell table:style-name="ce4" office:value-type="string" calcext:value-type="string">
            <text:p>Pozitif 5.323x10^1</text:p>
          </table:table-cell>
          <table:table-cell table:style-name="ce15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5.323x10^1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2336061686" calcext:value-type="float">
            <text:p>12336061686</text:p>
          </table:table-cell>
          <table:table-cell table:style-name="ce4" office:value-type="string" calcext:value-type="string">
            <text:p>GONCAGÜL NALÇA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1-01-25" calcext:value-type="date">
            <text:p>25.01.1991</text:p>
          </table:table-cell>
          <table:table-cell table:formula="of:=2022-YEAR([.D71])" office:value-type="float" office:value="31" calcext:value-type="float">
            <text:p>3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8T13:40:12" calcext:value-type="date">
            <text:p>18.06.2020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99831284048" calcext:value-type="float">
            <text:p>99831284048</text:p>
          </table:table-cell>
          <table:table-cell table:style-name="ce4" office:value-type="string" calcext:value-type="string">
            <text:p>MOHAMMAD JAVID AHMADI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2003-01-01" calcext:value-type="date">
            <text:p>01.01.2003</text:p>
          </table:table-cell>
          <table:table-cell table:formula="of:=2022-YEAR([.D72])" office:value-type="float" office:value="19" calcext:value-type="float">
            <text:p>1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8T15:48:44" calcext:value-type="date">
            <text:p>18.06.2020</text:p>
          </table:table-cell>
          <table:table-cell table:style-name="ce4" office:value-type="string" calcext:value-type="string">
            <text:p>Pozitif 1.367x10^3</text:p>
          </table:table-cell>
          <table:table-cell table:style-name="ce15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1.367x10^3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2">
          <table:table-cell office:value-type="float" office:value="42214408678" calcext:value-type="float">
            <text:p>42214408678</text:p>
          </table:table-cell>
          <table:table-cell table:style-name="ce4" office:value-type="string" calcext:value-type="string">
            <text:p>REFİKA ŞENEL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4-11-21" calcext:value-type="date">
            <text:p>21.11.1954</text:p>
          </table:table-cell>
          <table:table-cell table:formula="of:=2022-YEAR([.D73])" office:value-type="float" office:value="68" calcext:value-type="float">
            <text:p>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8T15:51:26" calcext:value-type="date">
            <text:p>18.06.2020</text:p>
          </table:table-cell>
          <table:table-cell table:style-name="ce4" office:value-type="string" calcext:value-type="string">
            <text:p>Pozitif 3.015x10^1</text:p>
          </table:table-cell>
          <table:table-cell table:style-name="ce15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3.015x10^1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99573292646" calcext:value-type="float">
            <text:p>99573292646</text:p>
          </table:table-cell>
          <table:table-cell table:style-name="ce4" office:value-type="string" calcext:value-type="string">
            <text:p>MOHAMMAD NAWID AHMADI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2004-04-19" calcext:value-type="date">
            <text:p>19.04.2004</text:p>
          </table:table-cell>
          <table:table-cell table:formula="of:=2022-YEAR([.D74])" office:value-type="float" office:value="18" calcext:value-type="float">
            <text:p>1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8T15:51:27" calcext:value-type="date">
            <text:p>18.06.2020</text:p>
          </table:table-cell>
          <table:table-cell table:style-name="ce4" office:value-type="string" calcext:value-type="string">
            <text:p>Pozitif 9.611x10^5</text:p>
          </table:table-cell>
          <table:table-cell table:style-name="ce15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9.611x10^5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7093951704" calcext:value-type="float">
            <text:p>37093951704</text:p>
          </table:table-cell>
          <table:table-cell table:style-name="ce4" office:value-type="string" calcext:value-type="string">
            <text:p>GÜLENDAM AKKILÇIK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5-01-15" calcext:value-type="date">
            <text:p>15.01.1975</text:p>
          </table:table-cell>
          <table:table-cell table:formula="of:=2022-YEAR([.D75])" office:value-type="float" office:value="47" calcext:value-type="float">
            <text:p>4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9T11:20:26" calcext:value-type="date">
            <text:p>19.06.2020</text:p>
          </table:table-cell>
          <table:table-cell table:style-name="ce4" office:value-type="string" calcext:value-type="string">
            <text:p>Pozitif 4.458x10^1</text:p>
          </table:table-cell>
          <table:table-cell table:style-name="ce15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4.458x10^1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2">
          <table:table-cell office:value-type="float" office:value="16445827300" calcext:value-type="float">
            <text:p>16445827300</text:p>
          </table:table-cell>
          <table:table-cell table:style-name="ce4" office:value-type="string" calcext:value-type="string">
            <text:p>YETER GÜRBÜZ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3-01-13" calcext:value-type="date">
            <text:p>13.01.1963</text:p>
          </table:table-cell>
          <table:table-cell table:formula="of:=2022-YEAR([.D76])" office:value-type="float" office:value="59" calcext:value-type="float">
            <text:p>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9T11:20:28" calcext:value-type="date">
            <text:p>19.06.2020</text:p>
          </table:table-cell>
          <table:table-cell table:style-name="ce4" office:value-type="string" calcext:value-type="string">
            <text:p>Pozitif 1.938x10^1</text:p>
          </table:table-cell>
          <table:table-cell table:style-name="ce15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1.938x10^1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9499164520" calcext:value-type="float">
            <text:p>19499164520</text:p>
          </table:table-cell>
          <table:table-cell table:style-name="ce4" office:value-type="string" calcext:value-type="string">
            <text:p>MURAT YÜZBAŞIOĞLU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7-12-12" calcext:value-type="date">
            <text:p>12.12.1957</text:p>
          </table:table-cell>
          <table:table-cell table:formula="of:=2022-YEAR([.D77])" office:value-type="float" office:value="65" calcext:value-type="float">
            <text:p>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9T11:21:53" calcext:value-type="date">
            <text:p>19.06.2020</text:p>
          </table:table-cell>
          <table:table-cell table:style-name="ce4" office:value-type="string" calcext:value-type="string">
            <text:p>Pozitif 4.171x10^3</text:p>
          </table:table-cell>
          <table:table-cell table:style-name="ce15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4.171x10^3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2">
          <table:table-cell office:value-type="float" office:value="21128110624" calcext:value-type="float">
            <text:p>21128110624</text:p>
          </table:table-cell>
          <table:table-cell table:style-name="ce4" office:value-type="string" calcext:value-type="string">
            <text:p>TALİP EKİCİ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7-05-13" calcext:value-type="date">
            <text:p>13.05.1957</text:p>
          </table:table-cell>
          <table:table-cell table:formula="of:=2022-YEAR([.D78])" office:value-type="float" office:value="65" calcext:value-type="float">
            <text:p>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9T11:21:54" calcext:value-type="date">
            <text:p>19.06.2020</text:p>
          </table:table-cell>
          <table:table-cell table:style-name="ce4" office:value-type="string" calcext:value-type="string">
            <text:p>Pozitif 1.658x10^4</text:p>
          </table:table-cell>
          <table:table-cell table:style-name="ce15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1.658x10^4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1258809420" calcext:value-type="float">
            <text:p>11258809420</text:p>
          </table:table-cell>
          <table:table-cell table:style-name="ce4" office:value-type="string" calcext:value-type="string">
            <text:p>SANİYE DEMİ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0-01-05" calcext:value-type="date">
            <text:p>05.01.1960</text:p>
          </table:table-cell>
          <table:table-cell table:formula="of:=2022-YEAR([.D79])" office:value-type="float" office:value="62" calcext:value-type="float">
            <text:p>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2T12:42:29" calcext:value-type="date">
            <text:p>22.06.2020</text:p>
          </table:table-cell>
          <table:table-cell table:style-name="ce4" office:value-type="string" calcext:value-type="string">
            <text:p>Pozitif 1.132x10^3</text:p>
          </table:table-cell>
          <table:table-cell table:style-name="ce15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1.132x10^3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2">
          <table:table-cell office:value-type="float" office:value="41836421188" calcext:value-type="float">
            <text:p>41836421188</text:p>
          </table:table-cell>
          <table:table-cell table:style-name="ce4" office:value-type="string" calcext:value-type="string">
            <text:p>ZEYNEP ÇAĞLA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8-07-20" calcext:value-type="date">
            <text:p>20.07.1978</text:p>
          </table:table-cell>
          <table:table-cell table:formula="of:=2022-YEAR([.D80])" office:value-type="float" office:value="44" calcext:value-type="float">
            <text:p>4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2T12:42:29" calcext:value-type="date">
            <text:p>22.06.2020</text:p>
          </table:table-cell>
          <table:table-cell table:style-name="ce4" office:value-type="string" calcext:value-type="string">
            <text:p>Pozitif 6.630x10^2</text:p>
          </table:table-cell>
          <table:table-cell table:style-name="ce15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6.630x10^2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2">
          <table:table-cell office:value-type="float" office:value="32302738794" calcext:value-type="float">
            <text:p>32302738794</text:p>
          </table:table-cell>
          <table:table-cell table:style-name="ce4" office:value-type="string" calcext:value-type="string">
            <text:p>NECLA KORKUT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1-02-23" calcext:value-type="date">
            <text:p>23.02.1971</text:p>
          </table:table-cell>
          <table:table-cell table:formula="of:=2022-YEAR([.D81])" office:value-type="float" office:value="51" calcext:value-type="float">
            <text:p>5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3T10:28:41" calcext:value-type="date">
            <text:p>23.06.2020</text:p>
          </table:table-cell>
          <table:table-cell table:style-name="ce4" office:value-type="string" calcext:value-type="string">
            <text:p>Pozitif 1.081x10^3</text:p>
          </table:table-cell>
          <table:table-cell table:style-name="ce15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1.081x10^3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3951017378" calcext:value-type="float">
            <text:p>23951017378</text:p>
          </table:table-cell>
          <table:table-cell table:style-name="ce4" office:value-type="string" calcext:value-type="string">
            <text:p>HAKAN KARDAŞ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7-05-13" calcext:value-type="date">
            <text:p>13.05.1997</text:p>
          </table:table-cell>
          <table:table-cell table:formula="of:=2022-YEAR([.D82])" office:value-type="float" office:value="25" calcext:value-type="float">
            <text:p>2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3T11:42:23" calcext:value-type="date">
            <text:p>23.06.2020</text:p>
          </table:table-cell>
          <table:table-cell table:style-name="ce4" office:value-type="string" calcext:value-type="string">
            <text:p>Pozitif 3.495x10^2</text:p>
          </table:table-cell>
          <table:table-cell table:style-name="ce15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3.495x10^2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68863078994" calcext:value-type="float">
            <text:p>68863078994</text:p>
          </table:table-cell>
          <table:table-cell table:style-name="ce4" office:value-type="string" calcext:value-type="string">
            <text:p>MEHTİ ŞAHİ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1-10-10" calcext:value-type="date">
            <text:p>10.10.1971</text:p>
          </table:table-cell>
          <table:table-cell table:formula="of:=2022-YEAR([.D83])" office:value-type="float" office:value="51" calcext:value-type="float">
            <text:p>5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3T11:42:23" calcext:value-type="date">
            <text:p>23.06.2020</text:p>
          </table:table-cell>
          <table:table-cell table:style-name="ce4" office:value-type="string" calcext:value-type="string">
            <text:p>Pozitif 1.266x10^2</text:p>
          </table:table-cell>
          <table:table-cell table:style-name="ce15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1.266x10^2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9931149962" calcext:value-type="float">
            <text:p>19931149962</text:p>
          </table:table-cell>
          <table:table-cell table:style-name="ce4" office:value-type="string" calcext:value-type="string">
            <text:p>OSMAN ALTUNORDU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9-08-21" calcext:value-type="date">
            <text:p>21.08.1969</text:p>
          </table:table-cell>
          <table:table-cell table:formula="of:=2022-YEAR([.D84])" office:value-type="float" office:value="53" calcext:value-type="float">
            <text:p>5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3T13:32:09" calcext:value-type="date">
            <text:p>23.06.2020</text:p>
          </table:table-cell>
          <table:table-cell table:style-name="ce4" office:value-type="string" calcext:value-type="string">
            <text:p>Pozitif 7.242x10^2</text:p>
          </table:table-cell>
          <table:table-cell table:style-name="ce15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7.242x10^2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2">
          <table:table-cell office:value-type="float" office:value="28006882048" calcext:value-type="float">
            <text:p>28006882048</text:p>
          </table:table-cell>
          <table:table-cell table:style-name="ce4" office:value-type="string" calcext:value-type="string">
            <text:p>SERKAN BELGÜZA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7-06-28" calcext:value-type="date">
            <text:p>28.06.1977</text:p>
          </table:table-cell>
          <table:table-cell table:formula="of:=2022-YEAR([.D85])" office:value-type="float" office:value="45" calcext:value-type="float">
            <text:p>4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3T14:38:05" calcext:value-type="date">
            <text:p>23.06.2020</text:p>
          </table:table-cell>
          <table:table-cell table:style-name="ce4" office:value-type="string" calcext:value-type="string">
            <text:p>Pozitif 4.418x10^2</text:p>
          </table:table-cell>
          <table:table-cell table:style-name="ce15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4.418x10^2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1812421362" calcext:value-type="float">
            <text:p>41812421362</text:p>
          </table:table-cell>
          <table:table-cell table:style-name="ce4" office:value-type="string" calcext:value-type="string">
            <text:p>ŞAHİN BOZDEMİ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2-05-01" calcext:value-type="date">
            <text:p>01.05.1962</text:p>
          </table:table-cell>
          <table:table-cell table:formula="of:=2022-YEAR([.D86])" office:value-type="float" office:value="60" calcext:value-type="float">
            <text:p>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3T14:38:06" calcext:value-type="date">
            <text:p>23.06.2020</text:p>
          </table:table-cell>
          <table:table-cell table:style-name="ce4" office:value-type="string" calcext:value-type="string">
            <text:p>Pozitif 1.917x10^2</text:p>
          </table:table-cell>
          <table:table-cell table:style-name="ce15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1.917x10^2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2">
          <table:table-cell office:value-type="float" office:value="46165265588" calcext:value-type="float">
            <text:p>46165265588</text:p>
          </table:table-cell>
          <table:table-cell table:style-name="ce4" office:value-type="string" calcext:value-type="string">
            <text:p>EMİNE BİRCA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5-08-03" calcext:value-type="date">
            <text:p>03.08.1965</text:p>
          </table:table-cell>
          <table:table-cell table:formula="of:=2022-YEAR([.D87])" office:value-type="float" office:value="57" calcext:value-type="float">
            <text:p>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3T14:46:21" calcext:value-type="date">
            <text:p>23.06.2020</text:p>
          </table:table-cell>
          <table:table-cell table:style-name="ce4" office:value-type="string" calcext:value-type="string">
            <text:p>Pozitif 9.442x10^1</text:p>
          </table:table-cell>
          <table:table-cell table:style-name="ce15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9.442x10^1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3957017150" calcext:value-type="float">
            <text:p>23957017150</text:p>
          </table:table-cell>
          <table:table-cell table:style-name="ce4" office:value-type="string" calcext:value-type="string">
            <text:p>YAŞAR İBRAHİM KARDAŞ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3-04-13" calcext:value-type="date">
            <text:p>13.04.1993</text:p>
          </table:table-cell>
          <table:table-cell table:formula="of:=2022-YEAR([.D88])" office:value-type="float" office:value="29" calcext:value-type="float">
            <text:p>2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4T12:13:15" calcext:value-type="date">
            <text:p>24.06.2020</text:p>
          </table:table-cell>
          <table:table-cell table:style-name="ce4" office:value-type="string" calcext:value-type="string">
            <text:p>Pozitif 3.769x10^2</text:p>
          </table:table-cell>
          <table:table-cell table:style-name="ce15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3.769x10^2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8804415858" calcext:value-type="float">
            <text:p>58804415858</text:p>
          </table:table-cell>
          <table:table-cell table:style-name="ce4" office:value-type="string" calcext:value-type="string">
            <text:p>GÜLAY DURU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5-06-20" calcext:value-type="date">
            <text:p>20.06.1975</text:p>
          </table:table-cell>
          <table:table-cell table:formula="of:=2022-YEAR([.D89])" office:value-type="float" office:value="47" calcext:value-type="float">
            <text:p>4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5T11:28:13" calcext:value-type="date">
            <text:p>25.06.2020</text:p>
          </table:table-cell>
          <table:table-cell table:style-name="ce4" office:value-type="string" calcext:value-type="string">
            <text:p>Pozitif 2.926x10^2</text:p>
          </table:table-cell>
          <table:table-cell table:style-name="ce15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2.926x10^2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3286705970" calcext:value-type="float">
            <text:p>33286705970</text:p>
          </table:table-cell>
          <table:table-cell table:style-name="ce4" office:value-type="string" calcext:value-type="string">
            <text:p>RIZA HIZ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0-02-10" calcext:value-type="date">
            <text:p>10.02.1960</text:p>
          </table:table-cell>
          <table:table-cell table:formula="of:=2022-YEAR([.D90])" office:value-type="float" office:value="62" calcext:value-type="float">
            <text:p>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5T11:28:13" calcext:value-type="date">
            <text:p>25.06.2020</text:p>
          </table:table-cell>
          <table:table-cell table:style-name="ce4" office:value-type="string" calcext:value-type="string">
            <text:p>Pozitif 9.044x10^1</text:p>
          </table:table-cell>
          <table:table-cell table:style-name="ce15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9.044x10^1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2">
          <table:table-cell office:value-type="float" office:value="51982641590" calcext:value-type="float">
            <text:p>51982641590</text:p>
          </table:table-cell>
          <table:table-cell table:style-name="ce4" office:value-type="string" calcext:value-type="string">
            <text:p>NURAN ŞENEL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4-07-25" calcext:value-type="date">
            <text:p>25.07.1964</text:p>
          </table:table-cell>
          <table:table-cell table:formula="of:=2022-YEAR([.D91])" office:value-type="float" office:value="58" calcext:value-type="float">
            <text:p>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5T14:02:05" calcext:value-type="date">
            <text:p>25.06.2020</text:p>
          </table:table-cell>
          <table:table-cell table:style-name="ce4" office:value-type="string" calcext:value-type="string">
            <text:p>Pozitif 5.585x10^2</text:p>
          </table:table-cell>
          <table:table-cell table:style-name="ce15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5.585x10^2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8696019068" calcext:value-type="float">
            <text:p>38696019068</text:p>
          </table:table-cell>
          <table:table-cell table:style-name="ce4" office:value-type="string" calcext:value-type="string">
            <text:p>MAKSUT ŞAHİ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8-09-01" calcext:value-type="date">
            <text:p>01.09.1978</text:p>
          </table:table-cell>
          <table:table-cell table:formula="of:=2022-YEAR([.D92])" office:value-type="float" office:value="44" calcext:value-type="float">
            <text:p>4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5T14:07:15" calcext:value-type="date">
            <text:p>25.06.2020</text:p>
          </table:table-cell>
          <table:table-cell table:style-name="ce4" office:value-type="string" calcext:value-type="string">
            <text:p>Pozitif 1.656x10^2</text:p>
          </table:table-cell>
          <table:table-cell table:style-name="ce15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1.656x10^2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2181445074" calcext:value-type="float">
            <text:p>22181445074</text:p>
          </table:table-cell>
          <table:table-cell table:style-name="ce4" office:value-type="string" calcext:value-type="string">
            <text:p>REFREF DUMA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8-09-01" calcext:value-type="date">
            <text:p>01.09.1968</text:p>
          </table:table-cell>
          <table:table-cell table:formula="of:=2022-YEAR([.D93])" office:value-type="float" office:value="54" calcext:value-type="float">
            <text:p>5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5T14:07:15" calcext:value-type="date">
            <text:p>25.06.2020</text:p>
          </table:table-cell>
          <table:table-cell table:style-name="ce4" office:value-type="string" calcext:value-type="string">
            <text:p>Pozitif 2.330x10^2</text:p>
          </table:table-cell>
          <table:table-cell table:style-name="ce15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2.330x10^2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7535118038" calcext:value-type="float">
            <text:p>57535118038</text:p>
          </table:table-cell>
          <table:table-cell table:style-name="ce4" office:value-type="string" calcext:value-type="string">
            <text:p>MAHMUT AKBAŞ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3-10-11" calcext:value-type="date">
            <text:p>11.10.1963</text:p>
          </table:table-cell>
          <table:table-cell table:formula="of:=2022-YEAR([.D94])" office:value-type="float" office:value="59" calcext:value-type="float">
            <text:p>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5T14:08:09" calcext:value-type="date">
            <text:p>25.06.2020</text:p>
          </table:table-cell>
          <table:table-cell table:style-name="ce4" office:value-type="string" calcext:value-type="string">
            <text:p>Pozitif 9.535x10^5</text:p>
          </table:table-cell>
          <table:table-cell table:style-name="ce15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9.535x10^5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5774955790" calcext:value-type="float">
            <text:p>25774955790</text:p>
          </table:table-cell>
          <table:table-cell table:style-name="ce4" office:value-type="string" calcext:value-type="string">
            <text:p>MUSA GÜRE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0-05-02" calcext:value-type="date">
            <text:p>02.05.1980</text:p>
          </table:table-cell>
          <table:table-cell table:formula="of:=2022-YEAR([.D95])" office:value-type="float" office:value="42" calcext:value-type="float">
            <text:p>4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5T14:08:09" calcext:value-type="date">
            <text:p>25.06.2020</text:p>
          </table:table-cell>
          <table:table-cell table:style-name="ce4" office:value-type="string" calcext:value-type="string">
            <text:p>Pozitif 1.841x10^2</text:p>
          </table:table-cell>
          <table:table-cell table:style-name="ce15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1.841x10^2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2">
          <table:table-cell office:value-type="float" office:value="14372208490" calcext:value-type="float">
            <text:p>14372208490</text:p>
          </table:table-cell>
          <table:table-cell table:style-name="ce4" office:value-type="string" calcext:value-type="string">
            <text:p>HÜSEYİN ÇARIKCİOĞLU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0-05-01" calcext:value-type="date">
            <text:p>01.05.1980</text:p>
          </table:table-cell>
          <table:table-cell table:formula="of:=2022-YEAR([.D96])" office:value-type="float" office:value="42" calcext:value-type="float">
            <text:p>4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6T11:13:11" calcext:value-type="date">
            <text:p>26.06.2020</text:p>
          </table:table-cell>
          <table:table-cell table:style-name="ce4" office:value-type="string" calcext:value-type="string">
            <text:p>Pozitif 9.984x10^2</text:p>
          </table:table-cell>
          <table:table-cell table:style-name="ce15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9.984x10^2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1854977780" calcext:value-type="float">
            <text:p>41854977780</text:p>
          </table:table-cell>
          <table:table-cell table:style-name="ce4" office:value-type="string" calcext:value-type="string">
            <text:p>SAFİYE İPEK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5-02-04" calcext:value-type="date">
            <text:p>04.02.1955</text:p>
          </table:table-cell>
          <table:table-cell table:formula="of:=2022-YEAR([.D97])" office:value-type="float" office:value="67" calcext:value-type="float">
            <text:p>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6T13:20:37" calcext:value-type="date">
            <text:p>26.06.2020</text:p>
          </table:table-cell>
          <table:table-cell table:style-name="ce4" office:value-type="string" calcext:value-type="string">
            <text:p>Pozitif 6.037x10^2</text:p>
          </table:table-cell>
          <table:table-cell table:style-name="ce15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6.037x10^2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2949423016" calcext:value-type="float">
            <text:p>22949423016</text:p>
          </table:table-cell>
          <table:table-cell table:style-name="ce4" office:value-type="string" calcext:value-type="string">
            <text:p>SADİ DAĞDELE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3-09-12" calcext:value-type="date">
            <text:p>12.09.1963</text:p>
          </table:table-cell>
          <table:table-cell table:formula="of:=2022-YEAR([.D98])" office:value-type="float" office:value="59" calcext:value-type="float">
            <text:p>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9T12:21:56" calcext:value-type="date">
            <text:p>29.06.2020</text:p>
          </table:table-cell>
          <table:table-cell table:style-name="ce4" office:value-type="string" calcext:value-type="string">
            <text:p>Pozitif 1.405x10^4</text:p>
          </table:table-cell>
          <table:table-cell table:style-name="ce15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1.405x10^4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0805444770" calcext:value-type="float">
            <text:p>10805444770</text:p>
          </table:table-cell>
          <table:table-cell table:style-name="ce4" office:value-type="string" calcext:value-type="string">
            <text:p>GÜLBEYAZ POLAT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5-10-10" calcext:value-type="date">
            <text:p>10.10.1985</text:p>
          </table:table-cell>
          <table:table-cell table:formula="of:=2022-YEAR([.D99])" office:value-type="float" office:value="37" calcext:value-type="float">
            <text:p>3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9T13:35:18" calcext:value-type="date">
            <text:p>29.06.2020</text:p>
          </table:table-cell>
          <table:table-cell table:style-name="ce4" office:value-type="string" calcext:value-type="string">
            <text:p>Pozitif 2.163x10^3</text:p>
          </table:table-cell>
          <table:table-cell table:style-name="ce15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2.163x10^3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8722191180" calcext:value-type="float">
            <text:p>18722191180</text:p>
          </table:table-cell>
          <table:table-cell table:style-name="ce4" office:value-type="string" calcext:value-type="string">
            <text:p>SABRİYE ALTINTAŞ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1-02-04" calcext:value-type="date">
            <text:p>04.02.1961</text:p>
          </table:table-cell>
          <table:table-cell table:formula="of:=2022-YEAR([.D100])" office:value-type="float" office:value="61" calcext:value-type="float">
            <text:p>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30T14:33:57" calcext:value-type="date">
            <text:p>30.06.2020</text:p>
          </table:table-cell>
          <table:table-cell table:style-name="ce4" office:value-type="string" calcext:value-type="string">
            <text:p>Pozitif 3.027x10^3</text:p>
          </table:table-cell>
          <table:table-cell table:style-name="ce15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3.027x10^3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0161038460" calcext:value-type="float">
            <text:p>10161038460</text:p>
          </table:table-cell>
          <table:table-cell table:style-name="ce4" office:value-type="string" calcext:value-type="string">
            <text:p>ALAATTİN ŞAHİ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8-01-01" calcext:value-type="date">
            <text:p>01.01.1958</text:p>
          </table:table-cell>
          <table:table-cell table:formula="of:=2022-YEAR([.D101])" office:value-type="float" office:value="64" calcext:value-type="float">
            <text:p>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01T10:46:54" calcext:value-type="date">
            <text:p>01.07.2020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3860245540" calcext:value-type="float">
            <text:p>33860245540</text:p>
          </table:table-cell>
          <table:table-cell table:style-name="ce4" office:value-type="string" calcext:value-type="string">
            <text:p>AHMET KILIÇ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0-01-25" calcext:value-type="date">
            <text:p>25.01.1970</text:p>
          </table:table-cell>
          <table:table-cell table:formula="of:=2022-YEAR([.D102])" office:value-type="float" office:value="52" calcext:value-type="float">
            <text:p>5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03T11:50:25" calcext:value-type="date">
            <text:p>03.07.2020</text:p>
          </table:table-cell>
          <table:table-cell table:style-name="ce4" office:value-type="string" calcext:value-type="string">
            <text:p>Pozitif 316,5</text:p>
          </table:table-cell>
          <table:table-cell table:style-name="ce15" office:value-type="string" calcext:value-type="string">
            <text:p>1 <text:s/>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316,5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7491051630" calcext:value-type="float">
            <text:p>47491051630</text:p>
          </table:table-cell>
          <table:table-cell table:style-name="ce4" office:value-type="string" calcext:value-type="string">
            <text:p>AHMET CAMUZ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3-12-20" calcext:value-type="date">
            <text:p>20.12.1973</text:p>
          </table:table-cell>
          <table:table-cell table:formula="of:=2022-YEAR([.D103])" office:value-type="float" office:value="49" calcext:value-type="float">
            <text:p>4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03T11:50:26" calcext:value-type="date">
            <text:p>03.07.2020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9674193978" calcext:value-type="float">
            <text:p>39674193978</text:p>
          </table:table-cell>
          <table:table-cell table:style-name="ce4" office:value-type="string" calcext:value-type="string">
            <text:p>HASAN HÜSEYİN LAÇI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3-12-13" calcext:value-type="date">
            <text:p>13.12.1993</text:p>
          </table:table-cell>
          <table:table-cell table:formula="of:=2022-YEAR([.D104])" office:value-type="float" office:value="29" calcext:value-type="float">
            <text:p>2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03T11:51:12" calcext:value-type="date">
            <text:p>03.07.2020</text:p>
          </table:table-cell>
          <table:table-cell table:style-name="ce4" office:value-type="string" calcext:value-type="string">
            <text:p>Pozitif 2525</text:p>
          </table:table-cell>
          <table:table-cell table:style-name="ce15" office:value-type="string" calcext:value-type="string">
            <text:p>1 <text:s/>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2525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3545588328" calcext:value-type="float">
            <text:p>53545588328</text:p>
          </table:table-cell>
          <table:table-cell table:style-name="ce4" office:value-type="string" calcext:value-type="string">
            <text:p>RECEP KAYA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4-12-20" calcext:value-type="date">
            <text:p>20.12.1964</text:p>
          </table:table-cell>
          <table:table-cell table:formula="of:=2022-YEAR([.D105])" office:value-type="float" office:value="58" calcext:value-type="float">
            <text:p>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03T14:38:33" calcext:value-type="date">
            <text:p>03.07.2020</text:p>
          </table:table-cell>
          <table:table-cell table:style-name="ce4" office:value-type="string" calcext:value-type="string">
            <text:p>Pozitif 13,65</text:p>
          </table:table-cell>
          <table:table-cell table:style-name="ce15" office:value-type="string" calcext:value-type="string">
            <text:p>1 <text:s/>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13,65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74725020636" calcext:value-type="float">
            <text:p>74725020636</text:p>
          </table:table-cell>
          <table:table-cell table:style-name="ce4" office:value-type="string" calcext:value-type="string">
            <text:p>BURAK UZUNGÜL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1-06-10" calcext:value-type="date">
            <text:p>10.06.1991</text:p>
          </table:table-cell>
          <table:table-cell table:formula="of:=2022-YEAR([.D106])" office:value-type="float" office:value="31" calcext:value-type="float">
            <text:p>3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09T10:19:50" calcext:value-type="date">
            <text:p>09.07.2020</text:p>
          </table:table-cell>
          <table:table-cell table:style-name="ce4" office:value-type="string" calcext:value-type="string">
            <text:p>Pozitif 8197</text:p>
          </table:table-cell>
          <table:table-cell table:style-name="ce15" office:value-type="string" calcext:value-type="string">
            <text:p>1 <text:s/>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8197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6784627326" calcext:value-type="float">
            <text:p>16784627326</text:p>
          </table:table-cell>
          <table:table-cell table:style-name="ce4" office:value-type="string" calcext:value-type="string">
            <text:p>MELİKE CEBEL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0-06-15" calcext:value-type="date">
            <text:p>15.06.1990</text:p>
          </table:table-cell>
          <table:table-cell table:formula="of:=2022-YEAR([.D107])" office:value-type="float" office:value="32" calcext:value-type="float">
            <text:p>3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09T11:03:09" calcext:value-type="date">
            <text:p>09.07.2020</text:p>
          </table:table-cell>
          <table:table-cell table:style-name="ce4" office:value-type="string" calcext:value-type="string">
            <text:p>Pozitif 2.488x10^4</text:p>
          </table:table-cell>
          <table:table-cell table:style-name="ce15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2.488x10^4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7584229618" calcext:value-type="float">
            <text:p>47584229618</text:p>
          </table:table-cell>
          <table:table-cell table:style-name="ce4" office:value-type="string" calcext:value-type="string">
            <text:p>MERT ALTUNÖZ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6-05-20" calcext:value-type="date">
            <text:p>20.05.1996</text:p>
          </table:table-cell>
          <table:table-cell table:formula="of:=2022-YEAR([.D108])" office:value-type="float" office:value="26" calcext:value-type="float">
            <text:p>2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14T14:14:07" calcext:value-type="date">
            <text:p>14.07.2020</text:p>
          </table:table-cell>
          <table:table-cell table:style-name="ce4" office:value-type="string" calcext:value-type="string">
            <text:p>8148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</text:p>
          </table:table-cell>
          <table:table-cell table:style-name="ce4" office:value-type="string" calcext:value-type="string">
            <text:p>8148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2406067838" calcext:value-type="float">
            <text:p>22406067838</text:p>
          </table:table-cell>
          <table:table-cell table:style-name="ce4" office:value-type="string" calcext:value-type="string">
            <text:p>NURCAN DOĞA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5-02-01" calcext:value-type="date">
            <text:p>01.02.1975</text:p>
          </table:table-cell>
          <table:table-cell table:formula="of:=2022-YEAR([.D109])" office:value-type="float" office:value="47" calcext:value-type="float">
            <text:p>4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14T14:15:55" calcext:value-type="date">
            <text:p>14.07.2020</text:p>
          </table:table-cell>
          <table:table-cell table:style-name="ce4" office:value-type="string" calcext:value-type="string">
            <text:p>28.40 POZİTİ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28.40 POZİTİF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2856052460" calcext:value-type="float">
            <text:p>22856052460</text:p>
          </table:table-cell>
          <table:table-cell table:style-name="ce4" office:value-type="string" calcext:value-type="string">
            <text:p>AYSEL SOYYILMAZ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1-05-12" calcext:value-type="date">
            <text:p>12.05.1961</text:p>
          </table:table-cell>
          <table:table-cell table:formula="of:=2022-YEAR([.D110])" office:value-type="float" office:value="61" calcext:value-type="float">
            <text:p>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14T14:39:25" calcext:value-type="date">
            <text:p>14.07.2020</text:p>
          </table:table-cell>
          <table:table-cell table:style-name="ce4" office:value-type="string" calcext:value-type="string">
            <text:p>4051 POZİTİ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4051 POZİTİF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7750224334" calcext:value-type="float">
            <text:p>17750224334</text:p>
          </table:table-cell>
          <table:table-cell table:style-name="ce4" office:value-type="string" calcext:value-type="string">
            <text:p>HALİME GÜMÜŞ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1-01-15" calcext:value-type="date">
            <text:p>15.01.1991</text:p>
          </table:table-cell>
          <table:table-cell table:formula="of:=2022-YEAR([.D111])" office:value-type="float" office:value="31" calcext:value-type="float">
            <text:p>3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16T12:10:54" calcext:value-type="date">
            <text:p>16.07.2020</text:p>
          </table:table-cell>
          <table:table-cell table:style-name="ce4" office:value-type="string" calcext:value-type="string">
            <text:p>3897 POZİTİ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3897 POZİTİF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0348700868" calcext:value-type="float">
            <text:p>20348700868</text:p>
          </table:table-cell>
          <table:table-cell table:style-name="ce4" office:value-type="string" calcext:value-type="string">
            <text:p>MEHMET ÜNVE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8-09-03" calcext:value-type="date">
            <text:p>03.09.1968</text:p>
          </table:table-cell>
          <table:table-cell table:formula="of:=2022-YEAR([.D112])" office:value-type="float" office:value="54" calcext:value-type="float">
            <text:p>5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16T12:10:55" calcext:value-type="date">
            <text:p>16.07.2020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1043337914" calcext:value-type="float">
            <text:p>31043337914</text:p>
          </table:table-cell>
          <table:table-cell table:style-name="ce4" office:value-type="string" calcext:value-type="string">
            <text:p>DURSUN DOĞDU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7-06-10" calcext:value-type="date">
            <text:p>10.06.1967</text:p>
          </table:table-cell>
          <table:table-cell table:formula="of:=2022-YEAR([.D113])" office:value-type="float" office:value="55" calcext:value-type="float">
            <text:p>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16T12:39:36" calcext:value-type="date">
            <text:p>16.07.2020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2745390442" calcext:value-type="float">
            <text:p>42745390442</text:p>
          </table:table-cell>
          <table:table-cell table:style-name="ce4" office:value-type="string" calcext:value-type="string">
            <text:p>SADIK GEÇGEL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2-08-01" calcext:value-type="date">
            <text:p>01.08.1982</text:p>
          </table:table-cell>
          <table:table-cell table:formula="of:=2022-YEAR([.D114])" office:value-type="float" office:value="40" calcext:value-type="float">
            <text:p>4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16T14:16:33" calcext:value-type="date">
            <text:p>16.07.2020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6841623988" calcext:value-type="float">
            <text:p>16841623988</text:p>
          </table:table-cell>
          <table:table-cell table:style-name="ce4" office:value-type="string" calcext:value-type="string">
            <text:p>MUSTAFA İLGA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0-06-01" calcext:value-type="date">
            <text:p>01.06.1970</text:p>
          </table:table-cell>
          <table:table-cell table:formula="of:=2022-YEAR([.D115])" office:value-type="float" office:value="52" calcext:value-type="float">
            <text:p>5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17T10:08:24" calcext:value-type="date">
            <text:p>17.07.2020</text:p>
          </table:table-cell>
          <table:table-cell table:style-name="ce4" office:value-type="string" calcext:value-type="string">
            <text:p>293.4 POZİTİ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293.4 POZİTİF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2054640534" calcext:value-type="float">
            <text:p>52054640534</text:p>
          </table:table-cell>
          <table:table-cell table:style-name="ce4" office:value-type="string" calcext:value-type="string">
            <text:p>YAKUP ÇÖRDÜK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6-07-20" calcext:value-type="date">
            <text:p>20.07.1996</text:p>
          </table:table-cell>
          <table:table-cell table:formula="of:=2022-YEAR([.D116])" office:value-type="float" office:value="26" calcext:value-type="float">
            <text:p>2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17T13:49:44" calcext:value-type="date">
            <text:p>17.07.2020</text:p>
          </table:table-cell>
          <table:table-cell table:style-name="ce4" office:value-type="string" calcext:value-type="string">
            <text:p>1.398x10^9 POZİTİ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.398x10^9 POZİTİF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61036344254" calcext:value-type="float">
            <text:p>61036344254</text:p>
          </table:table-cell>
          <table:table-cell table:style-name="ce4" office:value-type="string" calcext:value-type="string">
            <text:p>ZÜBEYDE ATABEY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0-09-10" calcext:value-type="date">
            <text:p>10.09.1970</text:p>
          </table:table-cell>
          <table:table-cell table:formula="of:=2022-YEAR([.D117])" office:value-type="float" office:value="52" calcext:value-type="float">
            <text:p>5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17T14:05:10" calcext:value-type="date">
            <text:p>17.07.2020</text:p>
          </table:table-cell>
          <table:table-cell table:style-name="ce4" office:value-type="string" calcext:value-type="string">
            <text:p>108.0 POZİTİ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08.0 POZİTİF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0937823238" calcext:value-type="float">
            <text:p>10937823238</text:p>
          </table:table-cell>
          <table:table-cell table:style-name="ce4" office:value-type="string" calcext:value-type="string">
            <text:p>HACI ALİ İŞLE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4-12-30" calcext:value-type="date">
            <text:p>30.12.1974</text:p>
          </table:table-cell>
          <table:table-cell table:formula="of:=2022-YEAR([.D118])" office:value-type="float" office:value="48" calcext:value-type="float">
            <text:p>4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0T12:39:54" calcext:value-type="date">
            <text:p>20.07.2020</text:p>
          </table:table-cell>
          <table:table-cell table:style-name="ce4" office:value-type="string" calcext:value-type="string">
            <text:p>Pozitif 3.270x10^1</text:p>
          </table:table-cell>
          <table:table-cell table:style-name="ce15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3.270x10^1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7773451310" calcext:value-type="float">
            <text:p>27773451310</text:p>
          </table:table-cell>
          <table:table-cell table:style-name="ce4" office:value-type="string" calcext:value-type="string">
            <text:p>KAYA ÇAĞMA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2-06-10" calcext:value-type="date">
            <text:p>10.06.1972</text:p>
          </table:table-cell>
          <table:table-cell table:formula="of:=2022-YEAR([.D119])" office:value-type="float" office:value="50" calcext:value-type="float">
            <text:p>5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0T12:39:54" calcext:value-type="date">
            <text:p>20.07.2020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0777123436" calcext:value-type="float">
            <text:p>20777123436</text:p>
          </table:table-cell>
          <table:table-cell table:style-name="ce4" office:value-type="string" calcext:value-type="string">
            <text:p>HÜSEYİN YILMAZ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7-05-05" calcext:value-type="date">
            <text:p>05.05.1987</text:p>
          </table:table-cell>
          <table:table-cell table:formula="of:=2022-YEAR([.D120])" office:value-type="float" office:value="35" calcext:value-type="float">
            <text:p>3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0T13:57:13" calcext:value-type="date">
            <text:p>20.07.2020</text:p>
          </table:table-cell>
          <table:table-cell table:style-name="ce4" office:value-type="string" calcext:value-type="string">
            <text:p>5618 POZİTİ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5618 POZİTİF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9313170218" calcext:value-type="float">
            <text:p>19313170218</text:p>
          </table:table-cell>
          <table:table-cell table:style-name="ce4" office:value-type="string" calcext:value-type="string">
            <text:p>KÜBRA NUR KAYA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6-12-21" calcext:value-type="date">
            <text:p>21.12.1996</text:p>
          </table:table-cell>
          <table:table-cell table:formula="of:=2022-YEAR([.D121])" office:value-type="float" office:value="26" calcext:value-type="float">
            <text:p>2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0T14:52:03" calcext:value-type="date">
            <text:p>20.07.2020</text:p>
          </table:table-cell>
          <table:table-cell table:style-name="ce4" office:value-type="string" calcext:value-type="string">
            <text:p>155,6 POZİTİ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55,6 POZİTİF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0163809448" calcext:value-type="float">
            <text:p>30163809448</text:p>
          </table:table-cell>
          <table:table-cell table:style-name="ce4" office:value-type="string" calcext:value-type="string">
            <text:p>ALTUN POLAT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6-01-01" calcext:value-type="date">
            <text:p>01.01.1956</text:p>
          </table:table-cell>
          <table:table-cell table:formula="of:=2022-YEAR([.D122])" office:value-type="float" office:value="66" calcext:value-type="float">
            <text:p>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1T11:27:36" calcext:value-type="date">
            <text:p>21.07.2020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6460827262" calcext:value-type="float">
            <text:p>16460827262</text:p>
          </table:table-cell>
          <table:table-cell table:style-name="ce4" office:value-type="string" calcext:value-type="string">
            <text:p>LÜTFİYE SEZE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6-12-10" calcext:value-type="date">
            <text:p>10.12.1956</text:p>
          </table:table-cell>
          <table:table-cell table:formula="of:=2022-YEAR([.D123])" office:value-type="float" office:value="66" calcext:value-type="float">
            <text:p>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1T11:27:41" calcext:value-type="date">
            <text:p>21.07.2020</text:p>
          </table:table-cell>
          <table:table-cell table:style-name="ce4" office:value-type="string" calcext:value-type="string">
            <text:p>Pozitif 181,4</text:p>
          </table:table-cell>
          <table:table-cell table:style-name="ce15" office:value-type="string" calcext:value-type="string">
            <text:p>1 <text:s/>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181,4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5219347590" calcext:value-type="float">
            <text:p>55219347590</text:p>
          </table:table-cell>
          <table:table-cell table:style-name="ce4" office:value-type="string" calcext:value-type="string">
            <text:p>MUSTAFA ESE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6-05-13" calcext:value-type="date">
            <text:p>13.05.1966</text:p>
          </table:table-cell>
          <table:table-cell table:formula="of:=2022-YEAR([.D124])" office:value-type="float" office:value="56" calcext:value-type="float">
            <text:p>5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1T11:27:41" calcext:value-type="date">
            <text:p>21.07.2020</text:p>
          </table:table-cell>
          <table:table-cell table:style-name="ce4" office:value-type="string" calcext:value-type="string">
            <text:p>Pozitif 37,06</text:p>
          </table:table-cell>
          <table:table-cell table:style-name="ce15" office:value-type="string" calcext:value-type="string">
            <text:p>1 <text:s/>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37,06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3684586608" calcext:value-type="float">
            <text:p>23684586608</text:p>
          </table:table-cell>
          <table:table-cell table:style-name="ce4" office:value-type="string" calcext:value-type="string">
            <text:p>ZÜBEYDE GÜL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0-02-01" calcext:value-type="date">
            <text:p>01.02.1970</text:p>
          </table:table-cell>
          <table:table-cell table:formula="of:=2022-YEAR([.D125])" office:value-type="float" office:value="52" calcext:value-type="float">
            <text:p>5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1T13:25:09" calcext:value-type="date">
            <text:p>21.07.2020</text:p>
          </table:table-cell>
          <table:table-cell table:style-name="ce4" office:value-type="string" calcext:value-type="string">
            <text:p>Pozitif 2763</text:p>
          </table:table-cell>
          <table:table-cell table:style-name="ce15" office:value-type="string" calcext:value-type="string">
            <text:p>1 <text:s/>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2763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2">
          <table:table-cell office:value-type="float" office:value="46645260058" calcext:value-type="float">
            <text:p>46645260058</text:p>
          </table:table-cell>
          <table:table-cell table:style-name="ce4" office:value-type="string" calcext:value-type="string">
            <text:p>ZÜLFİYE USLU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5-02-10" calcext:value-type="date">
            <text:p>10.02.1975</text:p>
          </table:table-cell>
          <table:table-cell table:formula="of:=2022-YEAR([.D126])" office:value-type="float" office:value="47" calcext:value-type="float">
            <text:p>4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1T14:30:44" calcext:value-type="date">
            <text:p>21.07.2020</text:p>
          </table:table-cell>
          <table:table-cell table:style-name="ce4" office:value-type="string" calcext:value-type="string">
            <text:p>Pozitif 1.918x10^1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<text:s/>1.918x10^1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8270244686" calcext:value-type="float">
            <text:p>58270244686</text:p>
          </table:table-cell>
          <table:table-cell table:style-name="ce4" office:value-type="string" calcext:value-type="string">
            <text:p>DURDANE TEKİ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7-07-10" calcext:value-type="date">
            <text:p>10.07.1967</text:p>
          </table:table-cell>
          <table:table-cell table:formula="of:=2022-YEAR([.D127])" office:value-type="float" office:value="55" calcext:value-type="float">
            <text:p>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2T11:49:52" calcext:value-type="date">
            <text:p>22.07.2020</text:p>
          </table:table-cell>
          <table:table-cell table:style-name="ce4" office:value-type="string" calcext:value-type="string">
            <text:p>Pozitif 1.648x10^4</text:p>
          </table:table-cell>
          <table:table-cell table:style-name="ce15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1.648x10^4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0162142592" calcext:value-type="float">
            <text:p>20162142592</text:p>
          </table:table-cell>
          <table:table-cell table:style-name="ce4" office:value-type="string" calcext:value-type="string">
            <text:p>HÜSEYİN DOĞA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4-01-01" calcext:value-type="date">
            <text:p>01.01.1954</text:p>
          </table:table-cell>
          <table:table-cell table:formula="of:=2022-YEAR([.D128])" office:value-type="float" office:value="68" calcext:value-type="float">
            <text:p>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2T13:06:19" calcext:value-type="date">
            <text:p>22.07.2020</text:p>
          </table:table-cell>
          <table:table-cell table:style-name="ce4" office:value-type="string" calcext:value-type="string">
            <text:p>Pozitif 477,2</text:p>
          </table:table-cell>
          <table:table-cell table:style-name="ce15" office:value-type="string" calcext:value-type="string">
            <text:p>1 <text:s/>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477,2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7395234580" calcext:value-type="float">
            <text:p>47395234580</text:p>
          </table:table-cell>
          <table:table-cell table:style-name="ce4" office:value-type="string" calcext:value-type="string">
            <text:p>NAGİHAN YILMAZ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7-01-29" calcext:value-type="date">
            <text:p>29.01.1987</text:p>
          </table:table-cell>
          <table:table-cell table:formula="of:=2022-YEAR([.D129])" office:value-type="float" office:value="35" calcext:value-type="float">
            <text:p>3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2T13:06:19" calcext:value-type="date">
            <text:p>22.07.2020</text:p>
          </table:table-cell>
          <table:table-cell table:style-name="ce4" office:value-type="string" calcext:value-type="string">
            <text:p>Pozitif 68203</text:p>
          </table:table-cell>
          <table:table-cell table:style-name="ce15" office:value-type="string" calcext:value-type="string">
            <text:p>1 <text:s/>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68203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2812388788" calcext:value-type="float">
            <text:p>12812388788</text:p>
          </table:table-cell>
          <table:table-cell table:style-name="ce4" office:value-type="string" calcext:value-type="string">
            <text:p>MESUDE KARA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5-10-04" calcext:value-type="date">
            <text:p>04.10.1955</text:p>
          </table:table-cell>
          <table:table-cell table:formula="of:=2022-YEAR([.D130])" office:value-type="float" office:value="67" calcext:value-type="float">
            <text:p>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3T11:25:24" calcext:value-type="date">
            <text:p>23.07.2020</text:p>
          </table:table-cell>
          <table:table-cell table:style-name="ce4" office:value-type="string" calcext:value-type="string">
            <text:p>Pozitif 67,35</text:p>
          </table:table-cell>
          <table:table-cell table:style-name="ce15" office:value-type="string" calcext:value-type="string">
            <text:p>1 <text:s/>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67,35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2165306826" calcext:value-type="float">
            <text:p>32165306826</text:p>
          </table:table-cell>
          <table:table-cell table:style-name="ce4" office:value-type="string" calcext:value-type="string">
            <text:p>RIZA İMDAT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1-11-08" calcext:value-type="date">
            <text:p>08.11.1971</text:p>
          </table:table-cell>
          <table:table-cell table:formula="of:=2022-YEAR([.D131])" office:value-type="float" office:value="51" calcext:value-type="float">
            <text:p>5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3T11:25:25" calcext:value-type="date">
            <text:p>23.07.2020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5934664584" calcext:value-type="float">
            <text:p>45934664584</text:p>
          </table:table-cell>
          <table:table-cell table:style-name="ce4" office:value-type="string" calcext:value-type="string">
            <text:p>AYŞE ŞANLI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8-04-13" calcext:value-type="date">
            <text:p>13.04.1968</text:p>
          </table:table-cell>
          <table:table-cell table:formula="of:=2022-YEAR([.D132])" office:value-type="float" office:value="54" calcext:value-type="float">
            <text:p>5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3T14:20:46" calcext:value-type="date">
            <text:p>23.07.2020</text:p>
          </table:table-cell>
          <table:table-cell table:style-name="ce4" office:value-type="string" calcext:value-type="string">
            <text:p>Pozitif 1.753x10^4</text:p>
          </table:table-cell>
          <table:table-cell table:style-name="ce15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1.753x10^4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6643593920" calcext:value-type="float">
            <text:p>36643593920</text:p>
          </table:table-cell>
          <table:table-cell table:style-name="ce4" office:value-type="string" calcext:value-type="string">
            <text:p>BAHAR İPEK ARAS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6-02-02" calcext:value-type="date">
            <text:p>02.02.1986</text:p>
          </table:table-cell>
          <table:table-cell table:formula="of:=2022-YEAR([.D133])" office:value-type="float" office:value="36" calcext:value-type="float">
            <text:p>3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3T14:20:46" calcext:value-type="date">
            <text:p>23.07.2020</text:p>
          </table:table-cell>
          <table:table-cell table:style-name="ce4" office:value-type="string" calcext:value-type="string">
            <text:p>Pozitif 20,91</text:p>
          </table:table-cell>
          <table:table-cell table:style-name="ce15" office:value-type="string" calcext:value-type="string">
            <text:p>1 <text:s/>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20,91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9982148518" calcext:value-type="float">
            <text:p>19982148518</text:p>
          </table:table-cell>
          <table:table-cell table:style-name="ce4" office:value-type="string" calcext:value-type="string">
            <text:p>ENGİN KARS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2-07-04" calcext:value-type="date">
            <text:p>04.07.1972</text:p>
          </table:table-cell>
          <table:table-cell table:formula="of:=2022-YEAR([.D134])" office:value-type="float" office:value="50" calcext:value-type="float">
            <text:p>5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3T14:20:47" calcext:value-type="date">
            <text:p>23.07.2020</text:p>
          </table:table-cell>
          <table:table-cell table:style-name="ce4" office:value-type="string" calcext:value-type="string">
            <text:p>Pozitif 4.443x10^1</text:p>
          </table:table-cell>
          <table:table-cell table:style-name="ce15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4.443x10^1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9310544074" calcext:value-type="float">
            <text:p>19310544074</text:p>
          </table:table-cell>
          <table:table-cell table:style-name="ce4" office:value-type="string" calcext:value-type="string">
            <text:p>ALİ AKGÜL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5-11-05" calcext:value-type="date">
            <text:p>05.11.1955</text:p>
          </table:table-cell>
          <table:table-cell table:formula="of:=2022-YEAR([.D135])" office:value-type="float" office:value="67" calcext:value-type="float">
            <text:p>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4T12:02:24" calcext:value-type="date">
            <text:p>24.07.2020</text:p>
          </table:table-cell>
          <table:table-cell table:style-name="ce4" office:value-type="string" calcext:value-type="string">
            <text:p>Pozitif 199,3</text:p>
          </table:table-cell>
          <table:table-cell table:style-name="ce15" office:value-type="string" calcext:value-type="string">
            <text:p>1 <text:s/>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199,3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6193275408" calcext:value-type="float">
            <text:p>16193275408</text:p>
          </table:table-cell>
          <table:table-cell table:style-name="ce4" office:value-type="string" calcext:value-type="string">
            <text:p>RECEP ÇAM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5-11-25" calcext:value-type="date">
            <text:p>25.11.1965</text:p>
          </table:table-cell>
          <table:table-cell table:formula="of:=2022-YEAR([.D136])" office:value-type="float" office:value="57" calcext:value-type="float">
            <text:p>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4T12:02:24" calcext:value-type="date">
            <text:p>24.07.2020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5778517338" calcext:value-type="float">
            <text:p>25778517338</text:p>
          </table:table-cell>
          <table:table-cell table:style-name="ce4" office:value-type="string" calcext:value-type="string">
            <text:p>ASIM KAPLA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3-01-01" calcext:value-type="date">
            <text:p>01.01.1963</text:p>
          </table:table-cell>
          <table:table-cell table:formula="of:=2022-YEAR([.D137])" office:value-type="float" office:value="59" calcext:value-type="float">
            <text:p>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4T12:04:24" calcext:value-type="date">
            <text:p>24.07.2020</text:p>
          </table:table-cell>
          <table:table-cell table:style-name="ce4" office:value-type="string" calcext:value-type="string">
            <text:p>Pozitif 2.914x10^2</text:p>
          </table:table-cell>
          <table:table-cell table:style-name="ce15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2.914x10^2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8486093124" calcext:value-type="float">
            <text:p>38486093124</text:p>
          </table:table-cell>
          <table:table-cell table:style-name="ce4" office:value-type="string" calcext:value-type="string">
            <text:p>İBRAHİM TA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2-07-10" calcext:value-type="date">
            <text:p>10.07.1972</text:p>
          </table:table-cell>
          <table:table-cell table:formula="of:=2022-YEAR([.D138])" office:value-type="float" office:value="50" calcext:value-type="float">
            <text:p>5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4T12:13:13" calcext:value-type="date">
            <text:p>24.07.2020</text:p>
          </table:table-cell>
          <table:table-cell table:style-name="ce4" office:value-type="string" calcext:value-type="string">
            <text:p>Pozitif 59,34</text:p>
          </table:table-cell>
          <table:table-cell table:style-name="ce15" office:value-type="string" calcext:value-type="string">
            <text:p>1 <text:s/>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59,34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2140974042" calcext:value-type="float">
            <text:p>12140974042</text:p>
          </table:table-cell>
          <table:table-cell table:style-name="ce4" office:value-type="string" calcext:value-type="string">
            <text:p>NERİMAN DEMİRTAŞ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3-10-09" calcext:value-type="date">
            <text:p>09.10.1963</text:p>
          </table:table-cell>
          <table:table-cell table:formula="of:=2022-YEAR([.D139])" office:value-type="float" office:value="59" calcext:value-type="float">
            <text:p>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4T12:13:13" calcext:value-type="date">
            <text:p>24.07.2020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9900381934" calcext:value-type="float">
            <text:p>29900381934</text:p>
          </table:table-cell>
          <table:table-cell table:style-name="ce4" office:value-type="string" calcext:value-type="string">
            <text:p>KAYA GÜL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8-05-15" calcext:value-type="date">
            <text:p>15.05.1958</text:p>
          </table:table-cell>
          <table:table-cell table:formula="of:=2022-YEAR([.D140])" office:value-type="float" office:value="64" calcext:value-type="float">
            <text:p>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4T14:29:47" calcext:value-type="date">
            <text:p>24.07.2020</text:p>
          </table:table-cell>
          <table:table-cell table:style-name="ce4" office:value-type="string" calcext:value-type="string">
            <text:p>Pozitif 4.620x10^3</text:p>
          </table:table-cell>
          <table:table-cell table:style-name="ce15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4.620x10^3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6711262504" calcext:value-type="float">
            <text:p>46711262504</text:p>
          </table:table-cell>
          <table:table-cell table:style-name="ce4" office:value-type="string" calcext:value-type="string">
            <text:p>ALİ ALKA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9-03-25" calcext:value-type="date">
            <text:p>25.03.1959</text:p>
          </table:table-cell>
          <table:table-cell table:formula="of:=2022-YEAR([.D141])" office:value-type="float" office:value="63" calcext:value-type="float">
            <text:p>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4T14:58:25" calcext:value-type="date">
            <text:p>24.07.2020</text:p>
          </table:table-cell>
          <table:table-cell table:style-name="ce4" office:value-type="string" calcext:value-type="string">
            <text:p>Pozitif 9.792x10^6</text:p>
          </table:table-cell>
          <table:table-cell table:style-name="ce15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9.792x10^6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60409181830" calcext:value-type="float">
            <text:p>60409181830</text:p>
          </table:table-cell>
          <table:table-cell table:style-name="ce4" office:value-type="string" calcext:value-type="string">
            <text:p>BÜNYAMİN BULUT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0-09-25" calcext:value-type="date">
            <text:p>25.09.1990</text:p>
          </table:table-cell>
          <table:table-cell table:formula="of:=2022-YEAR([.D142])" office:value-type="float" office:value="32" calcext:value-type="float">
            <text:p>3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7T11:55:39" calcext:value-type="date">
            <text:p>27.07.2020</text:p>
          </table:table-cell>
          <table:table-cell table:style-name="ce4" office:value-type="string" calcext:value-type="string">
            <text:p>Pozitif 20,89</text:p>
          </table:table-cell>
          <table:table-cell table:style-name="ce15" office:value-type="string" calcext:value-type="string">
            <text:p>1 <text:s/>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20,89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3073900274" calcext:value-type="float">
            <text:p>33073900274</text:p>
          </table:table-cell>
          <table:table-cell table:style-name="ce4" office:value-type="string" calcext:value-type="string">
            <text:p>FATİH ALCA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3-06-23" calcext:value-type="date">
            <text:p>23.06.1983</text:p>
          </table:table-cell>
          <table:table-cell table:formula="of:=2022-YEAR([.D143])" office:value-type="float" office:value="39" calcext:value-type="float">
            <text:p>3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7T11:55:39" calcext:value-type="date">
            <text:p>27.07.2020</text:p>
          </table:table-cell>
          <table:table-cell table:style-name="ce4" office:value-type="string" calcext:value-type="string">
            <text:p>Pozitif 24290</text:p>
          </table:table-cell>
          <table:table-cell table:style-name="ce15" office:value-type="string" calcext:value-type="string">
            <text:p>1 <text:s/>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24290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3341214516" calcext:value-type="float">
            <text:p>23341214516</text:p>
          </table:table-cell>
          <table:table-cell table:style-name="ce4" office:value-type="string" calcext:value-type="string">
            <text:p>HAVVA PINA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7-01-12" calcext:value-type="date">
            <text:p>12.01.1977</text:p>
          </table:table-cell>
          <table:table-cell table:formula="of:=2022-YEAR([.D144])" office:value-type="float" office:value="45" calcext:value-type="float">
            <text:p>4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7T11:55:40" calcext:value-type="date">
            <text:p>27.07.2020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3633924688" calcext:value-type="float">
            <text:p>43633924688</text:p>
          </table:table-cell>
          <table:table-cell table:style-name="ce4" office:value-type="string" calcext:value-type="string">
            <text:p>SEVİM TEKİ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8-01-30" calcext:value-type="date">
            <text:p>30.01.1958</text:p>
          </table:table-cell>
          <table:table-cell table:formula="of:=2022-YEAR([.D145])" office:value-type="float" office:value="64" calcext:value-type="float">
            <text:p>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7T11:55:40" calcext:value-type="date">
            <text:p>27.07.2020</text:p>
          </table:table-cell>
          <table:table-cell table:style-name="ce4" office:value-type="string" calcext:value-type="string">
            <text:p>Pozitif 71,23</text:p>
          </table:table-cell>
          <table:table-cell table:style-name="ce15" office:value-type="string" calcext:value-type="string">
            <text:p>1 <text:s/>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71,23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99318352864" calcext:value-type="float">
            <text:p>99318352864</text:p>
          </table:table-cell>
          <table:table-cell table:style-name="ce4" office:value-type="string" calcext:value-type="string">
            <text:p>SOAD ALSULAIMA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2-01-02" calcext:value-type="date">
            <text:p>02.01.1972</text:p>
          </table:table-cell>
          <table:table-cell table:formula="of:=2022-YEAR([.D146])" office:value-type="float" office:value="50" calcext:value-type="float">
            <text:p>5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7T11:55:40" calcext:value-type="date">
            <text:p>27.07.2020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6842146330" calcext:value-type="float">
            <text:p>36842146330</text:p>
          </table:table-cell>
          <table:table-cell table:style-name="ce4" office:value-type="string" calcext:value-type="string">
            <text:p>SEMİH TANRIVERDİ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9-06-07" calcext:value-type="date">
            <text:p>07.06.1989</text:p>
          </table:table-cell>
          <table:table-cell table:formula="of:=2022-YEAR([.D147])" office:value-type="float" office:value="33" calcext:value-type="float">
            <text:p>3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7T14:35:24" calcext:value-type="date">
            <text:p>27.07.2020</text:p>
          </table:table-cell>
          <table:table-cell table:style-name="ce4" office:value-type="string" calcext:value-type="string">
            <text:p>Pozitif 253,2</text:p>
          </table:table-cell>
          <table:table-cell table:style-name="ce15" office:value-type="string" calcext:value-type="string">
            <text:p>1 <text:s/>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253,2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1789794400" calcext:value-type="float">
            <text:p>11789794400</text:p>
          </table:table-cell>
          <table:table-cell table:style-name="ce4" office:value-type="string" calcext:value-type="string">
            <text:p>AYHAN SARAÇLIOĞLU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6-07-07" calcext:value-type="date">
            <text:p>07.07.1976</text:p>
          </table:table-cell>
          <table:table-cell table:formula="of:=2022-YEAR([.D148])" office:value-type="float" office:value="46" calcext:value-type="float">
            <text:p>4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8T11:42:15" calcext:value-type="date">
            <text:p>28.07.2020</text:p>
          </table:table-cell>
          <table:table-cell table:style-name="ce4" office:value-type="string" calcext:value-type="string">
            <text:p>Pozitif 29,09</text:p>
          </table:table-cell>
          <table:table-cell table:style-name="ce15" office:value-type="string" calcext:value-type="string">
            <text:p>1 <text:s/>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29,09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8535423798" calcext:value-type="float">
            <text:p>28535423798</text:p>
          </table:table-cell>
          <table:table-cell table:style-name="ce4" office:value-type="string" calcext:value-type="string">
            <text:p>MUSTAFA BOZ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5-07-01" calcext:value-type="date">
            <text:p>01.07.1975</text:p>
          </table:table-cell>
          <table:table-cell table:formula="of:=2022-YEAR([.D149])" office:value-type="float" office:value="47" calcext:value-type="float">
            <text:p>4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8T12:36:55" calcext:value-type="date">
            <text:p>28.07.2020</text:p>
          </table:table-cell>
          <table:table-cell table:style-name="ce4" office:value-type="string" calcext:value-type="string">
            <text:p>Pozitif 16480</text:p>
          </table:table-cell>
          <table:table-cell table:style-name="ce15" office:value-type="string" calcext:value-type="string">
            <text:p>1 <text:s/>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16480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2614767408" calcext:value-type="float">
            <text:p>12614767408</text:p>
          </table:table-cell>
          <table:table-cell table:style-name="ce4" office:value-type="string" calcext:value-type="string">
            <text:p>SONER SAPE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9-09-02" calcext:value-type="date">
            <text:p>02.09.1979</text:p>
          </table:table-cell>
          <table:table-cell table:formula="of:=2022-YEAR([.D150])" office:value-type="float" office:value="43" calcext:value-type="float">
            <text:p>4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8T12:42:08" calcext:value-type="date">
            <text:p>28.07.2020</text:p>
          </table:table-cell>
          <table:table-cell table:style-name="ce4" office:value-type="string" calcext:value-type="string">
            <text:p>Pozitif 5.502x10^1</text:p>
          </table:table-cell>
          <table:table-cell table:style-name="ce15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5.502x10^1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9906187608" calcext:value-type="float">
            <text:p>29906187608</text:p>
          </table:table-cell>
          <table:table-cell table:style-name="ce4" office:value-type="string" calcext:value-type="string">
            <text:p>YUSUF ŞE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3-05-20" calcext:value-type="date">
            <text:p>20.05.1963</text:p>
          </table:table-cell>
          <table:table-cell table:formula="of:=2022-YEAR([.D151])" office:value-type="float" office:value="59" calcext:value-type="float">
            <text:p>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8T15:05:48" calcext:value-type="date">
            <text:p>28.07.2020</text:p>
          </table:table-cell>
          <table:table-cell table:style-name="ce4" office:value-type="string" calcext:value-type="string">
            <text:p>Pozitif 318,3</text:p>
          </table:table-cell>
          <table:table-cell table:style-name="ce15" office:value-type="string" calcext:value-type="string">
            <text:p>1 <text:s/>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318,3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2007610198" calcext:value-type="float">
            <text:p>22007610198</text:p>
          </table:table-cell>
          <table:table-cell table:style-name="ce4" office:value-type="string" calcext:value-type="string">
            <text:p>NERMİN GÜVEN ÇÖREK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6-12-02" calcext:value-type="date">
            <text:p>02.12.1976</text:p>
          </table:table-cell>
          <table:table-cell table:formula="of:=2022-YEAR([.D152])" office:value-type="float" office:value="46" calcext:value-type="float">
            <text:p>4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9T11:24:54" calcext:value-type="date">
            <text:p>29.07.2020</text:p>
          </table:table-cell>
          <table:table-cell table:style-name="ce4" office:value-type="string" calcext:value-type="string">
            <text:p>Pozitif 11470</text:p>
          </table:table-cell>
          <table:table-cell table:style-name="ce15" office:value-type="string" calcext:value-type="string">
            <text:p>1 <text:s/>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11470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2514065252" calcext:value-type="float">
            <text:p>22514065252</text:p>
          </table:table-cell>
          <table:table-cell table:style-name="ce4" office:value-type="string" calcext:value-type="string">
            <text:p>SEHER ŞAHİ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8-03-10" calcext:value-type="date">
            <text:p>10.03.1958</text:p>
          </table:table-cell>
          <table:table-cell table:formula="of:=2022-YEAR([.D153])" office:value-type="float" office:value="64" calcext:value-type="float">
            <text:p>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9T13:40:34" calcext:value-type="date">
            <text:p>29.07.2020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2111304500" calcext:value-type="float">
            <text:p>32111304500</text:p>
          </table:table-cell>
          <table:table-cell table:style-name="ce4" office:value-type="string" calcext:value-type="string">
            <text:p>SÜREYYA HA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9-12-03" calcext:value-type="date">
            <text:p>03.12.1979</text:p>
          </table:table-cell>
          <table:table-cell table:formula="of:=2022-YEAR([.D154])" office:value-type="float" office:value="43" calcext:value-type="float">
            <text:p>4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9T15:14:31" calcext:value-type="date">
            <text:p>29.07.2020</text:p>
          </table:table-cell>
          <table:table-cell table:style-name="ce4" office:value-type="string" calcext:value-type="string">
            <text:p>Pozitif 1200</text:p>
          </table:table-cell>
          <table:table-cell table:style-name="ce15" office:value-type="string" calcext:value-type="string">
            <text:p>1 <text:s/>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1200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8483866128" calcext:value-type="float">
            <text:p>28483866128</text:p>
          </table:table-cell>
          <table:table-cell table:style-name="ce4" office:value-type="string" calcext:value-type="string">
            <text:p>CEMAL SİNMEZ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1-06-04" calcext:value-type="date">
            <text:p>04.06.1971</text:p>
          </table:table-cell>
          <table:table-cell table:formula="of:=2022-YEAR([.D155])" office:value-type="float" office:value="51" calcext:value-type="float">
            <text:p>5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04T12:35:58" calcext:value-type="date">
            <text:p>04.08.2020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67150137796" calcext:value-type="float">
            <text:p>67150137796</text:p>
          </table:table-cell>
          <table:table-cell table:style-name="ce4" office:value-type="string" calcext:value-type="string">
            <text:p>ŞÜKRÜYE DU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0-01-01" calcext:value-type="date">
            <text:p>01.01.1960</text:p>
          </table:table-cell>
          <table:table-cell table:formula="of:=2022-YEAR([.D156])" office:value-type="float" office:value="62" calcext:value-type="float">
            <text:p>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04T13:22:26" calcext:value-type="date">
            <text:p>04.08.2020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6769629062" calcext:value-type="float">
            <text:p>16769629062</text:p>
          </table:table-cell>
          <table:table-cell table:style-name="ce4" office:value-type="string" calcext:value-type="string">
            <text:p>MEHMET ÇAKAL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6-03-16" calcext:value-type="date">
            <text:p>16.03.1976</text:p>
          </table:table-cell>
          <table:table-cell table:formula="of:=2022-YEAR([.D157])" office:value-type="float" office:value="46" calcext:value-type="float">
            <text:p>4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04T13:28:43" calcext:value-type="date">
            <text:p>04.08.2020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1141777360" calcext:value-type="float">
            <text:p>31141777360</text:p>
          </table:table-cell>
          <table:table-cell table:style-name="ce4" office:value-type="string" calcext:value-type="string">
            <text:p>İSMAİL KAYA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0-11-29" calcext:value-type="date">
            <text:p>29.11.1990</text:p>
          </table:table-cell>
          <table:table-cell table:formula="of:=2022-YEAR([.D158])" office:value-type="float" office:value="32" calcext:value-type="float">
            <text:p>3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04T14:01:45" calcext:value-type="date">
            <text:p>04.08.2020</text:p>
          </table:table-cell>
          <table:table-cell table:style-name="ce4" office:value-type="string" calcext:value-type="string">
            <text:p>Pozitif 9.341x10^1</text:p>
          </table:table-cell>
          <table:table-cell table:style-name="ce15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9.341x10^1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6810627228" calcext:value-type="float">
            <text:p>46810627228</text:p>
          </table:table-cell>
          <table:table-cell table:style-name="ce4" office:value-type="string" calcext:value-type="string">
            <text:p>HİMMET BAŞTUĞ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3-04-20" calcext:value-type="date">
            <text:p>20.04.1973</text:p>
          </table:table-cell>
          <table:table-cell table:formula="of:=2022-YEAR([.D159])" office:value-type="float" office:value="49" calcext:value-type="float">
            <text:p>4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05T13:19:44" calcext:value-type="date">
            <text:p>05.08.2020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4178237432" calcext:value-type="float">
            <text:p>34178237432</text:p>
          </table:table-cell>
          <table:table-cell table:style-name="ce4" office:value-type="string" calcext:value-type="string">
            <text:p>NECATİ YÜKSEL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5-12-15" calcext:value-type="date">
            <text:p>15.12.1965</text:p>
          </table:table-cell>
          <table:table-cell table:formula="of:=2022-YEAR([.D160])" office:value-type="float" office:value="57" calcext:value-type="float">
            <text:p>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05T13:20:55" calcext:value-type="date">
            <text:p>05.08.2020</text:p>
          </table:table-cell>
          <table:table-cell table:style-name="ce4" office:value-type="string" calcext:value-type="string">
            <text:p>Pozitif 10,03</text:p>
          </table:table-cell>
          <table:table-cell table:style-name="ce15" office:value-type="string" calcext:value-type="string">
            <text:p>1 <text:s/>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10,03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0470361004" calcext:value-type="float">
            <text:p>30470361004</text:p>
          </table:table-cell>
          <table:table-cell table:style-name="ce4" office:value-type="string" calcext:value-type="string">
            <text:p>HASAN YILDIZ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0-04-14" calcext:value-type="date">
            <text:p>14.04.1960</text:p>
          </table:table-cell>
          <table:table-cell table:formula="of:=2022-YEAR([.D161])" office:value-type="float" office:value="62" calcext:value-type="float">
            <text:p>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06T14:30:42" calcext:value-type="date">
            <text:p>06.08.2020</text:p>
          </table:table-cell>
          <table:table-cell table:style-name="ce4" office:value-type="string" calcext:value-type="string">
            <text:p>Pozitif 37,44</text:p>
          </table:table-cell>
          <table:table-cell table:style-name="ce15" office:value-type="string" calcext:value-type="string">
            <text:p>1 <text:s/>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37,44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3387369216" calcext:value-type="float">
            <text:p>43387369216</text:p>
          </table:table-cell>
          <table:table-cell table:style-name="ce4" office:value-type="string" calcext:value-type="string">
            <text:p>DAMLA DOĞA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2000-05-17" calcext:value-type="date">
            <text:p>17.05.2000</text:p>
          </table:table-cell>
          <table:table-cell table:formula="of:=2022-YEAR([.D162])" office:value-type="float" office:value="22" calcext:value-type="float">
            <text:p>2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11T14:36:13" calcext:value-type="date">
            <text:p>11.08.2020</text:p>
          </table:table-cell>
          <table:table-cell table:style-name="ce4" office:value-type="string" calcext:value-type="string">
            <text:p>5,811x10^2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5,811x10^2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7957216514" calcext:value-type="float">
            <text:p>17957216514</text:p>
          </table:table-cell>
          <table:table-cell table:style-name="ce4" office:value-type="string" calcext:value-type="string">
            <text:p>RIDVAN KORKMAZ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7-12-03" calcext:value-type="date">
            <text:p>03.12.1997</text:p>
          </table:table-cell>
          <table:table-cell table:formula="of:=2022-YEAR([.D163])" office:value-type="float" office:value="25" calcext:value-type="float">
            <text:p>2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11T14:36:14" calcext:value-type="date">
            <text:p>11.08.2020</text:p>
          </table:table-cell>
          <table:table-cell table:style-name="ce4" office:value-type="string" calcext:value-type="string">
            <text:p>2,619x10^2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2,619x10^2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0510464824" calcext:value-type="float">
            <text:p>40510464824</text:p>
          </table:table-cell>
          <table:table-cell table:style-name="ce4" office:value-type="string" calcext:value-type="string">
            <text:p>HALİL İBRAHİM UĞU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7-01-01" calcext:value-type="date">
            <text:p>01.01.1977</text:p>
          </table:table-cell>
          <table:table-cell table:formula="of:=2022-YEAR([.D164])" office:value-type="float" office:value="45" calcext:value-type="float">
            <text:p>4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11T14:39:57" calcext:value-type="date">
            <text:p>11.08.2020</text:p>
          </table:table-cell>
          <table:table-cell table:style-name="ce4" office:value-type="string" calcext:value-type="string">
            <text:p>9,626x10^2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9,626x10^2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3">
          <table:table-cell office:value-type="float" office:value="58789416390" calcext:value-type="float">
            <text:p>58789416390</text:p>
          </table:table-cell>
          <table:table-cell table:style-name="ce4" office:value-type="string" calcext:value-type="string">
            <text:p>FUNDA DURU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9-08-24" calcext:value-type="date">
            <text:p>24.08.1999</text:p>
          </table:table-cell>
          <table:table-cell table:formula="of:=2022-YEAR([.D165])" office:value-type="float" office:value="23" calcext:value-type="float">
            <text:p>2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12T12:33:27" calcext:value-type="date">
            <text:p>12.08.2020</text:p>
          </table:table-cell>
          <table:table-cell table:style-name="ce4" office:value-type="string" calcext:value-type="string">
            <text:p>9,937x10^3</text:p>
            <text:p>9,937x10^3POZITIF</text:p>
            <text:p>9,937x10^3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9,937x10^3</text:p>
            <text:p>9,937x10^3</text:p>
            <text:p>9,937x10^3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2">
          <table:table-cell office:value-type="float" office:value="99729150530" calcext:value-type="float">
            <text:p>99729150530</text:p>
          </table:table-cell>
          <table:table-cell table:style-name="ce4" office:value-type="string" calcext:value-type="string">
            <text:p>TEMOOR SHAH TOWHID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9-09-05" calcext:value-type="date">
            <text:p>05.09.1969</text:p>
          </table:table-cell>
          <table:table-cell table:formula="of:=2022-YEAR([.D166])" office:value-type="float" office:value="53" calcext:value-type="float">
            <text:p>5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12T12:33:28" calcext:value-type="date">
            <text:p>12.08.2020</text:p>
          </table:table-cell>
          <table:table-cell table:style-name="ce4" office:value-type="string" calcext:value-type="string">
            <text:p>2,247x10^3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2,247x10^3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0345700922" calcext:value-type="float">
            <text:p>20345700922</text:p>
          </table:table-cell>
          <table:table-cell table:style-name="ce4" office:value-type="string" calcext:value-type="string">
            <text:p>SÜNDÜS ÜNVE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9-05-15" calcext:value-type="date">
            <text:p>15.05.1969</text:p>
          </table:table-cell>
          <table:table-cell table:formula="of:=2022-YEAR([.D167])" office:value-type="float" office:value="53" calcext:value-type="float">
            <text:p>5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12T13:46:27" calcext:value-type="date">
            <text:p>12.08.2020</text:p>
          </table:table-cell>
          <table:table-cell table:style-name="ce4" office:value-type="string" calcext:value-type="string">
            <text:p>8,263x10^2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8,263x10^2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3790688790" calcext:value-type="float">
            <text:p>33790688790</text:p>
          </table:table-cell>
          <table:table-cell table:style-name="ce4" office:value-type="string" calcext:value-type="string">
            <text:p>AYSEL KESKİ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0-05-01" calcext:value-type="date">
            <text:p>01.05.1980</text:p>
          </table:table-cell>
          <table:table-cell table:formula="of:=2022-YEAR([.D168])" office:value-type="float" office:value="42" calcext:value-type="float">
            <text:p>4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12T15:14:07" calcext:value-type="date">
            <text:p>12.08.2020</text:p>
          </table:table-cell>
          <table:table-cell table:style-name="ce4" office:value-type="string" calcext:value-type="string">
            <text:p>4,218x10^2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4,218x10^2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5514857290" calcext:value-type="float">
            <text:p>45514857290</text:p>
          </table:table-cell>
          <table:table-cell table:style-name="ce4" office:value-type="string" calcext:value-type="string">
            <text:p>RIZA KÜSMEZ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4-09-21" calcext:value-type="date">
            <text:p>21.09.1974</text:p>
          </table:table-cell>
          <table:table-cell table:formula="of:=2022-YEAR([.D169])" office:value-type="float" office:value="48" calcext:value-type="float">
            <text:p>4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14T10:33:06" calcext:value-type="date">
            <text:p>14.08.2020</text:p>
          </table:table-cell>
          <table:table-cell table:style-name="ce4" office:value-type="string" calcext:value-type="string">
            <text:p>POZİTİF12,19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POZİTİF12,19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7077285536" calcext:value-type="float">
            <text:p>27077285536</text:p>
          </table:table-cell>
          <table:table-cell table:style-name="ce4" office:value-type="string" calcext:value-type="string">
            <text:p>DURSUN ÖNENÇ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6-06-10" calcext:value-type="date">
            <text:p>10.06.1966</text:p>
          </table:table-cell>
          <table:table-cell table:formula="of:=2022-YEAR([.D170])" office:value-type="float" office:value="56" calcext:value-type="float">
            <text:p>5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14T12:51:03" calcext:value-type="date">
            <text:p>14.08.2020</text:p>
          </table:table-cell>
          <table:table-cell table:style-name="ce4" office:value-type="string" calcext:value-type="string">
            <text:p>1,083x10^3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,083x10^3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0043480516" calcext:value-type="float">
            <text:p>10043480516</text:p>
          </table:table-cell>
          <table:table-cell table:style-name="ce4" office:value-type="string" calcext:value-type="string">
            <text:p>HAYDAR UÇA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3-04-04" calcext:value-type="date">
            <text:p>04.04.1973</text:p>
          </table:table-cell>
          <table:table-cell table:formula="of:=2022-YEAR([.D171])" office:value-type="float" office:value="49" calcext:value-type="float">
            <text:p>4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14T12:51:04" calcext:value-type="date">
            <text:p>14.08.2020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3267372992" calcext:value-type="float">
            <text:p>43267372992</text:p>
          </table:table-cell>
          <table:table-cell table:style-name="ce4" office:value-type="string" calcext:value-type="string">
            <text:p>FAİK DALGIÇ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7-03-05" calcext:value-type="date">
            <text:p>05.03.1957</text:p>
          </table:table-cell>
          <table:table-cell table:formula="of:=2022-YEAR([.D172])" office:value-type="float" office:value="65" calcext:value-type="float">
            <text:p>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14T13:49:26" calcext:value-type="date">
            <text:p>14.08.2020</text:p>
          </table:table-cell>
          <table:table-cell table:style-name="ce4" office:value-type="string" calcext:value-type="string">
            <text:p>4,965x10^1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4,965x10^1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0245139324" calcext:value-type="float">
            <text:p>50245139324</text:p>
          </table:table-cell>
          <table:table-cell table:style-name="ce4" office:value-type="string" calcext:value-type="string">
            <text:p>İLHAMİ ÇELİKKANAT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7-09-18" calcext:value-type="date">
            <text:p>18.09.1967</text:p>
          </table:table-cell>
          <table:table-cell table:formula="of:=2022-YEAR([.D173])" office:value-type="float" office:value="55" calcext:value-type="float">
            <text:p>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14T14:08:41" calcext:value-type="date">
            <text:p>14.08.2020</text:p>
          </table:table-cell>
          <table:table-cell table:style-name="ce4" office:value-type="string" calcext:value-type="string">
            <text:p>POZİTİF358,9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POZİTİF358,9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5378969278" calcext:value-type="float">
            <text:p>25378969278</text:p>
          </table:table-cell>
          <table:table-cell table:style-name="ce4" office:value-type="string" calcext:value-type="string">
            <text:p>EROL GÜL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1-04-10" calcext:value-type="date">
            <text:p>10.04.1961</text:p>
          </table:table-cell>
          <table:table-cell table:formula="of:=2022-YEAR([.D174])" office:value-type="float" office:value="61" calcext:value-type="float">
            <text:p>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18T12:05:26" calcext:value-type="date">
            <text:p>18.08.2020</text:p>
          </table:table-cell>
          <table:table-cell table:style-name="ce4" office:value-type="string" calcext:value-type="string">
            <text:p>POZİTİF10,86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POZİTİF10,86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0488131932" calcext:value-type="float">
            <text:p>50488131932</text:p>
          </table:table-cell>
          <table:table-cell table:style-name="ce4" office:value-type="string" calcext:value-type="string">
            <text:p>FADİME YETİŞ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0-08-03" calcext:value-type="date">
            <text:p>03.08.1980</text:p>
          </table:table-cell>
          <table:table-cell table:formula="of:=2022-YEAR([.D175])" office:value-type="float" office:value="42" calcext:value-type="float">
            <text:p>4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18T14:06:32" calcext:value-type="date">
            <text:p>18.08.2020</text:p>
          </table:table-cell>
          <table:table-cell table:style-name="ce4" office:value-type="string" calcext:value-type="string">
            <text:p>POZİTİF444,8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POZİTİF444,8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8696019068" calcext:value-type="float">
            <text:p>38696019068</text:p>
          </table:table-cell>
          <table:table-cell table:style-name="ce4" office:value-type="string" calcext:value-type="string">
            <text:p>MAKSUT ŞAHİ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8-09-01" calcext:value-type="date">
            <text:p>01.09.1978</text:p>
          </table:table-cell>
          <table:table-cell table:formula="of:=2022-YEAR([.D176])" office:value-type="float" office:value="44" calcext:value-type="float">
            <text:p>4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18T15:41:26" calcext:value-type="date">
            <text:p>18.08.2020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0236140360" calcext:value-type="float">
            <text:p>50236140360</text:p>
          </table:table-cell>
          <table:table-cell table:style-name="ce4" office:value-type="string" calcext:value-type="string">
            <text:p>SUNA ERDOĞA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0-12-15" calcext:value-type="date">
            <text:p>15.12.1970</text:p>
          </table:table-cell>
          <table:table-cell table:formula="of:=2022-YEAR([.D177])" office:value-type="float" office:value="52" calcext:value-type="float">
            <text:p>5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19T13:09:26" calcext:value-type="date">
            <text:p>19.08.2020</text:p>
          </table:table-cell>
          <table:table-cell table:style-name="ce4" office:value-type="string" calcext:value-type="string">
            <text:p>POZİTİF31,75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POZİTİF31,75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9236129412" calcext:value-type="float">
            <text:p>59236129412</text:p>
          </table:table-cell>
          <table:table-cell table:style-name="ce4" office:value-type="string" calcext:value-type="string">
            <text:p>FATMA GÖZCÜOĞLU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3-10-25" calcext:value-type="date">
            <text:p>25.10.1993</text:p>
          </table:table-cell>
          <table:table-cell table:formula="of:=2022-YEAR([.D178])" office:value-type="float" office:value="29" calcext:value-type="float">
            <text:p>2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19T13:25:01" calcext:value-type="date">
            <text:p>19.08.2020</text:p>
          </table:table-cell>
          <table:table-cell table:style-name="ce4" office:value-type="string" calcext:value-type="string">
            <text:p>POZITIF5674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5674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6855817240" calcext:value-type="float">
            <text:p>46855817240</text:p>
          </table:table-cell>
          <table:table-cell table:style-name="ce4" office:value-type="string" calcext:value-type="string">
            <text:p>ARİFE ERE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1-03-10" calcext:value-type="date">
            <text:p>10.03.1971</text:p>
          </table:table-cell>
          <table:table-cell table:formula="of:=2022-YEAR([.D179])" office:value-type="float" office:value="51" calcext:value-type="float">
            <text:p>5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0T11:23:54" calcext:value-type="date">
            <text:p>20.08.2020</text:p>
          </table:table-cell>
          <table:table-cell table:style-name="ce4" office:value-type="string" calcext:value-type="string">
            <text:p>POZITIF2091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2091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6377165806" calcext:value-type="float">
            <text:p>36377165806</text:p>
          </table:table-cell>
          <table:table-cell table:style-name="ce4" office:value-type="string" calcext:value-type="string">
            <text:p>DÖNDÜ GÖKME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5-02-17" calcext:value-type="date">
            <text:p>17.02.1965</text:p>
          </table:table-cell>
          <table:table-cell table:formula="of:=2022-YEAR([.D180])" office:value-type="float" office:value="57" calcext:value-type="float">
            <text:p>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0T11:26:02" calcext:value-type="date">
            <text:p>20.08.2020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2372632808" calcext:value-type="float">
            <text:p>52372632808</text:p>
          </table:table-cell>
          <table:table-cell table:style-name="ce4" office:value-type="string" calcext:value-type="string">
            <text:p>ESRA DEMİ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8-04-10" calcext:value-type="date">
            <text:p>10.04.1988</text:p>
          </table:table-cell>
          <table:table-cell table:formula="of:=2022-YEAR([.D181])" office:value-type="float" office:value="34" calcext:value-type="float">
            <text:p>3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0T13:47:59" calcext:value-type="date">
            <text:p>20.08.2020</text:p>
          </table:table-cell>
          <table:table-cell table:style-name="ce4" office:value-type="string" calcext:value-type="string">
            <text:p>POZITIF 687,2</text:p>
          </table:table-cell>
          <table:table-cell table:style-name="ce15" office:value-type="string" calcext:value-type="string">
            <text:p>1 <text:s/>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687,2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7909207454" calcext:value-type="float">
            <text:p>17909207454</text:p>
          </table:table-cell>
          <table:table-cell table:style-name="ce4" office:value-type="string" calcext:value-type="string">
            <text:p>AHMET KAYA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2-05-02" calcext:value-type="date">
            <text:p>02.05.1972</text:p>
          </table:table-cell>
          <table:table-cell table:formula="of:=2022-YEAR([.D182])" office:value-type="float" office:value="50" calcext:value-type="float">
            <text:p>5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1T13:32:47" calcext:value-type="date">
            <text:p>21.08.2020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4164379512" calcext:value-type="float">
            <text:p>24164379512</text:p>
          </table:table-cell>
          <table:table-cell table:style-name="ce4" office:value-type="string" calcext:value-type="string">
            <text:p>HAMZA ERİLGİ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5-07-31" calcext:value-type="date">
            <text:p>31.07.1965</text:p>
          </table:table-cell>
          <table:table-cell table:formula="of:=2022-YEAR([.D183])" office:value-type="float" office:value="57" calcext:value-type="float">
            <text:p>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1T14:18:01" calcext:value-type="date">
            <text:p>21.08.2020</text:p>
          </table:table-cell>
          <table:table-cell table:style-name="ce4" office:value-type="string" calcext:value-type="string">
            <text:p>POZITIF661,2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661,2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7044620344" calcext:value-type="float">
            <text:p>47044620344</text:p>
          </table:table-cell>
          <table:table-cell table:style-name="ce4" office:value-type="string" calcext:value-type="string">
            <text:p>HAYDAR KILIÇ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8-03-10" calcext:value-type="date">
            <text:p>10.03.1968</text:p>
          </table:table-cell>
          <table:table-cell table:formula="of:=2022-YEAR([.D184])" office:value-type="float" office:value="54" calcext:value-type="float">
            <text:p>5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1T14:18:01" calcext:value-type="date">
            <text:p>21.08.2020</text:p>
          </table:table-cell>
          <table:table-cell table:style-name="ce4" office:value-type="string" calcext:value-type="string">
            <text:p>POZITIF30,82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30,82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3266075888" calcext:value-type="float">
            <text:p>33266075888</text:p>
          </table:table-cell>
          <table:table-cell table:style-name="ce4" office:value-type="string" calcext:value-type="string">
            <text:p>LEMAN AYTAÇ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3-06-01" calcext:value-type="date">
            <text:p>01.06.1973</text:p>
          </table:table-cell>
          <table:table-cell table:formula="of:=2022-YEAR([.D185])" office:value-type="float" office:value="49" calcext:value-type="float">
            <text:p>4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1T14:18:01" calcext:value-type="date">
            <text:p>21.08.2020</text:p>
          </table:table-cell>
          <table:table-cell table:style-name="ce4" office:value-type="string" calcext:value-type="string">
            <text:p>POZITIF10,97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0,97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2501065408" calcext:value-type="float">
            <text:p>52501065408</text:p>
          </table:table-cell>
          <table:table-cell table:style-name="ce4" office:value-type="string" calcext:value-type="string">
            <text:p>SEVDA OMALA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5-04-01" calcext:value-type="date">
            <text:p>01.04.1985</text:p>
          </table:table-cell>
          <table:table-cell table:formula="of:=2022-YEAR([.D186])" office:value-type="float" office:value="37" calcext:value-type="float">
            <text:p>3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4T11:12:09" calcext:value-type="date">
            <text:p>24.08.2020</text:p>
          </table:table-cell>
          <table:table-cell table:style-name="ce4" office:value-type="string" calcext:value-type="string">
            <text:p>POZITIF25,00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25,00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0311174404" calcext:value-type="float">
            <text:p>30311174404</text:p>
          </table:table-cell>
          <table:table-cell table:style-name="ce4" office:value-type="string" calcext:value-type="string">
            <text:p>FERHAT AKSOY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0-02-03" calcext:value-type="date">
            <text:p>03.02.1990</text:p>
          </table:table-cell>
          <table:table-cell table:formula="of:=2022-YEAR([.D187])" office:value-type="float" office:value="32" calcext:value-type="float">
            <text:p>3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4T12:39:22" calcext:value-type="date">
            <text:p>24.08.2020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1696758296" calcext:value-type="float">
            <text:p>31696758296</text:p>
          </table:table-cell>
          <table:table-cell table:style-name="ce4" office:value-type="string" calcext:value-type="string">
            <text:p>HATİCE MELEK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1-06-02" calcext:value-type="date">
            <text:p>02.06.1971</text:p>
          </table:table-cell>
          <table:table-cell table:formula="of:=2022-YEAR([.D188])" office:value-type="float" office:value="51" calcext:value-type="float">
            <text:p>5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4T12:39:23" calcext:value-type="date">
            <text:p>24.08.2020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7824203460" calcext:value-type="float">
            <text:p>47824203460</text:p>
          </table:table-cell>
          <table:table-cell table:style-name="ce4" office:value-type="string" calcext:value-type="string">
            <text:p>DURSUN YOKUŞ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1-03-30" calcext:value-type="date">
            <text:p>30.03.1961</text:p>
          </table:table-cell>
          <table:table-cell table:formula="of:=2022-YEAR([.D189])" office:value-type="float" office:value="61" calcext:value-type="float">
            <text:p>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4T14:15:28" calcext:value-type="date">
            <text:p>24.08.2020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1999972704" calcext:value-type="float">
            <text:p>11999972704</text:p>
          </table:table-cell>
          <table:table-cell table:style-name="ce4" office:value-type="string" calcext:value-type="string">
            <text:p>HASAN ÇİĞDEM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2-09-18" calcext:value-type="date">
            <text:p>18.09.1972</text:p>
          </table:table-cell>
          <table:table-cell table:formula="of:=2022-YEAR([.D190])" office:value-type="float" office:value="50" calcext:value-type="float">
            <text:p>5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4T14:15:28" calcext:value-type="date">
            <text:p>24.08.2020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4380895078" calcext:value-type="float">
            <text:p>44380895078</text:p>
          </table:table-cell>
          <table:table-cell table:style-name="ce4" office:value-type="string" calcext:value-type="string">
            <text:p>SADAT ÇABUK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1-01-20" calcext:value-type="date">
            <text:p>20.01.1961</text:p>
          </table:table-cell>
          <table:table-cell table:formula="of:=2022-YEAR([.D191])" office:value-type="float" office:value="61" calcext:value-type="float">
            <text:p>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4T14:15:29" calcext:value-type="date">
            <text:p>24.08.2020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6786628052" calcext:value-type="float">
            <text:p>46786628052</text:p>
          </table:table-cell>
          <table:table-cell table:style-name="ce4" office:value-type="string" calcext:value-type="string">
            <text:p>ERKAN BAŞTUĞ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5-04-10" calcext:value-type="date">
            <text:p>10.04.1985</text:p>
          </table:table-cell>
          <table:table-cell table:formula="of:=2022-YEAR([.D192])" office:value-type="float" office:value="37" calcext:value-type="float">
            <text:p>3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5T11:45:19" calcext:value-type="date">
            <text:p>25.08.2020</text:p>
          </table:table-cell>
          <table:table-cell table:style-name="ce4" office:value-type="string" calcext:value-type="string">
            <text:p>POZITIF30090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30090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5174345778" calcext:value-type="float">
            <text:p>55174345778</text:p>
          </table:table-cell>
          <table:table-cell table:style-name="ce4" office:value-type="string" calcext:value-type="string">
            <text:p>RIZA ÇINA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0-09-26" calcext:value-type="date">
            <text:p>26.09.1950</text:p>
          </table:table-cell>
          <table:table-cell table:formula="of:=2022-YEAR([.D193])" office:value-type="float" office:value="72" calcext:value-type="float">
            <text:p>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6T10:23:35" calcext:value-type="date">
            <text:p>26.08.2020</text:p>
          </table:table-cell>
          <table:table-cell table:style-name="ce4" office:value-type="string" calcext:value-type="string">
            <text:p>POZITIF263,6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263,6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6640594074" calcext:value-type="float">
            <text:p>36640594074</text:p>
          </table:table-cell>
          <table:table-cell table:style-name="ce4" office:value-type="string" calcext:value-type="string">
            <text:p>GÜLCAN ÖZTÜRK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7-02-19" calcext:value-type="date">
            <text:p>19.02.1987</text:p>
          </table:table-cell>
          <table:table-cell table:formula="of:=2022-YEAR([.D194])" office:value-type="float" office:value="35" calcext:value-type="float">
            <text:p>3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6T13:29:52" calcext:value-type="date">
            <text:p>26.08.2020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5369969560" calcext:value-type="float">
            <text:p>25369969560</text:p>
          </table:table-cell>
          <table:table-cell table:style-name="ce4" office:value-type="string" calcext:value-type="string">
            <text:p>ŞAHİN GÜL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6-11-01" calcext:value-type="date">
            <text:p>01.11.1966</text:p>
          </table:table-cell>
          <table:table-cell table:formula="of:=2022-YEAR([.D195])" office:value-type="float" office:value="56" calcext:value-type="float">
            <text:p>5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6T13:29:52" calcext:value-type="date">
            <text:p>26.08.2020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2789056068" calcext:value-type="float">
            <text:p>52789056068</text:p>
          </table:table-cell>
          <table:table-cell table:style-name="ce4" office:value-type="string" calcext:value-type="string">
            <text:p>AYCAN AKDAĞ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3-09-11" calcext:value-type="date">
            <text:p>11.09.1993</text:p>
          </table:table-cell>
          <table:table-cell table:formula="of:=2022-YEAR([.D196])" office:value-type="float" office:value="29" calcext:value-type="float">
            <text:p>2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7T13:33:50" calcext:value-type="date">
            <text:p>27.08.2020</text:p>
          </table:table-cell>
          <table:table-cell table:style-name="ce4" office:value-type="string" calcext:value-type="string">
            <text:p>Pozitif 2.232x10^1</text:p>
          </table:table-cell>
          <table:table-cell table:style-name="ce15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2.232x10^1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2">
          <table:table-cell office:value-type="float" office:value="20036516542" calcext:value-type="float">
            <text:p>20036516542</text:p>
          </table:table-cell>
          <table:table-cell table:style-name="ce4" office:value-type="string" calcext:value-type="string">
            <text:p>CEVRİYE KARACAOĞLU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0-07-15" calcext:value-type="date">
            <text:p>15.07.1970</text:p>
          </table:table-cell>
          <table:table-cell table:formula="of:=2022-YEAR([.D197])" office:value-type="float" office:value="52" calcext:value-type="float">
            <text:p>5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7T13:33:50" calcext:value-type="date">
            <text:p>27.08.2020</text:p>
          </table:table-cell>
          <table:table-cell table:style-name="ce4" office:value-type="string" calcext:value-type="string">
            <text:p>Pozitif 18560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<text:s/>18560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9553496688" calcext:value-type="float">
            <text:p>39553496688</text:p>
          </table:table-cell>
          <table:table-cell table:style-name="ce4" office:value-type="string" calcext:value-type="string">
            <text:p>GÜLBEYAZ BOZDEMİ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8-12-17" calcext:value-type="date">
            <text:p>17.12.1958</text:p>
          </table:table-cell>
          <table:table-cell table:formula="of:=2022-YEAR([.D198])" office:value-type="float" office:value="64" calcext:value-type="float">
            <text:p>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7T13:33:50" calcext:value-type="date">
            <text:p>27.08.2020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4591698980" calcext:value-type="float">
            <text:p>14591698980</text:p>
          </table:table-cell>
          <table:table-cell table:style-name="ce4" office:value-type="string" calcext:value-type="string">
            <text:p>ZEKİYE ÖNDE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7-03-06" calcext:value-type="date">
            <text:p>06.03.1957</text:p>
          </table:table-cell>
          <table:table-cell table:formula="of:=2022-YEAR([.D199])" office:value-type="float" office:value="65" calcext:value-type="float">
            <text:p>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7T13:39:03" calcext:value-type="date">
            <text:p>27.08.2020</text:p>
          </table:table-cell>
          <table:table-cell table:style-name="ce4" office:value-type="string" calcext:value-type="string">
            <text:p>Pozitif 3.576x10^2</text:p>
          </table:table-cell>
          <table:table-cell table:style-name="ce15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3.576x10^2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1929083868" calcext:value-type="float">
            <text:p>21929083868</text:p>
          </table:table-cell>
          <table:table-cell table:style-name="ce4" office:value-type="string" calcext:value-type="string">
            <text:p>NURAN AKTAŞ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4-07-01" calcext:value-type="date">
            <text:p>01.07.1974</text:p>
          </table:table-cell>
          <table:table-cell table:formula="of:=2022-YEAR([.D200])" office:value-type="float" office:value="48" calcext:value-type="float">
            <text:p>4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7T14:22:02" calcext:value-type="date">
            <text:p>27.08.2020</text:p>
          </table:table-cell>
          <table:table-cell table:style-name="ce4" office:value-type="string" calcext:value-type="string">
            <text:p>Pozitif 8,918</text:p>
          </table:table-cell>
          <table:table-cell table:style-name="ce15" office:value-type="string" calcext:value-type="string">
            <text:p>1 <text:s/>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8,918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0349027740" calcext:value-type="float">
            <text:p>40349027740</text:p>
          </table:table-cell>
          <table:table-cell table:style-name="ce4" office:value-type="string" calcext:value-type="string">
            <text:p>YUSUF ÇAKMAK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1-12-26" calcext:value-type="date">
            <text:p>26.12.1971</text:p>
          </table:table-cell>
          <table:table-cell table:formula="of:=2022-YEAR([.D201])" office:value-type="float" office:value="51" calcext:value-type="float">
            <text:p>5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7T14:22:02" calcext:value-type="date">
            <text:p>27.08.2020</text:p>
          </table:table-cell>
          <table:table-cell table:style-name="ce4" office:value-type="string" calcext:value-type="string">
            <text:p>Pozitif 17,71</text:p>
          </table:table-cell>
          <table:table-cell table:style-name="ce15" office:value-type="string" calcext:value-type="string">
            <text:p>1 <text:s/>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17,71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3043381104" calcext:value-type="float">
            <text:p>13043381104</text:p>
          </table:table-cell>
          <table:table-cell table:style-name="ce4" office:value-type="string" calcext:value-type="string">
            <text:p>ŞÜKRAN TOPAÇ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0-02-10" calcext:value-type="date">
            <text:p>10.02.1960</text:p>
          </table:table-cell>
          <table:table-cell table:formula="of:=2022-YEAR([.D202])" office:value-type="float" office:value="62" calcext:value-type="float">
            <text:p>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8T09:08:53" calcext:value-type="date">
            <text:p>28.08.2020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0022485440" calcext:value-type="float">
            <text:p>10022485440</text:p>
          </table:table-cell>
          <table:table-cell table:style-name="ce4" office:value-type="string" calcext:value-type="string">
            <text:p>GÜLHANIM KARAKELLE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0-02-10" calcext:value-type="date">
            <text:p>10.02.1960</text:p>
          </table:table-cell>
          <table:table-cell table:formula="of:=2022-YEAR([.D203])" office:value-type="float" office:value="62" calcext:value-type="float">
            <text:p>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8T12:18:08" calcext:value-type="date">
            <text:p>28.08.2020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1482656790" calcext:value-type="float">
            <text:p>21482656790</text:p>
          </table:table-cell>
          <table:table-cell table:style-name="ce4" office:value-type="string" calcext:value-type="string">
            <text:p>HÜSEYİN HANLIOĞLU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3-12-13" calcext:value-type="date">
            <text:p>13.12.1963</text:p>
          </table:table-cell>
          <table:table-cell table:formula="of:=2022-YEAR([.D204])" office:value-type="float" office:value="59" calcext:value-type="float">
            <text:p>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31T12:32:29" calcext:value-type="date">
            <text:p>31.08.2020</text:p>
          </table:table-cell>
          <table:table-cell table:style-name="ce4" office:value-type="string" calcext:value-type="string">
            <text:p>POZITIF37,89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37,89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5224307194" calcext:value-type="float">
            <text:p>15224307194</text:p>
          </table:table-cell>
          <table:table-cell table:style-name="ce4" office:value-type="string" calcext:value-type="string">
            <text:p>CELİL GÜL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7-06-19" calcext:value-type="date">
            <text:p>19.06.1967</text:p>
          </table:table-cell>
          <table:table-cell table:formula="of:=2022-YEAR([.D205])" office:value-type="float" office:value="55" calcext:value-type="float">
            <text:p>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31T12:46:25" calcext:value-type="date">
            <text:p>31.08.2020</text:p>
          </table:table-cell>
          <table:table-cell table:style-name="ce4" office:value-type="string" calcext:value-type="string">
            <text:p>POZITIF15,54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5,54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5906175804" calcext:value-type="float">
            <text:p>35906175804</text:p>
          </table:table-cell>
          <table:table-cell table:style-name="ce4" office:value-type="string" calcext:value-type="string">
            <text:p>HALİT DEMİRCİ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5-05-25" calcext:value-type="date">
            <text:p>25.05.1965</text:p>
          </table:table-cell>
          <table:table-cell table:formula="of:=2022-YEAR([.D206])" office:value-type="float" office:value="57" calcext:value-type="float">
            <text:p>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31T15:05:31" calcext:value-type="date">
            <text:p>31.08.2020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9554201876" calcext:value-type="float">
            <text:p>59554201876</text:p>
          </table:table-cell>
          <table:table-cell table:style-name="ce4" office:value-type="string" calcext:value-type="string">
            <text:p>BİBİŞİRİN KUREYŞİ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8-08-06" calcext:value-type="date">
            <text:p>06.08.1978</text:p>
          </table:table-cell>
          <table:table-cell table:formula="of:=2022-YEAR([.D207])" office:value-type="float" office:value="44" calcext:value-type="float">
            <text:p>4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01T12:21:18" calcext:value-type="date">
            <text:p>01.09.2020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3072936914" calcext:value-type="float">
            <text:p>43072936914</text:p>
          </table:table-cell>
          <table:table-cell table:style-name="ce4" office:value-type="string" calcext:value-type="string">
            <text:p>SÜLEYMAN UÇA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6-08-01" calcext:value-type="date">
            <text:p>01.08.1966</text:p>
          </table:table-cell>
          <table:table-cell table:formula="of:=2022-YEAR([.D208])" office:value-type="float" office:value="56" calcext:value-type="float">
            <text:p>5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01T12:21:18" calcext:value-type="date">
            <text:p>01.09.2020</text:p>
          </table:table-cell>
          <table:table-cell table:style-name="ce4" office:value-type="string" calcext:value-type="string">
            <text:p>POZITIF57,74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57,74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2">
          <table:table-cell office:value-type="float" office:value="56395496300" calcext:value-type="float">
            <text:p>56395496300</text:p>
          </table:table-cell>
          <table:table-cell table:style-name="ce4" office:value-type="string" calcext:value-type="string">
            <text:p>YASİN USLU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2002-05-09" calcext:value-type="date">
            <text:p>09.05.2002</text:p>
          </table:table-cell>
          <table:table-cell table:formula="of:=2022-YEAR([.D209])" office:value-type="float" office:value="20" calcext:value-type="float">
            <text:p>2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01T12:21:18" calcext:value-type="date">
            <text:p>01.09.2020</text:p>
          </table:table-cell>
          <table:table-cell table:style-name="ce4" office:value-type="string" calcext:value-type="string">
            <text:p>POZITIF872400000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872400000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7661117372" calcext:value-type="float">
            <text:p>37661117372</text:p>
          </table:table-cell>
          <table:table-cell table:style-name="ce4" office:value-type="string" calcext:value-type="string">
            <text:p>MUSTAFA ŞAHİ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4-09-19" calcext:value-type="date">
            <text:p>19.09.1974</text:p>
          </table:table-cell>
          <table:table-cell table:formula="of:=2022-YEAR([.D210])" office:value-type="float" office:value="48" calcext:value-type="float">
            <text:p>4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01T14:38:45" calcext:value-type="date">
            <text:p>01.09.2020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7933777374" calcext:value-type="float">
            <text:p>17933777374</text:p>
          </table:table-cell>
          <table:table-cell table:style-name="ce4" office:value-type="string" calcext:value-type="string">
            <text:p>ŞEMSİ KARAGÖL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6-04-26" calcext:value-type="date">
            <text:p>26.04.1966</text:p>
          </table:table-cell>
          <table:table-cell table:formula="of:=2022-YEAR([.D211])" office:value-type="float" office:value="56" calcext:value-type="float">
            <text:p>5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01T15:00:58" calcext:value-type="date">
            <text:p>01.09.2020</text:p>
          </table:table-cell>
          <table:table-cell table:style-name="ce4" office:value-type="string" calcext:value-type="string">
            <text:p>Pozitif 188,1</text:p>
          </table:table-cell>
          <table:table-cell table:style-name="ce15" office:value-type="string" calcext:value-type="string">
            <text:p>1 <text:s/>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188,1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5780955944" calcext:value-type="float">
            <text:p>25780955944</text:p>
          </table:table-cell>
          <table:table-cell table:style-name="ce4" office:value-type="string" calcext:value-type="string">
            <text:p>MURAT UZUNOVA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8-08-05" calcext:value-type="date">
            <text:p>05.08.1978</text:p>
          </table:table-cell>
          <table:table-cell table:formula="of:=2022-YEAR([.D212])" office:value-type="float" office:value="44" calcext:value-type="float">
            <text:p>4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01T15:01:03" calcext:value-type="date">
            <text:p>01.09.2020</text:p>
          </table:table-cell>
          <table:table-cell table:style-name="ce4" office:value-type="string" calcext:value-type="string">
            <text:p>Pozitif 12480</text:p>
          </table:table-cell>
          <table:table-cell table:style-name="ce15" office:value-type="string" calcext:value-type="string">
            <text:p>1 <text:s/>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12480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8950184152" calcext:value-type="float">
            <text:p>18950184152</text:p>
          </table:table-cell>
          <table:table-cell table:style-name="ce4" office:value-type="string" calcext:value-type="string">
            <text:p>NEVİN E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2-07-16" calcext:value-type="date">
            <text:p>16.07.1962</text:p>
          </table:table-cell>
          <table:table-cell table:formula="of:=2022-YEAR([.D213])" office:value-type="float" office:value="60" calcext:value-type="float">
            <text:p>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02T10:06:52" calcext:value-type="date">
            <text:p>02.09.2020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0606498162" calcext:value-type="float">
            <text:p>20606498162</text:p>
          </table:table-cell>
          <table:table-cell table:style-name="ce4" office:value-type="string" calcext:value-type="string">
            <text:p>MURAT YILDIZ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5-03-20" calcext:value-type="date">
            <text:p>20.03.1975</text:p>
          </table:table-cell>
          <table:table-cell table:formula="of:=2022-YEAR([.D214])" office:value-type="float" office:value="47" calcext:value-type="float">
            <text:p>4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02T10:40:57" calcext:value-type="date">
            <text:p>02.09.2020</text:p>
          </table:table-cell>
          <table:table-cell table:style-name="ce4" office:value-type="string" calcext:value-type="string">
            <text:p>Pozitif 106,2</text:p>
          </table:table-cell>
          <table:table-cell table:style-name="ce15" office:value-type="string" calcext:value-type="string">
            <text:p>1 <text:s/>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106,2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2265405480" calcext:value-type="float">
            <text:p>42265405480</text:p>
          </table:table-cell>
          <table:table-cell table:style-name="ce4" office:value-type="string" calcext:value-type="string">
            <text:p>SEVİM E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0-04-12" calcext:value-type="date">
            <text:p>12.04.1960</text:p>
          </table:table-cell>
          <table:table-cell table:formula="of:=2022-YEAR([.D215])" office:value-type="float" office:value="62" calcext:value-type="float">
            <text:p>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02T10:40:57" calcext:value-type="date">
            <text:p>02.09.2020</text:p>
          </table:table-cell>
          <table:table-cell table:style-name="ce4" office:value-type="string" calcext:value-type="string">
            <text:p>Pozitif 2525</text:p>
          </table:table-cell>
          <table:table-cell table:style-name="ce15" office:value-type="string" calcext:value-type="string">
            <text:p>1 <text:s/>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2525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7770261912" calcext:value-type="float">
            <text:p>27770261912</text:p>
          </table:table-cell>
          <table:table-cell table:style-name="ce4" office:value-type="string" calcext:value-type="string">
            <text:p>ALİ YÜKSEL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9-11-15" calcext:value-type="date">
            <text:p>15.11.1959</text:p>
          </table:table-cell>
          <table:table-cell table:formula="of:=2022-YEAR([.D216])" office:value-type="float" office:value="63" calcext:value-type="float">
            <text:p>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02T13:52:00" calcext:value-type="date">
            <text:p>02.09.2020</text:p>
          </table:table-cell>
          <table:table-cell table:style-name="ce4" office:value-type="string" calcext:value-type="string">
            <text:p>Pozitif 107200</text:p>
          </table:table-cell>
          <table:table-cell table:style-name="ce15" office:value-type="string" calcext:value-type="string">
            <text:p>1 <text:s/>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107200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9341065348" calcext:value-type="float">
            <text:p>39341065348</text:p>
          </table:table-cell>
          <table:table-cell table:style-name="ce4" office:value-type="string" calcext:value-type="string">
            <text:p>RIZA YEŞİLIRMAK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47-10-13" calcext:value-type="date">
            <text:p>13.10.1947</text:p>
          </table:table-cell>
          <table:table-cell table:formula="of:=2022-YEAR([.D217])" office:value-type="float" office:value="75" calcext:value-type="float">
            <text:p>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04T10:36:17" calcext:value-type="date">
            <text:p>04.09.2020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1579429390" calcext:value-type="float">
            <text:p>11579429390</text:p>
          </table:table-cell>
          <table:table-cell table:style-name="ce4" office:value-type="string" calcext:value-type="string">
            <text:p>YALÇIN ŞAHİ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2-01-18" calcext:value-type="date">
            <text:p>18.01.1982</text:p>
          </table:table-cell>
          <table:table-cell table:formula="of:=2022-YEAR([.D218])" office:value-type="float" office:value="40" calcext:value-type="float">
            <text:p>4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04T10:36:17" calcext:value-type="date">
            <text:p>04.09.2020</text:p>
          </table:table-cell>
          <table:table-cell table:style-name="ce4" office:value-type="string" calcext:value-type="string">
            <text:p>Pozitif 39,07</text:p>
          </table:table-cell>
          <table:table-cell table:style-name="ce15" office:value-type="string" calcext:value-type="string">
            <text:p>1 <text:s/>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39,07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3984910514" calcext:value-type="float">
            <text:p>43984910514</text:p>
          </table:table-cell>
          <table:table-cell table:style-name="ce4" office:value-type="string" calcext:value-type="string">
            <text:p>ASLAN ÖZTÜRK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8-05-15" calcext:value-type="date">
            <text:p>15.05.1978</text:p>
          </table:table-cell>
          <table:table-cell table:formula="of:=2022-YEAR([.D219])" office:value-type="float" office:value="44" calcext:value-type="float">
            <text:p>4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04T13:08:22" calcext:value-type="date">
            <text:p>04.09.2020</text:p>
          </table:table-cell>
          <table:table-cell table:style-name="ce4" office:value-type="string" calcext:value-type="string">
            <text:p>Pozitif 267,5</text:p>
          </table:table-cell>
          <table:table-cell table:style-name="ce15" office:value-type="string" calcext:value-type="string">
            <text:p>1 <text:s/>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267,5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0078515480" calcext:value-type="float">
            <text:p>20078515480</text:p>
          </table:table-cell>
          <table:table-cell table:style-name="ce4" office:value-type="string" calcext:value-type="string">
            <text:p>AVNİ ÖNE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0-01-12" calcext:value-type="date">
            <text:p>12.01.1970</text:p>
          </table:table-cell>
          <table:table-cell table:formula="of:=2022-YEAR([.D220])" office:value-type="float" office:value="52" calcext:value-type="float">
            <text:p>5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07T14:37:59" calcext:value-type="date">
            <text:p>07.09.2020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6445827300" calcext:value-type="float">
            <text:p>16445827300</text:p>
          </table:table-cell>
          <table:table-cell table:style-name="ce4" office:value-type="string" calcext:value-type="string">
            <text:p>YETER GÜRBÜZ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3-01-13" calcext:value-type="date">
            <text:p>13.01.1963</text:p>
          </table:table-cell>
          <table:table-cell table:formula="of:=2022-YEAR([.D221])" office:value-type="float" office:value="59" calcext:value-type="float">
            <text:p>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08T13:50:46" calcext:value-type="date">
            <text:p>08.09.2020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7271906510" calcext:value-type="float">
            <text:p>27271906510</text:p>
          </table:table-cell>
          <table:table-cell table:style-name="ce4" office:value-type="string" calcext:value-type="string">
            <text:p>HAVVA TAŞ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0-12-10" calcext:value-type="date">
            <text:p>10.12.1960</text:p>
          </table:table-cell>
          <table:table-cell table:formula="of:=2022-YEAR([.D222])" office:value-type="float" office:value="62" calcext:value-type="float">
            <text:p>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08T13:55:29" calcext:value-type="date">
            <text:p>08.09.2020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1873976934" calcext:value-type="float">
            <text:p>11873976934</text:p>
          </table:table-cell>
          <table:table-cell table:style-name="ce4" office:value-type="string" calcext:value-type="string">
            <text:p>FERHAT ÇİĞDEM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5-11-11" calcext:value-type="date">
            <text:p>11.11.1985</text:p>
          </table:table-cell>
          <table:table-cell table:formula="of:=2022-YEAR([.D223])" office:value-type="float" office:value="37" calcext:value-type="float">
            <text:p>3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09T14:57:52" calcext:value-type="date">
            <text:p>09.09.2020</text:p>
          </table:table-cell>
          <table:table-cell table:style-name="ce4" office:value-type="string" calcext:value-type="string">
            <text:p>Pozitif 796,1</text:p>
          </table:table-cell>
          <table:table-cell table:style-name="ce15" office:value-type="string" calcext:value-type="string">
            <text:p>1 <text:s/>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796,1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4000347942" calcext:value-type="float">
            <text:p>14000347942</text:p>
          </table:table-cell>
          <table:table-cell table:style-name="ce4" office:value-type="string" calcext:value-type="string">
            <text:p>ABDULSEDTAR TÜRKCA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2-07-01" calcext:value-type="date">
            <text:p>01.07.1962</text:p>
          </table:table-cell>
          <table:table-cell table:formula="of:=2022-YEAR([.D224])" office:value-type="float" office:value="60" calcext:value-type="float">
            <text:p>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10T11:12:47" calcext:value-type="date">
            <text:p>10.09.2020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2054640534" calcext:value-type="float">
            <text:p>52054640534</text:p>
          </table:table-cell>
          <table:table-cell table:style-name="ce4" office:value-type="string" calcext:value-type="string">
            <text:p>YAKUP ÇÖRDÜK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6-07-20" calcext:value-type="date">
            <text:p>20.07.1996</text:p>
          </table:table-cell>
          <table:table-cell table:formula="of:=2022-YEAR([.D225])" office:value-type="float" office:value="26" calcext:value-type="float">
            <text:p>2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10T11:12:48" calcext:value-type="date">
            <text:p>10.09.2020</text:p>
          </table:table-cell>
          <table:table-cell table:style-name="ce4" office:value-type="string" calcext:value-type="string">
            <text:p>POZITIF2906000000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2906000000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70228037560" calcext:value-type="float">
            <text:p>70228037560</text:p>
          </table:table-cell>
          <table:table-cell table:style-name="ce4" office:value-type="string" calcext:value-type="string">
            <text:p>SABRİ BENGÜ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8-01-03" calcext:value-type="date">
            <text:p>03.01.1968</text:p>
          </table:table-cell>
          <table:table-cell table:formula="of:=2022-YEAR([.D226])" office:value-type="float" office:value="54" calcext:value-type="float">
            <text:p>5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10T13:30:56" calcext:value-type="date">
            <text:p>10.09.2020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3951017378" calcext:value-type="float">
            <text:p>23951017378</text:p>
          </table:table-cell>
          <table:table-cell table:style-name="ce4" office:value-type="string" calcext:value-type="string">
            <text:p>HAKAN KARDAŞ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7-05-13" calcext:value-type="date">
            <text:p>13.05.1997</text:p>
          </table:table-cell>
          <table:table-cell table:formula="of:=2022-YEAR([.D227])" office:value-type="float" office:value="25" calcext:value-type="float">
            <text:p>2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11T14:27:32" calcext:value-type="date">
            <text:p>11.09.2020</text:p>
          </table:table-cell>
          <table:table-cell table:style-name="ce4" office:value-type="string" calcext:value-type="string">
            <text:p>POZITIF6,931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6,931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2589061654" calcext:value-type="float">
            <text:p>22589061654</text:p>
          </table:table-cell>
          <table:table-cell table:style-name="ce4" office:value-type="string" calcext:value-type="string">
            <text:p>ADEM TAŞ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8-07-22" calcext:value-type="date">
            <text:p>22.07.1978</text:p>
          </table:table-cell>
          <table:table-cell table:formula="of:=2022-YEAR([.D228])" office:value-type="float" office:value="44" calcext:value-type="float">
            <text:p>4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11T14:52:43" calcext:value-type="date">
            <text:p>11.09.2020</text:p>
          </table:table-cell>
          <table:table-cell table:style-name="ce4" office:value-type="string" calcext:value-type="string">
            <text:p>POZITIF 5397</text:p>
          </table:table-cell>
          <table:table-cell table:style-name="ce15" office:value-type="string" calcext:value-type="string">
            <text:p>1 <text:s/>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5397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0373802208" calcext:value-type="float">
            <text:p>30373802208</text:p>
          </table:table-cell>
          <table:table-cell table:style-name="ce4" office:value-type="string" calcext:value-type="string">
            <text:p>SABRİ KILIÇ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9-03-02" calcext:value-type="date">
            <text:p>02.03.1969</text:p>
          </table:table-cell>
          <table:table-cell table:formula="of:=2022-YEAR([.D229])" office:value-type="float" office:value="53" calcext:value-type="float">
            <text:p>5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11T14:52:43" calcext:value-type="date">
            <text:p>11.09.2020</text:p>
          </table:table-cell>
          <table:table-cell table:style-name="ce4" office:value-type="string" calcext:value-type="string">
            <text:p>POZITIF2676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2676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6401495396" calcext:value-type="float">
            <text:p>56401495396</text:p>
          </table:table-cell>
          <table:table-cell table:style-name="ce4" office:value-type="string" calcext:value-type="string">
            <text:p>ONUR BARUT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7-01-13" calcext:value-type="date">
            <text:p>13.01.1997</text:p>
          </table:table-cell>
          <table:table-cell table:formula="of:=2022-YEAR([.D230])" office:value-type="float" office:value="25" calcext:value-type="float">
            <text:p>2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14T13:35:35" calcext:value-type="date">
            <text:p>14.09.2020</text:p>
          </table:table-cell>
          <table:table-cell table:style-name="ce4" office:value-type="string" calcext:value-type="string">
            <text:p>POZITIF2594000000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2594000000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1854977780" calcext:value-type="float">
            <text:p>41854977780</text:p>
          </table:table-cell>
          <table:table-cell table:style-name="ce4" office:value-type="string" calcext:value-type="string">
            <text:p>SAFİYE İPEK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5-02-04" calcext:value-type="date">
            <text:p>04.02.1955</text:p>
          </table:table-cell>
          <table:table-cell table:formula="of:=2022-YEAR([.D231])" office:value-type="float" office:value="67" calcext:value-type="float">
            <text:p>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14T13:35:35" calcext:value-type="date">
            <text:p>14.09.2020</text:p>
          </table:table-cell>
          <table:table-cell table:style-name="ce4" office:value-type="string" calcext:value-type="string">
            <text:p>POZITIF49,02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49,02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0487464622" calcext:value-type="float">
            <text:p>10487464622</text:p>
          </table:table-cell>
          <table:table-cell table:style-name="ce4" office:value-type="string" calcext:value-type="string">
            <text:p>SERPİL SULUKA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3-08-15" calcext:value-type="date">
            <text:p>15.08.1973</text:p>
          </table:table-cell>
          <table:table-cell table:formula="of:=2022-YEAR([.D232])" office:value-type="float" office:value="49" calcext:value-type="float">
            <text:p>4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14T14:52:15" calcext:value-type="date">
            <text:p>14.09.2020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4462333668" calcext:value-type="float">
            <text:p>14462333668</text:p>
          </table:table-cell>
          <table:table-cell table:style-name="ce4" office:value-type="string" calcext:value-type="string">
            <text:p>SEVGİ ŞAHİ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5-01-02" calcext:value-type="date">
            <text:p>02.01.1965</text:p>
          </table:table-cell>
          <table:table-cell table:formula="of:=2022-YEAR([.D233])" office:value-type="float" office:value="57" calcext:value-type="float">
            <text:p>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15T11:18:56" calcext:value-type="date">
            <text:p>15.09.2020</text:p>
          </table:table-cell>
          <table:table-cell table:style-name="ce4" office:value-type="string" calcext:value-type="string">
            <text:p>POZITIF195,3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95,3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5626999964" calcext:value-type="float">
            <text:p>35626999964</text:p>
          </table:table-cell>
          <table:table-cell table:style-name="ce4" office:value-type="string" calcext:value-type="string">
            <text:p>ÜMMÜGÜLSÜM SEVİNÇ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43-10-20" calcext:value-type="date">
            <text:p>20.10.1943</text:p>
          </table:table-cell>
          <table:table-cell table:formula="of:=2022-YEAR([.D234])" office:value-type="float" office:value="79" calcext:value-type="float">
            <text:p>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15T11:18:57" calcext:value-type="date">
            <text:p>15.09.2020</text:p>
          </table:table-cell>
          <table:table-cell table:style-name="ce4" office:value-type="string" calcext:value-type="string">
            <text:p>Pozitif2360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2360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7123243542" calcext:value-type="float">
            <text:p>17123243542</text:p>
          </table:table-cell>
          <table:table-cell table:style-name="ce4" office:value-type="string" calcext:value-type="string">
            <text:p>DİLEK E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3-01-17" calcext:value-type="date">
            <text:p>17.01.1973</text:p>
          </table:table-cell>
          <table:table-cell table:formula="of:=2022-YEAR([.D235])" office:value-type="float" office:value="49" calcext:value-type="float">
            <text:p>4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15T14:31:39" calcext:value-type="date">
            <text:p>15.09.2020</text:p>
          </table:table-cell>
          <table:table-cell table:style-name="ce4" office:value-type="string" calcext:value-type="string">
            <text:p>POZITIF577,5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577,5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99431429146" calcext:value-type="float">
            <text:p>99431429146</text:p>
          </table:table-cell>
          <table:table-cell table:style-name="ce4" office:value-type="string" calcext:value-type="string">
            <text:p>BAHAREH MOHAMMADI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1-07-16" calcext:value-type="date">
            <text:p>16.07.1991</text:p>
          </table:table-cell>
          <table:table-cell table:formula="of:=2022-YEAR([.D236])" office:value-type="float" office:value="31" calcext:value-type="float">
            <text:p>3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16T09:09:07" calcext:value-type="date">
            <text:p>16.09.2020</text:p>
          </table:table-cell>
          <table:table-cell table:style-name="ce4" office:value-type="string" calcext:value-type="string">
            <text:p>POZITIF690,4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690,4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2501065408" calcext:value-type="float">
            <text:p>52501065408</text:p>
          </table:table-cell>
          <table:table-cell table:style-name="ce4" office:value-type="string" calcext:value-type="string">
            <text:p>SEVDA OMALA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5-04-01" calcext:value-type="date">
            <text:p>01.04.1985</text:p>
          </table:table-cell>
          <table:table-cell table:formula="of:=2022-YEAR([.D237])" office:value-type="float" office:value="37" calcext:value-type="float">
            <text:p>3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12T13:10:07" calcext:value-type="date">
            <text:p>12.01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1579429390" calcext:value-type="float">
            <text:p>11579429390</text:p>
          </table:table-cell>
          <table:table-cell table:style-name="ce4" office:value-type="string" calcext:value-type="string">
            <text:p>YALÇIN ŞAHİ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2-01-18" calcext:value-type="date">
            <text:p>18.01.1982</text:p>
          </table:table-cell>
          <table:table-cell table:formula="of:=2022-YEAR([.D238])" office:value-type="float" office:value="40" calcext:value-type="float">
            <text:p>4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12T13:12:42" calcext:value-type="date">
            <text:p>12.01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8789416390" calcext:value-type="float">
            <text:p>58789416390</text:p>
          </table:table-cell>
          <table:table-cell table:style-name="ce4" office:value-type="string" calcext:value-type="string">
            <text:p>FUNDA DURU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9-08-24" calcext:value-type="date">
            <text:p>24.08.1999</text:p>
          </table:table-cell>
          <table:table-cell table:formula="of:=2022-YEAR([.D239])" office:value-type="float" office:value="23" calcext:value-type="float">
            <text:p>2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13T11:47:52" calcext:value-type="date">
            <text:p>13.01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0472542960" calcext:value-type="float">
            <text:p>10472542960</text:p>
          </table:table-cell>
          <table:table-cell table:style-name="ce4" office:value-type="string" calcext:value-type="string">
            <text:p>SÜLEYMAN MAHMUT KAYAGİL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6-01-22" calcext:value-type="date">
            <text:p>22.01.1976</text:p>
          </table:table-cell>
          <table:table-cell table:formula="of:=2022-YEAR([.D240])" office:value-type="float" office:value="46" calcext:value-type="float">
            <text:p>4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13T14:57:00" calcext:value-type="date">
            <text:p>13.01.2021</text:p>
          </table:table-cell>
          <table:table-cell table:style-name="ce4" office:value-type="string" calcext:value-type="string">
            <text:p>50.12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50.12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9674193978" calcext:value-type="float">
            <text:p>39674193978</text:p>
          </table:table-cell>
          <table:table-cell table:style-name="ce4" office:value-type="string" calcext:value-type="string">
            <text:p>HASAN HÜSEYİN LAÇI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3-12-13" calcext:value-type="date">
            <text:p>13.12.1993</text:p>
          </table:table-cell>
          <table:table-cell table:formula="of:=2022-YEAR([.D241])" office:value-type="float" office:value="29" calcext:value-type="float">
            <text:p>2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15T13:17:33" calcext:value-type="date">
            <text:p>15.01.2021</text:p>
          </table:table-cell>
          <table:table-cell table:style-name="ce4" office:value-type="string" calcext:value-type="string">
            <text:p>17160 <text:s/>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7160 <text:s/>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6789819440" calcext:value-type="float">
            <text:p>46789819440</text:p>
          </table:table-cell>
          <table:table-cell table:style-name="ce4" office:value-type="string" calcext:value-type="string">
            <text:p>SAMED ERE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8-08-03" calcext:value-type="date">
            <text:p>03.08.1988</text:p>
          </table:table-cell>
          <table:table-cell table:formula="of:=2022-YEAR([.D242])" office:value-type="float" office:value="34" calcext:value-type="float">
            <text:p>3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18T13:38:16" calcext:value-type="date">
            <text:p>18.01.2021</text:p>
          </table:table-cell>
          <table:table-cell table:style-name="ce4" office:value-type="string" calcext:value-type="string">
            <text:p>1635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635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6445266970" calcext:value-type="float">
            <text:p>16445266970</text:p>
          </table:table-cell>
          <table:table-cell table:style-name="ce4" office:value-type="string" calcext:value-type="string">
            <text:p>HAVANUR KORKMAZ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0-03-03" calcext:value-type="date">
            <text:p>03.03.1980</text:p>
          </table:table-cell>
          <table:table-cell table:formula="of:=2022-YEAR([.D243])" office:value-type="float" office:value="42" calcext:value-type="float">
            <text:p>4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18T13:39:07" calcext:value-type="date">
            <text:p>18.01.2021</text:p>
          </table:table-cell>
          <table:table-cell table:style-name="ce4" office:value-type="string" calcext:value-type="string">
            <text:p>99.25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99.25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9582198622" calcext:value-type="float">
            <text:p>29582198622</text:p>
          </table:table-cell>
          <table:table-cell table:style-name="ce4" office:value-type="string" calcext:value-type="string">
            <text:p>NARGÜL ŞAHİ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0-06-06" calcext:value-type="date">
            <text:p>06.06.1970</text:p>
          </table:table-cell>
          <table:table-cell table:formula="of:=2022-YEAR([.D244])" office:value-type="float" office:value="52" calcext:value-type="float">
            <text:p>5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18T13:39:07" calcext:value-type="date">
            <text:p>18.01.2021</text:p>
          </table:table-cell>
          <table:table-cell table:style-name="ce4" office:value-type="string" calcext:value-type="string">
            <text:p>5643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5643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6640594074" calcext:value-type="float">
            <text:p>36640594074</text:p>
          </table:table-cell>
          <table:table-cell table:style-name="ce4" office:value-type="string" calcext:value-type="string">
            <text:p>GÜLCAN ÖZTÜRK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7-02-19" calcext:value-type="date">
            <text:p>19.02.1987</text:p>
          </table:table-cell>
          <table:table-cell table:formula="of:=2022-YEAR([.D245])" office:value-type="float" office:value="35" calcext:value-type="float">
            <text:p>3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18T15:14:51" calcext:value-type="date">
            <text:p>18.01.2021</text:p>
          </table:table-cell>
          <table:table-cell table:style-name="ce4" office:value-type="string" calcext:value-type="string">
            <text:p>374.9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374.9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9167406828" calcext:value-type="float">
            <text:p>59167406828</text:p>
          </table:table-cell>
          <table:table-cell table:style-name="ce4" office:value-type="string" calcext:value-type="string">
            <text:p>TURGUT GENÇ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8-06-05" calcext:value-type="date">
            <text:p>05.06.1958</text:p>
          </table:table-cell>
          <table:table-cell table:formula="of:=2022-YEAR([.D246])" office:value-type="float" office:value="64" calcext:value-type="float">
            <text:p>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19T13:10:06" calcext:value-type="date">
            <text:p>19.01.2021</text:p>
          </table:table-cell>
          <table:table-cell table:style-name="ce4" office:value-type="string" calcext:value-type="string">
            <text:p>462.4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462.4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64507225922" calcext:value-type="float">
            <text:p>64507225922</text:p>
          </table:table-cell>
          <table:table-cell table:style-name="ce4" office:value-type="string" calcext:value-type="string">
            <text:p>SALİHA ALEV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3-03-14" calcext:value-type="date">
            <text:p>14.03.1963</text:p>
          </table:table-cell>
          <table:table-cell table:formula="of:=2022-YEAR([.D247])" office:value-type="float" office:value="59" calcext:value-type="float">
            <text:p>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19T13:12:19" calcext:value-type="date">
            <text:p>19.01.2021</text:p>
          </table:table-cell>
          <table:table-cell table:style-name="ce4" office:value-type="string" calcext:value-type="string">
            <text:p>43.06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43.06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4863882946" calcext:value-type="float">
            <text:p>44863882946</text:p>
          </table:table-cell>
          <table:table-cell table:style-name="ce4" office:value-type="string" calcext:value-type="string">
            <text:p>ÜMİT OK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8-07-25" calcext:value-type="date">
            <text:p>25.07.1968</text:p>
          </table:table-cell>
          <table:table-cell table:formula="of:=2022-YEAR([.D248])" office:value-type="float" office:value="54" calcext:value-type="float">
            <text:p>5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19T13:12:20" calcext:value-type="date">
            <text:p>19.01.2021</text:p>
          </table:table-cell>
          <table:table-cell table:style-name="ce4" office:value-type="string" calcext:value-type="string">
            <text:p>696.4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696.4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0984673212" calcext:value-type="float">
            <text:p>20984673212</text:p>
          </table:table-cell>
          <table:table-cell table:style-name="ce4" office:value-type="string" calcext:value-type="string">
            <text:p>GÜLHAN KIYMET SARMA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9-01-20" calcext:value-type="date">
            <text:p>20.01.1999</text:p>
          </table:table-cell>
          <table:table-cell table:formula="of:=2022-YEAR([.D249])" office:value-type="float" office:value="23" calcext:value-type="float">
            <text:p>2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19T13:15:32" calcext:value-type="date">
            <text:p>19.01.2021</text:p>
          </table:table-cell>
          <table:table-cell table:style-name="ce4" office:value-type="string" calcext:value-type="string">
            <text:p>156.4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56.4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2856052460" calcext:value-type="float">
            <text:p>22856052460</text:p>
          </table:table-cell>
          <table:table-cell table:style-name="ce4" office:value-type="string" calcext:value-type="string">
            <text:p>AYSEL SOYYILMAZ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1-05-12" calcext:value-type="date">
            <text:p>12.05.1961</text:p>
          </table:table-cell>
          <table:table-cell table:formula="of:=2022-YEAR([.D250])" office:value-type="float" office:value="61" calcext:value-type="float">
            <text:p>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20T12:22:28" calcext:value-type="date">
            <text:p>20.01.2021</text:p>
          </table:table-cell>
          <table:table-cell table:style-name="ce4" office:value-type="string" calcext:value-type="string">
            <text:p>807.6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807.6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2007610198" calcext:value-type="float">
            <text:p>22007610198</text:p>
          </table:table-cell>
          <table:table-cell table:style-name="ce4" office:value-type="string" calcext:value-type="string">
            <text:p>NERMİN GÜVEN ÇÖREK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6-12-02" calcext:value-type="date">
            <text:p>02.12.1976</text:p>
          </table:table-cell>
          <table:table-cell table:formula="of:=2022-YEAR([.D251])" office:value-type="float" office:value="46" calcext:value-type="float">
            <text:p>4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20T15:53:29" calcext:value-type="date">
            <text:p>20.01.2021</text:p>
          </table:table-cell>
          <table:table-cell table:style-name="ce4" office:value-type="string" calcext:value-type="string">
            <text:p><text:s/>1242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<text:s/>1242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61714129708" calcext:value-type="float">
            <text:p>61714129708</text:p>
          </table:table-cell>
          <table:table-cell table:style-name="ce4" office:value-type="string" calcext:value-type="string">
            <text:p>HÜSEYİN ŞİMŞEK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5-01-01" calcext:value-type="date">
            <text:p>01.01.1965</text:p>
          </table:table-cell>
          <table:table-cell table:formula="of:=2022-YEAR([.D252])" office:value-type="float" office:value="57" calcext:value-type="float">
            <text:p>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21T14:50:31" calcext:value-type="date">
            <text:p>21.01.2021</text:p>
          </table:table-cell>
          <table:table-cell table:style-name="ce4" office:value-type="string" calcext:value-type="string">
            <text:p>26090000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26090000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1999972704" calcext:value-type="float">
            <text:p>11999972704</text:p>
          </table:table-cell>
          <table:table-cell table:style-name="ce4" office:value-type="string" calcext:value-type="string">
            <text:p>HASAN ÇİĞDEM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2-09-18" calcext:value-type="date">
            <text:p>18.09.1972</text:p>
          </table:table-cell>
          <table:table-cell table:formula="of:=2022-YEAR([.D253])" office:value-type="float" office:value="50" calcext:value-type="float">
            <text:p>5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22T13:00:56" calcext:value-type="date">
            <text:p>22.01.2021</text:p>
          </table:table-cell>
          <table:table-cell table:style-name="ce4" office:value-type="string" calcext:value-type="string">
            <text:p>1.071x10^2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.071x10^2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1926416834" calcext:value-type="float">
            <text:p>41926416834</text:p>
          </table:table-cell>
          <table:table-cell table:style-name="ce4" office:value-type="string" calcext:value-type="string">
            <text:p>HANDAN EŞMELE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2-11-27" calcext:value-type="date">
            <text:p>27.11.1982</text:p>
          </table:table-cell>
          <table:table-cell table:formula="of:=2022-YEAR([.D254])" office:value-type="float" office:value="40" calcext:value-type="float">
            <text:p>4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22T13:41:56" calcext:value-type="date">
            <text:p>22.01.2021</text:p>
          </table:table-cell>
          <table:table-cell table:style-name="ce4" office:value-type="string" calcext:value-type="string">
            <text:p>2.172x10^3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2.172x10^3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9931149962" calcext:value-type="float">
            <text:p>19931149962</text:p>
          </table:table-cell>
          <table:table-cell table:style-name="ce4" office:value-type="string" calcext:value-type="string">
            <text:p>OSMAN ALTUNORDU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9-08-21" calcext:value-type="date">
            <text:p>21.08.1969</text:p>
          </table:table-cell>
          <table:table-cell table:formula="of:=2022-YEAR([.D255])" office:value-type="float" office:value="53" calcext:value-type="float">
            <text:p>5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25T11:06:47" calcext:value-type="date">
            <text:p>25.01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1043337914" calcext:value-type="float">
            <text:p>31043337914</text:p>
          </table:table-cell>
          <table:table-cell table:style-name="ce4" office:value-type="string" calcext:value-type="string">
            <text:p>DURSUN DOĞDU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7-06-10" calcext:value-type="date">
            <text:p>10.06.1967</text:p>
          </table:table-cell>
          <table:table-cell table:formula="of:=2022-YEAR([.D256])" office:value-type="float" office:value="55" calcext:value-type="float">
            <text:p>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25T11:20:52" calcext:value-type="date">
            <text:p>25.01.2021</text:p>
          </table:table-cell>
          <table:table-cell table:style-name="ce4" office:value-type="string" calcext:value-type="string">
            <text:p>3.063&lt;10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3.063&lt;10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0321701714" calcext:value-type="float">
            <text:p>20321701714</text:p>
          </table:table-cell>
          <table:table-cell table:style-name="ce4" office:value-type="string" calcext:value-type="string">
            <text:p>CANAN ÖZDEMİ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0-05-20" calcext:value-type="date">
            <text:p>20.05.1990</text:p>
          </table:table-cell>
          <table:table-cell table:formula="of:=2022-YEAR([.D257])" office:value-type="float" office:value="32" calcext:value-type="float">
            <text:p>3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25T12:03:47" calcext:value-type="date">
            <text:p>25.01.2021</text:p>
          </table:table-cell>
          <table:table-cell table:style-name="ce4" office:value-type="string" calcext:value-type="string">
            <text:p>1.210x10^2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.210x10^2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8827521040" calcext:value-type="float">
            <text:p>38827521040</text:p>
          </table:table-cell>
          <table:table-cell table:style-name="ce4" office:value-type="string" calcext:value-type="string">
            <text:p>DÜRDANE SAĞDIÇ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6-01-28" calcext:value-type="date">
            <text:p>28.01.1976</text:p>
          </table:table-cell>
          <table:table-cell table:formula="of:=2022-YEAR([.D258])" office:value-type="float" office:value="46" calcext:value-type="float">
            <text:p>4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25T12:04:49" calcext:value-type="date">
            <text:p>25.01.2021</text:p>
          </table:table-cell>
          <table:table-cell table:style-name="ce4" office:value-type="string" calcext:value-type="string">
            <text:p>8.840x10^1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8.840x10^1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4372208490" calcext:value-type="float">
            <text:p>14372208490</text:p>
          </table:table-cell>
          <table:table-cell table:style-name="ce4" office:value-type="string" calcext:value-type="string">
            <text:p>HÜSEYİN ÇARIKCİOĞLU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0-05-01" calcext:value-type="date">
            <text:p>01.05.1980</text:p>
          </table:table-cell>
          <table:table-cell table:formula="of:=2022-YEAR([.D259])" office:value-type="float" office:value="42" calcext:value-type="float">
            <text:p>4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27T12:17:21" calcext:value-type="date">
            <text:p>27.01.2021</text:p>
          </table:table-cell>
          <table:table-cell table:style-name="ce4" office:value-type="string" calcext:value-type="string">
            <text:p>3485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3485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1911648518" calcext:value-type="float">
            <text:p>21911648518</text:p>
          </table:table-cell>
          <table:table-cell table:style-name="ce4" office:value-type="string" calcext:value-type="string">
            <text:p>MÖTEBER BAYDEMİ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1-07-03" calcext:value-type="date">
            <text:p>03.07.1951</text:p>
          </table:table-cell>
          <table:table-cell table:formula="of:=2022-YEAR([.D260])" office:value-type="float" office:value="71" calcext:value-type="float">
            <text:p>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29T11:35:52" calcext:value-type="date">
            <text:p>29.01.2021</text:p>
          </table:table-cell>
          <table:table-cell table:style-name="ce4" office:value-type="string" calcext:value-type="string">
            <text:p>10.78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0.78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2">
          <table:table-cell office:value-type="float" office:value="27989439898" calcext:value-type="float">
            <text:p>27989439898</text:p>
          </table:table-cell>
          <table:table-cell table:style-name="ce4" office:value-type="string" calcext:value-type="string">
            <text:p>ZÖHRE EDİZE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6-02-01" calcext:value-type="date">
            <text:p>01.02.1956</text:p>
          </table:table-cell>
          <table:table-cell table:formula="of:=2022-YEAR([.D261])" office:value-type="float" office:value="66" calcext:value-type="float">
            <text:p>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29T11:35:52" calcext:value-type="date">
            <text:p>29.01.2021</text:p>
          </table:table-cell>
          <table:table-cell table:style-name="ce4" office:value-type="string" calcext:value-type="string">
            <text:p>656.6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656.6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2">
          <table:table-cell office:value-type="float" office:value="53644584504" calcext:value-type="float">
            <text:p>53644584504</text:p>
          </table:table-cell>
          <table:table-cell table:style-name="ce4" office:value-type="string" calcext:value-type="string">
            <text:p>SULTAN ARSLA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4-11-20" calcext:value-type="date">
            <text:p>20.11.1974</text:p>
          </table:table-cell>
          <table:table-cell table:formula="of:=2022-YEAR([.D262])" office:value-type="float" office:value="48" calcext:value-type="float">
            <text:p>4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1T10:41:23" calcext:value-type="date">
            <text:p>01.02.2021</text:p>
          </table:table-cell>
          <table:table-cell table:style-name="ce4" office:value-type="string" calcext:value-type="string">
            <text:p>994100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994100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6151610294" calcext:value-type="float">
            <text:p>36151610294</text:p>
          </table:table-cell>
          <table:table-cell table:style-name="ce4" office:value-type="string" calcext:value-type="string">
            <text:p>FÜLYA SÜZE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0-06-21" calcext:value-type="date">
            <text:p>21.06.1970</text:p>
          </table:table-cell>
          <table:table-cell table:formula="of:=2022-YEAR([.D263])" office:value-type="float" office:value="52" calcext:value-type="float">
            <text:p>5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1T12:34:37" calcext:value-type="date">
            <text:p>01.02.2021</text:p>
          </table:table-cell>
          <table:table-cell table:style-name="ce4" office:value-type="string" calcext:value-type="string">
            <text:p>323.8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323.8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7254467670" calcext:value-type="float">
            <text:p>27254467670</text:p>
          </table:table-cell>
          <table:table-cell table:style-name="ce4" office:value-type="string" calcext:value-type="string">
            <text:p>AYŞE HAS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4-01-15" calcext:value-type="date">
            <text:p>15.01.1974</text:p>
          </table:table-cell>
          <table:table-cell table:formula="of:=2022-YEAR([.D264])" office:value-type="float" office:value="48" calcext:value-type="float">
            <text:p>4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1T12:35:06" calcext:value-type="date">
            <text:p>01.02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5780955944" calcext:value-type="float">
            <text:p>25780955944</text:p>
          </table:table-cell>
          <table:table-cell table:style-name="ce4" office:value-type="string" calcext:value-type="string">
            <text:p>MURAT UZUNOVA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8-08-05" calcext:value-type="date">
            <text:p>05.08.1978</text:p>
          </table:table-cell>
          <table:table-cell table:formula="of:=2022-YEAR([.D265])" office:value-type="float" office:value="44" calcext:value-type="float">
            <text:p>4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1T14:01:08" calcext:value-type="date">
            <text:p>01.02.2021</text:p>
          </table:table-cell>
          <table:table-cell table:style-name="ce4" office:value-type="string" calcext:value-type="string">
            <text:p>14510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4510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3636026244" calcext:value-type="float">
            <text:p>23636026244</text:p>
          </table:table-cell>
          <table:table-cell table:style-name="ce4" office:value-type="string" calcext:value-type="string">
            <text:p>ARİF GÜNEŞ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6-02-05" calcext:value-type="date">
            <text:p>05.02.1956</text:p>
          </table:table-cell>
          <table:table-cell table:formula="of:=2022-YEAR([.D266])" office:value-type="float" office:value="66" calcext:value-type="float">
            <text:p>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2T11:15:24" calcext:value-type="date">
            <text:p>02.02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1592132084" calcext:value-type="float">
            <text:p>31592132084</text:p>
          </table:table-cell>
          <table:table-cell table:style-name="ce4" office:value-type="string" calcext:value-type="string">
            <text:p>ALİ ZENGİ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1-01-05" calcext:value-type="date">
            <text:p>05.01.1961</text:p>
          </table:table-cell>
          <table:table-cell table:formula="of:=2022-YEAR([.D267])" office:value-type="float" office:value="61" calcext:value-type="float">
            <text:p>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2T13:27:23" calcext:value-type="date">
            <text:p>02.02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6590154632" calcext:value-type="float">
            <text:p>36590154632</text:p>
          </table:table-cell>
          <table:table-cell table:style-name="ce4" office:value-type="string" calcext:value-type="string">
            <text:p>HİLMİ KILIÇ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7-07-01" calcext:value-type="date">
            <text:p>01.07.1967</text:p>
          </table:table-cell>
          <table:table-cell table:formula="of:=2022-YEAR([.D268])" office:value-type="float" office:value="55" calcext:value-type="float">
            <text:p>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3T14:22:28" calcext:value-type="date">
            <text:p>03.02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5090348846" calcext:value-type="float">
            <text:p>55090348846</text:p>
          </table:table-cell>
          <table:table-cell table:style-name="ce4" office:value-type="string" calcext:value-type="string">
            <text:p>MÜZEYYEN AYBARS KARACA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9-02-20" calcext:value-type="date">
            <text:p>20.02.1969</text:p>
          </table:table-cell>
          <table:table-cell table:formula="of:=2022-YEAR([.D269])" office:value-type="float" office:value="53" calcext:value-type="float">
            <text:p>5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4T11:32:33" calcext:value-type="date">
            <text:p>04.02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3073900274" calcext:value-type="float">
            <text:p>33073900274</text:p>
          </table:table-cell>
          <table:table-cell table:style-name="ce4" office:value-type="string" calcext:value-type="string">
            <text:p>FATİH ALCA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3-06-23" calcext:value-type="date">
            <text:p>23.06.1983</text:p>
          </table:table-cell>
          <table:table-cell table:formula="of:=2022-YEAR([.D270])" office:value-type="float" office:value="39" calcext:value-type="float">
            <text:p>3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4T14:15:43" calcext:value-type="date">
            <text:p>04.02.2021</text:p>
          </table:table-cell>
          <table:table-cell table:style-name="ce4" office:value-type="string" calcext:value-type="string">
            <text:p>78.75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78.75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4070240370" calcext:value-type="float">
            <text:p>34070240370</text:p>
          </table:table-cell>
          <table:table-cell table:style-name="ce4" office:value-type="string" calcext:value-type="string">
            <text:p>FATMA HAS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3-08-05" calcext:value-type="date">
            <text:p>05.08.1973</text:p>
          </table:table-cell>
          <table:table-cell table:formula="of:=2022-YEAR([.D271])" office:value-type="float" office:value="49" calcext:value-type="float">
            <text:p>4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4T14:15:46" calcext:value-type="date">
            <text:p>04.02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3538368108" calcext:value-type="float">
            <text:p>13538368108</text:p>
          </table:table-cell>
          <table:table-cell table:style-name="ce4" office:value-type="string" calcext:value-type="string">
            <text:p>GIYASETTİN ÖZDEMİ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0-12-25" calcext:value-type="date">
            <text:p>25.12.1980</text:p>
          </table:table-cell>
          <table:table-cell table:formula="of:=2022-YEAR([.D272])" office:value-type="float" office:value="42" calcext:value-type="float">
            <text:p>4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5T11:38:30" calcext:value-type="date">
            <text:p>05.02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6287234678" calcext:value-type="float">
            <text:p>36287234678</text:p>
          </table:table-cell>
          <table:table-cell table:style-name="ce4" office:value-type="string" calcext:value-type="string">
            <text:p>MİYASE YANA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3-10-10" calcext:value-type="date">
            <text:p>10.10.1983</text:p>
          </table:table-cell>
          <table:table-cell table:formula="of:=2022-YEAR([.D273])" office:value-type="float" office:value="39" calcext:value-type="float">
            <text:p>3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5T11:39:27" calcext:value-type="date">
            <text:p>05.02.2021</text:p>
          </table:table-cell>
          <table:table-cell table:style-name="ce4" office:value-type="string" calcext:value-type="string">
            <text:p>11.6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1.6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7179282020" calcext:value-type="float">
            <text:p>27179282020</text:p>
          </table:table-cell>
          <table:table-cell table:style-name="ce4" office:value-type="string" calcext:value-type="string">
            <text:p>SEMİHA GÜHE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4-05-03" calcext:value-type="date">
            <text:p>03.05.1964</text:p>
          </table:table-cell>
          <table:table-cell table:formula="of:=2022-YEAR([.D274])" office:value-type="float" office:value="58" calcext:value-type="float">
            <text:p>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5T12:15:33" calcext:value-type="date">
            <text:p>05.02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9313170218" calcext:value-type="float">
            <text:p>19313170218</text:p>
          </table:table-cell>
          <table:table-cell table:style-name="ce4" office:value-type="string" calcext:value-type="string">
            <text:p>KÜBRA NUR KAYA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6-12-21" calcext:value-type="date">
            <text:p>21.12.1996</text:p>
          </table:table-cell>
          <table:table-cell table:formula="of:=2022-YEAR([.D275])" office:value-type="float" office:value="26" calcext:value-type="float">
            <text:p>2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8T13:31:46" calcext:value-type="date">
            <text:p>08.02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8653192454" calcext:value-type="float">
            <text:p>18653192454</text:p>
          </table:table-cell>
          <table:table-cell table:style-name="ce4" office:value-type="string" calcext:value-type="string">
            <text:p>GÜLHAN KUŞLUK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6-12-01" calcext:value-type="date">
            <text:p>01.12.1976</text:p>
          </table:table-cell>
          <table:table-cell table:formula="of:=2022-YEAR([.D276])" office:value-type="float" office:value="46" calcext:value-type="float">
            <text:p>4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8T13:32:05" calcext:value-type="date">
            <text:p>08.02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6115612128" calcext:value-type="float">
            <text:p>36115612128</text:p>
          </table:table-cell>
          <table:table-cell table:style-name="ce4" office:value-type="string" calcext:value-type="string">
            <text:p>DÜRDANE ÇELİK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2-09-07" calcext:value-type="date">
            <text:p>07.09.1972</text:p>
          </table:table-cell>
          <table:table-cell table:formula="of:=2022-YEAR([.D277])" office:value-type="float" office:value="50" calcext:value-type="float">
            <text:p>5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8T13:32:13" calcext:value-type="date">
            <text:p>08.02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4743881458" calcext:value-type="float">
            <text:p>44743881458</text:p>
          </table:table-cell>
          <table:table-cell table:style-name="ce4" office:value-type="string" calcext:value-type="string">
            <text:p>HASAN ERGE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0-01-01" calcext:value-type="date">
            <text:p>01.01.1960</text:p>
          </table:table-cell>
          <table:table-cell table:formula="of:=2022-YEAR([.D278])" office:value-type="float" office:value="62" calcext:value-type="float">
            <text:p>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9T13:55:10" calcext:value-type="date">
            <text:p>09.02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5548296662" calcext:value-type="float">
            <text:p>15548296662</text:p>
          </table:table-cell>
          <table:table-cell table:style-name="ce4" office:value-type="string" calcext:value-type="string">
            <text:p>YUNİS KIYMET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1-02-15" calcext:value-type="date">
            <text:p>15.02.1971</text:p>
          </table:table-cell>
          <table:table-cell table:formula="of:=2022-YEAR([.D279])" office:value-type="float" office:value="51" calcext:value-type="float">
            <text:p>5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9T13:58:54" calcext:value-type="date">
            <text:p>09.02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1176738498" calcext:value-type="float">
            <text:p>21176738498</text:p>
          </table:table-cell>
          <table:table-cell table:style-name="ce4" office:value-type="string" calcext:value-type="string">
            <text:p>BAYRAM EYİSOY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8-08-10" calcext:value-type="date">
            <text:p>10.08.1988</text:p>
          </table:table-cell>
          <table:table-cell table:formula="of:=2022-YEAR([.D280])" office:value-type="float" office:value="34" calcext:value-type="float">
            <text:p>3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9T14:02:34" calcext:value-type="date">
            <text:p>09.02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5774955790" calcext:value-type="float">
            <text:p>25774955790</text:p>
          </table:table-cell>
          <table:table-cell table:style-name="ce4" office:value-type="string" calcext:value-type="string">
            <text:p>MUSA GÜRE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0-05-02" calcext:value-type="date">
            <text:p>02.05.1980</text:p>
          </table:table-cell>
          <table:table-cell table:formula="of:=2022-YEAR([.D281])" office:value-type="float" office:value="42" calcext:value-type="float">
            <text:p>4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9T14:02:39" calcext:value-type="date">
            <text:p>09.02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2877385958" calcext:value-type="float">
            <text:p>42877385958</text:p>
          </table:table-cell>
          <table:table-cell table:style-name="ce4" office:value-type="string" calcext:value-type="string">
            <text:p>LEYLA ÖZTÜRK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6-02-18" calcext:value-type="date">
            <text:p>18.02.1976</text:p>
          </table:table-cell>
          <table:table-cell table:formula="of:=2022-YEAR([.D282])" office:value-type="float" office:value="46" calcext:value-type="float">
            <text:p>4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9T14:06:38" calcext:value-type="date">
            <text:p>09.02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0153513448" calcext:value-type="float">
            <text:p>20153513448</text:p>
          </table:table-cell>
          <table:table-cell table:style-name="ce4" office:value-type="string" calcext:value-type="string">
            <text:p>HACER ATA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1-04-15" calcext:value-type="date">
            <text:p>15.04.1961</text:p>
          </table:table-cell>
          <table:table-cell table:formula="of:=2022-YEAR([.D283])" office:value-type="float" office:value="61" calcext:value-type="float">
            <text:p>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0T11:24:29" calcext:value-type="date">
            <text:p>10.02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1110949414" calcext:value-type="float">
            <text:p>41110949414</text:p>
          </table:table-cell>
          <table:table-cell table:style-name="ce4" office:value-type="string" calcext:value-type="string">
            <text:p>SALİM DEMİ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7-05-10" calcext:value-type="date">
            <text:p>10.05.1987</text:p>
          </table:table-cell>
          <table:table-cell table:formula="of:=2022-YEAR([.D284])" office:value-type="float" office:value="35" calcext:value-type="float">
            <text:p>3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0T11:33:00" calcext:value-type="date">
            <text:p>10.02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0167040122" calcext:value-type="float">
            <text:p>10167040122</text:p>
          </table:table-cell>
          <table:table-cell table:style-name="ce4" office:value-type="string" calcext:value-type="string">
            <text:p>ESAT ÖLMEZ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47-03-01" calcext:value-type="date">
            <text:p>01.03.1947</text:p>
          </table:table-cell>
          <table:table-cell table:formula="of:=2022-YEAR([.D285])" office:value-type="float" office:value="75" calcext:value-type="float">
            <text:p>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0T11:33:24" calcext:value-type="date">
            <text:p>10.02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1487329018" calcext:value-type="float">
            <text:p>31487329018</text:p>
          </table:table-cell>
          <table:table-cell table:style-name="ce4" office:value-type="string" calcext:value-type="string">
            <text:p>MEHMET DİZE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0-05-01" calcext:value-type="date">
            <text:p>01.05.1970</text:p>
          </table:table-cell>
          <table:table-cell table:formula="of:=2022-YEAR([.D286])" office:value-type="float" office:value="52" calcext:value-type="float">
            <text:p>5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0T11:34:22" calcext:value-type="date">
            <text:p>10.02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99729150530" calcext:value-type="float">
            <text:p>99729150530</text:p>
          </table:table-cell>
          <table:table-cell table:style-name="ce4" office:value-type="string" calcext:value-type="string">
            <text:p>TEMOOR SHAH TOWHID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9-09-05" calcext:value-type="date">
            <text:p>05.09.1969</text:p>
          </table:table-cell>
          <table:table-cell table:formula="of:=2022-YEAR([.D287])" office:value-type="float" office:value="53" calcext:value-type="float">
            <text:p>5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0T14:38:42" calcext:value-type="date">
            <text:p>10.02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6786628052" calcext:value-type="float">
            <text:p>46786628052</text:p>
          </table:table-cell>
          <table:table-cell table:style-name="ce4" office:value-type="string" calcext:value-type="string">
            <text:p>ERKAN BAŞTUĞ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5-04-10" calcext:value-type="date">
            <text:p>10.04.1985</text:p>
          </table:table-cell>
          <table:table-cell table:formula="of:=2022-YEAR([.D288])" office:value-type="float" office:value="37" calcext:value-type="float">
            <text:p>3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0T14:39:02" calcext:value-type="date">
            <text:p>10.02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1791794822" calcext:value-type="float">
            <text:p>41791794822</text:p>
          </table:table-cell>
          <table:table-cell table:style-name="ce4" office:value-type="string" calcext:value-type="string">
            <text:p>NURİ BÜYÜKŞAHİ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9-08-15" calcext:value-type="date">
            <text:p>15.08.1959</text:p>
          </table:table-cell>
          <table:table-cell table:formula="of:=2022-YEAR([.D289])" office:value-type="float" office:value="63" calcext:value-type="float">
            <text:p>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1T11:10:46" calcext:value-type="date">
            <text:p>11.02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1286279064" calcext:value-type="float">
            <text:p>31286279064</text:p>
          </table:table-cell>
          <table:table-cell table:style-name="ce4" office:value-type="string" calcext:value-type="string">
            <text:p>HASAN OCAK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9-10-09" calcext:value-type="date">
            <text:p>09.10.1969</text:p>
          </table:table-cell>
          <table:table-cell table:formula="of:=2022-YEAR([.D290])" office:value-type="float" office:value="53" calcext:value-type="float">
            <text:p>5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1T12:33:47" calcext:value-type="date">
            <text:p>11.02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6784627326" calcext:value-type="float">
            <text:p>16784627326</text:p>
          </table:table-cell>
          <table:table-cell table:style-name="ce4" office:value-type="string" calcext:value-type="string">
            <text:p>MELİKE CEBEL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0-06-15" calcext:value-type="date">
            <text:p>15.06.1990</text:p>
          </table:table-cell>
          <table:table-cell table:formula="of:=2022-YEAR([.D291])" office:value-type="float" office:value="32" calcext:value-type="float">
            <text:p>3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1T12:33:49" calcext:value-type="date">
            <text:p>11.02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4232303370" calcext:value-type="float">
            <text:p>34232303370</text:p>
          </table:table-cell>
          <table:table-cell table:style-name="ce4" office:value-type="string" calcext:value-type="string">
            <text:p>ZÜLFİKAR ŞAHİNGÖZ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1-01-01" calcext:value-type="date">
            <text:p>01.01.1981</text:p>
          </table:table-cell>
          <table:table-cell table:formula="of:=2022-YEAR([.D292])" office:value-type="float" office:value="41" calcext:value-type="float">
            <text:p>4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1T15:16:36" calcext:value-type="date">
            <text:p>11.02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7909551920" calcext:value-type="float">
            <text:p>37909551920</text:p>
          </table:table-cell>
          <table:table-cell table:style-name="ce4" office:value-type="string" calcext:value-type="string">
            <text:p>KAAN YENİLMEZ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7-03-06" calcext:value-type="date">
            <text:p>06.03.1997</text:p>
          </table:table-cell>
          <table:table-cell table:formula="of:=2022-YEAR([.D293])" office:value-type="float" office:value="25" calcext:value-type="float">
            <text:p>2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2T11:12:51" calcext:value-type="date">
            <text:p>12.02.2021</text:p>
          </table:table-cell>
          <table:table-cell table:style-name="ce4" office:value-type="string" calcext:value-type="string">
            <text:p>683100000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683100000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8486093124" calcext:value-type="float">
            <text:p>38486093124</text:p>
          </table:table-cell>
          <table:table-cell table:style-name="ce4" office:value-type="string" calcext:value-type="string">
            <text:p>İBRAHİM TA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2-07-10" calcext:value-type="date">
            <text:p>10.07.1972</text:p>
          </table:table-cell>
          <table:table-cell table:formula="of:=2022-YEAR([.D294])" office:value-type="float" office:value="50" calcext:value-type="float">
            <text:p>5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2T12:32:44" calcext:value-type="date">
            <text:p>12.02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2331075182" calcext:value-type="float">
            <text:p>22331075182</text:p>
          </table:table-cell>
          <table:table-cell table:style-name="ce4" office:value-type="string" calcext:value-type="string">
            <text:p>FİRDES KARAMEŞE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3-01-01" calcext:value-type="date">
            <text:p>01.01.1963</text:p>
          </table:table-cell>
          <table:table-cell table:formula="of:=2022-YEAR([.D295])" office:value-type="float" office:value="59" calcext:value-type="float">
            <text:p>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2T14:22:30" calcext:value-type="date">
            <text:p>12.02.2021</text:p>
          </table:table-cell>
          <table:table-cell table:style-name="ce4" office:value-type="string" calcext:value-type="string">
            <text:p>82.42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82.42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2586061718" calcext:value-type="float">
            <text:p>22586061718</text:p>
          </table:table-cell>
          <table:table-cell table:style-name="ce4" office:value-type="string" calcext:value-type="string">
            <text:p>MEHTAP Ü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9-09-28" calcext:value-type="date">
            <text:p>28.09.1979</text:p>
          </table:table-cell>
          <table:table-cell table:formula="of:=2022-YEAR([.D296])" office:value-type="float" office:value="43" calcext:value-type="float">
            <text:p>4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5T11:47:28" calcext:value-type="date">
            <text:p>15.02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3089681752" calcext:value-type="float">
            <text:p>53089681752</text:p>
          </table:table-cell>
          <table:table-cell table:style-name="ce4" office:value-type="string" calcext:value-type="string">
            <text:p>SİNAN ATMAZ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5-03-14" calcext:value-type="date">
            <text:p>14.03.1995</text:p>
          </table:table-cell>
          <table:table-cell table:formula="of:=2022-YEAR([.D297])" office:value-type="float" office:value="27" calcext:value-type="float">
            <text:p>2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5T15:22:43" calcext:value-type="date">
            <text:p>15.02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2875385908" calcext:value-type="float">
            <text:p>12875385908</text:p>
          </table:table-cell>
          <table:table-cell table:style-name="ce4" office:value-type="string" calcext:value-type="string">
            <text:p>AYŞE AĞIL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8-07-10" calcext:value-type="date">
            <text:p>10.07.1958</text:p>
          </table:table-cell>
          <table:table-cell table:formula="of:=2022-YEAR([.D298])" office:value-type="float" office:value="64" calcext:value-type="float">
            <text:p>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6T11:55:47" calcext:value-type="date">
            <text:p>16.02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9043550298" calcext:value-type="float">
            <text:p>19043550298</text:p>
          </table:table-cell>
          <table:table-cell table:style-name="ce4" office:value-type="string" calcext:value-type="string">
            <text:p>HACER DİPOVA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7-07-25" calcext:value-type="date">
            <text:p>25.07.1967</text:p>
          </table:table-cell>
          <table:table-cell table:formula="of:=2022-YEAR([.D299])" office:value-type="float" office:value="55" calcext:value-type="float">
            <text:p>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6T13:24:24" calcext:value-type="date">
            <text:p>16.02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0345700922" calcext:value-type="float">
            <text:p>20345700922</text:p>
          </table:table-cell>
          <table:table-cell table:style-name="ce4" office:value-type="string" calcext:value-type="string">
            <text:p>SÜNDÜS ÜNVE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9-05-15" calcext:value-type="date">
            <text:p>15.05.1969</text:p>
          </table:table-cell>
          <table:table-cell table:formula="of:=2022-YEAR([.D300])" office:value-type="float" office:value="53" calcext:value-type="float">
            <text:p>5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6T13:24:28" calcext:value-type="date">
            <text:p>16.02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7633788250" calcext:value-type="float">
            <text:p>17633788250</text:p>
          </table:table-cell>
          <table:table-cell table:style-name="ce4" office:value-type="string" calcext:value-type="string">
            <text:p>METİN DEMİRPOLAT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1-06-08" calcext:value-type="date">
            <text:p>08.06.1971</text:p>
          </table:table-cell>
          <table:table-cell table:formula="of:=2022-YEAR([.D301])" office:value-type="float" office:value="51" calcext:value-type="float">
            <text:p>5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6T13:27:33" calcext:value-type="date">
            <text:p>16.02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3448269166" calcext:value-type="float">
            <text:p>33448269166</text:p>
          </table:table-cell>
          <table:table-cell table:style-name="ce4" office:value-type="string" calcext:value-type="string">
            <text:p>AHMET UYSAL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5-02-19" calcext:value-type="date">
            <text:p>19.02.1985</text:p>
          </table:table-cell>
          <table:table-cell table:formula="of:=2022-YEAR([.D302])" office:value-type="float" office:value="37" calcext:value-type="float">
            <text:p>3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6T15:32:38" calcext:value-type="date">
            <text:p>16.02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7487899330" calcext:value-type="float">
            <text:p>27487899330</text:p>
          </table:table-cell>
          <table:table-cell table:style-name="ce4" office:value-type="string" calcext:value-type="string">
            <text:p>HATİCE DELE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6-02-01" calcext:value-type="date">
            <text:p>01.02.1956</text:p>
          </table:table-cell>
          <table:table-cell table:formula="of:=2022-YEAR([.D303])" office:value-type="float" office:value="66" calcext:value-type="float">
            <text:p>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7T11:14:08" calcext:value-type="date">
            <text:p>17.02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1967308816" calcext:value-type="float">
            <text:p>31967308816</text:p>
          </table:table-cell>
          <table:table-cell table:style-name="ce4" office:value-type="string" calcext:value-type="string">
            <text:p>MERVE ÇAĞLA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4-11-10" calcext:value-type="date">
            <text:p>10.11.1994</text:p>
          </table:table-cell>
          <table:table-cell table:formula="of:=2022-YEAR([.D304])" office:value-type="float" office:value="28" calcext:value-type="float">
            <text:p>2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7T15:03:00" calcext:value-type="date">
            <text:p>17.02.2021</text:p>
          </table:table-cell>
          <table:table-cell table:style-name="ce4" office:value-type="string" calcext:value-type="string">
            <text:p>266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266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8416534734" calcext:value-type="float">
            <text:p>38416534734</text:p>
          </table:table-cell>
          <table:table-cell table:style-name="ce4" office:value-type="string" calcext:value-type="string">
            <text:p>KAZIM SAĞDIÇ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3-05-05" calcext:value-type="date">
            <text:p>05.05.1983</text:p>
          </table:table-cell>
          <table:table-cell table:formula="of:=2022-YEAR([.D305])" office:value-type="float" office:value="39" calcext:value-type="float">
            <text:p>3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8T13:34:57" calcext:value-type="date">
            <text:p>18.02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0461026280" calcext:value-type="float">
            <text:p>10461026280</text:p>
          </table:table-cell>
          <table:table-cell table:style-name="ce4" office:value-type="string" calcext:value-type="string">
            <text:p>nurten hazineda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2-03-18" calcext:value-type="date">
            <text:p>18.03.1972</text:p>
          </table:table-cell>
          <table:table-cell table:formula="of:=2022-YEAR([.D306])" office:value-type="float" office:value="50" calcext:value-type="float">
            <text:p>5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9T12:35:29" calcext:value-type="date">
            <text:p>19.02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9873191134" calcext:value-type="float">
            <text:p>29873191134</text:p>
          </table:table-cell>
          <table:table-cell table:style-name="ce4" office:value-type="string" calcext:value-type="string">
            <text:p>FADİK SÜNE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7-01-01" calcext:value-type="date">
            <text:p>01.01.1957</text:p>
          </table:table-cell>
          <table:table-cell table:formula="of:=2022-YEAR([.D307])" office:value-type="float" office:value="65" calcext:value-type="float">
            <text:p>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23T10:07:10" calcext:value-type="date">
            <text:p>23.02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5335676882" calcext:value-type="float">
            <text:p>15335676882</text:p>
          </table:table-cell>
          <table:table-cell table:style-name="ce4" office:value-type="string" calcext:value-type="string">
            <text:p>TÜRKAN GÖBEŞ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6-05-18" calcext:value-type="date">
            <text:p>18.05.1986</text:p>
          </table:table-cell>
          <table:table-cell table:formula="of:=2022-YEAR([.D308])" office:value-type="float" office:value="36" calcext:value-type="float">
            <text:p>3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23T11:52:49" calcext:value-type="date">
            <text:p>23.02.2021</text:p>
          </table:table-cell>
          <table:table-cell table:style-name="ce4" office:value-type="string" calcext:value-type="string">
            <text:p>591.6 <text:s/>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591.6 <text:s/>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4732657850" calcext:value-type="float">
            <text:p>34732657850</text:p>
          </table:table-cell>
          <table:table-cell table:style-name="ce4" office:value-type="string" calcext:value-type="string">
            <text:p>ALİ AKALI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2-02-15" calcext:value-type="date">
            <text:p>15.02.1972</text:p>
          </table:table-cell>
          <table:table-cell table:formula="of:=2022-YEAR([.D309])" office:value-type="float" office:value="50" calcext:value-type="float">
            <text:p>5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23T12:10:59" calcext:value-type="date">
            <text:p>23.02.2021</text:p>
          </table:table-cell>
          <table:table-cell table:style-name="ce4" office:value-type="string" calcext:value-type="string">
            <text:p>7940 Pozitif</text:p>
          </table:table-cell>
          <table:table-cell table:style-name="ce15" office:value-type="string" calcext:value-type="string">
            <text:p>1</text:p>
          </table:table-cell>
          <table:table-cell table:style-name="ce4" office:value-type="string" calcext:value-type="string">
            <text:p>POZİTİF</text:p>
          </table:table-cell>
          <table:table-cell table:style-name="ce4" office:value-type="string" calcext:value-type="string">
            <text:p>7940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0641497028" calcext:value-type="float">
            <text:p>50641497028</text:p>
          </table:table-cell>
          <table:table-cell table:style-name="ce4" office:value-type="string" calcext:value-type="string">
            <text:p>YUSUF ATEŞ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7-03-01" calcext:value-type="date">
            <text:p>01.03.1997</text:p>
          </table:table-cell>
          <table:table-cell table:formula="of:=2022-YEAR([.D310])" office:value-type="float" office:value="25" calcext:value-type="float">
            <text:p>2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23T15:33:11" calcext:value-type="date">
            <text:p>23.02.2021</text:p>
          </table:table-cell>
          <table:table-cell table:style-name="ce4" office:value-type="string" calcext:value-type="string">
            <text:p>5244 POZİTİ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5244 POZİTİF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3219040810" calcext:value-type="float">
            <text:p>23219040810</text:p>
          </table:table-cell>
          <table:table-cell table:style-name="ce4" office:value-type="string" calcext:value-type="string">
            <text:p>SALİH ÇETİNBOLAT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1-10-22" calcext:value-type="date">
            <text:p>22.10.1971</text:p>
          </table:table-cell>
          <table:table-cell table:formula="of:=2022-YEAR([.D311])" office:value-type="float" office:value="51" calcext:value-type="float">
            <text:p>5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24T14:48:06" calcext:value-type="date">
            <text:p>24.02.2021</text:p>
          </table:table-cell>
          <table:table-cell table:style-name="ce4" office:value-type="string" calcext:value-type="string">
            <text:p>12186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2186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2322075474" calcext:value-type="float">
            <text:p>22322075474</text:p>
          </table:table-cell>
          <table:table-cell table:style-name="ce4" office:value-type="string" calcext:value-type="string">
            <text:p>FATİH KARAMEŞE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1-12-20" calcext:value-type="date">
            <text:p>20.12.1981</text:p>
          </table:table-cell>
          <table:table-cell table:formula="of:=2022-YEAR([.D312])" office:value-type="float" office:value="41" calcext:value-type="float">
            <text:p>4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24T16:02:06" calcext:value-type="date">
            <text:p>24.02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2344737250" calcext:value-type="float">
            <text:p>32344737250</text:p>
          </table:table-cell>
          <table:table-cell table:style-name="ce4" office:value-type="string" calcext:value-type="string">
            <text:p>MEHMET KAYA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6-07-08" calcext:value-type="date">
            <text:p>08.07.1976</text:p>
          </table:table-cell>
          <table:table-cell table:formula="of:=2022-YEAR([.D313])" office:value-type="float" office:value="46" calcext:value-type="float">
            <text:p>4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25T12:09:59" calcext:value-type="date">
            <text:p>25.02.2021</text:p>
          </table:table-cell>
          <table:table-cell table:style-name="ce4" office:value-type="string" calcext:value-type="string">
            <text:p>969.9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969.9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7661117372" calcext:value-type="float">
            <text:p>37661117372</text:p>
          </table:table-cell>
          <table:table-cell table:style-name="ce4" office:value-type="string" calcext:value-type="string">
            <text:p>MUSTAFA ŞAHİ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4-09-19" calcext:value-type="date">
            <text:p>19.09.1974</text:p>
          </table:table-cell>
          <table:table-cell table:formula="of:=2022-YEAR([.D314])" office:value-type="float" office:value="48" calcext:value-type="float">
            <text:p>4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25T12:10:01" calcext:value-type="date">
            <text:p>25.02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3301371908" calcext:value-type="float">
            <text:p>13301371908</text:p>
          </table:table-cell>
          <table:table-cell table:style-name="ce4" office:value-type="string" calcext:value-type="string">
            <text:p>ABBAS KÖYLÜ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6-02-28" calcext:value-type="date">
            <text:p>28.02.1966</text:p>
          </table:table-cell>
          <table:table-cell table:formula="of:=2022-YEAR([.D315])" office:value-type="float" office:value="56" calcext:value-type="float">
            <text:p>5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25T12:12:28" calcext:value-type="date">
            <text:p>25.02.2021</text:p>
          </table:table-cell>
          <table:table-cell table:style-name="ce4" office:value-type="string" calcext:value-type="string">
            <text:p>1679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679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6286836066" calcext:value-type="float">
            <text:p>16286836066</text:p>
          </table:table-cell>
          <table:table-cell table:style-name="ce4" office:value-type="string" calcext:value-type="string">
            <text:p>HASİNE CERTEL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0-01-11" calcext:value-type="date">
            <text:p>11.01.1970</text:p>
          </table:table-cell>
          <table:table-cell table:formula="of:=2022-YEAR([.D316])" office:value-type="float" office:value="52" calcext:value-type="float">
            <text:p>5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25T13:11:39" calcext:value-type="date">
            <text:p>25.02.2021</text:p>
          </table:table-cell>
          <table:table-cell table:style-name="ce4" office:value-type="string" calcext:value-type="string">
            <text:p>726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726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8804415858" calcext:value-type="float">
            <text:p>58804415858</text:p>
          </table:table-cell>
          <table:table-cell table:style-name="ce4" office:value-type="string" calcext:value-type="string">
            <text:p>GÜLAY DURU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5-06-20" calcext:value-type="date">
            <text:p>20.06.1975</text:p>
          </table:table-cell>
          <table:table-cell table:formula="of:=2022-YEAR([.D317])" office:value-type="float" office:value="47" calcext:value-type="float">
            <text:p>4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1T14:54:27" calcext:value-type="date">
            <text:p>01.03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6817254284" calcext:value-type="float">
            <text:p>16817254284</text:p>
          </table:table-cell>
          <table:table-cell table:style-name="ce4" office:value-type="string" calcext:value-type="string">
            <text:p>SALİH ÖNCÜ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0-01-07" calcext:value-type="date">
            <text:p>07.01.1960</text:p>
          </table:table-cell>
          <table:table-cell table:formula="of:=2022-YEAR([.D318])" office:value-type="float" office:value="62" calcext:value-type="float">
            <text:p>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1T14:54:32" calcext:value-type="date">
            <text:p>01.03.2021</text:p>
          </table:table-cell>
          <table:table-cell table:style-name="ce4" office:value-type="string" calcext:value-type="string">
            <text:p>131300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31300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8417097818" calcext:value-type="float">
            <text:p>38417097818</text:p>
          </table:table-cell>
          <table:table-cell table:style-name="ce4" office:value-type="string" calcext:value-type="string">
            <text:p>HANİFE GÜNGÖ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5-01-01" calcext:value-type="date">
            <text:p>01.01.1955</text:p>
          </table:table-cell>
          <table:table-cell table:formula="of:=2022-YEAR([.D319])" office:value-type="float" office:value="67" calcext:value-type="float">
            <text:p>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2T13:30:03" calcext:value-type="date">
            <text:p>02.03.2021</text:p>
          </table:table-cell>
          <table:table-cell table:style-name="ce4" office:value-type="string" calcext:value-type="string">
            <text:p>7265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7265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1482656790" calcext:value-type="float">
            <text:p>21482656790</text:p>
          </table:table-cell>
          <table:table-cell table:style-name="ce4" office:value-type="string" calcext:value-type="string">
            <text:p>HÜSEYİN HANLIOĞLU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3-12-13" calcext:value-type="date">
            <text:p>13.12.1963</text:p>
          </table:table-cell>
          <table:table-cell table:formula="of:=2022-YEAR([.D320])" office:value-type="float" office:value="59" calcext:value-type="float">
            <text:p>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2T13:30:10" calcext:value-type="date">
            <text:p>02.03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5993949112" calcext:value-type="float">
            <text:p>25993949112</text:p>
          </table:table-cell>
          <table:table-cell table:style-name="ce4" office:value-type="string" calcext:value-type="string">
            <text:p>RAMAZAN SERT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4-07-21" calcext:value-type="date">
            <text:p>21.07.1964</text:p>
          </table:table-cell>
          <table:table-cell table:formula="of:=2022-YEAR([.D321])" office:value-type="float" office:value="58" calcext:value-type="float">
            <text:p>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2T13:30:31" calcext:value-type="date">
            <text:p>02.03.2021</text:p>
          </table:table-cell>
          <table:table-cell table:style-name="ce4" office:value-type="string" calcext:value-type="string">
            <text:p>8774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8774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4555330062" calcext:value-type="float">
            <text:p>14555330062</text:p>
          </table:table-cell>
          <table:table-cell table:style-name="ce4" office:value-type="string" calcext:value-type="string">
            <text:p>BİLAL KAYA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1-05-05" calcext:value-type="date">
            <text:p>05.05.1971</text:p>
          </table:table-cell>
          <table:table-cell table:formula="of:=2022-YEAR([.D322])" office:value-type="float" office:value="51" calcext:value-type="float">
            <text:p>5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2T13:42:07" calcext:value-type="date">
            <text:p>02.03.2021</text:p>
          </table:table-cell>
          <table:table-cell table:style-name="ce4" office:value-type="string" calcext:value-type="string">
            <text:p>27.77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27.77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1135444676" calcext:value-type="float">
            <text:p>11135444676</text:p>
          </table:table-cell>
          <table:table-cell table:style-name="ce4" office:value-type="string" calcext:value-type="string">
            <text:p>KEMAL YILDIRIM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9-02-03" calcext:value-type="date">
            <text:p>03.02.1959</text:p>
          </table:table-cell>
          <table:table-cell table:formula="of:=2022-YEAR([.D323])" office:value-type="float" office:value="63" calcext:value-type="float">
            <text:p>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2T13:42:16" calcext:value-type="date">
            <text:p>02.03.2021</text:p>
          </table:table-cell>
          <table:table-cell table:style-name="ce4" office:value-type="string" calcext:value-type="string">
            <text:p>435,7 <text:s/>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435,7 <text:s/>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3951017378" calcext:value-type="float">
            <text:p>23951017378</text:p>
          </table:table-cell>
          <table:table-cell table:style-name="ce4" office:value-type="string" calcext:value-type="string">
            <text:p>HAKAN KARDAŞ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7-05-13" calcext:value-type="date">
            <text:p>13.05.1997</text:p>
          </table:table-cell>
          <table:table-cell table:formula="of:=2022-YEAR([.D324])" office:value-type="float" office:value="25" calcext:value-type="float">
            <text:p>2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2T13:42:41" calcext:value-type="date">
            <text:p>02.03.2021</text:p>
          </table:table-cell>
          <table:table-cell table:style-name="ce4" office:value-type="string" calcext:value-type="string">
            <text:p>1610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610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6769629062" calcext:value-type="float">
            <text:p>16769629062</text:p>
          </table:table-cell>
          <table:table-cell table:style-name="ce4" office:value-type="string" calcext:value-type="string">
            <text:p>MEHMET ÇAKAL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6-03-16" calcext:value-type="date">
            <text:p>16.03.1976</text:p>
          </table:table-cell>
          <table:table-cell table:formula="of:=2022-YEAR([.D325])" office:value-type="float" office:value="46" calcext:value-type="float">
            <text:p>4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3T11:46:03" calcext:value-type="date">
            <text:p>03.03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0283805818" calcext:value-type="float">
            <text:p>30283805818</text:p>
          </table:table-cell>
          <table:table-cell table:style-name="ce4" office:value-type="string" calcext:value-type="string">
            <text:p>ZİYAATTİN ŞAHİNPINA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0-01-10" calcext:value-type="date">
            <text:p>10.01.1960</text:p>
          </table:table-cell>
          <table:table-cell table:formula="of:=2022-YEAR([.D326])" office:value-type="float" office:value="62" calcext:value-type="float">
            <text:p>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4T12:25:26" calcext:value-type="date">
            <text:p>04.03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0159704086" calcext:value-type="float">
            <text:p>20159704086</text:p>
          </table:table-cell>
          <table:table-cell table:style-name="ce4" office:value-type="string" calcext:value-type="string">
            <text:p>DURAN ULAŞ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1-10-21" calcext:value-type="date">
            <text:p>21.10.1961</text:p>
          </table:table-cell>
          <table:table-cell table:formula="of:=2022-YEAR([.D327])" office:value-type="float" office:value="61" calcext:value-type="float">
            <text:p>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4T12:27:37" calcext:value-type="date">
            <text:p>04.03.2021</text:p>
          </table:table-cell>
          <table:table-cell table:style-name="ce4" office:value-type="string" calcext:value-type="string">
            <text:p>7099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7099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8270244686" calcext:value-type="float">
            <text:p>58270244686</text:p>
          </table:table-cell>
          <table:table-cell table:style-name="ce4" office:value-type="string" calcext:value-type="string">
            <text:p>DURDANE TEKİ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7-07-10" calcext:value-type="date">
            <text:p>10.07.1967</text:p>
          </table:table-cell>
          <table:table-cell table:formula="of:=2022-YEAR([.D328])" office:value-type="float" office:value="55" calcext:value-type="float">
            <text:p>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4T12:48:14" calcext:value-type="date">
            <text:p>04.03.2021</text:p>
          </table:table-cell>
          <table:table-cell table:style-name="ce4" office:value-type="string" calcext:value-type="string">
            <text:p>1844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844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5509297974" calcext:value-type="float">
            <text:p>15509297974</text:p>
          </table:table-cell>
          <table:table-cell table:style-name="ce4" office:value-type="string" calcext:value-type="string">
            <text:p>YASİN KIYMET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2-06-25" calcext:value-type="date">
            <text:p>25.06.1992</text:p>
          </table:table-cell>
          <table:table-cell table:formula="of:=2022-YEAR([.D329])" office:value-type="float" office:value="30" calcext:value-type="float">
            <text:p>3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4T12:49:19" calcext:value-type="date">
            <text:p>04.03.2021</text:p>
          </table:table-cell>
          <table:table-cell table:style-name="ce4" office:value-type="string" calcext:value-type="string">
            <text:p>31920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31920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60598356934" calcext:value-type="float">
            <text:p>60598356934</text:p>
          </table:table-cell>
          <table:table-cell table:style-name="ce4" office:value-type="string" calcext:value-type="string">
            <text:p>HAYRETTİN İNA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0-02-02" calcext:value-type="date">
            <text:p>02.02.1960</text:p>
          </table:table-cell>
          <table:table-cell table:formula="of:=2022-YEAR([.D330])" office:value-type="float" office:value="62" calcext:value-type="float">
            <text:p>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4T12:55:17" calcext:value-type="date">
            <text:p>04.03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64168056590" calcext:value-type="float">
            <text:p>64168056590</text:p>
          </table:table-cell>
          <table:table-cell table:style-name="ce4" office:value-type="string" calcext:value-type="string">
            <text:p>MURAT DOĞA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0-11-21" calcext:value-type="date">
            <text:p>21.11.1980</text:p>
          </table:table-cell>
          <table:table-cell table:formula="of:=2022-YEAR([.D331])" office:value-type="float" office:value="42" calcext:value-type="float">
            <text:p>4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4T12:56:00" calcext:value-type="date">
            <text:p>04.03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4437897826" calcext:value-type="float">
            <text:p>44437897826</text:p>
          </table:table-cell>
          <table:table-cell table:style-name="ce4" office:value-type="string" calcext:value-type="string">
            <text:p>HANİFE İKİKAT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0-07-16" calcext:value-type="date">
            <text:p>16.07.1960</text:p>
          </table:table-cell>
          <table:table-cell table:formula="of:=2022-YEAR([.D332])" office:value-type="float" office:value="62" calcext:value-type="float">
            <text:p>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5T11:13:00" calcext:value-type="date">
            <text:p>05.03.2021</text:p>
          </table:table-cell>
          <table:table-cell table:style-name="ce4" office:value-type="string" calcext:value-type="string">
            <text:p>31220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31220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2919384932" calcext:value-type="float">
            <text:p>42919384932</text:p>
          </table:table-cell>
          <table:table-cell table:style-name="ce4" office:value-type="string" calcext:value-type="string">
            <text:p>MUHAMMED ALİ DEMİ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7-01-01" calcext:value-type="date">
            <text:p>01.01.1977</text:p>
          </table:table-cell>
          <table:table-cell table:formula="of:=2022-YEAR([.D333])" office:value-type="float" office:value="45" calcext:value-type="float">
            <text:p>4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5T12:31:16" calcext:value-type="date">
            <text:p>05.03.2021</text:p>
          </table:table-cell>
          <table:table-cell table:style-name="ce4" office:value-type="string" calcext:value-type="string">
            <text:p>1989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989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1610095726" calcext:value-type="float">
            <text:p>51610095726</text:p>
          </table:table-cell>
          <table:table-cell table:style-name="ce4" office:value-type="string" calcext:value-type="string">
            <text:p>AYŞE MELEK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3-09-01" calcext:value-type="date">
            <text:p>01.09.1963</text:p>
          </table:table-cell>
          <table:table-cell table:formula="of:=2022-YEAR([.D334])" office:value-type="float" office:value="59" calcext:value-type="float">
            <text:p>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5T12:31:26" calcext:value-type="date">
            <text:p>05.03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1528763870" calcext:value-type="float">
            <text:p>31528763870</text:p>
          </table:table-cell>
          <table:table-cell table:style-name="ce4" office:value-type="string" calcext:value-type="string">
            <text:p>EMİNE MELEK AKMA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9-07-10" calcext:value-type="date">
            <text:p>10.07.1979</text:p>
          </table:table-cell>
          <table:table-cell table:formula="of:=2022-YEAR([.D335])" office:value-type="float" office:value="43" calcext:value-type="float">
            <text:p>4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5T12:32:28" calcext:value-type="date">
            <text:p>05.03.2021</text:p>
          </table:table-cell>
          <table:table-cell table:style-name="ce4" office:value-type="string" calcext:value-type="string">
            <text:p>712,6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712,6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3410033380" calcext:value-type="float">
            <text:p>53410033380</text:p>
          </table:table-cell>
          <table:table-cell table:style-name="ce4" office:value-type="string" calcext:value-type="string">
            <text:p>MEHMET ERARSLA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5-10-13" calcext:value-type="date">
            <text:p>13.10.1975</text:p>
          </table:table-cell>
          <table:table-cell table:formula="of:=2022-YEAR([.D336])" office:value-type="float" office:value="47" calcext:value-type="float">
            <text:p>4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5T13:53:52" calcext:value-type="date">
            <text:p>05.03.2021</text:p>
          </table:table-cell>
          <table:table-cell table:style-name="ce4" office:value-type="string" calcext:value-type="string">
            <text:p>20600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20600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5009981228" calcext:value-type="float">
            <text:p>25009981228</text:p>
          </table:table-cell>
          <table:table-cell table:style-name="ce4" office:value-type="string" calcext:value-type="string">
            <text:p>AHMET UÇA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0-10-10" calcext:value-type="date">
            <text:p>10.10.1970</text:p>
          </table:table-cell>
          <table:table-cell table:formula="of:=2022-YEAR([.D337])" office:value-type="float" office:value="52" calcext:value-type="float">
            <text:p>5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5T13:59:06" calcext:value-type="date">
            <text:p>05.03.2021</text:p>
          </table:table-cell>
          <table:table-cell table:style-name="ce4" office:value-type="string" calcext:value-type="string">
            <text:p>82,83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82,83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7992783804" calcext:value-type="float">
            <text:p>17992783804</text:p>
          </table:table-cell>
          <table:table-cell table:style-name="ce4" office:value-type="string" calcext:value-type="string">
            <text:p>HAYATİ UYSAL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3-08-10" calcext:value-type="date">
            <text:p>10.08.1973</text:p>
          </table:table-cell>
          <table:table-cell table:formula="of:=2022-YEAR([.D338])" office:value-type="float" office:value="49" calcext:value-type="float">
            <text:p>4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8T12:39:57" calcext:value-type="date">
            <text:p>08.03.2021</text:p>
          </table:table-cell>
          <table:table-cell table:style-name="ce4" office:value-type="string" calcext:value-type="string">
            <text:p>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2420612080" calcext:value-type="float">
            <text:p>52420612080</text:p>
          </table:table-cell>
          <table:table-cell table:style-name="ce4" office:value-type="string" calcext:value-type="string">
            <text:p>BİRCAN UZU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9-01-01" calcext:value-type="date">
            <text:p>01.01.1979</text:p>
          </table:table-cell>
          <table:table-cell table:formula="of:=2022-YEAR([.D339])" office:value-type="float" office:value="43" calcext:value-type="float">
            <text:p>4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8T12:40:55" calcext:value-type="date">
            <text:p>08.03.2021</text:p>
          </table:table-cell>
          <table:table-cell table:style-name="ce4" office:value-type="string" calcext:value-type="string">
            <text:p>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3351409490" calcext:value-type="float">
            <text:p>23351409490</text:p>
          </table:table-cell>
          <table:table-cell table:style-name="ce4" office:value-type="string" calcext:value-type="string">
            <text:p>AYSEL ÖZCA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5-04-11" calcext:value-type="date">
            <text:p>11.04.1955</text:p>
          </table:table-cell>
          <table:table-cell table:formula="of:=2022-YEAR([.D340])" office:value-type="float" office:value="67" calcext:value-type="float">
            <text:p>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8T12:45:16" calcext:value-type="date">
            <text:p>08.03.2021</text:p>
          </table:table-cell>
          <table:table-cell table:style-name="ce4" office:value-type="string" calcext:value-type="string">
            <text:p>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3612500010" calcext:value-type="float">
            <text:p>23612500010</text:p>
          </table:table-cell>
          <table:table-cell table:style-name="ce4" office:value-type="string" calcext:value-type="string">
            <text:p>MİHRİCAN ERGİ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2-01-13" calcext:value-type="date">
            <text:p>13.01.1982</text:p>
          </table:table-cell>
          <table:table-cell table:formula="of:=2022-YEAR([.D341])" office:value-type="float" office:value="40" calcext:value-type="float">
            <text:p>4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8T12:45:27" calcext:value-type="date">
            <text:p>08.03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4349233584" calcext:value-type="float">
            <text:p>34349233584</text:p>
          </table:table-cell>
          <table:table-cell table:style-name="ce4" office:value-type="string" calcext:value-type="string">
            <text:p>TUĞBA ASLA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4-09-13" calcext:value-type="date">
            <text:p>13.09.1984</text:p>
          </table:table-cell>
          <table:table-cell table:formula="of:=2022-YEAR([.D342])" office:value-type="float" office:value="38" calcext:value-type="float">
            <text:p>3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9T12:14:20" calcext:value-type="date">
            <text:p>09.03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4774352104" calcext:value-type="float">
            <text:p>14774352104</text:p>
          </table:table-cell>
          <table:table-cell table:style-name="ce4" office:value-type="string" calcext:value-type="string">
            <text:p>SULTAN CEYLA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7-06-04" calcext:value-type="date">
            <text:p>04.06.1997</text:p>
          </table:table-cell>
          <table:table-cell table:formula="of:=2022-YEAR([.D343])" office:value-type="float" office:value="25" calcext:value-type="float">
            <text:p>2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9T12:15:21" calcext:value-type="date">
            <text:p>09.03.2021</text:p>
          </table:table-cell>
          <table:table-cell table:style-name="ce4" office:value-type="string" calcext:value-type="string">
            <text:p>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9311837532" calcext:value-type="float">
            <text:p>29311837532</text:p>
          </table:table-cell>
          <table:table-cell table:style-name="ce4" office:value-type="string" calcext:value-type="string">
            <text:p>ÜMMÜGÜLSÜM HALIM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5-04-17" calcext:value-type="date">
            <text:p>17.04.1985</text:p>
          </table:table-cell>
          <table:table-cell table:formula="of:=2022-YEAR([.D344])" office:value-type="float" office:value="37" calcext:value-type="float">
            <text:p>3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9T12:16:35" calcext:value-type="date">
            <text:p>09.03.2021</text:p>
          </table:table-cell>
          <table:table-cell table:style-name="ce4" office:value-type="string" calcext:value-type="string">
            <text:p>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1090778432" calcext:value-type="float">
            <text:p>31090778432</text:p>
          </table:table-cell>
          <table:table-cell table:style-name="ce4" office:value-type="string" calcext:value-type="string">
            <text:p>FADİK ARSLA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5-04-01" calcext:value-type="date">
            <text:p>01.04.1965</text:p>
          </table:table-cell>
          <table:table-cell table:formula="of:=2022-YEAR([.D345])" office:value-type="float" office:value="57" calcext:value-type="float">
            <text:p>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0T12:46:07" calcext:value-type="date">
            <text:p>10.03.2021</text:p>
          </table:table-cell>
          <table:table-cell table:style-name="ce4" office:value-type="string" calcext:value-type="string">
            <text:p>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5885513886" calcext:value-type="float">
            <text:p>55885513886</text:p>
          </table:table-cell>
          <table:table-cell table:style-name="ce4" office:value-type="string" calcext:value-type="string">
            <text:p>HATİCE ÇAKI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1-12-30" calcext:value-type="date">
            <text:p>30.12.1961</text:p>
          </table:table-cell>
          <table:table-cell table:formula="of:=2022-YEAR([.D346])" office:value-type="float" office:value="61" calcext:value-type="float">
            <text:p>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1T11:20:31" calcext:value-type="date">
            <text:p>11.03.2021</text:p>
          </table:table-cell>
          <table:table-cell table:style-name="ce4" office:value-type="string" calcext:value-type="string">
            <text:p>966,7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966,7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1245666158" calcext:value-type="float">
            <text:p>21245666158</text:p>
          </table:table-cell>
          <table:table-cell table:style-name="ce4" office:value-type="string" calcext:value-type="string">
            <text:p>SEMA DEMİ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7-11-26" calcext:value-type="date">
            <text:p>26.11.1997</text:p>
          </table:table-cell>
          <table:table-cell table:formula="of:=2022-YEAR([.D347])" office:value-type="float" office:value="25" calcext:value-type="float">
            <text:p>2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1T12:44:15" calcext:value-type="date">
            <text:p>11.03.2021</text:p>
          </table:table-cell>
          <table:table-cell table:style-name="ce4" office:value-type="string" calcext:value-type="string">
            <text:p>28230000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28230000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4953315958" calcext:value-type="float">
            <text:p>44953315958</text:p>
          </table:table-cell>
          <table:table-cell table:style-name="ce4" office:value-type="string" calcext:value-type="string">
            <text:p>HÜSEYİN DOMURGÜL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48-01-01" calcext:value-type="date">
            <text:p>01.01.1948</text:p>
          </table:table-cell>
          <table:table-cell table:formula="of:=2022-YEAR([.D348])" office:value-type="float" office:value="74" calcext:value-type="float">
            <text:p>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2T11:11:42" calcext:value-type="date">
            <text:p>12.03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7050245838" calcext:value-type="float">
            <text:p>47050245838</text:p>
          </table:table-cell>
          <table:table-cell table:style-name="ce4" office:value-type="string" calcext:value-type="string">
            <text:p>ASIM ERSİ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4-01-08" calcext:value-type="date">
            <text:p>08.01.1974</text:p>
          </table:table-cell>
          <table:table-cell table:formula="of:=2022-YEAR([.D349])" office:value-type="float" office:value="48" calcext:value-type="float">
            <text:p>4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2T12:01:23" calcext:value-type="date">
            <text:p>12.03.2021</text:p>
          </table:table-cell>
          <table:table-cell table:style-name="ce4" office:value-type="string" calcext:value-type="string">
            <text:p>42,87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42,87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0162142592" calcext:value-type="float">
            <text:p>20162142592</text:p>
          </table:table-cell>
          <table:table-cell table:style-name="ce4" office:value-type="string" calcext:value-type="string">
            <text:p>HÜSEYİN DOĞA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4-01-01" calcext:value-type="date">
            <text:p>01.01.1954</text:p>
          </table:table-cell>
          <table:table-cell table:formula="of:=2022-YEAR([.D350])" office:value-type="float" office:value="68" calcext:value-type="float">
            <text:p>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2T12:01:36" calcext:value-type="date">
            <text:p>12.03.2021</text:p>
          </table:table-cell>
          <table:table-cell table:style-name="ce4" office:value-type="string" calcext:value-type="string">
            <text:p>5,734x10^1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5,734x10^1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0683125842" calcext:value-type="float">
            <text:p>50683125842</text:p>
          </table:table-cell>
          <table:table-cell table:style-name="ce4" office:value-type="string" calcext:value-type="string">
            <text:p>HACER ALTU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8-07-13" calcext:value-type="date">
            <text:p>13.07.1978</text:p>
          </table:table-cell>
          <table:table-cell table:formula="of:=2022-YEAR([.D351])" office:value-type="float" office:value="44" calcext:value-type="float">
            <text:p>4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5T11:48:09" calcext:value-type="date">
            <text:p>15.03.2021</text:p>
          </table:table-cell>
          <table:table-cell table:style-name="ce4" office:value-type="string" calcext:value-type="string">
            <text:p>455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455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1982641590" calcext:value-type="float">
            <text:p>51982641590</text:p>
          </table:table-cell>
          <table:table-cell table:style-name="ce4" office:value-type="string" calcext:value-type="string">
            <text:p>NURAN ŞENEL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4-07-25" calcext:value-type="date">
            <text:p>25.07.1964</text:p>
          </table:table-cell>
          <table:table-cell table:formula="of:=2022-YEAR([.D352])" office:value-type="float" office:value="58" calcext:value-type="float">
            <text:p>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5T11:48:14" calcext:value-type="date">
            <text:p>15.03.2021</text:p>
          </table:table-cell>
          <table:table-cell table:style-name="ce4" office:value-type="string" calcext:value-type="string">
            <text:p>7977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7977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61216332576" calcext:value-type="float">
            <text:p>61216332576</text:p>
          </table:table-cell>
          <table:table-cell table:style-name="ce4" office:value-type="string" calcext:value-type="string">
            <text:p>GANİ SALTIK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45-01-01" calcext:value-type="date">
            <text:p>01.01.1945</text:p>
          </table:table-cell>
          <table:table-cell table:formula="of:=2022-YEAR([.D353])" office:value-type="float" office:value="77" calcext:value-type="float">
            <text:p>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5T12:19:37" calcext:value-type="date">
            <text:p>15.03.2021</text:p>
          </table:table-cell>
          <table:table-cell table:style-name="ce4" office:value-type="string" calcext:value-type="string">
            <text:p>402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402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9520497458" calcext:value-type="float">
            <text:p>39520497458</text:p>
          </table:table-cell>
          <table:table-cell table:style-name="ce4" office:value-type="string" calcext:value-type="string">
            <text:p>ARİFE DÖNDE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1-12-01" calcext:value-type="date">
            <text:p>01.12.1951</text:p>
          </table:table-cell>
          <table:table-cell table:formula="of:=2022-YEAR([.D354])" office:value-type="float" office:value="71" calcext:value-type="float">
            <text:p>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5T13:41:33" calcext:value-type="date">
            <text:p>15.03.2021</text:p>
          </table:table-cell>
          <table:table-cell table:style-name="ce4" office:value-type="string" calcext:value-type="string">
            <text:p>238,6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238,6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0348700868" calcext:value-type="float">
            <text:p>20348700868</text:p>
          </table:table-cell>
          <table:table-cell table:style-name="ce4" office:value-type="string" calcext:value-type="string">
            <text:p>MEHMET ÜNVE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8-09-03" calcext:value-type="date">
            <text:p>03.09.1968</text:p>
          </table:table-cell>
          <table:table-cell table:formula="of:=2022-YEAR([.D355])" office:value-type="float" office:value="54" calcext:value-type="float">
            <text:p>5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6T11:55:33" calcext:value-type="date">
            <text:p>16.03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2181445074" calcext:value-type="float">
            <text:p>22181445074</text:p>
          </table:table-cell>
          <table:table-cell table:style-name="ce4" office:value-type="string" calcext:value-type="string">
            <text:p>REFREF DUMA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8-09-01" calcext:value-type="date">
            <text:p>01.09.1968</text:p>
          </table:table-cell>
          <table:table-cell table:formula="of:=2022-YEAR([.D356])" office:value-type="float" office:value="54" calcext:value-type="float">
            <text:p>5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6T11:55:43" calcext:value-type="date">
            <text:p>16.03.2021</text:p>
          </table:table-cell>
          <table:table-cell table:style-name="ce4" office:value-type="string" calcext:value-type="string">
            <text:p>1527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527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6169608368" calcext:value-type="float">
            <text:p>36169608368</text:p>
          </table:table-cell>
          <table:table-cell table:style-name="ce4" office:value-type="string" calcext:value-type="string">
            <text:p>TURAN ARSLA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5-06-06" calcext:value-type="date">
            <text:p>06.06.1975</text:p>
          </table:table-cell>
          <table:table-cell table:formula="of:=2022-YEAR([.D357])" office:value-type="float" office:value="47" calcext:value-type="float">
            <text:p>4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6T12:44:28" calcext:value-type="date">
            <text:p>16.03.2021</text:p>
          </table:table-cell>
          <table:table-cell table:style-name="ce4" office:value-type="string" calcext:value-type="string">
            <text:p>41.99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41.99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1128110624" calcext:value-type="float">
            <text:p>21128110624</text:p>
          </table:table-cell>
          <table:table-cell table:style-name="ce4" office:value-type="string" calcext:value-type="string">
            <text:p>TALİP EKİCİ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7-05-13" calcext:value-type="date">
            <text:p>13.05.1957</text:p>
          </table:table-cell>
          <table:table-cell table:formula="of:=2022-YEAR([.D358])" office:value-type="float" office:value="65" calcext:value-type="float">
            <text:p>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6T12:44:48" calcext:value-type="date">
            <text:p>16.03.2021</text:p>
          </table:table-cell>
          <table:table-cell table:style-name="ce4" office:value-type="string" calcext:value-type="string">
            <text:p>6856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6856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1594992022" calcext:value-type="float">
            <text:p>11594992022</text:p>
          </table:table-cell>
          <table:table-cell table:style-name="ce4" office:value-type="string" calcext:value-type="string">
            <text:p>ÖMER KAFADA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3-01-05" calcext:value-type="date">
            <text:p>05.01.1973</text:p>
          </table:table-cell>
          <table:table-cell table:formula="of:=2022-YEAR([.D359])" office:value-type="float" office:value="49" calcext:value-type="float">
            <text:p>4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6T14:34:45" calcext:value-type="date">
            <text:p>16.03.2021</text:p>
          </table:table-cell>
          <table:table-cell table:style-name="ce4" office:value-type="string" calcext:value-type="string">
            <text:p>11.22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1.22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3286705970" calcext:value-type="float">
            <text:p>33286705970</text:p>
          </table:table-cell>
          <table:table-cell table:style-name="ce4" office:value-type="string" calcext:value-type="string">
            <text:p>RIZA HIZ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0-02-10" calcext:value-type="date">
            <text:p>10.02.1960</text:p>
          </table:table-cell>
          <table:table-cell table:formula="of:=2022-YEAR([.D360])" office:value-type="float" office:value="62" calcext:value-type="float">
            <text:p>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7T11:41:04" calcext:value-type="date">
            <text:p>17.03.2021</text:p>
          </table:table-cell>
          <table:table-cell table:style-name="ce4" office:value-type="string" calcext:value-type="string">
            <text:p>19.00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9.00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4067240130" calcext:value-type="float">
            <text:p>34067240130</text:p>
          </table:table-cell>
          <table:table-cell table:style-name="ce4" office:value-type="string" calcext:value-type="string">
            <text:p>REMZİ ŞAHİ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7-03-15" calcext:value-type="date">
            <text:p>15.03.1957</text:p>
          </table:table-cell>
          <table:table-cell table:formula="of:=2022-YEAR([.D361])" office:value-type="float" office:value="65" calcext:value-type="float">
            <text:p>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7T13:31:55" calcext:value-type="date">
            <text:p>17.03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8332768086" calcext:value-type="float">
            <text:p>18332768086</text:p>
          </table:table-cell>
          <table:table-cell table:style-name="ce4" office:value-type="string" calcext:value-type="string">
            <text:p>MURAT BEKDEMİ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7-02-01" calcext:value-type="date">
            <text:p>01.02.1997</text:p>
          </table:table-cell>
          <table:table-cell table:formula="of:=2022-YEAR([.D362])" office:value-type="float" office:value="25" calcext:value-type="float">
            <text:p>2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8T13:16:31" calcext:value-type="date">
            <text:p>18.03.2021</text:p>
          </table:table-cell>
          <table:table-cell table:style-name="ce4" office:value-type="string" calcext:value-type="string">
            <text:p>67.84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67.84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3761395526" calcext:value-type="float">
            <text:p>53761395526</text:p>
          </table:table-cell>
          <table:table-cell table:style-name="ce4" office:value-type="string" calcext:value-type="string">
            <text:p>SALİH AKGÜL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8-06-01" calcext:value-type="date">
            <text:p>01.06.1968</text:p>
          </table:table-cell>
          <table:table-cell table:formula="of:=2022-YEAR([.D363])" office:value-type="float" office:value="54" calcext:value-type="float">
            <text:p>5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8T13:16:47" calcext:value-type="date">
            <text:p>18.03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7151909228" calcext:value-type="float">
            <text:p>27151909228</text:p>
          </table:table-cell>
          <table:table-cell table:style-name="ce4" office:value-type="string" calcext:value-type="string">
            <text:p>ABDURRAHMAN GÜLEROĞLU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4-06-29" calcext:value-type="date">
            <text:p>29.06.1974</text:p>
          </table:table-cell>
          <table:table-cell table:formula="of:=2022-YEAR([.D364])" office:value-type="float" office:value="48" calcext:value-type="float">
            <text:p>4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8T14:02:04" calcext:value-type="date">
            <text:p>18.03.2021</text:p>
          </table:table-cell>
          <table:table-cell table:style-name="ce4" office:value-type="string" calcext:value-type="string">
            <text:p>50840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50840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6149943930" calcext:value-type="float">
            <text:p>26149943930</text:p>
          </table:table-cell>
          <table:table-cell table:style-name="ce4" office:value-type="string" calcext:value-type="string">
            <text:p>MEHTAP AKMA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8-11-01" calcext:value-type="date">
            <text:p>01.11.1968</text:p>
          </table:table-cell>
          <table:table-cell table:formula="of:=2022-YEAR([.D365])" office:value-type="float" office:value="54" calcext:value-type="float">
            <text:p>5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9T12:59:19" calcext:value-type="date">
            <text:p>19.03.2021</text:p>
          </table:table-cell>
          <table:table-cell table:style-name="ce4" office:value-type="string" calcext:value-type="string">
            <text:p>2871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2871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5266867236" calcext:value-type="float">
            <text:p>15266867236</text:p>
          </table:table-cell>
          <table:table-cell table:style-name="ce4" office:value-type="string" calcext:value-type="string">
            <text:p>MEHMET AYATA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8-03-01" calcext:value-type="date">
            <text:p>01.03.1968</text:p>
          </table:table-cell>
          <table:table-cell table:formula="of:=2022-YEAR([.D366])" office:value-type="float" office:value="54" calcext:value-type="float">
            <text:p>5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22T11:31:05" calcext:value-type="date">
            <text:p>22.03.2021</text:p>
          </table:table-cell>
          <table:table-cell table:style-name="ce4" office:value-type="string" calcext:value-type="string">
            <text:p>54.77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54.77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2022638634" calcext:value-type="float">
            <text:p>22022638634</text:p>
          </table:table-cell>
          <table:table-cell table:style-name="ce4" office:value-type="string" calcext:value-type="string">
            <text:p>HATİCE ARSLA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2-05-01" calcext:value-type="date">
            <text:p>01.05.1962</text:p>
          </table:table-cell>
          <table:table-cell table:formula="of:=2022-YEAR([.D367])" office:value-type="float" office:value="60" calcext:value-type="float">
            <text:p>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23T11:16:41" calcext:value-type="date">
            <text:p>23.03.2021</text:p>
          </table:table-cell>
          <table:table-cell table:style-name="ce4" office:value-type="string" calcext:value-type="string">
            <text:p>318.5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318.5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0805444770" calcext:value-type="float">
            <text:p>10805444770</text:p>
          </table:table-cell>
          <table:table-cell table:style-name="ce4" office:value-type="string" calcext:value-type="string">
            <text:p>GÜLBEYAZ POLAT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5-10-10" calcext:value-type="date">
            <text:p>10.10.1985</text:p>
          </table:table-cell>
          <table:table-cell table:formula="of:=2022-YEAR([.D368])" office:value-type="float" office:value="37" calcext:value-type="float">
            <text:p>3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23T12:46:44" calcext:value-type="date">
            <text:p>23.03.2021</text:p>
          </table:table-cell>
          <table:table-cell table:style-name="ce4" office:value-type="string" calcext:value-type="string">
            <text:p>93.55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93.55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2923482832" calcext:value-type="float">
            <text:p>12923482832</text:p>
          </table:table-cell>
          <table:table-cell table:style-name="ce4" office:value-type="string" calcext:value-type="string">
            <text:p>YUNUS EMRE AKTAŞ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3-04-01" calcext:value-type="date">
            <text:p>01.04.1993</text:p>
          </table:table-cell>
          <table:table-cell table:formula="of:=2022-YEAR([.D369])" office:value-type="float" office:value="29" calcext:value-type="float">
            <text:p>2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23T12:47:18" calcext:value-type="date">
            <text:p>23.03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4591698980" calcext:value-type="float">
            <text:p>14591698980</text:p>
          </table:table-cell>
          <table:table-cell table:style-name="ce4" office:value-type="string" calcext:value-type="string">
            <text:p>ZEKİYE ÖNDE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7-03-06" calcext:value-type="date">
            <text:p>06.03.1957</text:p>
          </table:table-cell>
          <table:table-cell table:formula="of:=2022-YEAR([.D370])" office:value-type="float" office:value="65" calcext:value-type="float">
            <text:p>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23T12:47:23" calcext:value-type="date">
            <text:p>23.03.2021</text:p>
          </table:table-cell>
          <table:table-cell table:style-name="ce4" office:value-type="string" calcext:value-type="string">
            <text:p>318.3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318.3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9310544074" calcext:value-type="float">
            <text:p>19310544074</text:p>
          </table:table-cell>
          <table:table-cell table:style-name="ce4" office:value-type="string" calcext:value-type="string">
            <text:p>ALİ AKGÜL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5-11-05" calcext:value-type="date">
            <text:p>05.11.1955</text:p>
          </table:table-cell>
          <table:table-cell table:formula="of:=2022-YEAR([.D371])" office:value-type="float" office:value="67" calcext:value-type="float">
            <text:p>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24T11:41:09" calcext:value-type="date">
            <text:p>24.03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1743460456" calcext:value-type="float">
            <text:p>21743460456</text:p>
          </table:table-cell>
          <table:table-cell table:style-name="ce4" office:value-type="string" calcext:value-type="string">
            <text:p>MEHMET BATA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7-01-01" calcext:value-type="date">
            <text:p>01.01.1957</text:p>
          </table:table-cell>
          <table:table-cell table:formula="of:=2022-YEAR([.D372])" office:value-type="float" office:value="65" calcext:value-type="float">
            <text:p>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24T11:45:31" calcext:value-type="date">
            <text:p>24.03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3219040810" calcext:value-type="float">
            <text:p>23219040810</text:p>
          </table:table-cell>
          <table:table-cell table:style-name="ce4" office:value-type="string" calcext:value-type="string">
            <text:p>SALİH ÇETİNBOLAT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1-10-22" calcext:value-type="date">
            <text:p>22.10.1971</text:p>
          </table:table-cell>
          <table:table-cell table:formula="of:=2022-YEAR([.D373])" office:value-type="float" office:value="51" calcext:value-type="float">
            <text:p>5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24T11:45:42" calcext:value-type="date">
            <text:p>24.03.2021</text:p>
          </table:table-cell>
          <table:table-cell table:style-name="ce4" office:value-type="string" calcext:value-type="string">
            <text:p>270.1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270.1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9167406828" calcext:value-type="float">
            <text:p>59167406828</text:p>
          </table:table-cell>
          <table:table-cell table:style-name="ce4" office:value-type="string" calcext:value-type="string">
            <text:p>TURGUT GENÇ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8-06-05" calcext:value-type="date">
            <text:p>05.06.1958</text:p>
          </table:table-cell>
          <table:table-cell table:formula="of:=2022-YEAR([.D374])" office:value-type="float" office:value="64" calcext:value-type="float">
            <text:p>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24T14:58:58" calcext:value-type="date">
            <text:p>24.03.2021</text:p>
          </table:table-cell>
          <table:table-cell table:style-name="ce4" office:value-type="string" calcext:value-type="string">
            <text:p>91.47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91.47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3489923002" calcext:value-type="float">
            <text:p>43489923002</text:p>
          </table:table-cell>
          <table:table-cell table:style-name="ce4" office:value-type="string" calcext:value-type="string">
            <text:p>AYŞE GİDE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0-10-26" calcext:value-type="date">
            <text:p>26.10.1990</text:p>
          </table:table-cell>
          <table:table-cell table:formula="of:=2022-YEAR([.D375])" office:value-type="float" office:value="32" calcext:value-type="float">
            <text:p>3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25T15:04:53" calcext:value-type="date">
            <text:p>25.03.2021</text:p>
          </table:table-cell>
          <table:table-cell table:style-name="ce4" office:value-type="string" calcext:value-type="string">
            <text:p>88.63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88.63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6789819440" calcext:value-type="float">
            <text:p>46789819440</text:p>
          </table:table-cell>
          <table:table-cell table:style-name="ce4" office:value-type="string" calcext:value-type="string">
            <text:p>SAMED ERE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8-08-03" calcext:value-type="date">
            <text:p>03.08.1988</text:p>
          </table:table-cell>
          <table:table-cell table:formula="of:=2022-YEAR([.D376])" office:value-type="float" office:value="34" calcext:value-type="float">
            <text:p>3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26T10:18:35" calcext:value-type="date">
            <text:p>26.03.2021</text:p>
          </table:table-cell>
          <table:table-cell table:style-name="ce4" office:value-type="string" calcext:value-type="string">
            <text:p>205.9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205.9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70027042956" calcext:value-type="float">
            <text:p>70027042956</text:p>
          </table:table-cell>
          <table:table-cell table:style-name="ce4" office:value-type="string" calcext:value-type="string">
            <text:p>KAZIM UZU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4-10-22" calcext:value-type="date">
            <text:p>22.10.1954</text:p>
          </table:table-cell>
          <table:table-cell table:formula="of:=2022-YEAR([.D377])" office:value-type="float" office:value="68" calcext:value-type="float">
            <text:p>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26T14:04:36" calcext:value-type="date">
            <text:p>26.03.2021</text:p>
          </table:table-cell>
          <table:table-cell table:style-name="ce4" office:value-type="string" calcext:value-type="string">
            <text:p>14720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4720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1371102490" calcext:value-type="float">
            <text:p>21371102490</text:p>
          </table:table-cell>
          <table:table-cell table:style-name="ce4" office:value-type="string" calcext:value-type="string">
            <text:p>İBRAHİM DOĞA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9-01-25" calcext:value-type="date">
            <text:p>25.01.1989</text:p>
          </table:table-cell>
          <table:table-cell table:formula="of:=2022-YEAR([.D378])" office:value-type="float" office:value="33" calcext:value-type="float">
            <text:p>3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26T14:07:04" calcext:value-type="date">
            <text:p>26.03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5983652290" calcext:value-type="float">
            <text:p>15983652290</text:p>
          </table:table-cell>
          <table:table-cell table:style-name="ce4" office:value-type="string" calcext:value-type="string">
            <text:p>NURİYE BİLEK TAPA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7-12-17" calcext:value-type="date">
            <text:p>17.12.1987</text:p>
          </table:table-cell>
          <table:table-cell table:formula="of:=2022-YEAR([.D379])" office:value-type="float" office:value="35" calcext:value-type="float">
            <text:p>3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26T14:07:09" calcext:value-type="date">
            <text:p>26.03.2021</text:p>
          </table:table-cell>
          <table:table-cell table:style-name="ce4" office:value-type="string" calcext:value-type="string">
            <text:p>69.34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69.34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0981676032" calcext:value-type="float">
            <text:p>20981676032</text:p>
          </table:table-cell>
          <table:table-cell table:style-name="ce4" office:value-type="string" calcext:value-type="string">
            <text:p>ALİ DURA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4-03-08" calcext:value-type="date">
            <text:p>08.03.1964</text:p>
          </table:table-cell>
          <table:table-cell table:formula="of:=2022-YEAR([.D380])" office:value-type="float" office:value="58" calcext:value-type="float">
            <text:p>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29T10:10:24" calcext:value-type="date">
            <text:p>29.03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2214408678" calcext:value-type="float">
            <text:p>42214408678</text:p>
          </table:table-cell>
          <table:table-cell table:style-name="ce4" office:value-type="string" calcext:value-type="string">
            <text:p>REFİKA ŞENEL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4-11-21" calcext:value-type="date">
            <text:p>21.11.1954</text:p>
          </table:table-cell>
          <table:table-cell table:formula="of:=2022-YEAR([.D381])" office:value-type="float" office:value="68" calcext:value-type="float">
            <text:p>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29T11:12:40" calcext:value-type="date">
            <text:p>29.03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6377165806" calcext:value-type="float">
            <text:p>36377165806</text:p>
          </table:table-cell>
          <table:table-cell table:style-name="ce4" office:value-type="string" calcext:value-type="string">
            <text:p>DÖNDÜ GÖKME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5-02-17" calcext:value-type="date">
            <text:p>17.02.1965</text:p>
          </table:table-cell>
          <table:table-cell table:formula="of:=2022-YEAR([.D382])" office:value-type="float" office:value="57" calcext:value-type="float">
            <text:p>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29T13:19:44" calcext:value-type="date">
            <text:p>29.03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8604758934" calcext:value-type="float">
            <text:p>48604758934</text:p>
          </table:table-cell>
          <table:table-cell table:style-name="ce4" office:value-type="string" calcext:value-type="string">
            <text:p>NESİBE KAÇMAZ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6-01-15" calcext:value-type="date">
            <text:p>15.01.1986</text:p>
          </table:table-cell>
          <table:table-cell table:formula="of:=2022-YEAR([.D383])" office:value-type="float" office:value="36" calcext:value-type="float">
            <text:p>3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29T13:22:31" calcext:value-type="date">
            <text:p>29.03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0226846672" calcext:value-type="float">
            <text:p>10226846672</text:p>
          </table:table-cell>
          <table:table-cell table:style-name="ce4" office:value-type="string" calcext:value-type="string">
            <text:p>GÜLŞEN BAYSAL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3-04-05" calcext:value-type="date">
            <text:p>05.04.1953</text:p>
          </table:table-cell>
          <table:table-cell table:formula="of:=2022-YEAR([.D384])" office:value-type="float" office:value="69" calcext:value-type="float">
            <text:p>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30T13:16:58" calcext:value-type="date">
            <text:p>30.03.2021</text:p>
          </table:table-cell>
          <table:table-cell table:style-name="ce4" office:value-type="string" calcext:value-type="string">
            <text:p>658.4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658.4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7165804596" calcext:value-type="float">
            <text:p>17165804596</text:p>
          </table:table-cell>
          <table:table-cell table:style-name="ce4" office:value-type="string" calcext:value-type="string">
            <text:p>MEHMET ÇETİ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1-06-15" calcext:value-type="date">
            <text:p>15.06.1971</text:p>
          </table:table-cell>
          <table:table-cell table:formula="of:=2022-YEAR([.D385])" office:value-type="float" office:value="51" calcext:value-type="float">
            <text:p>5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30T13:17:09" calcext:value-type="date">
            <text:p>30.03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2217583368" calcext:value-type="float">
            <text:p>12217583368</text:p>
          </table:table-cell>
          <table:table-cell table:style-name="ce4" office:value-type="string" calcext:value-type="string">
            <text:p>SEMİHA BOZARSLA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0-06-01" calcext:value-type="date">
            <text:p>01.06.1970</text:p>
          </table:table-cell>
          <table:table-cell table:formula="of:=2022-YEAR([.D386])" office:value-type="float" office:value="52" calcext:value-type="float">
            <text:p>5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30T13:17:24" calcext:value-type="date">
            <text:p>30.03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1506804334" calcext:value-type="float">
            <text:p>41506804334</text:p>
          </table:table-cell>
          <table:table-cell table:style-name="ce4" office:value-type="string" calcext:value-type="string">
            <text:p>AHMET ÖZGA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9-08-05" calcext:value-type="date">
            <text:p>05.08.1959</text:p>
          </table:table-cell>
          <table:table-cell table:formula="of:=2022-YEAR([.D387])" office:value-type="float" office:value="63" calcext:value-type="float">
            <text:p>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30T14:53:01" calcext:value-type="date">
            <text:p>30.03.2021</text:p>
          </table:table-cell>
          <table:table-cell table:style-name="ce4" office:value-type="string" calcext:value-type="string">
            <text:p>213.8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13.8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8728524706" calcext:value-type="float">
            <text:p>38728524706</text:p>
          </table:table-cell>
          <table:table-cell table:style-name="ce4" office:value-type="string" calcext:value-type="string">
            <text:p>ÜNZİLE ÖZE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6-01-01" calcext:value-type="date">
            <text:p>01.01.1986</text:p>
          </table:table-cell>
          <table:table-cell table:formula="of:=2022-YEAR([.D388])" office:value-type="float" office:value="36" calcext:value-type="float">
            <text:p>3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31T11:13:31" calcext:value-type="date">
            <text:p>31.03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3540400154" calcext:value-type="float">
            <text:p>23540400154</text:p>
          </table:table-cell>
          <table:table-cell table:style-name="ce4" office:value-type="string" calcext:value-type="string">
            <text:p>GÜLSÜM TAŞKI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1-01-19" calcext:value-type="date">
            <text:p>19.01.1981</text:p>
          </table:table-cell>
          <table:table-cell table:formula="of:=2022-YEAR([.D389])" office:value-type="float" office:value="41" calcext:value-type="float">
            <text:p>4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31T14:06:06" calcext:value-type="date">
            <text:p>31.03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5760329116" calcext:value-type="float">
            <text:p>25760329116</text:p>
          </table:table-cell>
          <table:table-cell table:style-name="ce4" office:value-type="string" calcext:value-type="string">
            <text:p>NAZMİYE YILDIRIM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7-10-04" calcext:value-type="date">
            <text:p>04.10.1957</text:p>
          </table:table-cell>
          <table:table-cell table:formula="of:=2022-YEAR([.D390])" office:value-type="float" office:value="65" calcext:value-type="float">
            <text:p>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31T14:06:12" calcext:value-type="date">
            <text:p>31.03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5466299926" calcext:value-type="float">
            <text:p>45466299926</text:p>
          </table:table-cell>
          <table:table-cell table:style-name="ce4" office:value-type="string" calcext:value-type="string">
            <text:p>ŞERİFE YILMAZ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2-01-04" calcext:value-type="date">
            <text:p>04.01.1962</text:p>
          </table:table-cell>
          <table:table-cell table:formula="of:=2022-YEAR([.D391])" office:value-type="float" office:value="60" calcext:value-type="float">
            <text:p>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31T14:06:22" calcext:value-type="date">
            <text:p>31.03.2021</text:p>
          </table:table-cell>
          <table:table-cell table:style-name="ce4" office:value-type="string" calcext:value-type="string">
            <text:p>300.2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00.2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4116344962" calcext:value-type="float">
            <text:p>44116344962</text:p>
          </table:table-cell>
          <table:table-cell table:style-name="ce4" office:value-type="string" calcext:value-type="string">
            <text:p>ZÜHAL YILMAZ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8-04-20" calcext:value-type="date">
            <text:p>20.04.1988</text:p>
          </table:table-cell>
          <table:table-cell table:formula="of:=2022-YEAR([.D392])" office:value-type="float" office:value="34" calcext:value-type="float">
            <text:p>3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31T14:06:27" calcext:value-type="date">
            <text:p>31.03.2021</text:p>
          </table:table-cell>
          <table:table-cell table:style-name="ce4" office:value-type="string" calcext:value-type="string">
            <text:p>180.9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80.9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4000347942" calcext:value-type="float">
            <text:p>14000347942</text:p>
          </table:table-cell>
          <table:table-cell table:style-name="ce4" office:value-type="string" calcext:value-type="string">
            <text:p>ABDULSEDTAR TÜRKCA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2-07-01" calcext:value-type="date">
            <text:p>01.07.1962</text:p>
          </table:table-cell>
          <table:table-cell table:formula="of:=2022-YEAR([.D393])" office:value-type="float" office:value="60" calcext:value-type="float">
            <text:p>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31T14:08:06" calcext:value-type="date">
            <text:p>31.03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2190076030" calcext:value-type="float">
            <text:p>22190076030</text:p>
          </table:table-cell>
          <table:table-cell table:style-name="ce4" office:value-type="string" calcext:value-type="string">
            <text:p>SÜLEYMAN AKSOY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4-01-01" calcext:value-type="date">
            <text:p>01.01.1964</text:p>
          </table:table-cell>
          <table:table-cell table:formula="of:=2022-YEAR([.D394])" office:value-type="float" office:value="58" calcext:value-type="float">
            <text:p>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31T14:08:11" calcext:value-type="date">
            <text:p>31.03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3328931796" calcext:value-type="float">
            <text:p>13328931796</text:p>
          </table:table-cell>
          <table:table-cell table:style-name="ce4" office:value-type="string" calcext:value-type="string">
            <text:p>ARİFE ERTA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0-10-08" calcext:value-type="date">
            <text:p>08.10.1960</text:p>
          </table:table-cell>
          <table:table-cell table:formula="of:=2022-YEAR([.D395])" office:value-type="float" office:value="62" calcext:value-type="float">
            <text:p>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1T13:12:15" calcext:value-type="date">
            <text:p>01.04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4519892032" calcext:value-type="float">
            <text:p>14519892032</text:p>
          </table:table-cell>
          <table:table-cell table:style-name="ce4" office:value-type="string" calcext:value-type="string">
            <text:p>NECMETTİN AYIK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0-11-10" calcext:value-type="date">
            <text:p>10.11.1960</text:p>
          </table:table-cell>
          <table:table-cell table:formula="of:=2022-YEAR([.D396])" office:value-type="float" office:value="62" calcext:value-type="float">
            <text:p>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1T13:16:41" calcext:value-type="date">
            <text:p>01.04.2021</text:p>
          </table:table-cell>
          <table:table-cell table:style-name="ce4" office:value-type="string" calcext:value-type="string">
            <text:p>106300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063000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8827520814" calcext:value-type="float">
            <text:p>38827520814</text:p>
          </table:table-cell>
          <table:table-cell table:style-name="ce4" office:value-type="string" calcext:value-type="string">
            <text:p>DÜRDANE ALPAT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8-10-10" calcext:value-type="date">
            <text:p>10.10.1968</text:p>
          </table:table-cell>
          <table:table-cell table:formula="of:=2022-YEAR([.D397])" office:value-type="float" office:value="54" calcext:value-type="float">
            <text:p>5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1T14:50:14" calcext:value-type="date">
            <text:p>01.04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6092173810" calcext:value-type="float">
            <text:p>36092173810</text:p>
          </table:table-cell>
          <table:table-cell table:style-name="ce4" office:value-type="string" calcext:value-type="string">
            <text:p>HANİFE ÖZTÜRK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7-01-15" calcext:value-type="date">
            <text:p>15.01.1957</text:p>
          </table:table-cell>
          <table:table-cell table:formula="of:=2022-YEAR([.D398])" office:value-type="float" office:value="65" calcext:value-type="float">
            <text:p>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2T12:19:20" calcext:value-type="date">
            <text:p>02.04.2021</text:p>
          </table:table-cell>
          <table:table-cell table:style-name="ce4" office:value-type="string" calcext:value-type="string">
            <text:p>767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767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5369969560" calcext:value-type="float">
            <text:p>25369969560</text:p>
          </table:table-cell>
          <table:table-cell table:style-name="ce4" office:value-type="string" calcext:value-type="string">
            <text:p>ŞAHİN GÜL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6-11-01" calcext:value-type="date">
            <text:p>01.11.1966</text:p>
          </table:table-cell>
          <table:table-cell table:formula="of:=2022-YEAR([.D399])" office:value-type="float" office:value="56" calcext:value-type="float">
            <text:p>5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2T12:20:43" calcext:value-type="date">
            <text:p>02.04.2021</text:p>
          </table:table-cell>
          <table:table-cell table:style-name="ce4" office:value-type="string" calcext:value-type="string">
            <text:p>24.33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4.33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2799055054" calcext:value-type="float">
            <text:p>22799055054</text:p>
          </table:table-cell>
          <table:table-cell table:style-name="ce4" office:value-type="string" calcext:value-type="string">
            <text:p>SAMET BİÇE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8-04-18" calcext:value-type="date">
            <text:p>18.04.1988</text:p>
          </table:table-cell>
          <table:table-cell table:formula="of:=2022-YEAR([.D400])" office:value-type="float" office:value="34" calcext:value-type="float">
            <text:p>3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2T14:11:07" calcext:value-type="date">
            <text:p>02.04.2021</text:p>
          </table:table-cell>
          <table:table-cell table:style-name="ce4" office:value-type="string" calcext:value-type="string">
            <text:p>13.44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3.44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4920334084" calcext:value-type="float">
            <text:p>14920334084</text:p>
          </table:table-cell>
          <table:table-cell table:style-name="ce4" office:value-type="string" calcext:value-type="string">
            <text:p>NURGÜL YILDIZ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6-12-15" calcext:value-type="date">
            <text:p>15.12.1986</text:p>
          </table:table-cell>
          <table:table-cell table:formula="of:=2022-YEAR([.D401])" office:value-type="float" office:value="36" calcext:value-type="float">
            <text:p>3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2T14:37:40" calcext:value-type="date">
            <text:p>02.04.2021</text:p>
          </table:table-cell>
          <table:table-cell table:style-name="ce4" office:value-type="string" calcext:value-type="string">
            <text:p>2095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095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2842950900" calcext:value-type="float">
            <text:p>12842950900</text:p>
          </table:table-cell>
          <table:table-cell table:style-name="ce4" office:value-type="string" calcext:value-type="string">
            <text:p>HAYRİYE AVŞA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1-10-27" calcext:value-type="date">
            <text:p>27.10.1951</text:p>
          </table:table-cell>
          <table:table-cell table:formula="of:=2022-YEAR([.D402])" office:value-type="float" office:value="71" calcext:value-type="float">
            <text:p>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5T13:48:20" calcext:value-type="date">
            <text:p>05.04.2021</text:p>
          </table:table-cell>
          <table:table-cell table:style-name="ce4" office:value-type="string" calcext:value-type="string">
            <text:p>29.34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9.34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1002114090" calcext:value-type="float">
            <text:p>21002114090</text:p>
          </table:table-cell>
          <table:table-cell table:style-name="ce4" office:value-type="string" calcext:value-type="string">
            <text:p>ESRA YARAŞ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8-05-09" calcext:value-type="date">
            <text:p>09.05.1988</text:p>
          </table:table-cell>
          <table:table-cell table:formula="of:=2022-YEAR([.D403])" office:value-type="float" office:value="34" calcext:value-type="float">
            <text:p>3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6T11:53:38" calcext:value-type="date">
            <text:p>06.04.2021</text:p>
          </table:table-cell>
          <table:table-cell table:style-name="ce4" office:value-type="string" calcext:value-type="string">
            <text:p>1977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977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2140974042" calcext:value-type="float">
            <text:p>12140974042</text:p>
          </table:table-cell>
          <table:table-cell table:style-name="ce4" office:value-type="string" calcext:value-type="string">
            <text:p>NERİMAN DEMİRTAŞ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3-10-09" calcext:value-type="date">
            <text:p>09.10.1963</text:p>
          </table:table-cell>
          <table:table-cell table:formula="of:=2022-YEAR([.D404])" office:value-type="float" office:value="59" calcext:value-type="float">
            <text:p>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6T13:16:44" calcext:value-type="date">
            <text:p>06.04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2286071840" calcext:value-type="float">
            <text:p>22286071840</text:p>
          </table:table-cell>
          <table:table-cell table:style-name="ce4" office:value-type="string" calcext:value-type="string">
            <text:p>MUSTAFA KILIÇ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5-04-01" calcext:value-type="date">
            <text:p>01.04.1965</text:p>
          </table:table-cell>
          <table:table-cell table:formula="of:=2022-YEAR([.D405])" office:value-type="float" office:value="57" calcext:value-type="float">
            <text:p>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6T13:17:56" calcext:value-type="date">
            <text:p>06.04.2021</text:p>
          </table:table-cell>
          <table:table-cell table:style-name="ce4" office:value-type="string" calcext:value-type="string">
            <text:p>627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627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3684586608" calcext:value-type="float">
            <text:p>23684586608</text:p>
          </table:table-cell>
          <table:table-cell table:style-name="ce4" office:value-type="string" calcext:value-type="string">
            <text:p>ZÜBEYDE GÜL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0-02-01" calcext:value-type="date">
            <text:p>01.02.1970</text:p>
          </table:table-cell>
          <table:table-cell table:formula="of:=2022-YEAR([.D406])" office:value-type="float" office:value="52" calcext:value-type="float">
            <text:p>5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6T14:37:40" calcext:value-type="date">
            <text:p>06.04.2021</text:p>
          </table:table-cell>
          <table:table-cell table:style-name="ce4" office:value-type="string" calcext:value-type="string">
            <text:p>423.1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423.1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9245404104" calcext:value-type="float">
            <text:p>59245404104</text:p>
          </table:table-cell>
          <table:table-cell table:style-name="ce4" office:value-type="string" calcext:value-type="string">
            <text:p>ZEYNEP İPEK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2-06-30" calcext:value-type="date">
            <text:p>30.06.1962</text:p>
          </table:table-cell>
          <table:table-cell table:formula="of:=2022-YEAR([.D407])" office:value-type="float" office:value="60" calcext:value-type="float">
            <text:p>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6T14:38:12" calcext:value-type="date">
            <text:p>06.04.2021</text:p>
          </table:table-cell>
          <table:table-cell table:style-name="ce4" office:value-type="string" calcext:value-type="string">
            <text:p>622.9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622.9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1836421188" calcext:value-type="float">
            <text:p>41836421188</text:p>
          </table:table-cell>
          <table:table-cell table:style-name="ce4" office:value-type="string" calcext:value-type="string">
            <text:p>ZEYNEP ÇAĞLA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8-07-20" calcext:value-type="date">
            <text:p>20.07.1978</text:p>
          </table:table-cell>
          <table:table-cell table:formula="of:=2022-YEAR([.D408])" office:value-type="float" office:value="44" calcext:value-type="float">
            <text:p>4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7T09:05:21" calcext:value-type="date">
            <text:p>07.04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9553496688" calcext:value-type="float">
            <text:p>39553496688</text:p>
          </table:table-cell>
          <table:table-cell table:style-name="ce4" office:value-type="string" calcext:value-type="string">
            <text:p>GÜLBEYAZ BOZDEMİ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8-12-17" calcext:value-type="date">
            <text:p>17.12.1958</text:p>
          </table:table-cell>
          <table:table-cell table:formula="of:=2022-YEAR([.D409])" office:value-type="float" office:value="64" calcext:value-type="float">
            <text:p>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7T12:17:29" calcext:value-type="date">
            <text:p>07.04.2021</text:p>
          </table:table-cell>
          <table:table-cell table:style-name="ce4" office:value-type="string" calcext:value-type="string">
            <text:p>1268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268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0795454312" calcext:value-type="float">
            <text:p>40795454312</text:p>
          </table:table-cell>
          <table:table-cell table:style-name="ce4" office:value-type="string" calcext:value-type="string">
            <text:p>SEVİM DONAT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1-05-25" calcext:value-type="date">
            <text:p>25.05.1961</text:p>
          </table:table-cell>
          <table:table-cell table:formula="of:=2022-YEAR([.D410])" office:value-type="float" office:value="61" calcext:value-type="float">
            <text:p>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7T13:13:32" calcext:value-type="date">
            <text:p>07.04.2021</text:p>
          </table:table-cell>
          <table:table-cell table:style-name="ce4" office:value-type="string" calcext:value-type="string">
            <text:p>533.3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533.3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66220168180" calcext:value-type="float">
            <text:p>66220168180</text:p>
          </table:table-cell>
          <table:table-cell table:style-name="ce4" office:value-type="string" calcext:value-type="string">
            <text:p>SEMRA ÖZAYDI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9-06-25" calcext:value-type="date">
            <text:p>25.06.1979</text:p>
          </table:table-cell>
          <table:table-cell table:formula="of:=2022-YEAR([.D411])" office:value-type="float" office:value="43" calcext:value-type="float">
            <text:p>4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7T14:44:13" calcext:value-type="date">
            <text:p>07.04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5240974058" calcext:value-type="float">
            <text:p>25240974058</text:p>
          </table:table-cell>
          <table:table-cell table:style-name="ce4" office:value-type="string" calcext:value-type="string">
            <text:p>NECATİ AKTAŞ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7-05-05" calcext:value-type="date">
            <text:p>05.05.1967</text:p>
          </table:table-cell>
          <table:table-cell table:formula="of:=2022-YEAR([.D412])" office:value-type="float" office:value="55" calcext:value-type="float">
            <text:p>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8T11:20:40" calcext:value-type="date">
            <text:p>08.04.2021</text:p>
          </table:table-cell>
          <table:table-cell table:style-name="ce4" office:value-type="string" calcext:value-type="string">
            <text:p>81.59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81.59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9806194574" calcext:value-type="float">
            <text:p>59806194574</text:p>
          </table:table-cell>
          <table:table-cell table:style-name="ce4" office:value-type="string" calcext:value-type="string">
            <text:p>EYÜP PEKŞE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2-03-28" calcext:value-type="date">
            <text:p>28.03.1982</text:p>
          </table:table-cell>
          <table:table-cell table:formula="of:=2022-YEAR([.D413])" office:value-type="float" office:value="40" calcext:value-type="float">
            <text:p>4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8T12:03:01" calcext:value-type="date">
            <text:p>08.04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1809421436" calcext:value-type="float">
            <text:p>41809421436</text:p>
          </table:table-cell>
          <table:table-cell table:style-name="ce4" office:value-type="string" calcext:value-type="string">
            <text:p>METİN BOZDEMİ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4-06-01" calcext:value-type="date">
            <text:p>01.06.1964</text:p>
          </table:table-cell>
          <table:table-cell table:formula="of:=2022-YEAR([.D414])" office:value-type="float" office:value="58" calcext:value-type="float">
            <text:p>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9T11:30:18" calcext:value-type="date">
            <text:p>09.04.2021</text:p>
          </table:table-cell>
          <table:table-cell table:style-name="ce4" office:value-type="string" calcext:value-type="string">
            <text:p>16.8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6.80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0606498162" calcext:value-type="float">
            <text:p>20606498162</text:p>
          </table:table-cell>
          <table:table-cell table:style-name="ce4" office:value-type="string" calcext:value-type="string">
            <text:p>MURAT YILDIZ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5-03-20" calcext:value-type="date">
            <text:p>20.03.1975</text:p>
          </table:table-cell>
          <table:table-cell table:formula="of:=2022-YEAR([.D415])" office:value-type="float" office:value="47" calcext:value-type="float">
            <text:p>4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9T12:17:13" calcext:value-type="date">
            <text:p>09.04.2021</text:p>
          </table:table-cell>
          <table:table-cell table:style-name="ce4" office:value-type="string" calcext:value-type="string">
            <text:p>177.6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77.6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9674193978" calcext:value-type="float">
            <text:p>39674193978</text:p>
          </table:table-cell>
          <table:table-cell table:style-name="ce4" office:value-type="string" calcext:value-type="string">
            <text:p>HASAN HÜSEYİN LAÇI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3-12-13" calcext:value-type="date">
            <text:p>13.12.1993</text:p>
          </table:table-cell>
          <table:table-cell table:formula="of:=2022-YEAR([.D416])" office:value-type="float" office:value="29" calcext:value-type="float">
            <text:p>2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9T12:18:28" calcext:value-type="date">
            <text:p>09.04.2021</text:p>
          </table:table-cell>
          <table:table-cell table:style-name="ce4" office:value-type="string" calcext:value-type="string">
            <text:p>174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74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3795582810" calcext:value-type="float">
            <text:p>23795582810</text:p>
          </table:table-cell>
          <table:table-cell table:style-name="ce4" office:value-type="string" calcext:value-type="string">
            <text:p>HÜSNE TÜRKTE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9-01-01" calcext:value-type="date">
            <text:p>01.01.1969</text:p>
          </table:table-cell>
          <table:table-cell table:formula="of:=2022-YEAR([.D417])" office:value-type="float" office:value="53" calcext:value-type="float">
            <text:p>5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9T12:19:06" calcext:value-type="date">
            <text:p>09.04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9129406036" calcext:value-type="float">
            <text:p>29129406036</text:p>
          </table:table-cell>
          <table:table-cell table:style-name="ce4" office:value-type="string" calcext:value-type="string">
            <text:p>KENAN ÇOBA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8-11-28" calcext:value-type="date">
            <text:p>28.11.1968</text:p>
          </table:table-cell>
          <table:table-cell table:formula="of:=2022-YEAR([.D418])" office:value-type="float" office:value="54" calcext:value-type="float">
            <text:p>5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12T13:43:53" calcext:value-type="date">
            <text:p>12.04.2021</text:p>
          </table:table-cell>
          <table:table-cell table:style-name="ce4" office:value-type="string" calcext:value-type="string">
            <text:p>124.5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24.5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6643593920" calcext:value-type="float">
            <text:p>36643593920</text:p>
          </table:table-cell>
          <table:table-cell table:style-name="ce4" office:value-type="string" calcext:value-type="string">
            <text:p>BAHAR İPEK ARAS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6-02-02" calcext:value-type="date">
            <text:p>02.02.1986</text:p>
          </table:table-cell>
          <table:table-cell table:formula="of:=2022-YEAR([.D419])" office:value-type="float" office:value="36" calcext:value-type="float">
            <text:p>3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12T13:48:57" calcext:value-type="date">
            <text:p>12.04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5338676728" calcext:value-type="float">
            <text:p>15338676728</text:p>
          </table:table-cell>
          <table:table-cell table:style-name="ce4" office:value-type="string" calcext:value-type="string">
            <text:p>KENAN TÜFENKÇİ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0-03-20" calcext:value-type="date">
            <text:p>20.03.1980</text:p>
          </table:table-cell>
          <table:table-cell table:formula="of:=2022-YEAR([.D420])" office:value-type="float" office:value="42" calcext:value-type="float">
            <text:p>4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12T13:54:07" calcext:value-type="date">
            <text:p>12.04.2021</text:p>
          </table:table-cell>
          <table:table-cell table:style-name="ce4" office:value-type="string" calcext:value-type="string">
            <text:p>117.1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17.1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6481826398" calcext:value-type="float">
            <text:p>16481826398</text:p>
          </table:table-cell>
          <table:table-cell table:style-name="ce4" office:value-type="string" calcext:value-type="string">
            <text:p>ÖMER KAVAKCI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38-07-01" calcext:value-type="date">
            <text:p>01.07.1938</text:p>
          </table:table-cell>
          <table:table-cell table:formula="of:=2022-YEAR([.D421])" office:value-type="float" office:value="84" calcext:value-type="float">
            <text:p>8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13T11:32:01" calcext:value-type="date">
            <text:p>13.04.2021</text:p>
          </table:table-cell>
          <table:table-cell table:style-name="ce4" office:value-type="string" calcext:value-type="string">
            <text:p>402.4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402.4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6714392508" calcext:value-type="float">
            <text:p>16714392508</text:p>
          </table:table-cell>
          <table:table-cell table:style-name="ce4" office:value-type="string" calcext:value-type="string">
            <text:p>NURCAN ŞİMŞEK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0-08-02" calcext:value-type="date">
            <text:p>02.08.1990</text:p>
          </table:table-cell>
          <table:table-cell table:formula="of:=2022-YEAR([.D422])" office:value-type="float" office:value="32" calcext:value-type="float">
            <text:p>3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13T11:39:41" calcext:value-type="date">
            <text:p>13.04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2614767408" calcext:value-type="float">
            <text:p>12614767408</text:p>
          </table:table-cell>
          <table:table-cell table:style-name="ce4" office:value-type="string" calcext:value-type="string">
            <text:p>SONER SAPE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9-09-02" calcext:value-type="date">
            <text:p>02.09.1979</text:p>
          </table:table-cell>
          <table:table-cell table:formula="of:=2022-YEAR([.D423])" office:value-type="float" office:value="43" calcext:value-type="float">
            <text:p>4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13T12:06:30" calcext:value-type="date">
            <text:p>13.04.2021</text:p>
          </table:table-cell>
          <table:table-cell table:style-name="ce4" office:value-type="string" calcext:value-type="string">
            <text:p>77.53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77.53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1150776224" calcext:value-type="float">
            <text:p>31150776224</text:p>
          </table:table-cell>
          <table:table-cell table:style-name="ce4" office:value-type="string" calcext:value-type="string">
            <text:p>OSMAN ÖNDE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5-05-20" calcext:value-type="date">
            <text:p>20.05.1965</text:p>
          </table:table-cell>
          <table:table-cell table:formula="of:=2022-YEAR([.D424])" office:value-type="float" office:value="57" calcext:value-type="float">
            <text:p>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13T14:46:33" calcext:value-type="date">
            <text:p>13.04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1007009132" calcext:value-type="float">
            <text:p>11007009132</text:p>
          </table:table-cell>
          <table:table-cell table:style-name="ce4" office:value-type="string" calcext:value-type="string">
            <text:p>MEHMET AKİF DEBEOĞLU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4-01-30" calcext:value-type="date">
            <text:p>30.01.1974</text:p>
          </table:table-cell>
          <table:table-cell table:formula="of:=2022-YEAR([.D425])" office:value-type="float" office:value="48" calcext:value-type="float">
            <text:p>4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15T14:02:26" calcext:value-type="date">
            <text:p>15.04.2021</text:p>
          </table:table-cell>
          <table:table-cell table:style-name="ce4" office:value-type="string" calcext:value-type="string">
            <text:p>14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40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0916605558" calcext:value-type="float">
            <text:p>10916605558</text:p>
          </table:table-cell>
          <table:table-cell table:style-name="ce4" office:value-type="string" calcext:value-type="string">
            <text:p>ÖZCAN KARAKURT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8-10-16" calcext:value-type="date">
            <text:p>16.10.1998</text:p>
          </table:table-cell>
          <table:table-cell table:formula="of:=2022-YEAR([.D426])" office:value-type="float" office:value="24" calcext:value-type="float">
            <text:p>2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15T14:02:28" calcext:value-type="date">
            <text:p>15.04.2021</text:p>
          </table:table-cell>
          <table:table-cell table:style-name="ce4" office:value-type="string" calcext:value-type="string">
            <text:p>1211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211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4934984496" calcext:value-type="float">
            <text:p>24934984496</text:p>
          </table:table-cell>
          <table:table-cell table:style-name="ce4" office:value-type="string" calcext:value-type="string">
            <text:p>PERİHAN ÇAVUŞ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6-04-01" calcext:value-type="date">
            <text:p>01.04.1976</text:p>
          </table:table-cell>
          <table:table-cell table:formula="of:=2022-YEAR([.D427])" office:value-type="float" office:value="46" calcext:value-type="float">
            <text:p>4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16T12:45:11" calcext:value-type="date">
            <text:p>16.04.2021</text:p>
          </table:table-cell>
          <table:table-cell table:style-name="ce4" office:value-type="string" calcext:value-type="string">
            <text:p>59.1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59.10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3192375396" calcext:value-type="float">
            <text:p>43192375396</text:p>
          </table:table-cell>
          <table:table-cell table:style-name="ce4" office:value-type="string" calcext:value-type="string">
            <text:p>FİKRİYE DİRİ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5-04-01" calcext:value-type="date">
            <text:p>01.04.1965</text:p>
          </table:table-cell>
          <table:table-cell table:formula="of:=2022-YEAR([.D428])" office:value-type="float" office:value="57" calcext:value-type="float">
            <text:p>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16T13:16:44" calcext:value-type="date">
            <text:p>16.04.2021</text:p>
          </table:table-cell>
          <table:table-cell table:style-name="ce4" office:value-type="string" calcext:value-type="string">
            <text:p>30.06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0.06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3750916566" calcext:value-type="float">
            <text:p>43750916566</text:p>
          </table:table-cell>
          <table:table-cell table:style-name="ce4" office:value-type="string" calcext:value-type="string">
            <text:p>TANER DOĞRU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1-08-18" calcext:value-type="date">
            <text:p>18.08.1991</text:p>
          </table:table-cell>
          <table:table-cell table:formula="of:=2022-YEAR([.D429])" office:value-type="float" office:value="31" calcext:value-type="float">
            <text:p>3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16T14:43:32" calcext:value-type="date">
            <text:p>16.04.2021</text:p>
          </table:table-cell>
          <table:table-cell table:style-name="ce4" office:value-type="string" calcext:value-type="string">
            <text:p>53.68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53.68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4169008766" calcext:value-type="float">
            <text:p>54169008766</text:p>
          </table:table-cell>
          <table:table-cell table:style-name="ce4" office:value-type="string" calcext:value-type="string">
            <text:p>BERRİN ERGİ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1-01-01" calcext:value-type="date">
            <text:p>01.01.1971</text:p>
          </table:table-cell>
          <table:table-cell table:formula="of:=2022-YEAR([.D430])" office:value-type="float" office:value="51" calcext:value-type="float">
            <text:p>5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19T13:16:53" calcext:value-type="date">
            <text:p>19.04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1685649824" calcext:value-type="float">
            <text:p>51685649824</text:p>
          </table:table-cell>
          <table:table-cell table:style-name="ce4" office:value-type="string" calcext:value-type="string">
            <text:p>HÜSEYİN ARSLA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1-08-03" calcext:value-type="date">
            <text:p>03.08.1971</text:p>
          </table:table-cell>
          <table:table-cell table:formula="of:=2022-YEAR([.D431])" office:value-type="float" office:value="51" calcext:value-type="float">
            <text:p>5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20T13:01:15" calcext:value-type="date">
            <text:p>20.04.2021</text:p>
          </table:table-cell>
          <table:table-cell table:style-name="ce4" office:value-type="string" calcext:value-type="string">
            <text:p>3287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287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0285844982" calcext:value-type="float">
            <text:p>40285844982</text:p>
          </table:table-cell>
          <table:table-cell table:style-name="ce4" office:value-type="string" calcext:value-type="string">
            <text:p>MEMNUNE GÜ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5-04-18" calcext:value-type="date">
            <text:p>18.04.1955</text:p>
          </table:table-cell>
          <table:table-cell table:formula="of:=2022-YEAR([.D432])" office:value-type="float" office:value="67" calcext:value-type="float">
            <text:p>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20T13:01:16" calcext:value-type="date">
            <text:p>20.04.2021</text:p>
          </table:table-cell>
          <table:table-cell table:style-name="ce4" office:value-type="string" calcext:value-type="string">
            <text:p>330.7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30.7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6976809196" calcext:value-type="float">
            <text:p>16976809196</text:p>
          </table:table-cell>
          <table:table-cell table:style-name="ce4" office:value-type="string" calcext:value-type="string">
            <text:p>NAGİHAN TEMİZ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3-10-10" calcext:value-type="date">
            <text:p>10.10.1993</text:p>
          </table:table-cell>
          <table:table-cell table:formula="of:=2022-YEAR([.D433])" office:value-type="float" office:value="29" calcext:value-type="float">
            <text:p>2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20T14:55:43" calcext:value-type="date">
            <text:p>20.04.2021</text:p>
          </table:table-cell>
          <table:table-cell table:style-name="ce4" office:value-type="string" calcext:value-type="string">
            <text:p>206.7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06.7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1926416834" calcext:value-type="float">
            <text:p>41926416834</text:p>
          </table:table-cell>
          <table:table-cell table:style-name="ce4" office:value-type="string" calcext:value-type="string">
            <text:p>HANDAN EŞMELE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2-11-27" calcext:value-type="date">
            <text:p>27.11.1982</text:p>
          </table:table-cell>
          <table:table-cell table:formula="of:=2022-YEAR([.D434])" office:value-type="float" office:value="40" calcext:value-type="float">
            <text:p>4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21T14:34:45" calcext:value-type="date">
            <text:p>21.04.2021</text:p>
          </table:table-cell>
          <table:table-cell table:style-name="ce4" office:value-type="string" calcext:value-type="string">
            <text:p>2484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4840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8805187168" calcext:value-type="float">
            <text:p>48805187168</text:p>
          </table:table-cell>
          <table:table-cell table:style-name="ce4" office:value-type="string" calcext:value-type="string">
            <text:p>ÖMER ÖZ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1-04-15" calcext:value-type="date">
            <text:p>15.04.1951</text:p>
          </table:table-cell>
          <table:table-cell table:formula="of:=2022-YEAR([.D435])" office:value-type="float" office:value="71" calcext:value-type="float">
            <text:p>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22T12:02:34" calcext:value-type="date">
            <text:p>22.04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4239717704" calcext:value-type="float">
            <text:p>44239717704</text:p>
          </table:table-cell>
          <table:table-cell table:style-name="ce4" office:value-type="string" calcext:value-type="string">
            <text:p>SİNEM YAVUZ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8-02-15" calcext:value-type="date">
            <text:p>15.02.1978</text:p>
          </table:table-cell>
          <table:table-cell table:formula="of:=2022-YEAR([.D436])" office:value-type="float" office:value="44" calcext:value-type="float">
            <text:p>4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22T13:19:01" calcext:value-type="date">
            <text:p>22.04.2021</text:p>
          </table:table-cell>
          <table:table-cell table:style-name="ce4" office:value-type="string" calcext:value-type="string">
            <text:p>1916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9160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8958555920" calcext:value-type="float">
            <text:p>48958555920</text:p>
          </table:table-cell>
          <table:table-cell table:style-name="ce4" office:value-type="string" calcext:value-type="string">
            <text:p>ALİ GÜ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1-07-08" calcext:value-type="date">
            <text:p>08.07.1961</text:p>
          </table:table-cell>
          <table:table-cell table:formula="of:=2022-YEAR([.D437])" office:value-type="float" office:value="61" calcext:value-type="float">
            <text:p>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26T12:45:37" calcext:value-type="date">
            <text:p>26.04.2021</text:p>
          </table:table-cell>
          <table:table-cell table:style-name="ce4" office:value-type="string" calcext:value-type="string">
            <text:p>577.1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577.1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4817361106" calcext:value-type="float">
            <text:p>54817361106</text:p>
          </table:table-cell>
          <table:table-cell table:style-name="ce4" office:value-type="string" calcext:value-type="string">
            <text:p>HATUK ASARKAYA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5-09-21" calcext:value-type="date">
            <text:p>21.09.1975</text:p>
          </table:table-cell>
          <table:table-cell table:formula="of:=2022-YEAR([.D438])" office:value-type="float" office:value="47" calcext:value-type="float">
            <text:p>4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26T12:45:39" calcext:value-type="date">
            <text:p>26.04.2021</text:p>
          </table:table-cell>
          <table:table-cell table:style-name="ce4" office:value-type="string" calcext:value-type="string">
            <text:p>87.85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87.85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5615333180" calcext:value-type="float">
            <text:p>55615333180</text:p>
          </table:table-cell>
          <table:table-cell table:style-name="ce4" office:value-type="string" calcext:value-type="string">
            <text:p>ABBAS YILDIRIM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1-02-03" calcext:value-type="date">
            <text:p>03.02.1971</text:p>
          </table:table-cell>
          <table:table-cell table:formula="of:=2022-YEAR([.D439])" office:value-type="float" office:value="51" calcext:value-type="float">
            <text:p>5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26T12:49:12" calcext:value-type="date">
            <text:p>26.04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7127471992" calcext:value-type="float">
            <text:p>57127471992</text:p>
          </table:table-cell>
          <table:table-cell table:style-name="ce4" office:value-type="string" calcext:value-type="string">
            <text:p>SAADET SAĞLAM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6-01-25" calcext:value-type="date">
            <text:p>25.01.1996</text:p>
          </table:table-cell>
          <table:table-cell table:formula="of:=2022-YEAR([.D440])" office:value-type="float" office:value="26" calcext:value-type="float">
            <text:p>2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26T12:49:14" calcext:value-type="date">
            <text:p>26.04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99618571668" calcext:value-type="float">
            <text:p>99618571668</text:p>
          </table:table-cell>
          <table:table-cell table:style-name="ce4" office:value-type="string" calcext:value-type="string">
            <text:p>FADİLE ELRAŞİD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4-01-19" calcext:value-type="date">
            <text:p>19.01.1994</text:p>
          </table:table-cell>
          <table:table-cell table:formula="of:=2022-YEAR([.D441])" office:value-type="float" office:value="28" calcext:value-type="float">
            <text:p>2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26T13:57:45" calcext:value-type="date">
            <text:p>26.04.2021</text:p>
          </table:table-cell>
          <table:table-cell table:style-name="ce4" office:value-type="string" calcext:value-type="string">
            <text:p>56800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568000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1487329018" calcext:value-type="float">
            <text:p>31487329018</text:p>
          </table:table-cell>
          <table:table-cell table:style-name="ce4" office:value-type="string" calcext:value-type="string">
            <text:p>MEHMET DİZE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0-05-01" calcext:value-type="date">
            <text:p>01.05.1970</text:p>
          </table:table-cell>
          <table:table-cell table:formula="of:=2022-YEAR([.D442])" office:value-type="float" office:value="52" calcext:value-type="float">
            <text:p>5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27T12:30:26" calcext:value-type="date">
            <text:p>27.04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7138949802" calcext:value-type="float">
            <text:p>37138949802</text:p>
          </table:table-cell>
          <table:table-cell table:style-name="ce4" office:value-type="string" calcext:value-type="string">
            <text:p>SATİ SÜME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7-05-10" calcext:value-type="date">
            <text:p>10.05.1957</text:p>
          </table:table-cell>
          <table:table-cell table:formula="of:=2022-YEAR([.D443])" office:value-type="float" office:value="65" calcext:value-type="float">
            <text:p>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27T12:39:14" calcext:value-type="date">
            <text:p>27.04.2021</text:p>
          </table:table-cell>
          <table:table-cell table:style-name="ce4" office:value-type="string" calcext:value-type="string">
            <text:p>101.3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01.3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1716100402" calcext:value-type="float">
            <text:p>21716100402</text:p>
          </table:table-cell>
          <table:table-cell table:style-name="ce4" office:value-type="string" calcext:value-type="string">
            <text:p>MEHMET ERGİNYÜREK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9-01-01" calcext:value-type="date">
            <text:p>01.01.1959</text:p>
          </table:table-cell>
          <table:table-cell table:formula="of:=2022-YEAR([.D444])" office:value-type="float" office:value="63" calcext:value-type="float">
            <text:p>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27T15:05:24" calcext:value-type="date">
            <text:p>27.04.2021</text:p>
          </table:table-cell>
          <table:table-cell table:style-name="ce4" office:value-type="string" calcext:value-type="string">
            <text:p>472.6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472.6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4681324560" calcext:value-type="float">
            <text:p>14681324560</text:p>
          </table:table-cell>
          <table:table-cell table:style-name="ce4" office:value-type="string" calcext:value-type="string">
            <text:p>CEVAT ÇELTEK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2-01-10" calcext:value-type="date">
            <text:p>10.01.1972</text:p>
          </table:table-cell>
          <table:table-cell table:formula="of:=2022-YEAR([.D445])" office:value-type="float" office:value="50" calcext:value-type="float">
            <text:p>5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28T12:02:09" calcext:value-type="date">
            <text:p>28.04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9155216576" calcext:value-type="float">
            <text:p>59155216576</text:p>
          </table:table-cell>
          <table:table-cell table:style-name="ce4" office:value-type="string" calcext:value-type="string">
            <text:p>CEM BEKTAŞ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6-12-28" calcext:value-type="date">
            <text:p>28.12.1986</text:p>
          </table:table-cell>
          <table:table-cell table:formula="of:=2022-YEAR([.D446])" office:value-type="float" office:value="36" calcext:value-type="float">
            <text:p>3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03T08:45:47" calcext:value-type="date">
            <text:p>03.05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1579429390" calcext:value-type="float">
            <text:p>11579429390</text:p>
          </table:table-cell>
          <table:table-cell table:style-name="ce4" office:value-type="string" calcext:value-type="string">
            <text:p>YALÇIN ŞAHİ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2-01-18" calcext:value-type="date">
            <text:p>18.01.1982</text:p>
          </table:table-cell>
          <table:table-cell table:formula="of:=2022-YEAR([.D447])" office:value-type="float" office:value="40" calcext:value-type="float">
            <text:p>4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03T12:08:14" calcext:value-type="date">
            <text:p>03.05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4519892032" calcext:value-type="float">
            <text:p>14519892032</text:p>
          </table:table-cell>
          <table:table-cell table:style-name="ce4" office:value-type="string" calcext:value-type="string">
            <text:p>NECMETTİN AYIK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0-11-10" calcext:value-type="date">
            <text:p>10.11.1960</text:p>
          </table:table-cell>
          <table:table-cell table:formula="of:=2022-YEAR([.D448])" office:value-type="float" office:value="62" calcext:value-type="float">
            <text:p>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05T10:30:57" calcext:value-type="date">
            <text:p>05.05.2021</text:p>
          </table:table-cell>
          <table:table-cell table:style-name="ce4" office:value-type="string" calcext:value-type="string">
            <text:p>1292000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2920000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0414466818" calcext:value-type="float">
            <text:p>40414466818</text:p>
          </table:table-cell>
          <table:table-cell table:style-name="ce4" office:value-type="string" calcext:value-type="string">
            <text:p>YADİGAR SAKACI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2-01-07" calcext:value-type="date">
            <text:p>07.01.1962</text:p>
          </table:table-cell>
          <table:table-cell table:formula="of:=2022-YEAR([.D449])" office:value-type="float" office:value="60" calcext:value-type="float">
            <text:p>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05T10:30:57" calcext:value-type="date">
            <text:p>05.05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9582198622" calcext:value-type="float">
            <text:p>29582198622</text:p>
          </table:table-cell>
          <table:table-cell table:style-name="ce4" office:value-type="string" calcext:value-type="string">
            <text:p>NARGÜL ŞAHİ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0-06-06" calcext:value-type="date">
            <text:p>06.06.1970</text:p>
          </table:table-cell>
          <table:table-cell table:formula="of:=2022-YEAR([.D450])" office:value-type="float" office:value="52" calcext:value-type="float">
            <text:p>5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05T12:58:55" calcext:value-type="date">
            <text:p>05.05.2021</text:p>
          </table:table-cell>
          <table:table-cell table:style-name="ce4" office:value-type="string" calcext:value-type="string">
            <text:p>1701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701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9859716826" calcext:value-type="float">
            <text:p>19859716826</text:p>
          </table:table-cell>
          <table:table-cell table:style-name="ce4" office:value-type="string" calcext:value-type="string">
            <text:p>RIZA ÇELİK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5-02-17" calcext:value-type="date">
            <text:p>17.02.1965</text:p>
          </table:table-cell>
          <table:table-cell table:formula="of:=2022-YEAR([.D451])" office:value-type="float" office:value="57" calcext:value-type="float">
            <text:p>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05T12:58:57" calcext:value-type="date">
            <text:p>05.05.2021</text:p>
          </table:table-cell>
          <table:table-cell table:style-name="ce4" office:value-type="string" calcext:value-type="string">
            <text:p>964.4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964.4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2290738004" calcext:value-type="float">
            <text:p>32290738004</text:p>
          </table:table-cell>
          <table:table-cell table:style-name="ce4" office:value-type="string" calcext:value-type="string">
            <text:p>ELİF İŞERİ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3-12-07" calcext:value-type="date">
            <text:p>07.12.1973</text:p>
          </table:table-cell>
          <table:table-cell table:formula="of:=2022-YEAR([.D452])" office:value-type="float" office:value="49" calcext:value-type="float">
            <text:p>4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05T14:32:08" calcext:value-type="date">
            <text:p>05.05.2021</text:p>
          </table:table-cell>
          <table:table-cell table:style-name="ce4" office:value-type="string" calcext:value-type="string">
            <text:p>1153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153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5569630276" calcext:value-type="float">
            <text:p>35569630276</text:p>
          </table:table-cell>
          <table:table-cell table:style-name="ce4" office:value-type="string" calcext:value-type="string">
            <text:p>AYKAN ENGÜZEL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9-04-20" calcext:value-type="date">
            <text:p>20.04.1969</text:p>
          </table:table-cell>
          <table:table-cell table:formula="of:=2022-YEAR([.D453])" office:value-type="float" office:value="53" calcext:value-type="float">
            <text:p>5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06T10:50:18" calcext:value-type="date">
            <text:p>06.05.2021</text:p>
          </table:table-cell>
          <table:table-cell table:style-name="ce4" office:value-type="string" calcext:value-type="string">
            <text:p>231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31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0349027740" calcext:value-type="float">
            <text:p>40349027740</text:p>
          </table:table-cell>
          <table:table-cell table:style-name="ce4" office:value-type="string" calcext:value-type="string">
            <text:p>YUSUF ÇAKMAK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1-12-26" calcext:value-type="date">
            <text:p>26.12.1971</text:p>
          </table:table-cell>
          <table:table-cell table:formula="of:=2022-YEAR([.D454])" office:value-type="float" office:value="51" calcext:value-type="float">
            <text:p>5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06T10:50:19" calcext:value-type="date">
            <text:p>06.05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8680172788" calcext:value-type="float">
            <text:p>18680172788</text:p>
          </table:table-cell>
          <table:table-cell table:style-name="ce4" office:value-type="string" calcext:value-type="string">
            <text:p>DEMET IŞIK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5-07-01" calcext:value-type="date">
            <text:p>01.07.1965</text:p>
          </table:table-cell>
          <table:table-cell table:formula="of:=2022-YEAR([.D455])" office:value-type="float" office:value="57" calcext:value-type="float">
            <text:p>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06T14:35:38" calcext:value-type="date">
            <text:p>06.05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9906187608" calcext:value-type="float">
            <text:p>29906187608</text:p>
          </table:table-cell>
          <table:table-cell table:style-name="ce4" office:value-type="string" calcext:value-type="string">
            <text:p>YUSUF ŞE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3-05-20" calcext:value-type="date">
            <text:p>20.05.1963</text:p>
          </table:table-cell>
          <table:table-cell table:formula="of:=2022-YEAR([.D456])" office:value-type="float" office:value="59" calcext:value-type="float">
            <text:p>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07T12:37:24" calcext:value-type="date">
            <text:p>07.05.2021</text:p>
          </table:table-cell>
          <table:table-cell table:style-name="ce4" office:value-type="string" calcext:value-type="string">
            <text:p>751.5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751.5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5280671946" calcext:value-type="float">
            <text:p>45280671946</text:p>
          </table:table-cell>
          <table:table-cell table:style-name="ce4" office:value-type="string" calcext:value-type="string">
            <text:p>FATMA ÖZCA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0-02-03" calcext:value-type="date">
            <text:p>03.02.1960</text:p>
          </table:table-cell>
          <table:table-cell table:formula="of:=2022-YEAR([.D457])" office:value-type="float" office:value="62" calcext:value-type="float">
            <text:p>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17T13:46:57" calcext:value-type="date">
            <text:p>17.05.2021</text:p>
          </table:table-cell>
          <table:table-cell table:style-name="ce4" office:value-type="string" calcext:value-type="string">
            <text:p>38.21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8.21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9513204040" calcext:value-type="float">
            <text:p>29513204040</text:p>
          </table:table-cell>
          <table:table-cell table:style-name="ce4" office:value-type="string" calcext:value-type="string">
            <text:p>MEHMET KÖKSAL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4-03-17" calcext:value-type="date">
            <text:p>17.03.1964</text:p>
          </table:table-cell>
          <table:table-cell table:formula="of:=2022-YEAR([.D458])" office:value-type="float" office:value="58" calcext:value-type="float">
            <text:p>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17T13:46:58" calcext:value-type="date">
            <text:p>17.05.2021</text:p>
          </table:table-cell>
          <table:table-cell table:style-name="ce4" office:value-type="string" calcext:value-type="string">
            <text:p>44470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444700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1999415256" calcext:value-type="float">
            <text:p>11999415256</text:p>
          </table:table-cell>
          <table:table-cell table:style-name="ce4" office:value-type="string" calcext:value-type="string">
            <text:p>RIZA SOY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4-04-01" calcext:value-type="date">
            <text:p>01.04.1974</text:p>
          </table:table-cell>
          <table:table-cell table:formula="of:=2022-YEAR([.D459])" office:value-type="float" office:value="48" calcext:value-type="float">
            <text:p>4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17T13:47:00" calcext:value-type="date">
            <text:p>17.05.2021</text:p>
          </table:table-cell>
          <table:table-cell table:style-name="ce4" office:value-type="string" calcext:value-type="string">
            <text:p>78040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780400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4633697278" calcext:value-type="float">
            <text:p>14633697278</text:p>
          </table:table-cell>
          <table:table-cell table:style-name="ce4" office:value-type="string" calcext:value-type="string">
            <text:p>SUAT GEYİK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7-08-01" calcext:value-type="date">
            <text:p>01.08.1997</text:p>
          </table:table-cell>
          <table:table-cell table:formula="of:=2022-YEAR([.D460])" office:value-type="float" office:value="25" calcext:value-type="float">
            <text:p>2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17T13:48:46" calcext:value-type="date">
            <text:p>17.05.2021</text:p>
          </table:table-cell>
          <table:table-cell table:style-name="ce4" office:value-type="string" calcext:value-type="string">
            <text:p>2252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252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9043550298" calcext:value-type="float">
            <text:p>19043550298</text:p>
          </table:table-cell>
          <table:table-cell table:style-name="ce4" office:value-type="string" calcext:value-type="string">
            <text:p>HACER DİPOVA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7-07-25" calcext:value-type="date">
            <text:p>25.07.1967</text:p>
          </table:table-cell>
          <table:table-cell table:formula="of:=2022-YEAR([.D461])" office:value-type="float" office:value="55" calcext:value-type="float">
            <text:p>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17T14:49:31" calcext:value-type="date">
            <text:p>17.05.2021</text:p>
          </table:table-cell>
          <table:table-cell table:style-name="ce4" office:value-type="string" calcext:value-type="string">
            <text:p>1445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445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68116099448" calcext:value-type="float">
            <text:p>68116099448</text:p>
          </table:table-cell>
          <table:table-cell table:style-name="ce4" office:value-type="string" calcext:value-type="string">
            <text:p>FAZLI ÇAĞLAYA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3-04-12" calcext:value-type="date">
            <text:p>12.04.1953</text:p>
          </table:table-cell>
          <table:table-cell table:formula="of:=2022-YEAR([.D462])" office:value-type="float" office:value="69" calcext:value-type="float">
            <text:p>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17T14:58:57" calcext:value-type="date">
            <text:p>17.05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7929218192" calcext:value-type="float">
            <text:p>47929218192</text:p>
          </table:table-cell>
          <table:table-cell table:style-name="ce4" office:value-type="string" calcext:value-type="string">
            <text:p>SALİHA AKINTAŞ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3-02-01" calcext:value-type="date">
            <text:p>01.02.1963</text:p>
          </table:table-cell>
          <table:table-cell table:formula="of:=2022-YEAR([.D463])" office:value-type="float" office:value="59" calcext:value-type="float">
            <text:p>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18T09:57:35" calcext:value-type="date">
            <text:p>18.05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9204630378" calcext:value-type="float">
            <text:p>49204630378</text:p>
          </table:table-cell>
          <table:table-cell table:style-name="ce4" office:value-type="string" calcext:value-type="string">
            <text:p>RASIM ÖZAY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4-01-01" calcext:value-type="date">
            <text:p>01.01.1974</text:p>
          </table:table-cell>
          <table:table-cell table:formula="of:=2022-YEAR([.D464])" office:value-type="float" office:value="48" calcext:value-type="float">
            <text:p>4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18T10:10:59" calcext:value-type="date">
            <text:p>18.05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67972109438" calcext:value-type="float">
            <text:p>67972109438</text:p>
          </table:table-cell>
          <table:table-cell table:style-name="ce4" office:value-type="string" calcext:value-type="string">
            <text:p>MELİHAT EREKLİ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0-02-15" calcext:value-type="date">
            <text:p>15.02.1960</text:p>
          </table:table-cell>
          <table:table-cell table:formula="of:=2022-YEAR([.D465])" office:value-type="float" office:value="62" calcext:value-type="float">
            <text:p>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18T10:29:47" calcext:value-type="date">
            <text:p>18.05.2021</text:p>
          </table:table-cell>
          <table:table-cell table:style-name="ce4" office:value-type="string" calcext:value-type="string">
            <text:p>26.05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6.05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0428133736" calcext:value-type="float">
            <text:p>50428133736</text:p>
          </table:table-cell>
          <table:table-cell table:style-name="ce4" office:value-type="string" calcext:value-type="string">
            <text:p>TALİP GÜNGÖ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0-01-01" calcext:value-type="date">
            <text:p>01.01.1980</text:p>
          </table:table-cell>
          <table:table-cell table:formula="of:=2022-YEAR([.D466])" office:value-type="float" office:value="42" calcext:value-type="float">
            <text:p>4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18T13:50:09" calcext:value-type="date">
            <text:p>18.05.2021</text:p>
          </table:table-cell>
          <table:table-cell table:style-name="ce4" office:value-type="string" calcext:value-type="string">
            <text:p>271.5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71.5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9868152448" calcext:value-type="float">
            <text:p>19868152448</text:p>
          </table:table-cell>
          <table:table-cell table:style-name="ce4" office:value-type="string" calcext:value-type="string">
            <text:p>SEBAHATTİN YAY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0-01-01" calcext:value-type="date">
            <text:p>01.01.1950</text:p>
          </table:table-cell>
          <table:table-cell table:formula="of:=2022-YEAR([.D467])" office:value-type="float" office:value="72" calcext:value-type="float">
            <text:p>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18T13:52:39" calcext:value-type="date">
            <text:p>18.05.2021</text:p>
          </table:table-cell>
          <table:table-cell table:style-name="ce4" office:value-type="string" calcext:value-type="string">
            <text:p>36.41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6.41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2533217374" calcext:value-type="float">
            <text:p>12533217374</text:p>
          </table:table-cell>
          <table:table-cell table:style-name="ce4" office:value-type="string" calcext:value-type="string">
            <text:p>GÜLHAN ARAZ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5-10-09" calcext:value-type="date">
            <text:p>09.10.1975</text:p>
          </table:table-cell>
          <table:table-cell table:formula="of:=2022-YEAR([.D468])" office:value-type="float" office:value="47" calcext:value-type="float">
            <text:p>4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0T14:39:43" calcext:value-type="date">
            <text:p>20.05.2021</text:p>
          </table:table-cell>
          <table:table-cell table:style-name="ce4" office:value-type="string" calcext:value-type="string">
            <text:p>14810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48100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0414466818" calcext:value-type="float">
            <text:p>40414466818</text:p>
          </table:table-cell>
          <table:table-cell table:style-name="ce4" office:value-type="string" calcext:value-type="string">
            <text:p>YADİGAR SAKACI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2-01-07" calcext:value-type="date">
            <text:p>07.01.1962</text:p>
          </table:table-cell>
          <table:table-cell table:formula="of:=2022-YEAR([.D469])" office:value-type="float" office:value="60" calcext:value-type="float">
            <text:p>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0T14:39:46" calcext:value-type="date">
            <text:p>20.05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2847423620" calcext:value-type="float">
            <text:p>22847423620</text:p>
          </table:table-cell>
          <table:table-cell table:style-name="ce4" office:value-type="string" calcext:value-type="string">
            <text:p>ALPER ÜSTÜ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3-01-01" calcext:value-type="date">
            <text:p>01.01.1983</text:p>
          </table:table-cell>
          <table:table-cell table:formula="of:=2022-YEAR([.D470])" office:value-type="float" office:value="39" calcext:value-type="float">
            <text:p>3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1T11:07:57" calcext:value-type="date">
            <text:p>21.05.2021</text:p>
          </table:table-cell>
          <table:table-cell table:style-name="ce4" office:value-type="string" calcext:value-type="string">
            <text:p>72.39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72.39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5634857552" calcext:value-type="float">
            <text:p>45634857552</text:p>
          </table:table-cell>
          <table:table-cell table:style-name="ce4" office:value-type="string" calcext:value-type="string">
            <text:p>FEYZULLAH BÜ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9-01-01" calcext:value-type="date">
            <text:p>01.01.1969</text:p>
          </table:table-cell>
          <table:table-cell table:formula="of:=2022-YEAR([.D471])" office:value-type="float" office:value="53" calcext:value-type="float">
            <text:p>5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1T14:25:12" calcext:value-type="date">
            <text:p>21.05.2021</text:p>
          </table:table-cell>
          <table:table-cell table:style-name="ce4" office:value-type="string" calcext:value-type="string">
            <text:p>3388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388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9138177932" calcext:value-type="float">
            <text:p>49138177932</text:p>
          </table:table-cell>
          <table:table-cell table:style-name="ce4" office:value-type="string" calcext:value-type="string">
            <text:p>FURKAN FENE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6-09-20" calcext:value-type="date">
            <text:p>20.09.1996</text:p>
          </table:table-cell>
          <table:table-cell table:formula="of:=2022-YEAR([.D472])" office:value-type="float" office:value="26" calcext:value-type="float">
            <text:p>2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1T14:41:24" calcext:value-type="date">
            <text:p>21.05.2021</text:p>
          </table:table-cell>
          <table:table-cell table:style-name="ce4" office:value-type="string" calcext:value-type="string">
            <text:p>1134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134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1616321104" calcext:value-type="float">
            <text:p>31616321104</text:p>
          </table:table-cell>
          <table:table-cell table:style-name="ce4" office:value-type="string" calcext:value-type="string">
            <text:p>AYDIN DEMİ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8-05-16" calcext:value-type="date">
            <text:p>16.05.1958</text:p>
          </table:table-cell>
          <table:table-cell table:formula="of:=2022-YEAR([.D473])" office:value-type="float" office:value="64" calcext:value-type="float">
            <text:p>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4T11:06:36" calcext:value-type="date">
            <text:p>24.05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2058643572" calcext:value-type="float">
            <text:p>22058643572</text:p>
          </table:table-cell>
          <table:table-cell table:style-name="ce4" office:value-type="string" calcext:value-type="string">
            <text:p>ALİ GÜRBÜZ ÇEÇE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5-11-12" calcext:value-type="date">
            <text:p>12.11.1955</text:p>
          </table:table-cell>
          <table:table-cell table:formula="of:=2022-YEAR([.D474])" office:value-type="float" office:value="67" calcext:value-type="float">
            <text:p>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4T11:09:16" calcext:value-type="date">
            <text:p>24.05.2021</text:p>
          </table:table-cell>
          <table:table-cell table:style-name="ce4" office:value-type="string" calcext:value-type="string">
            <text:p>337.2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37.2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7254467670" calcext:value-type="float">
            <text:p>27254467670</text:p>
          </table:table-cell>
          <table:table-cell table:style-name="ce4" office:value-type="string" calcext:value-type="string">
            <text:p>AYŞE HAS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4-01-15" calcext:value-type="date">
            <text:p>15.01.1974</text:p>
          </table:table-cell>
          <table:table-cell table:formula="of:=2022-YEAR([.D475])" office:value-type="float" office:value="48" calcext:value-type="float">
            <text:p>4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4T13:48:09" calcext:value-type="date">
            <text:p>24.05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7086284568" calcext:value-type="float">
            <text:p>27086284568</text:p>
          </table:table-cell>
          <table:table-cell table:style-name="ce4" office:value-type="string" calcext:value-type="string">
            <text:p>HURİYE ÖZEKE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7-06-05" calcext:value-type="date">
            <text:p>05.06.1967</text:p>
          </table:table-cell>
          <table:table-cell table:formula="of:=2022-YEAR([.D476])" office:value-type="float" office:value="55" calcext:value-type="float">
            <text:p>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4T13:48:10" calcext:value-type="date">
            <text:p>24.05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7181471082" calcext:value-type="float">
            <text:p>57181471082</text:p>
          </table:table-cell>
          <table:table-cell table:style-name="ce4" office:value-type="string" calcext:value-type="string">
            <text:p>ABBAS BOZKURT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5-01-25" calcext:value-type="date">
            <text:p>25.01.1975</text:p>
          </table:table-cell>
          <table:table-cell table:formula="of:=2022-YEAR([.D477])" office:value-type="float" office:value="47" calcext:value-type="float">
            <text:p>4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4T13:49:21" calcext:value-type="date">
            <text:p>24.05.2021</text:p>
          </table:table-cell>
          <table:table-cell table:style-name="ce4" office:value-type="string" calcext:value-type="string">
            <text:p>342.6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42.6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7083284622" calcext:value-type="float">
            <text:p>27083284622</text:p>
          </table:table-cell>
          <table:table-cell table:style-name="ce4" office:value-type="string" calcext:value-type="string">
            <text:p>NAZMİYE ÖZEKE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3-02-02" calcext:value-type="date">
            <text:p>02.02.1963</text:p>
          </table:table-cell>
          <table:table-cell table:formula="of:=2022-YEAR([.D478])" office:value-type="float" office:value="59" calcext:value-type="float">
            <text:p>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4T13:49:22" calcext:value-type="date">
            <text:p>24.05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99345068790" calcext:value-type="float">
            <text:p>99345068790</text:p>
          </table:table-cell>
          <table:table-cell table:style-name="ce4" office:value-type="string" calcext:value-type="string">
            <text:p>RAZIA HAZARA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5-01-01" calcext:value-type="date">
            <text:p>01.01.1985</text:p>
          </table:table-cell>
          <table:table-cell table:formula="of:=2022-YEAR([.D479])" office:value-type="float" office:value="37" calcext:value-type="float">
            <text:p>3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4T13:52:23" calcext:value-type="date">
            <text:p>24.05.2021</text:p>
          </table:table-cell>
          <table:table-cell table:style-name="ce4" office:value-type="string" calcext:value-type="string">
            <text:p>103.3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03.3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7467990058" calcext:value-type="float">
            <text:p>17467990058</text:p>
          </table:table-cell>
          <table:table-cell table:style-name="ce4" office:value-type="string" calcext:value-type="string">
            <text:p>AHMET YILMAZ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2-05-19" calcext:value-type="date">
            <text:p>19.05.1972</text:p>
          </table:table-cell>
          <table:table-cell table:formula="of:=2022-YEAR([.D480])" office:value-type="float" office:value="50" calcext:value-type="float">
            <text:p>5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4T14:57:39" calcext:value-type="date">
            <text:p>24.05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1968073264" calcext:value-type="float">
            <text:p>21968073264</text:p>
          </table:table-cell>
          <table:table-cell table:style-name="ce4" office:value-type="string" calcext:value-type="string">
            <text:p>HASAN YILDIZ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9-02-05" calcext:value-type="date">
            <text:p>05.02.1989</text:p>
          </table:table-cell>
          <table:table-cell table:formula="of:=2022-YEAR([.D481])" office:value-type="float" office:value="33" calcext:value-type="float">
            <text:p>3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5T12:11:25" calcext:value-type="date">
            <text:p>25.05.2021</text:p>
          </table:table-cell>
          <table:table-cell table:style-name="ce4" office:value-type="string" calcext:value-type="string">
            <text:p>787.8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787.8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2719763534" calcext:value-type="float">
            <text:p>12719763534</text:p>
          </table:table-cell>
          <table:table-cell table:style-name="ce4" office:value-type="string" calcext:value-type="string">
            <text:p>SADIK TELLİ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2-05-14" calcext:value-type="date">
            <text:p>14.05.1962</text:p>
          </table:table-cell>
          <table:table-cell table:formula="of:=2022-YEAR([.D482])" office:value-type="float" office:value="60" calcext:value-type="float">
            <text:p>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5T12:11:28" calcext:value-type="date">
            <text:p>25.05.2021</text:p>
          </table:table-cell>
          <table:table-cell table:style-name="ce4" office:value-type="string" calcext:value-type="string">
            <text:p>59.4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59.4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1878647586" calcext:value-type="float">
            <text:p>21878647586</text:p>
          </table:table-cell>
          <table:table-cell table:style-name="ce4" office:value-type="string" calcext:value-type="string">
            <text:p>DÜRDANE CABADA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5-11-02" calcext:value-type="date">
            <text:p>02.11.1975</text:p>
          </table:table-cell>
          <table:table-cell table:formula="of:=2022-YEAR([.D483])" office:value-type="float" office:value="47" calcext:value-type="float">
            <text:p>4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5T12:11:42" calcext:value-type="date">
            <text:p>25.05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4077011530" calcext:value-type="float">
            <text:p>24077011530</text:p>
          </table:table-cell>
          <table:table-cell table:style-name="ce4" office:value-type="string" calcext:value-type="string">
            <text:p>GÜLDEN DEMİ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2-02-01" calcext:value-type="date">
            <text:p>01.02.1962</text:p>
          </table:table-cell>
          <table:table-cell table:formula="of:=2022-YEAR([.D484])" office:value-type="float" office:value="60" calcext:value-type="float">
            <text:p>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5T12:16:48" calcext:value-type="date">
            <text:p>25.05.2021</text:p>
          </table:table-cell>
          <table:table-cell table:style-name="ce4" office:value-type="string" calcext:value-type="string">
            <text:p>20.34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0.34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3046944214" calcext:value-type="float">
            <text:p>13046944214</text:p>
          </table:table-cell>
          <table:table-cell table:style-name="ce4" office:value-type="string" calcext:value-type="string">
            <text:p>ALİ GÜDE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0-08-05" calcext:value-type="date">
            <text:p>05.08.1980</text:p>
          </table:table-cell>
          <table:table-cell table:formula="of:=2022-YEAR([.D485])" office:value-type="float" office:value="42" calcext:value-type="float">
            <text:p>4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5T14:38:15" calcext:value-type="date">
            <text:p>25.05.2021</text:p>
          </table:table-cell>
          <table:table-cell table:style-name="ce4" office:value-type="string" calcext:value-type="string">
            <text:p>9226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9226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2589061654" calcext:value-type="float">
            <text:p>22589061654</text:p>
          </table:table-cell>
          <table:table-cell table:style-name="ce4" office:value-type="string" calcext:value-type="string">
            <text:p>ADEM TAŞ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8-07-22" calcext:value-type="date">
            <text:p>22.07.1978</text:p>
          </table:table-cell>
          <table:table-cell table:formula="of:=2022-YEAR([.D486])" office:value-type="float" office:value="44" calcext:value-type="float">
            <text:p>4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6T10:58:36" calcext:value-type="date">
            <text:p>26.05.2021</text:p>
          </table:table-cell>
          <table:table-cell table:style-name="ce4" office:value-type="string" calcext:value-type="string">
            <text:p>1834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834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6550636248" calcext:value-type="float">
            <text:p>16550636248</text:p>
          </table:table-cell>
          <table:table-cell table:style-name="ce4" office:value-type="string" calcext:value-type="string">
            <text:p>MUHAMMET ÖMER FARUK ALTUNE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4-05-13" calcext:value-type="date">
            <text:p>13.05.1994</text:p>
          </table:table-cell>
          <table:table-cell table:formula="of:=2022-YEAR([.D487])" office:value-type="float" office:value="28" calcext:value-type="float">
            <text:p>2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6T13:52:18" calcext:value-type="date">
            <text:p>26.05.2021</text:p>
          </table:table-cell>
          <table:table-cell table:style-name="ce4" office:value-type="string" calcext:value-type="string">
            <text:p>2856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8560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1513139408" calcext:value-type="float">
            <text:p>11513139408</text:p>
          </table:table-cell>
          <table:table-cell table:style-name="ce4" office:value-type="string" calcext:value-type="string">
            <text:p>EMİNE OKYAY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8-02-02" calcext:value-type="date">
            <text:p>02.02.1978</text:p>
          </table:table-cell>
          <table:table-cell table:formula="of:=2022-YEAR([.D488])" office:value-type="float" office:value="44" calcext:value-type="float">
            <text:p>4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6T13:53:49" calcext:value-type="date">
            <text:p>26.05.2021</text:p>
          </table:table-cell>
          <table:table-cell table:style-name="ce4" office:value-type="string" calcext:value-type="string">
            <text:p>69.38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69.38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3816021878" calcext:value-type="float">
            <text:p>23816021878</text:p>
          </table:table-cell>
          <table:table-cell table:style-name="ce4" office:value-type="string" calcext:value-type="string">
            <text:p>AHMET SEMİH KOÇ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3-05-11" calcext:value-type="date">
            <text:p>11.05.1993</text:p>
          </table:table-cell>
          <table:table-cell table:formula="of:=2022-YEAR([.D489])" office:value-type="float" office:value="29" calcext:value-type="float">
            <text:p>2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6T13:55:11" calcext:value-type="date">
            <text:p>26.05.2021</text:p>
          </table:table-cell>
          <table:table-cell table:style-name="ce4" office:value-type="string" calcext:value-type="string">
            <text:p>96640000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966400000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8049213012" calcext:value-type="float">
            <text:p>48049213012</text:p>
          </table:table-cell>
          <table:table-cell table:style-name="ce4" office:value-type="string" calcext:value-type="string">
            <text:p>EMİNE COŞKU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5-05-05" calcext:value-type="date">
            <text:p>05.05.1965</text:p>
          </table:table-cell>
          <table:table-cell table:formula="of:=2022-YEAR([.D490])" office:value-type="float" office:value="57" calcext:value-type="float">
            <text:p>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7T14:49:03" calcext:value-type="date">
            <text:p>27.05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1007345160" calcext:value-type="float">
            <text:p>31007345160</text:p>
          </table:table-cell>
          <table:table-cell table:style-name="ce4" office:value-type="string" calcext:value-type="string">
            <text:p>NURAN UZU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9-09-18" calcext:value-type="date">
            <text:p>18.09.1959</text:p>
          </table:table-cell>
          <table:table-cell table:formula="of:=2022-YEAR([.D491])" office:value-type="float" office:value="63" calcext:value-type="float">
            <text:p>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8T12:04:51" calcext:value-type="date">
            <text:p>28.05.2021</text:p>
          </table:table-cell>
          <table:table-cell table:style-name="ce4" office:value-type="string" calcext:value-type="string">
            <text:p>575.5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575.5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2856052460" calcext:value-type="float">
            <text:p>22856052460</text:p>
          </table:table-cell>
          <table:table-cell table:style-name="ce4" office:value-type="string" calcext:value-type="string">
            <text:p>AYSEL SOYYILMAZ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1-05-12" calcext:value-type="date">
            <text:p>12.05.1961</text:p>
          </table:table-cell>
          <table:table-cell table:formula="of:=2022-YEAR([.D492])" office:value-type="float" office:value="61" calcext:value-type="float">
            <text:p>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8T12:11:29" calcext:value-type="date">
            <text:p>28.05.2021</text:p>
          </table:table-cell>
          <table:table-cell table:style-name="ce4" office:value-type="string" calcext:value-type="string">
            <text:p>122.5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22.5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0022485440" calcext:value-type="float">
            <text:p>10022485440</text:p>
          </table:table-cell>
          <table:table-cell table:style-name="ce4" office:value-type="string" calcext:value-type="string">
            <text:p>GÜLHANIM KARAKELLE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0-02-10" calcext:value-type="date">
            <text:p>10.02.1960</text:p>
          </table:table-cell>
          <table:table-cell table:formula="of:=2022-YEAR([.D493])" office:value-type="float" office:value="62" calcext:value-type="float">
            <text:p>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8T12:11:31" calcext:value-type="date">
            <text:p>28.05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6150502720" calcext:value-type="float">
            <text:p>26150502720</text:p>
          </table:table-cell>
          <table:table-cell table:style-name="ce4" office:value-type="string" calcext:value-type="string">
            <text:p>ALİ TURA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3-03-15" calcext:value-type="date">
            <text:p>15.03.1963</text:p>
          </table:table-cell>
          <table:table-cell table:formula="of:=2022-YEAR([.D494])" office:value-type="float" office:value="59" calcext:value-type="float">
            <text:p>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8T14:07:34" calcext:value-type="date">
            <text:p>28.05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1482661190" calcext:value-type="float">
            <text:p>21482661190</text:p>
          </table:table-cell>
          <table:table-cell table:style-name="ce4" office:value-type="string" calcext:value-type="string">
            <text:p>HARUN ŞAHİ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0-10-30" calcext:value-type="date">
            <text:p>30.10.1990</text:p>
          </table:table-cell>
          <table:table-cell table:formula="of:=2022-YEAR([.D495])" office:value-type="float" office:value="32" calcext:value-type="float">
            <text:p>3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31T13:45:04" calcext:value-type="date">
            <text:p>31.05.2021</text:p>
          </table:table-cell>
          <table:table-cell table:style-name="ce4" office:value-type="string" calcext:value-type="string">
            <text:p>187.9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87.9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1482656790" calcext:value-type="float">
            <text:p>21482656790</text:p>
          </table:table-cell>
          <table:table-cell table:style-name="ce4" office:value-type="string" calcext:value-type="string">
            <text:p>HÜSEYİN HANLIOĞLU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3-12-13" calcext:value-type="date">
            <text:p>13.12.1963</text:p>
          </table:table-cell>
          <table:table-cell table:formula="of:=2022-YEAR([.D496])" office:value-type="float" office:value="59" calcext:value-type="float">
            <text:p>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31T14:30:35" calcext:value-type="date">
            <text:p>31.05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2007610198" calcext:value-type="float">
            <text:p>22007610198</text:p>
          </table:table-cell>
          <table:table-cell table:style-name="ce4" office:value-type="string" calcext:value-type="string">
            <text:p>NERMİN GÜVEN ÇÖREK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6-12-02" calcext:value-type="date">
            <text:p>02.12.1976</text:p>
          </table:table-cell>
          <table:table-cell table:formula="of:=2022-YEAR([.D497])" office:value-type="float" office:value="46" calcext:value-type="float">
            <text:p>4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31T14:30:36" calcext:value-type="date">
            <text:p>31.05.2021</text:p>
          </table:table-cell>
          <table:table-cell table:style-name="ce4" office:value-type="string" calcext:value-type="string">
            <text:p>4337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4337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1854977780" calcext:value-type="float">
            <text:p>41854977780</text:p>
          </table:table-cell>
          <table:table-cell table:style-name="ce4" office:value-type="string" calcext:value-type="string">
            <text:p>SAFİYE İPEK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5-02-04" calcext:value-type="date">
            <text:p>04.02.1955</text:p>
          </table:table-cell>
          <table:table-cell table:formula="of:=2022-YEAR([.D498])" office:value-type="float" office:value="67" calcext:value-type="float">
            <text:p>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1T13:25:47" calcext:value-type="date">
            <text:p>01.06.2021</text:p>
          </table:table-cell>
          <table:table-cell table:style-name="ce4" office:value-type="string" calcext:value-type="string">
            <text:p>354,9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54,9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6841623988" calcext:value-type="float">
            <text:p>16841623988</text:p>
          </table:table-cell>
          <table:table-cell table:style-name="ce4" office:value-type="string" calcext:value-type="string">
            <text:p>MUSTAFA İLGA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0-06-01" calcext:value-type="date">
            <text:p>01.06.1970</text:p>
          </table:table-cell>
          <table:table-cell table:formula="of:=2022-YEAR([.D499])" office:value-type="float" office:value="52" calcext:value-type="float">
            <text:p>5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2T11:28:24" calcext:value-type="date">
            <text:p>02.06.2021</text:p>
          </table:table-cell>
          <table:table-cell table:style-name="ce4" office:value-type="string" calcext:value-type="string">
            <text:p>1054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054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5067537252" calcext:value-type="float">
            <text:p>25067537252</text:p>
          </table:table-cell>
          <table:table-cell table:style-name="ce4" office:value-type="string" calcext:value-type="string">
            <text:p>BÜNYAMİN ESE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8-11-28" calcext:value-type="date">
            <text:p>28.11.1968</text:p>
          </table:table-cell>
          <table:table-cell table:formula="of:=2022-YEAR([.D500])" office:value-type="float" office:value="54" calcext:value-type="float">
            <text:p>5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2T11:28:25" calcext:value-type="date">
            <text:p>02.06.2021</text:p>
          </table:table-cell>
          <table:table-cell table:style-name="ce4" office:value-type="string" calcext:value-type="string">
            <text:p>1332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332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1891070628" calcext:value-type="float">
            <text:p>41891070628</text:p>
          </table:table-cell>
          <table:table-cell table:style-name="ce4" office:value-type="string" calcext:value-type="string">
            <text:p>HÜSEYİN ÇETİ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4-09-18" calcext:value-type="date">
            <text:p>18.09.1994</text:p>
          </table:table-cell>
          <table:table-cell table:formula="of:=2022-YEAR([.D501])" office:value-type="float" office:value="28" calcext:value-type="float">
            <text:p>2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2T14:24:45" calcext:value-type="date">
            <text:p>02.06.2021</text:p>
          </table:table-cell>
          <table:table-cell table:style-name="ce4" office:value-type="string" calcext:value-type="string">
            <text:p>344,9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44,9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4">
          <table:table-cell office:value-type="float" office:value="71428085948" calcext:value-type="float">
            <text:p>71428085948</text:p>
          </table:table-cell>
          <table:table-cell table:style-name="ce4" office:value-type="string" calcext:value-type="string">
            <text:p>SERAP PERK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2-05-28" calcext:value-type="date">
            <text:p>28.05.1992</text:p>
          </table:table-cell>
          <table:table-cell table:formula="of:=2022-YEAR([.D502])" office:value-type="float" office:value="30" calcext:value-type="float">
            <text:p>3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2T14:24:46" calcext:value-type="date">
            <text:p>02.06.2021</text:p>
          </table:table-cell>
          <table:table-cell table:style-name="ce4" office:value-type="string" calcext:value-type="string">
            <text:p>688100</text:p>
            <text:p/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688100</text:p>
            <text:p/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2501065408" calcext:value-type="float">
            <text:p>52501065408</text:p>
          </table:table-cell>
          <table:table-cell table:style-name="ce4" office:value-type="string" calcext:value-type="string">
            <text:p>SEVDA OMALA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5-04-01" calcext:value-type="date">
            <text:p>01.04.1985</text:p>
          </table:table-cell>
          <table:table-cell table:formula="of:=2022-YEAR([.D503])" office:value-type="float" office:value="37" calcext:value-type="float">
            <text:p>3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2T14:24:46" calcext:value-type="date">
            <text:p>02.06.2021</text:p>
          </table:table-cell>
          <table:table-cell table:style-name="ce4" office:value-type="string" calcext:value-type="string">
            <text:p>60,81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60,81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2372632808" calcext:value-type="float">
            <text:p>52372632808</text:p>
          </table:table-cell>
          <table:table-cell table:style-name="ce4" office:value-type="string" calcext:value-type="string">
            <text:p>ESRA DEMİ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8-04-10" calcext:value-type="date">
            <text:p>10.04.1988</text:p>
          </table:table-cell>
          <table:table-cell table:formula="of:=2022-YEAR([.D504])" office:value-type="float" office:value="34" calcext:value-type="float">
            <text:p>3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3T14:11:32" calcext:value-type="date">
            <text:p>03.06.2021</text:p>
          </table:table-cell>
          <table:table-cell table:style-name="ce4" office:value-type="string" calcext:value-type="string">
            <text:p>1521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521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0839346444" calcext:value-type="float">
            <text:p>30839346444</text:p>
          </table:table-cell>
          <table:table-cell table:style-name="ce4" office:value-type="string" calcext:value-type="string">
            <text:p>NESLİHAN GÜZEL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4-07-22" calcext:value-type="date">
            <text:p>22.07.1984</text:p>
          </table:table-cell>
          <table:table-cell table:formula="of:=2022-YEAR([.D505])" office:value-type="float" office:value="38" calcext:value-type="float">
            <text:p>3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3T14:21:26" calcext:value-type="date">
            <text:p>03.06.2021</text:p>
          </table:table-cell>
          <table:table-cell table:style-name="ce4" office:value-type="string" calcext:value-type="string">
            <text:p>76,95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76,95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66355161216" calcext:value-type="float">
            <text:p>66355161216</text:p>
          </table:table-cell>
          <table:table-cell table:style-name="ce4" office:value-type="string" calcext:value-type="string">
            <text:p>ÖZCAN GÜRBÜZ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0-02-01" calcext:value-type="date">
            <text:p>01.02.1980</text:p>
          </table:table-cell>
          <table:table-cell table:formula="of:=2022-YEAR([.D506])" office:value-type="float" office:value="42" calcext:value-type="float">
            <text:p>4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3T14:21:27" calcext:value-type="date">
            <text:p>03.06.2021</text:p>
          </table:table-cell>
          <table:table-cell table:style-name="ce4" office:value-type="string" calcext:value-type="string">
            <text:p>857,3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857,3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1092116394" calcext:value-type="float">
            <text:p>21092116394</text:p>
          </table:table-cell>
          <table:table-cell table:style-name="ce4" office:value-type="string" calcext:value-type="string">
            <text:p>SULTAN YURTKULU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5-06-20" calcext:value-type="date">
            <text:p>20.06.1955</text:p>
          </table:table-cell>
          <table:table-cell table:formula="of:=2022-YEAR([.D507])" office:value-type="float" office:value="67" calcext:value-type="float">
            <text:p>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4T11:35:29" calcext:value-type="date">
            <text:p>04.06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0430031106" calcext:value-type="float">
            <text:p>40430031106</text:p>
          </table:table-cell>
          <table:table-cell table:style-name="ce4" office:value-type="string" calcext:value-type="string">
            <text:p>ALİ OSMAN KOL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9-05-22" calcext:value-type="date">
            <text:p>22.05.1959</text:p>
          </table:table-cell>
          <table:table-cell table:formula="of:=2022-YEAR([.D508])" office:value-type="float" office:value="63" calcext:value-type="float">
            <text:p>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4T14:21:41" calcext:value-type="date">
            <text:p>04.06.2021</text:p>
          </table:table-cell>
          <table:table-cell table:style-name="ce4" office:value-type="string" calcext:value-type="string">
            <text:p>215,3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15,3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4953315958" calcext:value-type="float">
            <text:p>44953315958</text:p>
          </table:table-cell>
          <table:table-cell table:style-name="ce4" office:value-type="string" calcext:value-type="string">
            <text:p>HÜSEYİN DOMURGÜL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48-01-01" calcext:value-type="date">
            <text:p>01.01.1948</text:p>
          </table:table-cell>
          <table:table-cell table:formula="of:=2022-YEAR([.D509])" office:value-type="float" office:value="74" calcext:value-type="float">
            <text:p>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7T09:30:18" calcext:value-type="date">
            <text:p>07.06.2021</text:p>
          </table:table-cell>
          <table:table-cell table:style-name="ce4" office:value-type="string" calcext:value-type="string">
            <text:p>81,92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81,92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63664254882" calcext:value-type="float">
            <text:p>63664254882</text:p>
          </table:table-cell>
          <table:table-cell table:style-name="ce4" office:value-type="string" calcext:value-type="string">
            <text:p>KIYMET GÜLDE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0-01-07" calcext:value-type="date">
            <text:p>07.01.1960</text:p>
          </table:table-cell>
          <table:table-cell table:formula="of:=2022-YEAR([.D510])" office:value-type="float" office:value="62" calcext:value-type="float">
            <text:p>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7T11:54:43" calcext:value-type="date">
            <text:p>07.06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9152073662" calcext:value-type="float">
            <text:p>39152073662</text:p>
          </table:table-cell>
          <table:table-cell table:style-name="ce4" office:value-type="string" calcext:value-type="string">
            <text:p>NEVİN KAYA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8-03-15" calcext:value-type="date">
            <text:p>15.03.1978</text:p>
          </table:table-cell>
          <table:table-cell table:formula="of:=2022-YEAR([.D511])" office:value-type="float" office:value="44" calcext:value-type="float">
            <text:p>4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7T11:59:49" calcext:value-type="date">
            <text:p>07.06.2021</text:p>
          </table:table-cell>
          <table:table-cell table:style-name="ce4" office:value-type="string" calcext:value-type="string">
            <text:p>2.632x10^2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.632x10^2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5067312840" calcext:value-type="float">
            <text:p>45067312840</text:p>
          </table:table-cell>
          <table:table-cell table:style-name="ce4" office:value-type="string" calcext:value-type="string">
            <text:p>OSMAN ALPAY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3-06-22" calcext:value-type="date">
            <text:p>22.06.1963</text:p>
          </table:table-cell>
          <table:table-cell table:formula="of:=2022-YEAR([.D512])" office:value-type="float" office:value="59" calcext:value-type="float">
            <text:p>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7T11:59:50" calcext:value-type="date">
            <text:p>07.06.2021</text:p>
          </table:table-cell>
          <table:table-cell table:style-name="ce4" office:value-type="string" calcext:value-type="string">
            <text:p>210,4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10,4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9931149962" calcext:value-type="float">
            <text:p>19931149962</text:p>
          </table:table-cell>
          <table:table-cell table:style-name="ce4" office:value-type="string" calcext:value-type="string">
            <text:p>OSMAN ALTUNORDU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9-08-21" calcext:value-type="date">
            <text:p>21.08.1969</text:p>
          </table:table-cell>
          <table:table-cell table:formula="of:=2022-YEAR([.D513])" office:value-type="float" office:value="53" calcext:value-type="float">
            <text:p>5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7T13:53:12" calcext:value-type="date">
            <text:p>07.06.2021</text:p>
          </table:table-cell>
          <table:table-cell table:style-name="ce4" office:value-type="string" calcext:value-type="string">
            <text:p>201,6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01,6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0078515480" calcext:value-type="float">
            <text:p>20078515480</text:p>
          </table:table-cell>
          <table:table-cell table:style-name="ce4" office:value-type="string" calcext:value-type="string">
            <text:p>AVNİ ÖNE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0-01-12" calcext:value-type="date">
            <text:p>12.01.1970</text:p>
          </table:table-cell>
          <table:table-cell table:formula="of:=2022-YEAR([.D514])" office:value-type="float" office:value="52" calcext:value-type="float">
            <text:p>5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7T15:14:12" calcext:value-type="date">
            <text:p>07.06.2021</text:p>
          </table:table-cell>
          <table:table-cell table:style-name="ce4" office:value-type="string" calcext:value-type="string">
            <text:p>85,74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85,74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2">
          <table:table-cell office:value-type="float" office:value="31925123512" calcext:value-type="float">
            <text:p>31925123512</text:p>
          </table:table-cell>
          <table:table-cell table:style-name="ce4" office:value-type="string" calcext:value-type="string">
            <text:p>HABİBE TEZEL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9-06-09" calcext:value-type="date">
            <text:p>09.06.1959</text:p>
          </table:table-cell>
          <table:table-cell table:formula="of:=2022-YEAR([.D515])" office:value-type="float" office:value="63" calcext:value-type="float">
            <text:p>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8T11:34:14" calcext:value-type="date">
            <text:p>08.06.2021</text:p>
          </table:table-cell>
          <table:table-cell table:style-name="ce4" office:value-type="string" calcext:value-type="string">
            <text:p>390,6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90,6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67405129712" calcext:value-type="float">
            <text:p>67405129712</text:p>
          </table:table-cell>
          <table:table-cell table:style-name="ce4" office:value-type="string" calcext:value-type="string">
            <text:p>MUSTAFA DURA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6-03-01" calcext:value-type="date">
            <text:p>01.03.1966</text:p>
          </table:table-cell>
          <table:table-cell table:formula="of:=2022-YEAR([.D516])" office:value-type="float" office:value="56" calcext:value-type="float">
            <text:p>5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8T11:34:16" calcext:value-type="date">
            <text:p>08.06.2021</text:p>
          </table:table-cell>
          <table:table-cell table:style-name="ce4" office:value-type="string" calcext:value-type="string">
            <text:p>594,3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594,3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2644766488" calcext:value-type="float">
            <text:p>12644766488</text:p>
          </table:table-cell>
          <table:table-cell table:style-name="ce4" office:value-type="string" calcext:value-type="string">
            <text:p>ALİ DURAN SAPE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45-03-18" calcext:value-type="date">
            <text:p>18.03.1945</text:p>
          </table:table-cell>
          <table:table-cell table:formula="of:=2022-YEAR([.D517])" office:value-type="float" office:value="77" calcext:value-type="float">
            <text:p>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8T13:56:11" calcext:value-type="date">
            <text:p>08.06.2021</text:p>
          </table:table-cell>
          <table:table-cell table:style-name="ce4" office:value-type="string" calcext:value-type="string">
            <text:p>5687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5687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2340071458" calcext:value-type="float">
            <text:p>22340071458</text:p>
          </table:table-cell>
          <table:table-cell table:style-name="ce4" office:value-type="string" calcext:value-type="string">
            <text:p>ZEYCAN YILMAZ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6-07-01" calcext:value-type="date">
            <text:p>01.07.1996</text:p>
          </table:table-cell>
          <table:table-cell table:formula="of:=2022-YEAR([.D518])" office:value-type="float" office:value="26" calcext:value-type="float">
            <text:p>2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8T13:56:11" calcext:value-type="date">
            <text:p>08.06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4732657850" calcext:value-type="float">
            <text:p>34732657850</text:p>
          </table:table-cell>
          <table:table-cell table:style-name="ce4" office:value-type="string" calcext:value-type="string">
            <text:p>ALİ AKALI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2-02-15" calcext:value-type="date">
            <text:p>15.02.1972</text:p>
          </table:table-cell>
          <table:table-cell table:formula="of:=2022-YEAR([.D519])" office:value-type="float" office:value="50" calcext:value-type="float">
            <text:p>5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9T11:32:20" calcext:value-type="date">
            <text:p>09.06.2021</text:p>
          </table:table-cell>
          <table:table-cell table:style-name="ce4" office:value-type="string" calcext:value-type="string">
            <text:p>165,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65,0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5778517338" calcext:value-type="float">
            <text:p>25778517338</text:p>
          </table:table-cell>
          <table:table-cell table:style-name="ce4" office:value-type="string" calcext:value-type="string">
            <text:p>ASIM KAPLA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3-01-01" calcext:value-type="date">
            <text:p>01.01.1963</text:p>
          </table:table-cell>
          <table:table-cell table:formula="of:=2022-YEAR([.D520])" office:value-type="float" office:value="59" calcext:value-type="float">
            <text:p>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9T11:32:21" calcext:value-type="date">
            <text:p>09.06.2021</text:p>
          </table:table-cell>
          <table:table-cell table:style-name="ce4" office:value-type="string" calcext:value-type="string">
            <text:p>186,9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86,9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8417097818" calcext:value-type="float">
            <text:p>38417097818</text:p>
          </table:table-cell>
          <table:table-cell table:style-name="ce4" office:value-type="string" calcext:value-type="string">
            <text:p>HANİFE GÜNGÖ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5-01-01" calcext:value-type="date">
            <text:p>01.01.1955</text:p>
          </table:table-cell>
          <table:table-cell table:formula="of:=2022-YEAR([.D521])" office:value-type="float" office:value="67" calcext:value-type="float">
            <text:p>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9T11:32:22" calcext:value-type="date">
            <text:p>09.06.2021</text:p>
          </table:table-cell>
          <table:table-cell table:style-name="ce4" office:value-type="string" calcext:value-type="string">
            <text:p>9973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9973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1982641590" calcext:value-type="float">
            <text:p>51982641590</text:p>
          </table:table-cell>
          <table:table-cell table:style-name="ce4" office:value-type="string" calcext:value-type="string">
            <text:p>NURAN ŞENEL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4-07-25" calcext:value-type="date">
            <text:p>25.07.1964</text:p>
          </table:table-cell>
          <table:table-cell table:formula="of:=2022-YEAR([.D522])" office:value-type="float" office:value="58" calcext:value-type="float">
            <text:p>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9T11:32:23" calcext:value-type="date">
            <text:p>09.06.2021</text:p>
          </table:table-cell>
          <table:table-cell table:style-name="ce4" office:value-type="string" calcext:value-type="string">
            <text:p>3179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179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2">
          <table:table-cell office:value-type="float" office:value="15548296662" calcext:value-type="float">
            <text:p>15548296662</text:p>
          </table:table-cell>
          <table:table-cell table:style-name="ce4" office:value-type="string" calcext:value-type="string">
            <text:p>YUNİS KIYMET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1-02-15" calcext:value-type="date">
            <text:p>15.02.1971</text:p>
          </table:table-cell>
          <table:table-cell table:formula="of:=2022-YEAR([.D523])" office:value-type="float" office:value="51" calcext:value-type="float">
            <text:p>5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9T11:32:24" calcext:value-type="date">
            <text:p>09.06.2021</text:p>
          </table:table-cell>
          <table:table-cell table:style-name="ce4" office:value-type="string" calcext:value-type="string">
            <text:p>220,3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20,3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7909207454" calcext:value-type="float">
            <text:p>17909207454</text:p>
          </table:table-cell>
          <table:table-cell table:style-name="ce4" office:value-type="string" calcext:value-type="string">
            <text:p>AHMET KAYA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2-05-02" calcext:value-type="date">
            <text:p>02.05.1972</text:p>
          </table:table-cell>
          <table:table-cell table:formula="of:=2022-YEAR([.D524])" office:value-type="float" office:value="50" calcext:value-type="float">
            <text:p>5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9T11:42:38" calcext:value-type="date">
            <text:p>09.06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0496023244" calcext:value-type="float">
            <text:p>40496023244</text:p>
          </table:table-cell>
          <table:table-cell table:style-name="ce4" office:value-type="string" calcext:value-type="string">
            <text:p>SEVİM KARADAĞ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5-05-11" calcext:value-type="date">
            <text:p>11.05.1975</text:p>
          </table:table-cell>
          <table:table-cell table:formula="of:=2022-YEAR([.D525])" office:value-type="float" office:value="47" calcext:value-type="float">
            <text:p>4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9T12:47:41" calcext:value-type="date">
            <text:p>09.06.2021</text:p>
          </table:table-cell>
          <table:table-cell table:style-name="ce4" office:value-type="string" calcext:value-type="string">
            <text:p>276,7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76,7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7007207668" calcext:value-type="float">
            <text:p>37007207668</text:p>
          </table:table-cell>
          <table:table-cell table:style-name="ce4" office:value-type="string" calcext:value-type="string">
            <text:p>AYÇA KELKİT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3-12-10" calcext:value-type="date">
            <text:p>10.12.1993</text:p>
          </table:table-cell>
          <table:table-cell table:formula="of:=2022-YEAR([.D526])" office:value-type="float" office:value="29" calcext:value-type="float">
            <text:p>2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9T15:27:08" calcext:value-type="date">
            <text:p>09.06.2021</text:p>
          </table:table-cell>
          <table:table-cell table:style-name="ce4" office:value-type="string" calcext:value-type="string">
            <text:p>250,2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50,2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4">
          <table:table-cell office:value-type="float" office:value="53230604654" calcext:value-type="float">
            <text:p>53230604654</text:p>
          </table:table-cell>
          <table:table-cell table:style-name="ce4" office:value-type="string" calcext:value-type="string">
            <text:p>FATMA KOVALA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0-01-01" calcext:value-type="date">
            <text:p>01.01.1960</text:p>
          </table:table-cell>
          <table:table-cell table:formula="of:=2022-YEAR([.D527])" office:value-type="float" office:value="62" calcext:value-type="float">
            <text:p>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0T11:48:51" calcext:value-type="date">
            <text:p>10.06.2021</text:p>
          </table:table-cell>
          <table:table-cell table:style-name="ce4" office:value-type="string" calcext:value-type="string">
            <text:p>8869</text:p>
            <text:p/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8869</text:p>
            <text:p/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1734460748" calcext:value-type="float">
            <text:p>21734460748</text:p>
          </table:table-cell>
          <table:table-cell table:style-name="ce4" office:value-type="string" calcext:value-type="string">
            <text:p>MUSTAFA BATA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0-03-05" calcext:value-type="date">
            <text:p>05.03.1970</text:p>
          </table:table-cell>
          <table:table-cell table:formula="of:=2022-YEAR([.D528])" office:value-type="float" office:value="52" calcext:value-type="float">
            <text:p>5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0T11:48:51" calcext:value-type="date">
            <text:p>10.06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1797421814" calcext:value-type="float">
            <text:p>41797421814</text:p>
          </table:table-cell>
          <table:table-cell table:style-name="ce4" office:value-type="string" calcext:value-type="string">
            <text:p>ÇETİN BOZDEMİ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0-03-05" calcext:value-type="date">
            <text:p>05.03.1970</text:p>
          </table:table-cell>
          <table:table-cell table:formula="of:=2022-YEAR([.D529])" office:value-type="float" office:value="52" calcext:value-type="float">
            <text:p>5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0T14:39:41" calcext:value-type="date">
            <text:p>10.06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7850886936" calcext:value-type="float">
            <text:p>27850886936</text:p>
          </table:table-cell>
          <table:table-cell table:style-name="ce4" office:value-type="string" calcext:value-type="string">
            <text:p>MUSTAFA ÇALKI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4-01-01" calcext:value-type="date">
            <text:p>01.01.1974</text:p>
          </table:table-cell>
          <table:table-cell table:formula="of:=2022-YEAR([.D530])" office:value-type="float" office:value="48" calcext:value-type="float">
            <text:p>4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0T14:39:42" calcext:value-type="date">
            <text:p>10.06.2021</text:p>
          </table:table-cell>
          <table:table-cell table:style-name="ce4" office:value-type="string" calcext:value-type="string">
            <text:p>1058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0580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0321701714" calcext:value-type="float">
            <text:p>20321701714</text:p>
          </table:table-cell>
          <table:table-cell table:style-name="ce4" office:value-type="string" calcext:value-type="string">
            <text:p>CANAN ÖZDEMİ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0-05-20" calcext:value-type="date">
            <text:p>20.05.1990</text:p>
          </table:table-cell>
          <table:table-cell table:formula="of:=2022-YEAR([.D531])" office:value-type="float" office:value="32" calcext:value-type="float">
            <text:p>3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0T15:11:31" calcext:value-type="date">
            <text:p>10.06.2021</text:p>
          </table:table-cell>
          <table:table-cell table:style-name="ce4" office:value-type="string" calcext:value-type="string">
            <text:p>429,9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429,9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61096339658" calcext:value-type="float">
            <text:p>61096339658</text:p>
          </table:table-cell>
          <table:table-cell table:style-name="ce4" office:value-type="string" calcext:value-type="string">
            <text:p>FATMA ASIL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1-01-15" calcext:value-type="date">
            <text:p>15.01.1961</text:p>
          </table:table-cell>
          <table:table-cell table:formula="of:=2022-YEAR([.D532])" office:value-type="float" office:value="61" calcext:value-type="float">
            <text:p>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1T11:48:18" calcext:value-type="date">
            <text:p>11.06.2021</text:p>
          </table:table-cell>
          <table:table-cell table:style-name="ce4" office:value-type="string" calcext:value-type="string">
            <text:p>131,9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31,9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8233767300" calcext:value-type="float">
            <text:p>18233767300</text:p>
          </table:table-cell>
          <table:table-cell table:style-name="ce4" office:value-type="string" calcext:value-type="string">
            <text:p>OĞULCAN KARAGÖL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5-09-17" calcext:value-type="date">
            <text:p>17.09.1995</text:p>
          </table:table-cell>
          <table:table-cell table:formula="of:=2022-YEAR([.D533])" office:value-type="float" office:value="27" calcext:value-type="float">
            <text:p>2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1T11:48:19" calcext:value-type="date">
            <text:p>11.06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5770623104" calcext:value-type="float">
            <text:p>35770623104</text:p>
          </table:table-cell>
          <table:table-cell table:style-name="ce4" office:value-type="string" calcext:value-type="string">
            <text:p>DÜRDANE ŞAHİ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0-01-03" calcext:value-type="date">
            <text:p>03.01.1960</text:p>
          </table:table-cell>
          <table:table-cell table:formula="of:=2022-YEAR([.D534])" office:value-type="float" office:value="62" calcext:value-type="float">
            <text:p>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1T13:42:20" calcext:value-type="date">
            <text:p>11.06.2021</text:p>
          </table:table-cell>
          <table:table-cell table:style-name="ce4" office:value-type="string" calcext:value-type="string">
            <text:p>114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140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2919384932" calcext:value-type="float">
            <text:p>42919384932</text:p>
          </table:table-cell>
          <table:table-cell table:style-name="ce4" office:value-type="string" calcext:value-type="string">
            <text:p>MUHAMMED ALİ DEMİ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7-01-01" calcext:value-type="date">
            <text:p>01.01.1977</text:p>
          </table:table-cell>
          <table:table-cell table:formula="of:=2022-YEAR([.D535])" office:value-type="float" office:value="45" calcext:value-type="float">
            <text:p>4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1T13:42:21" calcext:value-type="date">
            <text:p>11.06.2021</text:p>
          </table:table-cell>
          <table:table-cell table:style-name="ce4" office:value-type="string" calcext:value-type="string">
            <text:p>52,04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52,04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1996972868" calcext:value-type="float">
            <text:p>11996972868</text:p>
          </table:table-cell>
          <table:table-cell table:style-name="ce4" office:value-type="string" calcext:value-type="string">
            <text:p>SÜHEYLA ÇİĞDEM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4-01-01" calcext:value-type="date">
            <text:p>01.01.1974</text:p>
          </table:table-cell>
          <table:table-cell table:formula="of:=2022-YEAR([.D536])" office:value-type="float" office:value="48" calcext:value-type="float">
            <text:p>4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1T13:42:21" calcext:value-type="date">
            <text:p>11.06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6280645596" calcext:value-type="float">
            <text:p>16280645596</text:p>
          </table:table-cell>
          <table:table-cell table:style-name="ce4" office:value-type="string" calcext:value-type="string">
            <text:p>HÜSEYİN DAĞ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44-02-15" calcext:value-type="date">
            <text:p>15.02.1944</text:p>
          </table:table-cell>
          <table:table-cell table:formula="of:=2022-YEAR([.D537])" office:value-type="float" office:value="78" calcext:value-type="float">
            <text:p>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1T15:23:51" calcext:value-type="date">
            <text:p>11.06.2021</text:p>
          </table:table-cell>
          <table:table-cell table:style-name="ce4" office:value-type="string" calcext:value-type="string">
            <text:p>213,8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13,8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1372768298" calcext:value-type="float">
            <text:p>31372768298</text:p>
          </table:table-cell>
          <table:table-cell table:style-name="ce4" office:value-type="string" calcext:value-type="string">
            <text:p>TUĞBA DAĞLA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1-08-06" calcext:value-type="date">
            <text:p>06.08.1981</text:p>
          </table:table-cell>
          <table:table-cell table:formula="of:=2022-YEAR([.D538])" office:value-type="float" office:value="41" calcext:value-type="float">
            <text:p>4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1T15:23:53" calcext:value-type="date">
            <text:p>11.06.2021</text:p>
          </table:table-cell>
          <table:table-cell table:style-name="ce4" office:value-type="string" calcext:value-type="string">
            <text:p>501,4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501,4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4436373252" calcext:value-type="float">
            <text:p>54436373252</text:p>
          </table:table-cell>
          <table:table-cell table:style-name="ce4" office:value-type="string" calcext:value-type="string">
            <text:p>HÜSEYİN TURGUT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8-03-16" calcext:value-type="date">
            <text:p>16.03.1958</text:p>
          </table:table-cell>
          <table:table-cell table:formula="of:=2022-YEAR([.D539])" office:value-type="float" office:value="64" calcext:value-type="float">
            <text:p>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4T11:45:43" calcext:value-type="date">
            <text:p>14.06.2021</text:p>
          </table:table-cell>
          <table:table-cell table:style-name="ce4" office:value-type="string" calcext:value-type="string">
            <text:p>1623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623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1999972704" calcext:value-type="float">
            <text:p>11999972704</text:p>
          </table:table-cell>
          <table:table-cell table:style-name="ce4" office:value-type="string" calcext:value-type="string">
            <text:p>HASAN ÇİĞDEM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2-09-18" calcext:value-type="date">
            <text:p>18.09.1972</text:p>
          </table:table-cell>
          <table:table-cell table:formula="of:=2022-YEAR([.D540])" office:value-type="float" office:value="50" calcext:value-type="float">
            <text:p>5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4T12:19:04" calcext:value-type="date">
            <text:p>14.06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1967308816" calcext:value-type="float">
            <text:p>31967308816</text:p>
          </table:table-cell>
          <table:table-cell table:style-name="ce4" office:value-type="string" calcext:value-type="string">
            <text:p>MERVE ÇAĞLA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4-11-10" calcext:value-type="date">
            <text:p>10.11.1994</text:p>
          </table:table-cell>
          <table:table-cell table:formula="of:=2022-YEAR([.D541])" office:value-type="float" office:value="28" calcext:value-type="float">
            <text:p>2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5T15:04:11" calcext:value-type="date">
            <text:p>15.06.2021</text:p>
          </table:table-cell>
          <table:table-cell table:style-name="ce4" office:value-type="string" calcext:value-type="string">
            <text:p>62880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628800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3457689634" calcext:value-type="float">
            <text:p>33457689634</text:p>
          </table:table-cell>
          <table:table-cell table:style-name="ce4" office:value-type="string" calcext:value-type="string">
            <text:p>AHMET EYİDOĞA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48-08-25" calcext:value-type="date">
            <text:p>25.08.1948</text:p>
          </table:table-cell>
          <table:table-cell table:formula="of:=2022-YEAR([.D542])" office:value-type="float" office:value="74" calcext:value-type="float">
            <text:p>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6T11:48:25" calcext:value-type="date">
            <text:p>16.06.2021</text:p>
          </table:table-cell>
          <table:table-cell table:style-name="ce4" office:value-type="string" calcext:value-type="string">
            <text:p>43,65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43,65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62836092376" calcext:value-type="float">
            <text:p>62836092376</text:p>
          </table:table-cell>
          <table:table-cell table:style-name="ce4" office:value-type="string" calcext:value-type="string">
            <text:p>SATİ BOSTANCI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9-02-20" calcext:value-type="date">
            <text:p>20.02.1989</text:p>
          </table:table-cell>
          <table:table-cell table:formula="of:=2022-YEAR([.D543])" office:value-type="float" office:value="33" calcext:value-type="float">
            <text:p>3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6T11:48:28" calcext:value-type="date">
            <text:p>16.06.2021</text:p>
          </table:table-cell>
          <table:table-cell table:style-name="ce4" office:value-type="string" calcext:value-type="string">
            <text:p>107200000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072000000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0522464478" calcext:value-type="float">
            <text:p>40522464478</text:p>
          </table:table-cell>
          <table:table-cell table:style-name="ce4" office:value-type="string" calcext:value-type="string">
            <text:p>RABİA UĞU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49-01-01" calcext:value-type="date">
            <text:p>01.01.1949</text:p>
          </table:table-cell>
          <table:table-cell table:formula="of:=2022-YEAR([.D544])" office:value-type="float" office:value="73" calcext:value-type="float">
            <text:p>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7T12:02:37" calcext:value-type="date">
            <text:p>17.06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5769517798" calcext:value-type="float">
            <text:p>25769517798</text:p>
          </table:table-cell>
          <table:table-cell table:style-name="ce4" office:value-type="string" calcext:value-type="string">
            <text:p>HALİL DEMİ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5-01-01" calcext:value-type="date">
            <text:p>01.01.1955</text:p>
          </table:table-cell>
          <table:table-cell table:formula="of:=2022-YEAR([.D545])" office:value-type="float" office:value="67" calcext:value-type="float">
            <text:p>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8T11:34:31" calcext:value-type="date">
            <text:p>18.06.2021</text:p>
          </table:table-cell>
          <table:table-cell table:style-name="ce4" office:value-type="string" calcext:value-type="string">
            <text:p>37730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77300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6300829316" calcext:value-type="float">
            <text:p>46300829316</text:p>
          </table:table-cell>
          <table:table-cell table:style-name="ce4" office:value-type="string" calcext:value-type="string">
            <text:p>ABDUL METİN ECE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6-02-16" calcext:value-type="date">
            <text:p>16.02.1976</text:p>
          </table:table-cell>
          <table:table-cell table:formula="of:=2022-YEAR([.D546])" office:value-type="float" office:value="46" calcext:value-type="float">
            <text:p>4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8T13:48:27" calcext:value-type="date">
            <text:p>18.06.2021</text:p>
          </table:table-cell>
          <table:table-cell table:style-name="ce4" office:value-type="string" calcext:value-type="string">
            <text:p>2487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4870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6193275408" calcext:value-type="float">
            <text:p>16193275408</text:p>
          </table:table-cell>
          <table:table-cell table:style-name="ce4" office:value-type="string" calcext:value-type="string">
            <text:p>RECEP ÇAM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5-11-25" calcext:value-type="date">
            <text:p>25.11.1965</text:p>
          </table:table-cell>
          <table:table-cell table:formula="of:=2022-YEAR([.D547])" office:value-type="float" office:value="57" calcext:value-type="float">
            <text:p>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8T13:48:31" calcext:value-type="date">
            <text:p>18.06.2021</text:p>
          </table:table-cell>
          <table:table-cell table:style-name="ce4" office:value-type="string" calcext:value-type="string">
            <text:p>69,75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69,75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0161038460" calcext:value-type="float">
            <text:p>10161038460</text:p>
          </table:table-cell>
          <table:table-cell table:style-name="ce4" office:value-type="string" calcext:value-type="string">
            <text:p>ALAATTİN ŞAHİ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8-01-01" calcext:value-type="date">
            <text:p>01.01.1958</text:p>
          </table:table-cell>
          <table:table-cell table:formula="of:=2022-YEAR([.D548])" office:value-type="float" office:value="64" calcext:value-type="float">
            <text:p>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8T14:36:00" calcext:value-type="date">
            <text:p>18.06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2244443184" calcext:value-type="float">
            <text:p>22244443184</text:p>
          </table:table-cell>
          <table:table-cell table:style-name="ce4" office:value-type="string" calcext:value-type="string">
            <text:p>ZİHNİ ÖZDE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7-06-04" calcext:value-type="date">
            <text:p>04.06.1957</text:p>
          </table:table-cell>
          <table:table-cell table:formula="of:=2022-YEAR([.D549])" office:value-type="float" office:value="65" calcext:value-type="float">
            <text:p>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8T14:56:13" calcext:value-type="date">
            <text:p>18.06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1002114090" calcext:value-type="float">
            <text:p>21002114090</text:p>
          </table:table-cell>
          <table:table-cell table:style-name="ce4" office:value-type="string" calcext:value-type="string">
            <text:p>ESRA YARAŞ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8-05-09" calcext:value-type="date">
            <text:p>09.05.1988</text:p>
          </table:table-cell>
          <table:table-cell table:formula="of:=2022-YEAR([.D550])" office:value-type="float" office:value="34" calcext:value-type="float">
            <text:p>3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1T11:39:05" calcext:value-type="date">
            <text:p>21.06.2021</text:p>
          </table:table-cell>
          <table:table-cell table:style-name="ce4" office:value-type="string" calcext:value-type="string">
            <text:p>490,1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490,1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8376572394" calcext:value-type="float">
            <text:p>48376572394</text:p>
          </table:table-cell>
          <table:table-cell table:style-name="ce4" office:value-type="string" calcext:value-type="string">
            <text:p>SATİ URAY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43-01-01" calcext:value-type="date">
            <text:p>01.01.1943</text:p>
          </table:table-cell>
          <table:table-cell table:formula="of:=2022-YEAR([.D551])" office:value-type="float" office:value="79" calcext:value-type="float">
            <text:p>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1T11:39:07" calcext:value-type="date">
            <text:p>21.06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4">
          <table:table-cell office:value-type="float" office:value="29195399546" calcext:value-type="float">
            <text:p>29195399546</text:p>
          </table:table-cell>
          <table:table-cell table:style-name="ce4" office:value-type="string" calcext:value-type="string">
            <text:p>DURSUN YAMA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1-02-02" calcext:value-type="date">
            <text:p>02.02.1961</text:p>
          </table:table-cell>
          <table:table-cell table:formula="of:=2022-YEAR([.D552])" office:value-type="float" office:value="61" calcext:value-type="float">
            <text:p>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1T14:53:48" calcext:value-type="date">
            <text:p>21.06.2021</text:p>
          </table:table-cell>
          <table:table-cell table:style-name="ce4" office:value-type="string" calcext:value-type="string">
            <text:p>18,37</text:p>
            <text:p/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8,37</text:p>
            <text:p/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4437897826" calcext:value-type="float">
            <text:p>44437897826</text:p>
          </table:table-cell>
          <table:table-cell table:style-name="ce4" office:value-type="string" calcext:value-type="string">
            <text:p>HANİFE İKİKAT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0-07-16" calcext:value-type="date">
            <text:p>16.07.1960</text:p>
          </table:table-cell>
          <table:table-cell table:formula="of:=2022-YEAR([.D553])" office:value-type="float" office:value="62" calcext:value-type="float">
            <text:p>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2T12:07:32" calcext:value-type="date">
            <text:p>22.06.2021</text:p>
          </table:table-cell>
          <table:table-cell table:style-name="ce4" office:value-type="string" calcext:value-type="string">
            <text:p>7351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7351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4">
          <table:table-cell office:value-type="float" office:value="38203911502" calcext:value-type="float">
            <text:p>38203911502</text:p>
          </table:table-cell>
          <table:table-cell table:style-name="ce4" office:value-type="string" calcext:value-type="string">
            <text:p>HÜSEYİN BAŞ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1-11-15" calcext:value-type="date">
            <text:p>15.11.1951</text:p>
          </table:table-cell>
          <table:table-cell table:formula="of:=2022-YEAR([.D554])" office:value-type="float" office:value="71" calcext:value-type="float">
            <text:p>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2T12:09:22" calcext:value-type="date">
            <text:p>22.06.2021</text:p>
          </table:table-cell>
          <table:table-cell table:style-name="ce4" office:value-type="string" calcext:value-type="string">
            <text:p>1,240</text:p>
            <text:p/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,240</text:p>
            <text:p/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6763589940" calcext:value-type="float">
            <text:p>36763589940</text:p>
          </table:table-cell>
          <table:table-cell table:style-name="ce4" office:value-type="string" calcext:value-type="string">
            <text:p>PERİHAN İPEK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4-08-18" calcext:value-type="date">
            <text:p>18.08.1964</text:p>
          </table:table-cell>
          <table:table-cell table:formula="of:=2022-YEAR([.D555])" office:value-type="float" office:value="58" calcext:value-type="float">
            <text:p>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2T12:09:23" calcext:value-type="date">
            <text:p>22.06.2021</text:p>
          </table:table-cell>
          <table:table-cell table:style-name="ce4" office:value-type="string" calcext:value-type="string">
            <text:p>737,1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737,1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4">
          <table:table-cell office:value-type="float" office:value="36778589430" calcext:value-type="float">
            <text:p>36778589430</text:p>
          </table:table-cell>
          <table:table-cell table:style-name="ce4" office:value-type="string" calcext:value-type="string">
            <text:p>ABDULKADİR İPEK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4-12-10" calcext:value-type="date">
            <text:p>10.12.1964</text:p>
          </table:table-cell>
          <table:table-cell table:formula="of:=2022-YEAR([.D556])" office:value-type="float" office:value="58" calcext:value-type="float">
            <text:p>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2T13:39:36" calcext:value-type="date">
            <text:p>22.06.2021</text:p>
          </table:table-cell>
          <table:table-cell table:style-name="ce4" office:value-type="string" calcext:value-type="string">
            <text:p>4780</text:p>
            <text:p/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4780</text:p>
            <text:p/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1553657142" calcext:value-type="float">
            <text:p>51553657142</text:p>
          </table:table-cell>
          <table:table-cell table:style-name="ce4" office:value-type="string" calcext:value-type="string">
            <text:p>ŞAHİN CAN BAÇ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8-01-01" calcext:value-type="date">
            <text:p>01.01.1998</text:p>
          </table:table-cell>
          <table:table-cell table:formula="of:=2022-YEAR([.D557])" office:value-type="float" office:value="24" calcext:value-type="float">
            <text:p>2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2T14:35:03" calcext:value-type="date">
            <text:p>22.06.2021</text:p>
          </table:table-cell>
          <table:table-cell table:style-name="ce4" office:value-type="string" calcext:value-type="string">
            <text:p>412,4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412,4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99338884710" calcext:value-type="float">
            <text:p>99338884710</text:p>
          </table:table-cell>
          <table:table-cell table:style-name="ce4" office:value-type="string" calcext:value-type="string">
            <text:p>SHEKIBA AYAM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6-02-04" calcext:value-type="date">
            <text:p>04.02.1996</text:p>
          </table:table-cell>
          <table:table-cell table:formula="of:=2022-YEAR([.D558])" office:value-type="float" office:value="26" calcext:value-type="float">
            <text:p>2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2T14:35:34" calcext:value-type="date">
            <text:p>22.06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2115411234" calcext:value-type="float">
            <text:p>42115411234</text:p>
          </table:table-cell>
          <table:table-cell table:style-name="ce4" office:value-type="string" calcext:value-type="string">
            <text:p>ŞENGÜL AYGÜ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5-04-10" calcext:value-type="date">
            <text:p>10.04.1975</text:p>
          </table:table-cell>
          <table:table-cell table:formula="of:=2022-YEAR([.D559])" office:value-type="float" office:value="47" calcext:value-type="float">
            <text:p>4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3T13:45:37" calcext:value-type="date">
            <text:p>23.06.2021</text:p>
          </table:table-cell>
          <table:table-cell table:style-name="ce4" office:value-type="string" calcext:value-type="string">
            <text:p>8,503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8,503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8827187620" calcext:value-type="float">
            <text:p>18827187620</text:p>
          </table:table-cell>
          <table:table-cell table:style-name="ce4" office:value-type="string" calcext:value-type="string">
            <text:p>ÜNAL KAYA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0-11-17" calcext:value-type="date">
            <text:p>17.11.1960</text:p>
          </table:table-cell>
          <table:table-cell table:formula="of:=2022-YEAR([.D560])" office:value-type="float" office:value="62" calcext:value-type="float">
            <text:p>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3T13:45:38" calcext:value-type="date">
            <text:p>23.06.2021</text:p>
          </table:table-cell>
          <table:table-cell table:style-name="ce4" office:value-type="string" calcext:value-type="string">
            <text:p>6032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6032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4">
          <table:table-cell office:value-type="float" office:value="28325243414" calcext:value-type="float">
            <text:p>28325243414</text:p>
          </table:table-cell>
          <table:table-cell table:style-name="ce4" office:value-type="string" calcext:value-type="string">
            <text:p>LEYLA SARI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3-08-02" calcext:value-type="date">
            <text:p>02.08.1963</text:p>
          </table:table-cell>
          <table:table-cell table:formula="of:=2022-YEAR([.D561])" office:value-type="float" office:value="59" calcext:value-type="float">
            <text:p>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3T14:10:36" calcext:value-type="date">
            <text:p>23.06.2021</text:p>
          </table:table-cell>
          <table:table-cell table:style-name="ce4" office:value-type="string" calcext:value-type="string">
            <text:p>30,71</text:p>
            <text:p/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0,71</text:p>
            <text:p/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8359536024" calcext:value-type="float">
            <text:p>38359536024</text:p>
          </table:table-cell>
          <table:table-cell table:style-name="ce4" office:value-type="string" calcext:value-type="string">
            <text:p>MUSTAFA ATMACA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6-01-24" calcext:value-type="date">
            <text:p>24.01.1966</text:p>
          </table:table-cell>
          <table:table-cell table:formula="of:=2022-YEAR([.D562])" office:value-type="float" office:value="56" calcext:value-type="float">
            <text:p>5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3T14:51:04" calcext:value-type="date">
            <text:p>23.06.2021</text:p>
          </table:table-cell>
          <table:table-cell table:style-name="ce4" office:value-type="string" calcext:value-type="string">
            <text:p>5723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57230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65377195902" calcext:value-type="float">
            <text:p>65377195902</text:p>
          </table:table-cell>
          <table:table-cell table:style-name="ce4" office:value-type="string" calcext:value-type="string">
            <text:p>HABİBE YILDIRIM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8-07-01" calcext:value-type="date">
            <text:p>01.07.1988</text:p>
          </table:table-cell>
          <table:table-cell table:formula="of:=2022-YEAR([.D563])" office:value-type="float" office:value="34" calcext:value-type="float">
            <text:p>3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3T15:42:23" calcext:value-type="date">
            <text:p>23.06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4">
          <table:table-cell office:value-type="float" office:value="13313371248" calcext:value-type="float">
            <text:p>13313371248</text:p>
          </table:table-cell>
          <table:table-cell table:style-name="ce4" office:value-type="string" calcext:value-type="string">
            <text:p>HÜLYA KORKMAZ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9-01-04" calcext:value-type="date">
            <text:p>04.01.1979</text:p>
          </table:table-cell>
          <table:table-cell table:formula="of:=2022-YEAR([.D564])" office:value-type="float" office:value="43" calcext:value-type="float">
            <text:p>4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3T16:26:06" calcext:value-type="date">
            <text:p>23.06.2021</text:p>
          </table:table-cell>
          <table:table-cell table:style-name="ce4" office:value-type="string" calcext:value-type="string">
            <text:p>668,2</text:p>
            <text:p/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668,2</text:p>
            <text:p/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3951017378" calcext:value-type="float">
            <text:p>23951017378</text:p>
          </table:table-cell>
          <table:table-cell table:style-name="ce4" office:value-type="string" calcext:value-type="string">
            <text:p>HAKAN KARDAŞ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7-05-13" calcext:value-type="date">
            <text:p>13.05.1997</text:p>
          </table:table-cell>
          <table:table-cell table:formula="of:=2022-YEAR([.D565])" office:value-type="float" office:value="25" calcext:value-type="float">
            <text:p>2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4T12:42:15" calcext:value-type="date">
            <text:p>24.06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5536297008" calcext:value-type="float">
            <text:p>15536297008</text:p>
          </table:table-cell>
          <table:table-cell table:style-name="ce4" office:value-type="string" calcext:value-type="string">
            <text:p>MUHAMMED ALİ KIYMET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5-02-15" calcext:value-type="date">
            <text:p>15.02.1985</text:p>
          </table:table-cell>
          <table:table-cell table:formula="of:=2022-YEAR([.D566])" office:value-type="float" office:value="37" calcext:value-type="float">
            <text:p>3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5T11:47:47" calcext:value-type="date">
            <text:p>25.06.2021</text:p>
          </table:table-cell>
          <table:table-cell table:style-name="ce4" office:value-type="string" calcext:value-type="string">
            <text:p>35510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55100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7165804596" calcext:value-type="float">
            <text:p>17165804596</text:p>
          </table:table-cell>
          <table:table-cell table:style-name="ce4" office:value-type="string" calcext:value-type="string">
            <text:p>MEHMET ÇETİ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1-06-15" calcext:value-type="date">
            <text:p>15.06.1971</text:p>
          </table:table-cell>
          <table:table-cell table:formula="of:=2022-YEAR([.D567])" office:value-type="float" office:value="51" calcext:value-type="float">
            <text:p>5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5T13:55:30" calcext:value-type="date">
            <text:p>25.06.2021</text:p>
          </table:table-cell>
          <table:table-cell table:style-name="ce4" office:value-type="string" calcext:value-type="string">
            <text:p>49,14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49,14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64978021412" calcext:value-type="float">
            <text:p>64978021412</text:p>
          </table:table-cell>
          <table:table-cell table:style-name="ce4" office:value-type="string" calcext:value-type="string">
            <text:p>ŞERİFE KENDİRCİOĞLU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0-08-10" calcext:value-type="date">
            <text:p>10.08.1970</text:p>
          </table:table-cell>
          <table:table-cell table:formula="of:=2022-YEAR([.D568])" office:value-type="float" office:value="52" calcext:value-type="float">
            <text:p>5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5T14:46:40" calcext:value-type="date">
            <text:p>25.06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5615334316" calcext:value-type="float">
            <text:p>55615334316</text:p>
          </table:table-cell>
          <table:table-cell table:style-name="ce4" office:value-type="string" calcext:value-type="string">
            <text:p>AYŞE AY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6-01-11" calcext:value-type="date">
            <text:p>11.01.1966</text:p>
          </table:table-cell>
          <table:table-cell table:formula="of:=2022-YEAR([.D569])" office:value-type="float" office:value="56" calcext:value-type="float">
            <text:p>5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5T15:42:18" calcext:value-type="date">
            <text:p>25.06.2021</text:p>
          </table:table-cell>
          <table:table-cell table:style-name="ce4" office:value-type="string" calcext:value-type="string">
            <text:p>1049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0490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6098509260" calcext:value-type="float">
            <text:p>56098509260</text:p>
          </table:table-cell>
          <table:table-cell table:style-name="ce4" office:value-type="string" calcext:value-type="string">
            <text:p>HABİBE ŞAHİ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5-12-09" calcext:value-type="date">
            <text:p>09.12.1995</text:p>
          </table:table-cell>
          <table:table-cell table:formula="of:=2022-YEAR([.D570])" office:value-type="float" office:value="27" calcext:value-type="float">
            <text:p>2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8T12:13:55" calcext:value-type="date">
            <text:p>28.06.2021</text:p>
          </table:table-cell>
          <table:table-cell table:style-name="ce4" office:value-type="string" calcext:value-type="string">
            <text:p>5,366x10^3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5,366x10^3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0336136600" calcext:value-type="float">
            <text:p>20336136600</text:p>
          </table:table-cell>
          <table:table-cell table:style-name="ce4" office:value-type="string" calcext:value-type="string">
            <text:p>CAHİT SERKAN ELMACI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3-08-05" calcext:value-type="date">
            <text:p>05.08.1993</text:p>
          </table:table-cell>
          <table:table-cell table:formula="of:=2022-YEAR([.D571])" office:value-type="float" office:value="29" calcext:value-type="float">
            <text:p>2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8T15:31:28" calcext:value-type="date">
            <text:p>28.06.2021</text:p>
          </table:table-cell>
          <table:table-cell table:style-name="ce4" office:value-type="string" calcext:value-type="string">
            <text:p>4,94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4,940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99729150530" calcext:value-type="float">
            <text:p>99729150530</text:p>
          </table:table-cell>
          <table:table-cell table:style-name="ce4" office:value-type="string" calcext:value-type="string">
            <text:p>TEMOOR SHAH TOWHID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9-09-05" calcext:value-type="date">
            <text:p>05.09.1969</text:p>
          </table:table-cell>
          <table:table-cell table:formula="of:=2022-YEAR([.D572])" office:value-type="float" office:value="53" calcext:value-type="float">
            <text:p>5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8T15:31:28" calcext:value-type="date">
            <text:p>28.06.2021</text:p>
          </table:table-cell>
          <table:table-cell table:style-name="ce4" office:value-type="string" calcext:value-type="string">
            <text:p>5,366x10^3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5,366x10^3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5678959382" calcext:value-type="float">
            <text:p>25678959382</text:p>
          </table:table-cell>
          <table:table-cell table:style-name="ce4" office:value-type="string" calcext:value-type="string">
            <text:p>ZEYNEP MUTLUYILLI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0-02-11" calcext:value-type="date">
            <text:p>11.02.1960</text:p>
          </table:table-cell>
          <table:table-cell table:formula="of:=2022-YEAR([.D573])" office:value-type="float" office:value="62" calcext:value-type="float">
            <text:p>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9T11:34:38" calcext:value-type="date">
            <text:p>29.06.2021</text:p>
          </table:table-cell>
          <table:table-cell table:style-name="ce4" office:value-type="string" calcext:value-type="string">
            <text:p>2359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3590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8653192454" calcext:value-type="float">
            <text:p>18653192454</text:p>
          </table:table-cell>
          <table:table-cell table:style-name="ce4" office:value-type="string" calcext:value-type="string">
            <text:p>GÜLHAN KUŞLUK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6-12-01" calcext:value-type="date">
            <text:p>01.12.1976</text:p>
          </table:table-cell>
          <table:table-cell table:formula="of:=2022-YEAR([.D574])" office:value-type="float" office:value="46" calcext:value-type="float">
            <text:p>4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9T13:39:42" calcext:value-type="date">
            <text:p>29.06.2021</text:p>
          </table:table-cell>
          <table:table-cell table:style-name="ce4" office:value-type="string" calcext:value-type="string">
            <text:p>285,8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85,8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5774955790" calcext:value-type="float">
            <text:p>25774955790</text:p>
          </table:table-cell>
          <table:table-cell table:style-name="ce4" office:value-type="string" calcext:value-type="string">
            <text:p>MUSA GÜRE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0-05-02" calcext:value-type="date">
            <text:p>02.05.1980</text:p>
          </table:table-cell>
          <table:table-cell table:formula="of:=2022-YEAR([.D575])" office:value-type="float" office:value="42" calcext:value-type="float">
            <text:p>4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9T13:40:19" calcext:value-type="date">
            <text:p>29.06.2021</text:p>
          </table:table-cell>
          <table:table-cell table:style-name="ce4" office:value-type="string" calcext:value-type="string">
            <text:p>942,1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942,1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2684285862" calcext:value-type="float">
            <text:p>32684285862</text:p>
          </table:table-cell>
          <table:table-cell table:style-name="ce4" office:value-type="string" calcext:value-type="string">
            <text:p>NURSULTAN GÜNSELİ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1-08-12" calcext:value-type="date">
            <text:p>12.08.1991</text:p>
          </table:table-cell>
          <table:table-cell table:formula="of:=2022-YEAR([.D576])" office:value-type="float" office:value="31" calcext:value-type="float">
            <text:p>3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9T13:42:36" calcext:value-type="date">
            <text:p>29.06.2021</text:p>
          </table:table-cell>
          <table:table-cell table:style-name="ce4" office:value-type="string" calcext:value-type="string">
            <text:p>9523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9523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9197842798" calcext:value-type="float">
            <text:p>29197842798</text:p>
          </table:table-cell>
          <table:table-cell table:style-name="ce4" office:value-type="string" calcext:value-type="string">
            <text:p>AYŞE KAVALALI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5-04-05" calcext:value-type="date">
            <text:p>05.04.1965</text:p>
          </table:table-cell>
          <table:table-cell table:formula="of:=2022-YEAR([.D577])" office:value-type="float" office:value="57" calcext:value-type="float">
            <text:p>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9T15:49:14" calcext:value-type="date">
            <text:p>29.06.2021</text:p>
          </table:table-cell>
          <table:table-cell table:style-name="ce4" office:value-type="string" calcext:value-type="string">
            <text:p>84,64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84,64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6448599592" calcext:value-type="float">
            <text:p>36448599592</text:p>
          </table:table-cell>
          <table:table-cell table:style-name="ce4" office:value-type="string" calcext:value-type="string">
            <text:p>FATMA ŞAHİ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0-06-26" calcext:value-type="date">
            <text:p>26.06.1960</text:p>
          </table:table-cell>
          <table:table-cell table:formula="of:=2022-YEAR([.D578])" office:value-type="float" office:value="62" calcext:value-type="float">
            <text:p>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30T12:04:01" calcext:value-type="date">
            <text:p>30.06.2021</text:p>
          </table:table-cell>
          <table:table-cell table:style-name="ce4" office:value-type="string" calcext:value-type="string">
            <text:p>2136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136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7271906510" calcext:value-type="float">
            <text:p>27271906510</text:p>
          </table:table-cell>
          <table:table-cell table:style-name="ce4" office:value-type="string" calcext:value-type="string">
            <text:p>HAVVA TAŞ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0-12-10" calcext:value-type="date">
            <text:p>10.12.1960</text:p>
          </table:table-cell>
          <table:table-cell table:formula="of:=2022-YEAR([.D579])" office:value-type="float" office:value="62" calcext:value-type="float">
            <text:p>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30T12:13:47" calcext:value-type="date">
            <text:p>30.06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8461571946" calcext:value-type="float">
            <text:p>18461571946</text:p>
          </table:table-cell>
          <table:table-cell table:style-name="ce4" office:value-type="string" calcext:value-type="string">
            <text:p>HÜSEYİN ALTUNOK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0-03-13" calcext:value-type="date">
            <text:p>13.03.1960</text:p>
          </table:table-cell>
          <table:table-cell table:formula="of:=2022-YEAR([.D580])" office:value-type="float" office:value="62" calcext:value-type="float">
            <text:p>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30T12:13:48" calcext:value-type="date">
            <text:p>30.06.2021</text:p>
          </table:table-cell>
          <table:table-cell table:style-name="ce4" office:value-type="string" calcext:value-type="string">
            <text:p>905,9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905,9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6784627326" calcext:value-type="float">
            <text:p>16784627326</text:p>
          </table:table-cell>
          <table:table-cell table:style-name="ce4" office:value-type="string" calcext:value-type="string">
            <text:p>MELİKE CEBEL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0-06-15" calcext:value-type="date">
            <text:p>15.06.1990</text:p>
          </table:table-cell>
          <table:table-cell table:formula="of:=2022-YEAR([.D581])" office:value-type="float" office:value="32" calcext:value-type="float">
            <text:p>3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30T13:14:22" calcext:value-type="date">
            <text:p>30.06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99537610370" calcext:value-type="float">
            <text:p>99537610370</text:p>
          </table:table-cell>
          <table:table-cell table:style-name="ce4" office:value-type="string" calcext:value-type="string">
            <text:p>MAHAMAT IBRAHIM SIAM AHMAT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2002-06-18" calcext:value-type="date">
            <text:p>18.06.2002</text:p>
          </table:table-cell>
          <table:table-cell table:formula="of:=2022-YEAR([.D582])" office:value-type="float" office:value="20" calcext:value-type="float">
            <text:p>2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30T15:06:17" calcext:value-type="date">
            <text:p>30.06.2021</text:p>
          </table:table-cell>
          <table:table-cell table:style-name="ce4" office:value-type="string" calcext:value-type="string">
            <text:p>22040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22040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1929083868" calcext:value-type="float">
            <text:p>21929083868</text:p>
          </table:table-cell>
          <table:table-cell table:style-name="ce4" office:value-type="string" calcext:value-type="string">
            <text:p>NURAN AKTAŞ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4-07-01" calcext:value-type="date">
            <text:p>01.07.1974</text:p>
          </table:table-cell>
          <table:table-cell table:formula="of:=2022-YEAR([.D583])" office:value-type="float" office:value="48" calcext:value-type="float">
            <text:p>4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30T16:21:30" calcext:value-type="date">
            <text:p>30.06.2021</text:p>
          </table:table-cell>
          <table:table-cell table:style-name="ce4" office:value-type="string" calcext:value-type="string">
            <text:p>79,19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79,19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4164379512" calcext:value-type="float">
            <text:p>24164379512</text:p>
          </table:table-cell>
          <table:table-cell table:style-name="ce4" office:value-type="string" calcext:value-type="string">
            <text:p>HAMZA ERİLGİ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5-07-31" calcext:value-type="date">
            <text:p>31.07.1965</text:p>
          </table:table-cell>
          <table:table-cell table:formula="of:=2022-YEAR([.D584])" office:value-type="float" office:value="57" calcext:value-type="float">
            <text:p>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1T13:32:06" calcext:value-type="date">
            <text:p>01.07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1743460456" calcext:value-type="float">
            <text:p>21743460456</text:p>
          </table:table-cell>
          <table:table-cell table:style-name="ce4" office:value-type="string" calcext:value-type="string">
            <text:p>MEHMET BATA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7-01-01" calcext:value-type="date">
            <text:p>01.01.1957</text:p>
          </table:table-cell>
          <table:table-cell table:formula="of:=2022-YEAR([.D585])" office:value-type="float" office:value="65" calcext:value-type="float">
            <text:p>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1T13:32:09" calcext:value-type="date">
            <text:p>01.07.2021</text:p>
          </table:table-cell>
          <table:table-cell table:style-name="ce4" office:value-type="string" calcext:value-type="string">
            <text:p>4,234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4,234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1007009132" calcext:value-type="float">
            <text:p>11007009132</text:p>
          </table:table-cell>
          <table:table-cell table:style-name="ce4" office:value-type="string" calcext:value-type="string">
            <text:p>MEHMET AKİF DEBEOĞLU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4-01-30" calcext:value-type="date">
            <text:p>30.01.1974</text:p>
          </table:table-cell>
          <table:table-cell table:formula="of:=2022-YEAR([.D586])" office:value-type="float" office:value="48" calcext:value-type="float">
            <text:p>4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1T13:32:10" calcext:value-type="date">
            <text:p>01.07.2021</text:p>
          </table:table-cell>
          <table:table-cell table:style-name="ce4" office:value-type="string" calcext:value-type="string">
            <text:p>2,053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,053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2586061718" calcext:value-type="float">
            <text:p>22586061718</text:p>
          </table:table-cell>
          <table:table-cell table:style-name="ce4" office:value-type="string" calcext:value-type="string">
            <text:p>MEHTAP Ü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9-09-28" calcext:value-type="date">
            <text:p>28.09.1979</text:p>
          </table:table-cell>
          <table:table-cell table:formula="of:=2022-YEAR([.D587])" office:value-type="float" office:value="43" calcext:value-type="float">
            <text:p>4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1T13:57:40" calcext:value-type="date">
            <text:p>01.07.2021</text:p>
          </table:table-cell>
          <table:table-cell table:style-name="ce4" office:value-type="string" calcext:value-type="string">
            <text:p>6,90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6,900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4632698372" calcext:value-type="float">
            <text:p>44632698372</text:p>
          </table:table-cell>
          <table:table-cell table:style-name="ce4" office:value-type="string" calcext:value-type="string">
            <text:p>AHMET YUSUF PU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2012-08-09" calcext:value-type="date">
            <text:p>09.08.2012</text:p>
          </table:table-cell>
          <table:table-cell table:formula="of:=2022-YEAR([.D588])" office:value-type="float" office:value="10" calcext:value-type="float">
            <text:p>1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1T15:51:06" calcext:value-type="date">
            <text:p>01.07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9777156084" calcext:value-type="float">
            <text:p>49777156084</text:p>
          </table:table-cell>
          <table:table-cell table:style-name="ce4" office:value-type="string" calcext:value-type="string">
            <text:p>SUDİYE SARI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9-06-25" calcext:value-type="date">
            <text:p>25.06.1969</text:p>
          </table:table-cell>
          <table:table-cell table:formula="of:=2022-YEAR([.D589])" office:value-type="float" office:value="53" calcext:value-type="float">
            <text:p>5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1T15:51:07" calcext:value-type="date">
            <text:p>01.07.2021</text:p>
          </table:table-cell>
          <table:table-cell table:style-name="ce4" office:value-type="string" calcext:value-type="string">
            <text:p>481,4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481,4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2441294458" calcext:value-type="float">
            <text:p>32441294458</text:p>
          </table:table-cell>
          <table:table-cell table:style-name="ce4" office:value-type="string" calcext:value-type="string">
            <text:p>RAHİM ŞAHİ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2001-05-08" calcext:value-type="date">
            <text:p>08.05.2001</text:p>
          </table:table-cell>
          <table:table-cell table:formula="of:=2022-YEAR([.D590])" office:value-type="float" office:value="21" calcext:value-type="float">
            <text:p>2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1T15:51:08" calcext:value-type="date">
            <text:p>01.07.2021</text:p>
          </table:table-cell>
          <table:table-cell table:style-name="ce4" office:value-type="string" calcext:value-type="string">
            <text:p>4475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4475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99345068790" calcext:value-type="float">
            <text:p>99345068790</text:p>
          </table:table-cell>
          <table:table-cell table:style-name="ce4" office:value-type="string" calcext:value-type="string">
            <text:p>RAZIA HAZARA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5-01-01" calcext:value-type="date">
            <text:p>01.01.1985</text:p>
          </table:table-cell>
          <table:table-cell table:formula="of:=2022-YEAR([.D591])" office:value-type="float" office:value="37" calcext:value-type="float">
            <text:p>3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2T11:02:39" calcext:value-type="date">
            <text:p>02.07.2021</text:p>
          </table:table-cell>
          <table:table-cell table:style-name="ce4" office:value-type="string" calcext:value-type="string">
            <text:p>51,6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51,60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2789056068" calcext:value-type="float">
            <text:p>52789056068</text:p>
          </table:table-cell>
          <table:table-cell table:style-name="ce4" office:value-type="string" calcext:value-type="string">
            <text:p>AYCAN AKDAĞ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3-09-11" calcext:value-type="date">
            <text:p>11.09.1993</text:p>
          </table:table-cell>
          <table:table-cell table:formula="of:=2022-YEAR([.D592])" office:value-type="float" office:value="29" calcext:value-type="float">
            <text:p>2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5T12:32:52" calcext:value-type="date">
            <text:p>05.07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2022638634" calcext:value-type="float">
            <text:p>22022638634</text:p>
          </table:table-cell>
          <table:table-cell table:style-name="ce4" office:value-type="string" calcext:value-type="string">
            <text:p>HATİCE ARSLA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2-05-01" calcext:value-type="date">
            <text:p>01.05.1962</text:p>
          </table:table-cell>
          <table:table-cell table:formula="of:=2022-YEAR([.D593])" office:value-type="float" office:value="60" calcext:value-type="float">
            <text:p>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5T12:32:54" calcext:value-type="date">
            <text:p>05.07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67087136626" calcext:value-type="float">
            <text:p>67087136626</text:p>
          </table:table-cell>
          <table:table-cell table:style-name="ce4" office:value-type="string" calcext:value-type="string">
            <text:p>İLYAS DEMİRTAŞ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3-01-01" calcext:value-type="date">
            <text:p>01.01.1953</text:p>
          </table:table-cell>
          <table:table-cell table:formula="of:=2022-YEAR([.D594])" office:value-type="float" office:value="69" calcext:value-type="float">
            <text:p>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5T14:48:37" calcext:value-type="date">
            <text:p>05.07.2021</text:p>
          </table:table-cell>
          <table:table-cell table:style-name="ce4" office:value-type="string" calcext:value-type="string">
            <text:p>1233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233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2493431154" calcext:value-type="float">
            <text:p>22493431154</text:p>
          </table:table-cell>
          <table:table-cell table:style-name="ce4" office:value-type="string" calcext:value-type="string">
            <text:p>ALİ TELLİ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1-01-01" calcext:value-type="date">
            <text:p>01.01.1961</text:p>
          </table:table-cell>
          <table:table-cell table:formula="of:=2022-YEAR([.D595])" office:value-type="float" office:value="61" calcext:value-type="float">
            <text:p>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5T16:06:55" calcext:value-type="date">
            <text:p>05.07.2021</text:p>
          </table:table-cell>
          <table:table-cell table:style-name="ce4" office:value-type="string" calcext:value-type="string">
            <text:p>812,3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812,3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0039704724" calcext:value-type="float">
            <text:p>20039704724</text:p>
          </table:table-cell>
          <table:table-cell table:style-name="ce4" office:value-type="string" calcext:value-type="string">
            <text:p>HALİL ARSLA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6-01-01" calcext:value-type="date">
            <text:p>01.01.1956</text:p>
          </table:table-cell>
          <table:table-cell table:formula="of:=2022-YEAR([.D596])" office:value-type="float" office:value="66" calcext:value-type="float">
            <text:p>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5T16:06:55" calcext:value-type="date">
            <text:p>05.07.2021</text:p>
          </table:table-cell>
          <table:table-cell table:style-name="ce4" office:value-type="string" calcext:value-type="string">
            <text:p>20,11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0,11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2140974042" calcext:value-type="float">
            <text:p>12140974042</text:p>
          </table:table-cell>
          <table:table-cell table:style-name="ce4" office:value-type="string" calcext:value-type="string">
            <text:p>NERİMAN DEMİRTAŞ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3-10-09" calcext:value-type="date">
            <text:p>09.10.1963</text:p>
          </table:table-cell>
          <table:table-cell table:formula="of:=2022-YEAR([.D597])" office:value-type="float" office:value="59" calcext:value-type="float">
            <text:p>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5T16:06:58" calcext:value-type="date">
            <text:p>05.07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4151010456" calcext:value-type="float">
            <text:p>54151010456</text:p>
          </table:table-cell>
          <table:table-cell table:style-name="ce4" office:value-type="string" calcext:value-type="string">
            <text:p>MÜZEYYEN DOĞA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7-07-11" calcext:value-type="date">
            <text:p>11.07.1977</text:p>
          </table:table-cell>
          <table:table-cell table:formula="of:=2022-YEAR([.D598])" office:value-type="float" office:value="45" calcext:value-type="float">
            <text:p>4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6T11:55:45" calcext:value-type="date">
            <text:p>06.07.2021</text:p>
          </table:table-cell>
          <table:table-cell table:style-name="ce4" office:value-type="string" calcext:value-type="string">
            <text:p>2,304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,304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3387369216" calcext:value-type="float">
            <text:p>43387369216</text:p>
          </table:table-cell>
          <table:table-cell table:style-name="ce4" office:value-type="string" calcext:value-type="string">
            <text:p>DAMLA DOĞA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2000-05-17" calcext:value-type="date">
            <text:p>17.05.2000</text:p>
          </table:table-cell>
          <table:table-cell table:formula="of:=2022-YEAR([.D599])" office:value-type="float" office:value="22" calcext:value-type="float">
            <text:p>2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6T11:58:56" calcext:value-type="date">
            <text:p>06.07.2021</text:p>
          </table:table-cell>
          <table:table-cell table:style-name="ce4" office:value-type="string" calcext:value-type="string">
            <text:p>39,92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9,92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7687597730" calcext:value-type="float">
            <text:p>17687597730</text:p>
          </table:table-cell>
          <table:table-cell table:style-name="ce4" office:value-type="string" calcext:value-type="string">
            <text:p>ALİ YEŞİLAY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4-10-12" calcext:value-type="date">
            <text:p>12.10.1964</text:p>
          </table:table-cell>
          <table:table-cell table:formula="of:=2022-YEAR([.D600])" office:value-type="float" office:value="58" calcext:value-type="float">
            <text:p>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6T16:02:30" calcext:value-type="date">
            <text:p>06.07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8595756728" calcext:value-type="float">
            <text:p>48595756728</text:p>
          </table:table-cell>
          <table:table-cell table:style-name="ce4" office:value-type="string" calcext:value-type="string">
            <text:p>MUSTAFA ÖZAY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6-01-11" calcext:value-type="date">
            <text:p>11.01.1956</text:p>
          </table:table-cell>
          <table:table-cell table:formula="of:=2022-YEAR([.D601])" office:value-type="float" office:value="66" calcext:value-type="float">
            <text:p>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6T16:03:59" calcext:value-type="date">
            <text:p>06.07.2021</text:p>
          </table:table-cell>
          <table:table-cell table:style-name="ce4" office:value-type="string" calcext:value-type="string">
            <text:p>63,2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63,20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5229537588" calcext:value-type="float">
            <text:p>25229537588</text:p>
          </table:table-cell>
          <table:table-cell table:style-name="ce4" office:value-type="string" calcext:value-type="string">
            <text:p>ASİYE ZENGİ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0-03-13" calcext:value-type="date">
            <text:p>13.03.1970</text:p>
          </table:table-cell>
          <table:table-cell table:formula="of:=2022-YEAR([.D602])" office:value-type="float" office:value="52" calcext:value-type="float">
            <text:p>5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7T12:31:21" calcext:value-type="date">
            <text:p>07.07.2021</text:p>
          </table:table-cell>
          <table:table-cell table:style-name="ce4" office:value-type="string" calcext:value-type="string">
            <text:p>311,1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11,1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6037279746" calcext:value-type="float">
            <text:p>16037279746</text:p>
          </table:table-cell>
          <table:table-cell table:style-name="ce4" office:value-type="string" calcext:value-type="string">
            <text:p>GÜNGÖR TUNÇKOL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0-01-01" calcext:value-type="date">
            <text:p>01.01.1950</text:p>
          </table:table-cell>
          <table:table-cell table:formula="of:=2022-YEAR([.D603])" office:value-type="float" office:value="72" calcext:value-type="float">
            <text:p>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7T13:40:22" calcext:value-type="date">
            <text:p>07.07.2021</text:p>
          </table:table-cell>
          <table:table-cell table:style-name="ce4" office:value-type="string" calcext:value-type="string">
            <text:p>73,57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73,57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2">
          <table:table-cell office:value-type="float" office:value="28006882048" calcext:value-type="float">
            <text:p>28006882048</text:p>
          </table:table-cell>
          <table:table-cell table:style-name="ce4" office:value-type="string" calcext:value-type="string">
            <text:p>SERKAN BELGÜZA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7-06-28" calcext:value-type="date">
            <text:p>28.06.1977</text:p>
          </table:table-cell>
          <table:table-cell table:formula="of:=2022-YEAR([.D604])" office:value-type="float" office:value="45" calcext:value-type="float">
            <text:p>4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7T13:40:24" calcext:value-type="date">
            <text:p>07.07.2021</text:p>
          </table:table-cell>
          <table:table-cell table:style-name="ce4" office:value-type="string" calcext:value-type="string">
            <text:p>1663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663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2111304500" calcext:value-type="float">
            <text:p>32111304500</text:p>
          </table:table-cell>
          <table:table-cell table:style-name="ce4" office:value-type="string" calcext:value-type="string">
            <text:p>SÜREYYA HA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9-12-03" calcext:value-type="date">
            <text:p>03.12.1979</text:p>
          </table:table-cell>
          <table:table-cell table:formula="of:=2022-YEAR([.D605])" office:value-type="float" office:value="43" calcext:value-type="float">
            <text:p>4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7T14:04:20" calcext:value-type="date">
            <text:p>07.07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0470361004" calcext:value-type="float">
            <text:p>30470361004</text:p>
          </table:table-cell>
          <table:table-cell table:style-name="ce4" office:value-type="string" calcext:value-type="string">
            <text:p>HASAN YILDIZ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0-04-14" calcext:value-type="date">
            <text:p>14.04.1960</text:p>
          </table:table-cell>
          <table:table-cell table:formula="of:=2022-YEAR([.D606])" office:value-type="float" office:value="62" calcext:value-type="float">
            <text:p>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7T16:04:08" calcext:value-type="date">
            <text:p>07.07.2021</text:p>
          </table:table-cell>
          <table:table-cell table:style-name="ce4" office:value-type="string" calcext:value-type="string">
            <text:p>6,10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6,100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8003882102" calcext:value-type="float">
            <text:p>28003882102</text:p>
          </table:table-cell>
          <table:table-cell table:style-name="ce4" office:value-type="string" calcext:value-type="string">
            <text:p>ERKAN BELGÜZA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9-06-07" calcext:value-type="date">
            <text:p>07.06.1979</text:p>
          </table:table-cell>
          <table:table-cell table:formula="of:=2022-YEAR([.D607])" office:value-type="float" office:value="43" calcext:value-type="float">
            <text:p>4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8T11:39:24" calcext:value-type="date">
            <text:p>08.07.2021</text:p>
          </table:table-cell>
          <table:table-cell table:style-name="ce4" office:value-type="string" calcext:value-type="string">
            <text:p>192,5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92,5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2397774362" calcext:value-type="float">
            <text:p>42397774362</text:p>
          </table:table-cell>
          <table:table-cell table:style-name="ce4" office:value-type="string" calcext:value-type="string">
            <text:p>CEMİLE DOĞA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0-05-25" calcext:value-type="date">
            <text:p>25.05.1960</text:p>
          </table:table-cell>
          <table:table-cell table:formula="of:=2022-YEAR([.D608])" office:value-type="float" office:value="62" calcext:value-type="float">
            <text:p>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8T12:31:27" calcext:value-type="date">
            <text:p>08.07.2021</text:p>
          </table:table-cell>
          <table:table-cell table:style-name="ce4" office:value-type="string" calcext:value-type="string">
            <text:p>6,055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6,055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0153513448" calcext:value-type="float">
            <text:p>20153513448</text:p>
          </table:table-cell>
          <table:table-cell table:style-name="ce4" office:value-type="string" calcext:value-type="string">
            <text:p>HACER ATA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1-04-15" calcext:value-type="date">
            <text:p>15.04.1961</text:p>
          </table:table-cell>
          <table:table-cell table:formula="of:=2022-YEAR([.D609])" office:value-type="float" office:value="61" calcext:value-type="float">
            <text:p>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9T10:55:49" calcext:value-type="date">
            <text:p>09.07.2021</text:p>
          </table:table-cell>
          <table:table-cell table:style-name="ce4" office:value-type="string" calcext:value-type="string">
            <text:p>98,27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98,27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2">
          <table:table-cell office:value-type="float" office:value="15575803116" calcext:value-type="float">
            <text:p>15575803116</text:p>
          </table:table-cell>
          <table:table-cell table:style-name="ce4" office:value-type="string" calcext:value-type="string">
            <text:p>NURGÜL ŞENTÜRK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5-07-22" calcext:value-type="date">
            <text:p>22.07.1985</text:p>
          </table:table-cell>
          <table:table-cell table:formula="of:=2022-YEAR([.D610])" office:value-type="float" office:value="37" calcext:value-type="float">
            <text:p>3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9T10:55:52" calcext:value-type="date">
            <text:p>09.07.2021</text:p>
          </table:table-cell>
          <table:table-cell table:style-name="ce4" office:value-type="string" calcext:value-type="string">
            <text:p>1739000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7390000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6901585018" calcext:value-type="float">
            <text:p>36901585018</text:p>
          </table:table-cell>
          <table:table-cell table:style-name="ce4" office:value-type="string" calcext:value-type="string">
            <text:p>MURTAZA ALP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5-04-05" calcext:value-type="date">
            <text:p>05.04.1965</text:p>
          </table:table-cell>
          <table:table-cell table:formula="of:=2022-YEAR([.D611])" office:value-type="float" office:value="57" calcext:value-type="float">
            <text:p>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9T13:33:21" calcext:value-type="date">
            <text:p>09.07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5769517798" calcext:value-type="float">
            <text:p>25769517798</text:p>
          </table:table-cell>
          <table:table-cell table:style-name="ce4" office:value-type="string" calcext:value-type="string">
            <text:p>HALİL DEMİ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5-01-01" calcext:value-type="date">
            <text:p>01.01.1955</text:p>
          </table:table-cell>
          <table:table-cell table:formula="of:=2022-YEAR([.D612])" office:value-type="float" office:value="67" calcext:value-type="float">
            <text:p>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9T15:25:22" calcext:value-type="date">
            <text:p>09.07.2021</text:p>
          </table:table-cell>
          <table:table-cell table:style-name="ce4" office:value-type="string" calcext:value-type="string">
            <text:p>464900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4649000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1594992022" calcext:value-type="float">
            <text:p>11594992022</text:p>
          </table:table-cell>
          <table:table-cell table:style-name="ce4" office:value-type="string" calcext:value-type="string">
            <text:p>ÖMER KAFADA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3-01-05" calcext:value-type="date">
            <text:p>05.01.1973</text:p>
          </table:table-cell>
          <table:table-cell table:formula="of:=2022-YEAR([.D613])" office:value-type="float" office:value="49" calcext:value-type="float">
            <text:p>4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9T16:17:32" calcext:value-type="date">
            <text:p>09.07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1503593074" calcext:value-type="float">
            <text:p>11503593074</text:p>
          </table:table-cell>
          <table:table-cell table:style-name="ce4" office:value-type="string" calcext:value-type="string">
            <text:p>ERGÜN İŞ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7-02-10" calcext:value-type="date">
            <text:p>10.02.1977</text:p>
          </table:table-cell>
          <table:table-cell table:formula="of:=2022-YEAR([.D614])" office:value-type="float" office:value="45" calcext:value-type="float">
            <text:p>4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12T12:40:15" calcext:value-type="date">
            <text:p>12.07.2021</text:p>
          </table:table-cell>
          <table:table-cell table:style-name="ce4" office:value-type="string" calcext:value-type="string">
            <text:p>341,9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341,9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9043550298" calcext:value-type="float">
            <text:p>19043550298</text:p>
          </table:table-cell>
          <table:table-cell table:style-name="ce4" office:value-type="string" calcext:value-type="string">
            <text:p>HACER DİPOVA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7-07-25" calcext:value-type="date">
            <text:p>25.07.1967</text:p>
          </table:table-cell>
          <table:table-cell table:formula="of:=2022-YEAR([.D615])" office:value-type="float" office:value="55" calcext:value-type="float">
            <text:p>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12T15:32:33" calcext:value-type="date">
            <text:p>12.07.2021</text:p>
          </table:table-cell>
          <table:table-cell table:style-name="ce4" office:value-type="string" calcext:value-type="string">
            <text:p>620,7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620,7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2">
          <table:table-cell office:value-type="float" office:value="20606498162" calcext:value-type="float">
            <text:p>20606498162</text:p>
          </table:table-cell>
          <table:table-cell table:style-name="ce4" office:value-type="string" calcext:value-type="string">
            <text:p>MURAT YILDIZ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5-03-20" calcext:value-type="date">
            <text:p>20.03.1975</text:p>
          </table:table-cell>
          <table:table-cell table:formula="of:=2022-YEAR([.D616])" office:value-type="float" office:value="47" calcext:value-type="float">
            <text:p>4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12T15:32:34" calcext:value-type="date">
            <text:p>12.07.2021</text:p>
          </table:table-cell>
          <table:table-cell table:style-name="ce4" office:value-type="string" calcext:value-type="string">
            <text:p>100,7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00,7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2">
          <table:table-cell office:value-type="float" office:value="15962844616" calcext:value-type="float">
            <text:p>15962844616</text:p>
          </table:table-cell>
          <table:table-cell table:style-name="ce4" office:value-type="string" calcext:value-type="string">
            <text:p>ZARİFE TA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5-03-01" calcext:value-type="date">
            <text:p>01.03.1965</text:p>
          </table:table-cell>
          <table:table-cell table:formula="of:=2022-YEAR([.D617])" office:value-type="float" office:value="57" calcext:value-type="float">
            <text:p>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12T15:32:36" calcext:value-type="date">
            <text:p>12.07.2021</text:p>
          </table:table-cell>
          <table:table-cell table:style-name="ce4" office:value-type="string" calcext:value-type="string">
            <text:p>105,2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05,2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0960489592" calcext:value-type="float">
            <text:p>20960489592</text:p>
          </table:table-cell>
          <table:table-cell table:style-name="ce4" office:value-type="string" calcext:value-type="string">
            <text:p>EDALI CA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8-05-14" calcext:value-type="date">
            <text:p>14.05.1958</text:p>
          </table:table-cell>
          <table:table-cell table:formula="of:=2022-YEAR([.D618])" office:value-type="float" office:value="64" calcext:value-type="float">
            <text:p>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13T12:11:49" calcext:value-type="date">
            <text:p>13.07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8248912748" calcext:value-type="float">
            <text:p>38248912748</text:p>
          </table:table-cell>
          <table:table-cell table:style-name="ce4" office:value-type="string" calcext:value-type="string">
            <text:p>MİKTAT ALTINE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2-02-20" calcext:value-type="date">
            <text:p>20.02.1952</text:p>
          </table:table-cell>
          <table:table-cell table:formula="of:=2022-YEAR([.D619])" office:value-type="float" office:value="70" calcext:value-type="float">
            <text:p>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13T12:11:51" calcext:value-type="date">
            <text:p>13.07.2021</text:p>
          </table:table-cell>
          <table:table-cell table:style-name="ce4" office:value-type="string" calcext:value-type="string">
            <text:p>286,6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86,6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4467957118" calcext:value-type="float">
            <text:p>44467957118</text:p>
          </table:table-cell>
          <table:table-cell table:style-name="ce4" office:value-type="string" calcext:value-type="string">
            <text:p>ZAFER AKDAĞ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4-09-19" calcext:value-type="date">
            <text:p>19.09.1984</text:p>
          </table:table-cell>
          <table:table-cell table:formula="of:=2022-YEAR([.D620])" office:value-type="float" office:value="38" calcext:value-type="float">
            <text:p>3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13T12:11:52" calcext:value-type="date">
            <text:p>13.07.2021</text:p>
          </table:table-cell>
          <table:table-cell table:style-name="ce4" office:value-type="string" calcext:value-type="string">
            <text:p>363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63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5277686410" calcext:value-type="float">
            <text:p>45277686410</text:p>
          </table:table-cell>
          <table:table-cell table:style-name="ce4" office:value-type="string" calcext:value-type="string">
            <text:p>ZEHRA AVŞA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6-06-16" calcext:value-type="date">
            <text:p>16.06.1976</text:p>
          </table:table-cell>
          <table:table-cell table:formula="of:=2022-YEAR([.D621])" office:value-type="float" office:value="46" calcext:value-type="float">
            <text:p>4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13T12:11:53" calcext:value-type="date">
            <text:p>13.07.2021</text:p>
          </table:table-cell>
          <table:table-cell table:style-name="ce4" office:value-type="string" calcext:value-type="string">
            <text:p>5,363 x10^2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5,363 x10^2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61693128174" calcext:value-type="float">
            <text:p>61693128174</text:p>
          </table:table-cell>
          <table:table-cell table:style-name="ce4" office:value-type="string" calcext:value-type="string">
            <text:p>FİKRET AKKAYA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3-12-24" calcext:value-type="date">
            <text:p>24.12.1963</text:p>
          </table:table-cell>
          <table:table-cell table:formula="of:=2022-YEAR([.D622])" office:value-type="float" office:value="59" calcext:value-type="float">
            <text:p>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13T14:16:20" calcext:value-type="date">
            <text:p>13.07.2021</text:p>
          </table:table-cell>
          <table:table-cell table:style-name="ce4" office:value-type="string" calcext:value-type="string">
            <text:p>146,3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46,3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9827820592" calcext:value-type="float">
            <text:p>29827820592</text:p>
          </table:table-cell>
          <table:table-cell table:style-name="ce4" office:value-type="string" calcext:value-type="string">
            <text:p>HULUSİ EŞKİ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0-05-10" calcext:value-type="date">
            <text:p>10.05.1970</text:p>
          </table:table-cell>
          <table:table-cell table:formula="of:=2022-YEAR([.D623])" office:value-type="float" office:value="52" calcext:value-type="float">
            <text:p>5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13T14:16:21" calcext:value-type="date">
            <text:p>13.07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1242444870" calcext:value-type="float">
            <text:p>41242444870</text:p>
          </table:table-cell>
          <table:table-cell table:style-name="ce4" office:value-type="string" calcext:value-type="string">
            <text:p>MUSTAFA GÜLAL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6-04-26" calcext:value-type="date">
            <text:p>26.04.1986</text:p>
          </table:table-cell>
          <table:table-cell table:formula="of:=2022-YEAR([.D624])" office:value-type="float" office:value="36" calcext:value-type="float">
            <text:p>3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13T14:16:22" calcext:value-type="date">
            <text:p>13.07.2021</text:p>
          </table:table-cell>
          <table:table-cell table:style-name="ce4" office:value-type="string" calcext:value-type="string">
            <text:p>5,054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5,054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2073972846" calcext:value-type="float">
            <text:p>42073972846</text:p>
          </table:table-cell>
          <table:table-cell table:style-name="ce4" office:value-type="string" calcext:value-type="string">
            <text:p>ŞERİFE ENGÜ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8-08-20" calcext:value-type="date">
            <text:p>20.08.1958</text:p>
          </table:table-cell>
          <table:table-cell table:formula="of:=2022-YEAR([.D625])" office:value-type="float" office:value="64" calcext:value-type="float">
            <text:p>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13T14:16:23" calcext:value-type="date">
            <text:p>13.07.2021</text:p>
          </table:table-cell>
          <table:table-cell table:style-name="ce4" office:value-type="string" calcext:value-type="string">
            <text:p>1092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092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5379338448" calcext:value-type="float">
            <text:p>25379338448</text:p>
          </table:table-cell>
          <table:table-cell table:style-name="ce4" office:value-type="string" calcext:value-type="string">
            <text:p>EMRİYE YILDIZ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4-10-23" calcext:value-type="date">
            <text:p>23.10.1954</text:p>
          </table:table-cell>
          <table:table-cell table:formula="of:=2022-YEAR([.D626])" office:value-type="float" office:value="68" calcext:value-type="float">
            <text:p>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16T11:59:33" calcext:value-type="date">
            <text:p>16.07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3073900274" calcext:value-type="float">
            <text:p>33073900274</text:p>
          </table:table-cell>
          <table:table-cell table:style-name="ce4" office:value-type="string" calcext:value-type="string">
            <text:p>FATİH ALCA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3-06-23" calcext:value-type="date">
            <text:p>23.06.1983</text:p>
          </table:table-cell>
          <table:table-cell table:formula="of:=2022-YEAR([.D627])" office:value-type="float" office:value="39" calcext:value-type="float">
            <text:p>3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16T11:59:34" calcext:value-type="date">
            <text:p>16.07.2021</text:p>
          </table:table-cell>
          <table:table-cell table:style-name="ce4" office:value-type="string" calcext:value-type="string">
            <text:p>96570000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96570000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9337169458" calcext:value-type="float">
            <text:p>19337169458</text:p>
          </table:table-cell>
          <table:table-cell table:style-name="ce4" office:value-type="string" calcext:value-type="string">
            <text:p>MEHMET KAYA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9-08-05" calcext:value-type="date">
            <text:p>05.08.1969</text:p>
          </table:table-cell>
          <table:table-cell table:formula="of:=2022-YEAR([.D628])" office:value-type="float" office:value="53" calcext:value-type="float">
            <text:p>5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16T11:59:40" calcext:value-type="date">
            <text:p>16.07.2021</text:p>
          </table:table-cell>
          <table:table-cell table:style-name="ce4" office:value-type="string" calcext:value-type="string">
            <text:p>17,7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7,7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1043337914" calcext:value-type="float">
            <text:p>31043337914</text:p>
          </table:table-cell>
          <table:table-cell table:style-name="ce4" office:value-type="string" calcext:value-type="string">
            <text:p>DURSUN DOĞDU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7-06-10" calcext:value-type="date">
            <text:p>10.06.1967</text:p>
          </table:table-cell>
          <table:table-cell table:formula="of:=2022-YEAR([.D629])" office:value-type="float" office:value="55" calcext:value-type="float">
            <text:p>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16T12:03:27" calcext:value-type="date">
            <text:p>16.07.2021</text:p>
          </table:table-cell>
          <table:table-cell table:style-name="ce4" office:value-type="string" calcext:value-type="string">
            <text:p>134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34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70942011464" calcext:value-type="float">
            <text:p>70942011464</text:p>
          </table:table-cell>
          <table:table-cell table:style-name="ce4" office:value-type="string" calcext:value-type="string">
            <text:p>ŞERİFE HASPOLAT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4-04-12" calcext:value-type="date">
            <text:p>12.04.1984</text:p>
          </table:table-cell>
          <table:table-cell table:formula="of:=2022-YEAR([.D630])" office:value-type="float" office:value="38" calcext:value-type="float">
            <text:p>3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16T13:11:07" calcext:value-type="date">
            <text:p>16.07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1528763870" calcext:value-type="float">
            <text:p>31528763870</text:p>
          </table:table-cell>
          <table:table-cell table:style-name="ce4" office:value-type="string" calcext:value-type="string">
            <text:p>EMİNE MELEK AKMA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9-07-10" calcext:value-type="date">
            <text:p>10.07.1979</text:p>
          </table:table-cell>
          <table:table-cell table:formula="of:=2022-YEAR([.D631])" office:value-type="float" office:value="43" calcext:value-type="float">
            <text:p>4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16T15:16:11" calcext:value-type="date">
            <text:p>16.07.2021</text:p>
          </table:table-cell>
          <table:table-cell table:style-name="ce4" office:value-type="string" calcext:value-type="string">
            <text:p>51,82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51,82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99869573398" calcext:value-type="float">
            <text:p>99869573398</text:p>
          </table:table-cell>
          <table:table-cell table:style-name="ce4" office:value-type="string" calcext:value-type="string">
            <text:p>ZOHRE AYYUBI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5-02-20" calcext:value-type="date">
            <text:p>20.02.1995</text:p>
          </table:table-cell>
          <table:table-cell table:formula="of:=2022-YEAR([.D632])" office:value-type="float" office:value="27" calcext:value-type="float">
            <text:p>2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26T11:39:24" calcext:value-type="date">
            <text:p>26.07.2021</text:p>
          </table:table-cell>
          <table:table-cell table:style-name="ce4" office:value-type="string" calcext:value-type="string">
            <text:p>65,84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65,84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61474327048" calcext:value-type="float">
            <text:p>61474327048</text:p>
          </table:table-cell>
          <table:table-cell table:style-name="ce4" office:value-type="string" calcext:value-type="string">
            <text:p>REMZİYE ALI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0-01-28" calcext:value-type="date">
            <text:p>28.01.1960</text:p>
          </table:table-cell>
          <table:table-cell table:formula="of:=2022-YEAR([.D633])" office:value-type="float" office:value="62" calcext:value-type="float">
            <text:p>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26T14:36:35" calcext:value-type="date">
            <text:p>26.07.2021</text:p>
          </table:table-cell>
          <table:table-cell table:style-name="ce4" office:value-type="string" calcext:value-type="string">
            <text:p>23,68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23,68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9624199372" calcext:value-type="float">
            <text:p>29624199372</text:p>
          </table:table-cell>
          <table:table-cell table:style-name="ce4" office:value-type="string" calcext:value-type="string">
            <text:p>KENAN ÇİFTÇİ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5-01-30" calcext:value-type="date">
            <text:p>30.01.1985</text:p>
          </table:table-cell>
          <table:table-cell table:formula="of:=2022-YEAR([.D634])" office:value-type="float" office:value="37" calcext:value-type="float">
            <text:p>3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27T10:58:10" calcext:value-type="date">
            <text:p>27.07.2021</text:p>
          </table:table-cell>
          <table:table-cell table:style-name="ce4" office:value-type="string" calcext:value-type="string">
            <text:p>271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271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7911218766" calcext:value-type="float">
            <text:p>47911218766</text:p>
          </table:table-cell>
          <table:table-cell table:style-name="ce4" office:value-type="string" calcext:value-type="string">
            <text:p>ESRA DEMİREL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5-02-16" calcext:value-type="date">
            <text:p>16.02.1985</text:p>
          </table:table-cell>
          <table:table-cell table:formula="of:=2022-YEAR([.D635])" office:value-type="float" office:value="37" calcext:value-type="float">
            <text:p>3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27T14:32:10" calcext:value-type="date">
            <text:p>27.07.2021</text:p>
          </table:table-cell>
          <table:table-cell table:style-name="ce4" office:value-type="string" calcext:value-type="string">
            <text:p>42700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42700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6817254284" calcext:value-type="float">
            <text:p>16817254284</text:p>
          </table:table-cell>
          <table:table-cell table:style-name="ce4" office:value-type="string" calcext:value-type="string">
            <text:p>SALİH ÖNCÜ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0-01-07" calcext:value-type="date">
            <text:p>07.01.1960</text:p>
          </table:table-cell>
          <table:table-cell table:formula="of:=2022-YEAR([.D636])" office:value-type="float" office:value="62" calcext:value-type="float">
            <text:p>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27T14:33:11" calcext:value-type="date">
            <text:p>27.07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1320437756" calcext:value-type="float">
            <text:p>41320437756</text:p>
          </table:table-cell>
          <table:table-cell table:style-name="ce4" office:value-type="string" calcext:value-type="string">
            <text:p>AYTEN ÇAVUŞOĞLU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2-04-08" calcext:value-type="date">
            <text:p>08.04.1972</text:p>
          </table:table-cell>
          <table:table-cell table:formula="of:=2022-YEAR([.D637])" office:value-type="float" office:value="50" calcext:value-type="float">
            <text:p>5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27T14:52:13" calcext:value-type="date">
            <text:p>27.07.2021</text:p>
          </table:table-cell>
          <table:table-cell table:style-name="ce4" office:value-type="string" calcext:value-type="string">
            <text:p>1,393x10^2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,393x10^2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4920334084" calcext:value-type="float">
            <text:p>14920334084</text:p>
          </table:table-cell>
          <table:table-cell table:style-name="ce4" office:value-type="string" calcext:value-type="string">
            <text:p>NURGÜL YILDIZ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6-12-15" calcext:value-type="date">
            <text:p>15.12.1986</text:p>
          </table:table-cell>
          <table:table-cell table:formula="of:=2022-YEAR([.D638])" office:value-type="float" office:value="36" calcext:value-type="float">
            <text:p>3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02T15:22:14" calcext:value-type="date">
            <text:p>02.08.2021</text:p>
          </table:table-cell>
          <table:table-cell table:style-name="ce4" office:value-type="string" calcext:value-type="string">
            <text:p>460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460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9409541496" calcext:value-type="float">
            <text:p>19409541496</text:p>
          </table:table-cell>
          <table:table-cell table:style-name="ce4" office:value-type="string" calcext:value-type="string">
            <text:p>AYŞE ONUŞ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5-05-10" calcext:value-type="date">
            <text:p>10.05.1965</text:p>
          </table:table-cell>
          <table:table-cell table:formula="of:=2022-YEAR([.D639])" office:value-type="float" office:value="57" calcext:value-type="float">
            <text:p>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03T11:31:02" calcext:value-type="date">
            <text:p>03.08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7351798876" calcext:value-type="float">
            <text:p>17351798876</text:p>
          </table:table-cell>
          <table:table-cell table:style-name="ce4" office:value-type="string" calcext:value-type="string">
            <text:p>MUSTAFA ALTAY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7-08-20" calcext:value-type="date">
            <text:p>20.08.1997</text:p>
          </table:table-cell>
          <table:table-cell table:formula="of:=2022-YEAR([.D640])" office:value-type="float" office:value="25" calcext:value-type="float">
            <text:p>2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03T13:55:27" calcext:value-type="date">
            <text:p>03.08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67150137796" calcext:value-type="float">
            <text:p>67150137796</text:p>
          </table:table-cell>
          <table:table-cell table:style-name="ce4" office:value-type="string" calcext:value-type="string">
            <text:p>ŞÜKRÜYE DU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0-01-01" calcext:value-type="date">
            <text:p>01.01.1960</text:p>
          </table:table-cell>
          <table:table-cell table:formula="of:=2022-YEAR([.D641])" office:value-type="float" office:value="62" calcext:value-type="float">
            <text:p>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03T15:18:36" calcext:value-type="date">
            <text:p>03.08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4239900472" calcext:value-type="float">
            <text:p>44239900472</text:p>
          </table:table-cell>
          <table:table-cell table:style-name="ce4" office:value-type="string" calcext:value-type="string">
            <text:p>HÜSEYİN SOYMAZ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5-12-10" calcext:value-type="date">
            <text:p>10.12.1985</text:p>
          </table:table-cell>
          <table:table-cell table:formula="of:=2022-YEAR([.D642])" office:value-type="float" office:value="37" calcext:value-type="float">
            <text:p>3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04T10:10:55" calcext:value-type="date">
            <text:p>04.08.2021</text:p>
          </table:table-cell>
          <table:table-cell table:style-name="ce4" office:value-type="string" calcext:value-type="string">
            <text:p>808,2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808,2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8956182718" calcext:value-type="float">
            <text:p>18956182718</text:p>
          </table:table-cell>
          <table:table-cell table:style-name="ce4" office:value-type="string" calcext:value-type="string">
            <text:p>SALİHA ÖZKA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0-01-27" calcext:value-type="date">
            <text:p>27.01.1970</text:p>
          </table:table-cell>
          <table:table-cell table:formula="of:=2022-YEAR([.D643])" office:value-type="float" office:value="52" calcext:value-type="float">
            <text:p>5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04T14:54:44" calcext:value-type="date">
            <text:p>04.08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9812048948" calcext:value-type="float">
            <text:p>39812048948</text:p>
          </table:table-cell>
          <table:table-cell table:style-name="ce4" office:value-type="string" calcext:value-type="string">
            <text:p>HATİCE BAŞCIOĞLU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6-01-01" calcext:value-type="date">
            <text:p>01.01.1986</text:p>
          </table:table-cell>
          <table:table-cell table:formula="of:=2022-YEAR([.D644])" office:value-type="float" office:value="36" calcext:value-type="float">
            <text:p>3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05T11:34:05" calcext:value-type="date">
            <text:p>05.08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5369969560" calcext:value-type="float">
            <text:p>25369969560</text:p>
          </table:table-cell>
          <table:table-cell table:style-name="ce4" office:value-type="string" calcext:value-type="string">
            <text:p>ŞAHİN GÜL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6-11-01" calcext:value-type="date">
            <text:p>01.11.1966</text:p>
          </table:table-cell>
          <table:table-cell table:formula="of:=2022-YEAR([.D645])" office:value-type="float" office:value="56" calcext:value-type="float">
            <text:p>5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05T11:34:45" calcext:value-type="date">
            <text:p>05.08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6119170266" calcext:value-type="float">
            <text:p>36119170266</text:p>
          </table:table-cell>
          <table:table-cell table:style-name="ce4" office:value-type="string" calcext:value-type="string">
            <text:p>AHU TUĞBA KALAYCI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4-09-01" calcext:value-type="date">
            <text:p>01.09.1984</text:p>
          </table:table-cell>
          <table:table-cell table:formula="of:=2022-YEAR([.D646])" office:value-type="float" office:value="38" calcext:value-type="float">
            <text:p>3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05T11:35:16" calcext:value-type="date">
            <text:p>05.08.2021</text:p>
          </table:table-cell>
          <table:table-cell table:style-name="ce4" office:value-type="string" calcext:value-type="string">
            <text:p>1,711x10^2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,711x10^2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4374899402" calcext:value-type="float">
            <text:p>44374899402</text:p>
          </table:table-cell>
          <table:table-cell table:style-name="ce4" office:value-type="string" calcext:value-type="string">
            <text:p>FADİME İLTE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1-01-03" calcext:value-type="date">
            <text:p>03.01.1961</text:p>
          </table:table-cell>
          <table:table-cell table:formula="of:=2022-YEAR([.D647])" office:value-type="float" office:value="61" calcext:value-type="float">
            <text:p>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05T11:35:51" calcext:value-type="date">
            <text:p>05.08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0163809448" calcext:value-type="float">
            <text:p>30163809448</text:p>
          </table:table-cell>
          <table:table-cell table:style-name="ce4" office:value-type="string" calcext:value-type="string">
            <text:p>ALTUN POLAT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6-01-01" calcext:value-type="date">
            <text:p>01.01.1956</text:p>
          </table:table-cell>
          <table:table-cell table:formula="of:=2022-YEAR([.D648])" office:value-type="float" office:value="66" calcext:value-type="float">
            <text:p>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05T11:37:05" calcext:value-type="date">
            <text:p>05.08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9739863020" calcext:value-type="float">
            <text:p>39739863020</text:p>
          </table:table-cell>
          <table:table-cell table:style-name="ce4" office:value-type="string" calcext:value-type="string">
            <text:p>MERVE AKÇAY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6-02-24" calcext:value-type="date">
            <text:p>24.02.1996</text:p>
          </table:table-cell>
          <table:table-cell table:formula="of:=2022-YEAR([.D649])" office:value-type="float" office:value="26" calcext:value-type="float">
            <text:p>2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05T15:07:38" calcext:value-type="date">
            <text:p>05.08.2021</text:p>
          </table:table-cell>
          <table:table-cell table:style-name="ce4" office:value-type="string" calcext:value-type="string">
            <text:p>1,040x10^2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,040x10^2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3079743464" calcext:value-type="float">
            <text:p>13079743464</text:p>
          </table:table-cell>
          <table:table-cell table:style-name="ce4" office:value-type="string" calcext:value-type="string">
            <text:p>MECİT AVA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49-02-02" calcext:value-type="date">
            <text:p>02.02.1949</text:p>
          </table:table-cell>
          <table:table-cell table:formula="of:=2022-YEAR([.D650])" office:value-type="float" office:value="73" calcext:value-type="float">
            <text:p>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05T15:32:01" calcext:value-type="date">
            <text:p>05.08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8140916394" calcext:value-type="float">
            <text:p>38140916394</text:p>
          </table:table-cell>
          <table:table-cell table:style-name="ce4" office:value-type="string" calcext:value-type="string">
            <text:p>ADİLE ALTINE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3-02-23" calcext:value-type="date">
            <text:p>23.02.1953</text:p>
          </table:table-cell>
          <table:table-cell table:formula="of:=2022-YEAR([.D651])" office:value-type="float" office:value="69" calcext:value-type="float">
            <text:p>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06T10:54:51" calcext:value-type="date">
            <text:p>06.08.2021</text:p>
          </table:table-cell>
          <table:table-cell table:style-name="ce4" office:value-type="string" calcext:value-type="string">
            <text:p>104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04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8270099738" calcext:value-type="float">
            <text:p>38270099738</text:p>
          </table:table-cell>
          <table:table-cell table:style-name="ce4" office:value-type="string" calcext:value-type="string">
            <text:p>ELİF NUR AYDI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6-10-13" calcext:value-type="date">
            <text:p>13.10.1996</text:p>
          </table:table-cell>
          <table:table-cell table:formula="of:=2022-YEAR([.D652])" office:value-type="float" office:value="26" calcext:value-type="float">
            <text:p>2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06T10:56:18" calcext:value-type="date">
            <text:p>06.08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7653596498" calcext:value-type="float">
            <text:p>47653596498</text:p>
          </table:table-cell>
          <table:table-cell table:style-name="ce4" office:value-type="string" calcext:value-type="string">
            <text:p>ZÜLFİKİR ÇOBA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44-04-20" calcext:value-type="date">
            <text:p>20.04.1944</text:p>
          </table:table-cell>
          <table:table-cell table:formula="of:=2022-YEAR([.D653])" office:value-type="float" office:value="78" calcext:value-type="float">
            <text:p>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06T11:12:51" calcext:value-type="date">
            <text:p>06.08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5769517798" calcext:value-type="float">
            <text:p>25769517798</text:p>
          </table:table-cell>
          <table:table-cell table:style-name="ce4" office:value-type="string" calcext:value-type="string">
            <text:p>HALİL DEMİ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5-01-01" calcext:value-type="date">
            <text:p>01.01.1955</text:p>
          </table:table-cell>
          <table:table-cell table:formula="of:=2022-YEAR([.D654])" office:value-type="float" office:value="67" calcext:value-type="float">
            <text:p>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09T11:46:10" calcext:value-type="date">
            <text:p>09.08.2021</text:p>
          </table:table-cell>
          <table:table-cell table:style-name="ce4" office:value-type="string" calcext:value-type="string">
            <text:p>11850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1850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5113643646" calcext:value-type="float">
            <text:p>35113643646</text:p>
          </table:table-cell>
          <table:table-cell table:style-name="ce4" office:value-type="string" calcext:value-type="string">
            <text:p>FATMA HEKİMOĞLU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0-01-01" calcext:value-type="date">
            <text:p>01.01.1950</text:p>
          </table:table-cell>
          <table:table-cell table:formula="of:=2022-YEAR([.D655])" office:value-type="float" office:value="72" calcext:value-type="float">
            <text:p>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09T11:50:22" calcext:value-type="date">
            <text:p>09.08.2021</text:p>
          </table:table-cell>
          <table:table-cell table:style-name="ce4" office:value-type="string" calcext:value-type="string">
            <text:p>12,75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2,75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0767347254" calcext:value-type="float">
            <text:p>30767347254</text:p>
          </table:table-cell>
          <table:table-cell table:style-name="ce4" office:value-type="string" calcext:value-type="string">
            <text:p>AHMET ESLEMEZ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8-03-10" calcext:value-type="date">
            <text:p>10.03.1958</text:p>
          </table:table-cell>
          <table:table-cell table:formula="of:=2022-YEAR([.D656])" office:value-type="float" office:value="64" calcext:value-type="float">
            <text:p>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09T14:18:06" calcext:value-type="date">
            <text:p>09.08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9873710234" calcext:value-type="float">
            <text:p>49873710234</text:p>
          </table:table-cell>
          <table:table-cell table:style-name="ce4" office:value-type="string" calcext:value-type="string">
            <text:p>CÜNEYT ERDOĞDU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7-11-21" calcext:value-type="date">
            <text:p>21.11.1997</text:p>
          </table:table-cell>
          <table:table-cell table:formula="of:=2022-YEAR([.D657])" office:value-type="float" office:value="25" calcext:value-type="float">
            <text:p>2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0T11:31:22" calcext:value-type="date">
            <text:p>10.08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9449832966" calcext:value-type="float">
            <text:p>29449832966</text:p>
          </table:table-cell>
          <table:table-cell table:style-name="ce4" office:value-type="string" calcext:value-type="string">
            <text:p>HÜSEYİN BAĞLA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0-04-29" calcext:value-type="date">
            <text:p>29.04.1980</text:p>
          </table:table-cell>
          <table:table-cell table:formula="of:=2022-YEAR([.D658])" office:value-type="float" office:value="42" calcext:value-type="float">
            <text:p>4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0T11:31:22" calcext:value-type="date">
            <text:p>10.08.2021</text:p>
          </table:table-cell>
          <table:table-cell table:style-name="ce4" office:value-type="string" calcext:value-type="string">
            <text:p>796,1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796,1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8313639410" calcext:value-type="float">
            <text:p>28313639410</text:p>
          </table:table-cell>
          <table:table-cell table:style-name="ce4" office:value-type="string" calcext:value-type="string">
            <text:p>FATMA ÖZKOCA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7-02-21" calcext:value-type="date">
            <text:p>21.02.1957</text:p>
          </table:table-cell>
          <table:table-cell table:formula="of:=2022-YEAR([.D659])" office:value-type="float" office:value="65" calcext:value-type="float">
            <text:p>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0T13:37:12" calcext:value-type="date">
            <text:p>10.08.2021</text:p>
          </table:table-cell>
          <table:table-cell table:style-name="ce4" office:value-type="string" calcext:value-type="string">
            <text:p>39,77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39,77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6731923104" calcext:value-type="float">
            <text:p>26731923104</text:p>
          </table:table-cell>
          <table:table-cell table:style-name="ce4" office:value-type="string" calcext:value-type="string">
            <text:p>NECMİ BACIK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9-09-28" calcext:value-type="date">
            <text:p>28.09.1969</text:p>
          </table:table-cell>
          <table:table-cell table:formula="of:=2022-YEAR([.D660])" office:value-type="float" office:value="53" calcext:value-type="float">
            <text:p>5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0T13:42:15" calcext:value-type="date">
            <text:p>10.08.2021</text:p>
          </table:table-cell>
          <table:table-cell table:style-name="ce4" office:value-type="string" calcext:value-type="string">
            <text:p>17,69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7,69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2">
          <table:table-cell office:value-type="float" office:value="23684586608" calcext:value-type="float">
            <text:p>23684586608</text:p>
          </table:table-cell>
          <table:table-cell table:style-name="ce4" office:value-type="string" calcext:value-type="string">
            <text:p>ZÜBEYDE GÜL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0-02-01" calcext:value-type="date">
            <text:p>01.02.1970</text:p>
          </table:table-cell>
          <table:table-cell table:formula="of:=2022-YEAR([.D661])" office:value-type="float" office:value="52" calcext:value-type="float">
            <text:p>5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0T14:09:18" calcext:value-type="date">
            <text:p>10.08.2021</text:p>
          </table:table-cell>
          <table:table-cell table:style-name="ce4" office:value-type="string" calcext:value-type="string">
            <text:p>597,9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597,9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7360794456" calcext:value-type="float">
            <text:p>17360794456</text:p>
          </table:table-cell>
          <table:table-cell table:style-name="ce4" office:value-type="string" calcext:value-type="string">
            <text:p>İSMAİL YILMAZ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4-07-01" calcext:value-type="date">
            <text:p>01.07.1954</text:p>
          </table:table-cell>
          <table:table-cell table:formula="of:=2022-YEAR([.D662])" office:value-type="float" office:value="68" calcext:value-type="float">
            <text:p>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0T14:35:25" calcext:value-type="date">
            <text:p>10.08.2021</text:p>
          </table:table-cell>
          <table:table-cell table:style-name="ce4" office:value-type="string" calcext:value-type="string">
            <text:p>277,4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277,4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70393029766" calcext:value-type="float">
            <text:p>70393029766</text:p>
          </table:table-cell>
          <table:table-cell table:style-name="ce4" office:value-type="string" calcext:value-type="string">
            <text:p>HAKAN KARASU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7-12-09" calcext:value-type="date">
            <text:p>09.12.1987</text:p>
          </table:table-cell>
          <table:table-cell table:formula="of:=2022-YEAR([.D663])" office:value-type="float" office:value="35" calcext:value-type="float">
            <text:p>3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1T11:54:55" calcext:value-type="date">
            <text:p>11.08.2021</text:p>
          </table:table-cell>
          <table:table-cell table:style-name="ce4" office:value-type="string" calcext:value-type="string">
            <text:p>38,95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38,95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1264772068" calcext:value-type="float">
            <text:p>31264772068</text:p>
          </table:table-cell>
          <table:table-cell table:style-name="ce4" office:value-type="string" calcext:value-type="string">
            <text:p>ERCAN POLATE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6-12-31" calcext:value-type="date">
            <text:p>31.12.1956</text:p>
          </table:table-cell>
          <table:table-cell table:formula="of:=2022-YEAR([.D664])" office:value-type="float" office:value="66" calcext:value-type="float">
            <text:p>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1T14:22:59" calcext:value-type="date">
            <text:p>11.08.2021</text:p>
          </table:table-cell>
          <table:table-cell table:style-name="ce4" office:value-type="string" calcext:value-type="string">
            <text:p>1137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137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2290738004" calcext:value-type="float">
            <text:p>32290738004</text:p>
          </table:table-cell>
          <table:table-cell table:style-name="ce4" office:value-type="string" calcext:value-type="string">
            <text:p>ELİF İŞERİ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3-12-07" calcext:value-type="date">
            <text:p>07.12.1973</text:p>
          </table:table-cell>
          <table:table-cell table:formula="of:=2022-YEAR([.D665])" office:value-type="float" office:value="49" calcext:value-type="float">
            <text:p>4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1T14:43:26" calcext:value-type="date">
            <text:p>11.08.2021</text:p>
          </table:table-cell>
          <table:table-cell table:style-name="ce4" office:value-type="string" calcext:value-type="string">
            <text:p>1391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391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6767153390" calcext:value-type="float">
            <text:p>36767153390</text:p>
          </table:table-cell>
          <table:table-cell table:style-name="ce4" office:value-type="string" calcext:value-type="string">
            <text:p>SELAHATTİN ÇİTİL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5-03-30" calcext:value-type="date">
            <text:p>30.03.1965</text:p>
          </table:table-cell>
          <table:table-cell table:formula="of:=2022-YEAR([.D666])" office:value-type="float" office:value="57" calcext:value-type="float">
            <text:p>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1T14:43:26" calcext:value-type="date">
            <text:p>11.08.2021</text:p>
          </table:table-cell>
          <table:table-cell table:style-name="ce4" office:value-type="string" calcext:value-type="string">
            <text:p>42,07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42,07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0328470454" calcext:value-type="float">
            <text:p>10328470454</text:p>
          </table:table-cell>
          <table:table-cell table:style-name="ce4" office:value-type="string" calcext:value-type="string">
            <text:p>DENİZ AKSU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0-07-07" calcext:value-type="date">
            <text:p>07.07.1990</text:p>
          </table:table-cell>
          <table:table-cell table:formula="of:=2022-YEAR([.D667])" office:value-type="float" office:value="32" calcext:value-type="float">
            <text:p>3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3T13:09:19" calcext:value-type="date">
            <text:p>13.08.2021</text:p>
          </table:table-cell>
          <table:table-cell table:style-name="ce4" office:value-type="string" calcext:value-type="string">
            <text:p>15890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5890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0285844982" calcext:value-type="float">
            <text:p>40285844982</text:p>
          </table:table-cell>
          <table:table-cell table:style-name="ce4" office:value-type="string" calcext:value-type="string">
            <text:p>MEMNUNE GÜ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5-04-18" calcext:value-type="date">
            <text:p>18.04.1955</text:p>
          </table:table-cell>
          <table:table-cell table:formula="of:=2022-YEAR([.D668])" office:value-type="float" office:value="67" calcext:value-type="float">
            <text:p>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3T13:09:22" calcext:value-type="date">
            <text:p>13.08.2021</text:p>
          </table:table-cell>
          <table:table-cell table:style-name="ce4" office:value-type="string" calcext:value-type="string">
            <text:p>137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37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2214408678" calcext:value-type="float">
            <text:p>42214408678</text:p>
          </table:table-cell>
          <table:table-cell table:style-name="ce4" office:value-type="string" calcext:value-type="string">
            <text:p>REFİKA ŞENEL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4-11-21" calcext:value-type="date">
            <text:p>21.11.1954</text:p>
          </table:table-cell>
          <table:table-cell table:formula="of:=2022-YEAR([.D669])" office:value-type="float" office:value="68" calcext:value-type="float">
            <text:p>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3T13:09:23" calcext:value-type="date">
            <text:p>13.08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0470361004" calcext:value-type="float">
            <text:p>30470361004</text:p>
          </table:table-cell>
          <table:table-cell table:style-name="ce4" office:value-type="string" calcext:value-type="string">
            <text:p>HASAN YILDIZ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0-04-14" calcext:value-type="date">
            <text:p>14.04.1960</text:p>
          </table:table-cell>
          <table:table-cell table:formula="of:=2022-YEAR([.D670])" office:value-type="float" office:value="62" calcext:value-type="float">
            <text:p>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3T13:13:32" calcext:value-type="date">
            <text:p>13.08.2021</text:p>
          </table:table-cell>
          <table:table-cell table:style-name="ce4" office:value-type="string" calcext:value-type="string">
            <text:p>155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55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2">
          <table:table-cell office:value-type="float" office:value="38486093124" calcext:value-type="float">
            <text:p>38486093124</text:p>
          </table:table-cell>
          <table:table-cell table:style-name="ce4" office:value-type="string" calcext:value-type="string">
            <text:p>İBRAHİM TA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2-07-10" calcext:value-type="date">
            <text:p>10.07.1972</text:p>
          </table:table-cell>
          <table:table-cell table:formula="of:=2022-YEAR([.D671])" office:value-type="float" office:value="50" calcext:value-type="float">
            <text:p>5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3T13:13:33" calcext:value-type="date">
            <text:p>13.08.2021</text:p>
          </table:table-cell>
          <table:table-cell table:style-name="ce4" office:value-type="string" calcext:value-type="string">
            <text:p>16,67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6,67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2533217374" calcext:value-type="float">
            <text:p>12533217374</text:p>
          </table:table-cell>
          <table:table-cell table:style-name="ce4" office:value-type="string" calcext:value-type="string">
            <text:p>GÜLHAN ARAZ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5-10-09" calcext:value-type="date">
            <text:p>09.10.1975</text:p>
          </table:table-cell>
          <table:table-cell table:formula="of:=2022-YEAR([.D672])" office:value-type="float" office:value="47" calcext:value-type="float">
            <text:p>4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3T13:15:13" calcext:value-type="date">
            <text:p>13.08.2021</text:p>
          </table:table-cell>
          <table:table-cell table:style-name="ce4" office:value-type="string" calcext:value-type="string">
            <text:p>15390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5390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6142837732" calcext:value-type="float">
            <text:p>16142837732</text:p>
          </table:table-cell>
          <table:table-cell table:style-name="ce4" office:value-type="string" calcext:value-type="string">
            <text:p>EMİNE ÖZYURT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5-09-20" calcext:value-type="date">
            <text:p>20.09.1995</text:p>
          </table:table-cell>
          <table:table-cell table:formula="of:=2022-YEAR([.D673])" office:value-type="float" office:value="27" calcext:value-type="float">
            <text:p>2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3T13:58:02" calcext:value-type="date">
            <text:p>13.08.2021</text:p>
          </table:table-cell>
          <table:table-cell table:style-name="ce4" office:value-type="string" calcext:value-type="string">
            <text:p>27,98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27,98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6550636248" calcext:value-type="float">
            <text:p>16550636248</text:p>
          </table:table-cell>
          <table:table-cell table:style-name="ce4" office:value-type="string" calcext:value-type="string">
            <text:p>MUHAMMET ÖMER FARUK ALTUNE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4-05-13" calcext:value-type="date">
            <text:p>13.05.1994</text:p>
          </table:table-cell>
          <table:table-cell table:formula="of:=2022-YEAR([.D674])" office:value-type="float" office:value="28" calcext:value-type="float">
            <text:p>2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3T15:10:08" calcext:value-type="date">
            <text:p>13.08.2021</text:p>
          </table:table-cell>
          <table:table-cell table:style-name="ce4" office:value-type="string" calcext:value-type="string">
            <text:p>29400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29400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5678959382" calcext:value-type="float">
            <text:p>25678959382</text:p>
          </table:table-cell>
          <table:table-cell table:style-name="ce4" office:value-type="string" calcext:value-type="string">
            <text:p>ZEYNEP MUTLUYILLI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0-02-11" calcext:value-type="date">
            <text:p>11.02.1960</text:p>
          </table:table-cell>
          <table:table-cell table:formula="of:=2022-YEAR([.D675])" office:value-type="float" office:value="62" calcext:value-type="float">
            <text:p>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7T14:48:31" calcext:value-type="date">
            <text:p>17.08.2021</text:p>
          </table:table-cell>
          <table:table-cell table:style-name="ce4" office:value-type="string" calcext:value-type="string">
            <text:p>3101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3101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2">
          <table:table-cell office:value-type="float" office:value="13442740274" calcext:value-type="float">
            <text:p>13442740274</text:p>
          </table:table-cell>
          <table:table-cell table:style-name="ce4" office:value-type="string" calcext:value-type="string">
            <text:p>SAFİYE YALÇI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4-03-01" calcext:value-type="date">
            <text:p>01.03.1954</text:p>
          </table:table-cell>
          <table:table-cell table:formula="of:=2022-YEAR([.D676])" office:value-type="float" office:value="68" calcext:value-type="float">
            <text:p>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7T15:36:21" calcext:value-type="date">
            <text:p>17.08.2021</text:p>
          </table:table-cell>
          <table:table-cell table:style-name="ce4" office:value-type="string" calcext:value-type="string">
            <text:p>119,5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19,5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1579429390" calcext:value-type="float">
            <text:p>11579429390</text:p>
          </table:table-cell>
          <table:table-cell table:style-name="ce4" office:value-type="string" calcext:value-type="string">
            <text:p>YALÇIN ŞAHİ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2-01-18" calcext:value-type="date">
            <text:p>18.01.1982</text:p>
          </table:table-cell>
          <table:table-cell table:formula="of:=2022-YEAR([.D677])" office:value-type="float" office:value="40" calcext:value-type="float">
            <text:p>4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7T15:36:22" calcext:value-type="date">
            <text:p>17.08.2021</text:p>
          </table:table-cell>
          <table:table-cell table:style-name="ce4" office:value-type="string" calcext:value-type="string">
            <text:p>8,154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8,154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2007610198" calcext:value-type="float">
            <text:p>22007610198</text:p>
          </table:table-cell>
          <table:table-cell table:style-name="ce4" office:value-type="string" calcext:value-type="string">
            <text:p>NERMİN GÜVEN ÇÖREK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6-12-02" calcext:value-type="date">
            <text:p>02.12.1976</text:p>
          </table:table-cell>
          <table:table-cell table:formula="of:=2022-YEAR([.D678])" office:value-type="float" office:value="46" calcext:value-type="float">
            <text:p>4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9T14:04:08" calcext:value-type="date">
            <text:p>19.08.2021</text:p>
          </table:table-cell>
          <table:table-cell table:style-name="ce4" office:value-type="string" calcext:value-type="string">
            <text:p>427,8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427,8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99729150530" calcext:value-type="float">
            <text:p>99729150530</text:p>
          </table:table-cell>
          <table:table-cell table:style-name="ce4" office:value-type="string" calcext:value-type="string">
            <text:p>TEMOOR SHAH TOWHID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9-09-05" calcext:value-type="date">
            <text:p>05.09.1969</text:p>
          </table:table-cell>
          <table:table-cell table:formula="of:=2022-YEAR([.D679])" office:value-type="float" office:value="53" calcext:value-type="float">
            <text:p>5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0T14:05:58" calcext:value-type="date">
            <text:p>20.08.2021</text:p>
          </table:table-cell>
          <table:table-cell table:style-name="ce4" office:value-type="string" calcext:value-type="string">
            <text:p>100,3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00,3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5793658052" calcext:value-type="float">
            <text:p>45793658052</text:p>
          </table:table-cell>
          <table:table-cell table:style-name="ce4" office:value-type="string" calcext:value-type="string">
            <text:p>ZELİHA YAVŞA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1-08-15" calcext:value-type="date">
            <text:p>15.08.1961</text:p>
          </table:table-cell>
          <table:table-cell table:formula="of:=2022-YEAR([.D680])" office:value-type="float" office:value="61" calcext:value-type="float">
            <text:p>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3T12:10:37" calcext:value-type="date">
            <text:p>23.08.2021</text:p>
          </table:table-cell>
          <table:table-cell table:style-name="ce4" office:value-type="string" calcext:value-type="string">
            <text:p>171,4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71,4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1049007394" calcext:value-type="float">
            <text:p>11049007394</text:p>
          </table:table-cell>
          <table:table-cell table:style-name="ce4" office:value-type="string" calcext:value-type="string">
            <text:p>CELAL E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4-01-13" calcext:value-type="date">
            <text:p>13.01.1954</text:p>
          </table:table-cell>
          <table:table-cell table:formula="of:=2022-YEAR([.D681])" office:value-type="float" office:value="68" calcext:value-type="float">
            <text:p>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3T12:10:59" calcext:value-type="date">
            <text:p>23.08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2">
          <table:table-cell office:value-type="float" office:value="39674193978" calcext:value-type="float">
            <text:p>39674193978</text:p>
          </table:table-cell>
          <table:table-cell table:style-name="ce4" office:value-type="string" calcext:value-type="string">
            <text:p>HASAN HÜSEYİN LAÇI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3-12-13" calcext:value-type="date">
            <text:p>13.12.1993</text:p>
          </table:table-cell>
          <table:table-cell table:formula="of:=2022-YEAR([.D682])" office:value-type="float" office:value="29" calcext:value-type="float">
            <text:p>2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3T12:11:00" calcext:value-type="date">
            <text:p>23.08.2021</text:p>
          </table:table-cell>
          <table:table-cell table:style-name="ce4" office:value-type="string" calcext:value-type="string">
            <text:p>375,8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375,8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0894488036" calcext:value-type="float">
            <text:p>20894488036</text:p>
          </table:table-cell>
          <table:table-cell table:style-name="ce4" office:value-type="string" calcext:value-type="string">
            <text:p>NEVGİ AYDI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0-01-17" calcext:value-type="date">
            <text:p>17.01.1970</text:p>
          </table:table-cell>
          <table:table-cell table:formula="of:=2022-YEAR([.D683])" office:value-type="float" office:value="52" calcext:value-type="float">
            <text:p>5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3T12:27:55" calcext:value-type="date">
            <text:p>23.08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2">
          <table:table-cell office:value-type="float" office:value="14728923152" calcext:value-type="float">
            <text:p>14728923152</text:p>
          </table:table-cell>
          <table:table-cell table:style-name="ce4" office:value-type="string" calcext:value-type="string">
            <text:p>İRFAN GÖKSUOĞLU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9-02-01" calcext:value-type="date">
            <text:p>01.02.1989</text:p>
          </table:table-cell>
          <table:table-cell table:formula="of:=2022-YEAR([.D684])" office:value-type="float" office:value="33" calcext:value-type="float">
            <text:p>3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3T15:49:03" calcext:value-type="date">
            <text:p>23.08.2021</text:p>
          </table:table-cell>
          <table:table-cell table:style-name="ce4" office:value-type="string" calcext:value-type="string">
            <text:p>1070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070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2">
          <table:table-cell office:value-type="float" office:value="55174345778" calcext:value-type="float">
            <text:p>55174345778</text:p>
          </table:table-cell>
          <table:table-cell table:style-name="ce4" office:value-type="string" calcext:value-type="string">
            <text:p>RIZA ÇINA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0-09-26" calcext:value-type="date">
            <text:p>26.09.1950</text:p>
          </table:table-cell>
          <table:table-cell table:formula="of:=2022-YEAR([.D685])" office:value-type="float" office:value="72" calcext:value-type="float">
            <text:p>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3T15:49:04" calcext:value-type="date">
            <text:p>23.08.2021</text:p>
          </table:table-cell>
          <table:table-cell table:style-name="ce4" office:value-type="string" calcext:value-type="string">
            <text:p>12,08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2,08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9806194574" calcext:value-type="float">
            <text:p>59806194574</text:p>
          </table:table-cell>
          <table:table-cell table:style-name="ce4" office:value-type="string" calcext:value-type="string">
            <text:p>EYÜP PEKŞE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2-03-28" calcext:value-type="date">
            <text:p>28.03.1982</text:p>
          </table:table-cell>
          <table:table-cell table:formula="of:=2022-YEAR([.D686])" office:value-type="float" office:value="40" calcext:value-type="float">
            <text:p>4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4T11:31:23" calcext:value-type="date">
            <text:p>24.08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6444494298" calcext:value-type="float">
            <text:p>26444494298</text:p>
          </table:table-cell>
          <table:table-cell table:style-name="ce4" office:value-type="string" calcext:value-type="string">
            <text:p>BEKİR ÖZTÜRK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3-01-13" calcext:value-type="date">
            <text:p>13.01.1953</text:p>
          </table:table-cell>
          <table:table-cell table:formula="of:=2022-YEAR([.D687])" office:value-type="float" office:value="69" calcext:value-type="float">
            <text:p>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4T12:18:57" calcext:value-type="date">
            <text:p>24.08.2021</text:p>
          </table:table-cell>
          <table:table-cell table:style-name="ce4" office:value-type="string" calcext:value-type="string">
            <text:p>3592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3592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9034513514" calcext:value-type="float">
            <text:p>39034513514</text:p>
          </table:table-cell>
          <table:table-cell table:style-name="ce4" office:value-type="string" calcext:value-type="string">
            <text:p>SİNAN AKARSLA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3-08-08" calcext:value-type="date">
            <text:p>08.08.1983</text:p>
          </table:table-cell>
          <table:table-cell table:formula="of:=2022-YEAR([.D688])" office:value-type="float" office:value="39" calcext:value-type="float">
            <text:p>3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4T12:18:59" calcext:value-type="date">
            <text:p>24.08.2021</text:p>
          </table:table-cell>
          <table:table-cell table:style-name="ce4" office:value-type="string" calcext:value-type="string">
            <text:p>296,9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296,9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4000347942" calcext:value-type="float">
            <text:p>14000347942</text:p>
          </table:table-cell>
          <table:table-cell table:style-name="ce4" office:value-type="string" calcext:value-type="string">
            <text:p>ABDULSEDTAR TÜRKCA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2-07-01" calcext:value-type="date">
            <text:p>01.07.1962</text:p>
          </table:table-cell>
          <table:table-cell table:formula="of:=2022-YEAR([.D689])" office:value-type="float" office:value="60" calcext:value-type="float">
            <text:p>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4T14:00:47" calcext:value-type="date">
            <text:p>24.08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0356032280" calcext:value-type="float">
            <text:p>10356032280</text:p>
          </table:table-cell>
          <table:table-cell table:style-name="ce4" office:value-type="string" calcext:value-type="string">
            <text:p>NİDANUR KOCABAY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2006-03-15" calcext:value-type="date">
            <text:p>15.03.2006</text:p>
          </table:table-cell>
          <table:table-cell table:formula="of:=2022-YEAR([.D690])" office:value-type="float" office:value="16" calcext:value-type="float">
            <text:p>1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4T15:16:05" calcext:value-type="date">
            <text:p>24.08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7254467670" calcext:value-type="float">
            <text:p>27254467670</text:p>
          </table:table-cell>
          <table:table-cell table:style-name="ce4" office:value-type="string" calcext:value-type="string">
            <text:p>AYŞE HAS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4-01-15" calcext:value-type="date">
            <text:p>15.01.1974</text:p>
          </table:table-cell>
          <table:table-cell table:formula="of:=2022-YEAR([.D691])" office:value-type="float" office:value="48" calcext:value-type="float">
            <text:p>4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5T11:55:24" calcext:value-type="date">
            <text:p>25.08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1362102782" calcext:value-type="float">
            <text:p>21362102782</text:p>
          </table:table-cell>
          <table:table-cell table:style-name="ce4" office:value-type="string" calcext:value-type="string">
            <text:p>SÜHEYLA DOĞA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2-06-04" calcext:value-type="date">
            <text:p>04.06.1992</text:p>
          </table:table-cell>
          <table:table-cell table:formula="of:=2022-YEAR([.D692])" office:value-type="float" office:value="30" calcext:value-type="float">
            <text:p>3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5T14:22:57" calcext:value-type="date">
            <text:p>25.08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3126043966" calcext:value-type="float">
            <text:p>23126043966</text:p>
          </table:table-cell>
          <table:table-cell table:style-name="ce4" office:value-type="string" calcext:value-type="string">
            <text:p>ÖZLEM IŞIK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4-07-01" calcext:value-type="date">
            <text:p>01.07.1984</text:p>
          </table:table-cell>
          <table:table-cell table:formula="of:=2022-YEAR([.D693])" office:value-type="float" office:value="38" calcext:value-type="float">
            <text:p>3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5T15:37:04" calcext:value-type="date">
            <text:p>25.08.2021</text:p>
          </table:table-cell>
          <table:table-cell table:style-name="ce4" office:value-type="string" calcext:value-type="string">
            <text:p>63,43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63,43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9076512452" calcext:value-type="float">
            <text:p>39076512452</text:p>
          </table:table-cell>
          <table:table-cell table:style-name="ce4" office:value-type="string" calcext:value-type="string">
            <text:p>YILMAZ UZU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4-04-03" calcext:value-type="date">
            <text:p>03.04.1974</text:p>
          </table:table-cell>
          <table:table-cell table:formula="of:=2022-YEAR([.D694])" office:value-type="float" office:value="48" calcext:value-type="float">
            <text:p>4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6T11:58:51" calcext:value-type="date">
            <text:p>26.08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9988148390" calcext:value-type="float">
            <text:p>19988148390</text:p>
          </table:table-cell>
          <table:table-cell table:style-name="ce4" office:value-type="string" calcext:value-type="string">
            <text:p>AYHAN KARS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7-05-01" calcext:value-type="date">
            <text:p>01.05.1967</text:p>
          </table:table-cell>
          <table:table-cell table:formula="of:=2022-YEAR([.D695])" office:value-type="float" office:value="55" calcext:value-type="float">
            <text:p>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6T14:11:38" calcext:value-type="date">
            <text:p>26.08.2021</text:p>
          </table:table-cell>
          <table:table-cell table:style-name="ce4" office:value-type="string" calcext:value-type="string">
            <text:p>428900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428900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9553496688" calcext:value-type="float">
            <text:p>39553496688</text:p>
          </table:table-cell>
          <table:table-cell table:style-name="ce4" office:value-type="string" calcext:value-type="string">
            <text:p>GÜLBEYAZ BOZDEMİ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8-12-17" calcext:value-type="date">
            <text:p>17.12.1958</text:p>
          </table:table-cell>
          <table:table-cell table:formula="of:=2022-YEAR([.D696])" office:value-type="float" office:value="64" calcext:value-type="float">
            <text:p>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6T14:11:41" calcext:value-type="date">
            <text:p>26.08.2021</text:p>
          </table:table-cell>
          <table:table-cell table:style-name="ce4" office:value-type="string" calcext:value-type="string">
            <text:p>587,3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587,3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0106811910" calcext:value-type="float">
            <text:p>30106811910</text:p>
          </table:table-cell>
          <table:table-cell table:style-name="ce4" office:value-type="string" calcext:value-type="string">
            <text:p>SELDA AKBAŞ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8-09-21" calcext:value-type="date">
            <text:p>21.09.1978</text:p>
          </table:table-cell>
          <table:table-cell table:formula="of:=2022-YEAR([.D697])" office:value-type="float" office:value="44" calcext:value-type="float">
            <text:p>4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6T15:23:02" calcext:value-type="date">
            <text:p>26.08.2021</text:p>
          </table:table-cell>
          <table:table-cell table:style-name="ce4" office:value-type="string" calcext:value-type="string">
            <text:p>195,7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95,7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3730386900" calcext:value-type="float">
            <text:p>13730386900</text:p>
          </table:table-cell>
          <table:table-cell table:style-name="ce4" office:value-type="string" calcext:value-type="string">
            <text:p>FATMA KESKİ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9-03-23" calcext:value-type="date">
            <text:p>23.03.1999</text:p>
          </table:table-cell>
          <table:table-cell table:formula="of:=2022-YEAR([.D698])" office:value-type="float" office:value="23" calcext:value-type="float">
            <text:p>2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6T15:45:06" calcext:value-type="date">
            <text:p>26.08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3540400154" calcext:value-type="float">
            <text:p>23540400154</text:p>
          </table:table-cell>
          <table:table-cell table:style-name="ce4" office:value-type="string" calcext:value-type="string">
            <text:p>GÜLSÜM TAŞKI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1-01-19" calcext:value-type="date">
            <text:p>19.01.1981</text:p>
          </table:table-cell>
          <table:table-cell table:formula="of:=2022-YEAR([.D699])" office:value-type="float" office:value="41" calcext:value-type="float">
            <text:p>4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7T13:34:37" calcext:value-type="date">
            <text:p>27.08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5546524602" calcext:value-type="float">
            <text:p>55546524602</text:p>
          </table:table-cell>
          <table:table-cell table:style-name="ce4" office:value-type="string" calcext:value-type="string">
            <text:p>ÖZGÜR BAHÇİVA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2002-06-17" calcext:value-type="date">
            <text:p>17.06.2002</text:p>
          </table:table-cell>
          <table:table-cell table:formula="of:=2022-YEAR([.D700])" office:value-type="float" office:value="20" calcext:value-type="float">
            <text:p>2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7T13:35:59" calcext:value-type="date">
            <text:p>27.08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0717493834" calcext:value-type="float">
            <text:p>20717493834</text:p>
          </table:table-cell>
          <table:table-cell table:style-name="ce4" office:value-type="string" calcext:value-type="string">
            <text:p>AZİZ KEÇECİ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8-03-20" calcext:value-type="date">
            <text:p>20.03.1968</text:p>
          </table:table-cell>
          <table:table-cell table:formula="of:=2022-YEAR([.D701])" office:value-type="float" office:value="54" calcext:value-type="float">
            <text:p>5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31T14:30:12" calcext:value-type="date">
            <text:p>31.08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9906187608" calcext:value-type="float">
            <text:p>29906187608</text:p>
          </table:table-cell>
          <table:table-cell table:style-name="ce4" office:value-type="string" calcext:value-type="string">
            <text:p>YUSUF ŞE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3-05-20" calcext:value-type="date">
            <text:p>20.05.1963</text:p>
          </table:table-cell>
          <table:table-cell table:formula="of:=2022-YEAR([.D702])" office:value-type="float" office:value="59" calcext:value-type="float">
            <text:p>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31T14:30:17" calcext:value-type="date">
            <text:p>31.08.2021</text:p>
          </table:table-cell>
          <table:table-cell table:style-name="ce4" office:value-type="string" calcext:value-type="string">
            <text:p>44,63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44,63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60628165970" calcext:value-type="float">
            <text:p>60628165970</text:p>
          </table:table-cell>
          <table:table-cell table:style-name="ce4" office:value-type="string" calcext:value-type="string">
            <text:p>SALİCE KAŞIKEMA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1-12-19" calcext:value-type="date">
            <text:p>19.12.1981</text:p>
          </table:table-cell>
          <table:table-cell table:formula="of:=2022-YEAR([.D703])" office:value-type="float" office:value="41" calcext:value-type="float">
            <text:p>4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31T16:27:47" calcext:value-type="date">
            <text:p>31.08.2021</text:p>
          </table:table-cell>
          <table:table-cell table:style-name="ce4" office:value-type="string" calcext:value-type="string">
            <text:p>20890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20890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6841623988" calcext:value-type="float">
            <text:p>16841623988</text:p>
          </table:table-cell>
          <table:table-cell table:style-name="ce4" office:value-type="string" calcext:value-type="string">
            <text:p>MUSTAFA İLGA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0-06-01" calcext:value-type="date">
            <text:p>01.06.1970</text:p>
          </table:table-cell>
          <table:table-cell table:formula="of:=2022-YEAR([.D704])" office:value-type="float" office:value="52" calcext:value-type="float">
            <text:p>5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1T12:00:04" calcext:value-type="date">
            <text:p>01.09.2021</text:p>
          </table:table-cell>
          <table:table-cell table:style-name="ce4" office:value-type="string" calcext:value-type="string">
            <text:p>15,8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5,8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2">
          <table:table-cell office:value-type="float" office:value="41791794822" calcext:value-type="float">
            <text:p>41791794822</text:p>
          </table:table-cell>
          <table:table-cell table:style-name="ce4" office:value-type="string" calcext:value-type="string">
            <text:p>NURİ BÜYÜKŞAHİ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9-08-15" calcext:value-type="date">
            <text:p>15.08.1959</text:p>
          </table:table-cell>
          <table:table-cell table:formula="of:=2022-YEAR([.D705])" office:value-type="float" office:value="63" calcext:value-type="float">
            <text:p>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1T12:00:05" calcext:value-type="date">
            <text:p>01.09.2021</text:p>
          </table:table-cell>
          <table:table-cell table:style-name="ce4" office:value-type="string" calcext:value-type="string">
            <text:p>245,6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245,6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2">
          <table:table-cell office:value-type="float" office:value="21482656790" calcext:value-type="float">
            <text:p>21482656790</text:p>
          </table:table-cell>
          <table:table-cell table:style-name="ce4" office:value-type="string" calcext:value-type="string">
            <text:p>HÜSEYİN HANLIOĞLU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3-12-13" calcext:value-type="date">
            <text:p>13.12.1963</text:p>
          </table:table-cell>
          <table:table-cell table:formula="of:=2022-YEAR([.D706])" office:value-type="float" office:value="59" calcext:value-type="float">
            <text:p>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1T13:26:17" calcext:value-type="date">
            <text:p>01.09.2021</text:p>
          </table:table-cell>
          <table:table-cell table:style-name="ce4" office:value-type="string" calcext:value-type="string">
            <text:p>17,96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7,96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2">
          <table:table-cell office:value-type="float" office:value="21128110624" calcext:value-type="float">
            <text:p>21128110624</text:p>
          </table:table-cell>
          <table:table-cell table:style-name="ce4" office:value-type="string" calcext:value-type="string">
            <text:p>TALİP EKİCİ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7-05-13" calcext:value-type="date">
            <text:p>13.05.1957</text:p>
          </table:table-cell>
          <table:table-cell table:formula="of:=2022-YEAR([.D707])" office:value-type="float" office:value="65" calcext:value-type="float">
            <text:p>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1T13:26:20" calcext:value-type="date">
            <text:p>01.09.2021</text:p>
          </table:table-cell>
          <table:table-cell table:style-name="ce4" office:value-type="string" calcext:value-type="string">
            <text:p>2471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2471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8950184152" calcext:value-type="float">
            <text:p>18950184152</text:p>
          </table:table-cell>
          <table:table-cell table:style-name="ce4" office:value-type="string" calcext:value-type="string">
            <text:p>NEVİN E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2-07-16" calcext:value-type="date">
            <text:p>16.07.1962</text:p>
          </table:table-cell>
          <table:table-cell table:formula="of:=2022-YEAR([.D708])" office:value-type="float" office:value="60" calcext:value-type="float">
            <text:p>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1T14:05:23" calcext:value-type="date">
            <text:p>01.09.2021</text:p>
          </table:table-cell>
          <table:table-cell table:style-name="ce4" office:value-type="string" calcext:value-type="string">
            <text:p>9,727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9,727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3111045388" calcext:value-type="float">
            <text:p>23111045388</text:p>
          </table:table-cell>
          <table:table-cell table:style-name="ce4" office:value-type="string" calcext:value-type="string">
            <text:p>RECEP AYDI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5-01-01" calcext:value-type="date">
            <text:p>01.01.1975</text:p>
          </table:table-cell>
          <table:table-cell table:formula="of:=2022-YEAR([.D709])" office:value-type="float" office:value="47" calcext:value-type="float">
            <text:p>4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1T14:05:24" calcext:value-type="date">
            <text:p>01.09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1513139408" calcext:value-type="float">
            <text:p>11513139408</text:p>
          </table:table-cell>
          <table:table-cell table:style-name="ce4" office:value-type="string" calcext:value-type="string">
            <text:p>EMİNE OKYAY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8-02-02" calcext:value-type="date">
            <text:p>02.02.1978</text:p>
          </table:table-cell>
          <table:table-cell table:formula="of:=2022-YEAR([.D710])" office:value-type="float" office:value="44" calcext:value-type="float">
            <text:p>4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2T12:36:43" calcext:value-type="date">
            <text:p>02.09.2021</text:p>
          </table:table-cell>
          <table:table-cell table:style-name="ce4" office:value-type="string" calcext:value-type="string">
            <text:p>70,8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70,8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2799055054" calcext:value-type="float">
            <text:p>22799055054</text:p>
          </table:table-cell>
          <table:table-cell table:style-name="ce4" office:value-type="string" calcext:value-type="string">
            <text:p>SAMET BİÇE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8-04-18" calcext:value-type="date">
            <text:p>18.04.1988</text:p>
          </table:table-cell>
          <table:table-cell table:formula="of:=2022-YEAR([.D711])" office:value-type="float" office:value="34" calcext:value-type="float">
            <text:p>3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2T12:36:44" calcext:value-type="date">
            <text:p>02.09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7041246660" calcext:value-type="float">
            <text:p>47041246660</text:p>
          </table:table-cell>
          <table:table-cell table:style-name="ce4" office:value-type="string" calcext:value-type="string">
            <text:p>BİLAL DEMİ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4-01-01" calcext:value-type="date">
            <text:p>01.01.1964</text:p>
          </table:table-cell>
          <table:table-cell table:formula="of:=2022-YEAR([.D712])" office:value-type="float" office:value="58" calcext:value-type="float">
            <text:p>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2T12:39:46" calcext:value-type="date">
            <text:p>02.09.2021</text:p>
          </table:table-cell>
          <table:table-cell table:style-name="ce4" office:value-type="string" calcext:value-type="string">
            <text:p>70,45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70,45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0226846672" calcext:value-type="float">
            <text:p>10226846672</text:p>
          </table:table-cell>
          <table:table-cell table:style-name="ce4" office:value-type="string" calcext:value-type="string">
            <text:p>GÜLŞEN BAYSAL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3-04-05" calcext:value-type="date">
            <text:p>05.04.1953</text:p>
          </table:table-cell>
          <table:table-cell table:formula="of:=2022-YEAR([.D713])" office:value-type="float" office:value="69" calcext:value-type="float">
            <text:p>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2T12:39:48" calcext:value-type="date">
            <text:p>02.09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8359536024" calcext:value-type="float">
            <text:p>38359536024</text:p>
          </table:table-cell>
          <table:table-cell table:style-name="ce4" office:value-type="string" calcext:value-type="string">
            <text:p>MUSTAFA ATMACA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6-01-24" calcext:value-type="date">
            <text:p>24.01.1966</text:p>
          </table:table-cell>
          <table:table-cell table:formula="of:=2022-YEAR([.D714])" office:value-type="float" office:value="56" calcext:value-type="float">
            <text:p>5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2T12:39:48" calcext:value-type="date">
            <text:p>02.09.2021</text:p>
          </table:table-cell>
          <table:table-cell table:style-name="ce4" office:value-type="string" calcext:value-type="string">
            <text:p>26710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26710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1317666406" calcext:value-type="float">
            <text:p>21317666406</text:p>
          </table:table-cell>
          <table:table-cell table:style-name="ce4" office:value-type="string" calcext:value-type="string">
            <text:p>ÖMER AKKOYU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1-09-20" calcext:value-type="date">
            <text:p>20.09.1971</text:p>
          </table:table-cell>
          <table:table-cell table:formula="of:=2022-YEAR([.D715])" office:value-type="float" office:value="51" calcext:value-type="float">
            <text:p>5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2T16:18:26" calcext:value-type="date">
            <text:p>02.09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5344676590" calcext:value-type="float">
            <text:p>15344676590</text:p>
          </table:table-cell>
          <table:table-cell table:style-name="ce4" office:value-type="string" calcext:value-type="string">
            <text:p>ZÜBEYDE TÜFENKÇİ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2-05-01" calcext:value-type="date">
            <text:p>01.05.1962</text:p>
          </table:table-cell>
          <table:table-cell table:formula="of:=2022-YEAR([.D716])" office:value-type="float" office:value="60" calcext:value-type="float">
            <text:p>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3T15:24:14" calcext:value-type="date">
            <text:p>03.09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5335676882" calcext:value-type="float">
            <text:p>15335676882</text:p>
          </table:table-cell>
          <table:table-cell table:style-name="ce4" office:value-type="string" calcext:value-type="string">
            <text:p>TÜRKAN GÖBEŞ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6-05-18" calcext:value-type="date">
            <text:p>18.05.1986</text:p>
          </table:table-cell>
          <table:table-cell table:formula="of:=2022-YEAR([.D717])" office:value-type="float" office:value="36" calcext:value-type="float">
            <text:p>3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3T15:38:52" calcext:value-type="date">
            <text:p>03.09.2021</text:p>
          </table:table-cell>
          <table:table-cell table:style-name="ce4" office:value-type="string" calcext:value-type="string">
            <text:p>37,77 Pozitif</text:p>
          </table:table-cell>
          <table:table-cell table:style-name="ce15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37,77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0458693392" calcext:value-type="float">
            <text:p>50458693392</text:p>
          </table:table-cell>
          <table:table-cell table:style-name="ce4" office:value-type="string" calcext:value-type="string">
            <text:p>İBRAHİM EMİ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5-01-15" calcext:value-type="date">
            <text:p>15.01.1965</text:p>
          </table:table-cell>
          <table:table-cell table:formula="of:=2022-YEAR([.D718])" office:value-type="float" office:value="57" calcext:value-type="float">
            <text:p>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3T16:00:56" calcext:value-type="date">
            <text:p>03.09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7535118038" calcext:value-type="float">
            <text:p>57535118038</text:p>
          </table:table-cell>
          <table:table-cell table:style-name="ce4" office:value-type="string" calcext:value-type="string">
            <text:p>MAHMUT AKBAŞ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3-10-11" calcext:value-type="date">
            <text:p>11.10.1963</text:p>
          </table:table-cell>
          <table:table-cell table:formula="of:=2022-YEAR([.D719])" office:value-type="float" office:value="59" calcext:value-type="float">
            <text:p>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3T16:00:57" calcext:value-type="date">
            <text:p>03.09.2021</text:p>
          </table:table-cell>
          <table:table-cell table:style-name="ce4" office:value-type="string" calcext:value-type="string">
            <text:p>1099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099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4732657850" calcext:value-type="float">
            <text:p>34732657850</text:p>
          </table:table-cell>
          <table:table-cell table:style-name="ce4" office:value-type="string" calcext:value-type="string">
            <text:p>ALİ AKALI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2-02-15" calcext:value-type="date">
            <text:p>15.02.1972</text:p>
          </table:table-cell>
          <table:table-cell table:formula="of:=2022-YEAR([.D720])" office:value-type="float" office:value="50" calcext:value-type="float">
            <text:p>5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6T15:06:42" calcext:value-type="date">
            <text:p>06.09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67438126962" calcext:value-type="float">
            <text:p>67438126962</text:p>
          </table:table-cell>
          <table:table-cell table:style-name="ce4" office:value-type="string" calcext:value-type="string">
            <text:p>MAZLUM ÖZÜBEK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1-01-01" calcext:value-type="date">
            <text:p>01.01.1971</text:p>
          </table:table-cell>
          <table:table-cell table:formula="of:=2022-YEAR([.D721])" office:value-type="float" office:value="51" calcext:value-type="float">
            <text:p>5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6T15:06:44" calcext:value-type="date">
            <text:p>06.09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7859450340" calcext:value-type="float">
            <text:p>57859450340</text:p>
          </table:table-cell>
          <table:table-cell table:style-name="ce4" office:value-type="string" calcext:value-type="string">
            <text:p>SIDDIKA KAYA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7-04-04" calcext:value-type="date">
            <text:p>04.04.1957</text:p>
          </table:table-cell>
          <table:table-cell table:formula="of:=2022-YEAR([.D722])" office:value-type="float" office:value="65" calcext:value-type="float">
            <text:p>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6T15:06:45" calcext:value-type="date">
            <text:p>06.09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6802589214" calcext:value-type="float">
            <text:p>36802589214</text:p>
          </table:table-cell>
          <table:table-cell table:style-name="ce4" office:value-type="string" calcext:value-type="string">
            <text:p>UĞUR KUŞ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4-06-18" calcext:value-type="date">
            <text:p>18.06.1994</text:p>
          </table:table-cell>
          <table:table-cell table:formula="of:=2022-YEAR([.D723])" office:value-type="float" office:value="28" calcext:value-type="float">
            <text:p>2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6T15:06:47" calcext:value-type="date">
            <text:p>06.09.2021</text:p>
          </table:table-cell>
          <table:table-cell table:style-name="ce4" office:value-type="string" calcext:value-type="string">
            <text:p>123,4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23,4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0082479304" calcext:value-type="float">
            <text:p>10082479304</text:p>
          </table:table-cell>
          <table:table-cell table:style-name="ce4" office:value-type="string" calcext:value-type="string">
            <text:p>AYTEN YALÇI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2-06-01" calcext:value-type="date">
            <text:p>01.06.1982</text:p>
          </table:table-cell>
          <table:table-cell table:formula="of:=2022-YEAR([.D724])" office:value-type="float" office:value="40" calcext:value-type="float">
            <text:p>4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7T14:39:46" calcext:value-type="date">
            <text:p>07.09.2021</text:p>
          </table:table-cell>
          <table:table-cell table:style-name="ce4" office:value-type="string" calcext:value-type="string">
            <text:p>7883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78830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1662925454" calcext:value-type="float">
            <text:p>41662925454</text:p>
          </table:table-cell>
          <table:table-cell table:style-name="ce4" office:value-type="string" calcext:value-type="string">
            <text:p>HATİCE KOŞAK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1-07-30" calcext:value-type="date">
            <text:p>30.07.1981</text:p>
          </table:table-cell>
          <table:table-cell table:formula="of:=2022-YEAR([.D725])" office:value-type="float" office:value="41" calcext:value-type="float">
            <text:p>4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7T14:39:48" calcext:value-type="date">
            <text:p>07.09.2021</text:p>
          </table:table-cell>
          <table:table-cell table:style-name="ce4" office:value-type="string" calcext:value-type="string">
            <text:p>152800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528000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0159704086" calcext:value-type="float">
            <text:p>20159704086</text:p>
          </table:table-cell>
          <table:table-cell table:style-name="ce4" office:value-type="string" calcext:value-type="string">
            <text:p>DURAN ULAŞ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1-10-21" calcext:value-type="date">
            <text:p>21.10.1961</text:p>
          </table:table-cell>
          <table:table-cell table:formula="of:=2022-YEAR([.D726])" office:value-type="float" office:value="61" calcext:value-type="float">
            <text:p>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7T15:37:55" calcext:value-type="date">
            <text:p>07.09.2021</text:p>
          </table:table-cell>
          <table:table-cell table:style-name="ce4" office:value-type="string" calcext:value-type="string">
            <text:p>2941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941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2614767408" calcext:value-type="float">
            <text:p>12614767408</text:p>
          </table:table-cell>
          <table:table-cell table:style-name="ce4" office:value-type="string" calcext:value-type="string">
            <text:p>SONER SAPE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9-09-02" calcext:value-type="date">
            <text:p>02.09.1979</text:p>
          </table:table-cell>
          <table:table-cell table:formula="of:=2022-YEAR([.D727])" office:value-type="float" office:value="43" calcext:value-type="float">
            <text:p>4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7T15:37:55" calcext:value-type="date">
            <text:p>07.09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4">
          <table:table-cell office:value-type="float" office:value="47911218766" calcext:value-type="float">
            <text:p>47911218766</text:p>
          </table:table-cell>
          <table:table-cell table:style-name="ce4" office:value-type="string" calcext:value-type="string">
            <text:p>ESRA DEMİREL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5-02-16" calcext:value-type="date">
            <text:p>16.02.1985</text:p>
          </table:table-cell>
          <table:table-cell table:formula="of:=2022-YEAR([.D728])" office:value-type="float" office:value="37" calcext:value-type="float">
            <text:p>3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8T14:19:24" calcext:value-type="date">
            <text:p>08.09.2021</text:p>
          </table:table-cell>
          <table:table-cell table:style-name="ce4" office:value-type="string" calcext:value-type="string">
            <text:p>7007</text:p>
            <text:p/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7007</text:p>
            <text:p/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4752695732" calcext:value-type="float">
            <text:p>44752695732</text:p>
          </table:table-cell>
          <table:table-cell table:style-name="ce4" office:value-type="string" calcext:value-type="string">
            <text:p>ALİ TOPRAK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2-11-17" calcext:value-type="date">
            <text:p>17.11.1962</text:p>
          </table:table-cell>
          <table:table-cell table:formula="of:=2022-YEAR([.D729])" office:value-type="float" office:value="60" calcext:value-type="float">
            <text:p>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8T15:55:57" calcext:value-type="date">
            <text:p>08.09.2021</text:p>
          </table:table-cell>
          <table:table-cell table:style-name="ce4" office:value-type="string" calcext:value-type="string">
            <text:p>1253000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2530000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6460827262" calcext:value-type="float">
            <text:p>16460827262</text:p>
          </table:table-cell>
          <table:table-cell table:style-name="ce4" office:value-type="string" calcext:value-type="string">
            <text:p>LÜTFİYE SEZE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6-12-10" calcext:value-type="date">
            <text:p>10.12.1956</text:p>
          </table:table-cell>
          <table:table-cell table:formula="of:=2022-YEAR([.D730])" office:value-type="float" office:value="66" calcext:value-type="float">
            <text:p>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8T15:55:58" calcext:value-type="date">
            <text:p>08.09.2021</text:p>
          </table:table-cell>
          <table:table-cell table:style-name="ce4" office:value-type="string" calcext:value-type="string">
            <text:p>1,537x10^1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,537x10^1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3301371908" calcext:value-type="float">
            <text:p>13301371908</text:p>
          </table:table-cell>
          <table:table-cell table:style-name="ce4" office:value-type="string" calcext:value-type="string">
            <text:p>ABBAS KÖYLÜ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6-02-28" calcext:value-type="date">
            <text:p>28.02.1966</text:p>
          </table:table-cell>
          <table:table-cell table:formula="of:=2022-YEAR([.D731])" office:value-type="float" office:value="56" calcext:value-type="float">
            <text:p>5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9T13:42:34" calcext:value-type="date">
            <text:p>09.09.2021</text:p>
          </table:table-cell>
          <table:table-cell table:style-name="ce4" office:value-type="string" calcext:value-type="string">
            <text:p>1139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1390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2719763534" calcext:value-type="float">
            <text:p>12719763534</text:p>
          </table:table-cell>
          <table:table-cell table:style-name="ce4" office:value-type="string" calcext:value-type="string">
            <text:p>SADIK TELLİ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2-05-14" calcext:value-type="date">
            <text:p>14.05.1962</text:p>
          </table:table-cell>
          <table:table-cell table:formula="of:=2022-YEAR([.D732])" office:value-type="float" office:value="60" calcext:value-type="float">
            <text:p>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9T13:42:35" calcext:value-type="date">
            <text:p>09.09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60598356934" calcext:value-type="float">
            <text:p>60598356934</text:p>
          </table:table-cell>
          <table:table-cell table:style-name="ce4" office:value-type="string" calcext:value-type="string">
            <text:p>HAYRETTİN İNA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0-02-02" calcext:value-type="date">
            <text:p>02.02.1960</text:p>
          </table:table-cell>
          <table:table-cell table:formula="of:=2022-YEAR([.D733])" office:value-type="float" office:value="62" calcext:value-type="float">
            <text:p>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9T13:44:05" calcext:value-type="date">
            <text:p>09.09.2021</text:p>
          </table:table-cell>
          <table:table-cell table:style-name="ce4" office:value-type="string" calcext:value-type="string">
            <text:p>165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65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2963280250" calcext:value-type="float">
            <text:p>32963280250</text:p>
          </table:table-cell>
          <table:table-cell table:style-name="ce4" office:value-type="string" calcext:value-type="string">
            <text:p>SATİ ÜNAL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2-08-01" calcext:value-type="date">
            <text:p>01.08.1962</text:p>
          </table:table-cell>
          <table:table-cell table:formula="of:=2022-YEAR([.D734])" office:value-type="float" office:value="60" calcext:value-type="float">
            <text:p>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9T13:44:47" calcext:value-type="date">
            <text:p>09.09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8049213012" calcext:value-type="float">
            <text:p>48049213012</text:p>
          </table:table-cell>
          <table:table-cell table:style-name="ce4" office:value-type="string" calcext:value-type="string">
            <text:p>EMİNE COŞKU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5-05-05" calcext:value-type="date">
            <text:p>05.05.1965</text:p>
          </table:table-cell>
          <table:table-cell table:formula="of:=2022-YEAR([.D735])" office:value-type="float" office:value="57" calcext:value-type="float">
            <text:p>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9T16:16:17" calcext:value-type="date">
            <text:p>09.09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2239968044" calcext:value-type="float">
            <text:p>12239968044</text:p>
          </table:table-cell>
          <table:table-cell table:style-name="ce4" office:value-type="string" calcext:value-type="string">
            <text:p>RUKİYE AYKA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9-10-05" calcext:value-type="date">
            <text:p>05.10.1959</text:p>
          </table:table-cell>
          <table:table-cell table:formula="of:=2022-YEAR([.D736])" office:value-type="float" office:value="63" calcext:value-type="float">
            <text:p>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10T13:36:10" calcext:value-type="date">
            <text:p>10.09.2021</text:p>
          </table:table-cell>
          <table:table-cell table:style-name="ce4" office:value-type="string" calcext:value-type="string">
            <text:p>670,7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670,7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4433003978" calcext:value-type="float">
            <text:p>54433003978</text:p>
          </table:table-cell>
          <table:table-cell table:style-name="ce4" office:value-type="string" calcext:value-type="string">
            <text:p>YİĞİT ARDA KAYA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2020-01-23" calcext:value-type="date">
            <text:p>23.01.2020</text:p>
          </table:table-cell>
          <table:table-cell table:formula="of:=2022-YEAR([.D737])" office:value-type="float" office:value="2" calcext:value-type="float">
            <text:p>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10T13:36:11" calcext:value-type="date">
            <text:p>10.09.2021</text:p>
          </table:table-cell>
          <table:table-cell table:style-name="ce4" office:value-type="string" calcext:value-type="string">
            <text:p>9816000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98160000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6482932950" calcext:value-type="float">
            <text:p>26482932950</text:p>
          </table:table-cell>
          <table:table-cell table:style-name="ce4" office:value-type="string" calcext:value-type="string">
            <text:p>YAKUP GENÇEL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2-03-01" calcext:value-type="date">
            <text:p>01.03.1962</text:p>
          </table:table-cell>
          <table:table-cell table:formula="of:=2022-YEAR([.D738])" office:value-type="float" office:value="60" calcext:value-type="float">
            <text:p>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14T13:00:08" calcext:value-type="date">
            <text:p>14.09.2021</text:p>
          </table:table-cell>
          <table:table-cell table:style-name="ce4" office:value-type="string" calcext:value-type="string">
            <text:p>1044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044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9292735446" calcext:value-type="float">
            <text:p>19292735446</text:p>
          </table:table-cell>
          <table:table-cell table:style-name="ce4" office:value-type="string" calcext:value-type="string">
            <text:p>ZEYNEP ÇEVİK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3-12-20" calcext:value-type="date">
            <text:p>20.12.1983</text:p>
          </table:table-cell>
          <table:table-cell table:formula="of:=2022-YEAR([.D739])" office:value-type="float" office:value="39" calcext:value-type="float">
            <text:p>3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14T13:00:09" calcext:value-type="date">
            <text:p>14.09.2021</text:p>
          </table:table-cell>
          <table:table-cell table:style-name="ce4" office:value-type="string" calcext:value-type="string">
            <text:p>6614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6614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4849652854" calcext:value-type="float">
            <text:p>34849652854</text:p>
          </table:table-cell>
          <table:table-cell table:style-name="ce4" office:value-type="string" calcext:value-type="string">
            <text:p>BUĞRA GÖKSU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3-08-20" calcext:value-type="date">
            <text:p>20.08.1993</text:p>
          </table:table-cell>
          <table:table-cell table:formula="of:=2022-YEAR([.D740])" office:value-type="float" office:value="29" calcext:value-type="float">
            <text:p>2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14T15:20:31" calcext:value-type="date">
            <text:p>14.09.2021</text:p>
          </table:table-cell>
          <table:table-cell table:style-name="ce4" office:value-type="string" calcext:value-type="string">
            <text:p>1556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5560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5556296316" calcext:value-type="float">
            <text:p>45556296316</text:p>
          </table:table-cell>
          <table:table-cell table:style-name="ce4" office:value-type="string" calcext:value-type="string">
            <text:p>KEMAL USLU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3-05-01" calcext:value-type="date">
            <text:p>01.05.1973</text:p>
          </table:table-cell>
          <table:table-cell table:formula="of:=2022-YEAR([.D741])" office:value-type="float" office:value="49" calcext:value-type="float">
            <text:p>4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14T15:20:33" calcext:value-type="date">
            <text:p>14.09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1999972704" calcext:value-type="float">
            <text:p>11999972704</text:p>
          </table:table-cell>
          <table:table-cell table:style-name="ce4" office:value-type="string" calcext:value-type="string">
            <text:p>HASAN ÇİĞDEM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2-09-18" calcext:value-type="date">
            <text:p>18.09.1972</text:p>
          </table:table-cell>
          <table:table-cell table:formula="of:=2022-YEAR([.D742])" office:value-type="float" office:value="50" calcext:value-type="float">
            <text:p>5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15T13:08:58" calcext:value-type="date">
            <text:p>15.09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0430031106" calcext:value-type="float">
            <text:p>40430031106</text:p>
          </table:table-cell>
          <table:table-cell table:style-name="ce4" office:value-type="string" calcext:value-type="string">
            <text:p>ALİ OSMAN KOL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9-05-22" calcext:value-type="date">
            <text:p>22.05.1959</text:p>
          </table:table-cell>
          <table:table-cell table:formula="of:=2022-YEAR([.D743])" office:value-type="float" office:value="63" calcext:value-type="float">
            <text:p>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15T13:09:45" calcext:value-type="date">
            <text:p>15.09.2021</text:p>
          </table:table-cell>
          <table:table-cell table:style-name="ce4" office:value-type="string" calcext:value-type="string">
            <text:p>1641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641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2298405150" calcext:value-type="float">
            <text:p>42298405150</text:p>
          </table:table-cell>
          <table:table-cell table:style-name="ce4" office:value-type="string" calcext:value-type="string">
            <text:p>AYŞE İMİK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7-03-01" calcext:value-type="date">
            <text:p>01.03.1977</text:p>
          </table:table-cell>
          <table:table-cell table:formula="of:=2022-YEAR([.D744])" office:value-type="float" office:value="45" calcext:value-type="float">
            <text:p>4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15T15:43:39" calcext:value-type="date">
            <text:p>15.09.2021</text:p>
          </table:table-cell>
          <table:table-cell table:style-name="ce4" office:value-type="string" calcext:value-type="string">
            <text:p>67,24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67,24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0336136600" calcext:value-type="float">
            <text:p>20336136600</text:p>
          </table:table-cell>
          <table:table-cell table:style-name="ce4" office:value-type="string" calcext:value-type="string">
            <text:p>CAHİT SERKAN ELMACI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3-08-05" calcext:value-type="date">
            <text:p>05.08.1993</text:p>
          </table:table-cell>
          <table:table-cell table:formula="of:=2022-YEAR([.D745])" office:value-type="float" office:value="29" calcext:value-type="float">
            <text:p>2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16T12:20:32" calcext:value-type="date">
            <text:p>16.09.2021</text:p>
          </table:table-cell>
          <table:table-cell table:style-name="ce4" office:value-type="string" calcext:value-type="string">
            <text:p>1773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7730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4953315958" calcext:value-type="float">
            <text:p>44953315958</text:p>
          </table:table-cell>
          <table:table-cell table:style-name="ce4" office:value-type="string" calcext:value-type="string">
            <text:p>HÜSEYİN DOMURGÜL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48-01-01" calcext:value-type="date">
            <text:p>01.01.1948</text:p>
          </table:table-cell>
          <table:table-cell table:formula="of:=2022-YEAR([.D746])" office:value-type="float" office:value="74" calcext:value-type="float">
            <text:p>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16T12:20:33" calcext:value-type="date">
            <text:p>16.09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1043337914" calcext:value-type="float">
            <text:p>31043337914</text:p>
          </table:table-cell>
          <table:table-cell table:style-name="ce4" office:value-type="string" calcext:value-type="string">
            <text:p>DURSUN DOĞDU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7-06-10" calcext:value-type="date">
            <text:p>10.06.1967</text:p>
          </table:table-cell>
          <table:table-cell table:formula="of:=2022-YEAR([.D747])" office:value-type="float" office:value="55" calcext:value-type="float">
            <text:p>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17T13:06:51" calcext:value-type="date">
            <text:p>17.09.2021</text:p>
          </table:table-cell>
          <table:table-cell table:style-name="ce4" office:value-type="string" calcext:value-type="string">
            <text:p>5,503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5,503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1526325872" calcext:value-type="float">
            <text:p>31526325872</text:p>
          </table:table-cell>
          <table:table-cell table:style-name="ce4" office:value-type="string" calcext:value-type="string">
            <text:p>HANİFE ŞAHİ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0-04-09" calcext:value-type="date">
            <text:p>09.04.1960</text:p>
          </table:table-cell>
          <table:table-cell table:formula="of:=2022-YEAR([.D748])" office:value-type="float" office:value="62" calcext:value-type="float">
            <text:p>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17T16:57:03" calcext:value-type="date">
            <text:p>17.09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6454828558" calcext:value-type="float">
            <text:p>16454828558</text:p>
          </table:table-cell>
          <table:table-cell table:style-name="ce4" office:value-type="string" calcext:value-type="string">
            <text:p>MUSA GÜNEŞ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1-01-10" calcext:value-type="date">
            <text:p>10.01.1971</text:p>
          </table:table-cell>
          <table:table-cell table:formula="of:=2022-YEAR([.D749])" office:value-type="float" office:value="51" calcext:value-type="float">
            <text:p>5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0T13:00:10" calcext:value-type="date">
            <text:p>20.09.2021</text:p>
          </table:table-cell>
          <table:table-cell table:style-name="ce4" office:value-type="string" calcext:value-type="string">
            <text:p>38,4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8,40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4">
          <table:table-cell office:value-type="float" office:value="66355161216" calcext:value-type="float">
            <text:p>66355161216</text:p>
          </table:table-cell>
          <table:table-cell table:style-name="ce4" office:value-type="string" calcext:value-type="string">
            <text:p>ÖZCAN GÜRBÜZ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0-02-01" calcext:value-type="date">
            <text:p>01.02.1980</text:p>
          </table:table-cell>
          <table:table-cell table:formula="of:=2022-YEAR([.D750])" office:value-type="float" office:value="42" calcext:value-type="float">
            <text:p>4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0T13:00:11" calcext:value-type="date">
            <text:p>20.09.2021</text:p>
          </table:table-cell>
          <table:table-cell table:style-name="ce4" office:value-type="string" calcext:value-type="string">
            <text:p>1293</text:p>
            <text:p/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293</text:p>
            <text:p/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66220168180" calcext:value-type="float">
            <text:p>66220168180</text:p>
          </table:table-cell>
          <table:table-cell table:style-name="ce4" office:value-type="string" calcext:value-type="string">
            <text:p>SEMRA ÖZAYDI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9-06-25" calcext:value-type="date">
            <text:p>25.06.1979</text:p>
          </table:table-cell>
          <table:table-cell table:formula="of:=2022-YEAR([.D751])" office:value-type="float" office:value="43" calcext:value-type="float">
            <text:p>4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1T14:18:33" calcext:value-type="date">
            <text:p>21.09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1996972868" calcext:value-type="float">
            <text:p>11996972868</text:p>
          </table:table-cell>
          <table:table-cell table:style-name="ce4" office:value-type="string" calcext:value-type="string">
            <text:p>SÜHEYLA ÇİĞDEM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4-01-01" calcext:value-type="date">
            <text:p>01.01.1974</text:p>
          </table:table-cell>
          <table:table-cell table:formula="of:=2022-YEAR([.D752])" office:value-type="float" office:value="48" calcext:value-type="float">
            <text:p>4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1T14:18:33" calcext:value-type="date">
            <text:p>21.09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2420612080" calcext:value-type="float">
            <text:p>52420612080</text:p>
          </table:table-cell>
          <table:table-cell table:style-name="ce4" office:value-type="string" calcext:value-type="string">
            <text:p>BİRCAN UZU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9-01-01" calcext:value-type="date">
            <text:p>01.01.1979</text:p>
          </table:table-cell>
          <table:table-cell table:formula="of:=2022-YEAR([.D753])" office:value-type="float" office:value="43" calcext:value-type="float">
            <text:p>4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1T14:24:53" calcext:value-type="date">
            <text:p>21.09.2021</text:p>
          </table:table-cell>
          <table:table-cell table:style-name="ce4" office:value-type="string" calcext:value-type="string">
            <text:p>1509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509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0236140360" calcext:value-type="float">
            <text:p>50236140360</text:p>
          </table:table-cell>
          <table:table-cell table:style-name="ce4" office:value-type="string" calcext:value-type="string">
            <text:p>SUNA ERDOĞA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0-12-15" calcext:value-type="date">
            <text:p>15.12.1970</text:p>
          </table:table-cell>
          <table:table-cell table:formula="of:=2022-YEAR([.D754])" office:value-type="float" office:value="52" calcext:value-type="float">
            <text:p>5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2T11:01:24" calcext:value-type="date">
            <text:p>22.09.2021</text:p>
          </table:table-cell>
          <table:table-cell table:style-name="ce4" office:value-type="string" calcext:value-type="string">
            <text:p>6,967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6,967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9043550298" calcext:value-type="float">
            <text:p>19043550298</text:p>
          </table:table-cell>
          <table:table-cell table:style-name="ce4" office:value-type="string" calcext:value-type="string">
            <text:p>HACER DİPOVA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7-07-25" calcext:value-type="date">
            <text:p>25.07.1967</text:p>
          </table:table-cell>
          <table:table-cell table:formula="of:=2022-YEAR([.D755])" office:value-type="float" office:value="55" calcext:value-type="float">
            <text:p>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3T11:41:55" calcext:value-type="date">
            <text:p>23.09.2021</text:p>
          </table:table-cell>
          <table:table-cell table:style-name="ce4" office:value-type="string" calcext:value-type="string">
            <text:p>136,7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36,7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2244443184" calcext:value-type="float">
            <text:p>22244443184</text:p>
          </table:table-cell>
          <table:table-cell table:style-name="ce4" office:value-type="string" calcext:value-type="string">
            <text:p>ZİHNİ ÖZDE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7-06-04" calcext:value-type="date">
            <text:p>04.06.1957</text:p>
          </table:table-cell>
          <table:table-cell table:formula="of:=2022-YEAR([.D756])" office:value-type="float" office:value="65" calcext:value-type="float">
            <text:p>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3T11:41:58" calcext:value-type="date">
            <text:p>23.09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2406067838" calcext:value-type="float">
            <text:p>22406067838</text:p>
          </table:table-cell>
          <table:table-cell table:style-name="ce4" office:value-type="string" calcext:value-type="string">
            <text:p>NURCAN DOĞA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5-02-01" calcext:value-type="date">
            <text:p>01.02.1975</text:p>
          </table:table-cell>
          <table:table-cell table:formula="of:=2022-YEAR([.D757])" office:value-type="float" office:value="47" calcext:value-type="float">
            <text:p>4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3T13:54:30" calcext:value-type="date">
            <text:p>23.09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3860245540" calcext:value-type="float">
            <text:p>33860245540</text:p>
          </table:table-cell>
          <table:table-cell table:style-name="ce4" office:value-type="string" calcext:value-type="string">
            <text:p>AHMET KILIÇ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0-01-25" calcext:value-type="date">
            <text:p>25.01.1970</text:p>
          </table:table-cell>
          <table:table-cell table:formula="of:=2022-YEAR([.D758])" office:value-type="float" office:value="52" calcext:value-type="float">
            <text:p>5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4T15:07:43" calcext:value-type="date">
            <text:p>24.09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3926577408" calcext:value-type="float">
            <text:p>53926577408</text:p>
          </table:table-cell>
          <table:table-cell table:style-name="ce4" office:value-type="string" calcext:value-type="string">
            <text:p>KENAN HAMARAT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2-05-02" calcext:value-type="date">
            <text:p>02.05.1982</text:p>
          </table:table-cell>
          <table:table-cell table:formula="of:=2022-YEAR([.D759])" office:value-type="float" office:value="40" calcext:value-type="float">
            <text:p>4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4T15:10:00" calcext:value-type="date">
            <text:p>24.09.2021</text:p>
          </table:table-cell>
          <table:table-cell table:style-name="ce4" office:value-type="string" calcext:value-type="string">
            <text:p>2878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878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2">
          <table:table-cell office:value-type="float" office:value="18311768724" calcext:value-type="float">
            <text:p>18311768724</text:p>
          </table:table-cell>
          <table:table-cell table:style-name="ce4" office:value-type="string" calcext:value-type="string">
            <text:p>YASİN BEKDEMİ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2000-05-10" calcext:value-type="date">
            <text:p>10.05.2000</text:p>
          </table:table-cell>
          <table:table-cell table:formula="of:=2022-YEAR([.D760])" office:value-type="float" office:value="22" calcext:value-type="float">
            <text:p>2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4T15:10:36" calcext:value-type="date">
            <text:p>24.09.2021</text:p>
          </table:table-cell>
          <table:table-cell table:style-name="ce4" office:value-type="string" calcext:value-type="string">
            <text:p>142000000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420000000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8270244686" calcext:value-type="float">
            <text:p>58270244686</text:p>
          </table:table-cell>
          <table:table-cell table:style-name="ce4" office:value-type="string" calcext:value-type="string">
            <text:p>DURDANE TEKİ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7-07-10" calcext:value-type="date">
            <text:p>10.07.1967</text:p>
          </table:table-cell>
          <table:table-cell table:formula="of:=2022-YEAR([.D761])" office:value-type="float" office:value="55" calcext:value-type="float">
            <text:p>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7T11:19:39" calcext:value-type="date">
            <text:p>27.09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9341065348" calcext:value-type="float">
            <text:p>39341065348</text:p>
          </table:table-cell>
          <table:table-cell table:style-name="ce4" office:value-type="string" calcext:value-type="string">
            <text:p>RIZA YEŞİLIRMAK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47-10-13" calcext:value-type="date">
            <text:p>13.10.1947</text:p>
          </table:table-cell>
          <table:table-cell table:formula="of:=2022-YEAR([.D762])" office:value-type="float" office:value="75" calcext:value-type="float">
            <text:p>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7T11:24:24" calcext:value-type="date">
            <text:p>27.09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70027042956" calcext:value-type="float">
            <text:p>70027042956</text:p>
          </table:table-cell>
          <table:table-cell table:style-name="ce4" office:value-type="string" calcext:value-type="string">
            <text:p>KAZIM UZU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4-10-22" calcext:value-type="date">
            <text:p>22.10.1954</text:p>
          </table:table-cell>
          <table:table-cell table:formula="of:=2022-YEAR([.D763])" office:value-type="float" office:value="68" calcext:value-type="float">
            <text:p>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7T11:45:48" calcext:value-type="date">
            <text:p>27.09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3457689634" calcext:value-type="float">
            <text:p>33457689634</text:p>
          </table:table-cell>
          <table:table-cell table:style-name="ce4" office:value-type="string" calcext:value-type="string">
            <text:p>AHMET EYİDOĞA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48-08-25" calcext:value-type="date">
            <text:p>25.08.1948</text:p>
          </table:table-cell>
          <table:table-cell table:formula="of:=2022-YEAR([.D764])" office:value-type="float" office:value="74" calcext:value-type="float">
            <text:p>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7T11:48:30" calcext:value-type="date">
            <text:p>27.09.2021</text:p>
          </table:table-cell>
          <table:table-cell table:style-name="ce4" office:value-type="string" calcext:value-type="string">
            <text:p>308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08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2">
          <table:table-cell office:value-type="float" office:value="48376572394" calcext:value-type="float">
            <text:p>48376572394</text:p>
          </table:table-cell>
          <table:table-cell table:style-name="ce4" office:value-type="string" calcext:value-type="string">
            <text:p>SATİ URAY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43-01-01" calcext:value-type="date">
            <text:p>01.01.1943</text:p>
          </table:table-cell>
          <table:table-cell table:formula="of:=2022-YEAR([.D765])" office:value-type="float" office:value="79" calcext:value-type="float">
            <text:p>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7T13:43:29" calcext:value-type="date">
            <text:p>27.09.2021</text:p>
          </table:table-cell>
          <table:table-cell table:style-name="ce4" office:value-type="string" calcext:value-type="string">
            <text:p>98,47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98,47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8604758934" calcext:value-type="float">
            <text:p>48604758934</text:p>
          </table:table-cell>
          <table:table-cell table:style-name="ce4" office:value-type="string" calcext:value-type="string">
            <text:p>NESİBE KAÇMAZ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6-01-15" calcext:value-type="date">
            <text:p>15.01.1986</text:p>
          </table:table-cell>
          <table:table-cell table:formula="of:=2022-YEAR([.D766])" office:value-type="float" office:value="36" calcext:value-type="float">
            <text:p>3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7T14:46:30" calcext:value-type="date">
            <text:p>27.09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2">
          <table:table-cell office:value-type="float" office:value="25795955298" calcext:value-type="float">
            <text:p>25795955298</text:p>
          </table:table-cell>
          <table:table-cell table:style-name="ce4" office:value-type="string" calcext:value-type="string">
            <text:p>ŞAZİYE ARSLA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1-02-01" calcext:value-type="date">
            <text:p>01.02.1961</text:p>
          </table:table-cell>
          <table:table-cell table:formula="of:=2022-YEAR([.D767])" office:value-type="float" office:value="61" calcext:value-type="float">
            <text:p>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7T15:26:58" calcext:value-type="date">
            <text:p>27.09.2021</text:p>
          </table:table-cell>
          <table:table-cell table:style-name="ce4" office:value-type="string" calcext:value-type="string">
            <text:p>1328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328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9155216576" calcext:value-type="float">
            <text:p>59155216576</text:p>
          </table:table-cell>
          <table:table-cell table:style-name="ce4" office:value-type="string" calcext:value-type="string">
            <text:p>CEM BEKTAŞ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6-12-28" calcext:value-type="date">
            <text:p>28.12.1986</text:p>
          </table:table-cell>
          <table:table-cell table:formula="of:=2022-YEAR([.D768])" office:value-type="float" office:value="36" calcext:value-type="float">
            <text:p>3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8T13:30:16" calcext:value-type="date">
            <text:p>28.09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6286836066" calcext:value-type="float">
            <text:p>16286836066</text:p>
          </table:table-cell>
          <table:table-cell table:style-name="ce4" office:value-type="string" calcext:value-type="string">
            <text:p>HASİNE CERTEL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0-01-11" calcext:value-type="date">
            <text:p>11.01.1970</text:p>
          </table:table-cell>
          <table:table-cell table:formula="of:=2022-YEAR([.D769])" office:value-type="float" office:value="52" calcext:value-type="float">
            <text:p>5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8T13:30:20" calcext:value-type="date">
            <text:p>28.09.2021</text:p>
          </table:table-cell>
          <table:table-cell table:style-name="ce4" office:value-type="string" calcext:value-type="string">
            <text:p>268,1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68,1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2">
          <table:table-cell office:value-type="float" office:value="52789056068" calcext:value-type="float">
            <text:p>52789056068</text:p>
          </table:table-cell>
          <table:table-cell table:style-name="ce4" office:value-type="string" calcext:value-type="string">
            <text:p>AYCAN AKDAĞ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3-09-11" calcext:value-type="date">
            <text:p>11.09.1993</text:p>
          </table:table-cell>
          <table:table-cell table:formula="of:=2022-YEAR([.D770])" office:value-type="float" office:value="29" calcext:value-type="float">
            <text:p>2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8T13:31:32" calcext:value-type="date">
            <text:p>28.09.2021</text:p>
          </table:table-cell>
          <table:table-cell table:style-name="ce4" office:value-type="string" calcext:value-type="string">
            <text:p>42,26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42,26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0414466818" calcext:value-type="float">
            <text:p>40414466818</text:p>
          </table:table-cell>
          <table:table-cell table:style-name="ce4" office:value-type="string" calcext:value-type="string">
            <text:p>YADİGAR SAKACI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2-01-07" calcext:value-type="date">
            <text:p>07.01.1962</text:p>
          </table:table-cell>
          <table:table-cell table:formula="of:=2022-YEAR([.D771])" office:value-type="float" office:value="60" calcext:value-type="float">
            <text:p>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8T13:40:22" calcext:value-type="date">
            <text:p>28.09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7981779054" calcext:value-type="float">
            <text:p>17981779054</text:p>
          </table:table-cell>
          <table:table-cell table:style-name="ce4" office:value-type="string" calcext:value-type="string">
            <text:p>LEVENT ANLA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8-04-04" calcext:value-type="date">
            <text:p>04.04.1978</text:p>
          </table:table-cell>
          <table:table-cell table:formula="of:=2022-YEAR([.D772])" office:value-type="float" office:value="44" calcext:value-type="float">
            <text:p>4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8T14:42:14" calcext:value-type="date">
            <text:p>28.09.2021</text:p>
          </table:table-cell>
          <table:table-cell table:style-name="ce4" office:value-type="string" calcext:value-type="string">
            <text:p>1591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591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8653192454" calcext:value-type="float">
            <text:p>18653192454</text:p>
          </table:table-cell>
          <table:table-cell table:style-name="ce4" office:value-type="string" calcext:value-type="string">
            <text:p>GÜLHAN KUŞLUK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6-12-01" calcext:value-type="date">
            <text:p>01.12.1976</text:p>
          </table:table-cell>
          <table:table-cell table:formula="of:=2022-YEAR([.D773])" office:value-type="float" office:value="46" calcext:value-type="float">
            <text:p>4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9T11:32:05" calcext:value-type="date">
            <text:p>29.09.2021</text:p>
          </table:table-cell>
          <table:table-cell table:style-name="ce4" office:value-type="string" calcext:value-type="string">
            <text:p>3816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816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1286279064" calcext:value-type="float">
            <text:p>31286279064</text:p>
          </table:table-cell>
          <table:table-cell table:style-name="ce4" office:value-type="string" calcext:value-type="string">
            <text:p>HASAN OCAK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9-10-09" calcext:value-type="date">
            <text:p>09.10.1969</text:p>
          </table:table-cell>
          <table:table-cell table:formula="of:=2022-YEAR([.D774])" office:value-type="float" office:value="53" calcext:value-type="float">
            <text:p>5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9T11:32:05" calcext:value-type="date">
            <text:p>29.09.2021</text:p>
          </table:table-cell>
          <table:table-cell table:style-name="ce4" office:value-type="string" calcext:value-type="string">
            <text:p>3815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815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5090348846" calcext:value-type="float">
            <text:p>55090348846</text:p>
          </table:table-cell>
          <table:table-cell table:style-name="ce4" office:value-type="string" calcext:value-type="string">
            <text:p>MÜZEYYEN AYBARS KARACA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9-02-20" calcext:value-type="date">
            <text:p>20.02.1969</text:p>
          </table:table-cell>
          <table:table-cell table:formula="of:=2022-YEAR([.D775])" office:value-type="float" office:value="53" calcext:value-type="float">
            <text:p>5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9T11:32:06" calcext:value-type="date">
            <text:p>29.09.2021</text:p>
          </table:table-cell>
          <table:table-cell table:style-name="ce4" office:value-type="string" calcext:value-type="string">
            <text:p>90,96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90,96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8983514900" calcext:value-type="float">
            <text:p>38983514900</text:p>
          </table:table-cell>
          <table:table-cell table:style-name="ce4" office:value-type="string" calcext:value-type="string">
            <text:p>NAFİYE POLAT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45-09-05" calcext:value-type="date">
            <text:p>05.09.1945</text:p>
          </table:table-cell>
          <table:table-cell table:formula="of:=2022-YEAR([.D776])" office:value-type="float" office:value="77" calcext:value-type="float">
            <text:p>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9T15:29:34" calcext:value-type="date">
            <text:p>29.09.2021</text:p>
          </table:table-cell>
          <table:table-cell table:style-name="ce4" office:value-type="string" calcext:value-type="string">
            <text:p>1,044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,044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7374234846" calcext:value-type="float">
            <text:p>47374234846</text:p>
          </table:table-cell>
          <table:table-cell table:style-name="ce4" office:value-type="string" calcext:value-type="string">
            <text:p>BEKİR ÇELİKSOY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6-07-15" calcext:value-type="date">
            <text:p>15.07.1956</text:p>
          </table:table-cell>
          <table:table-cell table:formula="of:=2022-YEAR([.D777])" office:value-type="float" office:value="66" calcext:value-type="float">
            <text:p>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9T15:32:38" calcext:value-type="date">
            <text:p>29.09.2021</text:p>
          </table:table-cell>
          <table:table-cell table:style-name="ce4" office:value-type="string" calcext:value-type="string">
            <text:p>89,57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89,57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6377165806" calcext:value-type="float">
            <text:p>36377165806</text:p>
          </table:table-cell>
          <table:table-cell table:style-name="ce4" office:value-type="string" calcext:value-type="string">
            <text:p>DÖNDÜ GÖKME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5-02-17" calcext:value-type="date">
            <text:p>17.02.1965</text:p>
          </table:table-cell>
          <table:table-cell table:formula="of:=2022-YEAR([.D778])" office:value-type="float" office:value="57" calcext:value-type="float">
            <text:p>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9T15:32:38" calcext:value-type="date">
            <text:p>29.09.2021</text:p>
          </table:table-cell>
          <table:table-cell table:style-name="ce4" office:value-type="string" calcext:value-type="string">
            <text:p>24,19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4,19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7356235410" calcext:value-type="float">
            <text:p>47356235410</text:p>
          </table:table-cell>
          <table:table-cell table:style-name="ce4" office:value-type="string" calcext:value-type="string">
            <text:p>FATMA ÇELİKSOY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6-05-17" calcext:value-type="date">
            <text:p>17.05.1966</text:p>
          </table:table-cell>
          <table:table-cell table:formula="of:=2022-YEAR([.D779])" office:value-type="float" office:value="56" calcext:value-type="float">
            <text:p>5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9T15:33:23" calcext:value-type="date">
            <text:p>29.09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2528047654" calcext:value-type="float">
            <text:p>52528047654</text:p>
          </table:table-cell>
          <table:table-cell table:style-name="ce4" office:value-type="string" calcext:value-type="string">
            <text:p>PERİHAN YILMAZ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3-05-01" calcext:value-type="date">
            <text:p>01.05.1963</text:p>
          </table:table-cell>
          <table:table-cell table:formula="of:=2022-YEAR([.D780])" office:value-type="float" office:value="59" calcext:value-type="float">
            <text:p>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9T15:43:04" calcext:value-type="date">
            <text:p>29.09.2021</text:p>
          </table:table-cell>
          <table:table-cell table:style-name="ce4" office:value-type="string" calcext:value-type="string">
            <text:p>36,74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6,74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6287234678" calcext:value-type="float">
            <text:p>36287234678</text:p>
          </table:table-cell>
          <table:table-cell table:style-name="ce4" office:value-type="string" calcext:value-type="string">
            <text:p>MİYASE YANA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3-10-10" calcext:value-type="date">
            <text:p>10.10.1983</text:p>
          </table:table-cell>
          <table:table-cell table:formula="of:=2022-YEAR([.D781])" office:value-type="float" office:value="39" calcext:value-type="float">
            <text:p>3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30T11:32:38" calcext:value-type="date">
            <text:p>30.09.2021</text:p>
          </table:table-cell>
          <table:table-cell table:style-name="ce4" office:value-type="string" calcext:value-type="string">
            <text:p>264,7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64,7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0348700868" calcext:value-type="float">
            <text:p>20348700868</text:p>
          </table:table-cell>
          <table:table-cell table:style-name="ce4" office:value-type="string" calcext:value-type="string">
            <text:p>MEHMET ÜNVE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8-09-03" calcext:value-type="date">
            <text:p>03.09.1968</text:p>
          </table:table-cell>
          <table:table-cell table:formula="of:=2022-YEAR([.D782])" office:value-type="float" office:value="54" calcext:value-type="float">
            <text:p>5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30T13:42:25" calcext:value-type="date">
            <text:p>30.09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5260867218" calcext:value-type="float">
            <text:p>15260867218</text:p>
          </table:table-cell>
          <table:table-cell table:style-name="ce4" office:value-type="string" calcext:value-type="string">
            <text:p>YÜKSEL ANGÜ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42-01-01" calcext:value-type="date">
            <text:p>01.01.1942</text:p>
          </table:table-cell>
          <table:table-cell table:formula="of:=2022-YEAR([.D783])" office:value-type="float" office:value="80" calcext:value-type="float">
            <text:p>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30T13:42:27" calcext:value-type="date">
            <text:p>30.09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8590898370" calcext:value-type="float">
            <text:p>38590898370</text:p>
          </table:table-cell>
          <table:table-cell table:style-name="ce4" office:value-type="string" calcext:value-type="string">
            <text:p>FADİME ŞAHİ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3-02-20" calcext:value-type="date">
            <text:p>20.02.1973</text:p>
          </table:table-cell>
          <table:table-cell table:formula="of:=2022-YEAR([.D784])" office:value-type="float" office:value="49" calcext:value-type="float">
            <text:p>4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01T12:32:24" calcext:value-type="date">
            <text:p>01.10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2322075474" calcext:value-type="float">
            <text:p>22322075474</text:p>
          </table:table-cell>
          <table:table-cell table:style-name="ce4" office:value-type="string" calcext:value-type="string">
            <text:p>FATİH KARAMEŞE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1-12-20" calcext:value-type="date">
            <text:p>20.12.1981</text:p>
          </table:table-cell>
          <table:table-cell table:formula="of:=2022-YEAR([.D785])" office:value-type="float" office:value="41" calcext:value-type="float">
            <text:p>4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01T12:32:24" calcext:value-type="date">
            <text:p>01.10.2021</text:p>
          </table:table-cell>
          <table:table-cell table:style-name="ce4" office:value-type="string" calcext:value-type="string">
            <text:p>448,2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448,2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4">
          <table:table-cell office:value-type="float" office:value="26728914672" calcext:value-type="float">
            <text:p>26728914672</text:p>
          </table:table-cell>
          <table:table-cell table:style-name="ce4" office:value-type="string" calcext:value-type="string">
            <text:p>ZEYNEP SARPDAĞ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3-01-01" calcext:value-type="date">
            <text:p>01.01.1963</text:p>
          </table:table-cell>
          <table:table-cell table:formula="of:=2022-YEAR([.D786])" office:value-type="float" office:value="59" calcext:value-type="float">
            <text:p>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01T12:32:26" calcext:value-type="date">
            <text:p>01.10.2021</text:p>
          </table:table-cell>
          <table:table-cell table:style-name="ce4" office:value-type="string" calcext:value-type="string">
            <text:p>118,9</text:p>
            <text:p/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18,9</text:p>
            <text:p/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1982641590" calcext:value-type="float">
            <text:p>51982641590</text:p>
          </table:table-cell>
          <table:table-cell table:style-name="ce4" office:value-type="string" calcext:value-type="string">
            <text:p>NURAN ŞENEL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4-07-25" calcext:value-type="date">
            <text:p>25.07.1964</text:p>
          </table:table-cell>
          <table:table-cell table:formula="of:=2022-YEAR([.D787])" office:value-type="float" office:value="58" calcext:value-type="float">
            <text:p>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01T13:46:02" calcext:value-type="date">
            <text:p>01.10.2021</text:p>
          </table:table-cell>
          <table:table-cell table:style-name="ce4" office:value-type="string" calcext:value-type="string">
            <text:p>14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40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0981676032" calcext:value-type="float">
            <text:p>20981676032</text:p>
          </table:table-cell>
          <table:table-cell table:style-name="ce4" office:value-type="string" calcext:value-type="string">
            <text:p>ALİ DURA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4-03-08" calcext:value-type="date">
            <text:p>08.03.1964</text:p>
          </table:table-cell>
          <table:table-cell table:formula="of:=2022-YEAR([.D788])" office:value-type="float" office:value="58" calcext:value-type="float">
            <text:p>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04T11:25:10" calcext:value-type="date">
            <text:p>04.10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4385002074" calcext:value-type="float">
            <text:p>54385002074</text:p>
          </table:table-cell>
          <table:table-cell table:style-name="ce4" office:value-type="string" calcext:value-type="string">
            <text:p>SELAHATTİN E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49-01-01" calcext:value-type="date">
            <text:p>01.01.1949</text:p>
          </table:table-cell>
          <table:table-cell table:formula="of:=2022-YEAR([.D789])" office:value-type="float" office:value="73" calcext:value-type="float">
            <text:p>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04T14:25:41" calcext:value-type="date">
            <text:p>04.10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2319443750" calcext:value-type="float">
            <text:p>22319443750</text:p>
          </table:table-cell>
          <table:table-cell table:style-name="ce4" office:value-type="string" calcext:value-type="string">
            <text:p>AHMET BAŞ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39-07-01" calcext:value-type="date">
            <text:p>01.07.1939</text:p>
          </table:table-cell>
          <table:table-cell table:formula="of:=2022-YEAR([.D790])" office:value-type="float" office:value="83" calcext:value-type="float">
            <text:p>8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04T14:46:42" calcext:value-type="date">
            <text:p>04.10.2021</text:p>
          </table:table-cell>
          <table:table-cell table:style-name="ce4" office:value-type="string" calcext:value-type="string">
            <text:p>144,6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44,6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0351772838" calcext:value-type="float">
            <text:p>20351772838</text:p>
          </table:table-cell>
          <table:table-cell table:style-name="ce4" office:value-type="string" calcext:value-type="string">
            <text:p>SERAP ALIMLI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6-02-18" calcext:value-type="date">
            <text:p>18.02.1976</text:p>
          </table:table-cell>
          <table:table-cell table:formula="of:=2022-YEAR([.D791])" office:value-type="float" office:value="46" calcext:value-type="float">
            <text:p>4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05T15:04:44" calcext:value-type="date">
            <text:p>05.10.2021</text:p>
          </table:table-cell>
          <table:table-cell table:style-name="ce4" office:value-type="string" calcext:value-type="string">
            <text:p>3794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794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6823816094" calcext:value-type="float">
            <text:p>16823816094</text:p>
          </table:table-cell>
          <table:table-cell table:style-name="ce4" office:value-type="string" calcext:value-type="string">
            <text:p>MUSTAFA AKTAŞ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0-04-02" calcext:value-type="date">
            <text:p>02.04.1960</text:p>
          </table:table-cell>
          <table:table-cell table:formula="of:=2022-YEAR([.D792])" office:value-type="float" office:value="62" calcext:value-type="float">
            <text:p>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05T15:17:28" calcext:value-type="date">
            <text:p>05.10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1397328972" calcext:value-type="float">
            <text:p>31397328972</text:p>
          </table:table-cell>
          <table:table-cell table:style-name="ce4" office:value-type="string" calcext:value-type="string">
            <text:p>KADİR KOCA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0-02-15" calcext:value-type="date">
            <text:p>15.02.1960</text:p>
          </table:table-cell>
          <table:table-cell table:formula="of:=2022-YEAR([.D793])" office:value-type="float" office:value="62" calcext:value-type="float">
            <text:p>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05T15:30:28" calcext:value-type="date">
            <text:p>05.10.2021</text:p>
          </table:table-cell>
          <table:table-cell table:style-name="ce4" office:value-type="string" calcext:value-type="string">
            <text:p>135,7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35,7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8986514846" calcext:value-type="float">
            <text:p>38986514846</text:p>
          </table:table-cell>
          <table:table-cell table:style-name="ce4" office:value-type="string" calcext:value-type="string">
            <text:p>MEVLÜT POLAT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47-06-23" calcext:value-type="date">
            <text:p>23.06.1947</text:p>
          </table:table-cell>
          <table:table-cell table:formula="of:=2022-YEAR([.D794])" office:value-type="float" office:value="75" calcext:value-type="float">
            <text:p>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05T15:40:20" calcext:value-type="date">
            <text:p>05.10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2340071458" calcext:value-type="float">
            <text:p>22340071458</text:p>
          </table:table-cell>
          <table:table-cell table:style-name="ce4" office:value-type="string" calcext:value-type="string">
            <text:p>ZEYCAN YILMAZ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6-07-01" calcext:value-type="date">
            <text:p>01.07.1996</text:p>
          </table:table-cell>
          <table:table-cell table:formula="of:=2022-YEAR([.D795])" office:value-type="float" office:value="26" calcext:value-type="float">
            <text:p>2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06T11:51:37" calcext:value-type="date">
            <text:p>06.10.2021</text:p>
          </table:table-cell>
          <table:table-cell table:style-name="ce4" office:value-type="string" calcext:value-type="string">
            <text:p>124,5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24,5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9204630378" calcext:value-type="float">
            <text:p>49204630378</text:p>
          </table:table-cell>
          <table:table-cell table:style-name="ce4" office:value-type="string" calcext:value-type="string">
            <text:p>RASIM ÖZAY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4-01-01" calcext:value-type="date">
            <text:p>01.01.1974</text:p>
          </table:table-cell>
          <table:table-cell table:formula="of:=2022-YEAR([.D796])" office:value-type="float" office:value="48" calcext:value-type="float">
            <text:p>4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07T12:07:02" calcext:value-type="date">
            <text:p>07.10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0606498162" calcext:value-type="float">
            <text:p>20606498162</text:p>
          </table:table-cell>
          <table:table-cell table:style-name="ce4" office:value-type="string" calcext:value-type="string">
            <text:p>MURAT YILDIZ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5-03-20" calcext:value-type="date">
            <text:p>20.03.1975</text:p>
          </table:table-cell>
          <table:table-cell table:formula="of:=2022-YEAR([.D797])" office:value-type="float" office:value="47" calcext:value-type="float">
            <text:p>4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07T14:15:44" calcext:value-type="date">
            <text:p>07.10.2021</text:p>
          </table:table-cell>
          <table:table-cell table:style-name="ce4" office:value-type="string" calcext:value-type="string">
            <text:p>26,85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6,85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3193708194" calcext:value-type="float">
            <text:p>33193708194</text:p>
          </table:table-cell>
          <table:table-cell table:style-name="ce4" office:value-type="string" calcext:value-type="string">
            <text:p>RUHİGÜL KURULAY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43-11-10" calcext:value-type="date">
            <text:p>10.11.1943</text:p>
          </table:table-cell>
          <table:table-cell table:formula="of:=2022-YEAR([.D798])" office:value-type="float" office:value="79" calcext:value-type="float">
            <text:p>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08T10:57:01" calcext:value-type="date">
            <text:p>08.10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9520497458" calcext:value-type="float">
            <text:p>39520497458</text:p>
          </table:table-cell>
          <table:table-cell table:style-name="ce4" office:value-type="string" calcext:value-type="string">
            <text:p>ARİFE DÖNDE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1-12-01" calcext:value-type="date">
            <text:p>01.12.1951</text:p>
          </table:table-cell>
          <table:table-cell table:formula="of:=2022-YEAR([.D799])" office:value-type="float" office:value="71" calcext:value-type="float">
            <text:p>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08T13:30:02" calcext:value-type="date">
            <text:p>08.10.2021</text:p>
          </table:table-cell>
          <table:table-cell table:style-name="ce4" office:value-type="string" calcext:value-type="string">
            <text:p>690,7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690,7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4276671466" calcext:value-type="float">
            <text:p>34276671466</text:p>
          </table:table-cell>
          <table:table-cell table:style-name="ce4" office:value-type="string" calcext:value-type="string">
            <text:p>EMİNE BİNGÖL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8-07-03" calcext:value-type="date">
            <text:p>03.07.1968</text:p>
          </table:table-cell>
          <table:table-cell table:formula="of:=2022-YEAR([.D800])" office:value-type="float" office:value="54" calcext:value-type="float">
            <text:p>5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11T11:49:32" calcext:value-type="date">
            <text:p>11.10.2021</text:p>
          </table:table-cell>
          <table:table-cell table:style-name="ce4" office:value-type="string" calcext:value-type="string">
            <text:p>3713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7130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6115612128" calcext:value-type="float">
            <text:p>36115612128</text:p>
          </table:table-cell>
          <table:table-cell table:style-name="ce4" office:value-type="string" calcext:value-type="string">
            <text:p>DÜRDANE ÇELİK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2-09-07" calcext:value-type="date">
            <text:p>07.09.1972</text:p>
          </table:table-cell>
          <table:table-cell table:formula="of:=2022-YEAR([.D801])" office:value-type="float" office:value="50" calcext:value-type="float">
            <text:p>5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11T14:27:20" calcext:value-type="date">
            <text:p>11.10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4">
          <table:table-cell office:value-type="float" office:value="35936178844" calcext:value-type="float">
            <text:p>35936178844</text:p>
          </table:table-cell>
          <table:table-cell table:style-name="ce4" office:value-type="string" calcext:value-type="string">
            <text:p>ÇİÇEK KILINÇARSLA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4-10-01" calcext:value-type="date">
            <text:p>01.10.1964</text:p>
          </table:table-cell>
          <table:table-cell table:formula="of:=2022-YEAR([.D802])" office:value-type="float" office:value="58" calcext:value-type="float">
            <text:p>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12T09:15:04" calcext:value-type="date">
            <text:p>12.10.2021</text:p>
          </table:table-cell>
          <table:table-cell table:style-name="ce4" office:value-type="string" calcext:value-type="string">
            <text:p>330,9</text:p>
            <text:p/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30,9</text:p>
            <text:p/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4">
          <table:table-cell office:value-type="float" office:value="11007009132" calcext:value-type="float">
            <text:p>11007009132</text:p>
          </table:table-cell>
          <table:table-cell table:style-name="ce4" office:value-type="string" calcext:value-type="string">
            <text:p>MEHMET AKİF DEBEOĞLU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4-01-30" calcext:value-type="date">
            <text:p>30.01.1974</text:p>
          </table:table-cell>
          <table:table-cell table:formula="of:=2022-YEAR([.D803])" office:value-type="float" office:value="48" calcext:value-type="float">
            <text:p>4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12T14:39:56" calcext:value-type="date">
            <text:p>12.10.2021</text:p>
          </table:table-cell>
          <table:table-cell table:style-name="ce4" office:value-type="string" calcext:value-type="string">
            <text:p>129,5</text:p>
            <text:p/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29,5</text:p>
            <text:p/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8006882048" calcext:value-type="float">
            <text:p>28006882048</text:p>
          </table:table-cell>
          <table:table-cell table:style-name="ce4" office:value-type="string" calcext:value-type="string">
            <text:p>SERKAN BELGÜZA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7-06-28" calcext:value-type="date">
            <text:p>28.06.1977</text:p>
          </table:table-cell>
          <table:table-cell table:formula="of:=2022-YEAR([.D804])" office:value-type="float" office:value="45" calcext:value-type="float">
            <text:p>4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13T11:21:28" calcext:value-type="date">
            <text:p>13.10.2021</text:p>
          </table:table-cell>
          <table:table-cell table:style-name="ce4" office:value-type="string" calcext:value-type="string">
            <text:p>15,28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5,28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7309608004" calcext:value-type="float">
            <text:p>17309608004</text:p>
          </table:table-cell>
          <table:table-cell table:style-name="ce4" office:value-type="string" calcext:value-type="string">
            <text:p>ŞAHİDE SAP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5-09-07" calcext:value-type="date">
            <text:p>07.09.1965</text:p>
          </table:table-cell>
          <table:table-cell table:formula="of:=2022-YEAR([.D805])" office:value-type="float" office:value="57" calcext:value-type="float">
            <text:p>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13T11:34:46" calcext:value-type="date">
            <text:p>13.10.2021</text:p>
          </table:table-cell>
          <table:table-cell table:style-name="ce4" office:value-type="string" calcext:value-type="string">
            <text:p>7,74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7,740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4359894118" calcext:value-type="float">
            <text:p>44359894118</text:p>
          </table:table-cell>
          <table:table-cell table:style-name="ce4" office:value-type="string" calcext:value-type="string">
            <text:p>OSMAN BULUT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45-02-02" calcext:value-type="date">
            <text:p>02.02.1945</text:p>
          </table:table-cell>
          <table:table-cell table:formula="of:=2022-YEAR([.D806])" office:value-type="float" office:value="77" calcext:value-type="float">
            <text:p>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14T10:11:10" calcext:value-type="date">
            <text:p>14.10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9414392228" calcext:value-type="float">
            <text:p>29414392228</text:p>
          </table:table-cell>
          <table:table-cell table:style-name="ce4" office:value-type="string" calcext:value-type="string">
            <text:p>FEHMİ ŞAHİNOĞLU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9-12-06" calcext:value-type="date">
            <text:p>06.12.1959</text:p>
          </table:table-cell>
          <table:table-cell table:formula="of:=2022-YEAR([.D807])" office:value-type="float" office:value="63" calcext:value-type="float">
            <text:p>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14T10:59:46" calcext:value-type="date">
            <text:p>14.10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66166079854" calcext:value-type="float">
            <text:p>66166079854</text:p>
          </table:table-cell>
          <table:table-cell table:style-name="ce4" office:value-type="string" calcext:value-type="string">
            <text:p>GÜRKAN ÇALIŞKA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2000-11-03" calcext:value-type="date">
            <text:p>03.11.2000</text:p>
          </table:table-cell>
          <table:table-cell table:formula="of:=2022-YEAR([.D808])" office:value-type="float" office:value="22" calcext:value-type="float">
            <text:p>2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15T12:41:07" calcext:value-type="date">
            <text:p>15.10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3328931796" calcext:value-type="float">
            <text:p>13328931796</text:p>
          </table:table-cell>
          <table:table-cell table:style-name="ce4" office:value-type="string" calcext:value-type="string">
            <text:p>ARİFE ERTA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0-10-08" calcext:value-type="date">
            <text:p>08.10.1960</text:p>
          </table:table-cell>
          <table:table-cell table:formula="of:=2022-YEAR([.D809])" office:value-type="float" office:value="62" calcext:value-type="float">
            <text:p>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15T12:49:13" calcext:value-type="date">
            <text:p>15.10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1977081656" calcext:value-type="float">
            <text:p>21977081656</text:p>
          </table:table-cell>
          <table:table-cell table:style-name="ce4" office:value-type="string" calcext:value-type="string">
            <text:p>ZEYNEP SEYREKOĞLU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8-09-02" calcext:value-type="date">
            <text:p>02.09.1998</text:p>
          </table:table-cell>
          <table:table-cell table:formula="of:=2022-YEAR([.D810])" office:value-type="float" office:value="24" calcext:value-type="float">
            <text:p>2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15T15:34:32" calcext:value-type="date">
            <text:p>15.10.2021</text:p>
          </table:table-cell>
          <table:table-cell table:style-name="ce4" office:value-type="string" calcext:value-type="string">
            <text:p>587600000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5876000000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0194039052" calcext:value-type="float">
            <text:p>10194039052</text:p>
          </table:table-cell>
          <table:table-cell table:style-name="ce4" office:value-type="string" calcext:value-type="string">
            <text:p>ALİ ALDEMİ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9-01-05" calcext:value-type="date">
            <text:p>05.01.1959</text:p>
          </table:table-cell>
          <table:table-cell table:formula="of:=2022-YEAR([.D811])" office:value-type="float" office:value="63" calcext:value-type="float">
            <text:p>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18T14:21:35" calcext:value-type="date">
            <text:p>18.10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2">
          <table:table-cell office:value-type="float" office:value="10193477978" calcext:value-type="float">
            <text:p>10193477978</text:p>
          </table:table-cell>
          <table:table-cell table:style-name="ce4" office:value-type="string" calcext:value-type="string">
            <text:p>ŞABAN SEYREKOĞLU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2005-03-08" calcext:value-type="date">
            <text:p>08.03.2005</text:p>
          </table:table-cell>
          <table:table-cell table:formula="of:=2022-YEAR([.D812])" office:value-type="float" office:value="17" calcext:value-type="float">
            <text:p>1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18T14:23:28" calcext:value-type="date">
            <text:p>18.10.2021</text:p>
          </table:table-cell>
          <table:table-cell table:style-name="ce4" office:value-type="string" calcext:value-type="string">
            <text:p>32170000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21700000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2">
          <table:table-cell office:value-type="float" office:value="21971081874" calcext:value-type="float">
            <text:p>21971081874</text:p>
          </table:table-cell>
          <table:table-cell table:style-name="ce4" office:value-type="string" calcext:value-type="string">
            <text:p>MERYEM SEYREKOĞLU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2000-03-16" calcext:value-type="date">
            <text:p>16.03.2000</text:p>
          </table:table-cell>
          <table:table-cell table:formula="of:=2022-YEAR([.D813])" office:value-type="float" office:value="22" calcext:value-type="float">
            <text:p>2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18T14:24:06" calcext:value-type="date">
            <text:p>18.10.2021</text:p>
          </table:table-cell>
          <table:table-cell table:style-name="ce4" office:value-type="string" calcext:value-type="string">
            <text:p>50420000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504200000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9380836054" calcext:value-type="float">
            <text:p>29380836054</text:p>
          </table:table-cell>
          <table:table-cell table:style-name="ce4" office:value-type="string" calcext:value-type="string">
            <text:p>FADİME ATALMIŞ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4-01-01" calcext:value-type="date">
            <text:p>01.01.1964</text:p>
          </table:table-cell>
          <table:table-cell table:formula="of:=2022-YEAR([.D814])" office:value-type="float" office:value="58" calcext:value-type="float">
            <text:p>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19T13:31:22" calcext:value-type="date">
            <text:p>19.10.2021</text:p>
          </table:table-cell>
          <table:table-cell table:style-name="ce4" office:value-type="string" calcext:value-type="string">
            <text:p>3613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613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9582198622" calcext:value-type="float">
            <text:p>29582198622</text:p>
          </table:table-cell>
          <table:table-cell table:style-name="ce4" office:value-type="string" calcext:value-type="string">
            <text:p>NARGÜL ŞAHİ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0-06-06" calcext:value-type="date">
            <text:p>06.06.1970</text:p>
          </table:table-cell>
          <table:table-cell table:formula="of:=2022-YEAR([.D815])" office:value-type="float" office:value="52" calcext:value-type="float">
            <text:p>5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19T14:05:54" calcext:value-type="date">
            <text:p>19.10.2021</text:p>
          </table:table-cell>
          <table:table-cell table:style-name="ce4" office:value-type="string" calcext:value-type="string">
            <text:p>466,6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466,6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9208508544" calcext:value-type="float">
            <text:p>39208508544</text:p>
          </table:table-cell>
          <table:table-cell table:style-name="ce4" office:value-type="string" calcext:value-type="string">
            <text:p>MAHMUT GENÇ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4-09-15" calcext:value-type="date">
            <text:p>15.09.1964</text:p>
          </table:table-cell>
          <table:table-cell table:formula="of:=2022-YEAR([.D816])" office:value-type="float" office:value="58" calcext:value-type="float">
            <text:p>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20T11:13:27" calcext:value-type="date">
            <text:p>20.10.2021</text:p>
          </table:table-cell>
          <table:table-cell table:style-name="ce4" office:value-type="string" calcext:value-type="string">
            <text:p>986300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9863000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7007207668" calcext:value-type="float">
            <text:p>37007207668</text:p>
          </table:table-cell>
          <table:table-cell table:style-name="ce4" office:value-type="string" calcext:value-type="string">
            <text:p>AYÇA KELKİT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3-12-10" calcext:value-type="date">
            <text:p>10.12.1993</text:p>
          </table:table-cell>
          <table:table-cell table:formula="of:=2022-YEAR([.D817])" office:value-type="float" office:value="29" calcext:value-type="float">
            <text:p>2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20T12:10:56" calcext:value-type="date">
            <text:p>20.10.2021</text:p>
          </table:table-cell>
          <table:table-cell table:style-name="ce4" office:value-type="string" calcext:value-type="string">
            <text:p>2565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5650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9868713878" calcext:value-type="float">
            <text:p>19868713878</text:p>
          </table:table-cell>
          <table:table-cell table:style-name="ce4" office:value-type="string" calcext:value-type="string">
            <text:p>ARİFE DAL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38-08-05" calcext:value-type="date">
            <text:p>05.08.1938</text:p>
          </table:table-cell>
          <table:table-cell table:formula="of:=2022-YEAR([.D818])" office:value-type="float" office:value="84" calcext:value-type="float">
            <text:p>8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20T13:54:02" calcext:value-type="date">
            <text:p>20.10.2021</text:p>
          </table:table-cell>
          <table:table-cell table:style-name="ce4" office:value-type="string" calcext:value-type="string">
            <text:p>86,56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86,56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9954149106" calcext:value-type="float">
            <text:p>49954149106</text:p>
          </table:table-cell>
          <table:table-cell table:style-name="ce4" office:value-type="string" calcext:value-type="string">
            <text:p>ZÜHAL ALA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5-06-06" calcext:value-type="date">
            <text:p>06.06.1965</text:p>
          </table:table-cell>
          <table:table-cell table:formula="of:=2022-YEAR([.D819])" office:value-type="float" office:value="57" calcext:value-type="float">
            <text:p>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21T12:09:23" calcext:value-type="date">
            <text:p>21.10.2021</text:p>
          </table:table-cell>
          <table:table-cell table:style-name="ce4" office:value-type="string" calcext:value-type="string">
            <text:p>702,1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702,1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6854919442" calcext:value-type="float">
            <text:p>26854919442</text:p>
          </table:table-cell>
          <table:table-cell table:style-name="ce4" office:value-type="string" calcext:value-type="string">
            <text:p>ŞÜKRÜ SULUGÖL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1-09-10" calcext:value-type="date">
            <text:p>10.09.1971</text:p>
          </table:table-cell>
          <table:table-cell table:formula="of:=2022-YEAR([.D820])" office:value-type="float" office:value="51" calcext:value-type="float">
            <text:p>5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22T13:30:12" calcext:value-type="date">
            <text:p>22.10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2501065408" calcext:value-type="float">
            <text:p>52501065408</text:p>
          </table:table-cell>
          <table:table-cell table:style-name="ce4" office:value-type="string" calcext:value-type="string">
            <text:p>SEVDA OMALA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5-04-01" calcext:value-type="date">
            <text:p>01.04.1985</text:p>
          </table:table-cell>
          <table:table-cell table:formula="of:=2022-YEAR([.D821])" office:value-type="float" office:value="37" calcext:value-type="float">
            <text:p>3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22T14:45:02" calcext:value-type="date">
            <text:p>22.10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0022485440" calcext:value-type="float">
            <text:p>10022485440</text:p>
          </table:table-cell>
          <table:table-cell table:style-name="ce4" office:value-type="string" calcext:value-type="string">
            <text:p>GÜLHANIM KARAKELLE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0-02-10" calcext:value-type="date">
            <text:p>10.02.1960</text:p>
          </table:table-cell>
          <table:table-cell table:formula="of:=2022-YEAR([.D822])" office:value-type="float" office:value="62" calcext:value-type="float">
            <text:p>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22T15:10:45" calcext:value-type="date">
            <text:p>22.10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0669459474" calcext:value-type="float">
            <text:p>40669459474</text:p>
          </table:table-cell>
          <table:table-cell table:style-name="ce4" office:value-type="string" calcext:value-type="string">
            <text:p>AYSUN AKBULUT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0-08-20" calcext:value-type="date">
            <text:p>20.08.1980</text:p>
          </table:table-cell>
          <table:table-cell table:formula="of:=2022-YEAR([.D823])" office:value-type="float" office:value="42" calcext:value-type="float">
            <text:p>4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25T12:39:05" calcext:value-type="date">
            <text:p>25.10.2021</text:p>
          </table:table-cell>
          <table:table-cell table:style-name="ce4" office:value-type="string" calcext:value-type="string">
            <text:p>313,7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13,7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1998080928" calcext:value-type="float">
            <text:p>21998080928</text:p>
          </table:table-cell>
          <table:table-cell table:style-name="ce4" office:value-type="string" calcext:value-type="string">
            <text:p>NARİNGÜL SEYREKOĞLU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8-01-28" calcext:value-type="date">
            <text:p>28.01.1968</text:p>
          </table:table-cell>
          <table:table-cell table:formula="of:=2022-YEAR([.D824])" office:value-type="float" office:value="54" calcext:value-type="float">
            <text:p>5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27T14:37:40" calcext:value-type="date">
            <text:p>27.10.2021</text:p>
          </table:table-cell>
          <table:table-cell table:style-name="ce4" office:value-type="string" calcext:value-type="string">
            <text:p>11500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15000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2">
          <table:table-cell office:value-type="float" office:value="17954780506" calcext:value-type="float">
            <text:p>17954780506</text:p>
          </table:table-cell>
          <table:table-cell table:style-name="ce4" office:value-type="string" calcext:value-type="string">
            <text:p>ENGİN Hİ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6-11-10" calcext:value-type="date">
            <text:p>10.11.1986</text:p>
          </table:table-cell>
          <table:table-cell table:formula="of:=2022-YEAR([.D825])" office:value-type="float" office:value="36" calcext:value-type="float">
            <text:p>3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1T14:09:23" calcext:value-type="date">
            <text:p>01.11.2021</text:p>
          </table:table-cell>
          <table:table-cell table:style-name="ce4" office:value-type="string" calcext:value-type="string">
            <text:p>46,29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46,29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1290104582" calcext:value-type="float">
            <text:p>21290104582</text:p>
          </table:table-cell>
          <table:table-cell table:style-name="ce4" office:value-type="string" calcext:value-type="string">
            <text:p>METEHAN DAŞTA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2-01-10" calcext:value-type="date">
            <text:p>10.01.1992</text:p>
          </table:table-cell>
          <table:table-cell table:formula="of:=2022-YEAR([.D826])" office:value-type="float" office:value="30" calcext:value-type="float">
            <text:p>3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1T14:17:15" calcext:value-type="date">
            <text:p>01.11.2021</text:p>
          </table:table-cell>
          <table:table-cell table:style-name="ce4" office:value-type="string" calcext:value-type="string">
            <text:p>98550000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985500000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2111304500" calcext:value-type="float">
            <text:p>32111304500</text:p>
          </table:table-cell>
          <table:table-cell table:style-name="ce4" office:value-type="string" calcext:value-type="string">
            <text:p>SÜREYYA HA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9-12-03" calcext:value-type="date">
            <text:p>03.12.1979</text:p>
          </table:table-cell>
          <table:table-cell table:formula="of:=2022-YEAR([.D827])" office:value-type="float" office:value="43" calcext:value-type="float">
            <text:p>4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1T14:49:07" calcext:value-type="date">
            <text:p>01.11.2021</text:p>
          </table:table-cell>
          <table:table-cell table:style-name="ce4" office:value-type="string" calcext:value-type="string">
            <text:p>71,13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71,13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8483866128" calcext:value-type="float">
            <text:p>28483866128</text:p>
          </table:table-cell>
          <table:table-cell table:style-name="ce4" office:value-type="string" calcext:value-type="string">
            <text:p>CEMAL SİNMEZ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1-06-04" calcext:value-type="date">
            <text:p>04.06.1971</text:p>
          </table:table-cell>
          <table:table-cell table:formula="of:=2022-YEAR([.D828])" office:value-type="float" office:value="51" calcext:value-type="float">
            <text:p>5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2T10:44:02" calcext:value-type="date">
            <text:p>02.11.2021</text:p>
          </table:table-cell>
          <table:table-cell table:style-name="ce4" office:value-type="string" calcext:value-type="string">
            <text:p>22,34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2,34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4895984368" calcext:value-type="float">
            <text:p>24895984368</text:p>
          </table:table-cell>
          <table:table-cell table:style-name="ce4" office:value-type="string" calcext:value-type="string">
            <text:p>LEMAN SEKİ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0-03-23" calcext:value-type="date">
            <text:p>23.03.1970</text:p>
          </table:table-cell>
          <table:table-cell table:formula="of:=2022-YEAR([.D829])" office:value-type="float" office:value="52" calcext:value-type="float">
            <text:p>5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2T10:51:37" calcext:value-type="date">
            <text:p>02.11.2021</text:p>
          </table:table-cell>
          <table:table-cell table:style-name="ce4" office:value-type="string" calcext:value-type="string">
            <text:p>186,1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86,1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2181445074" calcext:value-type="float">
            <text:p>22181445074</text:p>
          </table:table-cell>
          <table:table-cell table:style-name="ce4" office:value-type="string" calcext:value-type="string">
            <text:p>REFREF DUMA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8-09-01" calcext:value-type="date">
            <text:p>01.09.1968</text:p>
          </table:table-cell>
          <table:table-cell table:formula="of:=2022-YEAR([.D830])" office:value-type="float" office:value="54" calcext:value-type="float">
            <text:p>5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2T12:11:52" calcext:value-type="date">
            <text:p>02.11.2021</text:p>
          </table:table-cell>
          <table:table-cell table:style-name="ce4" office:value-type="string" calcext:value-type="string">
            <text:p>1242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242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2156476994" calcext:value-type="float">
            <text:p>52156476994</text:p>
          </table:table-cell>
          <table:table-cell table:style-name="ce4" office:value-type="string" calcext:value-type="string">
            <text:p>ABDURRAHİM ÇEVİK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4-08-24" calcext:value-type="date">
            <text:p>24.08.1994</text:p>
          </table:table-cell>
          <table:table-cell table:formula="of:=2022-YEAR([.D831])" office:value-type="float" office:value="28" calcext:value-type="float">
            <text:p>2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2T12:13:27" calcext:value-type="date">
            <text:p>02.11.2021</text:p>
          </table:table-cell>
          <table:table-cell table:style-name="ce4" office:value-type="string" calcext:value-type="string">
            <text:p>118,1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18,1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1540993912" calcext:value-type="float">
            <text:p>11540993912</text:p>
          </table:table-cell>
          <table:table-cell table:style-name="ce4" office:value-type="string" calcext:value-type="string">
            <text:p>HÜSAMETTİN YİĞİT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0-09-08" calcext:value-type="date">
            <text:p>08.09.1960</text:p>
          </table:table-cell>
          <table:table-cell table:formula="of:=2022-YEAR([.D832])" office:value-type="float" office:value="62" calcext:value-type="float">
            <text:p>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2T12:16:10" calcext:value-type="date">
            <text:p>02.11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8417093858" calcext:value-type="float">
            <text:p>38417093858</text:p>
          </table:table-cell>
          <table:table-cell table:style-name="ce4" office:value-type="string" calcext:value-type="string">
            <text:p>MÜNEVVER YAVUZ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5-04-01" calcext:value-type="date">
            <text:p>01.04.1965</text:p>
          </table:table-cell>
          <table:table-cell table:formula="of:=2022-YEAR([.D833])" office:value-type="float" office:value="57" calcext:value-type="float">
            <text:p>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2T14:29:48" calcext:value-type="date">
            <text:p>02.11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0129846868" calcext:value-type="float">
            <text:p>40129846868</text:p>
          </table:table-cell>
          <table:table-cell table:style-name="ce4" office:value-type="string" calcext:value-type="string">
            <text:p>ALİYE DOĞA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45-07-01" calcext:value-type="date">
            <text:p>01.07.1945</text:p>
          </table:table-cell>
          <table:table-cell table:formula="of:=2022-YEAR([.D834])" office:value-type="float" office:value="77" calcext:value-type="float">
            <text:p>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2T14:33:15" calcext:value-type="date">
            <text:p>02.11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7909207454" calcext:value-type="float">
            <text:p>17909207454</text:p>
          </table:table-cell>
          <table:table-cell table:style-name="ce4" office:value-type="string" calcext:value-type="string">
            <text:p>AHMET KAYA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2-05-02" calcext:value-type="date">
            <text:p>02.05.1972</text:p>
          </table:table-cell>
          <table:table-cell table:formula="of:=2022-YEAR([.D835])" office:value-type="float" office:value="50" calcext:value-type="float">
            <text:p>5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3T13:44:02" calcext:value-type="date">
            <text:p>03.11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9868152448" calcext:value-type="float">
            <text:p>19868152448</text:p>
          </table:table-cell>
          <table:table-cell table:style-name="ce4" office:value-type="string" calcext:value-type="string">
            <text:p>SEBAHATTİN YAY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0-01-01" calcext:value-type="date">
            <text:p>01.01.1950</text:p>
          </table:table-cell>
          <table:table-cell table:formula="of:=2022-YEAR([.D836])" office:value-type="float" office:value="72" calcext:value-type="float">
            <text:p>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3T13:44:07" calcext:value-type="date">
            <text:p>03.11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1594992022" calcext:value-type="float">
            <text:p>11594992022</text:p>
          </table:table-cell>
          <table:table-cell table:style-name="ce4" office:value-type="string" calcext:value-type="string">
            <text:p>ÖMER KAFADA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3-01-05" calcext:value-type="date">
            <text:p>05.01.1973</text:p>
          </table:table-cell>
          <table:table-cell table:formula="of:=2022-YEAR([.D837])" office:value-type="float" office:value="49" calcext:value-type="float">
            <text:p>4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4T12:24:50" calcext:value-type="date">
            <text:p>04.11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6099279040" calcext:value-type="float">
            <text:p>46099279040</text:p>
          </table:table-cell>
          <table:table-cell table:style-name="ce4" office:value-type="string" calcext:value-type="string">
            <text:p>PENBE ZENGİ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5-01-15" calcext:value-type="date">
            <text:p>15.01.1965</text:p>
          </table:table-cell>
          <table:table-cell table:formula="of:=2022-YEAR([.D838])" office:value-type="float" office:value="57" calcext:value-type="float">
            <text:p>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4T12:24:52" calcext:value-type="date">
            <text:p>04.11.2021</text:p>
          </table:table-cell>
          <table:table-cell table:style-name="ce4" office:value-type="string" calcext:value-type="string">
            <text:p>1943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943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6041376888" calcext:value-type="float">
            <text:p>56041376888</text:p>
          </table:table-cell>
          <table:table-cell table:style-name="ce4" office:value-type="string" calcext:value-type="string">
            <text:p>FERDİ COŞKU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5-08-12" calcext:value-type="date">
            <text:p>12.08.1995</text:p>
          </table:table-cell>
          <table:table-cell table:formula="of:=2022-YEAR([.D839])" office:value-type="float" office:value="27" calcext:value-type="float">
            <text:p>2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4T12:30:57" calcext:value-type="date">
            <text:p>04.11.2021</text:p>
          </table:table-cell>
          <table:table-cell table:style-name="ce4" office:value-type="string" calcext:value-type="string">
            <text:p>392,5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92,5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5067312840" calcext:value-type="float">
            <text:p>45067312840</text:p>
          </table:table-cell>
          <table:table-cell table:style-name="ce4" office:value-type="string" calcext:value-type="string">
            <text:p>OSMAN ALPAY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3-06-22" calcext:value-type="date">
            <text:p>22.06.1963</text:p>
          </table:table-cell>
          <table:table-cell table:formula="of:=2022-YEAR([.D840])" office:value-type="float" office:value="59" calcext:value-type="float">
            <text:p>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5T11:31:01" calcext:value-type="date">
            <text:p>05.11.2021</text:p>
          </table:table-cell>
          <table:table-cell table:style-name="ce4" office:value-type="string" calcext:value-type="string">
            <text:p>113,8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13,8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6549263728" calcext:value-type="float">
            <text:p>46549263728</text:p>
          </table:table-cell>
          <table:table-cell table:style-name="ce4" office:value-type="string" calcext:value-type="string">
            <text:p>NERİMAN ARSLA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1-02-09" calcext:value-type="date">
            <text:p>09.02.1971</text:p>
          </table:table-cell>
          <table:table-cell table:formula="of:=2022-YEAR([.D841])" office:value-type="float" office:value="51" calcext:value-type="float">
            <text:p>5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5T13:39:11" calcext:value-type="date">
            <text:p>05.11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62941086758" calcext:value-type="float">
            <text:p>62941086758</text:p>
          </table:table-cell>
          <table:table-cell table:style-name="ce4" office:value-type="string" calcext:value-type="string">
            <text:p>DURAN ŞAHİ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0-01-01" calcext:value-type="date">
            <text:p>01.01.1960</text:p>
          </table:table-cell>
          <table:table-cell table:formula="of:=2022-YEAR([.D842])" office:value-type="float" office:value="62" calcext:value-type="float">
            <text:p>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5T15:25:41" calcext:value-type="date">
            <text:p>05.11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7929218192" calcext:value-type="float">
            <text:p>47929218192</text:p>
          </table:table-cell>
          <table:table-cell table:style-name="ce4" office:value-type="string" calcext:value-type="string">
            <text:p>SALİHA AKINTAŞ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3-02-01" calcext:value-type="date">
            <text:p>01.02.1963</text:p>
          </table:table-cell>
          <table:table-cell table:formula="of:=2022-YEAR([.D843])" office:value-type="float" office:value="59" calcext:value-type="float">
            <text:p>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8T10:04:16" calcext:value-type="date">
            <text:p>08.11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9697495462" calcext:value-type="float">
            <text:p>39697495462</text:p>
          </table:table-cell>
          <table:table-cell table:style-name="ce4" office:value-type="string" calcext:value-type="string">
            <text:p>YASİN YILMAZ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2015-12-08" calcext:value-type="date">
            <text:p>08.12.2015</text:p>
          </table:table-cell>
          <table:table-cell table:formula="of:=2022-YEAR([.D844])" office:value-type="float" office:value="7" calcext:value-type="float">
            <text:p>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8T10:04:17" calcext:value-type="date">
            <text:p>08.11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8203911502" calcext:value-type="float">
            <text:p>38203911502</text:p>
          </table:table-cell>
          <table:table-cell table:style-name="ce4" office:value-type="string" calcext:value-type="string">
            <text:p>HÜSEYİN BAŞ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1-11-15" calcext:value-type="date">
            <text:p>15.11.1951</text:p>
          </table:table-cell>
          <table:table-cell table:formula="of:=2022-YEAR([.D845])" office:value-type="float" office:value="71" calcext:value-type="float">
            <text:p>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8T11:18:37" calcext:value-type="date">
            <text:p>08.11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1743460456" calcext:value-type="float">
            <text:p>21743460456</text:p>
          </table:table-cell>
          <table:table-cell table:style-name="ce4" office:value-type="string" calcext:value-type="string">
            <text:p>MEHMET BATA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7-01-01" calcext:value-type="date">
            <text:p>01.01.1957</text:p>
          </table:table-cell>
          <table:table-cell table:formula="of:=2022-YEAR([.D846])" office:value-type="float" office:value="65" calcext:value-type="float">
            <text:p>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8T11:30:04" calcext:value-type="date">
            <text:p>08.11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1135444676" calcext:value-type="float">
            <text:p>11135444676</text:p>
          </table:table-cell>
          <table:table-cell table:style-name="ce4" office:value-type="string" calcext:value-type="string">
            <text:p>KEMAL YILDIRIM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9-02-03" calcext:value-type="date">
            <text:p>03.02.1959</text:p>
          </table:table-cell>
          <table:table-cell table:formula="of:=2022-YEAR([.D847])" office:value-type="float" office:value="63" calcext:value-type="float">
            <text:p>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9T11:36:44" calcext:value-type="date">
            <text:p>09.11.2021</text:p>
          </table:table-cell>
          <table:table-cell table:style-name="ce4" office:value-type="string" calcext:value-type="string">
            <text:p>583,3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583,3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4">
          <table:table-cell office:value-type="float" office:value="31465765524" calcext:value-type="float">
            <text:p>31465765524</text:p>
          </table:table-cell>
          <table:table-cell table:style-name="ce4" office:value-type="string" calcext:value-type="string">
            <text:p>AYŞEGÜL ÖZHA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8-05-02" calcext:value-type="date">
            <text:p>02.05.1988</text:p>
          </table:table-cell>
          <table:table-cell table:formula="of:=2022-YEAR([.D848])" office:value-type="float" office:value="34" calcext:value-type="float">
            <text:p>3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9T13:53:19" calcext:value-type="date">
            <text:p>09.11.2021</text:p>
          </table:table-cell>
          <table:table-cell table:style-name="ce4" office:value-type="string" calcext:value-type="string">
            <text:p>3,753x10^4</text:p>
            <text:p/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,753x10^4</text:p>
            <text:p/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7596788622" calcext:value-type="float">
            <text:p>47596788622</text:p>
          </table:table-cell>
          <table:table-cell table:style-name="ce4" office:value-type="string" calcext:value-type="string">
            <text:p>SATİ PÜSKÜL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1-07-05" calcext:value-type="date">
            <text:p>05.07.1961</text:p>
          </table:table-cell>
          <table:table-cell table:formula="of:=2022-YEAR([.D849])" office:value-type="float" office:value="61" calcext:value-type="float">
            <text:p>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0T10:28:45" calcext:value-type="date">
            <text:p>10.11.2021</text:p>
          </table:table-cell>
          <table:table-cell table:style-name="ce4" office:value-type="string" calcext:value-type="string">
            <text:p>31,32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1,32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8486093124" calcext:value-type="float">
            <text:p>38486093124</text:p>
          </table:table-cell>
          <table:table-cell table:style-name="ce4" office:value-type="string" calcext:value-type="string">
            <text:p>İBRAHİM TA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2-07-10" calcext:value-type="date">
            <text:p>10.07.1972</text:p>
          </table:table-cell>
          <table:table-cell table:formula="of:=2022-YEAR([.D850])" office:value-type="float" office:value="50" calcext:value-type="float">
            <text:p>5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0T11:31:58" calcext:value-type="date">
            <text:p>10.11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5266867236" calcext:value-type="float">
            <text:p>15266867236</text:p>
          </table:table-cell>
          <table:table-cell table:style-name="ce4" office:value-type="string" calcext:value-type="string">
            <text:p>MEHMET AYATA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8-03-01" calcext:value-type="date">
            <text:p>01.03.1968</text:p>
          </table:table-cell>
          <table:table-cell table:formula="of:=2022-YEAR([.D851])" office:value-type="float" office:value="54" calcext:value-type="float">
            <text:p>5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0T13:46:07" calcext:value-type="date">
            <text:p>10.11.2021</text:p>
          </table:table-cell>
          <table:table-cell table:style-name="ce4" office:value-type="string" calcext:value-type="string">
            <text:p>195,2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95,2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5548296662" calcext:value-type="float">
            <text:p>15548296662</text:p>
          </table:table-cell>
          <table:table-cell table:style-name="ce4" office:value-type="string" calcext:value-type="string">
            <text:p>YUNİS KIYMET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1-02-15" calcext:value-type="date">
            <text:p>15.02.1971</text:p>
          </table:table-cell>
          <table:table-cell table:formula="of:=2022-YEAR([.D852])" office:value-type="float" office:value="51" calcext:value-type="float">
            <text:p>5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0T14:36:46" calcext:value-type="date">
            <text:p>10.11.2021</text:p>
          </table:table-cell>
          <table:table-cell table:style-name="ce4" office:value-type="string" calcext:value-type="string">
            <text:p>127,1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27,1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5545296726" calcext:value-type="float">
            <text:p>15545296726</text:p>
          </table:table-cell>
          <table:table-cell table:style-name="ce4" office:value-type="string" calcext:value-type="string">
            <text:p>MAHMUT KIYMET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1-08-01" calcext:value-type="date">
            <text:p>01.08.1971</text:p>
          </table:table-cell>
          <table:table-cell table:formula="of:=2022-YEAR([.D853])" office:value-type="float" office:value="51" calcext:value-type="float">
            <text:p>5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1T12:52:20" calcext:value-type="date">
            <text:p>11.11.2021</text:p>
          </table:table-cell>
          <table:table-cell table:style-name="ce4" office:value-type="string" calcext:value-type="string">
            <text:p>20990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09900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1201441868" calcext:value-type="float">
            <text:p>11201441868</text:p>
          </table:table-cell>
          <table:table-cell table:style-name="ce4" office:value-type="string" calcext:value-type="string">
            <text:p>SÜZAN GÜ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8-04-19" calcext:value-type="date">
            <text:p>19.04.1968</text:p>
          </table:table-cell>
          <table:table-cell table:formula="of:=2022-YEAR([.D854])" office:value-type="float" office:value="54" calcext:value-type="float">
            <text:p>5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1T12:52:20" calcext:value-type="date">
            <text:p>11.11.2021</text:p>
          </table:table-cell>
          <table:table-cell table:style-name="ce4" office:value-type="string" calcext:value-type="string">
            <text:p>368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680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9745862970" calcext:value-type="float">
            <text:p>39745862970</text:p>
          </table:table-cell>
          <table:table-cell table:style-name="ce4" office:value-type="string" calcext:value-type="string">
            <text:p>ÜMMÜGÜLSÜM KARA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6-07-13" calcext:value-type="date">
            <text:p>13.07.1976</text:p>
          </table:table-cell>
          <table:table-cell table:formula="of:=2022-YEAR([.D855])" office:value-type="float" office:value="46" calcext:value-type="float">
            <text:p>4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1T12:52:21" calcext:value-type="date">
            <text:p>11.11.2021</text:p>
          </table:table-cell>
          <table:table-cell table:style-name="ce4" office:value-type="string" calcext:value-type="string">
            <text:p>27,12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7,12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9511498358" calcext:value-type="float">
            <text:p>39511498358</text:p>
          </table:table-cell>
          <table:table-cell table:style-name="ce4" office:value-type="string" calcext:value-type="string">
            <text:p>SULTAN ARSLA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3-09-09" calcext:value-type="date">
            <text:p>09.09.1973</text:p>
          </table:table-cell>
          <table:table-cell table:formula="of:=2022-YEAR([.D856])" office:value-type="float" office:value="49" calcext:value-type="float">
            <text:p>4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1T12:53:13" calcext:value-type="date">
            <text:p>11.11.2021</text:p>
          </table:table-cell>
          <table:table-cell table:style-name="ce4" office:value-type="string" calcext:value-type="string">
            <text:p>2017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017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4">
          <table:table-cell office:value-type="float" office:value="21362102782" calcext:value-type="float">
            <text:p>21362102782</text:p>
          </table:table-cell>
          <table:table-cell table:style-name="ce4" office:value-type="string" calcext:value-type="string">
            <text:p>SÜHEYLA DOĞA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2-06-04" calcext:value-type="date">
            <text:p>04.06.1992</text:p>
          </table:table-cell>
          <table:table-cell table:formula="of:=2022-YEAR([.D857])" office:value-type="float" office:value="30" calcext:value-type="float">
            <text:p>3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1T14:43:36" calcext:value-type="date">
            <text:p>11.11.2021</text:p>
          </table:table-cell>
          <table:table-cell table:style-name="ce4" office:value-type="string" calcext:value-type="string">
            <text:p>95,50</text:p>
            <text:p/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95,50</text:p>
            <text:p/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2">
          <table:table-cell office:value-type="float" office:value="41926416834" calcext:value-type="float">
            <text:p>41926416834</text:p>
          </table:table-cell>
          <table:table-cell table:style-name="ce4" office:value-type="string" calcext:value-type="string">
            <text:p>HANDAN EŞMELE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2-11-27" calcext:value-type="date">
            <text:p>27.11.1982</text:p>
          </table:table-cell>
          <table:table-cell table:formula="of:=2022-YEAR([.D858])" office:value-type="float" office:value="40" calcext:value-type="float">
            <text:p>4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2T11:30:14" calcext:value-type="date">
            <text:p>12.11.2021</text:p>
          </table:table-cell>
          <table:table-cell table:style-name="ce4" office:value-type="string" calcext:value-type="string">
            <text:p>3645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6450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0825513950" calcext:value-type="float">
            <text:p>20825513950</text:p>
          </table:table-cell>
          <table:table-cell table:style-name="ce4" office:value-type="string" calcext:value-type="string">
            <text:p>VEYSİ ÇEVİK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9-02-17" calcext:value-type="date">
            <text:p>17.02.1999</text:p>
          </table:table-cell>
          <table:table-cell table:formula="of:=2022-YEAR([.D859])" office:value-type="float" office:value="23" calcext:value-type="float">
            <text:p>2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2T13:16:41" calcext:value-type="date">
            <text:p>12.11.2021</text:p>
          </table:table-cell>
          <table:table-cell table:style-name="ce4" office:value-type="string" calcext:value-type="string">
            <text:p>463700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4637000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8529201966" calcext:value-type="float">
            <text:p>48529201966</text:p>
          </table:table-cell>
          <table:table-cell table:style-name="ce4" office:value-type="string" calcext:value-type="string">
            <text:p>SÜNDÜS BEKEL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9-12-12" calcext:value-type="date">
            <text:p>12.12.1979</text:p>
          </table:table-cell>
          <table:table-cell table:formula="of:=2022-YEAR([.D860])" office:value-type="float" office:value="43" calcext:value-type="float">
            <text:p>4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2T13:31:04" calcext:value-type="date">
            <text:p>12.11.2021</text:p>
          </table:table-cell>
          <table:table-cell table:style-name="ce4" office:value-type="string" calcext:value-type="string">
            <text:p>26790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67900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67729117976" calcext:value-type="float">
            <text:p>67729117976</text:p>
          </table:table-cell>
          <table:table-cell table:style-name="ce4" office:value-type="string" calcext:value-type="string">
            <text:p>MUSA SARICA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9-02-05" calcext:value-type="date">
            <text:p>05.02.1969</text:p>
          </table:table-cell>
          <table:table-cell table:formula="of:=2022-YEAR([.D861])" office:value-type="float" office:value="53" calcext:value-type="float">
            <text:p>5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2T14:44:40" calcext:value-type="date">
            <text:p>12.11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99961776802" calcext:value-type="float">
            <text:p>99961776802</text:p>
          </table:table-cell>
          <table:table-cell table:style-name="ce4" office:value-type="string" calcext:value-type="string">
            <text:p>HANAN ALHASA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8-02-03" calcext:value-type="date">
            <text:p>03.02.1978</text:p>
          </table:table-cell>
          <table:table-cell table:formula="of:=2022-YEAR([.D862])" office:value-type="float" office:value="44" calcext:value-type="float">
            <text:p>4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5T13:10:38" calcext:value-type="date">
            <text:p>15.11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4">
          <table:table-cell office:value-type="float" office:value="45892285722" calcext:value-type="float">
            <text:p>45892285722</text:p>
          </table:table-cell>
          <table:table-cell table:style-name="ce4" office:value-type="string" calcext:value-type="string">
            <text:p>İLHAN YÜCEŞA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5-03-20" calcext:value-type="date">
            <text:p>20.03.1975</text:p>
          </table:table-cell>
          <table:table-cell table:formula="of:=2022-YEAR([.D863])" office:value-type="float" office:value="47" calcext:value-type="float">
            <text:p>4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5T13:10:39" calcext:value-type="date">
            <text:p>15.11.2021</text:p>
          </table:table-cell>
          <table:table-cell table:style-name="ce4" office:value-type="string" calcext:value-type="string">
            <text:p>2,368</text:p>
            <text:p/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,368</text:p>
            <text:p/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3360352938" calcext:value-type="float">
            <text:p>43360352938</text:p>
          </table:table-cell>
          <table:table-cell table:style-name="ce4" office:value-type="string" calcext:value-type="string">
            <text:p>MEVLÜDE ÖZTÜRK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2-02-02" calcext:value-type="date">
            <text:p>02.02.1992</text:p>
          </table:table-cell>
          <table:table-cell table:formula="of:=2022-YEAR([.D864])" office:value-type="float" office:value="30" calcext:value-type="float">
            <text:p>3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5T14:39:34" calcext:value-type="date">
            <text:p>15.11.2021</text:p>
          </table:table-cell>
          <table:table-cell table:style-name="ce4" office:value-type="string" calcext:value-type="string">
            <text:p>861,7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861,7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2910420976" calcext:value-type="float">
            <text:p>22910420976</text:p>
          </table:table-cell>
          <table:table-cell table:style-name="ce4" office:value-type="string" calcext:value-type="string">
            <text:p>NERİMAN EROĞUL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2-12-20" calcext:value-type="date">
            <text:p>20.12.1972</text:p>
          </table:table-cell>
          <table:table-cell table:formula="of:=2022-YEAR([.D865])" office:value-type="float" office:value="50" calcext:value-type="float">
            <text:p>5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6T11:25:53" calcext:value-type="date">
            <text:p>16.11.2021</text:p>
          </table:table-cell>
          <table:table-cell table:style-name="ce4" office:value-type="string" calcext:value-type="string">
            <text:p>119,8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19,8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7991253854" calcext:value-type="float">
            <text:p>57991253854</text:p>
          </table:table-cell>
          <table:table-cell table:style-name="ce4" office:value-type="string" calcext:value-type="string">
            <text:p>ALİ SARI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1-03-08" calcext:value-type="date">
            <text:p>08.03.1961</text:p>
          </table:table-cell>
          <table:table-cell table:formula="of:=2022-YEAR([.D866])" office:value-type="float" office:value="61" calcext:value-type="float">
            <text:p>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6T11:49:54" calcext:value-type="date">
            <text:p>16.11.2021</text:p>
          </table:table-cell>
          <table:table-cell table:style-name="ce4" office:value-type="string" calcext:value-type="string">
            <text:p>528,8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528,8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3489923002" calcext:value-type="float">
            <text:p>43489923002</text:p>
          </table:table-cell>
          <table:table-cell table:style-name="ce4" office:value-type="string" calcext:value-type="string">
            <text:p>AYŞE GİDE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0-10-26" calcext:value-type="date">
            <text:p>26.10.1990</text:p>
          </table:table-cell>
          <table:table-cell table:formula="of:=2022-YEAR([.D867])" office:value-type="float" office:value="32" calcext:value-type="float">
            <text:p>3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6T11:49:55" calcext:value-type="date">
            <text:p>16.11.2021</text:p>
          </table:table-cell>
          <table:table-cell table:style-name="ce4" office:value-type="string" calcext:value-type="string">
            <text:p>366,6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66,6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9076512148" calcext:value-type="float">
            <text:p>39076512148</text:p>
          </table:table-cell>
          <table:table-cell table:style-name="ce4" office:value-type="string" calcext:value-type="string">
            <text:p>DÜRDANE AKARSLA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3-01-01" calcext:value-type="date">
            <text:p>01.01.1963</text:p>
          </table:table-cell>
          <table:table-cell table:formula="of:=2022-YEAR([.D868])" office:value-type="float" office:value="59" calcext:value-type="float">
            <text:p>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6T11:49:56" calcext:value-type="date">
            <text:p>16.11.2021</text:p>
          </table:table-cell>
          <table:table-cell table:style-name="ce4" office:value-type="string" calcext:value-type="string">
            <text:p>512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512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2007610198" calcext:value-type="float">
            <text:p>22007610198</text:p>
          </table:table-cell>
          <table:table-cell table:style-name="ce4" office:value-type="string" calcext:value-type="string">
            <text:p>NERMİN GÜVEN ÇÖREK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6-12-02" calcext:value-type="date">
            <text:p>02.12.1976</text:p>
          </table:table-cell>
          <table:table-cell table:formula="of:=2022-YEAR([.D869])" office:value-type="float" office:value="46" calcext:value-type="float">
            <text:p>4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6T13:37:55" calcext:value-type="date">
            <text:p>16.11.2021</text:p>
          </table:table-cell>
          <table:table-cell table:style-name="ce4" office:value-type="string" calcext:value-type="string">
            <text:p>3261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261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7127471992" calcext:value-type="float">
            <text:p>57127471992</text:p>
          </table:table-cell>
          <table:table-cell table:style-name="ce4" office:value-type="string" calcext:value-type="string">
            <text:p>SAADET SAĞLAM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6-01-25" calcext:value-type="date">
            <text:p>25.01.1996</text:p>
          </table:table-cell>
          <table:table-cell table:formula="of:=2022-YEAR([.D870])" office:value-type="float" office:value="26" calcext:value-type="float">
            <text:p>2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6T14:42:41" calcext:value-type="date">
            <text:p>16.11.2021</text:p>
          </table:table-cell>
          <table:table-cell table:style-name="ce4" office:value-type="string" calcext:value-type="string">
            <text:p>1208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208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1485802406" calcext:value-type="float">
            <text:p>41485802406</text:p>
          </table:table-cell>
          <table:table-cell table:style-name="ce4" office:value-type="string" calcext:value-type="string">
            <text:p>AYŞE KARATAŞ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9-01-01" calcext:value-type="date">
            <text:p>01.01.1959</text:p>
          </table:table-cell>
          <table:table-cell table:formula="of:=2022-YEAR([.D871])" office:value-type="float" office:value="63" calcext:value-type="float">
            <text:p>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7T12:11:30" calcext:value-type="date">
            <text:p>17.11.2021</text:p>
          </table:table-cell>
          <table:table-cell table:style-name="ce4" office:value-type="string" calcext:value-type="string">
            <text:p>11,62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1,62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9251064370" calcext:value-type="float">
            <text:p>39251064370</text:p>
          </table:table-cell>
          <table:table-cell table:style-name="ce4" office:value-type="string" calcext:value-type="string">
            <text:p>MEHMET ŞAHİ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5-02-01" calcext:value-type="date">
            <text:p>01.02.1955</text:p>
          </table:table-cell>
          <table:table-cell table:formula="of:=2022-YEAR([.D872])" office:value-type="float" office:value="67" calcext:value-type="float">
            <text:p>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8T13:50:11" calcext:value-type="date">
            <text:p>18.11.2021</text:p>
          </table:table-cell>
          <table:table-cell table:style-name="ce4" office:value-type="string" calcext:value-type="string">
            <text:p>36,12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6,12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1264772068" calcext:value-type="float">
            <text:p>31264772068</text:p>
          </table:table-cell>
          <table:table-cell table:style-name="ce4" office:value-type="string" calcext:value-type="string">
            <text:p>ERCAN POLATE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6-12-31" calcext:value-type="date">
            <text:p>31.12.1956</text:p>
          </table:table-cell>
          <table:table-cell table:formula="of:=2022-YEAR([.D873])" office:value-type="float" office:value="66" calcext:value-type="float">
            <text:p>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2T13:10:35" calcext:value-type="date">
            <text:p>22.11.2021</text:p>
          </table:table-cell>
          <table:table-cell table:style-name="ce4" office:value-type="string" calcext:value-type="string">
            <text:p>419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419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4861318822" calcext:value-type="float">
            <text:p>14861318822</text:p>
          </table:table-cell>
          <table:table-cell table:style-name="ce4" office:value-type="string" calcext:value-type="string">
            <text:p>GÜLAY DÜME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1-11-06" calcext:value-type="date">
            <text:p>06.11.1981</text:p>
          </table:table-cell>
          <table:table-cell table:formula="of:=2022-YEAR([.D874])" office:value-type="float" office:value="41" calcext:value-type="float">
            <text:p>4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2T13:12:58" calcext:value-type="date">
            <text:p>22.11.2021</text:p>
          </table:table-cell>
          <table:table-cell table:style-name="ce4" office:value-type="string" calcext:value-type="string">
            <text:p>1831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831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4883547374" calcext:value-type="float">
            <text:p>54883547374</text:p>
          </table:table-cell>
          <table:table-cell table:style-name="ce4" office:value-type="string" calcext:value-type="string">
            <text:p>LÜTFİ ORUÇ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43-07-01" calcext:value-type="date">
            <text:p>01.07.1943</text:p>
          </table:table-cell>
          <table:table-cell table:formula="of:=2022-YEAR([.D875])" office:value-type="float" office:value="79" calcext:value-type="float">
            <text:p>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2T13:30:52" calcext:value-type="date">
            <text:p>22.11.2021</text:p>
          </table:table-cell>
          <table:table-cell table:style-name="ce4" office:value-type="string" calcext:value-type="string">
            <text:p>1055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055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2">
          <table:table-cell office:value-type="float" office:value="32290738004" calcext:value-type="float">
            <text:p>32290738004</text:p>
          </table:table-cell>
          <table:table-cell table:style-name="ce4" office:value-type="string" calcext:value-type="string">
            <text:p>ELİF İŞERİ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3-12-07" calcext:value-type="date">
            <text:p>07.12.1973</text:p>
          </table:table-cell>
          <table:table-cell table:formula="of:=2022-YEAR([.D876])" office:value-type="float" office:value="49" calcext:value-type="float">
            <text:p>4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2T15:00:52" calcext:value-type="date">
            <text:p>22.11.2021</text:p>
          </table:table-cell>
          <table:table-cell table:style-name="ce4" office:value-type="string" calcext:value-type="string">
            <text:p>7467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7467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2919384932" calcext:value-type="float">
            <text:p>42919384932</text:p>
          </table:table-cell>
          <table:table-cell table:style-name="ce4" office:value-type="string" calcext:value-type="string">
            <text:p>MUHAMMED ALİ DEMİ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7-01-01" calcext:value-type="date">
            <text:p>01.01.1977</text:p>
          </table:table-cell>
          <table:table-cell table:formula="of:=2022-YEAR([.D877])" office:value-type="float" office:value="45" calcext:value-type="float">
            <text:p>4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3T11:42:19" calcext:value-type="date">
            <text:p>23.11.2021</text:p>
          </table:table-cell>
          <table:table-cell table:style-name="ce4" office:value-type="string" calcext:value-type="string">
            <text:p>33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3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6400267264" calcext:value-type="float">
            <text:p>16400267264</text:p>
          </table:table-cell>
          <table:table-cell table:style-name="ce4" office:value-type="string" calcext:value-type="string">
            <text:p>CELAL BAYA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0-05-15" calcext:value-type="date">
            <text:p>15.05.1960</text:p>
          </table:table-cell>
          <table:table-cell table:formula="of:=2022-YEAR([.D878])" office:value-type="float" office:value="62" calcext:value-type="float">
            <text:p>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3T11:52:02" calcext:value-type="date">
            <text:p>23.11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1255003774" calcext:value-type="float">
            <text:p>41255003774</text:p>
          </table:table-cell>
          <table:table-cell table:style-name="ce4" office:value-type="string" calcext:value-type="string">
            <text:p>EMİNE ALDATMAZ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0-02-02" calcext:value-type="date">
            <text:p>02.02.1970</text:p>
          </table:table-cell>
          <table:table-cell table:formula="of:=2022-YEAR([.D879])" office:value-type="float" office:value="52" calcext:value-type="float">
            <text:p>5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3T11:52:02" calcext:value-type="date">
            <text:p>23.11.2021</text:p>
          </table:table-cell>
          <table:table-cell table:style-name="ce4" office:value-type="string" calcext:value-type="string">
            <text:p>197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97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9987148404" calcext:value-type="float">
            <text:p>49987148404</text:p>
          </table:table-cell>
          <table:table-cell table:style-name="ce4" office:value-type="string" calcext:value-type="string">
            <text:p>SEVGİ ÖZME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5-10-10" calcext:value-type="date">
            <text:p>10.10.1975</text:p>
          </table:table-cell>
          <table:table-cell table:formula="of:=2022-YEAR([.D880])" office:value-type="float" office:value="47" calcext:value-type="float">
            <text:p>4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3T13:36:49" calcext:value-type="date">
            <text:p>23.11.2021</text:p>
          </table:table-cell>
          <table:table-cell table:style-name="ce4" office:value-type="string" calcext:value-type="string">
            <text:p>32,327,38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2,327,380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3684586608" calcext:value-type="float">
            <text:p>23684586608</text:p>
          </table:table-cell>
          <table:table-cell table:style-name="ce4" office:value-type="string" calcext:value-type="string">
            <text:p>ZÜBEYDE GÜL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0-02-01" calcext:value-type="date">
            <text:p>01.02.1970</text:p>
          </table:table-cell>
          <table:table-cell table:formula="of:=2022-YEAR([.D881])" office:value-type="float" office:value="52" calcext:value-type="float">
            <text:p>5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3T14:54:55" calcext:value-type="date">
            <text:p>23.11.2021</text:p>
          </table:table-cell>
          <table:table-cell table:style-name="ce4" office:value-type="string" calcext:value-type="string">
            <text:p>10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00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4070240370" calcext:value-type="float">
            <text:p>34070240370</text:p>
          </table:table-cell>
          <table:table-cell table:style-name="ce4" office:value-type="string" calcext:value-type="string">
            <text:p>FATMA HAS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3-08-05" calcext:value-type="date">
            <text:p>05.08.1973</text:p>
          </table:table-cell>
          <table:table-cell table:formula="of:=2022-YEAR([.D882])" office:value-type="float" office:value="49" calcext:value-type="float">
            <text:p>4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4T11:01:39" calcext:value-type="date">
            <text:p>24.11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2856052460" calcext:value-type="float">
            <text:p>22856052460</text:p>
          </table:table-cell>
          <table:table-cell table:style-name="ce4" office:value-type="string" calcext:value-type="string">
            <text:p>AYSEL SOYYILMAZ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1-05-12" calcext:value-type="date">
            <text:p>12.05.1961</text:p>
          </table:table-cell>
          <table:table-cell table:formula="of:=2022-YEAR([.D883])" office:value-type="float" office:value="61" calcext:value-type="float">
            <text:p>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4T13:15:27" calcext:value-type="date">
            <text:p>24.11.2021</text:p>
          </table:table-cell>
          <table:table-cell table:style-name="ce4" office:value-type="string" calcext:value-type="string">
            <text:p>367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67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4018947622" calcext:value-type="float">
            <text:p>14018947622</text:p>
          </table:table-cell>
          <table:table-cell table:style-name="ce4" office:value-type="string" calcext:value-type="string">
            <text:p>GÜLER ANDİÇ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9-05-05" calcext:value-type="date">
            <text:p>05.05.1979</text:p>
          </table:table-cell>
          <table:table-cell table:formula="of:=2022-YEAR([.D884])" office:value-type="float" office:value="43" calcext:value-type="float">
            <text:p>4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4T13:15:28" calcext:value-type="date">
            <text:p>24.11.2021</text:p>
          </table:table-cell>
          <table:table-cell table:style-name="ce4" office:value-type="string" calcext:value-type="string">
            <text:p>6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6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3127749790" calcext:value-type="float">
            <text:p>13127749790</text:p>
          </table:table-cell>
          <table:table-cell table:style-name="ce4" office:value-type="string" calcext:value-type="string">
            <text:p>AYHAN ÇUHADA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7-03-25" calcext:value-type="date">
            <text:p>25.03.1957</text:p>
          </table:table-cell>
          <table:table-cell table:formula="of:=2022-YEAR([.D885])" office:value-type="float" office:value="65" calcext:value-type="float">
            <text:p>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4T15:15:23" calcext:value-type="date">
            <text:p>24.11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6033842774" calcext:value-type="float">
            <text:p>46033842774</text:p>
          </table:table-cell>
          <table:table-cell table:style-name="ce4" office:value-type="string" calcext:value-type="string">
            <text:p>SALİCE KILINÇARSLA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5-01-03" calcext:value-type="date">
            <text:p>03.01.1965</text:p>
          </table:table-cell>
          <table:table-cell table:formula="of:=2022-YEAR([.D886])" office:value-type="float" office:value="57" calcext:value-type="float">
            <text:p>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5T11:30:28" calcext:value-type="date">
            <text:p>25.11.2021</text:p>
          </table:table-cell>
          <table:table-cell table:style-name="ce4" office:value-type="string" calcext:value-type="string">
            <text:p>11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1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1836421188" calcext:value-type="float">
            <text:p>41836421188</text:p>
          </table:table-cell>
          <table:table-cell table:style-name="ce4" office:value-type="string" calcext:value-type="string">
            <text:p>ZEYNEP ÇAĞLA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8-07-20" calcext:value-type="date">
            <text:p>20.07.1978</text:p>
          </table:table-cell>
          <table:table-cell table:formula="of:=2022-YEAR([.D887])" office:value-type="float" office:value="44" calcext:value-type="float">
            <text:p>4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5T11:30:29" calcext:value-type="date">
            <text:p>25.11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9337169458" calcext:value-type="float">
            <text:p>19337169458</text:p>
          </table:table-cell>
          <table:table-cell table:style-name="ce4" office:value-type="string" calcext:value-type="string">
            <text:p>MEHMET KAYA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9-08-05" calcext:value-type="date">
            <text:p>05.08.1969</text:p>
          </table:table-cell>
          <table:table-cell table:formula="of:=2022-YEAR([.D888])" office:value-type="float" office:value="53" calcext:value-type="float">
            <text:p>5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5T11:32:57" calcext:value-type="date">
            <text:p>25.11.2021</text:p>
          </table:table-cell>
          <table:table-cell table:style-name="ce4" office:value-type="string" calcext:value-type="string">
            <text:p>7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7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5298677930" calcext:value-type="float">
            <text:p>45298677930</text:p>
          </table:table-cell>
          <table:table-cell table:style-name="ce4" office:value-type="string" calcext:value-type="string">
            <text:p>SAFFET SATILMIŞ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4-03-11" calcext:value-type="date">
            <text:p>11.03.1974</text:p>
          </table:table-cell>
          <table:table-cell table:formula="of:=2022-YEAR([.D889])" office:value-type="float" office:value="48" calcext:value-type="float">
            <text:p>4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5T13:07:23" calcext:value-type="date">
            <text:p>25.11.2021</text:p>
          </table:table-cell>
          <table:table-cell table:style-name="ce4" office:value-type="string" calcext:value-type="string">
            <text:p>1,794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,794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5615333180" calcext:value-type="float">
            <text:p>55615333180</text:p>
          </table:table-cell>
          <table:table-cell table:style-name="ce4" office:value-type="string" calcext:value-type="string">
            <text:p>ABBAS YILDIRIM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1-02-03" calcext:value-type="date">
            <text:p>03.02.1971</text:p>
          </table:table-cell>
          <table:table-cell table:formula="of:=2022-YEAR([.D890])" office:value-type="float" office:value="51" calcext:value-type="float">
            <text:p>5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5T13:12:06" calcext:value-type="date">
            <text:p>25.11.2021</text:p>
          </table:table-cell>
          <table:table-cell table:style-name="ce4" office:value-type="string" calcext:value-type="string">
            <text:p>23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3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6789819440" calcext:value-type="float">
            <text:p>46789819440</text:p>
          </table:table-cell>
          <table:table-cell table:style-name="ce4" office:value-type="string" calcext:value-type="string">
            <text:p>SAMED ERE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8-08-03" calcext:value-type="date">
            <text:p>03.08.1988</text:p>
          </table:table-cell>
          <table:table-cell table:formula="of:=2022-YEAR([.D891])" office:value-type="float" office:value="34" calcext:value-type="float">
            <text:p>3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5T13:52:50" calcext:value-type="date">
            <text:p>25.11.2021</text:p>
          </table:table-cell>
          <table:table-cell table:style-name="ce4" office:value-type="string" calcext:value-type="string">
            <text:p>88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88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8015107094" calcext:value-type="float">
            <text:p>38015107094</text:p>
          </table:table-cell>
          <table:table-cell table:style-name="ce4" office:value-type="string" calcext:value-type="string">
            <text:p>AYŞEGÜL TORU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7-03-18" calcext:value-type="date">
            <text:p>18.03.1977</text:p>
          </table:table-cell>
          <table:table-cell table:formula="of:=2022-YEAR([.D892])" office:value-type="float" office:value="45" calcext:value-type="float">
            <text:p>4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5T14:58:58" calcext:value-type="date">
            <text:p>25.11.2021</text:p>
          </table:table-cell>
          <table:table-cell table:style-name="ce4" office:value-type="string" calcext:value-type="string">
            <text:p>96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96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3341214516" calcext:value-type="float">
            <text:p>23341214516</text:p>
          </table:table-cell>
          <table:table-cell table:style-name="ce4" office:value-type="string" calcext:value-type="string">
            <text:p>HAVVA PINA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7-01-12" calcext:value-type="date">
            <text:p>12.01.1977</text:p>
          </table:table-cell>
          <table:table-cell table:formula="of:=2022-YEAR([.D893])" office:value-type="float" office:value="45" calcext:value-type="float">
            <text:p>4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6T13:56:08" calcext:value-type="date">
            <text:p>26.11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4385041884" calcext:value-type="float">
            <text:p>34385041884</text:p>
          </table:table-cell>
          <table:table-cell table:style-name="ce4" office:value-type="string" calcext:value-type="string">
            <text:p>HÜSEYİN KUTLUK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8-04-24" calcext:value-type="date">
            <text:p>24.04.1978</text:p>
          </table:table-cell>
          <table:table-cell table:formula="of:=2022-YEAR([.D894])" office:value-type="float" office:value="44" calcext:value-type="float">
            <text:p>4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6T13:56:10" calcext:value-type="date">
            <text:p>26.11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3046714198" calcext:value-type="float">
            <text:p>33046714198</text:p>
          </table:table-cell>
          <table:table-cell table:style-name="ce4" office:value-type="string" calcext:value-type="string">
            <text:p>MERVE YILMAZ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3-10-08" calcext:value-type="date">
            <text:p>08.10.1993</text:p>
          </table:table-cell>
          <table:table-cell table:formula="of:=2022-YEAR([.D895])" office:value-type="float" office:value="29" calcext:value-type="float">
            <text:p>2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6T14:27:21" calcext:value-type="date">
            <text:p>26.11.2021</text:p>
          </table:table-cell>
          <table:table-cell table:style-name="ce4" office:value-type="string" calcext:value-type="string">
            <text:p>17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7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6841623988" calcext:value-type="float">
            <text:p>16841623988</text:p>
          </table:table-cell>
          <table:table-cell table:style-name="ce4" office:value-type="string" calcext:value-type="string">
            <text:p>MUSTAFA İLGA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0-06-01" calcext:value-type="date">
            <text:p>01.06.1970</text:p>
          </table:table-cell>
          <table:table-cell table:formula="of:=2022-YEAR([.D896])" office:value-type="float" office:value="52" calcext:value-type="float">
            <text:p>5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9T11:51:33" calcext:value-type="date">
            <text:p>29.11.2021</text:p>
          </table:table-cell>
          <table:table-cell table:style-name="ce4" office:value-type="string" calcext:value-type="string">
            <text:p>103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03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7961254874" calcext:value-type="float">
            <text:p>57961254874</text:p>
          </table:table-cell>
          <table:table-cell table:style-name="ce4" office:value-type="string" calcext:value-type="string">
            <text:p>ZELİHA SARI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8-05-23" calcext:value-type="date">
            <text:p>23.05.1968</text:p>
          </table:table-cell>
          <table:table-cell table:formula="of:=2022-YEAR([.D897])" office:value-type="float" office:value="54" calcext:value-type="float">
            <text:p>5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9T15:28:35" calcext:value-type="date">
            <text:p>29.11.2021</text:p>
          </table:table-cell>
          <table:table-cell table:style-name="ce4" office:value-type="string" calcext:value-type="string">
            <text:p>16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6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1007009132" calcext:value-type="float">
            <text:p>11007009132</text:p>
          </table:table-cell>
          <table:table-cell table:style-name="ce4" office:value-type="string" calcext:value-type="string">
            <text:p>MEHMET AKİF DEBEOĞLU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4-01-30" calcext:value-type="date">
            <text:p>30.01.1974</text:p>
          </table:table-cell>
          <table:table-cell table:formula="of:=2022-YEAR([.D898])" office:value-type="float" office:value="48" calcext:value-type="float">
            <text:p>4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30T13:50:31" calcext:value-type="date">
            <text:p>30.11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4164379512" calcext:value-type="float">
            <text:p>24164379512</text:p>
          </table:table-cell>
          <table:table-cell table:style-name="ce4" office:value-type="string" calcext:value-type="string">
            <text:p>HAMZA ERİLGİ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5-07-31" calcext:value-type="date">
            <text:p>31.07.1965</text:p>
          </table:table-cell>
          <table:table-cell table:formula="of:=2022-YEAR([.D899])" office:value-type="float" office:value="57" calcext:value-type="float">
            <text:p>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1T13:00:53" calcext:value-type="date">
            <text:p>01.12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8827520814" calcext:value-type="float">
            <text:p>38827520814</text:p>
          </table:table-cell>
          <table:table-cell table:style-name="ce4" office:value-type="string" calcext:value-type="string">
            <text:p>DÜRDANE ALPAT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8-10-10" calcext:value-type="date">
            <text:p>10.10.1968</text:p>
          </table:table-cell>
          <table:table-cell table:formula="of:=2022-YEAR([.D900])" office:value-type="float" office:value="54" calcext:value-type="float">
            <text:p>5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1T13:03:24" calcext:value-type="date">
            <text:p>01.12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7850886936" calcext:value-type="float">
            <text:p>27850886936</text:p>
          </table:table-cell>
          <table:table-cell table:style-name="ce4" office:value-type="string" calcext:value-type="string">
            <text:p>MUSTAFA ÇALKI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4-01-01" calcext:value-type="date">
            <text:p>01.01.1974</text:p>
          </table:table-cell>
          <table:table-cell table:formula="of:=2022-YEAR([.D901])" office:value-type="float" office:value="48" calcext:value-type="float">
            <text:p>4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1T13:03:25" calcext:value-type="date">
            <text:p>01.12.2021</text:p>
          </table:table-cell>
          <table:table-cell table:style-name="ce4" office:value-type="string" calcext:value-type="string">
            <text:p>11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1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6648487768" calcext:value-type="float">
            <text:p>26648487768</text:p>
          </table:table-cell>
          <table:table-cell table:style-name="ce4" office:value-type="string" calcext:value-type="string">
            <text:p>DURSUN CANBOLAT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4-01-01" calcext:value-type="date">
            <text:p>01.01.1974</text:p>
          </table:table-cell>
          <table:table-cell table:formula="of:=2022-YEAR([.D902])" office:value-type="float" office:value="48" calcext:value-type="float">
            <text:p>4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2T11:41:01" calcext:value-type="date">
            <text:p>02.12.2021</text:p>
          </table:table-cell>
          <table:table-cell table:style-name="ce4" office:value-type="string" calcext:value-type="string">
            <text:p>728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728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60598356934" calcext:value-type="float">
            <text:p>60598356934</text:p>
          </table:table-cell>
          <table:table-cell table:style-name="ce4" office:value-type="string" calcext:value-type="string">
            <text:p>HAYRETTİN İNA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0-02-02" calcext:value-type="date">
            <text:p>02.02.1960</text:p>
          </table:table-cell>
          <table:table-cell table:formula="of:=2022-YEAR([.D903])" office:value-type="float" office:value="62" calcext:value-type="float">
            <text:p>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2T11:41:02" calcext:value-type="date">
            <text:p>02.12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7265024558" calcext:value-type="float">
            <text:p>27265024558</text:p>
          </table:table-cell>
          <table:table-cell table:style-name="ce4" office:value-type="string" calcext:value-type="string">
            <text:p>ŞEMSİ IŞIK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2-04-06" calcext:value-type="date">
            <text:p>06.04.1982</text:p>
          </table:table-cell>
          <table:table-cell table:formula="of:=2022-YEAR([.D904])" office:value-type="float" office:value="40" calcext:value-type="float">
            <text:p>4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2T11:41:04" calcext:value-type="date">
            <text:p>02.12.2021</text:p>
          </table:table-cell>
          <table:table-cell table:style-name="ce4" office:value-type="string" calcext:value-type="string">
            <text:p>10,052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0,052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9739863020" calcext:value-type="float">
            <text:p>39739863020</text:p>
          </table:table-cell>
          <table:table-cell table:style-name="ce4" office:value-type="string" calcext:value-type="string">
            <text:p>MERVE AKÇAY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6-02-24" calcext:value-type="date">
            <text:p>24.02.1996</text:p>
          </table:table-cell>
          <table:table-cell table:formula="of:=2022-YEAR([.D905])" office:value-type="float" office:value="26" calcext:value-type="float">
            <text:p>2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2T14:00:13" calcext:value-type="date">
            <text:p>02.12.2021</text:p>
          </table:table-cell>
          <table:table-cell table:style-name="ce4" office:value-type="string" calcext:value-type="string">
            <text:p>3,769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,769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5678959382" calcext:value-type="float">
            <text:p>25678959382</text:p>
          </table:table-cell>
          <table:table-cell table:style-name="ce4" office:value-type="string" calcext:value-type="string">
            <text:p>ZEYNEP MUTLUYILLI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0-02-11" calcext:value-type="date">
            <text:p>11.02.1960</text:p>
          </table:table-cell>
          <table:table-cell table:formula="of:=2022-YEAR([.D906])" office:value-type="float" office:value="62" calcext:value-type="float">
            <text:p>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2T14:25:49" calcext:value-type="date">
            <text:p>02.12.2021</text:p>
          </table:table-cell>
          <table:table-cell table:style-name="ce4" office:value-type="string" calcext:value-type="string">
            <text:p>22,954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2,954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9988148390" calcext:value-type="float">
            <text:p>19988148390</text:p>
          </table:table-cell>
          <table:table-cell table:style-name="ce4" office:value-type="string" calcext:value-type="string">
            <text:p>AYHAN KARS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7-05-01" calcext:value-type="date">
            <text:p>01.05.1967</text:p>
          </table:table-cell>
          <table:table-cell table:formula="of:=2022-YEAR([.D907])" office:value-type="float" office:value="55" calcext:value-type="float">
            <text:p>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2T15:13:46" calcext:value-type="date">
            <text:p>02.12.2021</text:p>
          </table:table-cell>
          <table:table-cell table:style-name="ce4" office:value-type="string" calcext:value-type="string">
            <text:p>1,145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,145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3457689634" calcext:value-type="float">
            <text:p>33457689634</text:p>
          </table:table-cell>
          <table:table-cell table:style-name="ce4" office:value-type="string" calcext:value-type="string">
            <text:p>AHMET EYİDOĞA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48-08-25" calcext:value-type="date">
            <text:p>25.08.1948</text:p>
          </table:table-cell>
          <table:table-cell table:formula="of:=2022-YEAR([.D908])" office:value-type="float" office:value="74" calcext:value-type="float">
            <text:p>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3T14:21:06" calcext:value-type="date">
            <text:p>03.12.2021</text:p>
          </table:table-cell>
          <table:table-cell table:style-name="ce4" office:value-type="string" calcext:value-type="string">
            <text:p>49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49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0430031106" calcext:value-type="float">
            <text:p>40430031106</text:p>
          </table:table-cell>
          <table:table-cell table:style-name="ce4" office:value-type="string" calcext:value-type="string">
            <text:p>ALİ OSMAN KOL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9-05-22" calcext:value-type="date">
            <text:p>22.05.1959</text:p>
          </table:table-cell>
          <table:table-cell table:formula="of:=2022-YEAR([.D909])" office:value-type="float" office:value="63" calcext:value-type="float">
            <text:p>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3T14:21:07" calcext:value-type="date">
            <text:p>03.12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3242270788" calcext:value-type="float">
            <text:p>33242270788</text:p>
          </table:table-cell>
          <table:table-cell table:style-name="ce4" office:value-type="string" calcext:value-type="string">
            <text:p>BAHAR ÖZTÜRK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8-09-01" calcext:value-type="date">
            <text:p>01.09.1978</text:p>
          </table:table-cell>
          <table:table-cell table:formula="of:=2022-YEAR([.D910])" office:value-type="float" office:value="44" calcext:value-type="float">
            <text:p>4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3T14:21:07" calcext:value-type="date">
            <text:p>03.12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1503593074" calcext:value-type="float">
            <text:p>11503593074</text:p>
          </table:table-cell>
          <table:table-cell table:style-name="ce4" office:value-type="string" calcext:value-type="string">
            <text:p>ERGÜN İŞ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7-02-10" calcext:value-type="date">
            <text:p>10.02.1977</text:p>
          </table:table-cell>
          <table:table-cell table:formula="of:=2022-YEAR([.D911])" office:value-type="float" office:value="45" calcext:value-type="float">
            <text:p>4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3T14:21:09" calcext:value-type="date">
            <text:p>03.12.2021</text:p>
          </table:table-cell>
          <table:table-cell table:style-name="ce4" office:value-type="string" calcext:value-type="string">
            <text:p>7,051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7,051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2290738004" calcext:value-type="float">
            <text:p>32290738004</text:p>
          </table:table-cell>
          <table:table-cell table:style-name="ce4" office:value-type="string" calcext:value-type="string">
            <text:p>ELİF İŞERİ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3-12-07" calcext:value-type="date">
            <text:p>07.12.1973</text:p>
          </table:table-cell>
          <table:table-cell table:formula="of:=2022-YEAR([.D912])" office:value-type="float" office:value="49" calcext:value-type="float">
            <text:p>4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6T11:07:39" calcext:value-type="date">
            <text:p>06.12.2021</text:p>
          </table:table-cell>
          <table:table-cell table:style-name="ce4" office:value-type="string" calcext:value-type="string">
            <text:p>1,95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,950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1761561470" calcext:value-type="float">
            <text:p>21761561470</text:p>
          </table:table-cell>
          <table:table-cell table:style-name="ce4" office:value-type="string" calcext:value-type="string">
            <text:p>SAİME İNCE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6-01-01" calcext:value-type="date">
            <text:p>01.01.1966</text:p>
          </table:table-cell>
          <table:table-cell table:formula="of:=2022-YEAR([.D913])" office:value-type="float" office:value="56" calcext:value-type="float">
            <text:p>5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6T14:22:53" calcext:value-type="date">
            <text:p>06.12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1482656790" calcext:value-type="float">
            <text:p>21482656790</text:p>
          </table:table-cell>
          <table:table-cell table:style-name="ce4" office:value-type="string" calcext:value-type="string">
            <text:p>HÜSEYİN HANLIOĞLU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3-12-13" calcext:value-type="date">
            <text:p>13.12.1963</text:p>
          </table:table-cell>
          <table:table-cell table:formula="of:=2022-YEAR([.D914])" office:value-type="float" office:value="59" calcext:value-type="float">
            <text:p>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6T14:23:52" calcext:value-type="date">
            <text:p>06.12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9155216576" calcext:value-type="float">
            <text:p>59155216576</text:p>
          </table:table-cell>
          <table:table-cell table:style-name="ce4" office:value-type="string" calcext:value-type="string">
            <text:p>CEM BEKTAŞ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6-12-28" calcext:value-type="date">
            <text:p>28.12.1986</text:p>
          </table:table-cell>
          <table:table-cell table:formula="of:=2022-YEAR([.D915])" office:value-type="float" office:value="36" calcext:value-type="float">
            <text:p>3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6T14:38:44" calcext:value-type="date">
            <text:p>06.12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3429033770" calcext:value-type="float">
            <text:p>23429033770</text:p>
          </table:table-cell>
          <table:table-cell table:style-name="ce4" office:value-type="string" calcext:value-type="string">
            <text:p>HALİS POLAT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1-04-01" calcext:value-type="date">
            <text:p>01.04.1961</text:p>
          </table:table-cell>
          <table:table-cell table:formula="of:=2022-YEAR([.D916])" office:value-type="float" office:value="61" calcext:value-type="float">
            <text:p>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6T14:51:33" calcext:value-type="date">
            <text:p>06.12.2021</text:p>
          </table:table-cell>
          <table:table-cell table:style-name="ce4" office:value-type="string" calcext:value-type="string">
            <text:p>23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3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8536197842" calcext:value-type="float">
            <text:p>18536197842</text:p>
          </table:table-cell>
          <table:table-cell table:style-name="ce4" office:value-type="string" calcext:value-type="string">
            <text:p>APDULLAH ÖZE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8-02-05" calcext:value-type="date">
            <text:p>05.02.1958</text:p>
          </table:table-cell>
          <table:table-cell table:formula="of:=2022-YEAR([.D917])" office:value-type="float" office:value="64" calcext:value-type="float">
            <text:p>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7T13:06:58" calcext:value-type="date">
            <text:p>07.12.2021</text:p>
          </table:table-cell>
          <table:table-cell table:style-name="ce4" office:value-type="string" calcext:value-type="string">
            <text:p>3,026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,026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61120338824" calcext:value-type="float">
            <text:p>61120338824</text:p>
          </table:table-cell>
          <table:table-cell table:style-name="ce4" office:value-type="string" calcext:value-type="string">
            <text:p>HAYRETTİN ASIL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1-04-04" calcext:value-type="date">
            <text:p>04.04.1961</text:p>
          </table:table-cell>
          <table:table-cell table:formula="of:=2022-YEAR([.D918])" office:value-type="float" office:value="61" calcext:value-type="float">
            <text:p>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7T13:07:03" calcext:value-type="date">
            <text:p>07.12.2021</text:p>
          </table:table-cell>
          <table:table-cell table:style-name="ce4" office:value-type="string" calcext:value-type="string">
            <text:p>749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749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1719424732" calcext:value-type="float">
            <text:p>41719424732</text:p>
          </table:table-cell>
          <table:table-cell table:style-name="ce4" office:value-type="string" calcext:value-type="string">
            <text:p>NİHAL UÇA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3-06-04" calcext:value-type="date">
            <text:p>04.06.1993</text:p>
          </table:table-cell>
          <table:table-cell table:formula="of:=2022-YEAR([.D919])" office:value-type="float" office:value="29" calcext:value-type="float">
            <text:p>2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7T13:09:53" calcext:value-type="date">
            <text:p>07.12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2214408678" calcext:value-type="float">
            <text:p>42214408678</text:p>
          </table:table-cell>
          <table:table-cell table:style-name="ce4" office:value-type="string" calcext:value-type="string">
            <text:p>REFİKA ŞENEL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4-11-21" calcext:value-type="date">
            <text:p>21.11.1954</text:p>
          </table:table-cell>
          <table:table-cell table:formula="of:=2022-YEAR([.D920])" office:value-type="float" office:value="68" calcext:value-type="float">
            <text:p>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7T13:09:54" calcext:value-type="date">
            <text:p>07.12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5560296206" calcext:value-type="float">
            <text:p>15560296206</text:p>
          </table:table-cell>
          <table:table-cell table:style-name="ce4" office:value-type="string" calcext:value-type="string">
            <text:p>FARUK KIYMET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3-12-15" calcext:value-type="date">
            <text:p>15.12.1963</text:p>
          </table:table-cell>
          <table:table-cell table:formula="of:=2022-YEAR([.D921])" office:value-type="float" office:value="59" calcext:value-type="float">
            <text:p>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8T11:00:47" calcext:value-type="date">
            <text:p>08.12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7180224218" calcext:value-type="float">
            <text:p>17180224218</text:p>
          </table:table-cell>
          <table:table-cell table:style-name="ce4" office:value-type="string" calcext:value-type="string">
            <text:p>ŞABAN SÜMBÜL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1-09-20" calcext:value-type="date">
            <text:p>20.09.1981</text:p>
          </table:table-cell>
          <table:table-cell table:formula="of:=2022-YEAR([.D922])" office:value-type="float" office:value="41" calcext:value-type="float">
            <text:p>4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8T13:24:48" calcext:value-type="date">
            <text:p>08.12.2021</text:p>
          </table:table-cell>
          <table:table-cell table:style-name="ce4" office:value-type="string" calcext:value-type="string">
            <text:p>194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94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8844413824" calcext:value-type="float">
            <text:p>28844413824</text:p>
          </table:table-cell>
          <table:table-cell table:style-name="ce4" office:value-type="string" calcext:value-type="string">
            <text:p>RABİYE ARSLA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8-04-01" calcext:value-type="date">
            <text:p>01.04.1978</text:p>
          </table:table-cell>
          <table:table-cell table:formula="of:=2022-YEAR([.D923])" office:value-type="float" office:value="44" calcext:value-type="float">
            <text:p>4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8T13:37:05" calcext:value-type="date">
            <text:p>08.12.2021</text:p>
          </table:table-cell>
          <table:table-cell table:style-name="ce4" office:value-type="string" calcext:value-type="string">
            <text:p>4,908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4,908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5774955790" calcext:value-type="float">
            <text:p>25774955790</text:p>
          </table:table-cell>
          <table:table-cell table:style-name="ce4" office:value-type="string" calcext:value-type="string">
            <text:p>MUSA GÜRE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0-05-02" calcext:value-type="date">
            <text:p>02.05.1980</text:p>
          </table:table-cell>
          <table:table-cell table:formula="of:=2022-YEAR([.D924])" office:value-type="float" office:value="42" calcext:value-type="float">
            <text:p>4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8T13:38:53" calcext:value-type="date">
            <text:p>08.12.2021</text:p>
          </table:table-cell>
          <table:table-cell table:style-name="ce4" office:value-type="string" calcext:value-type="string">
            <text:p>181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81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8606861962" calcext:value-type="float">
            <text:p>28606861962</text:p>
          </table:table-cell>
          <table:table-cell table:style-name="ce4" office:value-type="string" calcext:value-type="string">
            <text:p>SEMANUR YILMAZ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6-04-23" calcext:value-type="date">
            <text:p>23.04.1996</text:p>
          </table:table-cell>
          <table:table-cell table:formula="of:=2022-YEAR([.D925])" office:value-type="float" office:value="26" calcext:value-type="float">
            <text:p>2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8T14:25:20" calcext:value-type="date">
            <text:p>08.12.2021</text:p>
          </table:table-cell>
          <table:table-cell table:style-name="ce4" office:value-type="string" calcext:value-type="string">
            <text:p>911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911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1238001578" calcext:value-type="float">
            <text:p>11238001578</text:p>
          </table:table-cell>
          <table:table-cell table:style-name="ce4" office:value-type="string" calcext:value-type="string">
            <text:p>MEHMET ZEKİ ÇOKOL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0-12-15" calcext:value-type="date">
            <text:p>15.12.1960</text:p>
          </table:table-cell>
          <table:table-cell table:formula="of:=2022-YEAR([.D926])" office:value-type="float" office:value="62" calcext:value-type="float">
            <text:p>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9T10:35:10" calcext:value-type="date">
            <text:p>09.12.2021</text:p>
          </table:table-cell>
          <table:table-cell table:style-name="ce4" office:value-type="string" calcext:value-type="string">
            <text:p>992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992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8871746948" calcext:value-type="float">
            <text:p>48871746948</text:p>
          </table:table-cell>
          <table:table-cell table:style-name="ce4" office:value-type="string" calcext:value-type="string">
            <text:p>NAZIM GÜREL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3-09-30" calcext:value-type="date">
            <text:p>30.09.1963</text:p>
          </table:table-cell>
          <table:table-cell table:formula="of:=2022-YEAR([.D927])" office:value-type="float" office:value="59" calcext:value-type="float">
            <text:p>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9T11:29:35" calcext:value-type="date">
            <text:p>09.12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8804415858" calcext:value-type="float">
            <text:p>58804415858</text:p>
          </table:table-cell>
          <table:table-cell table:style-name="ce4" office:value-type="string" calcext:value-type="string">
            <text:p>GÜLAY DURU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5-06-20" calcext:value-type="date">
            <text:p>20.06.1975</text:p>
          </table:table-cell>
          <table:table-cell table:formula="of:=2022-YEAR([.D928])" office:value-type="float" office:value="47" calcext:value-type="float">
            <text:p>4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9T12:42:33" calcext:value-type="date">
            <text:p>09.12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1791794822" calcext:value-type="float">
            <text:p>41791794822</text:p>
          </table:table-cell>
          <table:table-cell table:style-name="ce4" office:value-type="string" calcext:value-type="string">
            <text:p>NURİ BÜYÜKŞAHİ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9-08-15" calcext:value-type="date">
            <text:p>15.08.1959</text:p>
          </table:table-cell>
          <table:table-cell table:formula="of:=2022-YEAR([.D929])" office:value-type="float" office:value="63" calcext:value-type="float">
            <text:p>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9T12:54:17" calcext:value-type="date">
            <text:p>09.12.2021</text:p>
          </table:table-cell>
          <table:table-cell table:style-name="ce4" office:value-type="string" calcext:value-type="string">
            <text:p>359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59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1797421814" calcext:value-type="float">
            <text:p>41797421814</text:p>
          </table:table-cell>
          <table:table-cell table:style-name="ce4" office:value-type="string" calcext:value-type="string">
            <text:p>ÇETİN BOZDEMİ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0-03-05" calcext:value-type="date">
            <text:p>05.03.1970</text:p>
          </table:table-cell>
          <table:table-cell table:formula="of:=2022-YEAR([.D930])" office:value-type="float" office:value="52" calcext:value-type="float">
            <text:p>5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9T12:58:09" calcext:value-type="date">
            <text:p>09.12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6997247106" calcext:value-type="float">
            <text:p>16997247106</text:p>
          </table:table-cell>
          <table:table-cell table:style-name="ce4" office:value-type="string" calcext:value-type="string">
            <text:p>ZÜLFİKİR KAPUSUZ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48-07-01" calcext:value-type="date">
            <text:p>01.07.1948</text:p>
          </table:table-cell>
          <table:table-cell table:formula="of:=2022-YEAR([.D931])" office:value-type="float" office:value="74" calcext:value-type="float">
            <text:p>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9T15:08:27" calcext:value-type="date">
            <text:p>09.12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6855817240" calcext:value-type="float">
            <text:p>46855817240</text:p>
          </table:table-cell>
          <table:table-cell table:style-name="ce4" office:value-type="string" calcext:value-type="string">
            <text:p>ARİFE ERE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1-03-10" calcext:value-type="date">
            <text:p>10.03.1971</text:p>
          </table:table-cell>
          <table:table-cell table:formula="of:=2022-YEAR([.D932])" office:value-type="float" office:value="51" calcext:value-type="float">
            <text:p>5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9T15:09:44" calcext:value-type="date">
            <text:p>09.12.2021</text:p>
          </table:table-cell>
          <table:table-cell table:style-name="ce4" office:value-type="string" calcext:value-type="string">
            <text:p>158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58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0235807648" calcext:value-type="float">
            <text:p>30235807648</text:p>
          </table:table-cell>
          <table:table-cell table:style-name="ce4" office:value-type="string" calcext:value-type="string">
            <text:p>CEMİLE YILMAZ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8-01-01" calcext:value-type="date">
            <text:p>01.01.1968</text:p>
          </table:table-cell>
          <table:table-cell table:formula="of:=2022-YEAR([.D933])" office:value-type="float" office:value="54" calcext:value-type="float">
            <text:p>5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0T10:13:31" calcext:value-type="date">
            <text:p>10.12.2021</text:p>
          </table:table-cell>
          <table:table-cell table:style-name="ce4" office:value-type="string" calcext:value-type="string">
            <text:p>96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96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1809421436" calcext:value-type="float">
            <text:p>41809421436</text:p>
          </table:table-cell>
          <table:table-cell table:style-name="ce4" office:value-type="string" calcext:value-type="string">
            <text:p>METİN BOZDEMİ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4-06-01" calcext:value-type="date">
            <text:p>01.06.1964</text:p>
          </table:table-cell>
          <table:table-cell table:formula="of:=2022-YEAR([.D934])" office:value-type="float" office:value="58" calcext:value-type="float">
            <text:p>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0T11:04:35" calcext:value-type="date">
            <text:p>10.12.2021</text:p>
          </table:table-cell>
          <table:table-cell table:style-name="ce4" office:value-type="string" calcext:value-type="string">
            <text:p>555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555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2586061718" calcext:value-type="float">
            <text:p>22586061718</text:p>
          </table:table-cell>
          <table:table-cell table:style-name="ce4" office:value-type="string" calcext:value-type="string">
            <text:p>MEHTAP Ü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9-09-28" calcext:value-type="date">
            <text:p>28.09.1979</text:p>
          </table:table-cell>
          <table:table-cell table:formula="of:=2022-YEAR([.D935])" office:value-type="float" office:value="43" calcext:value-type="float">
            <text:p>4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0T11:37:07" calcext:value-type="date">
            <text:p>10.12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4090678894" calcext:value-type="float">
            <text:p>34090678894</text:p>
          </table:table-cell>
          <table:table-cell table:style-name="ce4" office:value-type="string" calcext:value-type="string">
            <text:p>NEŞE KAYA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5-01-02" calcext:value-type="date">
            <text:p>02.01.1965</text:p>
          </table:table-cell>
          <table:table-cell table:formula="of:=2022-YEAR([.D936])" office:value-type="float" office:value="57" calcext:value-type="float">
            <text:p>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0T11:37:08" calcext:value-type="date">
            <text:p>10.12.2021</text:p>
          </table:table-cell>
          <table:table-cell table:style-name="ce4" office:value-type="string" calcext:value-type="string">
            <text:p>7,309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7,309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3126043966" calcext:value-type="float">
            <text:p>23126043966</text:p>
          </table:table-cell>
          <table:table-cell table:style-name="ce4" office:value-type="string" calcext:value-type="string">
            <text:p>ÖZLEM IŞIK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4-07-01" calcext:value-type="date">
            <text:p>01.07.1984</text:p>
          </table:table-cell>
          <table:table-cell table:formula="of:=2022-YEAR([.D937])" office:value-type="float" office:value="38" calcext:value-type="float">
            <text:p>3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0T11:37:09" calcext:value-type="date">
            <text:p>10.12.2021</text:p>
          </table:table-cell>
          <table:table-cell table:style-name="ce4" office:value-type="string" calcext:value-type="string">
            <text:p>329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29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4591698980" calcext:value-type="float">
            <text:p>14591698980</text:p>
          </table:table-cell>
          <table:table-cell table:style-name="ce4" office:value-type="string" calcext:value-type="string">
            <text:p>ZEKİYE ÖNDE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7-03-06" calcext:value-type="date">
            <text:p>06.03.1957</text:p>
          </table:table-cell>
          <table:table-cell table:formula="of:=2022-YEAR([.D938])" office:value-type="float" office:value="65" calcext:value-type="float">
            <text:p>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0T11:50:07" calcext:value-type="date">
            <text:p>10.12.2021</text:p>
          </table:table-cell>
          <table:table-cell table:style-name="ce4" office:value-type="string" calcext:value-type="string">
            <text:p>982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982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3301371908" calcext:value-type="float">
            <text:p>13301371908</text:p>
          </table:table-cell>
          <table:table-cell table:style-name="ce4" office:value-type="string" calcext:value-type="string">
            <text:p>ABBAS KÖYLÜ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6-02-28" calcext:value-type="date">
            <text:p>28.02.1966</text:p>
          </table:table-cell>
          <table:table-cell table:formula="of:=2022-YEAR([.D939])" office:value-type="float" office:value="56" calcext:value-type="float">
            <text:p>5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0T11:54:02" calcext:value-type="date">
            <text:p>10.12.2021</text:p>
          </table:table-cell>
          <table:table-cell table:style-name="ce4" office:value-type="string" calcext:value-type="string">
            <text:p>7,376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7,376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4850987496" calcext:value-type="float">
            <text:p>24850987496</text:p>
          </table:table-cell>
          <table:table-cell table:style-name="ce4" office:value-type="string" calcext:value-type="string">
            <text:p>AYLİN GÜ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3-06-12" calcext:value-type="date">
            <text:p>12.06.1993</text:p>
          </table:table-cell>
          <table:table-cell table:formula="of:=2022-YEAR([.D940])" office:value-type="float" office:value="29" calcext:value-type="float">
            <text:p>2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0T14:31:55" calcext:value-type="date">
            <text:p>10.12.2021</text:p>
          </table:table-cell>
          <table:table-cell table:style-name="ce4" office:value-type="string" calcext:value-type="string">
            <text:p>89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89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5536297008" calcext:value-type="float">
            <text:p>15536297008</text:p>
          </table:table-cell>
          <table:table-cell table:style-name="ce4" office:value-type="string" calcext:value-type="string">
            <text:p>MUHAMMED ALİ KIYMET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5-02-15" calcext:value-type="date">
            <text:p>15.02.1985</text:p>
          </table:table-cell>
          <table:table-cell table:formula="of:=2022-YEAR([.D941])" office:value-type="float" office:value="37" calcext:value-type="float">
            <text:p>3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3T12:25:17" calcext:value-type="date">
            <text:p>13.12.2021</text:p>
          </table:table-cell>
          <table:table-cell table:style-name="ce4" office:value-type="string" calcext:value-type="string">
            <text:p>1,557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,557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3495401480" calcext:value-type="float">
            <text:p>23495401480</text:p>
          </table:table-cell>
          <table:table-cell table:style-name="ce4" office:value-type="string" calcext:value-type="string">
            <text:p>SEVDA YİĞİT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3-10-10" calcext:value-type="date">
            <text:p>10.10.1983</text:p>
          </table:table-cell>
          <table:table-cell table:formula="of:=2022-YEAR([.D942])" office:value-type="float" office:value="39" calcext:value-type="float">
            <text:p>3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3T12:25:18" calcext:value-type="date">
            <text:p>13.12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1128110624" calcext:value-type="float">
            <text:p>21128110624</text:p>
          </table:table-cell>
          <table:table-cell table:style-name="ce4" office:value-type="string" calcext:value-type="string">
            <text:p>TALİP EKİCİ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7-05-13" calcext:value-type="date">
            <text:p>13.05.1957</text:p>
          </table:table-cell>
          <table:table-cell table:formula="of:=2022-YEAR([.D943])" office:value-type="float" office:value="65" calcext:value-type="float">
            <text:p>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3T12:30:59" calcext:value-type="date">
            <text:p>13.12.2021</text:p>
          </table:table-cell>
          <table:table-cell table:style-name="ce4" office:value-type="string" calcext:value-type="string">
            <text:p>4,179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4,179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6921479336" calcext:value-type="float">
            <text:p>26921479336</text:p>
          </table:table-cell>
          <table:table-cell table:style-name="ce4" office:value-type="string" calcext:value-type="string">
            <text:p>HARUN KORKMAZ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8-05-03" calcext:value-type="date">
            <text:p>03.05.1978</text:p>
          </table:table-cell>
          <table:table-cell table:formula="of:=2022-YEAR([.D944])" office:value-type="float" office:value="44" calcext:value-type="float">
            <text:p>4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3T15:21:02" calcext:value-type="date">
            <text:p>13.12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9718157784" calcext:value-type="float">
            <text:p>19718157784</text:p>
          </table:table-cell>
          <table:table-cell table:style-name="ce4" office:value-type="string" calcext:value-type="string">
            <text:p>İSA GÖRMEZ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4-03-01" calcext:value-type="date">
            <text:p>01.03.1974</text:p>
          </table:table-cell>
          <table:table-cell table:formula="of:=2022-YEAR([.D945])" office:value-type="float" office:value="48" calcext:value-type="float">
            <text:p>4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4T11:35:37" calcext:value-type="date">
            <text:p>14.12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9980185870" calcext:value-type="float">
            <text:p>59980185870</text:p>
          </table:table-cell>
          <table:table-cell table:style-name="ce4" office:value-type="string" calcext:value-type="string">
            <text:p>TUĞÇE MELİKE KELEŞ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2-04-19" calcext:value-type="date">
            <text:p>19.04.1982</text:p>
          </table:table-cell>
          <table:table-cell table:formula="of:=2022-YEAR([.D946])" office:value-type="float" office:value="40" calcext:value-type="float">
            <text:p>4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4T11:35:40" calcext:value-type="date">
            <text:p>14.12.2021</text:p>
          </table:table-cell>
          <table:table-cell table:style-name="ce4" office:value-type="string" calcext:value-type="string">
            <text:p>34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4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5575803116" calcext:value-type="float">
            <text:p>15575803116</text:p>
          </table:table-cell>
          <table:table-cell table:style-name="ce4" office:value-type="string" calcext:value-type="string">
            <text:p>NURGÜL ŞENTÜRK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5-07-22" calcext:value-type="date">
            <text:p>22.07.1985</text:p>
          </table:table-cell>
          <table:table-cell table:formula="of:=2022-YEAR([.D947])" office:value-type="float" office:value="37" calcext:value-type="float">
            <text:p>3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4T14:25:31" calcext:value-type="date">
            <text:p>14.12.2021</text:p>
          </table:table-cell>
          <table:table-cell table:style-name="ce4" office:value-type="string" calcext:value-type="string">
            <text:p>73,435,05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73,435,050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9739863020" calcext:value-type="float">
            <text:p>39739863020</text:p>
          </table:table-cell>
          <table:table-cell table:style-name="ce4" office:value-type="string" calcext:value-type="string">
            <text:p>MERVE AKÇAY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6-02-24" calcext:value-type="date">
            <text:p>24.02.1996</text:p>
          </table:table-cell>
          <table:table-cell table:formula="of:=2022-YEAR([.D948])" office:value-type="float" office:value="26" calcext:value-type="float">
            <text:p>2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4T15:46:21" calcext:value-type="date">
            <text:p>14.12.2021</text:p>
          </table:table-cell>
          <table:table-cell table:style-name="ce4" office:value-type="string" calcext:value-type="string">
            <text:p>1,302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,302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2745390442" calcext:value-type="float">
            <text:p>42745390442</text:p>
          </table:table-cell>
          <table:table-cell table:style-name="ce4" office:value-type="string" calcext:value-type="string">
            <text:p>SADIK GEÇGEL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2-08-01" calcext:value-type="date">
            <text:p>01.08.1982</text:p>
          </table:table-cell>
          <table:table-cell table:formula="of:=2022-YEAR([.D949])" office:value-type="float" office:value="40" calcext:value-type="float">
            <text:p>4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5T11:50:16" calcext:value-type="date">
            <text:p>15.12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4374899402" calcext:value-type="float">
            <text:p>44374899402</text:p>
          </table:table-cell>
          <table:table-cell table:style-name="ce4" office:value-type="string" calcext:value-type="string">
            <text:p>FADİME İLTE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1-01-03" calcext:value-type="date">
            <text:p>03.01.1961</text:p>
          </table:table-cell>
          <table:table-cell table:formula="of:=2022-YEAR([.D950])" office:value-type="float" office:value="61" calcext:value-type="float">
            <text:p>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6T13:23:06" calcext:value-type="date">
            <text:p>16.12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6815151538" calcext:value-type="float">
            <text:p>36815151538</text:p>
          </table:table-cell>
          <table:table-cell table:style-name="ce4" office:value-type="string" calcext:value-type="string">
            <text:p>HACER ZEYLEK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4-08-01" calcext:value-type="date">
            <text:p>01.08.1964</text:p>
          </table:table-cell>
          <table:table-cell table:formula="of:=2022-YEAR([.D951])" office:value-type="float" office:value="58" calcext:value-type="float">
            <text:p>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6T13:42:35" calcext:value-type="date">
            <text:p>16.12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6643593920" calcext:value-type="float">
            <text:p>36643593920</text:p>
          </table:table-cell>
          <table:table-cell table:style-name="ce4" office:value-type="string" calcext:value-type="string">
            <text:p>BAHAR İPEK ARAS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6-02-02" calcext:value-type="date">
            <text:p>02.02.1986</text:p>
          </table:table-cell>
          <table:table-cell table:formula="of:=2022-YEAR([.D952])" office:value-type="float" office:value="36" calcext:value-type="float">
            <text:p>3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6T13:44:09" calcext:value-type="date">
            <text:p>16.12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63412074502" calcext:value-type="float">
            <text:p>63412074502</text:p>
          </table:table-cell>
          <table:table-cell table:style-name="ce4" office:value-type="string" calcext:value-type="string">
            <text:p>ERCAN ÖZTAŞ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2000-04-12" calcext:value-type="date">
            <text:p>12.04.2000</text:p>
          </table:table-cell>
          <table:table-cell table:formula="of:=2022-YEAR([.D953])" office:value-type="float" office:value="22" calcext:value-type="float">
            <text:p>2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6T13:44:10" calcext:value-type="date">
            <text:p>16.12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4728923152" calcext:value-type="float">
            <text:p>14728923152</text:p>
          </table:table-cell>
          <table:table-cell table:style-name="ce4" office:value-type="string" calcext:value-type="string">
            <text:p>İRFAN GÖKSUOĞLU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9-02-01" calcext:value-type="date">
            <text:p>01.02.1989</text:p>
          </table:table-cell>
          <table:table-cell table:formula="of:=2022-YEAR([.D954])" office:value-type="float" office:value="33" calcext:value-type="float">
            <text:p>3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7T13:21:04" calcext:value-type="date">
            <text:p>17.12.2021</text:p>
          </table:table-cell>
          <table:table-cell table:style-name="ce4" office:value-type="string" calcext:value-type="string">
            <text:p>874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874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3760356270" calcext:value-type="float">
            <text:p>13760356270</text:p>
          </table:table-cell>
          <table:table-cell table:style-name="ce4" office:value-type="string" calcext:value-type="string">
            <text:p>HÜSNÜ YILMAZ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6-01-01" calcext:value-type="date">
            <text:p>01.01.1966</text:p>
          </table:table-cell>
          <table:table-cell table:formula="of:=2022-YEAR([.D955])" office:value-type="float" office:value="56" calcext:value-type="float">
            <text:p>5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20T13:53:11" calcext:value-type="date">
            <text:p>20.12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6097839126" calcext:value-type="float">
            <text:p>16097839126</text:p>
          </table:table-cell>
          <table:table-cell table:style-name="ce4" office:value-type="string" calcext:value-type="string">
            <text:p>NURTEN DEMİ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4-04-06" calcext:value-type="date">
            <text:p>06.04.1964</text:p>
          </table:table-cell>
          <table:table-cell table:formula="of:=2022-YEAR([.D956])" office:value-type="float" office:value="58" calcext:value-type="float">
            <text:p>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20T14:48:12" calcext:value-type="date">
            <text:p>20.12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9001514902" calcext:value-type="float">
            <text:p>39001514902</text:p>
          </table:table-cell>
          <table:table-cell table:style-name="ce4" office:value-type="string" calcext:value-type="string">
            <text:p>NECİP UZU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8-04-30" calcext:value-type="date">
            <text:p>30.04.1978</text:p>
          </table:table-cell>
          <table:table-cell table:formula="of:=2022-YEAR([.D957])" office:value-type="float" office:value="44" calcext:value-type="float">
            <text:p>4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21T13:50:45" calcext:value-type="date">
            <text:p>21.12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9710003798" calcext:value-type="float">
            <text:p>29710003798</text:p>
          </table:table-cell>
          <table:table-cell table:style-name="ce4" office:value-type="string" calcext:value-type="string">
            <text:p>HASAN BAYRAK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0-06-25" calcext:value-type="date">
            <text:p>25.06.1970</text:p>
          </table:table-cell>
          <table:table-cell table:formula="of:=2022-YEAR([.D958])" office:value-type="float" office:value="52" calcext:value-type="float">
            <text:p>5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21T13:52:33" calcext:value-type="date">
            <text:p>21.12.2021</text:p>
          </table:table-cell>
          <table:table-cell table:style-name="ce4" office:value-type="string" calcext:value-type="string">
            <text:p>224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24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4077011530" calcext:value-type="float">
            <text:p>24077011530</text:p>
          </table:table-cell>
          <table:table-cell table:style-name="ce4" office:value-type="string" calcext:value-type="string">
            <text:p>GÜLDEN DEMİ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2-02-01" calcext:value-type="date">
            <text:p>01.02.1962</text:p>
          </table:table-cell>
          <table:table-cell table:formula="of:=2022-YEAR([.D959])" office:value-type="float" office:value="60" calcext:value-type="float">
            <text:p>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22T10:57:21" calcext:value-type="date">
            <text:p>22.12.2021</text:p>
          </table:table-cell>
          <table:table-cell table:style-name="ce4" office:value-type="string" calcext:value-type="string">
            <text:p>23,98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3,98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4848320968" calcext:value-type="float">
            <text:p>44848320968</text:p>
          </table:table-cell>
          <table:table-cell table:style-name="ce4" office:value-type="string" calcext:value-type="string">
            <text:p>RUKİYE AKGÜL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5-01-01" calcext:value-type="date">
            <text:p>01.01.1965</text:p>
          </table:table-cell>
          <table:table-cell table:formula="of:=2022-YEAR([.D960])" office:value-type="float" office:value="57" calcext:value-type="float">
            <text:p>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22T10:57:22" calcext:value-type="date">
            <text:p>22.12.2021</text:p>
          </table:table-cell>
          <table:table-cell table:style-name="ce4" office:value-type="string" calcext:value-type="string">
            <text:p>9387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9387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0371507974" calcext:value-type="float">
            <text:p>50371507974</text:p>
          </table:table-cell>
          <table:table-cell table:style-name="ce4" office:value-type="string" calcext:value-type="string">
            <text:p>AHMET ARİF SAĞI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2003-09-25" calcext:value-type="date">
            <text:p>25.09.2003</text:p>
          </table:table-cell>
          <table:table-cell table:formula="of:=2022-YEAR([.D961])" office:value-type="float" office:value="19" calcext:value-type="float">
            <text:p>1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23T11:55:37" calcext:value-type="date">
            <text:p>23.12.2021</text:p>
          </table:table-cell>
          <table:table-cell table:style-name="ce4" office:value-type="string" calcext:value-type="string">
            <text:p>12110000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21100000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0945451024" calcext:value-type="float">
            <text:p>40945451024</text:p>
          </table:table-cell>
          <table:table-cell table:style-name="ce4" office:value-type="string" calcext:value-type="string">
            <text:p>MERVE DEMİRSOY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1-09-27" calcext:value-type="date">
            <text:p>27.09.1991</text:p>
          </table:table-cell>
          <table:table-cell table:formula="of:=2022-YEAR([.D962])" office:value-type="float" office:value="31" calcext:value-type="float">
            <text:p>3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23T11:56:22" calcext:value-type="date">
            <text:p>23.12.2021</text:p>
          </table:table-cell>
          <table:table-cell table:style-name="ce4" office:value-type="string" calcext:value-type="string">
            <text:p>214,2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14,2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8913184288" calcext:value-type="float">
            <text:p>48913184288</text:p>
          </table:table-cell>
          <table:table-cell table:style-name="ce4" office:value-type="string" calcext:value-type="string">
            <text:p>CABİR ÇAKMAK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1-07-29" calcext:value-type="date">
            <text:p>29.07.1981</text:p>
          </table:table-cell>
          <table:table-cell table:formula="of:=2022-YEAR([.D963])" office:value-type="float" office:value="41" calcext:value-type="float">
            <text:p>4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24T12:29:56" calcext:value-type="date">
            <text:p>24.12.2021</text:p>
          </table:table-cell>
          <table:table-cell table:style-name="ce4" office:value-type="string" calcext:value-type="string">
            <text:p>44,93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44,93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0909451596" calcext:value-type="float">
            <text:p>40909451596</text:p>
          </table:table-cell>
          <table:table-cell table:style-name="ce4" office:value-type="string" calcext:value-type="string">
            <text:p>HÜSEYİN AKDAĞ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7-03-22" calcext:value-type="date">
            <text:p>22.03.1987</text:p>
          </table:table-cell>
          <table:table-cell table:formula="of:=2022-YEAR([.D964])" office:value-type="float" office:value="35" calcext:value-type="float">
            <text:p>3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24T12:29:57" calcext:value-type="date">
            <text:p>24.12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4905317610" calcext:value-type="float">
            <text:p>44905317610</text:p>
          </table:table-cell>
          <table:table-cell table:style-name="ce4" office:value-type="string" calcext:value-type="string">
            <text:p>ŞERİFE KAYA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47-03-20" calcext:value-type="date">
            <text:p>20.03.1947</text:p>
          </table:table-cell>
          <table:table-cell table:formula="of:=2022-YEAR([.D965])" office:value-type="float" office:value="75" calcext:value-type="float">
            <text:p>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24T12:29:57" calcext:value-type="date">
            <text:p>24.12.2021</text:p>
          </table:table-cell>
          <table:table-cell table:style-name="ce4" office:value-type="string" calcext:value-type="string">
            <text:p>8088000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80880000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3600361744" calcext:value-type="float">
            <text:p>43600361744</text:p>
          </table:table-cell>
          <table:table-cell table:style-name="ce4" office:value-type="string" calcext:value-type="string">
            <text:p>HACI ALİ ÖNCÜ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5-01-01" calcext:value-type="date">
            <text:p>01.01.1955</text:p>
          </table:table-cell>
          <table:table-cell table:formula="of:=2022-YEAR([.D966])" office:value-type="float" office:value="67" calcext:value-type="float">
            <text:p>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27T09:40:27" calcext:value-type="date">
            <text:p>27.12.2021</text:p>
          </table:table-cell>
          <table:table-cell table:style-name="ce4" office:value-type="string" calcext:value-type="string">
            <text:p>85,57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85,57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9553496688" calcext:value-type="float">
            <text:p>39553496688</text:p>
          </table:table-cell>
          <table:table-cell table:style-name="ce4" office:value-type="string" calcext:value-type="string">
            <text:p>GÜLBEYAZ BOZDEMİ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8-12-17" calcext:value-type="date">
            <text:p>17.12.1958</text:p>
          </table:table-cell>
          <table:table-cell table:formula="of:=2022-YEAR([.D967])" office:value-type="float" office:value="64" calcext:value-type="float">
            <text:p>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27T09:50:28" calcext:value-type="date">
            <text:p>27.12.2021</text:p>
          </table:table-cell>
          <table:table-cell table:style-name="ce4" office:value-type="string" calcext:value-type="string">
            <text:p>69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690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7293798740" calcext:value-type="float">
            <text:p>47293798740</text:p>
          </table:table-cell>
          <table:table-cell table:style-name="ce4" office:value-type="string" calcext:value-type="string">
            <text:p>RAFET VURUCU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7-06-10" calcext:value-type="date">
            <text:p>10.06.1977</text:p>
          </table:table-cell>
          <table:table-cell table:formula="of:=2022-YEAR([.D968])" office:value-type="float" office:value="45" calcext:value-type="float">
            <text:p>4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28T13:43:31" calcext:value-type="date">
            <text:p>28.12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1996972868" calcext:value-type="float">
            <text:p>11996972868</text:p>
          </table:table-cell>
          <table:table-cell table:style-name="ce4" office:value-type="string" calcext:value-type="string">
            <text:p>SÜHEYLA ÇİĞDEM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4-01-01" calcext:value-type="date">
            <text:p>01.01.1974</text:p>
          </table:table-cell>
          <table:table-cell table:formula="of:=2022-YEAR([.D969])" office:value-type="float" office:value="48" calcext:value-type="float">
            <text:p>4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28T13:43:32" calcext:value-type="date">
            <text:p>28.12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1707984606" calcext:value-type="float">
            <text:p>41707984606</text:p>
          </table:table-cell>
          <table:table-cell table:style-name="ce4" office:value-type="string" calcext:value-type="string">
            <text:p>NAHİDE GÜNAYDI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8-02-02" calcext:value-type="date">
            <text:p>02.02.1968</text:p>
          </table:table-cell>
          <table:table-cell table:formula="of:=2022-YEAR([.D970])" office:value-type="float" office:value="54" calcext:value-type="float">
            <text:p>5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29T10:32:54" calcext:value-type="date">
            <text:p>29.12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4067240130" calcext:value-type="float">
            <text:p>34067240130</text:p>
          </table:table-cell>
          <table:table-cell table:style-name="ce4" office:value-type="string" calcext:value-type="string">
            <text:p>REMZİ ŞAHİ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7-03-15" calcext:value-type="date">
            <text:p>15.03.1957</text:p>
          </table:table-cell>
          <table:table-cell table:formula="of:=2022-YEAR([.D971])" office:value-type="float" office:value="65" calcext:value-type="float">
            <text:p>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29T11:37:02" calcext:value-type="date">
            <text:p>29.12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8270244686" calcext:value-type="float">
            <text:p>58270244686</text:p>
          </table:table-cell>
          <table:table-cell table:style-name="ce4" office:value-type="string" calcext:value-type="string">
            <text:p>DURDANE TEKİ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7-07-10" calcext:value-type="date">
            <text:p>10.07.1967</text:p>
          </table:table-cell>
          <table:table-cell table:formula="of:=2022-YEAR([.D972])" office:value-type="float" office:value="55" calcext:value-type="float">
            <text:p>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29T12:11:09" calcext:value-type="date">
            <text:p>29.12.2021</text:p>
          </table:table-cell>
          <table:table-cell table:style-name="ce4" office:value-type="string" calcext:value-type="string">
            <text:p>6,104x10^2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6,104x10^2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7750224334" calcext:value-type="float">
            <text:p>17750224334</text:p>
          </table:table-cell>
          <table:table-cell table:style-name="ce4" office:value-type="string" calcext:value-type="string">
            <text:p>HALİME GÜMÜŞ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1-01-15" calcext:value-type="date">
            <text:p>15.01.1991</text:p>
          </table:table-cell>
          <table:table-cell table:formula="of:=2022-YEAR([.D973])" office:value-type="float" office:value="31" calcext:value-type="float">
            <text:p>3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30T13:17:13" calcext:value-type="date">
            <text:p>30.12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70393029766" calcext:value-type="float">
            <text:p>70393029766</text:p>
          </table:table-cell>
          <table:table-cell table:style-name="ce4" office:value-type="string" calcext:value-type="string">
            <text:p>HAKAN KARASU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7-12-09" calcext:value-type="date">
            <text:p>09.12.1987</text:p>
          </table:table-cell>
          <table:table-cell table:formula="of:=2022-YEAR([.D974])" office:value-type="float" office:value="35" calcext:value-type="float">
            <text:p>3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30T15:21:20" calcext:value-type="date">
            <text:p>30.12.2021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6640594074" calcext:value-type="float">
            <text:p>36640594074</text:p>
          </table:table-cell>
          <table:table-cell table:style-name="ce4" office:value-type="string" calcext:value-type="string">
            <text:p>GÜLCAN ÖZTÜRK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7-02-19" calcext:value-type="date">
            <text:p>19.02.1987</text:p>
          </table:table-cell>
          <table:table-cell table:formula="of:=2022-YEAR([.D975])" office:value-type="float" office:value="35" calcext:value-type="float">
            <text:p>3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3T10:46:34" calcext:value-type="date">
            <text:p>03.01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8619752316" calcext:value-type="float">
            <text:p>48619752316</text:p>
          </table:table-cell>
          <table:table-cell table:style-name="ce4" office:value-type="string" calcext:value-type="string">
            <text:p>MEHMET ŞİMŞEK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47-05-25" calcext:value-type="date">
            <text:p>25.05.1947</text:p>
          </table:table-cell>
          <table:table-cell table:formula="of:=2022-YEAR([.D976])" office:value-type="float" office:value="75" calcext:value-type="float">
            <text:p>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3T10:46:35" calcext:value-type="date">
            <text:p>03.01.2022</text:p>
          </table:table-cell>
          <table:table-cell table:style-name="ce4" office:value-type="string" calcext:value-type="string">
            <text:p>478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478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71428085948" calcext:value-type="float">
            <text:p>71428085948</text:p>
          </table:table-cell>
          <table:table-cell table:style-name="ce4" office:value-type="string" calcext:value-type="string">
            <text:p>SERAP PERK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2-05-28" calcext:value-type="date">
            <text:p>28.05.1992</text:p>
          </table:table-cell>
          <table:table-cell table:formula="of:=2022-YEAR([.D977])" office:value-type="float" office:value="30" calcext:value-type="float">
            <text:p>3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3T10:46:37" calcext:value-type="date">
            <text:p>03.01.2022</text:p>
          </table:table-cell>
          <table:table-cell table:style-name="ce4" office:value-type="string" calcext:value-type="string">
            <text:p>65150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651500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9841152854" calcext:value-type="float">
            <text:p>19841152854</text:p>
          </table:table-cell>
          <table:table-cell table:style-name="ce4" office:value-type="string" calcext:value-type="string">
            <text:p>SALİH EVCİL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5-01-24" calcext:value-type="date">
            <text:p>24.01.1965</text:p>
          </table:table-cell>
          <table:table-cell table:formula="of:=2022-YEAR([.D978])" office:value-type="float" office:value="57" calcext:value-type="float">
            <text:p>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3T13:34:59" calcext:value-type="date">
            <text:p>03.01.2022</text:p>
          </table:table-cell>
          <table:table-cell table:style-name="ce4" office:value-type="string" calcext:value-type="string">
            <text:p>28,42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8,42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7254467670" calcext:value-type="float">
            <text:p>27254467670</text:p>
          </table:table-cell>
          <table:table-cell table:style-name="ce4" office:value-type="string" calcext:value-type="string">
            <text:p>AYŞE HAS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4-01-15" calcext:value-type="date">
            <text:p>15.01.1974</text:p>
          </table:table-cell>
          <table:table-cell table:formula="of:=2022-YEAR([.D979])" office:value-type="float" office:value="48" calcext:value-type="float">
            <text:p>4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3T15:54:52" calcext:value-type="date">
            <text:p>03.01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9311837532" calcext:value-type="float">
            <text:p>29311837532</text:p>
          </table:table-cell>
          <table:table-cell table:style-name="ce4" office:value-type="string" calcext:value-type="string">
            <text:p>ÜMMÜGÜLSÜM HALIM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5-04-17" calcext:value-type="date">
            <text:p>17.04.1985</text:p>
          </table:table-cell>
          <table:table-cell table:formula="of:=2022-YEAR([.D980])" office:value-type="float" office:value="37" calcext:value-type="float">
            <text:p>3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4T14:05:21" calcext:value-type="date">
            <text:p>04.01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8653192454" calcext:value-type="float">
            <text:p>18653192454</text:p>
          </table:table-cell>
          <table:table-cell table:style-name="ce4" office:value-type="string" calcext:value-type="string">
            <text:p>GÜLHAN KUŞLUK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6-12-01" calcext:value-type="date">
            <text:p>01.12.1976</text:p>
          </table:table-cell>
          <table:table-cell table:formula="of:=2022-YEAR([.D981])" office:value-type="float" office:value="46" calcext:value-type="float">
            <text:p>4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5T11:30:27" calcext:value-type="date">
            <text:p>05.01.2022</text:p>
          </table:table-cell>
          <table:table-cell table:style-name="ce4" office:value-type="string" calcext:value-type="string">
            <text:p>174,8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74,8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9499164520" calcext:value-type="float">
            <text:p>19499164520</text:p>
          </table:table-cell>
          <table:table-cell table:style-name="ce4" office:value-type="string" calcext:value-type="string">
            <text:p>MURAT YÜZBAŞIOĞLU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7-12-12" calcext:value-type="date">
            <text:p>12.12.1957</text:p>
          </table:table-cell>
          <table:table-cell table:formula="of:=2022-YEAR([.D982])" office:value-type="float" office:value="65" calcext:value-type="float">
            <text:p>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5T11:30:28" calcext:value-type="date">
            <text:p>05.01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9574162038" calcext:value-type="float">
            <text:p>19574162038</text:p>
          </table:table-cell>
          <table:table-cell table:style-name="ce4" office:value-type="string" calcext:value-type="string">
            <text:p>HATİCE FIRATLI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3-02-10" calcext:value-type="date">
            <text:p>10.02.1973</text:p>
          </table:table-cell>
          <table:table-cell table:formula="of:=2022-YEAR([.D983])" office:value-type="float" office:value="49" calcext:value-type="float">
            <text:p>4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5T13:04:39" calcext:value-type="date">
            <text:p>05.01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8361760768" calcext:value-type="float">
            <text:p>48361760768</text:p>
          </table:table-cell>
          <table:table-cell table:style-name="ce4" office:value-type="string" calcext:value-type="string">
            <text:p>SEMRA KALAYCI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5-03-06" calcext:value-type="date">
            <text:p>06.03.1965</text:p>
          </table:table-cell>
          <table:table-cell table:formula="of:=2022-YEAR([.D984])" office:value-type="float" office:value="57" calcext:value-type="float">
            <text:p>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5T13:15:20" calcext:value-type="date">
            <text:p>05.01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6778589430" calcext:value-type="float">
            <text:p>36778589430</text:p>
          </table:table-cell>
          <table:table-cell table:style-name="ce4" office:value-type="string" calcext:value-type="string">
            <text:p>ABDULKADİR İPEK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4-12-10" calcext:value-type="date">
            <text:p>10.12.1964</text:p>
          </table:table-cell>
          <table:table-cell table:formula="of:=2022-YEAR([.D985])" office:value-type="float" office:value="58" calcext:value-type="float">
            <text:p>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6T13:15:02" calcext:value-type="date">
            <text:p>06.01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66220168180" calcext:value-type="float">
            <text:p>66220168180</text:p>
          </table:table-cell>
          <table:table-cell table:style-name="ce4" office:value-type="string" calcext:value-type="string">
            <text:p>SEMRA ÖZAYDI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9-06-25" calcext:value-type="date">
            <text:p>25.06.1979</text:p>
          </table:table-cell>
          <table:table-cell table:formula="of:=2022-YEAR([.D986])" office:value-type="float" office:value="43" calcext:value-type="float">
            <text:p>4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6T13:15:06" calcext:value-type="date">
            <text:p>06.01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2364069226" calcext:value-type="float">
            <text:p>22364069226</text:p>
          </table:table-cell>
          <table:table-cell table:style-name="ce4" office:value-type="string" calcext:value-type="string">
            <text:p>ŞERİFE YILMAZ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5-02-01" calcext:value-type="date">
            <text:p>01.02.1975</text:p>
          </table:table-cell>
          <table:table-cell table:formula="of:=2022-YEAR([.D987])" office:value-type="float" office:value="47" calcext:value-type="float">
            <text:p>4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6T13:15:08" calcext:value-type="date">
            <text:p>06.01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7050245838" calcext:value-type="float">
            <text:p>47050245838</text:p>
          </table:table-cell>
          <table:table-cell table:style-name="ce4" office:value-type="string" calcext:value-type="string">
            <text:p>ASIM ERSİ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4-01-08" calcext:value-type="date">
            <text:p>08.01.1974</text:p>
          </table:table-cell>
          <table:table-cell table:formula="of:=2022-YEAR([.D988])" office:value-type="float" office:value="48" calcext:value-type="float">
            <text:p>4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6T15:06:33" calcext:value-type="date">
            <text:p>06.01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6739256458" calcext:value-type="float">
            <text:p>16739256458</text:p>
          </table:table-cell>
          <table:table-cell table:style-name="ce4" office:value-type="string" calcext:value-type="string">
            <text:p>EMİNE DEDEOĞLU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0-08-22" calcext:value-type="date">
            <text:p>22.08.1960</text:p>
          </table:table-cell>
          <table:table-cell table:formula="of:=2022-YEAR([.D989])" office:value-type="float" office:value="62" calcext:value-type="float">
            <text:p>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6T15:23:51" calcext:value-type="date">
            <text:p>06.01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0705458294" calcext:value-type="float">
            <text:p>40705458294</text:p>
          </table:table-cell>
          <table:table-cell table:style-name="ce4" office:value-type="string" calcext:value-type="string">
            <text:p>CENGİZ DOĞA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0-01-19" calcext:value-type="date">
            <text:p>19.01.1960</text:p>
          </table:table-cell>
          <table:table-cell table:formula="of:=2022-YEAR([.D990])" office:value-type="float" office:value="62" calcext:value-type="float">
            <text:p>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6T15:27:02" calcext:value-type="date">
            <text:p>06.01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0207455906" calcext:value-type="float">
            <text:p>40207455906</text:p>
          </table:table-cell>
          <table:table-cell table:style-name="ce4" office:value-type="string" calcext:value-type="string">
            <text:p>AYLİN KAPA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3-06-12" calcext:value-type="date">
            <text:p>12.06.1983</text:p>
          </table:table-cell>
          <table:table-cell table:formula="of:=2022-YEAR([.D991])" office:value-type="float" office:value="39" calcext:value-type="float">
            <text:p>3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7T12:26:41" calcext:value-type="date">
            <text:p>07.01.2022</text:p>
          </table:table-cell>
          <table:table-cell table:style-name="ce4" office:value-type="string" calcext:value-type="string">
            <text:p>5361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5361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6554929406" calcext:value-type="float">
            <text:p>26554929406</text:p>
          </table:table-cell>
          <table:table-cell table:style-name="ce4" office:value-type="string" calcext:value-type="string">
            <text:p>HAYRETTİN BİLKAY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9-11-02" calcext:value-type="date">
            <text:p>02.11.1959</text:p>
          </table:table-cell>
          <table:table-cell table:formula="of:=2022-YEAR([.D992])" office:value-type="float" office:value="63" calcext:value-type="float">
            <text:p>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7T12:46:36" calcext:value-type="date">
            <text:p>07.01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2283405110" calcext:value-type="float">
            <text:p>42283405110</text:p>
          </table:table-cell>
          <table:table-cell table:style-name="ce4" office:value-type="string" calcext:value-type="string">
            <text:p>SALİH DİLE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1-12-29" calcext:value-type="date">
            <text:p>29.12.1971</text:p>
          </table:table-cell>
          <table:table-cell table:formula="of:=2022-YEAR([.D993])" office:value-type="float" office:value="51" calcext:value-type="float">
            <text:p>5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7T12:55:19" calcext:value-type="date">
            <text:p>07.01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9129406036" calcext:value-type="float">
            <text:p>29129406036</text:p>
          </table:table-cell>
          <table:table-cell table:style-name="ce4" office:value-type="string" calcext:value-type="string">
            <text:p>KENAN ÇOBA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8-11-28" calcext:value-type="date">
            <text:p>28.11.1968</text:p>
          </table:table-cell>
          <table:table-cell table:formula="of:=2022-YEAR([.D994])" office:value-type="float" office:value="54" calcext:value-type="float">
            <text:p>5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7T12:58:39" calcext:value-type="date">
            <text:p>07.01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2340071458" calcext:value-type="float">
            <text:p>22340071458</text:p>
          </table:table-cell>
          <table:table-cell table:style-name="ce4" office:value-type="string" calcext:value-type="string">
            <text:p>ZEYCAN YILMAZ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6-07-01" calcext:value-type="date">
            <text:p>01.07.1996</text:p>
          </table:table-cell>
          <table:table-cell table:formula="of:=2022-YEAR([.D995])" office:value-type="float" office:value="26" calcext:value-type="float">
            <text:p>2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7T13:02:44" calcext:value-type="date">
            <text:p>07.01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3077603506" calcext:value-type="float">
            <text:p>53077603506</text:p>
          </table:table-cell>
          <table:table-cell table:style-name="ce4" office:value-type="string" calcext:value-type="string">
            <text:p>SALİH ŞAHİ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47-07-01" calcext:value-type="date">
            <text:p>01.07.1947</text:p>
          </table:table-cell>
          <table:table-cell table:formula="of:=2022-YEAR([.D996])" office:value-type="float" office:value="75" calcext:value-type="float">
            <text:p>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7T14:41:53" calcext:value-type="date">
            <text:p>07.01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7136282442" calcext:value-type="float">
            <text:p>57136282442</text:p>
          </table:table-cell>
          <table:table-cell table:style-name="ce4" office:value-type="string" calcext:value-type="string">
            <text:p>AZİZ GÖKTAŞ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6-06-17" calcext:value-type="date">
            <text:p>17.06.1966</text:p>
          </table:table-cell>
          <table:table-cell table:formula="of:=2022-YEAR([.D997])" office:value-type="float" office:value="56" calcext:value-type="float">
            <text:p>5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0T13:50:01" calcext:value-type="date">
            <text:p>10.01.2022</text:p>
          </table:table-cell>
          <table:table-cell table:style-name="ce4" office:value-type="string" calcext:value-type="string">
            <text:p>140,8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40,8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5515857186" calcext:value-type="float">
            <text:p>15515857186</text:p>
          </table:table-cell>
          <table:table-cell table:style-name="ce4" office:value-type="string" calcext:value-type="string">
            <text:p>ASLIHAN ARSLA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8-05-10" calcext:value-type="date">
            <text:p>10.05.1998</text:p>
          </table:table-cell>
          <table:table-cell table:formula="of:=2022-YEAR([.D998])" office:value-type="float" office:value="24" calcext:value-type="float">
            <text:p>2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1T10:24:10" calcext:value-type="date">
            <text:p>11.01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2877385958" calcext:value-type="float">
            <text:p>42877385958</text:p>
          </table:table-cell>
          <table:table-cell table:style-name="ce4" office:value-type="string" calcext:value-type="string">
            <text:p>LEYLA ÖZTÜRK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6-02-18" calcext:value-type="date">
            <text:p>18.02.1976</text:p>
          </table:table-cell>
          <table:table-cell table:formula="of:=2022-YEAR([.D999])" office:value-type="float" office:value="46" calcext:value-type="float">
            <text:p>4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1T12:25:56" calcext:value-type="date">
            <text:p>11.01.2022</text:p>
          </table:table-cell>
          <table:table-cell table:style-name="ce4" office:value-type="string" calcext:value-type="string">
            <text:p>18,39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8,39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3999348470" calcext:value-type="float">
            <text:p>43999348470</text:p>
          </table:table-cell>
          <table:table-cell table:style-name="ce4" office:value-type="string" calcext:value-type="string">
            <text:p>SERDAR BOZDEMİ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2-08-27" calcext:value-type="date">
            <text:p>27.08.1982</text:p>
          </table:table-cell>
          <table:table-cell table:formula="of:=2022-YEAR([.D1000])" office:value-type="float" office:value="40" calcext:value-type="float">
            <text:p>4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1T12:25:57" calcext:value-type="date">
            <text:p>11.01.2022</text:p>
          </table:table-cell>
          <table:table-cell table:style-name="ce4" office:value-type="string" calcext:value-type="string">
            <text:p>68,31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68,31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0472542960" calcext:value-type="float">
            <text:p>10472542960</text:p>
          </table:table-cell>
          <table:table-cell table:style-name="ce4" office:value-type="string" calcext:value-type="string">
            <text:p>SÜLEYMAN MAHMUT KAYAGİL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6-01-22" calcext:value-type="date">
            <text:p>22.01.1976</text:p>
          </table:table-cell>
          <table:table-cell table:formula="of:=2022-YEAR([.D1001])" office:value-type="float" office:value="46" calcext:value-type="float">
            <text:p>4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1T12:25:58" calcext:value-type="date">
            <text:p>11.01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7204241382" calcext:value-type="float">
            <text:p>17204241382</text:p>
          </table:table-cell>
          <table:table-cell table:style-name="ce4" office:value-type="string" calcext:value-type="string">
            <text:p>SARE KOÇAKE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4-06-25" calcext:value-type="date">
            <text:p>25.06.1984</text:p>
          </table:table-cell>
          <table:table-cell table:formula="of:=2022-YEAR([.D1002])" office:value-type="float" office:value="38" calcext:value-type="float">
            <text:p>3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1T13:37:58" calcext:value-type="date">
            <text:p>11.01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0981676032" calcext:value-type="float">
            <text:p>20981676032</text:p>
          </table:table-cell>
          <table:table-cell table:style-name="ce4" office:value-type="string" calcext:value-type="string">
            <text:p>ALİ DURA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4-03-08" calcext:value-type="date">
            <text:p>08.03.1964</text:p>
          </table:table-cell>
          <table:table-cell table:formula="of:=2022-YEAR([.D1003])" office:value-type="float" office:value="58" calcext:value-type="float">
            <text:p>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2T11:03:34" calcext:value-type="date">
            <text:p>12.01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4000347942" calcext:value-type="float">
            <text:p>14000347942</text:p>
          </table:table-cell>
          <table:table-cell table:style-name="ce4" office:value-type="string" calcext:value-type="string">
            <text:p>ABDULSEDTAR TÜRKCA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2-07-01" calcext:value-type="date">
            <text:p>01.07.1962</text:p>
          </table:table-cell>
          <table:table-cell table:formula="of:=2022-YEAR([.D1004])" office:value-type="float" office:value="60" calcext:value-type="float">
            <text:p>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3T11:59:44" calcext:value-type="date">
            <text:p>13.01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5016538842" calcext:value-type="float">
            <text:p>25016538842</text:p>
          </table:table-cell>
          <table:table-cell table:style-name="ce4" office:value-type="string" calcext:value-type="string">
            <text:p>ZEYNEP KESME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5-11-15" calcext:value-type="date">
            <text:p>15.11.1985</text:p>
          </table:table-cell>
          <table:table-cell table:formula="of:=2022-YEAR([.D1005])" office:value-type="float" office:value="37" calcext:value-type="float">
            <text:p>3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3T15:20:47" calcext:value-type="date">
            <text:p>13.01.2022</text:p>
          </table:table-cell>
          <table:table-cell table:style-name="ce4" office:value-type="string" calcext:value-type="string">
            <text:p>20,6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0,6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0349027740" calcext:value-type="float">
            <text:p>40349027740</text:p>
          </table:table-cell>
          <table:table-cell table:style-name="ce4" office:value-type="string" calcext:value-type="string">
            <text:p>YUSUF ÇAKMAK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1-12-26" calcext:value-type="date">
            <text:p>26.12.1971</text:p>
          </table:table-cell>
          <table:table-cell table:formula="of:=2022-YEAR([.D1006])" office:value-type="float" office:value="51" calcext:value-type="float">
            <text:p>5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3T15:21:42" calcext:value-type="date">
            <text:p>13.01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6193275408" calcext:value-type="float">
            <text:p>16193275408</text:p>
          </table:table-cell>
          <table:table-cell table:style-name="ce4" office:value-type="string" calcext:value-type="string">
            <text:p>RECEP ÇAM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5-11-25" calcext:value-type="date">
            <text:p>25.11.1965</text:p>
          </table:table-cell>
          <table:table-cell table:formula="of:=2022-YEAR([.D1007])" office:value-type="float" office:value="57" calcext:value-type="float">
            <text:p>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4T15:06:03" calcext:value-type="date">
            <text:p>14.01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7989439898" calcext:value-type="float">
            <text:p>27989439898</text:p>
          </table:table-cell>
          <table:table-cell table:style-name="ce4" office:value-type="string" calcext:value-type="string">
            <text:p>ZÖHRE EDİZE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6-02-01" calcext:value-type="date">
            <text:p>01.02.1956</text:p>
          </table:table-cell>
          <table:table-cell table:formula="of:=2022-YEAR([.D1008])" office:value-type="float" office:value="66" calcext:value-type="float">
            <text:p>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4T15:06:05" calcext:value-type="date">
            <text:p>14.01.2022</text:p>
          </table:table-cell>
          <table:table-cell table:style-name="ce4" office:value-type="string" calcext:value-type="string">
            <text:p>18,72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8,72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1873976934" calcext:value-type="float">
            <text:p>11873976934</text:p>
          </table:table-cell>
          <table:table-cell table:style-name="ce4" office:value-type="string" calcext:value-type="string">
            <text:p>FERHAT ÇİĞDEM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5-11-11" calcext:value-type="date">
            <text:p>11.11.1985</text:p>
          </table:table-cell>
          <table:table-cell table:formula="of:=2022-YEAR([.D1009])" office:value-type="float" office:value="37" calcext:value-type="float">
            <text:p>3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4T15:23:52" calcext:value-type="date">
            <text:p>14.01.2022</text:p>
          </table:table-cell>
          <table:table-cell table:style-name="ce4" office:value-type="string" calcext:value-type="string">
            <text:p>244,2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44,2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8950184152" calcext:value-type="float">
            <text:p>18950184152</text:p>
          </table:table-cell>
          <table:table-cell table:style-name="ce4" office:value-type="string" calcext:value-type="string">
            <text:p>NEVİN E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2-07-16" calcext:value-type="date">
            <text:p>16.07.1962</text:p>
          </table:table-cell>
          <table:table-cell table:formula="of:=2022-YEAR([.D1010])" office:value-type="float" office:value="60" calcext:value-type="float">
            <text:p>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4T15:41:33" calcext:value-type="date">
            <text:p>14.01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8076584338" calcext:value-type="float">
            <text:p>48076584338</text:p>
          </table:table-cell>
          <table:table-cell table:style-name="ce4" office:value-type="string" calcext:value-type="string">
            <text:p>İHSAN KARSU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1-09-16" calcext:value-type="date">
            <text:p>16.09.1991</text:p>
          </table:table-cell>
          <table:table-cell table:formula="of:=2022-YEAR([.D1011])" office:value-type="float" office:value="31" calcext:value-type="float">
            <text:p>3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4T15:55:56" calcext:value-type="date">
            <text:p>14.01.2022</text:p>
          </table:table-cell>
          <table:table-cell table:style-name="ce4" office:value-type="string" calcext:value-type="string">
            <text:p>1126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126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6769629062" calcext:value-type="float">
            <text:p>16769629062</text:p>
          </table:table-cell>
          <table:table-cell table:style-name="ce4" office:value-type="string" calcext:value-type="string">
            <text:p>MEHMET ÇAKAL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6-03-16" calcext:value-type="date">
            <text:p>16.03.1976</text:p>
          </table:table-cell>
          <table:table-cell table:formula="of:=2022-YEAR([.D1012])" office:value-type="float" office:value="46" calcext:value-type="float">
            <text:p>4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7T11:38:35" calcext:value-type="date">
            <text:p>17.01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4905317610" calcext:value-type="float">
            <text:p>44905317610</text:p>
          </table:table-cell>
          <table:table-cell table:style-name="ce4" office:value-type="string" calcext:value-type="string">
            <text:p>ŞERİFE KAYA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47-03-20" calcext:value-type="date">
            <text:p>20.03.1947</text:p>
          </table:table-cell>
          <table:table-cell table:formula="of:=2022-YEAR([.D1013])" office:value-type="float" office:value="75" calcext:value-type="float">
            <text:p>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7T13:13:40" calcext:value-type="date">
            <text:p>17.01.2022</text:p>
          </table:table-cell>
          <table:table-cell table:style-name="ce4" office:value-type="string" calcext:value-type="string">
            <text:p>20,3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0,3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3921575396" calcext:value-type="float">
            <text:p>23921575396</text:p>
          </table:table-cell>
          <table:table-cell table:style-name="ce4" office:value-type="string" calcext:value-type="string">
            <text:p>BEKİR ARSLA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2-03-07" calcext:value-type="date">
            <text:p>07.03.1962</text:p>
          </table:table-cell>
          <table:table-cell table:formula="of:=2022-YEAR([.D1014])" office:value-type="float" office:value="60" calcext:value-type="float">
            <text:p>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7T14:56:56" calcext:value-type="date">
            <text:p>17.01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1482661190" calcext:value-type="float">
            <text:p>21482661190</text:p>
          </table:table-cell>
          <table:table-cell table:style-name="ce4" office:value-type="string" calcext:value-type="string">
            <text:p>HARUN ŞAHİ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0-10-30" calcext:value-type="date">
            <text:p>30.10.1990</text:p>
          </table:table-cell>
          <table:table-cell table:formula="of:=2022-YEAR([.D1015])" office:value-type="float" office:value="32" calcext:value-type="float">
            <text:p>3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7T14:56:57" calcext:value-type="date">
            <text:p>17.01.2022</text:p>
          </table:table-cell>
          <table:table-cell table:style-name="ce4" office:value-type="string" calcext:value-type="string">
            <text:p>1801000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8010000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9338838048" calcext:value-type="float">
            <text:p>29338838048</text:p>
          </table:table-cell>
          <table:table-cell table:style-name="ce4" office:value-type="string" calcext:value-type="string">
            <text:p>NEVİN ES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1-05-20" calcext:value-type="date">
            <text:p>20.05.1961</text:p>
          </table:table-cell>
          <table:table-cell table:formula="of:=2022-YEAR([.D1016])" office:value-type="float" office:value="61" calcext:value-type="float">
            <text:p>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7T14:56:58" calcext:value-type="date">
            <text:p>17.01.2022</text:p>
          </table:table-cell>
          <table:table-cell table:style-name="ce4" office:value-type="string" calcext:value-type="string">
            <text:p>38,4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8,40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62836092376" calcext:value-type="float">
            <text:p>62836092376</text:p>
          </table:table-cell>
          <table:table-cell table:style-name="ce4" office:value-type="string" calcext:value-type="string">
            <text:p>SATİ BOSTANCI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9-02-20" calcext:value-type="date">
            <text:p>20.02.1989</text:p>
          </table:table-cell>
          <table:table-cell table:formula="of:=2022-YEAR([.D1017])" office:value-type="float" office:value="33" calcext:value-type="float">
            <text:p>3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7T15:57:40" calcext:value-type="date">
            <text:p>17.01.2022</text:p>
          </table:table-cell>
          <table:table-cell table:style-name="ce4" office:value-type="string" calcext:value-type="string">
            <text:p>4832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4832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9197842798" calcext:value-type="float">
            <text:p>29197842798</text:p>
          </table:table-cell>
          <table:table-cell table:style-name="ce4" office:value-type="string" calcext:value-type="string">
            <text:p>AYŞE KAVALALI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5-04-05" calcext:value-type="date">
            <text:p>05.04.1965</text:p>
          </table:table-cell>
          <table:table-cell table:formula="of:=2022-YEAR([.D1018])" office:value-type="float" office:value="57" calcext:value-type="float">
            <text:p>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8T12:11:55" calcext:value-type="date">
            <text:p>18.01.2022</text:p>
          </table:table-cell>
          <table:table-cell table:style-name="ce4" office:value-type="string" calcext:value-type="string">
            <text:p>313,4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13,4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0510464824" calcext:value-type="float">
            <text:p>40510464824</text:p>
          </table:table-cell>
          <table:table-cell table:style-name="ce4" office:value-type="string" calcext:value-type="string">
            <text:p>HALİL İBRAHİM UĞU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7-01-01" calcext:value-type="date">
            <text:p>01.01.1977</text:p>
          </table:table-cell>
          <table:table-cell table:formula="of:=2022-YEAR([.D1019])" office:value-type="float" office:value="45" calcext:value-type="float">
            <text:p>4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8T13:28:25" calcext:value-type="date">
            <text:p>18.01.2022</text:p>
          </table:table-cell>
          <table:table-cell table:style-name="ce4" office:value-type="string" calcext:value-type="string">
            <text:p>5246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52460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9674193978" calcext:value-type="float">
            <text:p>39674193978</text:p>
          </table:table-cell>
          <table:table-cell table:style-name="ce4" office:value-type="string" calcext:value-type="string">
            <text:p>HASAN HÜSEYİN LAÇI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3-12-13" calcext:value-type="date">
            <text:p>13.12.1993</text:p>
          </table:table-cell>
          <table:table-cell table:formula="of:=2022-YEAR([.D1020])" office:value-type="float" office:value="29" calcext:value-type="float">
            <text:p>2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8T14:31:47" calcext:value-type="date">
            <text:p>18.01.2022</text:p>
          </table:table-cell>
          <table:table-cell table:style-name="ce4" office:value-type="string" calcext:value-type="string">
            <text:p>34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40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0336136600" calcext:value-type="float">
            <text:p>20336136600</text:p>
          </table:table-cell>
          <table:table-cell table:style-name="ce4" office:value-type="string" calcext:value-type="string">
            <text:p>CAHİT SERKAN ELMACI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3-08-05" calcext:value-type="date">
            <text:p>05.08.1993</text:p>
          </table:table-cell>
          <table:table-cell table:formula="of:=2022-YEAR([.D1021])" office:value-type="float" office:value="29" calcext:value-type="float">
            <text:p>2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8T15:26:25" calcext:value-type="date">
            <text:p>18.01.2022</text:p>
          </table:table-cell>
          <table:table-cell table:style-name="ce4" office:value-type="string" calcext:value-type="string">
            <text:p>727,7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727,7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9694492174" calcext:value-type="float">
            <text:p>39694492174</text:p>
          </table:table-cell>
          <table:table-cell table:style-name="ce4" office:value-type="string" calcext:value-type="string">
            <text:p>ALİ ÇATAL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7-04-25" calcext:value-type="date">
            <text:p>25.04.1977</text:p>
          </table:table-cell>
          <table:table-cell table:formula="of:=2022-YEAR([.D1022])" office:value-type="float" office:value="45" calcext:value-type="float">
            <text:p>4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9T12:01:03" calcext:value-type="date">
            <text:p>19.01.2022</text:p>
          </table:table-cell>
          <table:table-cell table:style-name="ce4" office:value-type="string" calcext:value-type="string">
            <text:p>26410000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64100000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9652493540" calcext:value-type="float">
            <text:p>39652493540</text:p>
          </table:table-cell>
          <table:table-cell table:style-name="ce4" office:value-type="string" calcext:value-type="string">
            <text:p>HACER ÇATAL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0-06-10" calcext:value-type="date">
            <text:p>10.06.1980</text:p>
          </table:table-cell>
          <table:table-cell table:formula="of:=2022-YEAR([.D1023])" office:value-type="float" office:value="42" calcext:value-type="float">
            <text:p>4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9T12:01:04" calcext:value-type="date">
            <text:p>19.01.2022</text:p>
          </table:table-cell>
          <table:table-cell table:style-name="ce4" office:value-type="string" calcext:value-type="string">
            <text:p>25,79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5,79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8200541160" calcext:value-type="float">
            <text:p>38200541160</text:p>
          </table:table-cell>
          <table:table-cell table:style-name="ce4" office:value-type="string" calcext:value-type="string">
            <text:p>TÜRKAN TURAPOĞLU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6-05-23" calcext:value-type="date">
            <text:p>23.05.1966</text:p>
          </table:table-cell>
          <table:table-cell table:formula="of:=2022-YEAR([.D1024])" office:value-type="float" office:value="56" calcext:value-type="float">
            <text:p>5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9T12:01:09" calcext:value-type="date">
            <text:p>19.01.2022</text:p>
          </table:table-cell>
          <table:table-cell table:style-name="ce4" office:value-type="string" calcext:value-type="string">
            <text:p>539,6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539,6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4815322032" calcext:value-type="float">
            <text:p>44815322032</text:p>
          </table:table-cell>
          <table:table-cell table:style-name="ce4" office:value-type="string" calcext:value-type="string">
            <text:p>ŞAKİRE SOLMAZ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2-06-03" calcext:value-type="date">
            <text:p>03.06.1992</text:p>
          </table:table-cell>
          <table:table-cell table:formula="of:=2022-YEAR([.D1025])" office:value-type="float" office:value="30" calcext:value-type="float">
            <text:p>3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9T14:35:24" calcext:value-type="date">
            <text:p>19.01.2022</text:p>
          </table:table-cell>
          <table:table-cell table:style-name="ce4" office:value-type="string" calcext:value-type="string">
            <text:p>21370000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13700000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3510592490" calcext:value-type="float">
            <text:p>23510592490</text:p>
          </table:table-cell>
          <table:table-cell table:style-name="ce4" office:value-type="string" calcext:value-type="string">
            <text:p>MİYASE AKKUŞ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2-02-04" calcext:value-type="date">
            <text:p>04.02.1972</text:p>
          </table:table-cell>
          <table:table-cell table:formula="of:=2022-YEAR([.D1026])" office:value-type="float" office:value="50" calcext:value-type="float">
            <text:p>5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9T14:59:06" calcext:value-type="date">
            <text:p>19.01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7005719834" calcext:value-type="float">
            <text:p>47005719834</text:p>
          </table:table-cell>
          <table:table-cell table:style-name="ce4" office:value-type="string" calcext:value-type="string">
            <text:p>ENGİN KADİR KARTAL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0-05-15" calcext:value-type="date">
            <text:p>15.05.1980</text:p>
          </table:table-cell>
          <table:table-cell table:formula="of:=2022-YEAR([.D1027])" office:value-type="float" office:value="42" calcext:value-type="float">
            <text:p>4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9T15:41:13" calcext:value-type="date">
            <text:p>19.01.2022</text:p>
          </table:table-cell>
          <table:table-cell table:style-name="ce4" office:value-type="string" calcext:value-type="string">
            <text:p>27040000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70400000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6122944886" calcext:value-type="float">
            <text:p>26122944886</text:p>
          </table:table-cell>
          <table:table-cell table:style-name="ce4" office:value-type="string" calcext:value-type="string">
            <text:p>SEDAT AKMA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4-08-23" calcext:value-type="date">
            <text:p>23.08.1984</text:p>
          </table:table-cell>
          <table:table-cell table:formula="of:=2022-YEAR([.D1028])" office:value-type="float" office:value="38" calcext:value-type="float">
            <text:p>3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0T11:43:27" calcext:value-type="date">
            <text:p>20.01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5629666988" calcext:value-type="float">
            <text:p>15629666988</text:p>
          </table:table-cell>
          <table:table-cell table:style-name="ce4" office:value-type="string" calcext:value-type="string">
            <text:p>FİKRİYE AKTÜRK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8-06-07" calcext:value-type="date">
            <text:p>07.06.1958</text:p>
          </table:table-cell>
          <table:table-cell table:formula="of:=2022-YEAR([.D1029])" office:value-type="float" office:value="64" calcext:value-type="float">
            <text:p>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0T12:42:16" calcext:value-type="date">
            <text:p>20.01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5970282704" calcext:value-type="float">
            <text:p>45970282704</text:p>
          </table:table-cell>
          <table:table-cell table:style-name="ce4" office:value-type="string" calcext:value-type="string">
            <text:p>HALİS BOZDEMİ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3-02-06" calcext:value-type="date">
            <text:p>06.02.1983</text:p>
          </table:table-cell>
          <table:table-cell table:formula="of:=2022-YEAR([.D1030])" office:value-type="float" office:value="39" calcext:value-type="float">
            <text:p>3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0T12:42:17" calcext:value-type="date">
            <text:p>20.01.2022</text:p>
          </table:table-cell>
          <table:table-cell table:style-name="ce4" office:value-type="string" calcext:value-type="string">
            <text:p>1.603x10^1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.603x10^1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5424301722" calcext:value-type="float">
            <text:p>45424301722</text:p>
          </table:table-cell>
          <table:table-cell table:style-name="ce4" office:value-type="string" calcext:value-type="string">
            <text:p>MUSTAFA ŞANALMIŞ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5-10-05" calcext:value-type="date">
            <text:p>05.10.1955</text:p>
          </table:table-cell>
          <table:table-cell table:formula="of:=2022-YEAR([.D1031])" office:value-type="float" office:value="67" calcext:value-type="float">
            <text:p>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0T14:51:17" calcext:value-type="date">
            <text:p>20.01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8551899446" calcext:value-type="float">
            <text:p>38551899446</text:p>
          </table:table-cell>
          <table:table-cell table:style-name="ce4" office:value-type="string" calcext:value-type="string">
            <text:p>İSMAİL KASAP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4-08-29" calcext:value-type="date">
            <text:p>29.08.1984</text:p>
          </table:table-cell>
          <table:table-cell table:formula="of:=2022-YEAR([.D1032])" office:value-type="float" office:value="38" calcext:value-type="float">
            <text:p>3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1T12:21:30" calcext:value-type="date">
            <text:p>21.01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4601995466" calcext:value-type="float">
            <text:p>24601995466</text:p>
          </table:table-cell>
          <table:table-cell table:style-name="ce4" office:value-type="string" calcext:value-type="string">
            <text:p>MURAT YILDIZ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3-05-24" calcext:value-type="date">
            <text:p>24.05.1973</text:p>
          </table:table-cell>
          <table:table-cell table:formula="of:=2022-YEAR([.D1033])" office:value-type="float" office:value="49" calcext:value-type="float">
            <text:p>4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1T12:21:31" calcext:value-type="date">
            <text:p>21.01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8611897474" calcext:value-type="float">
            <text:p>38611897474</text:p>
          </table:table-cell>
          <table:table-cell table:style-name="ce4" office:value-type="string" calcext:value-type="string">
            <text:p>NURETTİN KASAP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7-01-10" calcext:value-type="date">
            <text:p>10.01.1957</text:p>
          </table:table-cell>
          <table:table-cell table:formula="of:=2022-YEAR([.D1034])" office:value-type="float" office:value="65" calcext:value-type="float">
            <text:p>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1T12:21:32" calcext:value-type="date">
            <text:p>21.01.2022</text:p>
          </table:table-cell>
          <table:table-cell table:style-name="ce4" office:value-type="string" calcext:value-type="string">
            <text:p>552900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5529000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3487738786" calcext:value-type="float">
            <text:p>13487738786</text:p>
          </table:table-cell>
          <table:table-cell table:style-name="ce4" office:value-type="string" calcext:value-type="string">
            <text:p>PEHLÜL YALÇI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8-01-20" calcext:value-type="date">
            <text:p>20.01.1958</text:p>
          </table:table-cell>
          <table:table-cell table:formula="of:=2022-YEAR([.D1035])" office:value-type="float" office:value="64" calcext:value-type="float">
            <text:p>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1T13:26:04" calcext:value-type="date">
            <text:p>21.01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2740390310" calcext:value-type="float">
            <text:p>12740390310</text:p>
          </table:table-cell>
          <table:table-cell table:style-name="ce4" office:value-type="string" calcext:value-type="string">
            <text:p>KARANFİL AKDAĞ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7-01-01" calcext:value-type="date">
            <text:p>01.01.1957</text:p>
          </table:table-cell>
          <table:table-cell table:formula="of:=2022-YEAR([.D1036])" office:value-type="float" office:value="65" calcext:value-type="float">
            <text:p>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1T15:08:09" calcext:value-type="date">
            <text:p>21.01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1974082328" calcext:value-type="float">
            <text:p>21974082328</text:p>
          </table:table-cell>
          <table:table-cell table:style-name="ce4" office:value-type="string" calcext:value-type="string">
            <text:p>ÜNAL SARI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0-04-17" calcext:value-type="date">
            <text:p>17.04.1980</text:p>
          </table:table-cell>
          <table:table-cell table:formula="of:=2022-YEAR([.D1037])" office:value-type="float" office:value="42" calcext:value-type="float">
            <text:p>4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4T10:21:43" calcext:value-type="date">
            <text:p>24.01.2022</text:p>
          </table:table-cell>
          <table:table-cell table:style-name="ce4" office:value-type="string" calcext:value-type="string">
            <text:p>514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514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2526064052" calcext:value-type="float">
            <text:p>22526064052</text:p>
          </table:table-cell>
          <table:table-cell table:style-name="ce4" office:value-type="string" calcext:value-type="string">
            <text:p>ÖMER AKA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4-02-10" calcext:value-type="date">
            <text:p>10.02.1974</text:p>
          </table:table-cell>
          <table:table-cell table:formula="of:=2022-YEAR([.D1038])" office:value-type="float" office:value="48" calcext:value-type="float">
            <text:p>4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4T14:27:21" calcext:value-type="date">
            <text:p>24.01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1290104582" calcext:value-type="float">
            <text:p>21290104582</text:p>
          </table:table-cell>
          <table:table-cell table:style-name="ce4" office:value-type="string" calcext:value-type="string">
            <text:p>METEHAN DAŞTA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2-01-10" calcext:value-type="date">
            <text:p>10.01.1992</text:p>
          </table:table-cell>
          <table:table-cell table:formula="of:=2022-YEAR([.D1039])" office:value-type="float" office:value="30" calcext:value-type="float">
            <text:p>3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5T11:46:08" calcext:value-type="date">
            <text:p>25.01.2022</text:p>
          </table:table-cell>
          <table:table-cell table:style-name="ce4" office:value-type="string" calcext:value-type="string">
            <text:p>107500000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075000000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4387658240" calcext:value-type="float">
            <text:p>34387658240</text:p>
          </table:table-cell>
          <table:table-cell table:style-name="ce4" office:value-type="string" calcext:value-type="string">
            <text:p>SEMANUR YEL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8-03-04" calcext:value-type="date">
            <text:p>04.03.1998</text:p>
          </table:table-cell>
          <table:table-cell table:formula="of:=2022-YEAR([.D1040])" office:value-type="float" office:value="24" calcext:value-type="float">
            <text:p>2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5T11:46:10" calcext:value-type="date">
            <text:p>25.01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2593956268" calcext:value-type="float">
            <text:p>12593956268</text:p>
          </table:table-cell>
          <table:table-cell table:style-name="ce4" office:value-type="string" calcext:value-type="string">
            <text:p>YASEMİN DAYANGAÇ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8-02-24" calcext:value-type="date">
            <text:p>24.02.1988</text:p>
          </table:table-cell>
          <table:table-cell table:formula="of:=2022-YEAR([.D1041])" office:value-type="float" office:value="34" calcext:value-type="float">
            <text:p>3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5T11:46:10" calcext:value-type="date">
            <text:p>25.01.2022</text:p>
          </table:table-cell>
          <table:table-cell table:style-name="ce4" office:value-type="string" calcext:value-type="string">
            <text:p>156,6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56,6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1579429390" calcext:value-type="float">
            <text:p>11579429390</text:p>
          </table:table-cell>
          <table:table-cell table:style-name="ce4" office:value-type="string" calcext:value-type="string">
            <text:p>YALÇIN ŞAHİ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2-01-18" calcext:value-type="date">
            <text:p>18.01.1982</text:p>
          </table:table-cell>
          <table:table-cell table:formula="of:=2022-YEAR([.D1042])" office:value-type="float" office:value="40" calcext:value-type="float">
            <text:p>4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5T12:01:34" calcext:value-type="date">
            <text:p>25.01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7497871928" calcext:value-type="float">
            <text:p>47497871928</text:p>
          </table:table-cell>
          <table:table-cell table:style-name="ce4" office:value-type="string" calcext:value-type="string">
            <text:p>FETHİ ŞAHİ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7-04-16" calcext:value-type="date">
            <text:p>16.04.1977</text:p>
          </table:table-cell>
          <table:table-cell table:formula="of:=2022-YEAR([.D1043])" office:value-type="float" office:value="45" calcext:value-type="float">
            <text:p>4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5T13:13:59" calcext:value-type="date">
            <text:p>25.01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1150776224" calcext:value-type="float">
            <text:p>31150776224</text:p>
          </table:table-cell>
          <table:table-cell table:style-name="ce4" office:value-type="string" calcext:value-type="string">
            <text:p>OSMAN ÖNDE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5-05-20" calcext:value-type="date">
            <text:p>20.05.1965</text:p>
          </table:table-cell>
          <table:table-cell table:formula="of:=2022-YEAR([.D1044])" office:value-type="float" office:value="57" calcext:value-type="float">
            <text:p>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5T13:14:00" calcext:value-type="date">
            <text:p>25.01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7703890646" calcext:value-type="float">
            <text:p>27703890646</text:p>
          </table:table-cell>
          <table:table-cell table:style-name="ce4" office:value-type="string" calcext:value-type="string">
            <text:p>MUSTAFA KARATAŞ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3-07-29" calcext:value-type="date">
            <text:p>29.07.1973</text:p>
          </table:table-cell>
          <table:table-cell table:formula="of:=2022-YEAR([.D1045])" office:value-type="float" office:value="49" calcext:value-type="float">
            <text:p>4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5T14:46:36" calcext:value-type="date">
            <text:p>25.01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5906175804" calcext:value-type="float">
            <text:p>35906175804</text:p>
          </table:table-cell>
          <table:table-cell table:style-name="ce4" office:value-type="string" calcext:value-type="string">
            <text:p>HALİT DEMİRCİ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5-05-25" calcext:value-type="date">
            <text:p>25.05.1965</text:p>
          </table:table-cell>
          <table:table-cell table:formula="of:=2022-YEAR([.D1046])" office:value-type="float" office:value="57" calcext:value-type="float">
            <text:p>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6T11:16:53" calcext:value-type="date">
            <text:p>26.01.2022</text:p>
          </table:table-cell>
          <table:table-cell table:style-name="ce4" office:value-type="string" calcext:value-type="string">
            <text:p>2,523x10^1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,523x10^1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69664052176" calcext:value-type="float">
            <text:p>69664052176</text:p>
          </table:table-cell>
          <table:table-cell table:style-name="ce4" office:value-type="string" calcext:value-type="string">
            <text:p>ÖMER ÖZTÜRK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9-02-06" calcext:value-type="date">
            <text:p>06.02.1969</text:p>
          </table:table-cell>
          <table:table-cell table:formula="of:=2022-YEAR([.D1047])" office:value-type="float" office:value="53" calcext:value-type="float">
            <text:p>5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7T10:05:51" calcext:value-type="date">
            <text:p>27.01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3111045388" calcext:value-type="float">
            <text:p>23111045388</text:p>
          </table:table-cell>
          <table:table-cell table:style-name="ce4" office:value-type="string" calcext:value-type="string">
            <text:p>RECEP AYDI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5-01-01" calcext:value-type="date">
            <text:p>01.01.1975</text:p>
          </table:table-cell>
          <table:table-cell table:formula="of:=2022-YEAR([.D1048])" office:value-type="float" office:value="47" calcext:value-type="float">
            <text:p>4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7T12:18:14" calcext:value-type="date">
            <text:p>27.01.2022</text:p>
          </table:table-cell>
          <table:table-cell table:style-name="ce4" office:value-type="string" calcext:value-type="string">
            <text:p>12,84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2,84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0164368708" calcext:value-type="float">
            <text:p>30164368708</text:p>
          </table:table-cell>
          <table:table-cell table:style-name="ce4" office:value-type="string" calcext:value-type="string">
            <text:p>KADİR ERİK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0-11-10" calcext:value-type="date">
            <text:p>10.11.1980</text:p>
          </table:table-cell>
          <table:table-cell table:formula="of:=2022-YEAR([.D1049])" office:value-type="float" office:value="42" calcext:value-type="float">
            <text:p>4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8T14:22:37" calcext:value-type="date">
            <text:p>28.01.2022</text:p>
          </table:table-cell>
          <table:table-cell table:style-name="ce4" office:value-type="string" calcext:value-type="string">
            <text:p>15,61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5,61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1137110332" calcext:value-type="float">
            <text:p>21137110332</text:p>
          </table:table-cell>
          <table:table-cell table:style-name="ce4" office:value-type="string" calcext:value-type="string">
            <text:p>ŞÜKRÜ EKİCİ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5-11-06" calcext:value-type="date">
            <text:p>06.11.1955</text:p>
          </table:table-cell>
          <table:table-cell table:formula="of:=2022-YEAR([.D1050])" office:value-type="float" office:value="67" calcext:value-type="float">
            <text:p>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8T14:22:40" calcext:value-type="date">
            <text:p>28.01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66355161216" calcext:value-type="float">
            <text:p>66355161216</text:p>
          </table:table-cell>
          <table:table-cell table:style-name="ce4" office:value-type="string" calcext:value-type="string">
            <text:p>ÖZCAN GÜRBÜZ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0-02-01" calcext:value-type="date">
            <text:p>01.02.1980</text:p>
          </table:table-cell>
          <table:table-cell table:formula="of:=2022-YEAR([.D1051])" office:value-type="float" office:value="42" calcext:value-type="float">
            <text:p>4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8T15:00:43" calcext:value-type="date">
            <text:p>28.01.2022</text:p>
          </table:table-cell>
          <table:table-cell table:style-name="ce4" office:value-type="string" calcext:value-type="string">
            <text:p>126,7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26,7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2452780638" calcext:value-type="float">
            <text:p>12452780638</text:p>
          </table:table-cell>
          <table:table-cell table:style-name="ce4" office:value-type="string" calcext:value-type="string">
            <text:p>DUYGU İŞBİLİ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2002-12-21" calcext:value-type="date">
            <text:p>21.12.2002</text:p>
          </table:table-cell>
          <table:table-cell table:formula="of:=2022-YEAR([.D1052])" office:value-type="float" office:value="20" calcext:value-type="float">
            <text:p>2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31T13:39:00" calcext:value-type="date">
            <text:p>31.01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6460827262" calcext:value-type="float">
            <text:p>16460827262</text:p>
          </table:table-cell>
          <table:table-cell table:style-name="ce4" office:value-type="string" calcext:value-type="string">
            <text:p>LÜTFİYE SEZE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6-12-10" calcext:value-type="date">
            <text:p>10.12.1956</text:p>
          </table:table-cell>
          <table:table-cell table:formula="of:=2022-YEAR([.D1053])" office:value-type="float" office:value="66" calcext:value-type="float">
            <text:p>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1T09:40:42" calcext:value-type="date">
            <text:p>01.02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3878058002" calcext:value-type="float">
            <text:p>33878058002</text:p>
          </table:table-cell>
          <table:table-cell table:style-name="ce4" office:value-type="string" calcext:value-type="string">
            <text:p>DOĞAN İŞBİLİ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1-04-04" calcext:value-type="date">
            <text:p>04.04.1991</text:p>
          </table:table-cell>
          <table:table-cell table:formula="of:=2022-YEAR([.D1054])" office:value-type="float" office:value="31" calcext:value-type="float">
            <text:p>3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1T10:03:56" calcext:value-type="date">
            <text:p>01.02.2022</text:p>
          </table:table-cell>
          <table:table-cell table:style-name="ce4" office:value-type="string" calcext:value-type="string">
            <text:p>11,9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1,90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3914056832" calcext:value-type="float">
            <text:p>33914056832</text:p>
          </table:table-cell>
          <table:table-cell table:style-name="ce4" office:value-type="string" calcext:value-type="string">
            <text:p>MEHMET İŞBİLİ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7-07-01" calcext:value-type="date">
            <text:p>01.07.1967</text:p>
          </table:table-cell>
          <table:table-cell table:formula="of:=2022-YEAR([.D1055])" office:value-type="float" office:value="55" calcext:value-type="float">
            <text:p>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1T10:05:44" calcext:value-type="date">
            <text:p>01.02.2022</text:p>
          </table:table-cell>
          <table:table-cell table:style-name="ce4" office:value-type="string" calcext:value-type="string">
            <text:p>16370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63700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8021881156" calcext:value-type="float">
            <text:p>28021881156</text:p>
          </table:table-cell>
          <table:table-cell table:style-name="ce4" office:value-type="string" calcext:value-type="string">
            <text:p>ÖMER ATEŞ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7-03-18" calcext:value-type="date">
            <text:p>18.03.1977</text:p>
          </table:table-cell>
          <table:table-cell table:formula="of:=2022-YEAR([.D1056])" office:value-type="float" office:value="45" calcext:value-type="float">
            <text:p>4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1T12:48:36" calcext:value-type="date">
            <text:p>01.02.2022</text:p>
          </table:table-cell>
          <table:table-cell table:style-name="ce4" office:value-type="string" calcext:value-type="string">
            <text:p>232,3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32,3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62470105746" calcext:value-type="float">
            <text:p>62470105746</text:p>
          </table:table-cell>
          <table:table-cell table:style-name="ce4" office:value-type="string" calcext:value-type="string">
            <text:p>CEMİLE ŞENCA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6-07-28" calcext:value-type="date">
            <text:p>28.07.1976</text:p>
          </table:table-cell>
          <table:table-cell table:formula="of:=2022-YEAR([.D1057])" office:value-type="float" office:value="46" calcext:value-type="float">
            <text:p>4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1T15:17:23" calcext:value-type="date">
            <text:p>01.02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4924878676" calcext:value-type="float">
            <text:p>14924878676</text:p>
          </table:table-cell>
          <table:table-cell table:style-name="ce4" office:value-type="string" calcext:value-type="string">
            <text:p>HASAN AKTUĞ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0-01-01" calcext:value-type="date">
            <text:p>01.01.1970</text:p>
          </table:table-cell>
          <table:table-cell table:formula="of:=2022-YEAR([.D1058])" office:value-type="float" office:value="52" calcext:value-type="float">
            <text:p>5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2T11:10:35" calcext:value-type="date">
            <text:p>02.02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2642059700" calcext:value-type="float">
            <text:p>52642059700</text:p>
          </table:table-cell>
          <table:table-cell table:style-name="ce4" office:value-type="string" calcext:value-type="string">
            <text:p>AHMET TURAN KASIMLA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6-01-05" calcext:value-type="date">
            <text:p>05.01.1976</text:p>
          </table:table-cell>
          <table:table-cell table:formula="of:=2022-YEAR([.D1059])" office:value-type="float" office:value="46" calcext:value-type="float">
            <text:p>4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2T14:33:33" calcext:value-type="date">
            <text:p>02.02.2022</text:p>
          </table:table-cell>
          <table:table-cell table:style-name="ce4" office:value-type="string" calcext:value-type="string">
            <text:p>611300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6113000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9751155846" calcext:value-type="float">
            <text:p>19751155846</text:p>
          </table:table-cell>
          <table:table-cell table:style-name="ce4" office:value-type="string" calcext:value-type="string">
            <text:p>İSMET UÇA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9-06-10" calcext:value-type="date">
            <text:p>10.06.1969</text:p>
          </table:table-cell>
          <table:table-cell table:formula="of:=2022-YEAR([.D1060])" office:value-type="float" office:value="53" calcext:value-type="float">
            <text:p>5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2T14:56:43" calcext:value-type="date">
            <text:p>02.02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4053346616" calcext:value-type="float">
            <text:p>44053346616</text:p>
          </table:table-cell>
          <table:table-cell table:style-name="ce4" office:value-type="string" calcext:value-type="string">
            <text:p>EROL BOZDEMİ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1-01-01" calcext:value-type="date">
            <text:p>01.01.1961</text:p>
          </table:table-cell>
          <table:table-cell table:formula="of:=2022-YEAR([.D1061])" office:value-type="float" office:value="61" calcext:value-type="float">
            <text:p>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2T15:17:49" calcext:value-type="date">
            <text:p>02.02.2022</text:p>
          </table:table-cell>
          <table:table-cell table:style-name="ce4" office:value-type="string" calcext:value-type="string">
            <text:p>300600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006000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7555230592" calcext:value-type="float">
            <text:p>17555230592</text:p>
          </table:table-cell>
          <table:table-cell table:style-name="ce4" office:value-type="string" calcext:value-type="string">
            <text:p>FİLİZ EKİNCİ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7-10-01" calcext:value-type="date">
            <text:p>01.10.1967</text:p>
          </table:table-cell>
          <table:table-cell table:formula="of:=2022-YEAR([.D1062])" office:value-type="float" office:value="55" calcext:value-type="float">
            <text:p>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4T14:57:50" calcext:value-type="date">
            <text:p>04.02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1929083868" calcext:value-type="float">
            <text:p>21929083868</text:p>
          </table:table-cell>
          <table:table-cell table:style-name="ce4" office:value-type="string" calcext:value-type="string">
            <text:p>NURAN AKTAŞ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4-07-01" calcext:value-type="date">
            <text:p>01.07.1974</text:p>
          </table:table-cell>
          <table:table-cell table:formula="of:=2022-YEAR([.D1063])" office:value-type="float" office:value="48" calcext:value-type="float">
            <text:p>4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4T14:58:01" calcext:value-type="date">
            <text:p>04.02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5163540118" calcext:value-type="float">
            <text:p>25163540118</text:p>
          </table:table-cell>
          <table:table-cell table:style-name="ce4" office:value-type="string" calcext:value-type="string">
            <text:p>BEKİR ALTINDAĞ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5-03-03" calcext:value-type="date">
            <text:p>03.03.1955</text:p>
          </table:table-cell>
          <table:table-cell table:formula="of:=2022-YEAR([.D1064])" office:value-type="float" office:value="67" calcext:value-type="float">
            <text:p>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4T15:44:44" calcext:value-type="date">
            <text:p>04.02.2022</text:p>
          </table:table-cell>
          <table:table-cell table:style-name="ce4" office:value-type="string" calcext:value-type="string">
            <text:p>56,2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56,2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67885113942" calcext:value-type="float">
            <text:p>67885113942</text:p>
          </table:table-cell>
          <table:table-cell table:style-name="ce4" office:value-type="string" calcext:value-type="string">
            <text:p>MUSTAFA YALÇI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2-09-21" calcext:value-type="date">
            <text:p>21.09.1972</text:p>
          </table:table-cell>
          <table:table-cell table:formula="of:=2022-YEAR([.D1065])" office:value-type="float" office:value="50" calcext:value-type="float">
            <text:p>5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7T11:55:33" calcext:value-type="date">
            <text:p>07.02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5325304242" calcext:value-type="float">
            <text:p>45325304242</text:p>
          </table:table-cell>
          <table:table-cell table:style-name="ce4" office:value-type="string" calcext:value-type="string">
            <text:p>AYŞEGÜL USLU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6-02-01" calcext:value-type="date">
            <text:p>01.02.1966</text:p>
          </table:table-cell>
          <table:table-cell table:formula="of:=2022-YEAR([.D1066])" office:value-type="float" office:value="56" calcext:value-type="float">
            <text:p>5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7T13:35:44" calcext:value-type="date">
            <text:p>07.02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4301005356" calcext:value-type="float">
            <text:p>54301005356</text:p>
          </table:table-cell>
          <table:table-cell table:style-name="ce4" office:value-type="string" calcext:value-type="string">
            <text:p>KEMAL TAŞ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4-10-01" calcext:value-type="date">
            <text:p>01.10.1964</text:p>
          </table:table-cell>
          <table:table-cell table:formula="of:=2022-YEAR([.D1067])" office:value-type="float" office:value="58" calcext:value-type="float">
            <text:p>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7T13:46:51" calcext:value-type="date">
            <text:p>07.02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4555330062" calcext:value-type="float">
            <text:p>14555330062</text:p>
          </table:table-cell>
          <table:table-cell table:style-name="ce4" office:value-type="string" calcext:value-type="string">
            <text:p>BİLAL KAYA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1-05-05" calcext:value-type="date">
            <text:p>05.05.1971</text:p>
          </table:table-cell>
          <table:table-cell table:formula="of:=2022-YEAR([.D1068])" office:value-type="float" office:value="51" calcext:value-type="float">
            <text:p>5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7T13:47:51" calcext:value-type="date">
            <text:p>07.02.2022</text:p>
          </table:table-cell>
          <table:table-cell table:style-name="ce4" office:value-type="string" calcext:value-type="string">
            <text:p>104,2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04,2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0283805818" calcext:value-type="float">
            <text:p>30283805818</text:p>
          </table:table-cell>
          <table:table-cell table:style-name="ce4" office:value-type="string" calcext:value-type="string">
            <text:p>ZİYAATTİN ŞAHİNPINA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0-01-10" calcext:value-type="date">
            <text:p>10.01.1960</text:p>
          </table:table-cell>
          <table:table-cell table:formula="of:=2022-YEAR([.D1069])" office:value-type="float" office:value="62" calcext:value-type="float">
            <text:p>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7T15:20:35" calcext:value-type="date">
            <text:p>07.02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1334103998" calcext:value-type="float">
            <text:p>51334103998</text:p>
          </table:table-cell>
          <table:table-cell table:style-name="ce4" office:value-type="string" calcext:value-type="string">
            <text:p>AKGÜL AYBEK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3-10-30" calcext:value-type="date">
            <text:p>30.10.1963</text:p>
          </table:table-cell>
          <table:table-cell table:formula="of:=2022-YEAR([.D1070])" office:value-type="float" office:value="59" calcext:value-type="float">
            <text:p>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7T15:32:47" calcext:value-type="date">
            <text:p>07.02.2022</text:p>
          </table:table-cell>
          <table:table-cell table:style-name="ce4" office:value-type="string" calcext:value-type="string">
            <text:p>416,7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416,7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8827521040" calcext:value-type="float">
            <text:p>38827521040</text:p>
          </table:table-cell>
          <table:table-cell table:style-name="ce4" office:value-type="string" calcext:value-type="string">
            <text:p>DÜRDANE SAĞDIÇ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6-01-28" calcext:value-type="date">
            <text:p>28.01.1976</text:p>
          </table:table-cell>
          <table:table-cell table:formula="of:=2022-YEAR([.D1071])" office:value-type="float" office:value="46" calcext:value-type="float">
            <text:p>4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8T13:00:07" calcext:value-type="date">
            <text:p>08.02.2022</text:p>
          </table:table-cell>
          <table:table-cell table:style-name="ce4" office:value-type="string" calcext:value-type="string">
            <text:p>24,43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4,43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3540400154" calcext:value-type="float">
            <text:p>23540400154</text:p>
          </table:table-cell>
          <table:table-cell table:style-name="ce4" office:value-type="string" calcext:value-type="string">
            <text:p>GÜLSÜM TAŞKI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1-01-19" calcext:value-type="date">
            <text:p>19.01.1981</text:p>
          </table:table-cell>
          <table:table-cell table:formula="of:=2022-YEAR([.D1072])" office:value-type="float" office:value="41" calcext:value-type="float">
            <text:p>4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8T13:09:05" calcext:value-type="date">
            <text:p>08.02.2022</text:p>
          </table:table-cell>
          <table:table-cell table:style-name="ce4" office:value-type="string" calcext:value-type="string">
            <text:p>19,43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9,43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3684586608" calcext:value-type="float">
            <text:p>23684586608</text:p>
          </table:table-cell>
          <table:table-cell table:style-name="ce4" office:value-type="string" calcext:value-type="string">
            <text:p>ZÜBEYDE GÜL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0-02-01" calcext:value-type="date">
            <text:p>01.02.1970</text:p>
          </table:table-cell>
          <table:table-cell table:formula="of:=2022-YEAR([.D1073])" office:value-type="float" office:value="52" calcext:value-type="float">
            <text:p>5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8T13:09:17" calcext:value-type="date">
            <text:p>08.02.2022</text:p>
          </table:table-cell>
          <table:table-cell table:style-name="ce4" office:value-type="string" calcext:value-type="string">
            <text:p>33,55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3,55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3761395526" calcext:value-type="float">
            <text:p>53761395526</text:p>
          </table:table-cell>
          <table:table-cell table:style-name="ce4" office:value-type="string" calcext:value-type="string">
            <text:p>SALİH AKGÜL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8-06-01" calcext:value-type="date">
            <text:p>01.06.1968</text:p>
          </table:table-cell>
          <table:table-cell table:formula="of:=2022-YEAR([.D1074])" office:value-type="float" office:value="54" calcext:value-type="float">
            <text:p>5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0T11:52:55" calcext:value-type="date">
            <text:p>10.02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2115411234" calcext:value-type="float">
            <text:p>42115411234</text:p>
          </table:table-cell>
          <table:table-cell table:style-name="ce4" office:value-type="string" calcext:value-type="string">
            <text:p>ŞENGÜL AYGÜ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5-04-10" calcext:value-type="date">
            <text:p>10.04.1975</text:p>
          </table:table-cell>
          <table:table-cell table:formula="of:=2022-YEAR([.D1075])" office:value-type="float" office:value="47" calcext:value-type="float">
            <text:p>4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0T11:52:56" calcext:value-type="date">
            <text:p>10.02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1250402658" calcext:value-type="float">
            <text:p>31250402658</text:p>
          </table:table-cell>
          <table:table-cell table:style-name="ce4" office:value-type="string" calcext:value-type="string">
            <text:p>SEVGİ SOYLU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2-02-10" calcext:value-type="date">
            <text:p>10.02.1992</text:p>
          </table:table-cell>
          <table:table-cell table:formula="of:=2022-YEAR([.D1076])" office:value-type="float" office:value="30" calcext:value-type="float">
            <text:p>3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0T11:56:33" calcext:value-type="date">
            <text:p>10.02.2022</text:p>
          </table:table-cell>
          <table:table-cell table:style-name="ce4" office:value-type="string" calcext:value-type="string">
            <text:p>34,99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4,99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4440892870" calcext:value-type="float">
            <text:p>44440892870</text:p>
          </table:table-cell>
          <table:table-cell table:style-name="ce4" office:value-type="string" calcext:value-type="string">
            <text:p>HATİCE KURT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2-01-08" calcext:value-type="date">
            <text:p>08.01.1982</text:p>
          </table:table-cell>
          <table:table-cell table:formula="of:=2022-YEAR([.D1077])" office:value-type="float" office:value="40" calcext:value-type="float">
            <text:p>4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0T12:29:47" calcext:value-type="date">
            <text:p>10.02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6196608324" calcext:value-type="float">
            <text:p>36196608324</text:p>
          </table:table-cell>
          <table:table-cell table:style-name="ce4" office:value-type="string" calcext:value-type="string">
            <text:p>NİZAMETTİN UYA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7-12-11" calcext:value-type="date">
            <text:p>11.12.1957</text:p>
          </table:table-cell>
          <table:table-cell table:formula="of:=2022-YEAR([.D1078])" office:value-type="float" office:value="65" calcext:value-type="float">
            <text:p>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0T12:29:48" calcext:value-type="date">
            <text:p>10.02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9536830400" calcext:value-type="float">
            <text:p>29536830400</text:p>
          </table:table-cell>
          <table:table-cell table:style-name="ce4" office:value-type="string" calcext:value-type="string">
            <text:p>YADİGAR SÖĞÜTLÜ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0-03-23" calcext:value-type="date">
            <text:p>23.03.1990</text:p>
          </table:table-cell>
          <table:table-cell table:formula="of:=2022-YEAR([.D1079])" office:value-type="float" office:value="32" calcext:value-type="float">
            <text:p>3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0T14:46:18" calcext:value-type="date">
            <text:p>10.02.2022</text:p>
          </table:table-cell>
          <table:table-cell table:style-name="ce4" office:value-type="string" calcext:value-type="string">
            <text:p>22,89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2,89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9348169352" calcext:value-type="float">
            <text:p>49348169352</text:p>
          </table:table-cell>
          <table:table-cell table:style-name="ce4" office:value-type="string" calcext:value-type="string">
            <text:p>HURİYE DANIŞ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6-01-01" calcext:value-type="date">
            <text:p>01.01.1976</text:p>
          </table:table-cell>
          <table:table-cell table:formula="of:=2022-YEAR([.D1080])" office:value-type="float" office:value="46" calcext:value-type="float">
            <text:p>4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0T14:46:41" calcext:value-type="date">
            <text:p>10.02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5793658052" calcext:value-type="float">
            <text:p>45793658052</text:p>
          </table:table-cell>
          <table:table-cell table:style-name="ce4" office:value-type="string" calcext:value-type="string">
            <text:p>ZELİHA YAVŞA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1-08-15" calcext:value-type="date">
            <text:p>15.08.1961</text:p>
          </table:table-cell>
          <table:table-cell table:formula="of:=2022-YEAR([.D1081])" office:value-type="float" office:value="61" calcext:value-type="float">
            <text:p>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1T12:30:35" calcext:value-type="date">
            <text:p>11.02.2022</text:p>
          </table:table-cell>
          <table:table-cell table:style-name="ce4" office:value-type="string" calcext:value-type="string">
            <text:p>537,1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537,1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8486093124" calcext:value-type="float">
            <text:p>38486093124</text:p>
          </table:table-cell>
          <table:table-cell table:style-name="ce4" office:value-type="string" calcext:value-type="string">
            <text:p>İBRAHİM TA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2-07-10" calcext:value-type="date">
            <text:p>10.07.1972</text:p>
          </table:table-cell>
          <table:table-cell table:formula="of:=2022-YEAR([.D1082])" office:value-type="float" office:value="50" calcext:value-type="float">
            <text:p>5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1T12:30:49" calcext:value-type="date">
            <text:p>11.02.2022</text:p>
          </table:table-cell>
          <table:table-cell table:style-name="ce4" office:value-type="string" calcext:value-type="string">
            <text:p>46,48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46,48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5266867236" calcext:value-type="float">
            <text:p>15266867236</text:p>
          </table:table-cell>
          <table:table-cell table:style-name="ce4" office:value-type="string" calcext:value-type="string">
            <text:p>MEHMET AYATA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8-03-01" calcext:value-type="date">
            <text:p>01.03.1968</text:p>
          </table:table-cell>
          <table:table-cell table:formula="of:=2022-YEAR([.D1083])" office:value-type="float" office:value="54" calcext:value-type="float">
            <text:p>5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1T12:37:32" calcext:value-type="date">
            <text:p>11.02.2022</text:p>
          </table:table-cell>
          <table:table-cell table:style-name="ce4" office:value-type="string" calcext:value-type="string">
            <text:p>22,54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2,54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1967308816" calcext:value-type="float">
            <text:p>31967308816</text:p>
          </table:table-cell>
          <table:table-cell table:style-name="ce4" office:value-type="string" calcext:value-type="string">
            <text:p>MERVE ÇAĞLA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4-11-10" calcext:value-type="date">
            <text:p>10.11.1994</text:p>
          </table:table-cell>
          <table:table-cell table:formula="of:=2022-YEAR([.D1084])" office:value-type="float" office:value="28" calcext:value-type="float">
            <text:p>2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1T12:37:33" calcext:value-type="date">
            <text:p>11.02.2022</text:p>
          </table:table-cell>
          <table:table-cell table:style-name="ce4" office:value-type="string" calcext:value-type="string">
            <text:p>101,2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01,2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4664393404" calcext:value-type="float">
            <text:p>54664393404</text:p>
          </table:table-cell>
          <table:table-cell table:style-name="ce4" office:value-type="string" calcext:value-type="string">
            <text:p>RESUL AKA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5-11-16" calcext:value-type="date">
            <text:p>16.11.1995</text:p>
          </table:table-cell>
          <table:table-cell table:formula="of:=2022-YEAR([.D1085])" office:value-type="float" office:value="27" calcext:value-type="float">
            <text:p>2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1T12:37:34" calcext:value-type="date">
            <text:p>11.02.2022</text:p>
          </table:table-cell>
          <table:table-cell table:style-name="ce4" office:value-type="string" calcext:value-type="string">
            <text:p>23,65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3,65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5315010536" calcext:value-type="float">
            <text:p>35315010536</text:p>
          </table:table-cell>
          <table:table-cell table:style-name="ce4" office:value-type="string" calcext:value-type="string">
            <text:p>BAHRİ AKYOL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4-04-04" calcext:value-type="date">
            <text:p>04.04.1964</text:p>
          </table:table-cell>
          <table:table-cell table:formula="of:=2022-YEAR([.D1086])" office:value-type="float" office:value="58" calcext:value-type="float">
            <text:p>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1T15:22:38" calcext:value-type="date">
            <text:p>11.02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5198537340" calcext:value-type="float">
            <text:p>55198537340</text:p>
          </table:table-cell>
          <table:table-cell table:style-name="ce4" office:value-type="string" calcext:value-type="string">
            <text:p>HASAN ERDOĞA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1-05-01" calcext:value-type="date">
            <text:p>01.05.1961</text:p>
          </table:table-cell>
          <table:table-cell table:formula="of:=2022-YEAR([.D1087])" office:value-type="float" office:value="61" calcext:value-type="float">
            <text:p>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1T15:27:54" calcext:value-type="date">
            <text:p>11.02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0789459972" calcext:value-type="float">
            <text:p>40789459972</text:p>
          </table:table-cell>
          <table:table-cell table:style-name="ce4" office:value-type="string" calcext:value-type="string">
            <text:p>REMZİ AY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2-11-12" calcext:value-type="date">
            <text:p>12.11.1982</text:p>
          </table:table-cell>
          <table:table-cell table:formula="of:=2022-YEAR([.D1088])" office:value-type="float" office:value="40" calcext:value-type="float">
            <text:p>4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4T12:43:31" calcext:value-type="date">
            <text:p>14.02.2022</text:p>
          </table:table-cell>
          <table:table-cell table:style-name="ce4" office:value-type="string" calcext:value-type="string">
            <text:p>529,4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529,4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0915455700" calcext:value-type="float">
            <text:p>40915455700</text:p>
          </table:table-cell>
          <table:table-cell table:style-name="ce4" office:value-type="string" calcext:value-type="string">
            <text:p>İSA AY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0-01-01" calcext:value-type="date">
            <text:p>01.01.1970</text:p>
          </table:table-cell>
          <table:table-cell table:formula="of:=2022-YEAR([.D1089])" office:value-type="float" office:value="52" calcext:value-type="float">
            <text:p>5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4T13:08:32" calcext:value-type="date">
            <text:p>14.02.2022</text:p>
          </table:table-cell>
          <table:table-cell table:style-name="ce4" office:value-type="string" calcext:value-type="string">
            <text:p>47,29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47,29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3569029548" calcext:value-type="float">
            <text:p>53569029548</text:p>
          </table:table-cell>
          <table:table-cell table:style-name="ce4" office:value-type="string" calcext:value-type="string">
            <text:p>HACI CANAL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0-01-10" calcext:value-type="date">
            <text:p>10.01.1950</text:p>
          </table:table-cell>
          <table:table-cell table:formula="of:=2022-YEAR([.D1090])" office:value-type="float" office:value="72" calcext:value-type="float">
            <text:p>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4T13:12:46" calcext:value-type="date">
            <text:p>14.02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2111304500" calcext:value-type="float">
            <text:p>32111304500</text:p>
          </table:table-cell>
          <table:table-cell table:style-name="ce4" office:value-type="string" calcext:value-type="string">
            <text:p>SÜREYYA HA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9-12-03" calcext:value-type="date">
            <text:p>03.12.1979</text:p>
          </table:table-cell>
          <table:table-cell table:formula="of:=2022-YEAR([.D1091])" office:value-type="float" office:value="43" calcext:value-type="float">
            <text:p>4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4T13:12:47" calcext:value-type="date">
            <text:p>14.02.2022</text:p>
          </table:table-cell>
          <table:table-cell table:style-name="ce4" office:value-type="string" calcext:value-type="string">
            <text:p>47,46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47,46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7909551920" calcext:value-type="float">
            <text:p>37909551920</text:p>
          </table:table-cell>
          <table:table-cell table:style-name="ce4" office:value-type="string" calcext:value-type="string">
            <text:p>KAAN YENİLMEZ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7-03-06" calcext:value-type="date">
            <text:p>06.03.1997</text:p>
          </table:table-cell>
          <table:table-cell table:formula="of:=2022-YEAR([.D1092])" office:value-type="float" office:value="25" calcext:value-type="float">
            <text:p>2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4T13:30:47" calcext:value-type="date">
            <text:p>14.02.2022</text:p>
          </table:table-cell>
          <table:table-cell table:style-name="ce4" office:value-type="string" calcext:value-type="string">
            <text:p>26990000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69900000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3518031264" calcext:value-type="float">
            <text:p>53518031264</text:p>
          </table:table-cell>
          <table:table-cell table:style-name="ce4" office:value-type="string" calcext:value-type="string">
            <text:p>ANAKIZ CANAL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5-01-01" calcext:value-type="date">
            <text:p>01.01.1955</text:p>
          </table:table-cell>
          <table:table-cell table:formula="of:=2022-YEAR([.D1093])" office:value-type="float" office:value="67" calcext:value-type="float">
            <text:p>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4T14:38:23" calcext:value-type="date">
            <text:p>14.02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5344303946" calcext:value-type="float">
            <text:p>15344303946</text:p>
          </table:table-cell>
          <table:table-cell table:style-name="ce4" office:value-type="string" calcext:value-type="string">
            <text:p>CAFER GÜRSES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3-03-01" calcext:value-type="date">
            <text:p>01.03.1953</text:p>
          </table:table-cell>
          <table:table-cell table:formula="of:=2022-YEAR([.D1094])" office:value-type="float" office:value="69" calcext:value-type="float">
            <text:p>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5T11:28:00" calcext:value-type="date">
            <text:p>15.02.2022</text:p>
          </table:table-cell>
          <table:table-cell table:style-name="ce4" office:value-type="string" calcext:value-type="string">
            <text:p>108,9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08,9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1264772068" calcext:value-type="float">
            <text:p>31264772068</text:p>
          </table:table-cell>
          <table:table-cell table:style-name="ce4" office:value-type="string" calcext:value-type="string">
            <text:p>ERCAN POLATE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6-12-31" calcext:value-type="date">
            <text:p>31.12.1956</text:p>
          </table:table-cell>
          <table:table-cell table:formula="of:=2022-YEAR([.D1095])" office:value-type="float" office:value="66" calcext:value-type="float">
            <text:p>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5T12:34:59" calcext:value-type="date">
            <text:p>15.02.2022</text:p>
          </table:table-cell>
          <table:table-cell table:style-name="ce4" office:value-type="string" calcext:value-type="string">
            <text:p>552,6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552,6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1135444676" calcext:value-type="float">
            <text:p>11135444676</text:p>
          </table:table-cell>
          <table:table-cell table:style-name="ce4" office:value-type="string" calcext:value-type="string">
            <text:p>KEMAL YILDIRIM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9-02-03" calcext:value-type="date">
            <text:p>03.02.1959</text:p>
          </table:table-cell>
          <table:table-cell table:formula="of:=2022-YEAR([.D1096])" office:value-type="float" office:value="63" calcext:value-type="float">
            <text:p>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5T12:40:35" calcext:value-type="date">
            <text:p>15.02.2022</text:p>
          </table:table-cell>
          <table:table-cell table:style-name="ce4" office:value-type="string" calcext:value-type="string">
            <text:p>49,14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49,14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5224307194" calcext:value-type="float">
            <text:p>15224307194</text:p>
          </table:table-cell>
          <table:table-cell table:style-name="ce4" office:value-type="string" calcext:value-type="string">
            <text:p>CELİL GÜL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7-06-19" calcext:value-type="date">
            <text:p>19.06.1967</text:p>
          </table:table-cell>
          <table:table-cell table:formula="of:=2022-YEAR([.D1097])" office:value-type="float" office:value="55" calcext:value-type="float">
            <text:p>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6T10:57:36" calcext:value-type="date">
            <text:p>16.02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2007610198" calcext:value-type="float">
            <text:p>22007610198</text:p>
          </table:table-cell>
          <table:table-cell table:style-name="ce4" office:value-type="string" calcext:value-type="string">
            <text:p>NERMİN GÜVEN ÇÖREK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6-12-02" calcext:value-type="date">
            <text:p>02.12.1976</text:p>
          </table:table-cell>
          <table:table-cell table:formula="of:=2022-YEAR([.D1098])" office:value-type="float" office:value="46" calcext:value-type="float">
            <text:p>4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6T11:38:27" calcext:value-type="date">
            <text:p>16.02.2022</text:p>
          </table:table-cell>
          <table:table-cell table:style-name="ce4" office:value-type="string" calcext:value-type="string">
            <text:p>1117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117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3745694630" calcext:value-type="float">
            <text:p>33745694630</text:p>
          </table:table-cell>
          <table:table-cell table:style-name="ce4" office:value-type="string" calcext:value-type="string">
            <text:p>MEMET ŞAHİ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49-06-12" calcext:value-type="date">
            <text:p>12.06.1949</text:p>
          </table:table-cell>
          <table:table-cell table:formula="of:=2022-YEAR([.D1099])" office:value-type="float" office:value="73" calcext:value-type="float">
            <text:p>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6T12:40:19" calcext:value-type="date">
            <text:p>16.02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7924775204" calcext:value-type="float">
            <text:p>17924775204</text:p>
          </table:table-cell>
          <table:table-cell table:style-name="ce4" office:value-type="string" calcext:value-type="string">
            <text:p>MENEKŞE GÜL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8-12-17" calcext:value-type="date">
            <text:p>17.12.1958</text:p>
          </table:table-cell>
          <table:table-cell table:formula="of:=2022-YEAR([.D1100])" office:value-type="float" office:value="64" calcext:value-type="float">
            <text:p>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6T12:40:19" calcext:value-type="date">
            <text:p>16.02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2243074300" calcext:value-type="float">
            <text:p>52243074300</text:p>
          </table:table-cell>
          <table:table-cell table:style-name="ce4" office:value-type="string" calcext:value-type="string">
            <text:p>DURAN EKİNCİ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5-04-16" calcext:value-type="date">
            <text:p>16.04.1965</text:p>
          </table:table-cell>
          <table:table-cell table:formula="of:=2022-YEAR([.D1101])" office:value-type="float" office:value="57" calcext:value-type="float">
            <text:p>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6T14:55:47" calcext:value-type="date">
            <text:p>16.02.2022</text:p>
          </table:table-cell>
          <table:table-cell table:style-name="ce4" office:value-type="string" calcext:value-type="string">
            <text:p>13,58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3,58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1128110624" calcext:value-type="float">
            <text:p>21128110624</text:p>
          </table:table-cell>
          <table:table-cell table:style-name="ce4" office:value-type="string" calcext:value-type="string">
            <text:p>TALİP EKİCİ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7-05-13" calcext:value-type="date">
            <text:p>13.05.1957</text:p>
          </table:table-cell>
          <table:table-cell table:formula="of:=2022-YEAR([.D1102])" office:value-type="float" office:value="65" calcext:value-type="float">
            <text:p>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6T15:07:18" calcext:value-type="date">
            <text:p>16.02.2022</text:p>
          </table:table-cell>
          <table:table-cell table:style-name="ce4" office:value-type="string" calcext:value-type="string">
            <text:p>383,7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83,7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0146512936" calcext:value-type="float">
            <text:p>50146512936</text:p>
          </table:table-cell>
          <table:table-cell table:style-name="ce4" office:value-type="string" calcext:value-type="string">
            <text:p>EVREN ÜÇDİRHEM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4-05-05" calcext:value-type="date">
            <text:p>05.05.1984</text:p>
          </table:table-cell>
          <table:table-cell table:formula="of:=2022-YEAR([.D1103])" office:value-type="float" office:value="38" calcext:value-type="float">
            <text:p>3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6T15:56:25" calcext:value-type="date">
            <text:p>16.02.2022</text:p>
          </table:table-cell>
          <table:table-cell table:style-name="ce4" office:value-type="string" calcext:value-type="string">
            <text:p>52,63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52,63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9931149962" calcext:value-type="float">
            <text:p>19931149962</text:p>
          </table:table-cell>
          <table:table-cell table:style-name="ce4" office:value-type="string" calcext:value-type="string">
            <text:p>OSMAN ALTUNORDU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9-08-21" calcext:value-type="date">
            <text:p>21.08.1969</text:p>
          </table:table-cell>
          <table:table-cell table:formula="of:=2022-YEAR([.D1104])" office:value-type="float" office:value="53" calcext:value-type="float">
            <text:p>5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7T11:41:04" calcext:value-type="date">
            <text:p>17.02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7478903640" calcext:value-type="float">
            <text:p>27478903640</text:p>
          </table:table-cell>
          <table:table-cell table:style-name="ce4" office:value-type="string" calcext:value-type="string">
            <text:p>ORHAN GÜL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4-01-01" calcext:value-type="date">
            <text:p>01.01.1994</text:p>
          </table:table-cell>
          <table:table-cell table:formula="of:=2022-YEAR([.D1105])" office:value-type="float" office:value="28" calcext:value-type="float">
            <text:p>2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7T12:37:28" calcext:value-type="date">
            <text:p>17.02.2022</text:p>
          </table:table-cell>
          <table:table-cell table:style-name="ce4" office:value-type="string" calcext:value-type="string">
            <text:p>58,11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58,11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6784627326" calcext:value-type="float">
            <text:p>16784627326</text:p>
          </table:table-cell>
          <table:table-cell table:style-name="ce4" office:value-type="string" calcext:value-type="string">
            <text:p>MELİKE CEBEL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0-06-15" calcext:value-type="date">
            <text:p>15.06.1990</text:p>
          </table:table-cell>
          <table:table-cell table:formula="of:=2022-YEAR([.D1106])" office:value-type="float" office:value="32" calcext:value-type="float">
            <text:p>3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7T14:48:49" calcext:value-type="date">
            <text:p>17.02.2022</text:p>
          </table:table-cell>
          <table:table-cell table:style-name="ce4" office:value-type="string" calcext:value-type="string">
            <text:p>24,69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4,69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4276671466" calcext:value-type="float">
            <text:p>34276671466</text:p>
          </table:table-cell>
          <table:table-cell table:style-name="ce4" office:value-type="string" calcext:value-type="string">
            <text:p>EMİNE BİNGÖL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8-07-03" calcext:value-type="date">
            <text:p>03.07.1968</text:p>
          </table:table-cell>
          <table:table-cell table:formula="of:=2022-YEAR([.D1107])" office:value-type="float" office:value="54" calcext:value-type="float">
            <text:p>5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8T11:18:16" calcext:value-type="date">
            <text:p>18.02.2022</text:p>
          </table:table-cell>
          <table:table-cell table:style-name="ce4" office:value-type="string" calcext:value-type="string">
            <text:p>866,8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866,8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1002114090" calcext:value-type="float">
            <text:p>21002114090</text:p>
          </table:table-cell>
          <table:table-cell table:style-name="ce4" office:value-type="string" calcext:value-type="string">
            <text:p>ESRA YARAŞ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8-05-09" calcext:value-type="date">
            <text:p>09.05.1988</text:p>
          </table:table-cell>
          <table:table-cell table:formula="of:=2022-YEAR([.D1108])" office:value-type="float" office:value="34" calcext:value-type="float">
            <text:p>3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8T14:33:01" calcext:value-type="date">
            <text:p>18.02.2022</text:p>
          </table:table-cell>
          <table:table-cell table:style-name="ce4" office:value-type="string" calcext:value-type="string">
            <text:p>26,67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6,67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7395234580" calcext:value-type="float">
            <text:p>47395234580</text:p>
          </table:table-cell>
          <table:table-cell table:style-name="ce4" office:value-type="string" calcext:value-type="string">
            <text:p>NAGİHAN YILMAZ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7-01-29" calcext:value-type="date">
            <text:p>29.01.1987</text:p>
          </table:table-cell>
          <table:table-cell table:formula="of:=2022-YEAR([.D1109])" office:value-type="float" office:value="35" calcext:value-type="float">
            <text:p>3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8T15:14:44" calcext:value-type="date">
            <text:p>18.02.2022</text:p>
          </table:table-cell>
          <table:table-cell table:style-name="ce4" office:value-type="string" calcext:value-type="string">
            <text:p>118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18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3027938512" calcext:value-type="float">
            <text:p>43027938512</text:p>
          </table:table-cell>
          <table:table-cell table:style-name="ce4" office:value-type="string" calcext:value-type="string">
            <text:p>TÜLAY GÜNEŞ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3-03-03" calcext:value-type="date">
            <text:p>03.03.1973</text:p>
          </table:table-cell>
          <table:table-cell table:formula="of:=2022-YEAR([.D1110])" office:value-type="float" office:value="49" calcext:value-type="float">
            <text:p>4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8T15:14:45" calcext:value-type="date">
            <text:p>18.02.2022</text:p>
          </table:table-cell>
          <table:table-cell table:style-name="ce4" office:value-type="string" calcext:value-type="string">
            <text:p>435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435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8826559838" calcext:value-type="float">
            <text:p>48826559838</text:p>
          </table:table-cell>
          <table:table-cell table:style-name="ce4" office:value-type="string" calcext:value-type="string">
            <text:p>NİGARİ ŞENDEMİRCİ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0-02-01" calcext:value-type="date">
            <text:p>01.02.1950</text:p>
          </table:table-cell>
          <table:table-cell table:formula="of:=2022-YEAR([.D1111])" office:value-type="float" office:value="72" calcext:value-type="float">
            <text:p>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1T12:30:21" calcext:value-type="date">
            <text:p>21.02.2022</text:p>
          </table:table-cell>
          <table:table-cell table:style-name="ce4" office:value-type="string" calcext:value-type="string">
            <text:p>52,12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52,12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2799055054" calcext:value-type="float">
            <text:p>22799055054</text:p>
          </table:table-cell>
          <table:table-cell table:style-name="ce4" office:value-type="string" calcext:value-type="string">
            <text:p>SAMET BİÇE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8-04-18" calcext:value-type="date">
            <text:p>18.04.1988</text:p>
          </table:table-cell>
          <table:table-cell table:formula="of:=2022-YEAR([.D1112])" office:value-type="float" office:value="34" calcext:value-type="float">
            <text:p>3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1T13:32:29" calcext:value-type="date">
            <text:p>21.02.2022</text:p>
          </table:table-cell>
          <table:table-cell table:style-name="ce4" office:value-type="string" calcext:value-type="string">
            <text:p>24,14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4,14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6741257938" calcext:value-type="float">
            <text:p>46741257938</text:p>
          </table:table-cell>
          <table:table-cell table:style-name="ce4" office:value-type="string" calcext:value-type="string">
            <text:p>AHMET ÇELİK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0-06-15" calcext:value-type="date">
            <text:p>15.06.1970</text:p>
          </table:table-cell>
          <table:table-cell table:formula="of:=2022-YEAR([.D1113])" office:value-type="float" office:value="52" calcext:value-type="float">
            <text:p>5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1T15:31:15" calcext:value-type="date">
            <text:p>21.02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9088511252" calcext:value-type="float">
            <text:p>39088511252</text:p>
          </table:table-cell>
          <table:table-cell table:style-name="ce4" office:value-type="string" calcext:value-type="string">
            <text:p>RAKİBE ATAPAY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3-05-06" calcext:value-type="date">
            <text:p>06.05.1973</text:p>
          </table:table-cell>
          <table:table-cell table:formula="of:=2022-YEAR([.D1114])" office:value-type="float" office:value="49" calcext:value-type="float">
            <text:p>4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2T11:45:27" calcext:value-type="date">
            <text:p>22.02.2022</text:p>
          </table:table-cell>
          <table:table-cell table:style-name="ce4" office:value-type="string" calcext:value-type="string">
            <text:p>193,7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93,7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5545296726" calcext:value-type="float">
            <text:p>15545296726</text:p>
          </table:table-cell>
          <table:table-cell table:style-name="ce4" office:value-type="string" calcext:value-type="string">
            <text:p>MAHMUT KIYMET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1-08-01" calcext:value-type="date">
            <text:p>01.08.1971</text:p>
          </table:table-cell>
          <table:table-cell table:formula="of:=2022-YEAR([.D1115])" office:value-type="float" office:value="51" calcext:value-type="float">
            <text:p>5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2T11:46:45" calcext:value-type="date">
            <text:p>22.02.2022</text:p>
          </table:table-cell>
          <table:table-cell table:style-name="ce4" office:value-type="string" calcext:value-type="string">
            <text:p>1889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889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0153513448" calcext:value-type="float">
            <text:p>20153513448</text:p>
          </table:table-cell>
          <table:table-cell table:style-name="ce4" office:value-type="string" calcext:value-type="string">
            <text:p>HACER ATA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1-04-15" calcext:value-type="date">
            <text:p>15.04.1961</text:p>
          </table:table-cell>
          <table:table-cell table:formula="of:=2022-YEAR([.D1116])" office:value-type="float" office:value="61" calcext:value-type="float">
            <text:p>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2T13:06:51" calcext:value-type="date">
            <text:p>22.02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1528763870" calcext:value-type="float">
            <text:p>31528763870</text:p>
          </table:table-cell>
          <table:table-cell table:style-name="ce4" office:value-type="string" calcext:value-type="string">
            <text:p>EMİNE MELEK AKMA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9-07-10" calcext:value-type="date">
            <text:p>10.07.1979</text:p>
          </table:table-cell>
          <table:table-cell table:formula="of:=2022-YEAR([.D1117])" office:value-type="float" office:value="43" calcext:value-type="float">
            <text:p>4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2T13:47:11" calcext:value-type="date">
            <text:p>22.02.2022</text:p>
          </table:table-cell>
          <table:table-cell table:style-name="ce4" office:value-type="string" calcext:value-type="string">
            <text:p>35,23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5,23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3479263164" calcext:value-type="float">
            <text:p>33479263164</text:p>
          </table:table-cell>
          <table:table-cell table:style-name="ce4" office:value-type="string" calcext:value-type="string">
            <text:p>TUĞBA GENÇ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3-01-10" calcext:value-type="date">
            <text:p>10.01.1983</text:p>
          </table:table-cell>
          <table:table-cell table:formula="of:=2022-YEAR([.D1118])" office:value-type="float" office:value="39" calcext:value-type="float">
            <text:p>3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2T13:51:09" calcext:value-type="date">
            <text:p>22.02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3489923002" calcext:value-type="float">
            <text:p>43489923002</text:p>
          </table:table-cell>
          <table:table-cell table:style-name="ce4" office:value-type="string" calcext:value-type="string">
            <text:p>AYŞE GİDE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0-10-26" calcext:value-type="date">
            <text:p>26.10.1990</text:p>
          </table:table-cell>
          <table:table-cell table:formula="of:=2022-YEAR([.D1119])" office:value-type="float" office:value="32" calcext:value-type="float">
            <text:p>3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2T14:49:42" calcext:value-type="date">
            <text:p>22.02.2022</text:p>
          </table:table-cell>
          <table:table-cell table:style-name="ce4" office:value-type="string" calcext:value-type="string">
            <text:p>107,6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07,6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0322470672" calcext:value-type="float">
            <text:p>10322470672</text:p>
          </table:table-cell>
          <table:table-cell table:style-name="ce4" office:value-type="string" calcext:value-type="string">
            <text:p>MERYEM ŞAŞMAZ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7-09-24" calcext:value-type="date">
            <text:p>24.09.1977</text:p>
          </table:table-cell>
          <table:table-cell table:formula="of:=2022-YEAR([.D1120])" office:value-type="float" office:value="45" calcext:value-type="float">
            <text:p>4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3T11:30:17" calcext:value-type="date">
            <text:p>23.02.2022</text:p>
          </table:table-cell>
          <table:table-cell table:style-name="ce4" office:value-type="string" calcext:value-type="string">
            <text:p>360,3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60,3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2654059354" calcext:value-type="float">
            <text:p>52654059354</text:p>
          </table:table-cell>
          <table:table-cell table:style-name="ce4" office:value-type="string" calcext:value-type="string">
            <text:p>NURAN KASIMLA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1-06-17" calcext:value-type="date">
            <text:p>17.06.1951</text:p>
          </table:table-cell>
          <table:table-cell table:formula="of:=2022-YEAR([.D1121])" office:value-type="float" office:value="71" calcext:value-type="float">
            <text:p>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3T11:30:18" calcext:value-type="date">
            <text:p>23.02.2022</text:p>
          </table:table-cell>
          <table:table-cell table:style-name="ce4" office:value-type="string" calcext:value-type="string">
            <text:p>9130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91300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8827187620" calcext:value-type="float">
            <text:p>18827187620</text:p>
          </table:table-cell>
          <table:table-cell table:style-name="ce4" office:value-type="string" calcext:value-type="string">
            <text:p>ÜNAL KAYA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0-11-17" calcext:value-type="date">
            <text:p>17.11.1960</text:p>
          </table:table-cell>
          <table:table-cell table:formula="of:=2022-YEAR([.D1122])" office:value-type="float" office:value="62" calcext:value-type="float">
            <text:p>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3T11:30:18" calcext:value-type="date">
            <text:p>23.02.2022</text:p>
          </table:table-cell>
          <table:table-cell table:style-name="ce4" office:value-type="string" calcext:value-type="string">
            <text:p>446,5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446,5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2639059874" calcext:value-type="float">
            <text:p>52639059874</text:p>
          </table:table-cell>
          <table:table-cell table:style-name="ce4" office:value-type="string" calcext:value-type="string">
            <text:p>YASİN KASIMLA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1-09-08" calcext:value-type="date">
            <text:p>08.09.1981</text:p>
          </table:table-cell>
          <table:table-cell table:formula="of:=2022-YEAR([.D1123])" office:value-type="float" office:value="41" calcext:value-type="float">
            <text:p>4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3T11:30:19" calcext:value-type="date">
            <text:p>23.02.2022</text:p>
          </table:table-cell>
          <table:table-cell table:style-name="ce4" office:value-type="string" calcext:value-type="string">
            <text:p>87540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875400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2430067026" calcext:value-type="float">
            <text:p>22430067026</text:p>
          </table:table-cell>
          <table:table-cell table:style-name="ce4" office:value-type="string" calcext:value-type="string">
            <text:p>AYŞE DOĞA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42-07-01" calcext:value-type="date">
            <text:p>01.07.1942</text:p>
          </table:table-cell>
          <table:table-cell table:formula="of:=2022-YEAR([.D1124])" office:value-type="float" office:value="80" calcext:value-type="float">
            <text:p>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3T12:37:20" calcext:value-type="date">
            <text:p>23.02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2406067838" calcext:value-type="float">
            <text:p>22406067838</text:p>
          </table:table-cell>
          <table:table-cell table:style-name="ce4" office:value-type="string" calcext:value-type="string">
            <text:p>NURCAN DOĞA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5-02-01" calcext:value-type="date">
            <text:p>01.02.1975</text:p>
          </table:table-cell>
          <table:table-cell table:formula="of:=2022-YEAR([.D1125])" office:value-type="float" office:value="47" calcext:value-type="float">
            <text:p>4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3T12:52:11" calcext:value-type="date">
            <text:p>23.02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9043550298" calcext:value-type="float">
            <text:p>19043550298</text:p>
          </table:table-cell>
          <table:table-cell table:style-name="ce4" office:value-type="string" calcext:value-type="string">
            <text:p>HACER DİPOVA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7-07-25" calcext:value-type="date">
            <text:p>25.07.1967</text:p>
          </table:table-cell>
          <table:table-cell table:formula="of:=2022-YEAR([.D1126])" office:value-type="float" office:value="55" calcext:value-type="float">
            <text:p>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3T12:58:16" calcext:value-type="date">
            <text:p>23.02.2022</text:p>
          </table:table-cell>
          <table:table-cell table:style-name="ce4" office:value-type="string" calcext:value-type="string">
            <text:p>318,2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18,2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9868152448" calcext:value-type="float">
            <text:p>19868152448</text:p>
          </table:table-cell>
          <table:table-cell table:style-name="ce4" office:value-type="string" calcext:value-type="string">
            <text:p>SEBAHATTİN YAY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0-01-01" calcext:value-type="date">
            <text:p>01.01.1950</text:p>
          </table:table-cell>
          <table:table-cell table:formula="of:=2022-YEAR([.D1127])" office:value-type="float" office:value="72" calcext:value-type="float">
            <text:p>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3T15:04:27" calcext:value-type="date">
            <text:p>23.02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4920334084" calcext:value-type="float">
            <text:p>14920334084</text:p>
          </table:table-cell>
          <table:table-cell table:style-name="ce4" office:value-type="string" calcext:value-type="string">
            <text:p>NURGÜL YILDIZ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6-12-15" calcext:value-type="date">
            <text:p>15.12.1986</text:p>
          </table:table-cell>
          <table:table-cell table:formula="of:=2022-YEAR([.D1128])" office:value-type="float" office:value="36" calcext:value-type="float">
            <text:p>3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3T15:10:56" calcext:value-type="date">
            <text:p>23.02.2022</text:p>
          </table:table-cell>
          <table:table-cell table:style-name="ce4" office:value-type="string" calcext:value-type="string">
            <text:p>242,9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42,9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0606498162" calcext:value-type="float">
            <text:p>20606498162</text:p>
          </table:table-cell>
          <table:table-cell table:style-name="ce4" office:value-type="string" calcext:value-type="string">
            <text:p>MURAT YILDIZ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5-03-20" calcext:value-type="date">
            <text:p>20.03.1975</text:p>
          </table:table-cell>
          <table:table-cell table:formula="of:=2022-YEAR([.D1129])" office:value-type="float" office:value="47" calcext:value-type="float">
            <text:p>4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3T15:20:02" calcext:value-type="date">
            <text:p>23.02.2022</text:p>
          </table:table-cell>
          <table:table-cell table:style-name="ce4" office:value-type="string" calcext:value-type="string">
            <text:p>104,2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04,2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5315010536" calcext:value-type="float">
            <text:p>35315010536</text:p>
          </table:table-cell>
          <table:table-cell table:style-name="ce4" office:value-type="string" calcext:value-type="string">
            <text:p>BAHRİ AKYOL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4-04-04" calcext:value-type="date">
            <text:p>04.04.1964</text:p>
          </table:table-cell>
          <table:table-cell table:formula="of:=2022-YEAR([.D1130])" office:value-type="float" office:value="58" calcext:value-type="float">
            <text:p>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4T12:41:17" calcext:value-type="date">
            <text:p>24.02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4018947622" calcext:value-type="float">
            <text:p>14018947622</text:p>
          </table:table-cell>
          <table:table-cell table:style-name="ce4" office:value-type="string" calcext:value-type="string">
            <text:p>GÜLER ANDİÇ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9-05-05" calcext:value-type="date">
            <text:p>05.05.1979</text:p>
          </table:table-cell>
          <table:table-cell table:formula="of:=2022-YEAR([.D1131])" office:value-type="float" office:value="43" calcext:value-type="float">
            <text:p>4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4T12:41:20" calcext:value-type="date">
            <text:p>24.02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3704008568" calcext:value-type="float">
            <text:p>53704008568</text:p>
          </table:table-cell>
          <table:table-cell table:style-name="ce4" office:value-type="string" calcext:value-type="string">
            <text:p>KADİR ÖZTÜRK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7-09-30" calcext:value-type="date">
            <text:p>30.09.1967</text:p>
          </table:table-cell>
          <table:table-cell table:formula="of:=2022-YEAR([.D1132])" office:value-type="float" office:value="55" calcext:value-type="float">
            <text:p>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4T12:41:24" calcext:value-type="date">
            <text:p>24.02.2022</text:p>
          </table:table-cell>
          <table:table-cell table:style-name="ce4" office:value-type="string" calcext:value-type="string">
            <text:p>415,2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415,2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1662925454" calcext:value-type="float">
            <text:p>41662925454</text:p>
          </table:table-cell>
          <table:table-cell table:style-name="ce4" office:value-type="string" calcext:value-type="string">
            <text:p>HATİCE KOŞAK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1-07-30" calcext:value-type="date">
            <text:p>30.07.1981</text:p>
          </table:table-cell>
          <table:table-cell table:formula="of:=2022-YEAR([.D1133])" office:value-type="float" office:value="41" calcext:value-type="float">
            <text:p>4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4T15:21:42" calcext:value-type="date">
            <text:p>24.02.2022</text:p>
          </table:table-cell>
          <table:table-cell table:style-name="ce4" office:value-type="string" calcext:value-type="string">
            <text:p>21,13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1,13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5438966384" calcext:value-type="float">
            <text:p>25438966384</text:p>
          </table:table-cell>
          <table:table-cell table:style-name="ce4" office:value-type="string" calcext:value-type="string">
            <text:p>ŞADİ ERBAY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45-09-18" calcext:value-type="date">
            <text:p>18.09.1945</text:p>
          </table:table-cell>
          <table:table-cell table:formula="of:=2022-YEAR([.D1134])" office:value-type="float" office:value="77" calcext:value-type="float">
            <text:p>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5T10:45:48" calcext:value-type="date">
            <text:p>25.02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5770623104" calcext:value-type="float">
            <text:p>35770623104</text:p>
          </table:table-cell>
          <table:table-cell table:style-name="ce4" office:value-type="string" calcext:value-type="string">
            <text:p>DÜRDANE ŞAHİ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0-01-03" calcext:value-type="date">
            <text:p>03.01.1960</text:p>
          </table:table-cell>
          <table:table-cell table:formula="of:=2022-YEAR([.D1135])" office:value-type="float" office:value="62" calcext:value-type="float">
            <text:p>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5T11:39:22" calcext:value-type="date">
            <text:p>25.02.2022</text:p>
          </table:table-cell>
          <table:table-cell table:style-name="ce4" office:value-type="string" calcext:value-type="string">
            <text:p>77,42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77,42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4151010456" calcext:value-type="float">
            <text:p>54151010456</text:p>
          </table:table-cell>
          <table:table-cell table:style-name="ce4" office:value-type="string" calcext:value-type="string">
            <text:p>MÜZEYYEN DOĞA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7-07-11" calcext:value-type="date">
            <text:p>11.07.1977</text:p>
          </table:table-cell>
          <table:table-cell table:formula="of:=2022-YEAR([.D1136])" office:value-type="float" office:value="45" calcext:value-type="float">
            <text:p>4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5T11:39:26" calcext:value-type="date">
            <text:p>25.02.2022</text:p>
          </table:table-cell>
          <table:table-cell table:style-name="ce4" office:value-type="string" calcext:value-type="string">
            <text:p>150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500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2719763534" calcext:value-type="float">
            <text:p>12719763534</text:p>
          </table:table-cell>
          <table:table-cell table:style-name="ce4" office:value-type="string" calcext:value-type="string">
            <text:p>SADIK TELLİ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2-05-14" calcext:value-type="date">
            <text:p>14.05.1962</text:p>
          </table:table-cell>
          <table:table-cell table:formula="of:=2022-YEAR([.D1137])" office:value-type="float" office:value="60" calcext:value-type="float">
            <text:p>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5T11:39:27" calcext:value-type="date">
            <text:p>25.02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3387369216" calcext:value-type="float">
            <text:p>43387369216</text:p>
          </table:table-cell>
          <table:table-cell table:style-name="ce4" office:value-type="string" calcext:value-type="string">
            <text:p>DAMLA DOĞA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2000-05-17" calcext:value-type="date">
            <text:p>17.05.2000</text:p>
          </table:table-cell>
          <table:table-cell table:formula="of:=2022-YEAR([.D1138])" office:value-type="float" office:value="22" calcext:value-type="float">
            <text:p>2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5T13:14:10" calcext:value-type="date">
            <text:p>25.02.2022</text:p>
          </table:table-cell>
          <table:table-cell table:style-name="ce4" office:value-type="string" calcext:value-type="string">
            <text:p>31,36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1,36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9059409876" calcext:value-type="float">
            <text:p>59059409876</text:p>
          </table:table-cell>
          <table:table-cell table:style-name="ce4" office:value-type="string" calcext:value-type="string">
            <text:p>MÜKERREM İNA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1-01-01" calcext:value-type="date">
            <text:p>01.01.1951</text:p>
          </table:table-cell>
          <table:table-cell table:formula="of:=2022-YEAR([.D1139])" office:value-type="float" office:value="71" calcext:value-type="float">
            <text:p>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5T15:26:18" calcext:value-type="date">
            <text:p>25.02.2022</text:p>
          </table:table-cell>
          <table:table-cell table:style-name="ce4" office:value-type="string" calcext:value-type="string">
            <text:p>45,61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45,61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4953315958" calcext:value-type="float">
            <text:p>44953315958</text:p>
          </table:table-cell>
          <table:table-cell table:style-name="ce4" office:value-type="string" calcext:value-type="string">
            <text:p>HÜSEYİN DOMURGÜL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48-01-01" calcext:value-type="date">
            <text:p>01.01.1948</text:p>
          </table:table-cell>
          <table:table-cell table:formula="of:=2022-YEAR([.D1140])" office:value-type="float" office:value="74" calcext:value-type="float">
            <text:p>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8T13:42:04" calcext:value-type="date">
            <text:p>28.02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7360794456" calcext:value-type="float">
            <text:p>17360794456</text:p>
          </table:table-cell>
          <table:table-cell table:style-name="ce4" office:value-type="string" calcext:value-type="string">
            <text:p>İSMAİL YILMAZ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4-07-01" calcext:value-type="date">
            <text:p>01.07.1954</text:p>
          </table:table-cell>
          <table:table-cell table:formula="of:=2022-YEAR([.D1141])" office:value-type="float" office:value="68" calcext:value-type="float">
            <text:p>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8T13:42:05" calcext:value-type="date">
            <text:p>28.02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6645260058" calcext:value-type="float">
            <text:p>46645260058</text:p>
          </table:table-cell>
          <table:table-cell table:style-name="ce4" office:value-type="string" calcext:value-type="string">
            <text:p>ZÜLFİYE USLU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5-02-10" calcext:value-type="date">
            <text:p>10.02.1975</text:p>
          </table:table-cell>
          <table:table-cell table:formula="of:=2022-YEAR([.D1142])" office:value-type="float" office:value="47" calcext:value-type="float">
            <text:p>4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8T14:11:28" calcext:value-type="date">
            <text:p>28.02.2022</text:p>
          </table:table-cell>
          <table:table-cell table:style-name="ce4" office:value-type="string" calcext:value-type="string">
            <text:p>19,66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9,66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3267372992" calcext:value-type="float">
            <text:p>43267372992</text:p>
          </table:table-cell>
          <table:table-cell table:style-name="ce4" office:value-type="string" calcext:value-type="string">
            <text:p>FAİK DALGIÇ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7-03-05" calcext:value-type="date">
            <text:p>05.03.1957</text:p>
          </table:table-cell>
          <table:table-cell table:formula="of:=2022-YEAR([.D1143])" office:value-type="float" office:value="65" calcext:value-type="float">
            <text:p>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8T14:12:02" calcext:value-type="date">
            <text:p>28.02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4385273162" calcext:value-type="float">
            <text:p>34385273162</text:p>
          </table:table-cell>
          <table:table-cell table:style-name="ce4" office:value-type="string" calcext:value-type="string">
            <text:p>ZEKİYE ÇOBA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2-06-20" calcext:value-type="date">
            <text:p>20.06.1982</text:p>
          </table:table-cell>
          <table:table-cell table:formula="of:=2022-YEAR([.D1144])" office:value-type="float" office:value="40" calcext:value-type="float">
            <text:p>4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8T15:49:28" calcext:value-type="date">
            <text:p>28.02.2022</text:p>
          </table:table-cell>
          <table:table-cell table:style-name="ce4" office:value-type="string" calcext:value-type="string">
            <text:p>52500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525000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0161038460" calcext:value-type="float">
            <text:p>10161038460</text:p>
          </table:table-cell>
          <table:table-cell table:style-name="ce4" office:value-type="string" calcext:value-type="string">
            <text:p>ALAATTİN ŞAHİ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8-01-01" calcext:value-type="date">
            <text:p>01.01.1958</text:p>
          </table:table-cell>
          <table:table-cell table:formula="of:=2022-YEAR([.D1145])" office:value-type="float" office:value="64" calcext:value-type="float">
            <text:p>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1T13:48:18" calcext:value-type="date">
            <text:p>01.03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1554989106" calcext:value-type="float">
            <text:p>41554989106</text:p>
          </table:table-cell>
          <table:table-cell table:style-name="ce4" office:value-type="string" calcext:value-type="string">
            <text:p>TUĞÇE NUR ÇİNA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5-09-25" calcext:value-type="date">
            <text:p>25.09.1995</text:p>
          </table:table-cell>
          <table:table-cell table:formula="of:=2022-YEAR([.D1146])" office:value-type="float" office:value="27" calcext:value-type="float">
            <text:p>2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1T14:11:57" calcext:value-type="date">
            <text:p>01.03.2022</text:p>
          </table:table-cell>
          <table:table-cell table:style-name="ce4" office:value-type="string" calcext:value-type="string">
            <text:p>172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720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0522464478" calcext:value-type="float">
            <text:p>40522464478</text:p>
          </table:table-cell>
          <table:table-cell table:style-name="ce4" office:value-type="string" calcext:value-type="string">
            <text:p>RABİA UĞU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49-01-01" calcext:value-type="date">
            <text:p>01.01.1949</text:p>
          </table:table-cell>
          <table:table-cell table:formula="of:=2022-YEAR([.D1147])" office:value-type="float" office:value="73" calcext:value-type="float">
            <text:p>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1T14:14:53" calcext:value-type="date">
            <text:p>01.03.2022</text:p>
          </table:table-cell>
          <table:table-cell table:style-name="ce4" office:value-type="string" calcext:value-type="string">
            <text:p>16,81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6,81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5067312840" calcext:value-type="float">
            <text:p>45067312840</text:p>
          </table:table-cell>
          <table:table-cell table:style-name="ce4" office:value-type="string" calcext:value-type="string">
            <text:p>OSMAN ALPAY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3-06-22" calcext:value-type="date">
            <text:p>22.06.1963</text:p>
          </table:table-cell>
          <table:table-cell table:formula="of:=2022-YEAR([.D1148])" office:value-type="float" office:value="59" calcext:value-type="float">
            <text:p>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1T14:17:12" calcext:value-type="date">
            <text:p>01.03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2543433548" calcext:value-type="float">
            <text:p>52543433548</text:p>
          </table:table-cell>
          <table:table-cell table:style-name="ce4" office:value-type="string" calcext:value-type="string">
            <text:p>ESRA SELEM SERİL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5-08-26" calcext:value-type="date">
            <text:p>26.08.1985</text:p>
          </table:table-cell>
          <table:table-cell table:formula="of:=2022-YEAR([.D1149])" office:value-type="float" office:value="37" calcext:value-type="float">
            <text:p>3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1T14:19:48" calcext:value-type="date">
            <text:p>01.03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9341065348" calcext:value-type="float">
            <text:p>39341065348</text:p>
          </table:table-cell>
          <table:table-cell table:style-name="ce4" office:value-type="string" calcext:value-type="string">
            <text:p>RIZA YEŞİLIRMAK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47-10-13" calcext:value-type="date">
            <text:p>13.10.1947</text:p>
          </table:table-cell>
          <table:table-cell table:formula="of:=2022-YEAR([.D1150])" office:value-type="float" office:value="75" calcext:value-type="float">
            <text:p>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1T14:35:58" calcext:value-type="date">
            <text:p>01.03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8958555920" calcext:value-type="float">
            <text:p>48958555920</text:p>
          </table:table-cell>
          <table:table-cell table:style-name="ce4" office:value-type="string" calcext:value-type="string">
            <text:p>ALİ GÜ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1-07-08" calcext:value-type="date">
            <text:p>08.07.1961</text:p>
          </table:table-cell>
          <table:table-cell table:formula="of:=2022-YEAR([.D1151])" office:value-type="float" office:value="61" calcext:value-type="float">
            <text:p>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1T15:17:34" calcext:value-type="date">
            <text:p>01.03.2022</text:p>
          </table:table-cell>
          <table:table-cell table:style-name="ce4" office:value-type="string" calcext:value-type="string">
            <text:p>128,4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28,4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68860083458" calcext:value-type="float">
            <text:p>68860083458</text:p>
          </table:table-cell>
          <table:table-cell table:style-name="ce4" office:value-type="string" calcext:value-type="string">
            <text:p>MURAT ÇALIŞI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8-06-14" calcext:value-type="date">
            <text:p>14.06.1988</text:p>
          </table:table-cell>
          <table:table-cell table:formula="of:=2022-YEAR([.D1152])" office:value-type="float" office:value="34" calcext:value-type="float">
            <text:p>3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2T09:34:05" calcext:value-type="date">
            <text:p>02.03.2022</text:p>
          </table:table-cell>
          <table:table-cell table:style-name="ce4" office:value-type="string" calcext:value-type="string">
            <text:p>291,9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91,9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6099279040" calcext:value-type="float">
            <text:p>46099279040</text:p>
          </table:table-cell>
          <table:table-cell table:style-name="ce4" office:value-type="string" calcext:value-type="string">
            <text:p>PENBE ZENGİ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5-01-15" calcext:value-type="date">
            <text:p>15.01.1965</text:p>
          </table:table-cell>
          <table:table-cell table:formula="of:=2022-YEAR([.D1153])" office:value-type="float" office:value="57" calcext:value-type="float">
            <text:p>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2T12:17:58" calcext:value-type="date">
            <text:p>02.03.2022</text:p>
          </table:table-cell>
          <table:table-cell table:style-name="ce4" office:value-type="string" calcext:value-type="string">
            <text:p>14,36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4,36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1007009132" calcext:value-type="float">
            <text:p>11007009132</text:p>
          </table:table-cell>
          <table:table-cell table:style-name="ce4" office:value-type="string" calcext:value-type="string">
            <text:p>MEHMET AKİF DEBEOĞLU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4-01-30" calcext:value-type="date">
            <text:p>30.01.1974</text:p>
          </table:table-cell>
          <table:table-cell table:formula="of:=2022-YEAR([.D1154])" office:value-type="float" office:value="48" calcext:value-type="float">
            <text:p>4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2T12:20:08" calcext:value-type="date">
            <text:p>02.03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9988148390" calcext:value-type="float">
            <text:p>19988148390</text:p>
          </table:table-cell>
          <table:table-cell table:style-name="ce4" office:value-type="string" calcext:value-type="string">
            <text:p>AYHAN KARS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7-05-01" calcext:value-type="date">
            <text:p>01.05.1967</text:p>
          </table:table-cell>
          <table:table-cell table:formula="of:=2022-YEAR([.D1155])" office:value-type="float" office:value="55" calcext:value-type="float">
            <text:p>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2T13:04:10" calcext:value-type="date">
            <text:p>02.03.2022</text:p>
          </table:table-cell>
          <table:table-cell table:style-name="ce4" office:value-type="string" calcext:value-type="string">
            <text:p>49,55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49,55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7467990058" calcext:value-type="float">
            <text:p>17467990058</text:p>
          </table:table-cell>
          <table:table-cell table:style-name="ce4" office:value-type="string" calcext:value-type="string">
            <text:p>AHMET YILMAZ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2-05-19" calcext:value-type="date">
            <text:p>19.05.1972</text:p>
          </table:table-cell>
          <table:table-cell table:formula="of:=2022-YEAR([.D1156])" office:value-type="float" office:value="50" calcext:value-type="float">
            <text:p>5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3T10:52:58" calcext:value-type="date">
            <text:p>03.03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6823253820" calcext:value-type="float">
            <text:p>16823253820</text:p>
          </table:table-cell>
          <table:table-cell table:style-name="ce4" office:value-type="string" calcext:value-type="string">
            <text:p>ELİF HALİLOĞLU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7-10-01" calcext:value-type="date">
            <text:p>01.10.1977</text:p>
          </table:table-cell>
          <table:table-cell table:formula="of:=2022-YEAR([.D1157])" office:value-type="float" office:value="45" calcext:value-type="float">
            <text:p>4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3T11:31:52" calcext:value-type="date">
            <text:p>03.03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3266075888" calcext:value-type="float">
            <text:p>33266075888</text:p>
          </table:table-cell>
          <table:table-cell table:style-name="ce4" office:value-type="string" calcext:value-type="string">
            <text:p>LEMAN AYTAÇ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3-06-01" calcext:value-type="date">
            <text:p>01.06.1973</text:p>
          </table:table-cell>
          <table:table-cell table:formula="of:=2022-YEAR([.D1158])" office:value-type="float" office:value="49" calcext:value-type="float">
            <text:p>4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3T11:48:59" calcext:value-type="date">
            <text:p>03.03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5090348846" calcext:value-type="float">
            <text:p>55090348846</text:p>
          </table:table-cell>
          <table:table-cell table:style-name="ce4" office:value-type="string" calcext:value-type="string">
            <text:p>MÜZEYYEN AYBARS KARACA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9-02-20" calcext:value-type="date">
            <text:p>20.02.1969</text:p>
          </table:table-cell>
          <table:table-cell table:formula="of:=2022-YEAR([.D1159])" office:value-type="float" office:value="53" calcext:value-type="float">
            <text:p>5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3T11:49:00" calcext:value-type="date">
            <text:p>03.03.2022</text:p>
          </table:table-cell>
          <table:table-cell table:style-name="ce4" office:value-type="string" calcext:value-type="string">
            <text:p>59,27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59,27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9954149106" calcext:value-type="float">
            <text:p>49954149106</text:p>
          </table:table-cell>
          <table:table-cell table:style-name="ce4" office:value-type="string" calcext:value-type="string">
            <text:p>ZÜHAL ALA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5-06-06" calcext:value-type="date">
            <text:p>06.06.1965</text:p>
          </table:table-cell>
          <table:table-cell table:formula="of:=2022-YEAR([.D1160])" office:value-type="float" office:value="57" calcext:value-type="float">
            <text:p>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3T11:49:00" calcext:value-type="date">
            <text:p>03.03.2022</text:p>
          </table:table-cell>
          <table:table-cell table:style-name="ce4" office:value-type="string" calcext:value-type="string">
            <text:p>2012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012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7262470362" calcext:value-type="float">
            <text:p>57262470362</text:p>
          </table:table-cell>
          <table:table-cell table:style-name="ce4" office:value-type="string" calcext:value-type="string">
            <text:p>İLHAN ARSLA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0-07-27" calcext:value-type="date">
            <text:p>27.07.1960</text:p>
          </table:table-cell>
          <table:table-cell table:formula="of:=2022-YEAR([.D1161])" office:value-type="float" office:value="62" calcext:value-type="float">
            <text:p>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3T11:50:15" calcext:value-type="date">
            <text:p>03.03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63202266322" calcext:value-type="float">
            <text:p>63202266322</text:p>
          </table:table-cell>
          <table:table-cell table:style-name="ce4" office:value-type="string" calcext:value-type="string">
            <text:p>GÜLTEN IŞIK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3-04-04" calcext:value-type="date">
            <text:p>04.04.1953</text:p>
          </table:table-cell>
          <table:table-cell table:formula="of:=2022-YEAR([.D1162])" office:value-type="float" office:value="69" calcext:value-type="float">
            <text:p>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3T13:03:31" calcext:value-type="date">
            <text:p>03.03.2022</text:p>
          </table:table-cell>
          <table:table-cell table:style-name="ce4" office:value-type="string" calcext:value-type="string">
            <text:p>43,44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43,44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66166079854" calcext:value-type="float">
            <text:p>66166079854</text:p>
          </table:table-cell>
          <table:table-cell table:style-name="ce4" office:value-type="string" calcext:value-type="string">
            <text:p>GÜRKAN ÇALIŞKA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2000-11-03" calcext:value-type="date">
            <text:p>03.11.2000</text:p>
          </table:table-cell>
          <table:table-cell table:formula="of:=2022-YEAR([.D1163])" office:value-type="float" office:value="22" calcext:value-type="float">
            <text:p>2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3T13:14:30" calcext:value-type="date">
            <text:p>03.03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1743460456" calcext:value-type="float">
            <text:p>21743460456</text:p>
          </table:table-cell>
          <table:table-cell table:style-name="ce4" office:value-type="string" calcext:value-type="string">
            <text:p>MEHMET BATA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7-01-01" calcext:value-type="date">
            <text:p>01.01.1957</text:p>
          </table:table-cell>
          <table:table-cell table:formula="of:=2022-YEAR([.D1164])" office:value-type="float" office:value="65" calcext:value-type="float">
            <text:p>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4T09:45:50" calcext:value-type="date">
            <text:p>04.03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7345237800" calcext:value-type="float">
            <text:p>17345237800</text:p>
          </table:table-cell>
          <table:table-cell table:style-name="ce4" office:value-type="string" calcext:value-type="string">
            <text:p>YASİN POLAT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2001-02-18" calcext:value-type="date">
            <text:p>18.02.2001</text:p>
          </table:table-cell>
          <table:table-cell table:formula="of:=2022-YEAR([.D1165])" office:value-type="float" office:value="21" calcext:value-type="float">
            <text:p>2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4T13:12:45" calcext:value-type="date">
            <text:p>04.03.2022</text:p>
          </table:table-cell>
          <table:table-cell table:style-name="ce4" office:value-type="string" calcext:value-type="string">
            <text:p>7130000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71300000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2190076030" calcext:value-type="float">
            <text:p>22190076030</text:p>
          </table:table-cell>
          <table:table-cell table:style-name="ce4" office:value-type="string" calcext:value-type="string">
            <text:p>SÜLEYMAN AKSOY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4-01-01" calcext:value-type="date">
            <text:p>01.01.1964</text:p>
          </table:table-cell>
          <table:table-cell table:formula="of:=2022-YEAR([.D1166])" office:value-type="float" office:value="58" calcext:value-type="float">
            <text:p>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4T13:14:50" calcext:value-type="date">
            <text:p>04.03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8716191318" calcext:value-type="float">
            <text:p>18716191318</text:p>
          </table:table-cell>
          <table:table-cell table:style-name="ce4" office:value-type="string" calcext:value-type="string">
            <text:p>SİNAN ALTINTAŞ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4-06-08" calcext:value-type="date">
            <text:p>08.06.1984</text:p>
          </table:table-cell>
          <table:table-cell table:formula="of:=2022-YEAR([.D1167])" office:value-type="float" office:value="38" calcext:value-type="float">
            <text:p>3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4T15:22:33" calcext:value-type="date">
            <text:p>04.03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5774955790" calcext:value-type="float">
            <text:p>25774955790</text:p>
          </table:table-cell>
          <table:table-cell table:style-name="ce4" office:value-type="string" calcext:value-type="string">
            <text:p>MUSA GÜRE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0-05-02" calcext:value-type="date">
            <text:p>02.05.1980</text:p>
          </table:table-cell>
          <table:table-cell table:formula="of:=2022-YEAR([.D1168])" office:value-type="float" office:value="42" calcext:value-type="float">
            <text:p>4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7T11:13:57" calcext:value-type="date">
            <text:p>07.03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2919384932" calcext:value-type="float">
            <text:p>42919384932</text:p>
          </table:table-cell>
          <table:table-cell table:style-name="ce4" office:value-type="string" calcext:value-type="string">
            <text:p>MUHAMMED ALİ DEMİ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7-01-01" calcext:value-type="date">
            <text:p>01.01.1977</text:p>
          </table:table-cell>
          <table:table-cell table:formula="of:=2022-YEAR([.D1169])" office:value-type="float" office:value="45" calcext:value-type="float">
            <text:p>4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7T14:23:07" calcext:value-type="date">
            <text:p>07.03.2022</text:p>
          </table:table-cell>
          <table:table-cell table:style-name="ce4" office:value-type="string" calcext:value-type="string">
            <text:p>27,77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7,77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9324728504" calcext:value-type="float">
            <text:p>49324728504</text:p>
          </table:table-cell>
          <table:table-cell table:style-name="ce4" office:value-type="string" calcext:value-type="string">
            <text:p>SEFER GÜÇLÜ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4-12-04" calcext:value-type="date">
            <text:p>04.12.1954</text:p>
          </table:table-cell>
          <table:table-cell table:formula="of:=2022-YEAR([.D1170])" office:value-type="float" office:value="68" calcext:value-type="float">
            <text:p>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7T14:23:08" calcext:value-type="date">
            <text:p>07.03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1201441868" calcext:value-type="float">
            <text:p>11201441868</text:p>
          </table:table-cell>
          <table:table-cell table:style-name="ce4" office:value-type="string" calcext:value-type="string">
            <text:p>SÜZAN GÜ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8-04-19" calcext:value-type="date">
            <text:p>19.04.1968</text:p>
          </table:table-cell>
          <table:table-cell table:formula="of:=2022-YEAR([.D1171])" office:value-type="float" office:value="54" calcext:value-type="float">
            <text:p>5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7T14:29:40" calcext:value-type="date">
            <text:p>07.03.2022</text:p>
          </table:table-cell>
          <table:table-cell table:style-name="ce4" office:value-type="string" calcext:value-type="string">
            <text:p>187,7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87,7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1482656790" calcext:value-type="float">
            <text:p>21482656790</text:p>
          </table:table-cell>
          <table:table-cell table:style-name="ce4" office:value-type="string" calcext:value-type="string">
            <text:p>HÜSEYİN HANLIOĞLU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3-12-13" calcext:value-type="date">
            <text:p>13.12.1963</text:p>
          </table:table-cell>
          <table:table-cell table:formula="of:=2022-YEAR([.D1172])" office:value-type="float" office:value="59" calcext:value-type="float">
            <text:p>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7T15:50:22" calcext:value-type="date">
            <text:p>07.03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8119210104" calcext:value-type="float">
            <text:p>18119210104</text:p>
          </table:table-cell>
          <table:table-cell table:style-name="ce4" office:value-type="string" calcext:value-type="string">
            <text:p>HANİFE ÖZTÜRK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5-04-19" calcext:value-type="date">
            <text:p>19.04.1965</text:p>
          </table:table-cell>
          <table:table-cell table:formula="of:=2022-YEAR([.D1173])" office:value-type="float" office:value="57" calcext:value-type="float">
            <text:p>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8T10:31:48" calcext:value-type="date">
            <text:p>08.03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5280671946" calcext:value-type="float">
            <text:p>45280671946</text:p>
          </table:table-cell>
          <table:table-cell table:style-name="ce4" office:value-type="string" calcext:value-type="string">
            <text:p>FATMA ÖZCA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0-02-03" calcext:value-type="date">
            <text:p>03.02.1960</text:p>
          </table:table-cell>
          <table:table-cell table:formula="of:=2022-YEAR([.D1174])" office:value-type="float" office:value="62" calcext:value-type="float">
            <text:p>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8T12:34:42" calcext:value-type="date">
            <text:p>08.03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1531260368" calcext:value-type="float">
            <text:p>11531260368</text:p>
          </table:table-cell>
          <table:table-cell table:style-name="ce4" office:value-type="string" calcext:value-type="string">
            <text:p>HAKAN KİRAZ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2002-09-06" calcext:value-type="date">
            <text:p>06.09.2002</text:p>
          </table:table-cell>
          <table:table-cell table:formula="of:=2022-YEAR([.D1175])" office:value-type="float" office:value="20" calcext:value-type="float">
            <text:p>2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8T12:34:43" calcext:value-type="date">
            <text:p>08.03.2022</text:p>
          </table:table-cell>
          <table:table-cell table:style-name="ce4" office:value-type="string" calcext:value-type="string">
            <text:p>27,26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7,26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1594992022" calcext:value-type="float">
            <text:p>11594992022</text:p>
          </table:table-cell>
          <table:table-cell table:style-name="ce4" office:value-type="string" calcext:value-type="string">
            <text:p>ÖMER KAFADA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3-01-05" calcext:value-type="date">
            <text:p>05.01.1973</text:p>
          </table:table-cell>
          <table:table-cell table:formula="of:=2022-YEAR([.D1176])" office:value-type="float" office:value="49" calcext:value-type="float">
            <text:p>4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8T15:22:06" calcext:value-type="date">
            <text:p>08.03.2022</text:p>
          </table:table-cell>
          <table:table-cell table:style-name="ce4" office:value-type="string" calcext:value-type="string">
            <text:p>20,16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0,16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0082479304" calcext:value-type="float">
            <text:p>10082479304</text:p>
          </table:table-cell>
          <table:table-cell table:style-name="ce4" office:value-type="string" calcext:value-type="string">
            <text:p>AYTEN YALÇI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2-06-01" calcext:value-type="date">
            <text:p>01.06.1982</text:p>
          </table:table-cell>
          <table:table-cell table:formula="of:=2022-YEAR([.D1177])" office:value-type="float" office:value="40" calcext:value-type="float">
            <text:p>4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9T14:31:46" calcext:value-type="date">
            <text:p>09.03.2022</text:p>
          </table:table-cell>
          <table:table-cell table:style-name="ce4" office:value-type="string" calcext:value-type="string">
            <text:p>14230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42300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8804415858" calcext:value-type="float">
            <text:p>58804415858</text:p>
          </table:table-cell>
          <table:table-cell table:style-name="ce4" office:value-type="string" calcext:value-type="string">
            <text:p>GÜLAY DURU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5-06-20" calcext:value-type="date">
            <text:p>20.06.1975</text:p>
          </table:table-cell>
          <table:table-cell table:formula="of:=2022-YEAR([.D1178])" office:value-type="float" office:value="47" calcext:value-type="float">
            <text:p>4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9T14:31:47" calcext:value-type="date">
            <text:p>09.03.2022</text:p>
          </table:table-cell>
          <table:table-cell table:style-name="ce4" office:value-type="string" calcext:value-type="string">
            <text:p>29,75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9,75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4736554504" calcext:value-type="float">
            <text:p>54736554504</text:p>
          </table:table-cell>
          <table:table-cell table:style-name="ce4" office:value-type="string" calcext:value-type="string">
            <text:p>İBRAHİM OKU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2-05-20" calcext:value-type="date">
            <text:p>20.05.1962</text:p>
          </table:table-cell>
          <table:table-cell table:formula="of:=2022-YEAR([.D1179])" office:value-type="float" office:value="60" calcext:value-type="float">
            <text:p>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9T15:38:06" calcext:value-type="date">
            <text:p>09.03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3951017378" calcext:value-type="float">
            <text:p>23951017378</text:p>
          </table:table-cell>
          <table:table-cell table:style-name="ce4" office:value-type="string" calcext:value-type="string">
            <text:p>HAKAN KARDAŞ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7-05-13" calcext:value-type="date">
            <text:p>13.05.1997</text:p>
          </table:table-cell>
          <table:table-cell table:formula="of:=2022-YEAR([.D1180])" office:value-type="float" office:value="25" calcext:value-type="float">
            <text:p>2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0T13:32:00" calcext:value-type="date">
            <text:p>10.03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61228337620" calcext:value-type="float">
            <text:p>61228337620</text:p>
          </table:table-cell>
          <table:table-cell table:style-name="ce4" office:value-type="string" calcext:value-type="string">
            <text:p>GÜLŞAH İLHA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4-11-07" calcext:value-type="date">
            <text:p>07.11.1984</text:p>
          </table:table-cell>
          <table:table-cell table:formula="of:=2022-YEAR([.D1181])" office:value-type="float" office:value="38" calcext:value-type="float">
            <text:p>3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0T13:57:45" calcext:value-type="date">
            <text:p>10.03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6590154632" calcext:value-type="float">
            <text:p>36590154632</text:p>
          </table:table-cell>
          <table:table-cell table:style-name="ce4" office:value-type="string" calcext:value-type="string">
            <text:p>HİLMİ KILIÇ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7-07-01" calcext:value-type="date">
            <text:p>01.07.1967</text:p>
          </table:table-cell>
          <table:table-cell table:formula="of:=2022-YEAR([.D1182])" office:value-type="float" office:value="55" calcext:value-type="float">
            <text:p>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0T14:00:59" calcext:value-type="date">
            <text:p>10.03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5313304698" calcext:value-type="float">
            <text:p>45313304698</text:p>
          </table:table-cell>
          <table:table-cell table:style-name="ce4" office:value-type="string" calcext:value-type="string">
            <text:p>HARUN DOĞA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5-03-13" calcext:value-type="date">
            <text:p>13.03.1975</text:p>
          </table:table-cell>
          <table:table-cell table:formula="of:=2022-YEAR([.D1183])" office:value-type="float" office:value="47" calcext:value-type="float">
            <text:p>4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0T14:46:40" calcext:value-type="date">
            <text:p>10.03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6502825492" calcext:value-type="float">
            <text:p>16502825492</text:p>
          </table:table-cell>
          <table:table-cell table:style-name="ce4" office:value-type="string" calcext:value-type="string">
            <text:p>HÜSEYİN GÜRBÜZ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1-10-01" calcext:value-type="date">
            <text:p>01.10.1971</text:p>
          </table:table-cell>
          <table:table-cell table:formula="of:=2022-YEAR([.D1184])" office:value-type="float" office:value="51" calcext:value-type="float">
            <text:p>5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0T14:46:52" calcext:value-type="date">
            <text:p>10.03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4937984028" calcext:value-type="float">
            <text:p>24937984028</text:p>
          </table:table-cell>
          <table:table-cell table:style-name="ce4" office:value-type="string" calcext:value-type="string">
            <text:p>HAFİZE EKİZ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49-02-10" calcext:value-type="date">
            <text:p>10.02.1949</text:p>
          </table:table-cell>
          <table:table-cell table:formula="of:=2022-YEAR([.D1185])" office:value-type="float" office:value="73" calcext:value-type="float">
            <text:p>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1T14:00:34" calcext:value-type="date">
            <text:p>11.03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0496798310" calcext:value-type="float">
            <text:p>30496798310</text:p>
          </table:table-cell>
          <table:table-cell table:style-name="ce4" office:value-type="string" calcext:value-type="string">
            <text:p>DÖNDÜ ATA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8-03-10" calcext:value-type="date">
            <text:p>10.03.1968</text:p>
          </table:table-cell>
          <table:table-cell table:formula="of:=2022-YEAR([.D1186])" office:value-type="float" office:value="54" calcext:value-type="float">
            <text:p>5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1T14:08:58" calcext:value-type="date">
            <text:p>11.03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5378969278" calcext:value-type="float">
            <text:p>25378969278</text:p>
          </table:table-cell>
          <table:table-cell table:style-name="ce4" office:value-type="string" calcext:value-type="string">
            <text:p>EROL GÜL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1-04-10" calcext:value-type="date">
            <text:p>10.04.1961</text:p>
          </table:table-cell>
          <table:table-cell table:formula="of:=2022-YEAR([.D1187])" office:value-type="float" office:value="61" calcext:value-type="float">
            <text:p>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1T14:08:58" calcext:value-type="date">
            <text:p>11.03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0342701076" calcext:value-type="float">
            <text:p>20342701076</text:p>
          </table:table-cell>
          <table:table-cell table:style-name="ce4" office:value-type="string" calcext:value-type="string">
            <text:p>YUSUF ÜNVE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1-12-22" calcext:value-type="date">
            <text:p>22.12.1981</text:p>
          </table:table-cell>
          <table:table-cell table:formula="of:=2022-YEAR([.D1188])" office:value-type="float" office:value="41" calcext:value-type="float">
            <text:p>4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1T14:21:23" calcext:value-type="date">
            <text:p>11.03.2022</text:p>
          </table:table-cell>
          <table:table-cell table:style-name="ce4" office:value-type="string" calcext:value-type="string">
            <text:p>205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05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6817254284" calcext:value-type="float">
            <text:p>16817254284</text:p>
          </table:table-cell>
          <table:table-cell table:style-name="ce4" office:value-type="string" calcext:value-type="string">
            <text:p>SALİH ÖNCÜ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0-01-07" calcext:value-type="date">
            <text:p>07.01.1960</text:p>
          </table:table-cell>
          <table:table-cell table:formula="of:=2022-YEAR([.D1189])" office:value-type="float" office:value="62" calcext:value-type="float">
            <text:p>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4T11:39:57" calcext:value-type="date">
            <text:p>14.03.2022</text:p>
          </table:table-cell>
          <table:table-cell table:style-name="ce4" office:value-type="string" calcext:value-type="string">
            <text:p>154,8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54,8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4732657850" calcext:value-type="float">
            <text:p>34732657850</text:p>
          </table:table-cell>
          <table:table-cell table:style-name="ce4" office:value-type="string" calcext:value-type="string">
            <text:p>ALİ AKALI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2-02-15" calcext:value-type="date">
            <text:p>15.02.1972</text:p>
          </table:table-cell>
          <table:table-cell table:formula="of:=2022-YEAR([.D1190])" office:value-type="float" office:value="50" calcext:value-type="float">
            <text:p>5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4T13:49:24" calcext:value-type="date">
            <text:p>14.03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7896344798" calcext:value-type="float">
            <text:p>17896344798</text:p>
          </table:table-cell>
          <table:table-cell table:style-name="ce4" office:value-type="string" calcext:value-type="string">
            <text:p>MUSTAFA BAYRAM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2-02-07" calcext:value-type="date">
            <text:p>07.02.1982</text:p>
          </table:table-cell>
          <table:table-cell table:formula="of:=2022-YEAR([.D1191])" office:value-type="float" office:value="40" calcext:value-type="float">
            <text:p>4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4T15:23:58" calcext:value-type="date">
            <text:p>14.03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1043337914" calcext:value-type="float">
            <text:p>31043337914</text:p>
          </table:table-cell>
          <table:table-cell table:style-name="ce4" office:value-type="string" calcext:value-type="string">
            <text:p>DURSUN DOĞDU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7-06-10" calcext:value-type="date">
            <text:p>10.06.1967</text:p>
          </table:table-cell>
          <table:table-cell table:formula="of:=2022-YEAR([.D1192])" office:value-type="float" office:value="55" calcext:value-type="float">
            <text:p>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5T11:19:51" calcext:value-type="date">
            <text:p>15.03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1999972704" calcext:value-type="float">
            <text:p>11999972704</text:p>
          </table:table-cell>
          <table:table-cell table:style-name="ce4" office:value-type="string" calcext:value-type="string">
            <text:p>HASAN ÇİĞDEM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2-09-18" calcext:value-type="date">
            <text:p>18.09.1972</text:p>
          </table:table-cell>
          <table:table-cell table:formula="of:=2022-YEAR([.D1193])" office:value-type="float" office:value="50" calcext:value-type="float">
            <text:p>5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6T11:51:06" calcext:value-type="date">
            <text:p>16.03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2372632808" calcext:value-type="float">
            <text:p>52372632808</text:p>
          </table:table-cell>
          <table:table-cell table:style-name="ce4" office:value-type="string" calcext:value-type="string">
            <text:p>ESRA DEMİ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8-04-10" calcext:value-type="date">
            <text:p>10.04.1988</text:p>
          </table:table-cell>
          <table:table-cell table:formula="of:=2022-YEAR([.D1194])" office:value-type="float" office:value="34" calcext:value-type="float">
            <text:p>3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7T11:22:28" calcext:value-type="date">
            <text:p>17.03.2022</text:p>
          </table:table-cell>
          <table:table-cell table:style-name="ce4" office:value-type="string" calcext:value-type="string">
            <text:p>1432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432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0022485440" calcext:value-type="float">
            <text:p>10022485440</text:p>
          </table:table-cell>
          <table:table-cell table:style-name="ce4" office:value-type="string" calcext:value-type="string">
            <text:p>GÜLHANIM KARAKELLE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0-02-10" calcext:value-type="date">
            <text:p>10.02.1960</text:p>
          </table:table-cell>
          <table:table-cell table:formula="of:=2022-YEAR([.D1195])" office:value-type="float" office:value="62" calcext:value-type="float">
            <text:p>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7T13:47:50" calcext:value-type="date">
            <text:p>17.03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5032865068" calcext:value-type="float">
            <text:p>35032865068</text:p>
          </table:table-cell>
          <table:table-cell table:style-name="ce4" office:value-type="string" calcext:value-type="string">
            <text:p>MUSA ENGİ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7-01-10" calcext:value-type="date">
            <text:p>10.01.1957</text:p>
          </table:table-cell>
          <table:table-cell table:formula="of:=2022-YEAR([.D1196])" office:value-type="float" office:value="65" calcext:value-type="float">
            <text:p>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7T14:12:05" calcext:value-type="date">
            <text:p>17.03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9359396302" calcext:value-type="float">
            <text:p>59359396302</text:p>
          </table:table-cell>
          <table:table-cell table:style-name="ce4" office:value-type="string" calcext:value-type="string">
            <text:p>AYNUR KURT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0-02-06" calcext:value-type="date">
            <text:p>06.02.1970</text:p>
          </table:table-cell>
          <table:table-cell table:formula="of:=2022-YEAR([.D1197])" office:value-type="float" office:value="52" calcext:value-type="float">
            <text:p>5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7T15:30:17" calcext:value-type="date">
            <text:p>17.03.2022</text:p>
          </table:table-cell>
          <table:table-cell table:style-name="ce4" office:value-type="string" calcext:value-type="string">
            <text:p>565,1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565,1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8907184652" calcext:value-type="float">
            <text:p>48907184652</text:p>
          </table:table-cell>
          <table:table-cell table:style-name="ce4" office:value-type="string" calcext:value-type="string">
            <text:p>SEVİM PARLAK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4-04-24" calcext:value-type="date">
            <text:p>24.04.1954</text:p>
          </table:table-cell>
          <table:table-cell table:formula="of:=2022-YEAR([.D1198])" office:value-type="float" office:value="68" calcext:value-type="float">
            <text:p>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7T15:40:43" calcext:value-type="date">
            <text:p>17.03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1707984606" calcext:value-type="float">
            <text:p>41707984606</text:p>
          </table:table-cell>
          <table:table-cell table:style-name="ce4" office:value-type="string" calcext:value-type="string">
            <text:p>NAHİDE GÜNAYDI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8-02-02" calcext:value-type="date">
            <text:p>02.02.1968</text:p>
          </table:table-cell>
          <table:table-cell table:formula="of:=2022-YEAR([.D1199])" office:value-type="float" office:value="54" calcext:value-type="float">
            <text:p>5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8T14:15:04" calcext:value-type="date">
            <text:p>18.03.2022</text:p>
          </table:table-cell>
          <table:table-cell table:style-name="ce4" office:value-type="string" calcext:value-type="string">
            <text:p>68,97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68,97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0717493834" calcext:value-type="float">
            <text:p>20717493834</text:p>
          </table:table-cell>
          <table:table-cell table:style-name="ce4" office:value-type="string" calcext:value-type="string">
            <text:p>AZİZ KEÇECİ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8-03-20" calcext:value-type="date">
            <text:p>20.03.1968</text:p>
          </table:table-cell>
          <table:table-cell table:formula="of:=2022-YEAR([.D1200])" office:value-type="float" office:value="54" calcext:value-type="float">
            <text:p>5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8T15:27:31" calcext:value-type="date">
            <text:p>18.03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5097311820" calcext:value-type="float">
            <text:p>45097311820</text:p>
          </table:table-cell>
          <table:table-cell table:style-name="ce4" office:value-type="string" calcext:value-type="string">
            <text:p>AHMET DURAN ALPAY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0-10-10" calcext:value-type="date">
            <text:p>10.10.1960</text:p>
          </table:table-cell>
          <table:table-cell table:formula="of:=2022-YEAR([.D1201])" office:value-type="float" office:value="62" calcext:value-type="float">
            <text:p>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1T11:20:33" calcext:value-type="date">
            <text:p>21.03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2140974042" calcext:value-type="float">
            <text:p>12140974042</text:p>
          </table:table-cell>
          <table:table-cell table:style-name="ce4" office:value-type="string" calcext:value-type="string">
            <text:p>NERİMAN DEMİRTAŞ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3-10-09" calcext:value-type="date">
            <text:p>09.10.1963</text:p>
          </table:table-cell>
          <table:table-cell table:formula="of:=2022-YEAR([.D1202])" office:value-type="float" office:value="59" calcext:value-type="float">
            <text:p>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1T11:20:36" calcext:value-type="date">
            <text:p>21.03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7790114518" calcext:value-type="float">
            <text:p>37790114518</text:p>
          </table:table-cell>
          <table:table-cell table:style-name="ce4" office:value-type="string" calcext:value-type="string">
            <text:p>SALİM DİRİCA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2-12-14" calcext:value-type="date">
            <text:p>14.12.1982</text:p>
          </table:table-cell>
          <table:table-cell table:formula="of:=2022-YEAR([.D1203])" office:value-type="float" office:value="40" calcext:value-type="float">
            <text:p>4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1T11:20:37" calcext:value-type="date">
            <text:p>21.03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3545588328" calcext:value-type="float">
            <text:p>53545588328</text:p>
          </table:table-cell>
          <table:table-cell table:style-name="ce4" office:value-type="string" calcext:value-type="string">
            <text:p>RECEP KAYA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4-12-20" calcext:value-type="date">
            <text:p>20.12.1964</text:p>
          </table:table-cell>
          <table:table-cell table:formula="of:=2022-YEAR([.D1204])" office:value-type="float" office:value="58" calcext:value-type="float">
            <text:p>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1T13:38:40" calcext:value-type="date">
            <text:p>21.03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6151982230" calcext:value-type="float">
            <text:p>36151982230</text:p>
          </table:table-cell>
          <table:table-cell table:style-name="ce4" office:value-type="string" calcext:value-type="string">
            <text:p>ZEYNEP SATILMIŞ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9-01-01" calcext:value-type="date">
            <text:p>01.01.1959</text:p>
          </table:table-cell>
          <table:table-cell table:formula="of:=2022-YEAR([.D1205])" office:value-type="float" office:value="63" calcext:value-type="float">
            <text:p>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1T13:38:41" calcext:value-type="date">
            <text:p>21.03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2586061718" calcext:value-type="float">
            <text:p>22586061718</text:p>
          </table:table-cell>
          <table:table-cell table:style-name="ce4" office:value-type="string" calcext:value-type="string">
            <text:p>MEHTAP Ü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9-09-28" calcext:value-type="date">
            <text:p>28.09.1979</text:p>
          </table:table-cell>
          <table:table-cell table:formula="of:=2022-YEAR([.D1206])" office:value-type="float" office:value="43" calcext:value-type="float">
            <text:p>4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1T14:02:47" calcext:value-type="date">
            <text:p>21.03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4116344962" calcext:value-type="float">
            <text:p>44116344962</text:p>
          </table:table-cell>
          <table:table-cell table:style-name="ce4" office:value-type="string" calcext:value-type="string">
            <text:p>ZÜHAL YILMAZ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8-04-20" calcext:value-type="date">
            <text:p>20.04.1988</text:p>
          </table:table-cell>
          <table:table-cell table:formula="of:=2022-YEAR([.D1207])" office:value-type="float" office:value="34" calcext:value-type="float">
            <text:p>3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1T14:02:48" calcext:value-type="date">
            <text:p>21.03.2022</text:p>
          </table:table-cell>
          <table:table-cell table:style-name="ce4" office:value-type="string" calcext:value-type="string">
            <text:p>3595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595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2239968044" calcext:value-type="float">
            <text:p>12239968044</text:p>
          </table:table-cell>
          <table:table-cell table:style-name="ce4" office:value-type="string" calcext:value-type="string">
            <text:p>RUKİYE AYKA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9-10-05" calcext:value-type="date">
            <text:p>05.10.1959</text:p>
          </table:table-cell>
          <table:table-cell table:formula="of:=2022-YEAR([.D1208])" office:value-type="float" office:value="63" calcext:value-type="float">
            <text:p>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1T14:45:09" calcext:value-type="date">
            <text:p>21.03.2022</text:p>
          </table:table-cell>
          <table:table-cell table:style-name="ce4" office:value-type="string" calcext:value-type="string">
            <text:p>80,91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80,91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3860245540" calcext:value-type="float">
            <text:p>33860245540</text:p>
          </table:table-cell>
          <table:table-cell table:style-name="ce4" office:value-type="string" calcext:value-type="string">
            <text:p>AHMET KILIÇ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0-01-25" calcext:value-type="date">
            <text:p>25.01.1970</text:p>
          </table:table-cell>
          <table:table-cell table:formula="of:=2022-YEAR([.D1209])" office:value-type="float" office:value="52" calcext:value-type="float">
            <text:p>5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2T12:54:13" calcext:value-type="date">
            <text:p>22.03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9991148226" calcext:value-type="float">
            <text:p>19991148226</text:p>
          </table:table-cell>
          <table:table-cell table:style-name="ce4" office:value-type="string" calcext:value-type="string">
            <text:p>PAKİZE KARS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44-06-07" calcext:value-type="date">
            <text:p>07.06.1944</text:p>
          </table:table-cell>
          <table:table-cell table:formula="of:=2022-YEAR([.D1210])" office:value-type="float" office:value="78" calcext:value-type="float">
            <text:p>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2T12:54:14" calcext:value-type="date">
            <text:p>22.03.2022</text:p>
          </table:table-cell>
          <table:table-cell table:style-name="ce4" office:value-type="string" calcext:value-type="string">
            <text:p>24,94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4,94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1616321104" calcext:value-type="float">
            <text:p>31616321104</text:p>
          </table:table-cell>
          <table:table-cell table:style-name="ce4" office:value-type="string" calcext:value-type="string">
            <text:p>AYDIN DEMİ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8-05-16" calcext:value-type="date">
            <text:p>16.05.1958</text:p>
          </table:table-cell>
          <table:table-cell table:formula="of:=2022-YEAR([.D1211])" office:value-type="float" office:value="64" calcext:value-type="float">
            <text:p>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2T13:00:05" calcext:value-type="date">
            <text:p>22.03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1176738498" calcext:value-type="float">
            <text:p>21176738498</text:p>
          </table:table-cell>
          <table:table-cell table:style-name="ce4" office:value-type="string" calcext:value-type="string">
            <text:p>BAYRAM EYİSOY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8-08-10" calcext:value-type="date">
            <text:p>10.08.1988</text:p>
          </table:table-cell>
          <table:table-cell table:formula="of:=2022-YEAR([.D1212])" office:value-type="float" office:value="34" calcext:value-type="float">
            <text:p>3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2T13:04:37" calcext:value-type="date">
            <text:p>22.03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3935241842" calcext:value-type="float">
            <text:p>33935241842</text:p>
          </table:table-cell>
          <table:table-cell table:style-name="ce4" office:value-type="string" calcext:value-type="string">
            <text:p>CEMAL KILIÇ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9-06-10" calcext:value-type="date">
            <text:p>10.06.1969</text:p>
          </table:table-cell>
          <table:table-cell table:formula="of:=2022-YEAR([.D1213])" office:value-type="float" office:value="53" calcext:value-type="float">
            <text:p>5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2T15:09:53" calcext:value-type="date">
            <text:p>22.03.2022</text:p>
          </table:table-cell>
          <table:table-cell table:style-name="ce4" office:value-type="string" calcext:value-type="string">
            <text:p>206,5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06,5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0729128540" calcext:value-type="float">
            <text:p>20729128540</text:p>
          </table:table-cell>
          <table:table-cell table:style-name="ce4" office:value-type="string" calcext:value-type="string">
            <text:p>CAFER ÇİNPOLAT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7-01-01" calcext:value-type="date">
            <text:p>01.01.1957</text:p>
          </table:table-cell>
          <table:table-cell table:formula="of:=2022-YEAR([.D1214])" office:value-type="float" office:value="65" calcext:value-type="float">
            <text:p>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3T11:31:00" calcext:value-type="date">
            <text:p>23.03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8325243414" calcext:value-type="float">
            <text:p>28325243414</text:p>
          </table:table-cell>
          <table:table-cell table:style-name="ce4" office:value-type="string" calcext:value-type="string">
            <text:p>LEYLA SARI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3-08-02" calcext:value-type="date">
            <text:p>02.08.1963</text:p>
          </table:table-cell>
          <table:table-cell table:formula="of:=2022-YEAR([.D1215])" office:value-type="float" office:value="59" calcext:value-type="float">
            <text:p>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3T11:32:37" calcext:value-type="date">
            <text:p>23.03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1145004624" calcext:value-type="float">
            <text:p>11145004624</text:p>
          </table:table-cell>
          <table:table-cell table:style-name="ce4" office:value-type="string" calcext:value-type="string">
            <text:p>ZÜBEYDE ÇOKOL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7-09-01" calcext:value-type="date">
            <text:p>01.09.1967</text:p>
          </table:table-cell>
          <table:table-cell table:formula="of:=2022-YEAR([.D1216])" office:value-type="float" office:value="55" calcext:value-type="float">
            <text:p>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3T13:13:18" calcext:value-type="date">
            <text:p>23.03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6731924958" calcext:value-type="float">
            <text:p>26731924958</text:p>
          </table:table-cell>
          <table:table-cell table:style-name="ce4" office:value-type="string" calcext:value-type="string">
            <text:p>AHMET ERTÜRK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4-02-26" calcext:value-type="date">
            <text:p>26.02.1964</text:p>
          </table:table-cell>
          <table:table-cell table:formula="of:=2022-YEAR([.D1217])" office:value-type="float" office:value="58" calcext:value-type="float">
            <text:p>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3T13:13:29" calcext:value-type="date">
            <text:p>23.03.2022</text:p>
          </table:table-cell>
          <table:table-cell table:style-name="ce4" office:value-type="string" calcext:value-type="string">
            <text:p>27,9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7,90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6287234678" calcext:value-type="float">
            <text:p>36287234678</text:p>
          </table:table-cell>
          <table:table-cell table:style-name="ce4" office:value-type="string" calcext:value-type="string">
            <text:p>MİYASE YANA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3-10-10" calcext:value-type="date">
            <text:p>10.10.1983</text:p>
          </table:table-cell>
          <table:table-cell table:formula="of:=2022-YEAR([.D1218])" office:value-type="float" office:value="39" calcext:value-type="float">
            <text:p>3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3T13:15:05" calcext:value-type="date">
            <text:p>23.03.2022</text:p>
          </table:table-cell>
          <table:table-cell table:style-name="ce4" office:value-type="string" calcext:value-type="string">
            <text:p>578,1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578,1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5311304570" calcext:value-type="float">
            <text:p>15311304570</text:p>
          </table:table-cell>
          <table:table-cell table:style-name="ce4" office:value-type="string" calcext:value-type="string">
            <text:p>MELİHA KAYA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45-02-11" calcext:value-type="date">
            <text:p>11.02.1945</text:p>
          </table:table-cell>
          <table:table-cell table:formula="of:=2022-YEAR([.D1219])" office:value-type="float" office:value="77" calcext:value-type="float">
            <text:p>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3T14:16:50" calcext:value-type="date">
            <text:p>23.03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8722191180" calcext:value-type="float">
            <text:p>18722191180</text:p>
          </table:table-cell>
          <table:table-cell table:style-name="ce4" office:value-type="string" calcext:value-type="string">
            <text:p>SABRİYE ALTINTAŞ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1-02-04" calcext:value-type="date">
            <text:p>04.02.1961</text:p>
          </table:table-cell>
          <table:table-cell table:formula="of:=2022-YEAR([.D1220])" office:value-type="float" office:value="61" calcext:value-type="float">
            <text:p>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3T14:33:22" calcext:value-type="date">
            <text:p>23.03.2022</text:p>
          </table:table-cell>
          <table:table-cell table:style-name="ce4" office:value-type="string" calcext:value-type="string">
            <text:p>10,81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0,81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2867052050" calcext:value-type="float">
            <text:p>52867052050</text:p>
          </table:table-cell>
          <table:table-cell table:style-name="ce4" office:value-type="string" calcext:value-type="string">
            <text:p>ATALAY ALTUNKOL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8-04-12" calcext:value-type="date">
            <text:p>12.04.1978</text:p>
          </table:table-cell>
          <table:table-cell table:formula="of:=2022-YEAR([.D1221])" office:value-type="float" office:value="44" calcext:value-type="float">
            <text:p>4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3T14:33:36" calcext:value-type="date">
            <text:p>23.03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4774352104" calcext:value-type="float">
            <text:p>14774352104</text:p>
          </table:table-cell>
          <table:table-cell table:style-name="ce4" office:value-type="string" calcext:value-type="string">
            <text:p>SULTAN CEYLA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7-06-04" calcext:value-type="date">
            <text:p>04.06.1997</text:p>
          </table:table-cell>
          <table:table-cell table:formula="of:=2022-YEAR([.D1222])" office:value-type="float" office:value="25" calcext:value-type="float">
            <text:p>2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3T14:35:21" calcext:value-type="date">
            <text:p>23.03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3219040810" calcext:value-type="float">
            <text:p>23219040810</text:p>
          </table:table-cell>
          <table:table-cell table:style-name="ce4" office:value-type="string" calcext:value-type="string">
            <text:p>SALİH ÇETİNBOLAT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1-10-22" calcext:value-type="date">
            <text:p>22.10.1971</text:p>
          </table:table-cell>
          <table:table-cell table:formula="of:=2022-YEAR([.D1223])" office:value-type="float" office:value="51" calcext:value-type="float">
            <text:p>5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3T14:35:36" calcext:value-type="date">
            <text:p>23.03.2022</text:p>
          </table:table-cell>
          <table:table-cell table:style-name="ce4" office:value-type="string" calcext:value-type="string">
            <text:p>1713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713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7005719834" calcext:value-type="float">
            <text:p>47005719834</text:p>
          </table:table-cell>
          <table:table-cell table:style-name="ce4" office:value-type="string" calcext:value-type="string">
            <text:p>ENGİN KADİR KARTAL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0-05-15" calcext:value-type="date">
            <text:p>15.05.1980</text:p>
          </table:table-cell>
          <table:table-cell table:formula="of:=2022-YEAR([.D1224])" office:value-type="float" office:value="42" calcext:value-type="float">
            <text:p>4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3T14:36:17" calcext:value-type="date">
            <text:p>23.03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8290194880" calcext:value-type="float">
            <text:p>18290194880</text:p>
          </table:table-cell>
          <table:table-cell table:style-name="ce4" office:value-type="string" calcext:value-type="string">
            <text:p>ABDULKADIR AGCA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2-11-05" calcext:value-type="date">
            <text:p>05.11.1962</text:p>
          </table:table-cell>
          <table:table-cell table:formula="of:=2022-YEAR([.D1225])" office:value-type="float" office:value="60" calcext:value-type="float">
            <text:p>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3T15:25:55" calcext:value-type="date">
            <text:p>23.03.2022</text:p>
          </table:table-cell>
          <table:table-cell table:style-name="ce4" office:value-type="string" calcext:value-type="string">
            <text:p>123,3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23,3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7837537430" calcext:value-type="float">
            <text:p>37837537430</text:p>
          </table:table-cell>
          <table:table-cell table:style-name="ce4" office:value-type="string" calcext:value-type="string">
            <text:p>SÜMEYYE ÇAKMAK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4-08-25" calcext:value-type="date">
            <text:p>25.08.1984</text:p>
          </table:table-cell>
          <table:table-cell table:formula="of:=2022-YEAR([.D1226])" office:value-type="float" office:value="38" calcext:value-type="float">
            <text:p>3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3T15:44:12" calcext:value-type="date">
            <text:p>23.03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3490735642" calcext:value-type="float">
            <text:p>13490735642</text:p>
          </table:table-cell>
          <table:table-cell table:style-name="ce4" office:value-type="string" calcext:value-type="string">
            <text:p>SATİYE AVCI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9-01-01" calcext:value-type="date">
            <text:p>01.01.1959</text:p>
          </table:table-cell>
          <table:table-cell table:formula="of:=2022-YEAR([.D1227])" office:value-type="float" office:value="63" calcext:value-type="float">
            <text:p>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4T10:30:45" calcext:value-type="date">
            <text:p>24.03.2022</text:p>
          </table:table-cell>
          <table:table-cell table:style-name="ce4" office:value-type="string" calcext:value-type="string">
            <text:p>192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920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9553496688" calcext:value-type="float">
            <text:p>39553496688</text:p>
          </table:table-cell>
          <table:table-cell table:style-name="ce4" office:value-type="string" calcext:value-type="string">
            <text:p>GÜLBEYAZ BOZDEMİR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8-12-17" calcext:value-type="date">
            <text:p>17.12.1958</text:p>
          </table:table-cell>
          <table:table-cell table:formula="of:=2022-YEAR([.D1228])" office:value-type="float" office:value="64" calcext:value-type="float">
            <text:p>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4T13:01:52" calcext:value-type="date">
            <text:p>24.03.2022</text:p>
          </table:table-cell>
          <table:table-cell table:style-name="ce4" office:value-type="string" calcext:value-type="string">
            <text:p>245,9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45,9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0953117584" calcext:value-type="float">
            <text:p>50953117584</text:p>
          </table:table-cell>
          <table:table-cell table:style-name="ce4" office:value-type="string" calcext:value-type="string">
            <text:p>ÖMER FARUK KAŞIKEMA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5-01-01" calcext:value-type="date">
            <text:p>01.01.1965</text:p>
          </table:table-cell>
          <table:table-cell table:formula="of:=2022-YEAR([.D1229])" office:value-type="float" office:value="57" calcext:value-type="float">
            <text:p>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4T13:01:54" calcext:value-type="date">
            <text:p>24.03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3072936914" calcext:value-type="float">
            <text:p>43072936914</text:p>
          </table:table-cell>
          <table:table-cell table:style-name="ce4" office:value-type="string" calcext:value-type="string">
            <text:p>SÜLEYMAN UÇAR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6-08-01" calcext:value-type="date">
            <text:p>01.08.1966</text:p>
          </table:table-cell>
          <table:table-cell table:formula="of:=2022-YEAR([.D1230])" office:value-type="float" office:value="56" calcext:value-type="float">
            <text:p>5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4T13:07:34" calcext:value-type="date">
            <text:p>24.03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6776922674" calcext:value-type="float">
            <text:p>26776922674</text:p>
          </table:table-cell>
          <table:table-cell table:style-name="ce4" office:value-type="string" calcext:value-type="string">
            <text:p>AYŞE BULUT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7-12-27" calcext:value-type="date">
            <text:p>27.12.1977</text:p>
          </table:table-cell>
          <table:table-cell table:formula="of:=2022-YEAR([.D1231])" office:value-type="float" office:value="45" calcext:value-type="float">
            <text:p>4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4T13:21:09" calcext:value-type="date">
            <text:p>24.03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3089681752" calcext:value-type="float">
            <text:p>53089681752</text:p>
          </table:table-cell>
          <table:table-cell table:style-name="ce4" office:value-type="string" calcext:value-type="string">
            <text:p>SİNAN ATMAZ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5-03-14" calcext:value-type="date">
            <text:p>14.03.1995</text:p>
          </table:table-cell>
          <table:table-cell table:formula="of:=2022-YEAR([.D1232])" office:value-type="float" office:value="27" calcext:value-type="float">
            <text:p>2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4T14:29:45" calcext:value-type="date">
            <text:p>24.03.2022</text:p>
          </table:table-cell>
          <table:table-cell table:style-name="ce4" office:value-type="string" calcext:value-type="string">
            <text:p>57,11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57,11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5547296844" calcext:value-type="float">
            <text:p>45547296844</text:p>
          </table:table-cell>
          <table:table-cell table:style-name="ce4" office:value-type="string" calcext:value-type="string">
            <text:p>MUSA ALTUNTAŞ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2-04-29" calcext:value-type="date">
            <text:p>29.04.1962</text:p>
          </table:table-cell>
          <table:table-cell table:formula="of:=2022-YEAR([.D1233])" office:value-type="float" office:value="60" calcext:value-type="float">
            <text:p>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4T14:29:52" calcext:value-type="date">
            <text:p>24.03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8606861962" calcext:value-type="float">
            <text:p>28606861962</text:p>
          </table:table-cell>
          <table:table-cell table:style-name="ce4" office:value-type="string" calcext:value-type="string">
            <text:p>SEMANUR YILMAZ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6-04-23" calcext:value-type="date">
            <text:p>23.04.1996</text:p>
          </table:table-cell>
          <table:table-cell table:formula="of:=2022-YEAR([.D1234])" office:value-type="float" office:value="26" calcext:value-type="float">
            <text:p>2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4T15:23:44" calcext:value-type="date">
            <text:p>24.03.2022</text:p>
          </table:table-cell>
          <table:table-cell table:style-name="ce4" office:value-type="string" calcext:value-type="string">
            <text:p>289,2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89,2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2290738004" calcext:value-type="float">
            <text:p>32290738004</text:p>
          </table:table-cell>
          <table:table-cell table:style-name="ce4" office:value-type="string" calcext:value-type="string">
            <text:p>ELİF İŞERİ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3-12-07" calcext:value-type="date">
            <text:p>07.12.1973</text:p>
          </table:table-cell>
          <table:table-cell table:formula="of:=2022-YEAR([.D1235])" office:value-type="float" office:value="49" calcext:value-type="float">
            <text:p>4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5T11:44:04" calcext:value-type="date">
            <text:p>25.03.2022</text:p>
          </table:table-cell>
          <table:table-cell table:style-name="ce4" office:value-type="string" calcext:value-type="string">
            <text:p>795,1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795,1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99961776802" calcext:value-type="float">
            <text:p>99961776802</text:p>
          </table:table-cell>
          <table:table-cell table:style-name="ce4" office:value-type="string" calcext:value-type="string">
            <text:p>HANAN ALHASAN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8-02-03" calcext:value-type="date">
            <text:p>03.02.1978</text:p>
          </table:table-cell>
          <table:table-cell table:formula="of:=2022-YEAR([.D1236])" office:value-type="float" office:value="44" calcext:value-type="float">
            <text:p>4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5T11:46:49" calcext:value-type="date">
            <text:p>25.03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62836092376" calcext:value-type="float">
            <text:p>62836092376</text:p>
          </table:table-cell>
          <table:table-cell table:style-name="ce4" office:value-type="string" calcext:value-type="string">
            <text:p>SATİ BOSTANCI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9-02-20" calcext:value-type="date">
            <text:p>20.02.1989</text:p>
          </table:table-cell>
          <table:table-cell table:formula="of:=2022-YEAR([.D1237])" office:value-type="float" office:value="33" calcext:value-type="float">
            <text:p>3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5T15:22:46" calcext:value-type="date">
            <text:p>25.03.2022</text:p>
          </table:table-cell>
          <table:table-cell table:style-name="ce4" office:value-type="string" calcext:value-type="string">
            <text:p>1156000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1560000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7195401954" calcext:value-type="float">
            <text:p>37195401954</text:p>
          </table:table-cell>
          <table:table-cell table:style-name="ce4" office:value-type="string" calcext:value-type="string">
            <text:p>SALİH KAYA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6-08-10" calcext:value-type="date">
            <text:p>10.08.1996</text:p>
          </table:table-cell>
          <table:table-cell table:formula="of:=2022-YEAR([.D1238])" office:value-type="float" office:value="26" calcext:value-type="float">
            <text:p>2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5T15:22:53" calcext:value-type="date">
            <text:p>25.03.2022</text:p>
          </table:table-cell>
          <table:table-cell table:style-name="ce4" office:value-type="string" calcext:value-type="string">
            <text:p>1995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995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5466299926" calcext:value-type="float">
            <text:p>45466299926</text:p>
          </table:table-cell>
          <table:table-cell table:style-name="ce4" office:value-type="string" calcext:value-type="string">
            <text:p>ŞERİFE YILMAZ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2-01-04" calcext:value-type="date">
            <text:p>04.01.1962</text:p>
          </table:table-cell>
          <table:table-cell table:formula="of:=2022-YEAR([.D1239])" office:value-type="float" office:value="60" calcext:value-type="float">
            <text:p>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8T13:36:14" calcext:value-type="date">
            <text:p>28.03.2022</text:p>
          </table:table-cell>
          <table:table-cell table:style-name="ce4" office:value-type="string" calcext:value-type="string">
            <text:p>2703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703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5097681572" calcext:value-type="float">
            <text:p>45097681572</text:p>
          </table:table-cell>
          <table:table-cell table:style-name="ce4" office:value-type="string" calcext:value-type="string">
            <text:p>NACİYE KAYA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6-06-02" calcext:value-type="date">
            <text:p>02.06.1966</text:p>
          </table:table-cell>
          <table:table-cell table:formula="of:=2022-YEAR([.D1240])" office:value-type="float" office:value="56" calcext:value-type="float">
            <text:p>5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8T13:38:59" calcext:value-type="date">
            <text:p>28.03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9321160376" calcext:value-type="float">
            <text:p>49321160376</text:p>
          </table:table-cell>
          <table:table-cell table:style-name="ce4" office:value-type="string" calcext:value-type="string">
            <text:p>NURHAN KARAKAŞ SUATA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3-06-01" calcext:value-type="date">
            <text:p>01.06.1993</text:p>
          </table:table-cell>
          <table:table-cell table:formula="of:=2022-YEAR([.D1241])" office:value-type="float" office:value="29" calcext:value-type="float">
            <text:p>2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8T13:40:39" calcext:value-type="date">
            <text:p>28.03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5548296662" calcext:value-type="float">
            <text:p>15548296662</text:p>
          </table:table-cell>
          <table:table-cell table:style-name="ce4" office:value-type="string" calcext:value-type="string">
            <text:p>YUNİS KIYMET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1-02-15" calcext:value-type="date">
            <text:p>15.02.1971</text:p>
          </table:table-cell>
          <table:table-cell table:formula="of:=2022-YEAR([.D1242])" office:value-type="float" office:value="51" calcext:value-type="float">
            <text:p>5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8T14:26:50" calcext:value-type="date">
            <text:p>28.03.2022</text:p>
          </table:table-cell>
          <table:table-cell table:style-name="ce4" office:value-type="string" calcext:value-type="string">
            <text:p>553,5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553,5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5076312558" calcext:value-type="float">
            <text:p>45076312558</text:p>
          </table:table-cell>
          <table:table-cell table:style-name="ce4" office:value-type="string" calcext:value-type="string">
            <text:p>YAŞAR ALPAY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5-04-20" calcext:value-type="date">
            <text:p>20.04.1965</text:p>
          </table:table-cell>
          <table:table-cell table:formula="of:=2022-YEAR([.D1243])" office:value-type="float" office:value="57" calcext:value-type="float">
            <text:p>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8T15:33:26" calcext:value-type="date">
            <text:p>28.03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2696616584" calcext:value-type="float">
            <text:p>52696616584</text:p>
          </table:table-cell>
          <table:table-cell table:style-name="ce4" office:value-type="string" calcext:value-type="string">
            <text:p>VELİ ÇOBAN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8-10-11" calcext:value-type="date">
            <text:p>11.10.1958</text:p>
          </table:table-cell>
          <table:table-cell table:formula="of:=2022-YEAR([.D1244])" office:value-type="float" office:value="64" calcext:value-type="float">
            <text:p>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8T16:17:00" calcext:value-type="date">
            <text:p>28.03.2022</text:p>
          </table:table-cell>
          <table:table-cell table:style-name="ce4" office:value-type="string" calcext:value-type="string">
            <text:p>334,6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34,6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5424301722" calcext:value-type="float">
            <text:p>45424301722</text:p>
          </table:table-cell>
          <table:table-cell table:style-name="ce4" office:value-type="string" calcext:value-type="string">
            <text:p>MUSTAFA ŞANALMIŞ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5-10-05" calcext:value-type="date">
            <text:p>05.10.1955</text:p>
          </table:table-cell>
          <table:table-cell table:formula="of:=2022-YEAR([.D1245])" office:value-type="float" office:value="67" calcext:value-type="float">
            <text:p>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8T16:17:16" calcext:value-type="date">
            <text:p>28.03.2022</text:p>
          </table:table-cell>
          <table:table-cell table:style-name="ce4" office:value-type="string" calcext:value-type="string">
            <text:p>Negatif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 table:number-rows-repeated="1047045">
          <table:table-cell table:number-columns-repeated="1024"/>
        </table:table-row>
        <table:table-row table:style-name="ro5" table:number-rows-repeated="28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2">
        <table:table-column table:style-name="co8" table:number-columns-repeated="2" table:default-cell-style-name="ce5"/>
        <table:table-column table:style-name="co3" table:default-cell-style-name="ce5"/>
        <table:table-column table:style-name="co6" table:default-cell-style-name="ce5"/>
        <table:table-row table:style-name="ro1">
          <table:table-cell table:style-name="ce3"/>
          <table:table-cell table:style-name="ce3" office:value-type="string" calcext:value-type="string">
            <text:p>PNSonuç</text:p>
          </table:table-cell>
          <table:table-cell table:style-name="ce3" office:value-type="string" calcext:value-type="string">
            <text:p>Cinsiyet</text:p>
          </table:table-cell>
          <table:table-cell table:style-name="ce3" office:value-type="string" calcext:value-type="string">
            <text:p>Tetkik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  <table:table-cell table:number-columns-repeated="2"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Negatif</text:p>
          </table:table-cell>
          <table:table-cell table:number-columns-repeated="2"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number-columns-repeated="3"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text:s/>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  <table:table-cell table:number-columns-repeated="2" table:style-name="ce4" office:value-type="string" calcext:value-type="string">
            <text:p>0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number-columns-repeated="3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3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3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3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3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3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3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3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3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3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3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3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3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3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3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3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3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3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3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3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3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3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3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3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3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3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3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3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3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3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3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3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3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3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3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3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3" table:style-name="ce4" office:value-type="string" calcext:value-type="string">
            <text:p>1</text:p>
          </table:table-cell>
        </table:table-row>
        <table:table-row table:style-name="ro4">
          <table:table-cell table:style-name="ce4"/>
          <table:table-cell table:style-name="ce4" office:value-type="string" calcext:value-type="string">
            <text:p>1</text:p>
            <text:p> 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3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text:s/>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text:s/>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text:s/>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text:s/>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3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text:s/>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text:s/>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text:s/>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text:s/>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text:s/>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text:s/>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text:s/>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3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text:s/>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3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text:s/>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3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3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text:s/>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text:s/>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text:s/>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text:s/>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text:s/>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text:s/>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3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text:s/>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text:s/>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text:s/>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3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text:s/>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text:s/>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text:s/>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text:s/>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text:s/>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text:s/>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text:s/>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text:s/>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text:s/>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text:s/>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text:s/>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text:s/>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text:s/>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text:s/>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POZİTİF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.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.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.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.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6">
          <table:table-cell table:style-name="ce4"/>
          <table:table-cell table:style-name="ce4" office:value-type="string" calcext:value-type="string">
            <text:p/>
            <text:p/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6">
          <table:table-cell table:style-name="ce4"/>
          <table:table-cell table:style-name="ce4" office:value-type="string" calcext:value-type="string">
            <text:p/>
            <text:p/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6">
          <table:table-cell table:style-name="ce4"/>
          <table:table-cell table:style-name="ce4" office:value-type="string" calcext:value-type="string">
            <text:p/>
            <text:p/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6">
          <table:table-cell table:style-name="ce4"/>
          <table:table-cell table:style-name="ce4" office:value-type="string" calcext:value-type="string">
            <text:p/>
            <text:p/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6">
          <table:table-cell table:style-name="ce4"/>
          <table:table-cell table:style-name="ce4" office:value-type="string" calcext:value-type="string">
            <text:p/>
            <text:p/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6">
          <table:table-cell table:style-name="ce4"/>
          <table:table-cell table:style-name="ce4" office:value-type="string" calcext:value-type="string">
            <text:p/>
            <text:p/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6">
          <table:table-cell table:style-name="ce4"/>
          <table:table-cell table:style-name="ce4" office:value-type="string" calcext:value-type="string">
            <text:p/>
            <text:p/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6">
          <table:table-cell table:style-name="ce4"/>
          <table:table-cell table:style-name="ce4" office:value-type="string" calcext:value-type="string">
            <text:p/>
            <text:p/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6">
          <table:table-cell table:style-name="ce4"/>
          <table:table-cell table:style-name="ce4" office:value-type="string" calcext:value-type="string">
            <text:p/>
            <text:p/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6">
          <table:table-cell table:style-name="ce4"/>
          <table:table-cell table:style-name="ce4" office:value-type="string" calcext:value-type="string">
            <text:p/>
            <text:p/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6">
          <table:table-cell table:style-name="ce4"/>
          <table:table-cell table:style-name="ce4" office:value-type="string" calcext:value-type="string">
            <text:p/>
            <text:p/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<text:s/>.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<text:s/>.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<text:s/>.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6">
          <table:table-cell table:style-name="ce4"/>
          <table:table-cell table:style-name="ce4" office:value-type="string" calcext:value-type="string">
            <text:p/>
            <text:p/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,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6">
          <table:table-cell table:style-name="ce4"/>
          <table:table-cell table:style-name="ce4" office:value-type="string" calcext:value-type="string">
            <text:p/>
            <text:p/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6">
          <table:table-cell table:style-name="ce4"/>
          <table:table-cell table:style-name="ce4" office:value-type="string" calcext:value-type="string">
            <text:p/>
            <text:p/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6">
          <table:table-cell table:style-name="ce4"/>
          <table:table-cell table:style-name="ce4" office:value-type="string" calcext:value-type="string">
            <text:p/>
            <text:p/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6">
          <table:table-cell table:style-name="ce4"/>
          <table:table-cell table:style-name="ce4" office:value-type="string" calcext:value-type="string">
            <text:p/>
            <text:p/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6">
          <table:table-cell table:style-name="ce4"/>
          <table:table-cell table:style-name="ce4" office:value-type="string" calcext:value-type="string">
            <text:p/>
            <text:p/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<text:s/>.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6">
          <table:table-cell table:style-name="ce4"/>
          <table:table-cell table:style-name="ce4" office:value-type="string" calcext:value-type="string">
            <text:p/>
            <text:p/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6">
          <table:table-cell table:style-name="ce4"/>
          <table:table-cell table:style-name="ce4" office:value-type="string" calcext:value-type="string">
            <text:p/>
            <text:p/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6">
          <table:table-cell table:style-name="ce4"/>
          <table:table-cell table:style-name="ce4" office:value-type="string" calcext:value-type="string">
            <text:p/>
            <text:p/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6">
          <table:table-cell table:style-name="ce4"/>
          <table:table-cell table:style-name="ce4" office:value-type="string" calcext:value-type="string">
            <text:p/>
            <text:p/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6">
          <table:table-cell table:style-name="ce4"/>
          <table:table-cell table:style-name="ce4" office:value-type="string" calcext:value-type="string">
            <text:p/>
            <text:p/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<text:s/>.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<text:s/>.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6">
          <table:table-cell table:style-name="ce4"/>
          <table:table-cell table:style-name="ce4" office:value-type="string" calcext:value-type="string">
            <text:p/>
            <text:p/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<text:s/>.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6">
          <table:table-cell table:style-name="ce4"/>
          <table:table-cell table:style-name="ce4" office:value-type="string" calcext:value-type="string">
            <text:p/>
            <text:p/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6">
          <table:table-cell table:style-name="ce4"/>
          <table:table-cell table:style-name="ce4" office:value-type="string" calcext:value-type="string">
            <text:p/>
            <text:p/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6">
          <table:table-cell table:style-name="ce4"/>
          <table:table-cell table:style-name="ce4" office:value-type="string" calcext:value-type="string">
            <text:p/>
            <text:p/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6">
          <table:table-cell table:style-name="ce4"/>
          <table:table-cell table:style-name="ce4" office:value-type="string" calcext:value-type="string">
            <text:p/>
            <text:p/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<text:s/>.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<text:s/>.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<text:s/>.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2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2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2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2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2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2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2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2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2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2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2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1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^ 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POZİTİ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text:s/>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<text:s/>1 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<text:s/>.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<text:s/>.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3</text:p>
          </table:table-cell>
        </table:table-row>
        <table:table-row table:style-name="ro1" table:number-rows-repeated="104704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3" table:style-name="ta2">
        <table:table-column table:style-name="co14" table:default-cell-style-name="ce2"/>
        <table:table-column table:style-name="co13" table:number-columns-repeated="2" table:default-cell-style-name="ce4"/>
        <table:table-column table:style-name="co13" table:default-cell-style-name="ce7"/>
        <table:table-column table:style-name="co13" table:number-columns-repeated="2" table:default-cell-style-name="ce4"/>
        <table:table-column table:style-name="co13" table:default-cell-style-name="ce7"/>
        <table:table-column table:style-name="co13" table:number-columns-repeated="4" table:default-cell-style-name="ce4"/>
        <table:table-column table:style-name="co13" table:default-cell-style-name="ce7"/>
        <table:table-column table:style-name="co13" table:default-cell-style-name="ce4"/>
        <table:table-row table:style-name="ro2" table:number-rows-repeated="4">
          <table:table-cell table:style-name="Default" table:number-columns-repeated="13"/>
        </table:table-row>
        <table:table-row table:style-name="ro1">
          <table:table-cell office:value-type="float" office:value="99910263595" calcext:value-type="float">
            <text:p>99910263595</text:p>
          </table:table-cell>
          <table:table-cell office:value-type="string" calcext:value-type="string">
            <text:p>nurgül şentürk</text:p>
          </table:table-cell>
          <table:table-cell office:value-type="string" calcext:value-type="string">
            <text:p>0</text:p>
          </table:table-cell>
          <table:table-cell office:value-type="date" office:date-value="1986-01-01" calcext:value-type="date">
            <text:p>01.01.1986</text:p>
          </table:table-cell>
          <table:table-cell office:value-type="string" calcext:value-type="string">
            <text:p>HBV DNA (Kantitatif)</text:p>
          </table:table-cell>
          <table:table-cell office:value-type="string" calcext:value-type="string">
            <text:p>0</text:p>
          </table:table-cell>
          <table:table-cell office:value-type="date" office:date-value="2020-07-28T10:29:16" calcext:value-type="date">
            <text:p>28.07.2020</text:p>
          </table:table-cell>
          <table:table-cell office:value-type="string" calcext:value-type="string">
            <text:p>YETERSİZ NUMUNE</text:p>
          </table:table-cell>
          <table:table-cell table:number-columns-repeated="2"/>
          <table:table-cell office:value-type="string" calcext:value-type="string">
            <text:p>YETERSİZ NUMUNE</text:p>
          </table:table-cell>
          <table:table-cell office:value-type="string" calcext:value-type="string">
            <text:p>RTA</text:p>
          </table:table-cell>
          <table:table-cell office:value-type="string" calcext:value-type="string">
            <text:p>Kadın</text:p>
          </table:table-cell>
        </table:table-row>
        <table:table-row table:style-name="ro1">
          <table:table-cell office:value-type="float" office:value="65263011576" calcext:value-type="float">
            <text:p>65263011576</text:p>
          </table:table-cell>
          <table:table-cell office:value-type="string" calcext:value-type="string">
            <text:p>YAYLA BOZKURT</text:p>
          </table:table-cell>
          <table:table-cell office:value-type="string" calcext:value-type="string">
            <text:p>0</text:p>
          </table:table-cell>
          <table:table-cell office:value-type="date" office:date-value="1942-07-01" calcext:value-type="date">
            <text:p>01.07.1942</text:p>
          </table:table-cell>
          <table:table-cell office:value-type="string" calcext:value-type="string">
            <text:p>HBV-DNA, Real Time PCR</text:p>
          </table:table-cell>
          <table:table-cell office:value-type="string" calcext:value-type="string">
            <text:p>1</text:p>
          </table:table-cell>
          <table:table-cell office:value-type="date" office:date-value="2021-07-06T16:07:53" calcext:value-type="date">
            <text:p>06.07.2021</text:p>
          </table:table-cell>
          <table:table-cell office:value-type="string" calcext:value-type="string">
            <text:p>YETERSİZ NUMUNE.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YETERSİZ NUMUNE.</text:p>
          </table:table-cell>
          <table:table-cell office:value-type="string" calcext:value-type="string">
            <text:p>Qiagen</text:p>
          </table:table-cell>
          <table:table-cell office:value-type="string" calcext:value-type="string">
            <text:p>Kadın</text:p>
          </table:table-cell>
        </table:table-row>
        <table:table-row table:style-name="ro1">
          <table:table-cell office:value-type="float" office:value="57961254874" calcext:value-type="float">
            <text:p>57961254874</text:p>
          </table:table-cell>
          <table:table-cell office:value-type="string" calcext:value-type="string">
            <text:p>ZELİHA SARI</text:p>
          </table:table-cell>
          <table:table-cell office:value-type="string" calcext:value-type="string">
            <text:p>0</text:p>
          </table:table-cell>
          <table:table-cell office:value-type="date" office:date-value="1968-05-23" calcext:value-type="date">
            <text:p>23.05.1968</text:p>
          </table:table-cell>
          <table:table-cell office:value-type="string" calcext:value-type="string">
            <text:p>HBV-DNA, Real Time PCR</text:p>
          </table:table-cell>
          <table:table-cell office:value-type="string" calcext:value-type="string">
            <text:p>1</text:p>
          </table:table-cell>
          <table:table-cell office:value-type="date" office:date-value="2021-11-16T11:26:31" calcext:value-type="date">
            <text:p>16.11.2021</text:p>
          </table:table-cell>
          <table:table-cell office:value-type="string" calcext:value-type="string">
            <text:p>YETERSİZ NUMUNE.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YETERSİZ NUMUNE.</text:p>
          </table:table-cell>
          <table:table-cell office:value-type="string" calcext:value-type="string">
            <text:p>Anatolia + Qiagen</text:p>
          </table:table-cell>
          <table:table-cell office:value-type="string" calcext:value-type="string">
            <text:p>Kadın</text:p>
          </table:table-cell>
        </table:table-row>
        <table:table-row table:style-name="ro1">
          <table:table-cell office:value-type="float" office:value="52243074300" calcext:value-type="float">
            <text:p>52243074300</text:p>
          </table:table-cell>
          <table:table-cell office:value-type="string" calcext:value-type="string">
            <text:p>DURAN EKİNCİ</text:p>
          </table:table-cell>
          <table:table-cell office:value-type="string" calcext:value-type="string">
            <text:p>1</text:p>
          </table:table-cell>
          <table:table-cell office:value-type="date" office:date-value="1965-04-16" calcext:value-type="date">
            <text:p>16.04.1965</text:p>
          </table:table-cell>
          <table:table-cell office:value-type="string" calcext:value-type="string">
            <text:p>HBV-DNA, Real Time PCR</text:p>
          </table:table-cell>
          <table:table-cell office:value-type="string" calcext:value-type="string">
            <text:p>1</text:p>
          </table:table-cell>
          <table:table-cell office:value-type="date" office:date-value="2021-11-18T13:50:08" calcext:value-type="date">
            <text:p>18.11.2021</text:p>
          </table:table-cell>
          <table:table-cell office:value-type="string" calcext:value-type="string">
            <text:p>YETERSİZ NUMUNE.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YETERSİZ NUMUNE.</text:p>
          </table:table-cell>
          <table:table-cell office:value-type="string" calcext:value-type="string">
            <text:p>Anatolia + Qiagen</text:p>
          </table:table-cell>
          <table:table-cell office:value-type="string" calcext:value-type="string">
            <text:p>Erkek</text:p>
          </table:table-cell>
        </table:table-row>
        <table:table-row table:style-name="ro1">
          <table:table-cell office:value-type="float" office:value="47395234580" calcext:value-type="float">
            <text:p>47395234580</text:p>
          </table:table-cell>
          <table:table-cell office:value-type="string" calcext:value-type="string">
            <text:p>NAGİHAN YILMAZ</text:p>
          </table:table-cell>
          <table:table-cell office:value-type="string" calcext:value-type="string">
            <text:p>0</text:p>
          </table:table-cell>
          <table:table-cell office:value-type="date" office:date-value="1987-01-29" calcext:value-type="date">
            <text:p>29.01.1987</text:p>
          </table:table-cell>
          <table:table-cell office:value-type="string" calcext:value-type="string">
            <text:p>HBV-DNA, Real Time PCR</text:p>
          </table:table-cell>
          <table:table-cell office:value-type="string" calcext:value-type="string">
            <text:p>1</text:p>
          </table:table-cell>
          <table:table-cell office:value-type="date" office:date-value="2022-01-13T14:02:35" calcext:value-type="date">
            <text:p>13.01.2022</text:p>
          </table:table-cell>
          <table:table-cell office:value-type="string" calcext:value-type="string">
            <text:p>YETERSİZ NUMUNE</text:p>
          </table:table-cell>
          <table:table-cell table:number-columns-repeated="2"/>
          <table:table-cell office:value-type="string" calcext:value-type="string">
            <text:p>YETERSİZ NUMUNE</text:p>
          </table:table-cell>
          <table:table-cell office:value-type="string" calcext:value-type="string">
            <text:p>Anatolia + Qiagen</text:p>
          </table:table-cell>
          <table:table-cell office:value-type="string" calcext:value-type="string">
            <text:p>Kadın</text:p>
          </table:table-cell>
        </table:table-row>
        <table:table-row table:style-name="ro1">
          <table:table-cell office:value-type="float" office:value="47005719834" calcext:value-type="float">
            <text:p>47005719834</text:p>
          </table:table-cell>
          <table:table-cell office:value-type="string" calcext:value-type="string">
            <text:p>ENGİN KADİR KARTAL</text:p>
          </table:table-cell>
          <table:table-cell office:value-type="string" calcext:value-type="string">
            <text:p>1</text:p>
          </table:table-cell>
          <table:table-cell office:value-type="date" office:date-value="1980-05-15" calcext:value-type="date">
            <text:p>15.05.1980</text:p>
          </table:table-cell>
          <table:table-cell office:value-type="string" calcext:value-type="string">
            <text:p>HBV-DNA, Real Time PCR</text:p>
          </table:table-cell>
          <table:table-cell office:value-type="string" calcext:value-type="string">
            <text:p>1</text:p>
          </table:table-cell>
          <table:table-cell office:value-type="date" office:date-value="2022-03-15T15:24:08" calcext:value-type="date">
            <text:p>15.03.2022</text:p>
          </table:table-cell>
          <table:table-cell office:value-type="string" calcext:value-type="string">
            <text:p>YETERSİZ NUMUNE</text:p>
          </table:table-cell>
          <table:table-cell table:number-columns-repeated="2"/>
          <table:table-cell office:value-type="string" calcext:value-type="string">
            <text:p>YETERSİZ NUMUNE</text:p>
          </table:table-cell>
          <table:table-cell office:value-type="string" calcext:value-type="string">
            <text:p>Anatolia + Qiagen</text:p>
          </table:table-cell>
          <table:table-cell office:value-type="string" calcext:value-type="string">
            <text:p>Erkek</text:p>
          </table:table-cell>
        </table:table-row>
        <table:table-row table:style-name="ro1">
          <table:table-cell office:value-type="float" office:value="41147021718" calcext:value-type="float">
            <text:p>41147021718</text:p>
          </table:table-cell>
          <table:table-cell office:value-type="string" calcext:value-type="string">
            <text:p>MEDİNE ÖZDEMİR</text:p>
          </table:table-cell>
          <table:table-cell office:value-type="string" calcext:value-type="string">
            <text:p>0</text:p>
          </table:table-cell>
          <table:table-cell office:value-type="date" office:date-value="1992-08-13" calcext:value-type="date">
            <text:p>13.08.1992</text:p>
          </table:table-cell>
          <table:table-cell office:value-type="string" calcext:value-type="string">
            <text:p>HBV-DNA, Real Time PCR</text:p>
          </table:table-cell>
          <table:table-cell office:value-type="string" calcext:value-type="string">
            <text:p>1</text:p>
          </table:table-cell>
          <table:table-cell office:value-type="date" office:date-value="2020-08-04T14:01:46" calcext:value-type="date">
            <text:p>04.08.2020</text:p>
          </table:table-cell>
          <table:table-cell office:value-type="string" calcext:value-type="string">
            <text:p>ÇALISMADAN SONUÇ ALINAMIYOR</text:p>
          </table:table-cell>
          <table:table-cell table:number-columns-repeated="2"/>
          <table:table-cell office:value-type="string" calcext:value-type="string">
            <text:p>ÇALISMADAN SONUÇ ALINAMIYOR</text:p>
          </table:table-cell>
          <table:table-cell office:value-type="string" calcext:value-type="string">
            <text:p>RTA</text:p>
          </table:table-cell>
          <table:table-cell office:value-type="string" calcext:value-type="string">
            <text:p>Kadın</text:p>
          </table:table-cell>
        </table:table-row>
        <table:table-row table:style-name="ro1">
          <table:table-cell office:value-type="float" office:value="20036516542" calcext:value-type="float">
            <text:p>20036516542</text:p>
          </table:table-cell>
          <table:table-cell office:value-type="string" calcext:value-type="string">
            <text:p>CEVRİYE KARACAOĞLU</text:p>
          </table:table-cell>
          <table:table-cell office:value-type="string" calcext:value-type="string">
            <text:p>0</text:p>
          </table:table-cell>
          <table:table-cell office:value-type="date" office:date-value="1970-07-15" calcext:value-type="date">
            <text:p>15.07.1970</text:p>
          </table:table-cell>
          <table:table-cell office:value-type="string" calcext:value-type="string">
            <text:p>HBV-DNA, Real Time PCR</text:p>
          </table:table-cell>
          <table:table-cell office:value-type="string" calcext:value-type="string">
            <text:p>1</text:p>
          </table:table-cell>
          <table:table-cell office:value-type="date" office:date-value="2020-08-06T12:33:49" calcext:value-type="date">
            <text:p>06.08.2020</text:p>
          </table:table-cell>
          <table:table-cell office:value-type="string" calcext:value-type="string">
            <text:p>ÇALISMADAN SONUÇ ALINAMIYOR</text:p>
          </table:table-cell>
          <table:table-cell table:number-columns-repeated="2"/>
          <table:table-cell office:value-type="string" calcext:value-type="string">
            <text:p>ÇALISMADAN SONUÇ ALINAMIYOR</text:p>
          </table:table-cell>
          <table:table-cell office:value-type="string" calcext:value-type="string">
            <text:p>RTA</text:p>
          </table:table-cell>
          <table:table-cell office:value-type="string" calcext:value-type="string">
            <text:p>Kadın</text:p>
          </table:table-cell>
        </table:table-row>
        <table:table-row table:style-name="ro1">
          <table:table-cell office:value-type="float" office:value="23222040746" calcext:value-type="float">
            <text:p>23222040746</text:p>
          </table:table-cell>
          <table:table-cell office:value-type="string" calcext:value-type="string">
            <text:p>NECMİ ÇETİNBOLAT</text:p>
          </table:table-cell>
          <table:table-cell office:value-type="string" calcext:value-type="string">
            <text:p>1</text:p>
          </table:table-cell>
          <table:table-cell office:value-type="date" office:date-value="1969-08-10" calcext:value-type="date">
            <text:p>10.08.1969</text:p>
          </table:table-cell>
          <table:table-cell office:value-type="string" calcext:value-type="string">
            <text:p>HBV-DNA, Real Time PCR</text:p>
          </table:table-cell>
          <table:table-cell office:value-type="string" calcext:value-type="string">
            <text:p>1</text:p>
          </table:table-cell>
          <table:table-cell office:value-type="date" office:date-value="2020-08-06T14:30:42" calcext:value-type="date">
            <text:p>06.08.2020</text:p>
          </table:table-cell>
          <table:table-cell office:value-type="string" calcext:value-type="string">
            <text:p>ÇALISMADAN SONUÇ ALINAMAMISTIR.</text:p>
          </table:table-cell>
          <table:table-cell table:number-columns-repeated="2"/>
          <table:table-cell office:value-type="string" calcext:value-type="string">
            <text:p>ÇALISMADAN SONUÇ ALINAMAMISTIR.</text:p>
          </table:table-cell>
          <table:table-cell office:value-type="string" calcext:value-type="string">
            <text:p>RTA</text:p>
          </table:table-cell>
          <table:table-cell office:value-type="string" calcext:value-type="string">
            <text:p>Erkek</text:p>
          </table:table-cell>
        </table:table-row>
        <table:table-row table:style-name="ro1">
          <table:table-cell office:value-type="float" office:value="11996972868" calcext:value-type="float">
            <text:p>11996972868</text:p>
          </table:table-cell>
          <table:table-cell office:value-type="string" calcext:value-type="string">
            <text:p>SÜHEYLA ÇİĞDEM</text:p>
          </table:table-cell>
          <table:table-cell office:value-type="string" calcext:value-type="string">
            <text:p>0</text:p>
          </table:table-cell>
          <table:table-cell office:value-type="date" office:date-value="1974-01-01" calcext:value-type="date">
            <text:p>01.01.1974</text:p>
          </table:table-cell>
          <table:table-cell office:value-type="string" calcext:value-type="string">
            <text:p>HBV-DNA, Real Time PCR</text:p>
          </table:table-cell>
          <table:table-cell office:value-type="string" calcext:value-type="string">
            <text:p>1</text:p>
          </table:table-cell>
          <table:table-cell office:value-type="date" office:date-value="2020-08-07T13:40:31" calcext:value-type="date">
            <text:p>07.08.2020</text:p>
          </table:table-cell>
          <table:table-cell office:value-type="string" calcext:value-type="string">
            <text:p>ÇALISMADAN SONUÇ ALINAMAMISTIR.</text:p>
          </table:table-cell>
          <table:table-cell table:number-columns-repeated="2"/>
          <table:table-cell office:value-type="string" calcext:value-type="string">
            <text:p>ÇALISMADAN SONUÇ ALINAMAMISTIR.</text:p>
          </table:table-cell>
          <table:table-cell office:value-type="string" calcext:value-type="string">
            <text:p>RTA</text:p>
          </table:table-cell>
          <table:table-cell office:value-type="string" calcext:value-type="string">
            <text:p>Kadın</text:p>
          </table:table-cell>
        </table:table-row>
        <table:table-row table:style-name="ro1">
          <table:table-cell office:value-type="float" office:value="13043381104" calcext:value-type="float">
            <text:p>13043381104</text:p>
          </table:table-cell>
          <table:table-cell office:value-type="string" calcext:value-type="string">
            <text:p>ŞÜKRAN TOPAÇ</text:p>
          </table:table-cell>
          <table:table-cell office:value-type="string" calcext:value-type="string">
            <text:p>0</text:p>
          </table:table-cell>
          <table:table-cell office:value-type="date" office:date-value="1960-02-10" calcext:value-type="date">
            <text:p>10.02.1960</text:p>
          </table:table-cell>
          <table:table-cell office:value-type="string" calcext:value-type="string">
            <text:p>HBV-DNA, Real Time PCR</text:p>
          </table:table-cell>
          <table:table-cell office:value-type="string" calcext:value-type="string">
            <text:p>1</text:p>
          </table:table-cell>
          <table:table-cell office:value-type="date" office:date-value="2020-08-07T13:40:31" calcext:value-type="date">
            <text:p>07.08.2020</text:p>
          </table:table-cell>
          <table:table-cell office:value-type="string" calcext:value-type="string">
            <text:p>ÇALISMADAN SONUÇ ALINAMAMISTIR.</text:p>
          </table:table-cell>
          <table:table-cell table:number-columns-repeated="2"/>
          <table:table-cell office:value-type="string" calcext:value-type="string">
            <text:p>ÇALISMADAN SONUÇ ALINAMAMISTIR.</text:p>
          </table:table-cell>
          <table:table-cell office:value-type="string" calcext:value-type="string">
            <text:p>RTA</text:p>
          </table:table-cell>
          <table:table-cell office:value-type="string" calcext:value-type="string">
            <text:p>Kadın</text:p>
          </table:table-cell>
        </table:table-row>
        <table:table-row table:style-name="ro1">
          <table:table-cell office:value-type="float" office:value="17933777374" calcext:value-type="float">
            <text:p>17933777374</text:p>
          </table:table-cell>
          <table:table-cell office:value-type="string" calcext:value-type="string">
            <text:p>ŞEMSİ KARAGÖL</text:p>
          </table:table-cell>
          <table:table-cell office:value-type="string" calcext:value-type="string">
            <text:p>0</text:p>
          </table:table-cell>
          <table:table-cell office:value-type="date" office:date-value="1966-04-26" calcext:value-type="date">
            <text:p>26.04.1966</text:p>
          </table:table-cell>
          <table:table-cell office:value-type="string" calcext:value-type="string">
            <text:p>HBV-DNA, Real Time PCR</text:p>
          </table:table-cell>
          <table:table-cell office:value-type="string" calcext:value-type="string">
            <text:p>1</text:p>
          </table:table-cell>
          <table:table-cell office:value-type="date" office:date-value="2020-08-07T15:21:53" calcext:value-type="date">
            <text:p>07.08.2020</text:p>
          </table:table-cell>
          <table:table-cell office:value-type="string" calcext:value-type="string">
            <text:p>ÇALISMADAN SONUÇ ALINAMAMISTIR.</text:p>
          </table:table-cell>
          <table:table-cell table:number-columns-repeated="2"/>
          <table:table-cell office:value-type="string" calcext:value-type="string">
            <text:p>ÇALISMADAN SONUÇ ALINAMAMISTIR.</text:p>
          </table:table-cell>
          <table:table-cell office:value-type="string" calcext:value-type="string">
            <text:p>RTA</text:p>
          </table:table-cell>
          <table:table-cell office:value-type="string" calcext:value-type="string">
            <text:p>Kadın</text:p>
          </table:table-cell>
        </table:table-row>
        <table:table-row table:style-name="ro1">
          <table:table-cell office:value-type="float" office:value="39341065348" calcext:value-type="float">
            <text:p>39341065348</text:p>
          </table:table-cell>
          <table:table-cell office:value-type="string" calcext:value-type="string">
            <text:p>RIZA YEŞİLIRMAK</text:p>
          </table:table-cell>
          <table:table-cell office:value-type="string" calcext:value-type="string">
            <text:p>1</text:p>
          </table:table-cell>
          <table:table-cell office:value-type="date" office:date-value="1947-10-13" calcext:value-type="date">
            <text:p>13.10.1947</text:p>
          </table:table-cell>
          <table:table-cell office:value-type="string" calcext:value-type="string">
            <text:p>HBV-DNA, Real Time PCR</text:p>
          </table:table-cell>
          <table:table-cell office:value-type="string" calcext:value-type="string">
            <text:p>1</text:p>
          </table:table-cell>
          <table:table-cell office:value-type="date" office:date-value="2020-08-10T11:15:51" calcext:value-type="date">
            <text:p>10.08.2020</text:p>
          </table:table-cell>
          <table:table-cell office:value-type="string" calcext:value-type="string">
            <text:p>ÇALISMADAN SONUÇ ALINAMAMISTIR</text:p>
          </table:table-cell>
          <table:table-cell table:number-columns-repeated="2"/>
          <table:table-cell office:value-type="string" calcext:value-type="string">
            <text:p>ÇALISMADAN SONUÇ ALINAMAMISTIR</text:p>
          </table:table-cell>
          <table:table-cell office:value-type="string" calcext:value-type="string">
            <text:p>RTA</text:p>
          </table:table-cell>
          <table:table-cell office:value-type="string" calcext:value-type="string">
            <text:p>Erkek</text:p>
          </table:table-cell>
        </table:table-row>
        <table:table-row table:style-name="ro1">
          <table:table-cell office:value-type="float" office:value="54151010456" calcext:value-type="float">
            <text:p>54151010456</text:p>
          </table:table-cell>
          <table:table-cell office:value-type="string" calcext:value-type="string">
            <text:p>MÜZEYYEN DOĞAN</text:p>
          </table:table-cell>
          <table:table-cell office:value-type="string" calcext:value-type="string">
            <text:p>0</text:p>
          </table:table-cell>
          <table:table-cell office:value-type="date" office:date-value="1977-07-11" calcext:value-type="date">
            <text:p>11.07.1977</text:p>
          </table:table-cell>
          <table:table-cell office:value-type="string" calcext:value-type="string">
            <text:p>HBV-DNA, Real Time PCR</text:p>
          </table:table-cell>
          <table:table-cell office:value-type="string" calcext:value-type="string">
            <text:p>1</text:p>
          </table:table-cell>
          <table:table-cell office:value-type="date" office:date-value="2020-08-11T14:36:13" calcext:value-type="date">
            <text:p>11.08.2020</text:p>
          </table:table-cell>
          <table:table-cell office:value-type="string" calcext:value-type="string">
            <text:p>ÇALISMADAN SONUÇ ALINAMAMISTIR.</text:p>
          </table:table-cell>
          <table:table-cell table:number-columns-repeated="2"/>
          <table:table-cell office:value-type="string" calcext:value-type="string">
            <text:p>ÇALISMADAN SONUÇ ALINAMAMISTIR.</text:p>
          </table:table-cell>
          <table:table-cell office:value-type="string" calcext:value-type="string">
            <text:p>RTA</text:p>
          </table:table-cell>
          <table:table-cell office:value-type="string" calcext:value-type="string">
            <text:p>Kadın</text:p>
          </table:table-cell>
        </table:table-row>
        <table:table-row table:style-name="ro1">
          <table:table-cell office:value-type="float" office:value="43489923002" calcext:value-type="float">
            <text:p>43489923002</text:p>
          </table:table-cell>
          <table:table-cell office:value-type="string" calcext:value-type="string">
            <text:p>AYŞE GİDER</text:p>
          </table:table-cell>
          <table:table-cell office:value-type="string" calcext:value-type="string">
            <text:p>0</text:p>
          </table:table-cell>
          <table:table-cell office:value-type="date" office:date-value="1990-10-26" calcext:value-type="date">
            <text:p>26.10.1990</text:p>
          </table:table-cell>
          <table:table-cell office:value-type="string" calcext:value-type="string">
            <text:p>HBV-DNA, Real Time PCR</text:p>
          </table:table-cell>
          <table:table-cell office:value-type="string" calcext:value-type="string">
            <text:p>1</text:p>
          </table:table-cell>
          <table:table-cell office:value-type="date" office:date-value="2021-02-23T11:39:41" calcext:value-type="date">
            <text:p>23.02.2021</text:p>
          </table:table-cell>
          <table:table-cell office:value-type="string" calcext:value-type="string">
            <text:p>ÇALIŞMADAN SONIÇ ALINAMAMIŞTIR.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ÇALIŞMADAN SONIÇ ALINAMAMIŞTIR.</text:p>
          </table:table-cell>
          <table:table-cell office:value-type="string" calcext:value-type="string">
            <text:p>Qiagen</text:p>
          </table:table-cell>
          <table:table-cell office:value-type="string" calcext:value-type="string">
            <text:p>Kadın</text:p>
          </table:table-cell>
        </table:table-row>
        <table:table-row table:style-name="ro1">
          <table:table-cell office:value-type="float" office:value="15962844616" calcext:value-type="float">
            <text:p>15962844616</text:p>
          </table:table-cell>
          <table:table-cell office:value-type="string" calcext:value-type="string">
            <text:p>ZARİFE TAN</text:p>
          </table:table-cell>
          <table:table-cell office:value-type="string" calcext:value-type="string">
            <text:p>0</text:p>
          </table:table-cell>
          <table:table-cell office:value-type="date" office:date-value="1965-03-01" calcext:value-type="date">
            <text:p>01.03.1965</text:p>
          </table:table-cell>
          <table:table-cell office:value-type="string" calcext:value-type="string">
            <text:p>HBV-DNA, Real Time PCR</text:p>
          </table:table-cell>
          <table:table-cell office:value-type="string" calcext:value-type="string">
            <text:p>1</text:p>
          </table:table-cell>
          <table:table-cell office:value-type="date" office:date-value="2021-06-14T13:54:11" calcext:value-type="date">
            <text:p>14.06.2021</text:p>
          </table:table-cell>
          <table:table-cell office:value-type="string" calcext:value-type="string">
            <text:p>ÇALIŞMADAN SONUÇ ALINAMIYOR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ÇALIŞMADAN SONUÇ ALINAMIYOR</text:p>
          </table:table-cell>
          <table:table-cell office:value-type="string" calcext:value-type="string">
            <text:p>Qiagen</text:p>
          </table:table-cell>
          <table:table-cell office:value-type="string" calcext:value-type="string">
            <text:p>Kadın</text:p>
          </table:table-cell>
        </table:table-row>
        <table:table-row table:style-name="ro1">
          <table:table-cell office:value-type="float" office:value="29197842798" calcext:value-type="float">
            <text:p>29197842798</text:p>
          </table:table-cell>
          <table:table-cell office:value-type="string" calcext:value-type="string">
            <text:p>AYŞE KAVALALI</text:p>
          </table:table-cell>
          <table:table-cell office:value-type="string" calcext:value-type="string">
            <text:p>0</text:p>
          </table:table-cell>
          <table:table-cell office:value-type="date" office:date-value="1965-04-05" calcext:value-type="date">
            <text:p>05.04.1965</text:p>
          </table:table-cell>
          <table:table-cell office:value-type="string" calcext:value-type="string">
            <text:p>HBV-DNA, Real Time PCR</text:p>
          </table:table-cell>
          <table:table-cell office:value-type="string" calcext:value-type="string">
            <text:p>1</text:p>
          </table:table-cell>
          <table:table-cell office:value-type="date" office:date-value="2021-06-14T15:21:16" calcext:value-type="date">
            <text:p>14.06.2021</text:p>
          </table:table-cell>
          <table:table-cell office:value-type="string" calcext:value-type="string">
            <text:p>ÇALIŞMADAN SONUÇ ALINAMIYOR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ÇALIŞMADAN SONUÇ ALINAMIYOR</text:p>
          </table:table-cell>
          <table:table-cell office:value-type="string" calcext:value-type="string">
            <text:p>Qiagen</text:p>
          </table:table-cell>
          <table:table-cell office:value-type="string" calcext:value-type="string">
            <text:p>Kadın</text:p>
          </table:table-cell>
        </table:table-row>
      </table:table>
      <table:named-expressions/>
      <table:database-ranges>
        <table:database-range table:name="__Anonymous_Sheet_DB__0" table:target-range-address="'Sheet 1'.A1:'Sheet 1'.M1245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₺</number:text>
      <number:number number:decimal-places="0" number:min-decimal-places="0" number:min-integer-digits="1" number:grouping="true"/>
    </number:number-style>
    <number:number-style style:name="N112">
      <number:text>-₺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text>₺</number:text>
      <number:number number:decimal-places="0" number:min-decimal-places="0" number:min-integer-digits="1" number:grouping="true"/>
    </number:number-style>
    <number:number-style style:name="N113">
      <style:text-properties fo:color="#ff0000"/>
      <number:text>-₺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5P0" style:volatile="true">
      <number:text>₺</number:text>
      <number:number number:decimal-places="2" number:min-decimal-places="2" number:min-integer-digits="1" number:grouping="true"/>
    </number:number-style>
    <number:number-style style:name="N115">
      <number:text>-₺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text>₺</number:text>
      <number:number number:decimal-places="2" number:min-decimal-places="2" number:min-integer-digits="1" number:grouping="true"/>
    </number:number-style>
    <number:number-style style:name="N116">
      <style:text-properties fo:color="#ff0000"/>
      <number:text>-₺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₺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-₺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2" style:volatile="true">
      <number:text> ₺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₺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-₺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2" style:volatile="true">
      <number:text> ₺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$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0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date-style style:name="N151">
      <number:day/>
      <number:text>.</number:text>
      <number:month number:style="long"/>
      <number:text>.</number:text>
      <number:year number:style="long"/>
    </number:date-style>
    <number:date-style style:name="N152">
      <number:day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date-style style:name="N10111" number:language="tr" number:country="TR">
      <number:day/>
      <number:text> </number:text>
      <number:month number:style="long" number:textual="true"/>
      <number:text> </number:text>
      <number:year number:style="long"/>
      <number:text> </number:text>
      <number:day-of-week number:style="long"/>
    </number:date-style>
    <style:style style:name="Default" style:family="table-cell">
      <style:table-cell-properties fo:padding="0.071cm" style:rotation-align="none"/>
      <style:text-properties fo:color="#000000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3">00.00.0000</text:date>, <text:time style:data-style-name="N2" text:time-value="16:40:29.64431037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_20_1" style:display-name="PageStyle_Sheet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13T17:37:29.827501766</dc:date>
    <meta:editing-duration>PT1H44M20S</meta:editing-duration>
    <meta:editing-cycles>7</meta:editing-cycles>
    <meta:generator>LibreOffice/7.2.7.2$Linux_X86_64 LibreOffice_project/20$Build-2</meta:generator>
    <meta:document-statistic meta:table-count="3" meta:cell-count="20038" meta:object-count="0"/>
  </office:meta>
</office:document-meta>
</file>